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0-01-20T00:00:00</dc:date><text:p>&lt;!--StartFragment--&gt;</text:p></office:annotation>Possesive form for 'أفريقيا' is 'أفريقيّ'</text:p>
      <text:p text:style-name="P1">Possesive form for 'جزائر' is 'جزائري'</text:p>
      <text:p text:style-name="P1">Possesive form for 'آريس' is 'آريسي'</text:p>
      <text:p text:style-name="P1">Possesive form for 'آشير' is 'آشيري'</text:p>
      <text:p text:style-name="P1">Possesive form for 'آنفوس' is 'آنفوسي'</text:p>
      <text:p text:style-name="P1">Possesive form for 'أقبو' is 'أقبوي'</text:p>
      <text:p text:style-name="P1">Possesive form for 'أم البواقي' is 'أم البواقيّ'</text:p>
      <text:p text:style-name="P1">Possesive form for 'أولاد علي' is 'أولاد عليّ'</text:p>
      <text:p text:style-name="P1">Possesive form for 'إنغر' is 'إنغري'</text:p>
      <text:p text:style-name="P1">Possesive form for 'اشير' is 'اشيري'</text:p>
      <text:p text:style-name="P1">Possesive form for 'أخضرية' is 'أخضريةي'</text:p>
      <text:p text:style-name="P1">Possesive form for 'أربعاء ناث ايراثن' is 'أربعاء ناث ايراثني'</text:p>
      <text:p text:style-name="P1">Possesive form for 'أغواط' is 'أغواطي'</text:p>
      <text:p text:style-name="P1">Possesive form for 'برواقية' is 'برواقيةي'</text:p>
      <text:p text:style-name="P1">Possesive form for 'بليدة ' is 'بليدة ي'</text:p>
      <text:p text:style-name="P1">Possesive form for 'بيض ' is 'بيض ي'</text:p>
      <text:p text:style-name="P1">Possesive form for 'بيضاء ' is 'بيضاء ي'</text:p>
      <text:p text:style-name="P1">Possesive form for 'ثنية ' is 'ثنية ي'</text:p>
      <text:p text:style-name="P1">Possesive form for 'خروب ' is 'خروب ي'</text:p>
      <text:p text:style-name="P1">Possesive form for 'ذرعان' is 'ذرعاني'</text:p>
      <text:p text:style-name="P1">Possesive form for 'رويجل' is 'رويجلي'</text:p>
      <text:p text:style-name="P1">Possesive form for 'سوقر' is 'سوقري'</text:p>
      <text:p text:style-name="P1">Possesive form for 'شلف' is 'شلفي'</text:p>
      <text:p text:style-name="P1">Possesive form for 'ضلعة' is 'ضلعي'</text:p>
      <text:p text:style-name="P1">Possesive form for 'طارف' is 'طارفي'</text:p>
      <text:p text:style-name="P1">Possesive form for 'عطف ' is 'عطف ي'</text:p>
      <text:p text:style-name="P1">Possesive form for 'قل' is 'قلي'</text:p>
      <text:p text:style-name="P1">Possesive form for 'قليعة ' is 'قليعة ي'</text:p>
      <text:p text:style-name="P1">Possesive form for 'محمدية ' is 'محمدية ي'</text:p>
      <text:p text:style-name="P1">Possesive form for 'منيعة' is 'منيعي'</text:p>
      <text:p text:style-name="P1">Possesive form for 'بئر العرش' is 'بئر العرشي'</text:p>
      <text:p text:style-name="P1">Possesive form for 'باتنة' is 'باتني'</text:p>
      <text:p text:style-name="P1">Possesive form for 'بجاية' is 'بجايةي'</text:p>
      <text:p text:style-name="P1">Possesive form for 'برج بوعريج' is 'برج بوعريجي'</text:p>
      <text:p text:style-name="P1">Possesive form for 'بسكرة' is 'بسكري'</text:p>
      <text:p text:style-name="P1">Possesive form for 'بشار' is 'بشاري'</text:p>
      <text:p text:style-name="P1">Possesive form for 'بن سرور' is 'بن سروري'</text:p>
      <text:p text:style-name="P1">Possesive form for 'بني حميدان' is 'بني حميداني'</text:p>
      <text:p text:style-name="P1">Possesive form for 'بوحجار' is 'بوحجاري'</text:p>
      <text:p text:style-name="P1">Possesive form for 'بوحنيفية ' is 'بوحنيفية ي'</text:p>
      <text:p text:style-name="P1">Possesive form for 'بوخميسة' is 'بوخميسي'</text:p>
      <text:p text:style-name="P1">Possesive form for 'بودواو' is 'بودواوي'</text:p>
      <text:p text:style-name="P1">Possesive form for 'بودوخة' is 'بودوخي'</text:p>
      <text:p text:style-name="P1">Possesive form for 'بوسعادة' is 'بوسعادي'</text:p>
      <text:p text:style-name="P1">Possesive form for 'بوشقوف ' is 'بوشقوف ي'</text:p>
      <text:p text:style-name="P1">Possesive form for 'تارمونت' is 'تارمونتي'</text:p>
      <text:p text:style-name="P1">Possesive form for 'تاظروك' is 'تاظروكي'</text:p>
      <text:p text:style-name="P1">Possesive form for 'تاويالة' is 'تاويالي'</text:p>
      <text:p text:style-name="P1"><text:soft-page-break/>Possesive form for 'تلمسان' is 'تلمساني'</text:p>
      <text:p text:style-name="P1">Possesive form for 'تمنراست' is 'تمنراستي'</text:p>
      <text:p text:style-name="P1">Possesive form for 'تيبازة' is 'تيبازي'</text:p>
      <text:p text:style-name="P1">Possesive form for 'تيزي وزو' is 'تيزي وزوي'</text:p>
      <text:p text:style-name="P1">Possesive form for 'تيقزيرت' is 'تيقزيرتي'</text:p>
      <text:p text:style-name="P1">Possesive form for 'تيكستار' is 'تيكستاري'</text:p>
      <text:p text:style-name="P1">Possesive form for 'تيمقاد' is 'تيمقادي'</text:p>
      <text:p text:style-name="P1">Possesive form for 'طولقة' is 'طولقي'</text:p>
      <text:p text:style-name="P1">Possesive form for 'جزائر ' is 'جزائر ي'</text:p>
      <text:p text:style-name="P1">Possesive form for 'جندل' is 'جندلي'</text:p>
      <text:p text:style-name="P1">Possesive form for 'جيملة ' is 'جيملة ي'</text:p>
      <text:p text:style-name="P1">Possesive form for 'جيميلة' is 'جيميلي'</text:p>
      <text:p text:style-name="P1">Possesive form for 'حاسي بحبح' is 'حاسي بحبحي'</text:p>
      <text:p text:style-name="P1">Possesive form for 'حاماغير' is 'حاماغيري'</text:p>
      <text:p text:style-name="P1">Possesive form for 'خميسة' is 'خميسي'</text:p>
      <text:p text:style-name="P1">Possesive form for 'خنشلة' is 'خنشلي'</text:p>
      <text:p text:style-name="P1">Possesive form for 'دائرة برج باجي مختار' is 'دائرة برج باجي مختاري'</text:p>
      <text:p text:style-name="P1">Possesive form for 'دلس' is 'دلسي'</text:p>
      <text:p text:style-name="P1">Possesive form for 'زغاية' is 'زغايةي'</text:p>
      <text:p text:style-name="P1">Possesive form for 'زمورة ' is 'زمورة ي'</text:p>
      <text:p text:style-name="P1">Possesive form for 'سطيف' is 'سطيفي'</text:p>
      <text:p text:style-name="P1">Possesive form for 'سعيدة' is 'سعيدي'</text:p>
      <text:p text:style-name="P1">Possesive form for 'سكيكدة' is 'سكيكدي'</text:p>
      <text:p text:style-name="P1">Possesive form for 'سور الغزلان' is 'سور الغزلاني'</text:p>
      <text:p text:style-name="P1">Possesive form for 'سوق أهراس' is 'سوق أهراسي'</text:p>
      <text:p text:style-name="P1">Possesive form for 'سيدي الهواري' is 'سيدي الهواريّ'</text:p>
      <text:p text:style-name="P1">Possesive form for 'سيدي بلعباس' is 'سيدي بلعباسي'</text:p>
      <text:p text:style-name="P1">Possesive form for 'سيدي عيسى' is 'سيدي عيسىي'</text:p>
      <text:p text:style-name="P1">Possesive form for 'سيدي عيسى ' is 'سيدي عيسى ي'</text:p>
      <text:p text:style-name="P1">Possesive form for 'سيدي فرج' is 'سيدي فرجي'</text:p>
      <text:p text:style-name="P1">Possesive form for 'سيرتا' is 'سيرتاوي'</text:p>
      <text:p text:style-name="P1">Possesive form for 'شرشال' is 'شرشالي'</text:p>
      <text:p text:style-name="P1">Possesive form for 'شلالة العذاورة' is 'شلالة العذاوري'</text:p>
      <text:p text:style-name="P1">Possesive form for 'شلغوم العيد' is 'شلغوم العيدي'</text:p>
      <text:p text:style-name="P1">Possesive form for 'صالح باي ' is 'صالح باي ي'</text:p>
      <text:p text:style-name="P1">Possesive form for 'عنابة' is 'عنابي'</text:p>
      <text:p text:style-name="P1">Possesive form for 'عنصر' is 'عنصري'</text:p>
      <text:p text:style-name="P1">Possesive form for 'عين آرنات' is 'عين آرناتي'</text:p>
      <text:p text:style-name="P1">Possesive form for 'عين الحجل' is 'عين الحجلي'</text:p>
      <text:p text:style-name="P1">Possesive form for 'عين الدفلى' is 'عين الدفلىي'</text:p>
      <text:p text:style-name="P1">Possesive form for 'عين الصفراء' is 'عين الصفراءي'</text:p>
      <text:p text:style-name="P1">Possesive form for 'عين الكبيرة ' is 'عين الكبيرة ي'</text:p>
      <text:p text:style-name="P1">Possesive form for 'عين الملح' is 'عين الملحي'</text:p>
      <text:p text:style-name="P1">Possesive form for 'عين تموشنت' is 'عين تموشنتي'</text:p>
      <text:p text:style-name="P1">Possesive form for 'عين صالح' is 'عين صالحي'</text:p>
      <text:p text:style-name="P1">Possesive form for 'عين لوبو' is 'عين لوبوي'</text:p>
      <text:p text:style-name="P1">Possesive form for 'عين مليلة' is 'عين مليلي'</text:p>
      <text:p text:style-name="P1">Possesive form for 'عين ولمان' is 'عين ولماني'</text:p>
      <text:p text:style-name="P1"><text:soft-page-break/>Possesive form for 'غرداية' is 'غردايةي'</text:p>
      <text:p text:style-name="P1">Possesive form for 'غليزان' is 'غليزاني'</text:p>
      <text:p text:style-name="P1">Possesive form for 'قائمة المدن العربية' is 'قائمة المدن العربيةي'</text:p>
      <text:p text:style-name="P1">Possesive form for 'قالب:مدن الجزائر' is 'قالب:مدن الجزائري'</text:p>
      <text:p text:style-name="P1">Possesive form for 'قالمة' is 'قالمي'</text:p>
      <text:p text:style-name="P1">Possesive form for 'قسنطينة' is 'قسنطيني'</text:p>
      <text:p text:style-name="P1">Possesive form for 'قصر البخاري' is 'قصر البخاريّ'</text:p>
      <text:p text:style-name="P1">Possesive form for 'قلعة بني حماد' is 'قلعة بني حمادي'</text:p>
      <text:p text:style-name="P1">Possesive form for 'لرجام' is 'لرجامي'</text:p>
      <text:p text:style-name="P1">Possesive form for 'مادور' is 'مادوري'</text:p>
      <text:p text:style-name="P1">Possesive form for 'مدية' is 'مديةي'</text:p>
      <text:p text:style-name="P1">Possesive form for 'مدينة القل' is 'مدينة القلي'</text:p>
      <text:p text:style-name="P1">Possesive form for 'مدينة بئر العاتر' is 'مدينة بئر العاتري'</text:p>
      <text:p text:style-name="P1">Possesive form for 'مدينة جديوية' is 'مدينة جديويةي'</text:p>
      <text:p text:style-name="P1">Possesive form for 'مدينة زغاية' is 'مدينة زغايةي'</text:p>
      <text:p text:style-name="P1">Possesive form for 'مدينة شلغوم العيد' is 'مدينة شلغوم العيدي'</text:p>
      <text:p text:style-name="P1">Possesive form for 'مروانة' is 'مرواني'</text:p>
      <text:p text:style-name="P1">Possesive form for 'مستغانم' is 'مستغانمي'</text:p>
      <text:p text:style-name="P1">Possesive form for 'مسكيانة' is 'مسكياني'</text:p>
      <text:p text:style-name="P1">Possesive form for 'مسيف' is 'مسيفي'</text:p>
      <text:p text:style-name="P1">Possesive form for 'معسكر' is 'معسكري'</text:p>
      <text:p text:style-name="P1">Possesive form for 'مغنية ' is 'مغنية ي'</text:p>
      <text:p text:style-name="P1">Possesive form for 'مقرة ' is 'مقرة ي'</text:p>
      <text:p text:style-name="P1">Possesive form for 'ممين' is 'مميني'</text:p>
      <text:p text:style-name="P1">Possesive form for 'ميلة' is 'ميلي'</text:p>
      <text:p text:style-name="P1">Possesive form for 'ندرومة' is 'ندرومي'</text:p>
      <text:p text:style-name="P1">Possesive form for 'نقاش:أمدوكال' is 'نقاش:أمدوكالي'</text:p>
      <text:p text:style-name="P1">Possesive form for 'وامري' is 'وامريّ'</text:p>
      <text:p text:style-name="P1">Possesive form for 'ولاية الطارف' is 'ولاية الطارفي'</text:p>
      <text:p text:style-name="P1">Possesive form for 'ولاية سوق أهراس' is 'ولاية سوق أهراسي'</text:p>
      <text:p text:style-name="P1">Possesive form for 'وهران' is 'وهراني'</text:p>
      <text:p text:style-name="P1">Successfully processed all 148 Algeria-الجزائر.txt entries</text:p>
      <text:p text:style-name="P1">Possesive form for 'كاميرون' is 'كاميروني'</text:p>
      <text:p text:style-name="P1">Possesive form for 'دوالا' is 'دوالاوي'</text:p>
      <text:p text:style-name="P1">Possesive form for 'ياوندي' is 'ياونديّ'</text:p>
      <text:p text:style-name="P1">Successfully processed all 4 Cameroon-الكاميرون.txt entries</text:p>
      <text:p text:style-name="P1">Possesive form for 'تشاد' is 'تشادي'</text:p>
      <text:p text:style-name="P1">Possesive form for 'إنجامينا' is 'إنجاميناوي'</text:p>
      <text:p text:style-name="P1">Successfully processed all 2 Chad-التشاد.txt entries</text:p>
      <text:p text:style-name="P1">Possesive form for 'ساحل العاج' is 'ساحل العاجي'</text:p>
      <text:p text:style-name="P1">Possesive form for 'أبيجان' is 'أبيجاني'</text:p>
      <text:p text:style-name="P1">Possesive form for 'غاغنوا' is 'غاغنوي'</text:p>
      <text:p text:style-name="P1">Successfully processed all 4 Coast of Ivory-ساحل العاج.txt entries</text:p>
      <text:p text:style-name="P1">Possesive form for 'جزر القمر' is 'جزر القمري'</text:p>
      <text:p text:style-name="P1">Possesive form for 'موروني' is 'مورونيّ'</text:p>
      <text:p text:style-name="P1">Successfully processed all 2 Comoros-جزر القمر.txt entries</text:p>
      <text:p text:style-name="P1">Possesive form for 'جيبوتي' is 'جيبوتيّ'</text:p>
      <text:p text:style-name="P1">Possesive form for 'أوبوك' is 'أوبوكي'</text:p>
      <text:p text:style-name="P1"><text:soft-page-break/>Possesive form for 'علي صبيح' is 'علي صبيحي'</text:p>
      <text:p text:style-name="P1">Successfully processed all 4 Djibouti-جيبوتي.txt entries</text:p>
      <text:p text:style-name="P1">Possesive form for 'مصر' is 'مصري'</text:p>
      <text:p text:style-name="P1">Possesive form for 'أسوان' is 'أسواني'</text:p>
      <text:p text:style-name="P1">Possesive form for 'أسيوط الجديدة' is 'أسيوط الجديدي'</text:p>
      <text:p text:style-name="P1">Possesive form for 'إبشواي' is 'إبشوايّ'</text:p>
      <text:p text:style-name="P1">Possesive form for 'ابراهيم مراد' is 'ابراهيم مرادي'</text:p>
      <text:p text:style-name="P1">Possesive form for 'إسكندرية' is 'إسكندريةي'</text:p>
      <text:p text:style-name="P1">Possesive form for 'إسماعيلية ' is 'إسماعيلية ي'</text:p>
      <text:p text:style-name="P1">Possesive form for 'خارجة' is 'خارجي'</text:p>
      <text:p text:style-name="P1">Possesive form for 'داخلة ' is 'داخلة ي'</text:p>
      <text:p text:style-name="P1">Possesive form for 'سادات ' is 'سادات ي'</text:p>
      <text:p text:style-name="P1">Possesive form for 'فرافرة' is 'فرافري'</text:p>
      <text:p text:style-name="P1">Possesive form for 'محلة الكبرى' is 'محلة الكبرىي'</text:p>
      <text:p text:style-name="P1">Possesive form for 'منصورة ' is 'منصورة ي'</text:p>
      <text:p text:style-name="P1">Possesive form for 'منيا ' is 'منيا ي'</text:p>
      <text:p text:style-name="P1">Possesive form for 'منيا الجديدة' is 'منيا الجديدي'</text:p>
      <text:p text:style-name="P1">Possesive form for 'نوبارية الجديدة' is 'نوبارية الجديدي'</text:p>
      <text:p text:style-name="P1">Possesive form for 'وقف ' is 'وقف ي'</text:p>
      <text:p text:style-name="P1">Possesive form for 'باريس ' is 'باريس ي'</text:p>
      <text:p text:style-name="P1">Possesive form for 'بهتيم' is 'بهتيمي'</text:p>
      <text:p text:style-name="P1">Possesive form for 'رأس البر' is 'رأس البري'</text:p>
      <text:p text:style-name="P1">Possesive form for 'رشيد ' is 'رشيد ي'</text:p>
      <text:p text:style-name="P1">Possesive form for 'رفح' is 'رفحي'</text:p>
      <text:p text:style-name="P1">Possesive form for 'سباعية' is 'سباعيةي'</text:p>
      <text:p text:style-name="P1">Possesive form for 'سرس الليان' is 'سرس اللياني'</text:p>
      <text:p text:style-name="P1">Possesive form for 'سمالوط' is 'سمالوطي'</text:p>
      <text:p text:style-name="P1">Possesive form for 'سوما باي' is 'سوما بايّ'</text:p>
      <text:p text:style-name="P1">Possesive form for 'شبين الكوم' is 'شبين الكومي'</text:p>
      <text:p text:style-name="P1">Possesive form for 'شرم الشيخ' is 'شرم الشيخي'</text:p>
      <text:p text:style-name="P1">Possesive form for 'عدوة ' is 'عدوة ي'</text:p>
      <text:p text:style-name="P1">Possesive form for 'فرشوط' is 'فرشوطي'</text:p>
      <text:p text:style-name="P1">Possesive form for 'قليوب' is 'قليوبي'</text:p>
      <text:p text:style-name="P1">Possesive form for 'قوصية' is 'قوصيةي'</text:p>
      <text:p text:style-name="P1">Possesive form for 'كفر الشيخ ' is 'كفر الشيخ ي'</text:p>
      <text:p text:style-name="P1">Possesive form for 'مدينة الشيخ زايد' is 'مدينة الشيخ زايدي'</text:p>
      <text:p text:style-name="P1">Possesive form for 'مرسى علم' is 'مرسى علمي'</text:p>
      <text:p text:style-name="P1">Possesive form for 'مطاي' is 'مطايّ'</text:p>
      <text:p text:style-name="P1">Possesive form for 'هرم سيتى' is 'هرم سيتىي'</text:p>
      <text:p text:style-name="P1">Possesive form for 'ههيا' is 'ههيّ'</text:p>
      <text:p text:style-name="P1">Possesive form for 'يوسف الصديق ' is 'يوسف الصديق ي'</text:p>
      <text:p text:style-name="P1">Successfully processed all 53 Egypt-مصر.txt entries</text:p>
      <text:p text:style-name="P1">Possesive form for 'غينيا الاستوائية' is 'غينيا الاستوائيةي'</text:p>
      <text:p text:style-name="P1">Possesive form for 'مالابو' is 'مالابوي'</text:p>
      <text:p text:style-name="P1">Successfully processed all 2 Equatorial Guinea-غينيا الاستوائية.txt entries</text:p>
      <text:p text:style-name="P1">Possesive form for 'إثيوبيا' is 'إثيوبيّ'</text:p>
      <text:p text:style-name="P1">Possesive form for 'أكاكي ' is 'أكاكي ي'</text:p>
      <text:p text:style-name="P1">Possesive form for 'أكسوم' is 'أكسومي'</text:p>
      <text:p text:style-name="P1"><text:soft-page-break/>Successfully processed all 3 Ethiopia-إثيوبيا.txt entries</text:p>
      <text:p text:style-name="P1">Possesive form for 'غامبيا' is 'غامبيّ'</text:p>
      <text:p text:style-name="P1">Possesive form for 'بانجول' is 'بانجولي'</text:p>
      <text:p text:style-name="P1">Possesive form for 'سيريكوندا' is 'سيريكونداوي'</text:p>
      <text:p text:style-name="P1">Successfully processed all 4 Gambia-غامبيا.txt entries</text:p>
      <text:p text:style-name="P1">Possesive form for 'كينيا' is 'كينيّ'</text:p>
      <text:p text:style-name="P1">Possesive form for 'كيزيمو' is 'كيزيموي'</text:p>
      <text:p text:style-name="P1">Possesive form for 'مومباسا' is 'مومباساوي'</text:p>
      <text:p text:style-name="P1">Possesive form for 'نيروبي' is 'نيروبيّ'</text:p>
      <text:p text:style-name="P1">Possesive form for 'نيفاشا' is 'نيفاشاوي'</text:p>
      <text:p text:style-name="P1">Successfully processed all 7 Kenya-كينيا.txt entries</text:p>
      <text:p text:style-name="P1">Possesive form for 'ليبيريا' is 'ليبيريّ'</text:p>
      <text:p text:style-name="P1">Possesive form for 'مونروفيا' is 'مونروفيّ'</text:p>
      <text:p text:style-name="P1">Successfully processed all 2 Liberia-ليبيريا.txt entries</text:p>
      <text:p text:style-name="P1">Possesive form for 'ليبيا' is 'ليبيّ'</text:p>
      <text:p text:style-name="P1">Possesive form for 'أوجلة' is 'أوجلي'</text:p>
      <text:p text:style-name="P1">Possesive form for 'إجدابيا' is 'إجدابيّ'</text:p>
      <text:p text:style-name="P1">Possesive form for 'أبيار ' is 'أبيار ي'</text:p>
      <text:p text:style-name="P1">Possesive form for 'أثرون' is 'أثروني'</text:p>
      <text:p text:style-name="P1">Possesive form for 'بيضاء ' is 'بيضاء ي'</text:p>
      <text:p text:style-name="P1">Possesive form for 'جوف ' is 'جوف ي'</text:p>
      <text:p text:style-name="P1">Possesive form for 'خمس' is 'خمسي'</text:p>
      <text:p text:style-name="P1">Possesive form for 'رجبان' is 'رجباني'</text:p>
      <text:p text:style-name="P1">Possesive form for 'رحيبات' is 'رحيباتي'</text:p>
      <text:p text:style-name="P1">Possesive form for 'رياينة' is 'ريايني'</text:p>
      <text:p text:style-name="P1">Possesive form for 'زاوية ' is 'زاوية ي'</text:p>
      <text:p text:style-name="P1">Possesive form for 'عجيلات' is 'عجيلاتي'</text:p>
      <text:p text:style-name="P1">Possesive form for 'عزيزية ' is 'عزيزية ي'</text:p>
      <text:p text:style-name="P1">Possesive form for 'عزيزية ليبيا' is 'عزيزية ليبيّ'</text:p>
      <text:p text:style-name="P1">Possesive form for 'فائدية' is 'فائديةي'</text:p>
      <text:p text:style-name="P1">Possesive form for 'قبة ' is 'قبة ي'</text:p>
      <text:p text:style-name="P1">Possesive form for 'قره بوللي' is 'قره بولليّ'</text:p>
      <text:p text:style-name="P1">Possesive form for 'كفرة' is 'كفري'</text:p>
      <text:p text:style-name="P1">Possesive form for 'مرج ' is 'مرج ي'</text:p>
      <text:p text:style-name="P1">Possesive form for 'أوباري' is 'أوباريّ'</text:p>
      <text:p text:style-name="P1">Possesive form for 'براك' is 'براكي'</text:p>
      <text:p text:style-name="P1">Possesive form for 'بردية' is 'برديةي'</text:p>
      <text:p text:style-name="P1">Possesive form for 'برقه' is 'برقهي'</text:p>
      <text:p text:style-name="P1">Possesive form for 'بنغازي' is 'بنغازيّ'</text:p>
      <text:p text:style-name="P1">Possesive form for 'بني وليد' is 'بني وليدي'</text:p>
      <text:p text:style-name="P1">Possesive form for 'بنينة' is 'بنيني'</text:p>
      <text:p text:style-name="P1">Possesive form for 'تاورغاء' is 'تاورغاءي'</text:p>
      <text:p text:style-name="P1">Possesive form for 'ترهونة' is 'ترهوني'</text:p>
      <text:p text:style-name="P1">Possesive form for 'تيجي ' is 'تيجي ي'</text:p>
      <text:p text:style-name="P1">Possesive form for 'جادو' is 'جادوي'</text:p>
      <text:p text:style-name="P1">Possesive form for 'جالو' is 'جالوي'</text:p>
      <text:p text:style-name="P1">Possesive form for 'جرمة ' is 'جرمة ي'</text:p>
      <text:p text:style-name="P1">Possesive form for 'جميل ' is 'جميل ي'</text:p>
      <text:p text:style-name="P1"><text:soft-page-break/>Possesive form for 'جنزور' is 'جنزوري'</text:p>
      <text:p text:style-name="P1">Possesive form for 'درج ' is 'درج ي'</text:p>
      <text:p text:style-name="P1">Possesive form for 'درنة' is 'درني'</text:p>
      <text:p text:style-name="P1">Possesive form for 'دريانة' is 'درياني'</text:p>
      <text:p text:style-name="P1">Possesive form for 'راس لانوف' is 'راس لانوفي'</text:p>
      <text:p text:style-name="P1">Possesive form for 'زلة' is 'زلي'</text:p>
      <text:p text:style-name="P1">Possesive form for 'زلطن' is 'زلطني'</text:p>
      <text:p text:style-name="P1">Possesive form for 'زليتن' is 'زليتني'</text:p>
      <text:p text:style-name="P1">Possesive form for 'زنتان' is 'زنتاني'</text:p>
      <text:p text:style-name="P1">Possesive form for 'زوارة' is 'زواري'</text:p>
      <text:p text:style-name="P1">Possesive form for 'سبها' is 'سبهاوي'</text:p>
      <text:p text:style-name="P1">Possesive form for 'سرت' is 'سرتي'</text:p>
      <text:p text:style-name="P1">Possesive form for 'سلوق' is 'سلوقي'</text:p>
      <text:p text:style-name="P1">Possesive form for 'سوسة ' is 'سوسة ي'</text:p>
      <text:p text:style-name="P1">Possesive form for 'سوق الجمعة ' is 'سوق الجمعة ي'</text:p>
      <text:p text:style-name="P1">Possesive form for 'سوكنة' is 'سوكني'</text:p>
      <text:p text:style-name="P1">Possesive form for 'شحات' is 'شحاتي'</text:p>
      <text:p text:style-name="P1">Possesive form for 'شهداء المرقب' is 'شهداء المرقبي'</text:p>
      <text:p text:style-name="P1">Possesive form for 'صبراتة' is 'صبراتي'</text:p>
      <text:p text:style-name="P1">Possesive form for 'صرمان' is 'صرماني'</text:p>
      <text:p text:style-name="P1">Possesive form for 'طبرق' is 'طبرقي'</text:p>
      <text:p text:style-name="P1">Possesive form for 'طرابلس' is 'طرابلسي'</text:p>
      <text:p text:style-name="P1">Possesive form for 'طلميثة' is 'طلميثي'</text:p>
      <text:p text:style-name="P1">Possesive form for 'عقيلة ' is 'عقيلة ي'</text:p>
      <text:p text:style-name="P1">Possesive form for 'غات' is 'غاتي'</text:p>
      <text:p text:style-name="P1">Possesive form for 'غدامس' is 'غدامسي'</text:p>
      <text:p text:style-name="P1">Possesive form for 'غريان' is 'غرياني'</text:p>
      <text:p text:style-name="P1">Possesive form for 'فرسطاء' is 'فرسطاءي'</text:p>
      <text:p text:style-name="P1">Possesive form for 'فساطو' is 'فساطوي'</text:p>
      <text:p text:style-name="P1">Possesive form for 'قصر ليبيا' is 'قصر ليبيّ'</text:p>
      <text:p text:style-name="P1">Possesive form for 'قمينس' is 'قمينسي'</text:p>
      <text:p text:style-name="P1">Possesive form for 'كاباو' is 'كاباوي'</text:p>
      <text:p text:style-name="P1">Possesive form for 'لبدة الكبرى' is 'لبدة الكبرىي'</text:p>
      <text:p text:style-name="P1">Possesive form for 'مرزق' is 'مرزقي'</text:p>
      <text:p text:style-name="P1">Possesive form for 'مرسى البريقة' is 'مرسى البريقي'</text:p>
      <text:p text:style-name="P1">Possesive form for 'مزدة' is 'مزدي'</text:p>
      <text:p text:style-name="P1">Possesive form for 'مصراتة' is 'مصراتي'</text:p>
      <text:p text:style-name="P1">Possesive form for 'نالوت' is 'نالوتي'</text:p>
      <text:p text:style-name="P1">Possesive form for 'هون' is 'هوني'</text:p>
      <text:p text:style-name="P1">Possesive form for 'واحة الجغبوب' is 'واحة الجغبوبي'</text:p>
      <text:p text:style-name="P1">Possesive form for 'يفرن' is 'يفرني'</text:p>
      <text:p text:style-name="P1">Successfully processed all 98 Libya-ليبيا.txt entries</text:p>
      <text:p text:style-name="P1">Possesive form for 'مدغشقر' is 'مدغشقري'</text:p>
      <text:p text:style-name="P1">Possesive form for 'أنتاناناريفو' is 'أنتاناناريفوي'</text:p>
      <text:p text:style-name="P1">Successfully processed all 2 Madagascar-مدغشقر.txt entries</text:p>
      <text:p text:style-name="P1">Possesive form for 'مالي' is 'ماليّ'</text:p>
      <text:p text:style-name="P1">Possesive form for 'نوارة' is 'نواري'</text:p>
      <text:p text:style-name="P1">Possesive form for 'باماكو' is 'باماكوي'</text:p>
      <text:p text:style-name="P1"><text:soft-page-break/>Possesive form for 'تمبكتو' is 'تمبكتوي'</text:p>
      <text:p text:style-name="P1">Possesive form for 'كاتي ' is 'كاتي ي'</text:p>
      <text:p text:style-name="P1">Possesive form for 'كيتا ' is 'كيتا ي'</text:p>
      <text:p text:style-name="P1">Successfully processed all 9 Mali-مالي.txt entries</text:p>
      <text:p text:style-name="P1">Possesive form for 'موريتانيا' is 'موريتانيّ'</text:p>
      <text:p text:style-name="P1">Possesive form for 'أطار' is 'أطاري'</text:p>
      <text:p text:style-name="P1">Possesive form for 'أفام لخذيرات' is 'أفام لخذيراتي'</text:p>
      <text:p text:style-name="P1">Possesive form for 'أكجوجت' is 'أكجوجتي'</text:p>
      <text:p text:style-name="P1">Possesive form for 'أوداغست' is 'أوداغستي'</text:p>
      <text:p text:style-name="P1">Possesive form for 'إطويل ' is 'إطويل ي'</text:p>
      <text:p text:style-name="P1">Possesive form for 'اطواز' is 'اطوازي'</text:p>
      <text:p text:style-name="P1">Possesive form for 'عيون ' is 'عيون ي'</text:p>
      <text:p text:style-name="P1">Possesive form for 'نعمة' is 'نعمي'</text:p>
      <text:p text:style-name="P1">Possesive form for 'برينة' is 'بريني'</text:p>
      <text:p text:style-name="P1">Possesive form for 'بوصطيلة' is 'بوصطيلي'</text:p>
      <text:p text:style-name="P1">Possesive form for 'تابرنكوت' is 'تابرنكوتي'</text:p>
      <text:p text:style-name="P1">Possesive form for 'تكماطين' is 'تكماطيني'</text:p>
      <text:p text:style-name="P1">Possesive form for 'تمبدغة' is 'تمبدغي'</text:p>
      <text:p text:style-name="P1">Possesive form for 'تنحماد' is 'تنحمادي'</text:p>
      <text:p text:style-name="P1">Possesive form for 'تيارت ' is 'تيارت ي'</text:p>
      <text:p text:style-name="P1">Possesive form for 'حاس إمهادي' is 'حاس إمهاديّ'</text:p>
      <text:p text:style-name="P1">Possesive form for 'شنقيط' is 'شنقيطي'</text:p>
      <text:p text:style-name="P1">Possesive form for 'طينطان' is 'طينطاني'</text:p>
      <text:p text:style-name="P1">Possesive form for 'عين فربه' is 'عين فربهي'</text:p>
      <text:p text:style-name="P1">Possesive form for 'كرو' is 'كروي'</text:p>
      <text:p text:style-name="P1">Possesive form for 'كمبي صالح' is 'كمبي صالحي'</text:p>
      <text:p text:style-name="P1">Possesive form for 'كومبي صالح' is 'كومبي صالحي'</text:p>
      <text:p text:style-name="P1">Possesive form for 'كيفة' is 'كيفي'</text:p>
      <text:p text:style-name="P1">Possesive form for 'كيهيدي' is 'كيهيديّ'</text:p>
      <text:p text:style-name="P1">Possesive form for 'مقطع لحجار' is 'مقطع لحجاري'</text:p>
      <text:p text:style-name="P1">Possesive form for 'نواكشوط' is 'نواكشوطي'</text:p>
      <text:p text:style-name="P1">Possesive form for 'وادان' is 'واداني'</text:p>
      <text:p text:style-name="P1">Possesive form for 'ودان ' is 'ودان ي'</text:p>
      <text:p text:style-name="P1">Possesive form for 'گلب الريشات' is 'گلب الريشاتي'</text:p>
      <text:p text:style-name="P1">Successfully processed all 43 Mauritania-موريتانيا.txt entries</text:p>
      <text:p text:style-name="P1">Possesive form for 'مغرب' is 'مغربي'</text:p>
      <text:p text:style-name="P1">Possesive form for 'آسفي' is 'آسفيّ'</text:p>
      <text:p text:style-name="P1">Possesive form for 'أبو الجعد ' is 'أبو الجعد ي'</text:p>
      <text:p text:style-name="P1">Possesive form for 'أجدير' is 'أجديري'</text:p>
      <text:p text:style-name="P1">Possesive form for 'أحفير' is 'أحفيري'</text:p>
      <text:p text:style-name="P1">Possesive form for 'أحلاف ' is 'أحلاف ي'</text:p>
      <text:p text:style-name="P1">Possesive form for 'أدوز' is 'أدوزي'</text:p>
      <text:p text:style-name="P1">Possesive form for 'أرفود' is 'أرفودي'</text:p>
      <text:p text:style-name="P1">Possesive form for 'أزرو' is 'أزروي'</text:p>
      <text:p text:style-name="P1">Possesive form for 'أزغنغان' is 'أزغنغاني'</text:p>
      <text:p text:style-name="P1">Possesive form for 'أزمور' is 'أزموري'</text:p>
      <text:p text:style-name="P1">Possesive form for 'أزيلال' is 'أزيلالي'</text:p>
      <text:p text:style-name="P1">Possesive form for 'أسول' is 'أسولي'</text:p>
      <text:p text:style-name="P1"><text:soft-page-break/>Possesive form for 'أصيلة' is 'أصيلي'</text:p>
      <text:p text:style-name="P1">Possesive form for 'أغادير' is 'أغاديري'</text:p>
      <text:p text:style-name="P1">Possesive form for 'أكدز' is 'أكدزي'</text:p>
      <text:p text:style-name="P1">Possesive form for 'أكلموس' is 'أكلموسي'</text:p>
      <text:p text:style-name="P1">Possesive form for 'أكنول' is 'أكنولي'</text:p>
      <text:p text:style-name="P1">Possesive form for 'أمزميز' is 'أمزميزي'</text:p>
      <text:p text:style-name="P1">Possesive form for 'أنوال' is 'أنوالي'</text:p>
      <text:p text:style-name="P1">Possesive form for 'أورير' is 'أوريري'</text:p>
      <text:p text:style-name="P1">Possesive form for 'أولاد تايمة' is 'أولاد تايمي'</text:p>
      <text:p text:style-name="P1">Possesive form for 'أيت اعتاب' is 'أيت اعتابي'</text:p>
      <text:p text:style-name="P1">Possesive form for 'إفران' is 'إفراني'</text:p>
      <text:p text:style-name="P1">Possesive form for 'إملشيل' is 'إملشيلي'</text:p>
      <text:p text:style-name="P1">Possesive form for 'إنزكان' is 'إنزكاني'</text:p>
      <text:p text:style-name="P1">Possesive form for 'إيمنتانوت' is 'إيمنتانوتي'</text:p>
      <text:p text:style-name="P1">Possesive form for 'إيموزار كندر' is 'إيموزار كندري'</text:p>
      <text:p text:style-name="P1">Possesive form for 'بهاليل' is 'بهاليلي'</text:p>
      <text:p text:style-name="P1">Possesive form for 'جبهة' is 'جبهي'</text:p>
      <text:p text:style-name="P1">Possesive form for 'جديرية' is 'جديريةي'</text:p>
      <text:p text:style-name="P1">Possesive form for 'حوزة ' is 'حوزة ي'</text:p>
      <text:p text:style-name="P1">Possesive form for 'خنيشات' is 'خنيشاتي'</text:p>
      <text:p text:style-name="P1">Possesive form for 'داخلة ' is 'داخلة ي'</text:p>
      <text:p text:style-name="P1">Possesive form for 'دار البيضاء' is 'دار البيضاءي'</text:p>
      <text:p text:style-name="P1">Possesive form for 'دار البيضاء الكبرى' is 'دار البيضاء الكبرىي'</text:p>
      <text:p text:style-name="P1">Possesive form for 'ريصاني' is 'ريصانيّ'</text:p>
      <text:p text:style-name="P1">Possesive form for 'سخينات' is 'سخيناتي'</text:p>
      <text:p text:style-name="P1">Possesive form for 'سعيدية' is 'سعيديةي'</text:p>
      <text:p text:style-name="P1">Possesive form for 'شرفات' is 'شرفاتي'</text:p>
      <text:p text:style-name="P1">Possesive form for 'صويرة القديمة' is 'صويرة القديمي'</text:p>
      <text:p text:style-name="P1">Possesive form for 'عروي' is 'عرويّ'</text:p>
      <text:p text:style-name="P1">Possesive form for 'عيون سيدي ملوك' is 'عيون سيدي ملوكي'</text:p>
      <text:p text:style-name="P1">Possesive form for 'فنيدق' is 'فنيدقي'</text:p>
      <text:p text:style-name="P1">Possesive form for 'قصر الصغير' is 'قصر الصغيري'</text:p>
      <text:p text:style-name="P1">Possesive form for 'كارة' is 'كاري'</text:p>
      <text:p text:style-name="P1">Possesive form for 'مرسى ' is 'مرسى ي'</text:p>
      <text:p text:style-name="P1">Possesive form for 'مضيق' is 'مضيقي'</text:p>
      <text:p text:style-name="P1">Possesive form for 'منزل' is 'منزلي'</text:p>
      <text:p text:style-name="P1">Possesive form for 'نعيمة ' is 'نعيمة ي'</text:p>
      <text:p text:style-name="P1">Possesive form for 'نواصر' is 'نواصري'</text:p>
      <text:p text:style-name="P1">Possesive form for 'يوسفية ' is 'يوسفية ي'</text:p>
      <text:p text:style-name="P1">Possesive form for 'بئر الجديد' is 'بئر الجديدي'</text:p>
      <text:p text:style-name="P1">Possesive form for 'باب تازة' is 'باب تازي'</text:p>
      <text:p text:style-name="P1">Possesive form for 'بادس' is 'بادسي'</text:p>
      <text:p text:style-name="P1">Possesive form for 'برشيد' is 'برشيدي'</text:p>
      <text:p text:style-name="P1">Possesive form for 'بركان ' is 'بركان ي'</text:p>
      <text:p text:style-name="P1">Possesive form for 'بن جرير' is 'بن جريري'</text:p>
      <text:p text:style-name="P1">Possesive form for 'بن سليمان' is 'بن سليماني'</text:p>
      <text:p text:style-name="P1">Possesive form for 'بني انصار' is 'بني انصاري'</text:p>
      <text:p text:style-name="P1">Possesive form for 'بني بوعياش' is 'بني بوعياشي'</text:p>
      <text:p text:style-name="P1"><text:soft-page-break/>Possesive form for 'بني ملال' is 'بني ملالي'</text:p>
      <text:p text:style-name="P1">Possesive form for 'بوجدور' is 'بوجدوري'</text:p>
      <text:p text:style-name="P1">Possesive form for 'بوجنيبة' is 'بوجنيبي'</text:p>
      <text:p text:style-name="P1">Possesive form for 'بوخالف' is 'بوخالفي'</text:p>
      <text:p text:style-name="P1">Possesive form for 'بوذنيب' is 'بوذنيبي'</text:p>
      <text:p text:style-name="P1">Possesive form for 'بوزنيقة' is 'بوزنيقي'</text:p>
      <text:p text:style-name="P1">Possesive form for 'بوسكورة' is 'بوسكوري'</text:p>
      <text:p text:style-name="P1">Possesive form for 'بوعرفة' is 'بوعرفي'</text:p>
      <text:p text:style-name="P1">Possesive form for 'بوعنان' is 'بوعناني'</text:p>
      <text:p text:style-name="P1">Possesive form for 'بوكراع' is 'بوكراعي'</text:p>
      <text:p text:style-name="P1">Possesive form for 'بولمان' is 'بولماني'</text:p>
      <text:p text:style-name="P1">Possesive form for 'تادلا' is 'تادلاوي'</text:p>
      <text:p text:style-name="P1">Possesive form for 'تارودانت' is 'تارودانتي'</text:p>
      <text:p text:style-name="P1">Possesive form for 'تازة' is 'تازي'</text:p>
      <text:p text:style-name="P1">Possesive form for 'تافيلالت' is 'تافيلالتي'</text:p>
      <text:p text:style-name="P1">Possesive form for 'تاكونيت' is 'تاكونيتي'</text:p>
      <text:p text:style-name="P1">Possesive form for 'تامسنا' is 'تامسناوي'</text:p>
      <text:p text:style-name="P1">Possesive form for 'تامنصورت' is 'تامنصورتي'</text:p>
      <text:p text:style-name="P1">Possesive form for 'تاوريرت' is 'تاوريرتي'</text:p>
      <text:p text:style-name="P1">Possesive form for 'تاونات' is 'تاوناتي'</text:p>
      <text:p text:style-name="P1">Possesive form for 'تزنيت' is 'تزنيتي'</text:p>
      <text:p text:style-name="P1">Possesive form for 'تطوان' is 'تطواني'</text:p>
      <text:p text:style-name="P1">Possesive form for 'تفراوت' is 'تفراوتي'</text:p>
      <text:p text:style-name="P1">Possesive form for 'تمارة' is 'تماري'</text:p>
      <text:p text:style-name="P1">Possesive form for 'تمسمان' is 'تمسماني'</text:p>
      <text:p text:style-name="P1">Possesive form for 'تمودة' is 'تمودي'</text:p>
      <text:p text:style-name="P1">Possesive form for 'تنغير' is 'تنغيري'</text:p>
      <text:p text:style-name="P1">Possesive form for 'تيفلت' is 'تيفلتي'</text:p>
      <text:p text:style-name="P1">Possesive form for 'تينمل' is 'تينملي'</text:p>
      <text:p text:style-name="P1">Possesive form for 'جديدة ' is 'جديدة ي'</text:p>
      <text:p text:style-name="P1">Possesive form for 'جديدة' is 'جديدي'</text:p>
      <text:p text:style-name="P1">Possesive form for 'جرادة ' is 'جرادة ي'</text:p>
      <text:p text:style-name="P1">Possesive form for 'جرسيف' is 'جرسيفي'</text:p>
      <text:p text:style-name="P1">Possesive form for 'جماعة تمسمان' is 'جماعة تمسماني'</text:p>
      <text:p text:style-name="P1">Possesive form for 'حاجب' is 'حاجبي'</text:p>
      <text:p text:style-name="P1">Possesive form for 'حسيمة' is 'حسيمي'</text:p>
      <text:p text:style-name="P1">Possesive form for 'حطان' is 'حطاني'</text:p>
      <text:p text:style-name="P1">Possesive form for 'خريبكة' is 'خريبكي'</text:p>
      <text:p text:style-name="P1">Possesive form for 'خميس الزمامرة' is 'خميس الزمامري'</text:p>
      <text:p text:style-name="P1">Possesive form for 'خميسات' is 'خميساتي'</text:p>
      <text:p text:style-name="P1">Possesive form for 'خنيفرة' is 'خنيفري'</text:p>
      <text:p text:style-name="P1">Possesive form for 'دبدو' is 'دبدوي'</text:p>
      <text:p text:style-name="P1">Possesive form for 'دمنات' is 'دمناتي'</text:p>
      <text:p text:style-name="P1">Possesive form for 'راشيدية' is 'راشيديةي'</text:p>
      <text:p text:style-name="P1">Possesive form for 'رباط' is 'رباطي'</text:p>
      <text:p text:style-name="P1">Possesive form for 'رباط الخير' is 'رباط الخيري'</text:p>
      <text:p text:style-name="P1">Possesive form for 'زايو' is 'زايوي'</text:p>
      <text:p text:style-name="P1">Possesive form for 'زكورة' is 'زكوري'</text:p>
      <text:p text:style-name="P1"><text:soft-page-break/>Possesive form for 'زيايدة' is 'زيايدي'</text:p>
      <text:p text:style-name="P1">Possesive form for 'سبتة' is 'سبتي'</text:p>
      <text:p text:style-name="P1">Possesive form for 'سجلماسة' is 'سجلماسي'</text:p>
      <text:p text:style-name="P1">Possesive form for 'سطات' is 'سطاتي'</text:p>
      <text:p text:style-name="P1">Possesive form for 'سلا' is 'سلاوي'</text:p>
      <text:p text:style-name="P1">Possesive form for 'سلا الجديدة' is 'سلا الجديدي'</text:p>
      <text:p text:style-name="P1">Possesive form for 'سمارة' is 'سماري'</text:p>
      <text:p text:style-name="P1">Possesive form for 'سوق الأربعاء' is 'سوق الأربعاءي'</text:p>
      <text:p text:style-name="P1">Possesive form for 'سوق السبت أولاد النمة' is 'سوق السبت أولاد النمي'</text:p>
      <text:p text:style-name="P1">Possesive form for 'سيدي إفني' is 'سيدي إفنيّ'</text:p>
      <text:p text:style-name="P1">Possesive form for 'سيدي بوالقنادل' is 'سيدي بوالقنادلي'</text:p>
      <text:p text:style-name="P1">Possesive form for 'سيدي حجاج' is 'سيدي حجاجي'</text:p>
      <text:p text:style-name="P1">Possesive form for 'سيدي حجاج واد حصار' is 'سيدي حجاج واد حصاري'</text:p>
      <text:p text:style-name="P1">Possesive form for 'سيدي سليمان ' is 'سيدي سليمان ي'</text:p>
      <text:p text:style-name="P1">Possesive form for 'سيدي عيسى بن سليمان' is 'سيدي عيسى بن سليماني'</text:p>
      <text:p text:style-name="P1">Possesive form for 'سيدي قاسم' is 'سيدي قاسمي'</text:p>
      <text:p text:style-name="P1">Possesive form for 'شفشاون' is 'شفشاوني'</text:p>
      <text:p text:style-name="P1">Possesive form for 'شماعية' is 'شماعيةي'</text:p>
      <text:p text:style-name="P1">Possesive form for 'شيشاوة' is 'شيشاوةي'</text:p>
      <text:p text:style-name="P1">Possesive form for 'صخيرات' is 'صخيراتي'</text:p>
      <text:p text:style-name="P1">Possesive form for 'صفرو' is 'صفروي'</text:p>
      <text:p text:style-name="P1">Possesive form for 'صويرة' is 'صويري'</text:p>
      <text:p text:style-name="P1">Possesive form for 'طاطا' is 'طاطاوي'</text:p>
      <text:p text:style-name="P1">Possesive form for 'طانطان' is 'طانطاني'</text:p>
      <text:p text:style-name="P1">Possesive form for 'طرفاية' is 'طرفايةي'</text:p>
      <text:p text:style-name="P1">Possesive form for 'طنجة' is 'طنجي'</text:p>
      <text:p text:style-name="P1">Possesive form for 'عرائش' is 'عرائشي'</text:p>
      <text:p text:style-name="P1">Possesive form for 'عين الشعير' is 'عين الشعيري'</text:p>
      <text:p text:style-name="P1">Possesive form for 'عين اللوح' is 'عين اللوحي'</text:p>
      <text:p text:style-name="P1">Possesive form for 'عين بني مطهر' is 'عين بني مطهري'</text:p>
      <text:p text:style-name="P1">Possesive form for 'فاس' is 'فاسي'</text:p>
      <text:p text:style-name="P1">Possesive form for 'فضالة' is 'فضالي'</text:p>
      <text:p text:style-name="P1">Possesive form for 'فقيه بنصالح' is 'فقيه بنصالحي'</text:p>
      <text:p text:style-name="P1">Possesive form for 'فكيك' is 'فكيكي'</text:p>
      <text:p text:style-name="P1">Possesive form for 'قائمة المدن العربية' is 'قائمة المدن العربيةي'</text:p>
      <text:p text:style-name="P1">Possesive form for 'قاسطا' is 'قاسطاوي'</text:p>
      <text:p text:style-name="P1">Possesive form for 'قالب:مدن الجهة الشرقية' is 'قالب:مدن الجهة الشرقيةي'</text:p>
      <text:p text:style-name="P1">Possesive form for 'قالب:مدن المغرب' is 'قالب:مدن المغربي'</text:p>
      <text:p text:style-name="P1">Possesive form for 'قصبة تادلة' is 'قصبة تادلي'</text:p>
      <text:p text:style-name="P1">Possesive form for 'قصبة مهدية' is 'قصبة مهديةي'</text:p>
      <text:p text:style-name="P1">Possesive form for 'قصر الكبير' is 'قصر الكبيري'</text:p>
      <text:p text:style-name="P1">Possesive form for 'قلعة السراغنة' is 'قلعة السراغني'</text:p>
      <text:p text:style-name="P1">Possesive form for 'قلعة مغونة' is 'قلعة مغوني'</text:p>
      <text:p text:style-name="P1">Possesive form for 'قنيطرة ' is 'قنيطرة ي'</text:p>
      <text:p text:style-name="P1">Possesive form for 'كلميمة' is 'كلميمي'</text:p>
      <text:p text:style-name="P1">Possesive form for 'ليكسوس' is 'ليكسوسي'</text:p>
      <text:p text:style-name="P1">Possesive form for 'محمدية ' is 'محمدية ي'</text:p>
      <text:p text:style-name="P1">Possesive form for 'مديونة ' is 'مديونة ي'</text:p>
      <text:p text:style-name="P1"><text:soft-page-break/>Possesive form for 'مراكش' is 'مراكشي'</text:p>
      <text:p text:style-name="P1">Possesive form for 'مرتيل' is 'مرتيلي'</text:p>
      <text:p text:style-name="P1">Possesive form for 'مريرت' is 'مريرتي'</text:p>
      <text:p text:style-name="P1">Possesive form for 'مكناس' is 'مكناسي'</text:p>
      <text:p text:style-name="P1">Possesive form for 'مليلة ' is 'مليلة ي'</text:p>
      <text:p text:style-name="P1">Possesive form for 'مليلية' is 'مليليةي'</text:p>
      <text:p text:style-name="P1">Possesive form for 'مولاي إدريس زرهون' is 'مولاي إدريس زرهوني'</text:p>
      <text:p text:style-name="P1">Possesive form for 'ميدلت' is 'ميدلتي'</text:p>
      <text:p text:style-name="P1">Possesive form for 'ميسور' is 'ميسوري'</text:p>
      <text:p text:style-name="P1">Possesive form for 'ميضار' is 'ميضاري'</text:p>
      <text:p text:style-name="P1">Possesive form for 'ناظور ' is 'ناظور ي'</text:p>
      <text:p text:style-name="P1">Possesive form for 'دريوش' is 'دريوشي'</text:p>
      <text:p text:style-name="P1">Possesive form for 'هرهورة' is 'هرهوري'</text:p>
      <text:p text:style-name="P1">Possesive form for 'واد لاو' is 'واد لاوي'</text:p>
      <text:p text:style-name="P1">Possesive form for 'وادي زم' is 'وادي زمي'</text:p>
      <text:p text:style-name="P1">Possesive form for 'وجدة' is 'وجدي'</text:p>
      <text:p text:style-name="P1">Possesive form for 'ورززات' is 'ورززاتي'</text:p>
      <text:p text:style-name="P1">Possesive form for 'وزان' is 'وزاني'</text:p>
      <text:p text:style-name="P1">Possesive form for 'ولماس' is 'ولماسي'</text:p>
      <text:p text:style-name="P1">Possesive form for 'وليلي' is 'وليليّ'</text:p>
      <text:p text:style-name="P1">Successfully processed all 203 Morocco-المغرب.txt entries</text:p>
      <text:p text:style-name="P1">Possesive form for 'موزمبيق' is 'موزمبيقي'</text:p>
      <text:p text:style-name="P1">Possesive form for 'مابوتو' is 'مابوتوي'</text:p>
      <text:p text:style-name="P1">Successfully processed all 2 Mozambique-الموزمبيق.txt entries</text:p>
      <text:p text:style-name="P1">Possesive form for 'ناميبيا' is 'ناميبيّ'</text:p>
      <text:p text:style-name="P1">Possesive form for 'ويندهوك' is 'ويندهوكي'</text:p>
      <text:p text:style-name="P1">Successfully processed all 2 Namibia-ناميبيا.txt entries</text:p>
      <text:p text:style-name="P1">Possesive form for 'نيوزيلندا' is 'نيوزيلنداوي'</text:p>
      <text:p text:style-name="P1">Possesive form for 'إنفركارجل' is 'إنفركارجلي'</text:p>
      <text:p text:style-name="P1">Successfully processed all 2 New Zealand-نيوزيلندا.txt entries</text:p>
      <text:p text:style-name="P1">Possesive form for 'سنغال' is 'سنغالي'</text:p>
      <text:p text:style-name="P1">Possesive form for 'تيفوان' is 'تيفواني'</text:p>
      <text:p text:style-name="P1">Possesive form for 'داكار' is 'داكاري'</text:p>
      <text:p text:style-name="P1">Possesive form for 'سانت لويس ' is 'سانت لويس ي'</text:p>
      <text:p text:style-name="P1">Successfully processed all 6 Senegal-السنغال.txt entries</text:p>
      <text:p text:style-name="P1">Possesive form for 'صومال' is 'صومالي'</text:p>
      <text:p text:style-name="P1">Possesive form for 'أوبيو' is 'أوبيوي'</text:p>
      <text:p text:style-name="P1">Possesive form for 'بربرة ' is 'بربرة ي'</text:p>
      <text:p text:style-name="P1">Possesive form for 'بلد وين' is 'بلد ويني'</text:p>
      <text:p text:style-name="P1">Possesive form for 'بورمه' is 'بورمهي'</text:p>
      <text:p text:style-name="P1">Possesive form for 'بوساسو' is 'بوساسوي'</text:p>
      <text:p text:style-name="P1">Possesive form for 'بيدوا' is 'بيدوي'</text:p>
      <text:p text:style-name="P1">Possesive form for 'جالكعيو' is 'جالكعيوي'</text:p>
      <text:p text:style-name="P1">Possesive form for 'جمامة' is 'جمامي'</text:p>
      <text:p text:style-name="P1">Possesive form for 'كيسمايو' is 'كيسمايوي'</text:p>
      <text:p text:style-name="P1">Possesive form for 'مقديشيو' is 'مقديشيوي'</text:p>
      <text:p text:style-name="P1">Possesive form for 'ميركا' is 'ميركاوي'</text:p>
      <text:p text:style-name="P1">Successfully processed all 17 Somalia-الصومال.txt entries</text:p>
      <text:p text:style-name="P1"><text:soft-page-break/>Possesive form for 'جنوب أفريقيا' is 'جنوب أفريقيّ'</text:p>
      <text:p text:style-name="P1">Possesive form for 'بريتوريا' is 'بريتوريّ'</text:p>
      <text:p text:style-name="P1">Possesive form for 'بلومفونتين' is 'بلومفونتيني'</text:p>
      <text:p text:style-name="P1">Possesive form for 'بورت إليزابيث' is 'بورت إليزابيثي'</text:p>
      <text:p text:style-name="P1">Possesive form for 'بولوكوان' is 'بولوكواني'</text:p>
      <text:p text:style-name="P1">Possesive form for 'جوهانسبورغ' is 'جوهانسبورغي'</text:p>
      <text:p text:style-name="P1">Possesive form for 'ديربان' is 'ديرباني'</text:p>
      <text:p text:style-name="P1">Possesive form for 'راستينبورج' is 'راستينبورجي'</text:p>
      <text:p text:style-name="P1">Possesive form for 'روستنبورغ' is 'روستنبورغي'</text:p>
      <text:p text:style-name="P1">Possesive form for 'ساندتون' is 'ساندتوني'</text:p>
      <text:p text:style-name="P1">Possesive form for 'كيب تاون' is 'كيب تاوني'</text:p>
      <text:p text:style-name="P1">Possesive form for 'ليديسميث' is 'ليديسميثي'</text:p>
      <text:p text:style-name="P1">Successfully processed all 18 South Africa-جنوب أفريقيا.txt entries</text:p>
      <text:p text:style-name="P1">Possesive form for 'سودان' is 'سوداني'</text:p>
      <text:p text:style-name="P1">Possesive form for 'أبو حمد' is 'أبو حمدي'</text:p>
      <text:p text:style-name="P1">Possesive form for 'أبوجبيهه' is 'أبوجبيههي'</text:p>
      <text:p text:style-name="P1">Possesive form for 'أبوعشر' is 'أبوعشري'</text:p>
      <text:p text:style-name="P1">Possesive form for 'أربجى' is 'أربجىي'</text:p>
      <text:p text:style-name="P1">Possesive form for 'أركويت' is 'أركويتي'</text:p>
      <text:p text:style-name="P1">Possesive form for 'أم درمان' is 'أم درماني'</text:p>
      <text:p text:style-name="P1">Possesive form for 'أم كرابيج ' is 'أم كرابيج ي'</text:p>
      <text:p text:style-name="P1">Possesive form for 'أبيض ' is 'أبيض ي'</text:p>
      <text:p text:style-name="P1">Possesive form for 'حصاحيصا' is 'حصاحيصاوي'</text:p>
      <text:p text:style-name="P1">Possesive form for 'حلاوين' is 'حلاويني'</text:p>
      <text:p text:style-name="P1">Possesive form for 'خوجلاب' is 'خوجلابي'</text:p>
      <text:p text:style-name="P1">Possesive form for 'دويم ' is 'دويم ي'</text:p>
      <text:p text:style-name="P1">Possesive form for 'روصيرص' is 'روصيرصي'</text:p>
      <text:p text:style-name="P1">Possesive form for 'فاشر' is 'فاشري'</text:p>
      <text:p text:style-name="P1">Possesive form for 'قرير' is 'قريري'</text:p>
      <text:p text:style-name="P1">Possesive form for 'بابنوسة' is 'بابنوسي'</text:p>
      <text:p text:style-name="P1">Possesive form for 'برام' is 'برامي'</text:p>
      <text:p text:style-name="P1">Possesive form for 'بربر ' is 'بربر ي'</text:p>
      <text:p text:style-name="P1">Possesive form for 'بور ' is 'بور ي'</text:p>
      <text:p text:style-name="P1">Possesive form for 'بورتسودان' is 'بورتسوداني'</text:p>
      <text:p text:style-name="P1">Possesive form for 'توتي ' is 'توتي ي'</text:p>
      <text:p text:style-name="P1">Possesive form for 'جزيرة بدين' is 'جزيرة بديني'</text:p>
      <text:p text:style-name="P1">Possesive form for 'جوبا' is 'جوباوي'</text:p>
      <text:p text:style-name="P1">Possesive form for 'حجر العسل' is 'حجر العسلي'</text:p>
      <text:p text:style-name="P1">Possesive form for 'حلفا القديمة' is 'حلفا القديمي'</text:p>
      <text:p text:style-name="P1">Possesive form for 'خرطوم' is 'خرطومي'</text:p>
      <text:p text:style-name="P1">Possesive form for 'خرطوم بحري' is 'خرطوم بحريّ'</text:p>
      <text:p text:style-name="P1">Possesive form for 'دمازين' is 'دمازيني'</text:p>
      <text:p text:style-name="P1">Possesive form for 'دنقلا' is 'دنقلاوي'</text:p>
      <text:p text:style-name="P1">Possesive form for 'دنقلا العجوز' is 'دنقلا العجوزي'</text:p>
      <text:p text:style-name="P1">Possesive form for 'سواكن' is 'سواكني'</text:p>
      <text:p text:style-name="P1">Possesive form for 'سودان' is 'سوداني'</text:p>
      <text:p text:style-name="P1">Possesive form for 'شرق النيل' is 'شرق النيلي'</text:p>
      <text:p text:style-name="P1">Possesive form for 'شمبات' is 'شمباتي'</text:p>
      <text:p text:style-name="P1"><text:soft-page-break/>Possesive form for 'طوكر' is 'طوكري'</text:p>
      <text:p text:style-name="P1">Possesive form for 'عطبرة' is 'عطبري'</text:p>
      <text:p text:style-name="P1">Possesive form for 'عيذاب' is 'عيذابي'</text:p>
      <text:p text:style-name="P1">Possesive form for 'كريمة' is 'كريمي'</text:p>
      <text:p text:style-name="P1">Possesive form for 'كسلا ' is 'كسلا ي'</text:p>
      <text:p text:style-name="P1">Possesive form for 'كورتي' is 'كورتيّ'</text:p>
      <text:p text:style-name="P1">Possesive form for 'كوستي' is 'كوستيّ'</text:p>
      <text:p text:style-name="P1">Possesive form for 'مدينة ودعة' is 'مدينة ودعي'</text:p>
      <text:p text:style-name="P1">Possesive form for 'منطقة الجديد الثورة' is 'منطقة الجديد الثوري'</text:p>
      <text:p text:style-name="P1">Possesive form for 'وادي حلفا' is 'وادي حلفاوي'</text:p>
      <text:p text:style-name="P1">Possesive form for 'واو ' is 'واو ي'</text:p>
      <text:p text:style-name="P1">Possesive form for 'ود مدني' is 'ود مدنيّ'</text:p>
      <text:p text:style-name="P1">Successfully processed all 62 Sudan-السودان.txt entries</text:p>
      <text:p text:style-name="P1">Possesive form for 'تنزانيا' is 'تنزانيّ'</text:p>
      <text:p text:style-name="P1">Possesive form for 'تنجا' is 'تنجاوي'</text:p>
      <text:p text:style-name="P1">Possesive form for 'دار السلام ' is 'دار السلام ي'</text:p>
      <text:p text:style-name="P1">Possesive form for 'دودوما' is 'دودوماوي'</text:p>
      <text:p text:style-name="P1">Possesive form for 'مدينة زنجبار' is 'مدينة زنجباري'</text:p>
      <text:p text:style-name="P1">Successfully processed all 7 Tanzania-تنزانيا.txt entries</text:p>
      <text:p text:style-name="P1">Possesive form for 'تونس' is 'تونسي'</text:p>
      <text:p text:style-name="P1">Possesive form for 'أجيم' is 'أجيمي'</text:p>
      <text:p text:style-name="P1">Possesive form for 'أخولا' is 'أخولاوي'</text:p>
      <text:p text:style-name="P1">Possesive form for 'أريانة' is 'أرياني'</text:p>
      <text:p text:style-name="P1">Possesive form for 'أكودة' is 'أكودي'</text:p>
      <text:p text:style-name="P1">Possesive form for 'أم العرائس' is 'أم العرائسي'</text:p>
      <text:p text:style-name="P1">Possesive form for 'أوتيك' is 'أوتيكي'</text:p>
      <text:p text:style-name="P1">Possesive form for 'أولاد الشامخ' is 'أولاد الشامخي'</text:p>
      <text:p text:style-name="P1">Possesive form for 'أولاد حفوز' is 'أولاد حفوزي'</text:p>
      <text:p text:style-name="P1">Possesive form for 'بطان' is 'بطاني'</text:p>
      <text:p text:style-name="P1">Possesive form for 'بقالطة' is 'بقالطي'</text:p>
      <text:p text:style-name="P1">Possesive form for 'ثريات' is 'ثرياتي'</text:p>
      <text:p text:style-name="P1">Possesive form for 'جديدة ' is 'جديدة ي'</text:p>
      <text:p text:style-name="P1">Possesive form for 'جريصة' is 'جريصي'</text:p>
      <text:p text:style-name="P1">Possesive form for 'جمّ' is 'جمي'</text:p>
      <text:p text:style-name="P1">Possesive form for 'حامة ' is 'حامة ي'</text:p>
      <text:p text:style-name="P1">Possesive form for 'حرايرية' is 'حرايريةي'</text:p>
      <text:p text:style-name="P1">Possesive form for 'حمامات ' is 'حمامات ي'</text:p>
      <text:p text:style-name="P1">Possesive form for 'حنشة' is 'حنشي'</text:p>
      <text:p text:style-name="P1">Possesive form for 'خروبة ' is 'خروبة ي'</text:p>
      <text:p text:style-name="P1">Possesive form for 'دهماني' is 'دهمانيّ'</text:p>
      <text:p text:style-name="P1">Possesive form for 'ذهيبة' is 'ذهيبي'</text:p>
      <text:p text:style-name="P1">Possesive form for 'رقاب' is 'رقابي'</text:p>
      <text:p text:style-name="P1">Possesive form for 'روحية' is 'روحيةي'</text:p>
      <text:p text:style-name="P1">Possesive form for 'رياض ' is 'رياض ي'</text:p>
      <text:p text:style-name="P1">Possesive form for 'زريبة' is 'زريبي'</text:p>
      <text:p text:style-name="P1">Possesive form for 'زهراء ' is 'زهراء ي'</text:p>
      <text:p text:style-name="P1">Possesive form for 'زهور ' is 'زهور ي'</text:p>
      <text:p text:style-name="P1">Possesive form for 'زهور ' is 'زهور ي'</text:p>
      <text:p text:style-name="P1"><text:soft-page-break/>Possesive form for 'زواوين' is 'زواويني'</text:p>
      <text:p text:style-name="P1">Possesive form for 'ساحلين' is 'ساحليني'</text:p>
      <text:p text:style-name="P1">Possesive form for 'سبالة' is 'سبالي'</text:p>
      <text:p text:style-name="P1">Possesive form for 'سرس' is 'سرسي'</text:p>
      <text:p text:style-name="P1">Possesive form for 'سعيدة' is 'سعيدي'</text:p>
      <text:p text:style-name="P1">Possesive form for 'سند ' is 'سند ي'</text:p>
      <text:p text:style-name="P1">Possesive form for 'سواسي' is 'سواسيّ'</text:p>
      <text:p text:style-name="P1">Possesive form for 'سوق الجديد' is 'سوق الجديدي'</text:p>
      <text:p text:style-name="P1">Possesive form for 'سيجومي' is 'سيجوميّ'</text:p>
      <text:p text:style-name="P1">Possesive form for 'شابة' is 'شابي'</text:p>
      <text:p text:style-name="P1">Possesive form for 'شراردة' is 'شراردي'</text:p>
      <text:p text:style-name="P1">Possesive form for 'شيحية' is 'شيحيةي'</text:p>
      <text:p text:style-name="P1">Possesive form for 'صخيرة' is 'صخيري'</text:p>
      <text:p text:style-name="P1">Possesive form for 'صمار' is 'صماري'</text:p>
      <text:p text:style-name="P1">Possesive form for 'عامرة' is 'عامري'</text:p>
      <text:p text:style-name="P1">Possesive form for 'علا ' is 'علا ي'</text:p>
      <text:p text:style-name="P1">Possesive form for 'عين ' is 'عين ي'</text:p>
      <text:p text:style-name="P1">Possesive form for 'عيون ' is 'عيون ي'</text:p>
      <text:p text:style-name="P1">Possesive form for 'غريبة' is 'غريبي'</text:p>
      <text:p text:style-name="P1">Possesive form for 'فحص' is 'فحصي'</text:p>
      <text:p text:style-name="P1">Possesive form for 'فوار' is 'فواري'</text:p>
      <text:p text:style-name="P1">Possesive form for 'قصر ' is 'قصر ي'</text:p>
      <text:p text:style-name="P1">Possesive form for 'قصرين' is 'قصريني'</text:p>
      <text:p text:style-name="P1">Possesive form for 'قصور ' is 'قصور ي'</text:p>
      <text:p text:style-name="P1">Possesive form for 'قصيبة' is 'قصيبي'</text:p>
      <text:p text:style-name="P1">Possesive form for 'قطار' is 'قطاري'</text:p>
      <text:p text:style-name="P1">Possesive form for 'قلعة الخصبة' is 'قلعة الخصبي'</text:p>
      <text:p text:style-name="P1">Possesive form for 'قلعة الصغرى' is 'قلعة الصغرىي'</text:p>
      <text:p text:style-name="P1">Possesive form for 'قلعة الكبرى' is 'قلعة الكبرىي'</text:p>
      <text:p text:style-name="P1">Possesive form for 'كاف' is 'كافي'</text:p>
      <text:p text:style-name="P1">Possesive form for 'كبارية' is 'كباريةي'</text:p>
      <text:p text:style-name="P1">Possesive form for 'كرم' is 'كرمي'</text:p>
      <text:p text:style-name="P1">Possesive form for 'كريب' is 'كريبي'</text:p>
      <text:p text:style-name="P1">Possesive form for 'ماتلين' is 'ماتليني'</text:p>
      <text:p text:style-name="P1">Possesive form for 'ماي' is 'مايّ'</text:p>
      <text:p text:style-name="P1">Possesive form for 'متلوي' is 'متلويّ'</text:p>
      <text:p text:style-name="P1">Possesive form for 'محرس' is 'محرسي'</text:p>
      <text:p text:style-name="P1">Possesive form for 'محمدية ' is 'محمدية ي'</text:p>
      <text:p text:style-name="P1">Possesive form for 'مدينة الجديدة' is 'مدينة الجديدي'</text:p>
      <text:p text:style-name="P1">Possesive form for 'مرسى ' is 'مرسى ي'</text:p>
      <text:p text:style-name="P1">Possesive form for 'مرناقية' is 'مرناقيةي'</text:p>
      <text:p text:style-name="P1">Possesive form for 'مروج' is 'مروجي'</text:p>
      <text:p text:style-name="P1">Possesive form for 'مزونة' is 'مزوني'</text:p>
      <text:p text:style-name="P1">Possesive form for 'مطوية' is 'مطويةي'</text:p>
      <text:p text:style-name="P1">Possesive form for 'مظيلة' is 'مظيلي'</text:p>
      <text:p text:style-name="P1">Possesive form for 'مكناسي' is 'مكناسيّ'</text:p>
      <text:p text:style-name="P1">Possesive form for 'مكنين' is 'مكنيني'</text:p>
      <text:p text:style-name="P1">Possesive form for 'منزل ' is 'منزل ي'</text:p>
      <text:p text:style-name="P1"><text:soft-page-break/>Possesive form for 'منستير' is 'منستيري'</text:p>
      <text:p text:style-name="P1">Possesive form for 'منيهلة' is 'منيهلي'</text:p>
      <text:p text:style-name="P1">Possesive form for 'مهدية' is 'مهديةي'</text:p>
      <text:p text:style-name="P1">Possesive form for 'ميدة' is 'ميدي'</text:p>
      <text:p text:style-name="P1">Possesive form for 'نفيضة' is 'نفيضي'</text:p>
      <text:p text:style-name="P1">Possesive form for 'هوارية' is 'هواريةي'</text:p>
      <text:p text:style-name="P1">Possesive form for 'وردانين' is 'وردانيني'</text:p>
      <text:p text:style-name="P1">Possesive form for 'وسلاتية' is 'وسلاتيةي'</text:p>
      <text:p text:style-name="P1">Possesive form for 'بئر الأحمر' is 'بئر الأحمري'</text:p>
      <text:p text:style-name="P1">Possesive form for 'بئر الباي' is 'بئر البايّ'</text:p>
      <text:p text:style-name="P1">Possesive form for 'بئر الحفي' is 'بئر الحفيّ'</text:p>
      <text:p text:style-name="P1">Possesive form for 'بئر علي' is 'بئر عليّ'</text:p>
      <text:p text:style-name="P1">Possesive form for 'بئر مشارقة' is 'بئر مشارقي'</text:p>
      <text:p text:style-name="P1">Possesive form for 'باجة' is 'باجي'</text:p>
      <text:p text:style-name="P1">Possesive form for 'باردو' is 'باردوي'</text:p>
      <text:p text:style-name="P1">Possesive form for 'بالخير' is 'بالخيري'</text:p>
      <text:p text:style-name="P1">Possesive form for 'برج السدرية' is 'برج السدريةي'</text:p>
      <text:p text:style-name="P1">Possesive form for 'برج العامري' is 'برج العامريّ'</text:p>
      <text:p text:style-name="P1">Possesive form for 'برقو' is 'برقوي'</text:p>
      <text:p text:style-name="P1">Possesive form for 'بلطة بوعوان' is 'بلطة بوعواني'</text:p>
      <text:p text:style-name="P1">Possesive form for 'بن عروس' is 'بن عروسي'</text:p>
      <text:p text:style-name="P1">Possesive form for 'بنان' is 'بناني'</text:p>
      <text:p text:style-name="P1">Possesive form for 'بنبلة' is 'بنبلي'</text:p>
      <text:p text:style-name="P1">Possesive form for 'بنزرت' is 'بنزرتي'</text:p>
      <text:p text:style-name="P1">Possesive form for 'بنقردان' is 'بنقرداني'</text:p>
      <text:p text:style-name="P1">Possesive form for 'بني حسان' is 'بني حساني'</text:p>
      <text:p text:style-name="P1">Possesive form for 'بني خداش' is 'بني خداشي'</text:p>
      <text:p text:style-name="P1">Possesive form for 'بني خلاد ' is 'بني خلاد ي'</text:p>
      <text:p text:style-name="P1">Possesive form for 'بني خيار' is 'بني خياري'</text:p>
      <text:p text:style-name="P1">Possesive form for 'بو حجلة' is 'بو حجلي'</text:p>
      <text:p text:style-name="P1">Possesive form for 'بوحجر' is 'بوحجري'</text:p>
      <text:p text:style-name="P1">Possesive form for 'بوحجلة' is 'بوحجلي'</text:p>
      <text:p text:style-name="P1">Possesive form for 'بوسالم' is 'بوسالمي'</text:p>
      <text:p text:style-name="P1">Possesive form for 'بوعرادة' is 'بوعرادي'</text:p>
      <text:p text:style-name="P1">Possesive form for 'بوعرقوب' is 'بوعرقوبي'</text:p>
      <text:p text:style-name="P1">Possesive form for 'بوفيشة' is 'بوفيشي'</text:p>
      <text:p text:style-name="P1">Possesive form for 'بومرداس ' is 'بومرداس ي'</text:p>
      <text:p text:style-name="P1">Possesive form for 'بومهل البساتين' is 'بومهل البساتيني'</text:p>
      <text:p text:style-name="P1">Possesive form for 'تاكلسة' is 'تاكلسي'</text:p>
      <text:p text:style-name="P1">Possesive form for 'تالة' is 'تالي'</text:p>
      <text:p text:style-name="P1">Possesive form for 'تبرسق' is 'تبرسقي'</text:p>
      <text:p text:style-name="P1">Possesive form for 'تستور' is 'تستوري'</text:p>
      <text:p text:style-name="P1">Possesive form for 'تطاوين' is 'تطاويني'</text:p>
      <text:p text:style-name="P1">Possesive form for 'تمغزة' is 'تمغزي'</text:p>
      <text:p text:style-name="P1">Possesive form for 'توزر' is 'توزري'</text:p>
      <text:p text:style-name="P1">Possesive form for 'تيبار، تونس' is 'تيبار، تونسي'</text:p>
      <text:p text:style-name="P1">Possesive form for 'تينجة' is 'تينجي'</text:p>
      <text:p text:style-name="P1">Possesive form for 'جبنيانة' is 'جبنياني'</text:p>
      <text:p text:style-name="P1"><text:soft-page-break/>Possesive form for 'جدليان' is 'جدلياني'</text:p>
      <text:p text:style-name="P1">Possesive form for 'جرجيس' is 'جرجيسي'</text:p>
      <text:p text:style-name="P1">Possesive form for 'جرزونة' is 'جرزوني'</text:p>
      <text:p text:style-name="P1">Possesive form for 'جلمة' is 'جلمي'</text:p>
      <text:p text:style-name="P1">Possesive form for 'جمال ' is 'جمال ي'</text:p>
      <text:p text:style-name="P1">Possesive form for 'جمنة' is 'جمني'</text:p>
      <text:p text:style-name="P1">Possesive form for 'جندوبة' is 'جندوبي'</text:p>
      <text:p text:style-name="P1">Possesive form for 'جومين' is 'جوميني'</text:p>
      <text:p text:style-name="P1">Possesive form for 'حاسي الفريد' is 'حاسي الفريدي'</text:p>
      <text:p text:style-name="P1">Possesive form for 'حزوة' is 'حزوةي'</text:p>
      <text:p text:style-name="P1">Possesive form for 'حفوز' is 'حفوزي'</text:p>
      <text:p text:style-name="P1">Possesive form for 'حلق الوادي' is 'حلق الواديّ'</text:p>
      <text:p text:style-name="P1">Possesive form for 'حمام الأغزاز' is 'حمام الأغزازي'</text:p>
      <text:p text:style-name="P1">Possesive form for 'حمام الأنف' is 'حمام الأنفي'</text:p>
      <text:p text:style-name="P1">Possesive form for 'حمام الشط' is 'حمام الشطي'</text:p>
      <text:p text:style-name="P1">Possesive form for 'حمّام سوسة' is 'حمّام سوسي'</text:p>
      <text:p text:style-name="P1">Possesive form for 'حومة السوق' is 'حومة السوقي'</text:p>
      <text:p text:style-name="P1">Possesive form for 'حيدرة ' is 'حيدرة ي'</text:p>
      <text:p text:style-name="P1">Possesive form for 'خنيس' is 'خنيسي'</text:p>
      <text:p text:style-name="P1">Possesive form for 'دار شعبان الفهري' is 'دار شعبان الفهريّ'</text:p>
      <text:p text:style-name="P1">Possesive form for 'دقاش' is 'دقاشي'</text:p>
      <text:p text:style-name="P1">Possesive form for 'دقة ' is 'دقة ي'</text:p>
      <text:p text:style-name="P1">Possesive form for 'دوز' is 'دوزي'</text:p>
      <text:p text:style-name="P1">Possesive form for 'رأس الجبل' is 'رأس الجبلي'</text:p>
      <text:p text:style-name="P1">Possesive form for 'رادس' is 'رادسي'</text:p>
      <text:p text:style-name="P1">Possesive form for 'رفراف' is 'رفرافي'</text:p>
      <text:p text:style-name="P1">Possesive form for 'رمادة' is 'رمادي'</text:p>
      <text:p text:style-name="P1">Possesive form for 'رواد' is 'روادي'</text:p>
      <text:p text:style-name="P1">Possesive form for 'زاوية الجديدي' is 'زاوية الجديديّ'</text:p>
      <text:p text:style-name="P1">Possesive form for 'زرمدين' is 'زرمديني'</text:p>
      <text:p text:style-name="P1">Possesive form for 'زغوان' is 'زغواني'</text:p>
      <text:p text:style-name="P1">Possesive form for 'زهرة مدين' is 'زهرة مديني'</text:p>
      <text:p text:style-name="P1">Possesive form for 'ساقية الدائر' is 'ساقية الدائري'</text:p>
      <text:p text:style-name="P1">Possesive form for 'ساقية الزيت' is 'ساقية الزيتي'</text:p>
      <text:p text:style-name="P1">Possesive form for 'ساقية سيدي يوسف' is 'ساقية سيدي يوسفي'</text:p>
      <text:p text:style-name="P1">Possesive form for 'سبيبة' is 'سبيبي'</text:p>
      <text:p text:style-name="P1">Possesive form for 'سبيطلة' is 'سبيطلي'</text:p>
      <text:p text:style-name="P1">Possesive form for 'سجنان' is 'سجناني'</text:p>
      <text:p text:style-name="P1">Possesive form for 'سكرة' is 'سكري'</text:p>
      <text:p text:style-name="P1">Possesive form for 'سليانة' is 'سلياني'</text:p>
      <text:p text:style-name="P1">Possesive form for 'سليمان ' is 'سليمان ي'</text:p>
      <text:p text:style-name="P1">Possesive form for 'سوسة ' is 'سوسة ي'</text:p>
      <text:p text:style-name="P1">Possesive form for 'سوق الأحد' is 'سوق الأحدي'</text:p>
      <text:p text:style-name="P1">Possesive form for 'سيدي الظريف' is 'سيدي الظريفي'</text:p>
      <text:p text:style-name="P1">Possesive form for 'سيدي الهاني' is 'سيدي الهانيّ'</text:p>
      <text:p text:style-name="P1">Possesive form for 'سيدي بورويس' is 'سيدي بورويسي'</text:p>
      <text:p text:style-name="P1">Possesive form for 'سيدي بوزيد ' is 'سيدي بوزيد ي'</text:p>
      <text:p text:style-name="P1">Possesive form for 'سيدي بوسعيد' is 'سيدي بوسعيدي'</text:p>
      <text:p text:style-name="P1"><text:soft-page-break/>Possesive form for 'سيدي بوعلي' is 'سيدي بوعليّ'</text:p>
      <text:p text:style-name="P1">Possesive form for 'سيدي ثابت' is 'سيدي ثابتي'</text:p>
      <text:p text:style-name="P1">Possesive form for 'سيدي حسين ' is 'سيدي حسين ي'</text:p>
      <text:p text:style-name="P1">Possesive form for 'سيدي داود ' is 'سيدي داود ي'</text:p>
      <text:p text:style-name="P1">Possesive form for 'سيدي رزيق' is 'سيدي رزيقي'</text:p>
      <text:p text:style-name="P1">Possesive form for 'سيدي علوان' is 'سيدي علواني'</text:p>
      <text:p text:style-name="P1">Possesive form for 'سيدي علي بن عون' is 'سيدي علي بن عوني'</text:p>
      <text:p text:style-name="P1">Possesive form for 'سيدي عيش' is 'سيدي عيشي'</text:p>
      <text:p text:style-name="P1">Possesive form for 'سيدي مخلوف ' is 'سيدي مخلوف ي'</text:p>
      <text:p text:style-name="P1">Possesive form for 'شربان' is 'شرباني'</text:p>
      <text:p text:style-name="P1">Possesive form for 'شواط' is 'شواطي'</text:p>
      <text:p text:style-name="P1">Possesive form for 'صفاقس' is 'صفاقسي'</text:p>
      <text:p text:style-name="P1">Possesive form for 'صواف' is 'صوافي'</text:p>
      <text:p text:style-name="P1">Possesive form for 'صيادة' is 'صيادي'</text:p>
      <text:p text:style-name="P1">Possesive form for 'طبربة' is 'طبربي'</text:p>
      <text:p text:style-name="P1">Possesive form for 'طبرقة' is 'طبرقي'</text:p>
      <text:p text:style-name="P1">Possesive form for 'طبلبة' is 'طبلبي'</text:p>
      <text:p text:style-name="P1">Possesive form for 'طوزة' is 'طوزي'</text:p>
      <text:p text:style-name="P1">Possesive form for 'طينة' is 'طيني'</text:p>
      <text:p text:style-name="P1">Possesive form for 'عالية ' is 'عالية ي'</text:p>
      <text:p text:style-name="P1">Possesive form for 'عوسجة' is 'عوسجي'</text:p>
      <text:p text:style-name="P1">Possesive form for 'عين دراهم' is 'عين دراهمي'</text:p>
      <text:p text:style-name="P1">Possesive form for 'غار الملح' is 'غار الملحي'</text:p>
      <text:p text:style-name="P1">Possesive form for 'غارالدماء' is 'غارالدماءي'</text:p>
      <text:p text:style-name="P1">Possesive form for 'غزالة' is 'غزالي'</text:p>
      <text:p text:style-name="P1">Possesive form for 'غمراسن' is 'غمراسني'</text:p>
      <text:p text:style-name="P1">Possesive form for 'غنوش' is 'غنوشي'</text:p>
      <text:p text:style-name="P1">Possesive form for 'فرنانة' is 'فرناني'</text:p>
      <text:p text:style-name="P1">Possesive form for 'فريانة' is 'فرياني'</text:p>
      <text:p text:style-name="P1">Possesive form for 'فوسانة' is 'فوساني'</text:p>
      <text:p text:style-name="P1">Possesive form for 'فوشانة' is 'فوشاني'</text:p>
      <text:p text:style-name="P1">Possesive form for 'قائمة المدن العربية' is 'قائمة المدن العربيةي'</text:p>
      <text:p text:style-name="P1">Possesive form for 'قابس' is 'قابسي'</text:p>
      <text:p text:style-name="P1">Possesive form for 'قالب:جربة - تونس' is 'قالب:جربة - تونسي'</text:p>
      <text:p text:style-name="P1">Possesive form for 'قالب:جربة ' is 'قالب:جربة ي'</text:p>
      <text:p text:style-name="P1">Possesive form for 'قبلاط' is 'قبلاطي'</text:p>
      <text:p text:style-name="P1">Possesive form for 'قبلي' is 'قبليّ'</text:p>
      <text:p text:style-name="P1">Possesive form for 'قربة' is 'قربي'</text:p>
      <text:p text:style-name="P1">Possesive form for 'قربص' is 'قربصي'</text:p>
      <text:p text:style-name="P1">Possesive form for 'قرمبالية' is 'قرمباليةي'</text:p>
      <text:p text:style-name="P1">Possesive form for 'قصر السعيد' is 'قصر السعيدي'</text:p>
      <text:p text:style-name="P1">Possesive form for 'قصر هلال' is 'قصر هلالي'</text:p>
      <text:p text:style-name="P1">Possesive form for 'قصور الساف' is 'قصور السافي'</text:p>
      <text:p text:style-name="P1">Possesive form for 'قصيبة المديوني' is 'قصيبة المديونيّ'</text:p>
      <text:p text:style-name="P1">Possesive form for 'قعفور' is 'قعفوري'</text:p>
      <text:p text:style-name="P1">Possesive form for 'قفصة' is 'قفصي'</text:p>
      <text:p text:style-name="P1">Possesive form for 'قلالة' is 'قلالي'</text:p>
      <text:p text:style-name="P1">Possesive form for 'قلعة الأندلس' is 'قلعة الأندلسي'</text:p>
      <text:p text:style-name="P1"><text:soft-page-break/>Possesive form for 'قلعة سنان' is 'قلعة سناني'</text:p>
      <text:p text:style-name="P1">Possesive form for 'قليبية' is 'قليبيةي'</text:p>
      <text:p text:style-name="P1">Possesive form for 'قمرت' is 'قمرتي'</text:p>
      <text:p text:style-name="P1">Possesive form for 'كسرى ' is 'كسرى ي'</text:p>
      <text:p text:style-name="P1">Possesive form for 'كندار' is 'كنداري'</text:p>
      <text:p text:style-name="P1">Possesive form for 'لمطة' is 'لمطي'</text:p>
      <text:p text:style-name="P1">Possesive form for 'ماجل بلعباس' is 'ماجل بلعباسي'</text:p>
      <text:p text:style-name="P1">Possesive form for 'مارث' is 'مارثي'</text:p>
      <text:p text:style-name="P1">Possesive form for 'ماطر' is 'ماطري'</text:p>
      <text:p text:style-name="P1">Possesive form for 'مجاز الباب' is 'مجاز البابي'</text:p>
      <text:p text:style-name="P1">Possesive form for 'مدنين' is 'مدنيني'</text:p>
      <text:p text:style-name="P1">Possesive form for 'مرناق' is 'مرناقي'</text:p>
      <text:p text:style-name="P1">Possesive form for 'مساكن' is 'مساكني'</text:p>
      <text:p text:style-name="P1">Possesive form for 'مقرين' is 'مقريني'</text:p>
      <text:p text:style-name="P1">Possesive form for 'مكثر' is 'مكثري'</text:p>
      <text:p text:style-name="P1">Possesive form for 'ملولش' is 'ملولشي'</text:p>
      <text:p text:style-name="P1">Possesive form for 'مليتة ' is 'مليتة ي'</text:p>
      <text:p text:style-name="P1">Possesive form for 'منزل الحياة' is 'منزل الحياةي'</text:p>
      <text:p text:style-name="P1">Possesive form for 'منزل بورقيبة' is 'منزل بورقيبي'</text:p>
      <text:p text:style-name="P1">Possesive form for 'منزل بوزلفة' is 'منزل بوزلفي'</text:p>
      <text:p text:style-name="P1">Possesive form for 'منزل بوزيان' is 'منزل بوزياني'</text:p>
      <text:p text:style-name="P1">Possesive form for 'منزل تميم' is 'منزل تميمي'</text:p>
      <text:p text:style-name="P1">Possesive form for 'منزل جميل' is 'منزل جميلي'</text:p>
      <text:p text:style-name="P1">Possesive form for 'منزل حر' is 'منزل حري'</text:p>
      <text:p text:style-name="P1">Possesive form for 'منزل شاكر' is 'منزل شاكري'</text:p>
      <text:p text:style-name="P1">Possesive form for 'منزل عبد الرحمان' is 'منزل عبد الرحماني'</text:p>
      <text:p text:style-name="P1">Possesive form for 'منوبة' is 'منوبي'</text:p>
      <text:p text:style-name="P1">Possesive form for 'ميدون ' is 'ميدون ي'</text:p>
      <text:p text:style-name="P1">Possesive form for 'نابل' is 'نابلي'</text:p>
      <text:p text:style-name="P1">Possesive form for 'نبر ' is 'نبر ي'</text:p>
      <text:p text:style-name="P1">Possesive form for 'نصر الله' is 'نصر اللهي'</text:p>
      <text:p text:style-name="P1">Possesive form for 'نفزة' is 'نفزي'</text:p>
      <text:p text:style-name="P1">Possesive form for 'نفطة' is 'نفطي'</text:p>
      <text:p text:style-name="P1">Possesive form for 'هبيرة' is 'هبيري'</text:p>
      <text:p text:style-name="P1">Possesive form for 'هرقلة' is 'هرقلي'</text:p>
      <text:p text:style-name="P1">Possesive form for 'وادي الليل' is 'وادي الليلي'</text:p>
      <text:p text:style-name="P1">Possesive form for 'وادي مليز' is 'وادي مليزي'</text:p>
      <text:p text:style-name="P1">Possesive form for 'ياسمين الحمامات' is 'ياسمين الحماماتي'</text:p>
      <text:p text:style-name="P1">Successfully processed all 286 Tunisia-تونس.txt entries</text:p>
      <text:p text:style-name="P1">Possesive form for 'صحراء الغربية' is 'صحراء الغربيةي'</text:p>
      <text:p text:style-name="P1">Possesive form for 'حوزة ' is 'حوزة ي'</text:p>
      <text:p text:style-name="P1">Possesive form for 'وادي الذهب' is 'وادي الذهبي'</text:p>
      <text:p text:style-name="P1">Successfully processed all 4 Western Sahara-الصحراء الغربية.txt entries</text:p>
      <text:p text:style-name="P1">Possesive form for 'زامبيا' is 'زامبيّ'</text:p>
      <text:p text:style-name="P1">Possesive form for 'لوساكا' is 'لوساكاوي'</text:p>
      <text:p text:style-name="P1">Successfully processed all 2 Zambia-زامبيا.txt entries</text:p>
      <text:p text:style-name="P1">Possesive form for 'زيمبابوي' is 'زيمبابويّ'</text:p>
      <text:p text:style-name="P1">Possesive form for 'كاريبا' is 'كاريباوي'</text:p>
      <text:p text:style-name="P1"><text:soft-page-break/>Possesive form for 'ماتابيليلاند' is 'ماتابيليلاندي'</text:p>
      <text:p text:style-name="P1">Successfully processed all 4 Zimbabwe-زيمبابوي.txt entries</text:p>
      <text:p text:style-name="P1">Possesive form for 'أميريكا' is 'أميريكاوي'</text:p>
      <text:p text:style-name="P1">Possesive form for 'أرجنتين' is 'أرجنتيني'</text:p>
      <text:p text:style-name="P1">Possesive form for 'باريلوتشي' is 'باريلوتشيّ'</text:p>
      <text:p text:style-name="P1">Possesive form for 'باهيا بلانكا' is 'باهيا بلانكاوي'</text:p>
      <text:p text:style-name="P1">Possesive form for 'بويرتو جواسيو' is 'بويرتو جواسيوي'</text:p>
      <text:p text:style-name="P1">Possesive form for 'بوينس آيرس' is 'بوينس آيرسي'</text:p>
      <text:p text:style-name="P1">Possesive form for 'تارتغال' is 'تارتغالي'</text:p>
      <text:p text:style-name="P1">Possesive form for 'روساريو' is 'روساريوي'</text:p>
      <text:p text:style-name="P1">Possesive form for 'قرطبة، الأرجنتين' is 'قرطبة، الأرجنتيني'</text:p>
      <text:p text:style-name="P1">Possesive form for 'كوريينتس' is 'كوريينتسي'</text:p>
      <text:p text:style-name="P1">Possesive form for 'كوستا ديل إستي' is 'كوستا ديل إستيّ'</text:p>
      <text:p text:style-name="P1">Possesive form for 'لابلاتا' is 'لابلاتاوي'</text:p>
      <text:p text:style-name="P1">Possesive form for 'ميندوزا' is 'ميندوزاوي'</text:p>
      <text:p text:style-name="P1">Possesive form for 'نيكوتشيا' is 'نيكوتشيّ'</text:p>
      <text:p text:style-name="P1">Successfully processed all 21 Argentina-الأرجنتين.txt entries</text:p>
      <text:p text:style-name="P1">Possesive form for 'بوليفيا' is 'بوليفيّ'</text:p>
      <text:p text:style-name="P1">Possesive form for 'سانتا كروز' is 'سانتا كروزي'</text:p>
      <text:p text:style-name="P1">Possesive form for 'لاباز' is 'لابازي'</text:p>
      <text:p text:style-name="P1">Successfully processed all 4 Bolivia-بوليفيا.txt entries</text:p>
      <text:p text:style-name="P1">Possesive form for 'برازيل' is 'برازيلي'</text:p>
      <text:p text:style-name="P1">Possesive form for 'أرارا' is 'أراراوي'</text:p>
      <text:p text:style-name="P1">Possesive form for 'إسرائيلانديا' is 'إسرائيلانديّ'</text:p>
      <text:p text:style-name="P1">Possesive form for 'بباوليستا' is 'بباوليستاوي'</text:p>
      <text:p text:style-name="P1">Possesive form for 'بلمس' is 'بلمسي'</text:p>
      <text:p text:style-name="P1">Possesive form for 'بورتو أليغري' is 'بورتو أليغريّ'</text:p>
      <text:p text:style-name="P1">Possesive form for 'بورتو سيجورو' is 'بورتو سيجوروي'</text:p>
      <text:p text:style-name="P1">Possesive form for 'بورتو فاليو' is 'بورتو فاليوي'</text:p>
      <text:p text:style-name="P1">Possesive form for 'بيلو هوريزونتي' is 'بيلو هوريزونتيّ'</text:p>
      <text:p text:style-name="P1">Possesive form for 'بيليم' is 'بيليمي'</text:p>
      <text:p text:style-name="P1">Possesive form for 'تاكواريتينغا' is 'تاكواريتينغاوي'</text:p>
      <text:p text:style-name="P1">Possesive form for 'تريس لاغواس' is 'تريس لاغواسي'</text:p>
      <text:p text:style-name="P1">Possesive form for 'تيريسينا' is 'تيريسيناوي'</text:p>
      <text:p text:style-name="P1">Possesive form for 'تيوفيلو أوتوني' is 'تيوفيلو أوتونيّ'</text:p>
      <text:p text:style-name="P1">Possesive form for 'جواو بيسوا' is 'جواو بيسوي'</text:p>
      <text:p text:style-name="P1">Possesive form for 'جوندياي' is 'جونديايّ'</text:p>
      <text:p text:style-name="P1">Possesive form for 'دورادوس' is 'دورادوسي'</text:p>
      <text:p text:style-name="P1">Possesive form for 'ريسيفي' is 'ريسيفيّ'</text:p>
      <text:p text:style-name="P1">Possesive form for 'ريو برانكو' is 'ريو برانكوي'</text:p>
      <text:p text:style-name="P1">Possesive form for 'ريو دي جانيرو' is 'ريو دي جانيروي'</text:p>
      <text:p text:style-name="P1">Possesive form for 'سالفادور ' is 'سالفادور ي'</text:p>
      <text:p text:style-name="P1">Possesive form for 'ساو باولو' is 'ساو باولوي'</text:p>
      <text:p text:style-name="P1">Possesive form for 'ساو لويز' is 'ساو لويزي'</text:p>
      <text:p text:style-name="P1">Possesive form for 'غوياتوبا' is 'غوياتوباوي'</text:p>
      <text:p text:style-name="P1">Possesive form for 'غويانيا' is 'غويانيّ'</text:p>
      <text:p text:style-name="P1">Possesive form for 'فلوريانوبوليس' is 'فلوريانوبوليسي'</text:p>
      <text:p text:style-name="P1">Possesive form for 'فورتاليزا' is 'فورتاليزاوي'</text:p>
      <text:p text:style-name="P1"><text:soft-page-break/>Possesive form for 'كامبو غراندي' is 'كامبو غرانديّ'</text:p>
      <text:p text:style-name="P1">Possesive form for 'كامبينيس' is 'كامبينيسي'</text:p>
      <text:p text:style-name="P1">Possesive form for 'كورومبا' is 'كورومباوي'</text:p>
      <text:p text:style-name="P1">Possesive form for 'كوريتيبا' is 'كوريتيباوي'</text:p>
      <text:p text:style-name="P1">Possesive form for 'كويابا' is 'كوياباوي'</text:p>
      <text:p text:style-name="P1">Possesive form for 'لفراس' is 'لفراسي'</text:p>
      <text:p text:style-name="P1">Possesive form for 'لوندرينا' is 'لوندريناوي'</text:p>
      <text:p text:style-name="P1">Possesive form for 'ماسايو' is 'ماسايوي'</text:p>
      <text:p text:style-name="P1">Possesive form for 'ماكابا' is 'ماكاباوي'</text:p>
      <text:p text:style-name="P1">Possesive form for 'ماناوس' is 'ماناوسي'</text:p>
      <text:p text:style-name="P1">Possesive form for 'ناتال' is 'ناتالي'</text:p>
      <text:p text:style-name="P1">Successfully processed all 51 Brazil-البرازيل.txt entries</text:p>
      <text:p text:style-name="P1">Possesive form for 'كندا' is 'كنداوي'</text:p>
      <text:p text:style-name="P1">Possesive form for 'أدمونتون' is 'أدمونتوني'</text:p>
      <text:p text:style-name="P1">Possesive form for 'أوتاوا' is 'أوتاوي'</text:p>
      <text:p text:style-name="P1">Possesive form for 'أوشاوا' is 'أوشاوي'</text:p>
      <text:p text:style-name="P1">Possesive form for 'تورونتو' is 'تورونتوي'</text:p>
      <text:p text:style-name="P1">Possesive form for 'دوسن كريك' is 'دوسن كريكي'</text:p>
      <text:p text:style-name="P1">Possesive form for 'ريتشموند، كولومبيا البريطانية' is 'ريتشموند، كولومبيا البريطانيةي'</text:p>
      <text:p text:style-name="P1">Possesive form for 'فانكوفر' is 'فانكوفري'</text:p>
      <text:p text:style-name="P1">Possesive form for 'كالغاري' is 'كالغاريّ'</text:p>
      <text:p text:style-name="P1">Possesive form for 'كينغستون، اونتاريو' is 'كينغستون، اونتاريوي'</text:p>
      <text:p text:style-name="P1">Possesive form for 'مدينة كيبك' is 'مدينة كيبكي'</text:p>
      <text:p text:style-name="P1">Possesive form for 'مونتريال' is 'مونتريالي'</text:p>
      <text:p text:style-name="P1">Possesive form for 'ميسيسوجا' is 'ميسيسوجاوي'</text:p>
      <text:p text:style-name="P1">Possesive form for 'هاميلتون' is 'هاميلتوني'</text:p>
      <text:p text:style-name="P1">Possesive form for 'واترلو' is 'واترلوي'</text:p>
      <text:p text:style-name="P1">Possesive form for 'وينزر، أونتاريو' is 'وينزر، أونتاريوي'</text:p>
      <text:p text:style-name="P1">Successfully processed all 25 Canada-كندا.txt entries</text:p>
      <text:p text:style-name="P1">Possesive form for 'تشيلي' is 'تشيليّ'</text:p>
      <text:p text:style-name="P1">Possesive form for 'سانتياغو' is 'سانتياغوي'</text:p>
      <text:p text:style-name="P1">Possesive form for 'فالبارايسو' is 'فالبارايسوي'</text:p>
      <text:p text:style-name="P1">Possesive form for 'هانجا روا' is 'هانجا روي'</text:p>
      <text:p text:style-name="P1">Successfully processed all 6 Chile-تشيلي.txt entries</text:p>
      <text:p text:style-name="P1">Possesive form for 'كولومبيا' is 'كولومبيّ'</text:p>
      <text:p text:style-name="P1">Possesive form for 'أباجي' is 'أباجيّ'</text:p>
      <text:p text:style-name="P1">Possesive form for 'أنتيوكيا' is 'أنتيوكيّ'</text:p>
      <text:p text:style-name="P1">Possesive form for 'بوغوتا' is 'بوغوتاوي'</text:p>
      <text:p text:style-name="P1">Possesive form for 'توربو' is 'توربوي'</text:p>
      <text:p text:style-name="P1">Possesive form for 'قرطاجنة، كولومبيا' is 'قرطاجنة، كولومبيّ'</text:p>
      <text:p text:style-name="P1">Successfully processed all 9 Colombia-كولومبيا.txt entries</text:p>
      <text:p text:style-name="P1">Possesive form for 'كوبا' is 'كوباوي'</text:p>
      <text:p text:style-name="P1">Possesive form for 'هافانا' is 'هافاناوي'</text:p>
      <text:p text:style-name="P1">Successfully processed all 2 Cuba-كوبا.txt entries</text:p>
      <text:p text:style-name="P1">Possesive form for 'إكوادور' is 'إكوادوري'</text:p>
      <text:p text:style-name="P1">Possesive form for 'غواياكيول' is 'غواياكيولي'</text:p>
      <text:p text:style-name="P1">Possesive form for 'كيتو' is 'كيتوي'</text:p>
      <text:p text:style-name="P1">Successfully processed all 4 Ecuador-الإكوادور.txt entries</text:p>
      <text:p text:style-name="P1"><text:soft-page-break/>Possesive form for 'غيانا' is 'غياناوي'</text:p>
      <text:p text:style-name="P1">Possesive form for 'جورج تاون' is 'جورج تاوني'</text:p>
      <text:p text:style-name="P1">Successfully processed all 2 Guyana-غيانا.txt entries</text:p>
      <text:p text:style-name="P1">Possesive form for 'جامايكا' is 'جامايكاوي'</text:p>
      <text:p text:style-name="P1">Possesive form for 'أوشو ريوس' is 'أوشو ريوسي'</text:p>
      <text:p text:style-name="P1">Possesive form for 'مونتيغو باي' is 'مونتيغو بايّ'</text:p>
      <text:p text:style-name="P1">Successfully processed all 4 Jamaica-جامايكا.txt entries</text:p>
      <text:p text:style-name="P1">Possesive form for 'مكسيك' is 'مكسيكي'</text:p>
      <text:p text:style-name="P1">Possesive form for 'بالينكي' is 'بالينكيّ'</text:p>
      <text:p text:style-name="P1">Possesive form for 'تامبيكو' is 'تامبيكوي'</text:p>
      <text:p text:style-name="P1">Possesive form for 'تولا ' is 'تولا ي'</text:p>
      <text:p text:style-name="P1">Possesive form for 'تيوتيهواكان' is 'تيوتيهواكاني'</text:p>
      <text:p text:style-name="P1">Possesive form for 'ساوسيللو' is 'ساوسيللوي'</text:p>
      <text:p text:style-name="P1">Possesive form for 'سيوداد خواريز' is 'سيوداد خواريزي'</text:p>
      <text:p text:style-name="P1">Possesive form for 'غوادالاخارا ' is 'غوادالاخارا ي'</text:p>
      <text:p text:style-name="P1">Possesive form for 'فيلاهيرموسا' is 'فيلاهيرموساوي'</text:p>
      <text:p text:style-name="P1">Possesive form for 'كانكون' is 'كانكوني'</text:p>
      <text:p text:style-name="P1">Possesive form for 'ماردة ' is 'ماردة ي'</text:p>
      <text:p text:style-name="P1">Possesive form for 'مدينة مكسيكو' is 'مدينة مكسيكوي'</text:p>
      <text:p text:style-name="P1">Possesive form for 'موريليا ' is 'موريليا ي'</text:p>
      <text:p text:style-name="P1">Possesive form for 'مونتيري ، المكسيك' is 'مونتيري ، المكسيكي'</text:p>
      <text:p text:style-name="P1">Successfully processed all 22 Mexico-المكسيك.txt entries</text:p>
      <text:p text:style-name="P1">Possesive form for 'باراغواي' is 'باراغوايّ'</text:p>
      <text:p text:style-name="P1">Possesive form for 'أسونسيون' is 'أسونسيوني'</text:p>
      <text:p text:style-name="P1">Possesive form for 'بيلار' is 'بيلاري'</text:p>
      <text:p text:style-name="P1">Successfully processed all 4 Paraguay-الباراغواي.txt entries</text:p>
      <text:p text:style-name="P1">Possesive form for 'بيرو' is 'بيروي'</text:p>
      <text:p text:style-name="P1">Possesive form for 'أريكويبا' is 'أريكويباوي'</text:p>
      <text:p text:style-name="P1">Possesive form for 'قوسقو' is 'قوسقوي'</text:p>
      <text:p text:style-name="P1">Possesive form for 'ليما' is 'ليماوي'</text:p>
      <text:p text:style-name="P1">Successfully processed all 6 Peru-البيرو.txt entries</text:p>
      <text:p text:style-name="P1">Possesive form for 'سورينام' is 'سورينامي'</text:p>
      <text:p text:style-name="P1">Possesive form for 'باراماريبو' is 'باراماريبوي'</text:p>
      <text:p text:style-name="P1">Successfully processed all 2 Suriname-سورينام.txt entries</text:p>
      <text:p text:style-name="P1">Possesive form for 'ولايات المتحدة الأمريكية' is 'ولايات المتحدة الأمريكيةي'</text:p>
      <text:p text:style-name="P1">Possesive form for 'إلباسو' is 'إلباسوي'</text:p>
      <text:p text:style-name="P1">Possesive form for 'إلينوي' is 'إلينويّ'</text:p>
      <text:p text:style-name="P1">Possesive form for 'إنديانا' is 'إندياناوي'</text:p>
      <text:p text:style-name="P1">Possesive form for 'إنديانابوليس' is 'إنديانابوليسي'</text:p>
      <text:p text:style-name="P1">Possesive form for 'أتلانتا' is 'أتلانتاوي'</text:p>
      <text:p text:style-name="P1">Possesive form for 'أركنسو' is 'أركنسوي'</text:p>
      <text:p text:style-name="P1">Possesive form for 'أرلينغتون' is 'أرلينغتوني'</text:p>
      <text:p text:style-name="P1">Possesive form for 'أريزونا' is 'أريزوناوي'</text:p>
      <text:p text:style-name="P1">Possesive form for 'أطلنطا' is 'أطلنطاوي'</text:p>
      <text:p text:style-name="P1">Possesive form for 'أكرون' is 'أكروني'</text:p>
      <text:p text:style-name="P1">Possesive form for 'ألاباما' is 'ألاباماوي'</text:p>
      <text:p text:style-name="P1">Possesive form for 'ألاسكا' is 'ألاسكاوي'</text:p>
      <text:p text:style-name="P1">Possesive form for 'ألباني' is 'ألبانيّ'</text:p>
      <text:p text:style-name="P1"><text:soft-page-break/>Possesive form for 'ألبكركي' is 'ألبكركيّ'</text:p>
      <text:p text:style-name="P1">Possesive form for 'أنابوليس' is 'أنابوليسي'</text:p>
      <text:p text:style-name="P1">Possesive form for 'أناهايم' is 'أناهايمي'</text:p>
      <text:p text:style-name="P1">Possesive form for 'أنكوريج' is 'أنكوريجي'</text:p>
      <text:p text:style-name="P1">Possesive form for 'أورلاندو' is 'أورلاندوي'</text:p>
      <text:p text:style-name="P1">Possesive form for 'أورورا' is 'أوروراوي'</text:p>
      <text:p text:style-name="P1">Possesive form for 'أوريغون' is 'أوريغوني'</text:p>
      <text:p text:style-name="P1">Possesive form for 'أوستن' is 'أوستني'</text:p>
      <text:p text:style-name="P1">Possesive form for 'أوغوستا' is 'أوغوستاوي'</text:p>
      <text:p text:style-name="P1">Possesive form for 'أوكلاند' is 'أوكلاندي'</text:p>
      <text:p text:style-name="P1">Possesive form for 'أوكلاهوما' is 'أوكلاهوماوي'</text:p>
      <text:p text:style-name="P1">Possesive form for 'أوكلاهوما سيتي' is 'أوكلاهوما سيتيّ'</text:p>
      <text:p text:style-name="P1">Possesive form for 'أولمبيا' is 'أولمبيّ'</text:p>
      <text:p text:style-name="P1">Possesive form for 'أوماها' is 'أوماهاوي'</text:p>
      <text:p text:style-name="P1">Possesive form for 'أوهايو' is 'أوهايوي'</text:p>
      <text:p text:style-name="P1">Possesive form for 'أيداهو' is 'أيداهوي'</text:p>
      <text:p text:style-name="P1">Possesive form for 'آيوا' is 'آيوي'</text:p>
      <text:p text:style-name="P1">Possesive form for 'باتون روج' is 'باتون روجي'</text:p>
      <text:p text:style-name="P1">Possesive form for 'بايامون' is 'باياموني'</text:p>
      <text:p text:style-name="P1">Possesive form for 'بروفيدنس' is 'بروفيدنسي'</text:p>
      <text:p text:style-name="P1">Possesive form for 'بفالو' is 'بفالوي'</text:p>
      <text:p text:style-name="P1">Possesive form for 'بلينو' is 'بلينوي'</text:p>
      <text:p text:style-name="P1">Possesive form for 'بنسيلفانيا' is 'بنسيلفانيّ'</text:p>
      <text:p text:style-name="P1">Possesive form for 'بورتلاند' is 'بورتلاندي'</text:p>
      <text:p text:style-name="P1">Possesive form for 'بوسطن' is 'بوسطني'</text:p>
      <text:p text:style-name="P1">Possesive form for 'بولتيمور' is 'بولتيموري'</text:p>
      <text:p text:style-name="P1">Possesive form for 'بويز' is 'بويزي'</text:p>
      <text:p text:style-name="P1">Possesive form for 'بيتسبرغ' is 'بيتسبرغي'</text:p>
      <text:p text:style-name="P1">Possesive form for 'بيرمينغهام' is 'بيرمينغهامي'</text:p>
      <text:p text:style-name="P1">Possesive form for 'بيسمارك' is 'بيسماركي'</text:p>
      <text:p text:style-name="P1">Possesive form for 'بيكرزفيلد' is 'بيكرزفيلدي'</text:p>
      <text:p text:style-name="P1">Possesive form for 'بيير' is 'بييري'</text:p>
      <text:p text:style-name="P1">Possesive form for 'تامبا' is 'تامباوي'</text:p>
      <text:p text:style-name="P1">Possesive form for 'ترنتون' is 'ترنتوني'</text:p>
      <text:p text:style-name="P1">Possesive form for 'تشارلستون' is 'تشارلستوني'</text:p>
      <text:p text:style-name="P1">Possesive form for 'تشارلوت' is 'تشارلوتي'</text:p>
      <text:p text:style-name="P1">Possesive form for 'تشاندلر' is 'تشاندلري'</text:p>
      <text:p text:style-name="P1">Possesive form for 'تشولا فيستا' is 'تشولا فيستاوي'</text:p>
      <text:p text:style-name="P1">Possesive form for 'تشيسابيك' is 'تشيسابيكي'</text:p>
      <text:p text:style-name="P1">Possesive form for 'تكساس' is 'تكساسي'</text:p>
      <text:p text:style-name="P1">Possesive form for 'تلاهاسي' is 'تلاهاسيّ'</text:p>
      <text:p text:style-name="P1">Possesive form for 'توبيكا' is 'توبيكاوي'</text:p>
      <text:p text:style-name="P1">Possesive form for 'توسن' is 'توسني'</text:p>
      <text:p text:style-name="P1">Possesive form for 'تولسا' is 'تولساوي'</text:p>
      <text:p text:style-name="P1">Possesive form for 'توليدو' is 'توليدوي'</text:p>
      <text:p text:style-name="P1">Possesive form for 'تينيسي' is 'تينيسيّ'</text:p>
      <text:p text:style-name="P1">Possesive form for 'جاكسون' is 'جاكسوني'</text:p>
      <text:p text:style-name="P1">Possesive form for 'جاكسونفيل' is 'جاكسونفيلي'</text:p>
      <text:p text:style-name="P1"><text:soft-page-break/>Possesive form for 'جفرسون سيتي' is 'جفرسون سيتيّ'</text:p>
      <text:p text:style-name="P1">Possesive form for 'جورجيا' is 'جورجيّ'</text:p>
      <text:p text:style-name="P1">Possesive form for 'جونو' is 'جونوي'</text:p>
      <text:p text:style-name="P1">Possesive form for 'جيرزي سيتي' is 'جيرزي سيتيّ'</text:p>
      <text:p text:style-name="P1">Possesive form for 'داكوتا الجنوبية' is 'داكوتا الجنوبيةي'</text:p>
      <text:p text:style-name="P1">Possesive form for 'داكوتا الشمالية' is 'داكوتا الشماليةي'</text:p>
      <text:p text:style-name="P1">Possesive form for 'دالاس' is 'دالاسي'</text:p>
      <text:p text:style-name="P1">Possesive form for 'دنفر' is 'دنفري'</text:p>
      <text:p text:style-name="P1">Possesive form for 'دورام' is 'دورامي'</text:p>
      <text:p text:style-name="P1">Possesive form for 'دوفر' is 'دوفري'</text:p>
      <text:p text:style-name="P1">Possesive form for 'دي موين' is 'دي مويني'</text:p>
      <text:p text:style-name="P1">Possesive form for 'ديترويت' is 'ديترويتي'</text:p>
      <text:p text:style-name="P1">Possesive form for 'ديلاوير' is 'ديلاويري'</text:p>
      <text:p text:style-name="P1">Possesive form for 'رالي' is 'راليّ'</text:p>
      <text:p text:style-name="P1">Possesive form for 'روتشيستر' is 'روتشيستري'</text:p>
      <text:p text:style-name="P1">Possesive form for 'رود آيلاند' is 'رود آيلاندي'</text:p>
      <text:p text:style-name="P1">Possesive form for 'ريتشموند' is 'ريتشموندي'</text:p>
      <text:p text:style-name="P1">Possesive form for 'ريفرسايد' is 'ريفرسايدي'</text:p>
      <text:p text:style-name="P1">Possesive form for 'رينو' is 'رينوي'</text:p>
      <text:p text:style-name="P1">Possesive form for 'ساكرامنتو' is 'ساكرامنتوي'</text:p>
      <text:p text:style-name="P1">Possesive form for 'سالت ليك سيتي' is 'سالت ليك سيتيّ'</text:p>
      <text:p text:style-name="P1">Possesive form for 'سان أنطونيو' is 'سان أنطونيوي'</text:p>
      <text:p text:style-name="P1">Possesive form for 'سان دييغو' is 'سان دييغوي'</text:p>
      <text:p text:style-name="P1">Possesive form for 'سان فرانسيسكو' is 'سان فرانسيسكوي'</text:p>
      <text:p text:style-name="P1">Possesive form for 'سان هوان' is 'سان هواني'</text:p>
      <text:p text:style-name="P1">Possesive form for 'سان هوسيه' is 'سان هوسيهي'</text:p>
      <text:p text:style-name="P1">Possesive form for 'سانت باول' is 'سانت باولي'</text:p>
      <text:p text:style-name="P1">Possesive form for 'سانتا أنا' is 'سانتا أناوي'</text:p>
      <text:p text:style-name="P1">Possesive form for 'سانتا فيه' is 'سانتا فيهي'</text:p>
      <text:p text:style-name="P1">Possesive form for 'سايلم' is 'سايلمي'</text:p>
      <text:p text:style-name="P1">Possesive form for 'سبرينغفيلد' is 'سبرينغفيلدي'</text:p>
      <text:p text:style-name="P1">Possesive form for 'ستوكتن' is 'ستوكتني'</text:p>
      <text:p text:style-name="P1">Possesive form for 'سكرامنتو' is 'سكرامنتوي'</text:p>
      <text:p text:style-name="P1">Possesive form for 'سكوتسديل' is 'سكوتسديلي'</text:p>
      <text:p text:style-name="P1">Possesive form for 'سياتل' is 'سياتلي'</text:p>
      <text:p text:style-name="P1">Possesive form for 'سينت بول' is 'سينت بولي'</text:p>
      <text:p text:style-name="P1">Possesive form for 'سينت بيترسبرغ' is 'سينت بيترسبرغي'</text:p>
      <text:p text:style-name="P1">Possesive form for 'سينت لويس' is 'سينت لويسي'</text:p>
      <text:p text:style-name="P1">Possesive form for 'سينسيناتي' is 'سينسيناتيّ'</text:p>
      <text:p text:style-name="P1">Possesive form for 'شايان' is 'شاياني'</text:p>
      <text:p text:style-name="P1">Possesive form for 'شيكاغو' is 'شيكاغوي'</text:p>
      <text:p text:style-name="P1">Possesive form for 'غارلاند' is 'غارلاندي'</text:p>
      <text:p text:style-name="P1">Possesive form for 'غرينزبورو' is 'غرينزبوروي'</text:p>
      <text:p text:style-name="P1">Possesive form for 'غلينديل' is 'غلينديلي'</text:p>
      <text:p text:style-name="P1">Possesive form for 'فرانكفورت' is 'فرانكفورتي'</text:p>
      <text:p text:style-name="P1">Possesive form for 'فريسنو' is 'فريسنوي'</text:p>
      <text:p text:style-name="P1">Possesive form for 'فريمونت' is 'فريمونتي'</text:p>
      <text:p text:style-name="P1">Possesive form for 'فلوريدا' is 'فلوريداوي'</text:p>
      <text:p text:style-name="P1"><text:soft-page-break/>Possesive form for 'فورت وورث' is 'فورت وورثي'</text:p>
      <text:p text:style-name="P1">Possesive form for 'فورت وين' is 'فورت ويني'</text:p>
      <text:p text:style-name="P1">Possesive form for 'فيرجينيا' is 'فيرجينيّ'</text:p>
      <text:p text:style-name="P1">Possesive form for 'فيرجينيا الغربية' is 'فيرجينيا الغربيةي'</text:p>
      <text:p text:style-name="P1">Possesive form for 'فيرجينيا بيتش' is 'فيرجينيا بيتشي'</text:p>
      <text:p text:style-name="P1">Possesive form for 'فيرمونت' is 'فيرمونتي'</text:p>
      <text:p text:style-name="P1">Possesive form for 'فيلادلفيا' is 'فيلادلفيّ'</text:p>
      <text:p text:style-name="P1">Possesive form for 'فينكس' is 'فينكسي'</text:p>
      <text:p text:style-name="P1">Possesive form for 'كارسن سيتي' is 'كارسن سيتيّ'</text:p>
      <text:p text:style-name="P1">Possesive form for 'كارولاينا الجنوبية' is 'كارولاينا الجنوبيةي'</text:p>
      <text:p text:style-name="P1">Possesive form for 'كارولاينا الشمالية' is 'كارولاينا الشماليةي'</text:p>
      <text:p text:style-name="P1">Possesive form for 'كاليفورنيا' is 'كاليفورنيّ'</text:p>
      <text:p text:style-name="P1">Possesive form for 'كانزاس' is 'كانزاسي'</text:p>
      <text:p text:style-name="P1">Possesive form for 'كانزاس سيتي' is 'كانزاس سيتيّ'</text:p>
      <text:p text:style-name="P1">Possesive form for 'كليفلاند' is 'كليفلاندي'</text:p>
      <text:p text:style-name="P1">Possesive form for 'كنتاكي' is 'كنتاكيّ'</text:p>
      <text:p text:style-name="P1">Possesive form for 'كوربس كريستي' is 'كوربس كريستيّ'</text:p>
      <text:p text:style-name="P1">Possesive form for 'كولورادو' is 'كولورادوي'</text:p>
      <text:p text:style-name="P1">Possesive form for 'كولورادو سبرينغس' is 'كولورادو سبرينغسي'</text:p>
      <text:p text:style-name="P1">Possesive form for 'كولومبس' is 'كولومبسي'</text:p>
      <text:p text:style-name="P1">Possesive form for 'كولومبوس' is 'كولومبوسي'</text:p>
      <text:p text:style-name="P1">Possesive form for 'كولومبيا' is 'كولومبيّ'</text:p>
      <text:p text:style-name="P1">Possesive form for 'كونكورد' is 'كونكوردي'</text:p>
      <text:p text:style-name="P1">Possesive form for 'كونيتيكت' is 'كونيتيكتي'</text:p>
      <text:p text:style-name="P1">Possesive form for 'لاريدو' is 'لاريدوي'</text:p>
      <text:p text:style-name="P1">Possesive form for 'لاس فيغاس' is 'لاس فيغاسي'</text:p>
      <text:p text:style-name="P1">Possesive form for 'لانسنغ' is 'لانسنغي'</text:p>
      <text:p text:style-name="P1">Possesive form for 'لبك' is 'لبكي'</text:p>
      <text:p text:style-name="P1">Possesive form for 'لنكولن' is 'لنكولني'</text:p>
      <text:p text:style-name="P1">Possesive form for 'لوس أنجلس' is 'لوس أنجلسي'</text:p>
      <text:p text:style-name="P1">Possesive form for 'لونغ بيتش' is 'لونغ بيتشي'</text:p>
      <text:p text:style-name="P1">Possesive form for 'لويزيانا' is 'لويزياناوي'</text:p>
      <text:p text:style-name="P1">Possesive form for 'لويفيل' is 'لويفيلي'</text:p>
      <text:p text:style-name="P1">Possesive form for 'ليتل روك' is 'ليتل روكي'</text:p>
      <text:p text:style-name="P1">Possesive form for 'ليكسينغتون' is 'ليكسينغتوني'</text:p>
      <text:p text:style-name="P1">Possesive form for 'لينكون' is 'لينكوني'</text:p>
      <text:p text:style-name="P1">Possesive form for 'مادستو' is 'مادستوي'</text:p>
      <text:p text:style-name="P1">Possesive form for 'ماديسون' is 'ماديسوني'</text:p>
      <text:p text:style-name="P1">Possesive form for 'ماريلاند' is 'ماريلاندي'</text:p>
      <text:p text:style-name="P1">Possesive form for 'ماساتشوستس' is 'ماساتشوستسي'</text:p>
      <text:p text:style-name="P1">Possesive form for 'مسيسيبي' is 'مسيسيبيّ'</text:p>
      <text:p text:style-name="P1">Possesive form for 'مونتانا' is 'مونتاناوي'</text:p>
      <text:p text:style-name="P1">Possesive form for 'مونتبليير' is 'مونتبلييري'</text:p>
      <text:p text:style-name="P1">Possesive form for 'مونتغومري' is 'مونتغومريّ'</text:p>
      <text:p text:style-name="P1">Possesive form for 'مونتغوميري' is 'مونتغوميريّ'</text:p>
      <text:p text:style-name="P1">Possesive form for 'ميامي' is 'مياميّ'</text:p>
      <text:p text:style-name="P1">Possesive form for 'ميزوري' is 'ميزوريّ'</text:p>
      <text:p text:style-name="P1">Possesive form for 'ميسا' is 'ميساوي'</text:p>
      <text:p text:style-name="P1"><text:soft-page-break/>Possesive form for 'ميشيغان' is 'ميشيغاني'</text:p>
      <text:p text:style-name="P1">Possesive form for 'ميلووكي' is 'ميلووكيّ'</text:p>
      <text:p text:style-name="P1">Possesive form for 'ميمفس' is 'ميمفسي'</text:p>
      <text:p text:style-name="P1">Possesive form for 'مين' is 'ميني'</text:p>
      <text:p text:style-name="P1">Possesive form for 'مينيابوليس' is 'مينيابوليسي'</text:p>
      <text:p text:style-name="P1">Possesive form for 'مينيسوتا' is 'مينيسوتاوي'</text:p>
      <text:p text:style-name="P1">Possesive form for 'ناشفيل' is 'ناشفيلي'</text:p>
      <text:p text:style-name="P1">Possesive form for 'نبراسكا' is 'نبراسكاوي'</text:p>
      <text:p text:style-name="P1">Possesive form for 'نورفولك' is 'نورفولكي'</text:p>
      <text:p text:style-name="P1">Possesive form for 'نيفادا' is 'نيفاداوي'</text:p>
      <text:p text:style-name="P1">Possesive form for 'نيوأورلينز' is 'نيوأورلينزي'</text:p>
      <text:p text:style-name="P1">Possesive form for 'نيوجيرزي' is 'نيوجيرزيّ'</text:p>
      <text:p text:style-name="P1">Possesive form for 'نيورك' is 'نيوركي'</text:p>
      <text:p text:style-name="P1">Possesive form for 'نيومكسيكو' is 'نيومكسيكوي'</text:p>
      <text:p text:style-name="P1">Possesive form for 'نيوهامبشر' is 'نيوهامبشري'</text:p>
      <text:p text:style-name="P1">Possesive form for 'نيويورك' is 'نيويوركي'</text:p>
      <text:p text:style-name="P1">Possesive form for 'نيويورك' is 'نيويوركي'</text:p>
      <text:p text:style-name="P1">Possesive form for 'هارتفورد' is 'هارتفوردي'</text:p>
      <text:p text:style-name="P1">Possesive form for 'هاريسبرج' is 'هاريسبرجي'</text:p>
      <text:p text:style-name="P1">Possesive form for 'هاواي' is 'هاوايّ'</text:p>
      <text:p text:style-name="P1">Possesive form for 'هاياليا' is 'هاياليّ'</text:p>
      <text:p text:style-name="P1">Possesive form for 'هونولولو' is 'هونولولوي'</text:p>
      <text:p text:style-name="P1">Possesive form for 'هيلينا' is 'هيليناوي'</text:p>
      <text:p text:style-name="P1">Possesive form for 'هيندرسن' is 'هيندرسني'</text:p>
      <text:p text:style-name="P1">Possesive form for 'هيوستن' is 'هيوستني'</text:p>
      <text:p text:style-name="P1">Possesive form for 'واشنطن' is 'واشنطني'</text:p>
      <text:p text:style-name="P1">Possesive form for 'واشنطن دي سي' is 'واشنطن دي سيّ'</text:p>
      <text:p text:style-name="P1">Possesive form for 'وايومنغ' is 'وايومنغي'</text:p>
      <text:p text:style-name="P1">Possesive form for 'ويتشيتا' is 'ويتشيتاوي'</text:p>
      <text:p text:style-name="P1">Possesive form for 'ويسكنسن' is 'ويسكنسني'</text:p>
      <text:p text:style-name="P1">Possesive form for 'يوتا' is 'يوتاوي'</text:p>
      <text:p text:style-name="P1">Successfully processed all 188 United States of America-الولايات المتحدة الأمريكية.txt entries</text:p>
      <text:p text:style-name="P1">Possesive form for 'أوروغواي' is 'أوروغوايّ'</text:p>
      <text:p text:style-name="P1">Possesive form for 'مونتيفيديو' is 'مونتيفيديوي'</text:p>
      <text:p text:style-name="P1">Successfully processed all 2 Uruguay-الأوروغواي.txt entries</text:p>
      <text:p text:style-name="P1">Possesive form for 'فنزويلا' is 'فنزويلاوي'</text:p>
      <text:p text:style-name="P1">Possesive form for 'بلنسية, فنزويلا' is 'بلنسية, فنزويلاوي'</text:p>
      <text:p text:style-name="P1">Possesive form for 'بلنسية' is 'بلنسيةي'</text:p>
      <text:p text:style-name="P1">Possesive form for 'كابيماس' is 'كابيماسي'</text:p>
      <text:p text:style-name="P1">Possesive form for 'كراكاس' is 'كراكاسي'</text:p>
      <text:p text:style-name="P1">Possesive form for 'ماردة ' is 'ماردة ي'</text:p>
      <text:p text:style-name="P1">Successfully processed all 7 Venezuela-فنزويلا.txt entries</text:p>
      <text:p text:style-name="P1">Possesive form for 'آسيا' is 'آسيّ'</text:p>
      <text:p text:style-name="P1">Possesive form for 'أفغانستان' is 'أفغانستاني'</text:p>
      <text:p text:style-name="P1">Possesive form for 'أسعد آباد' is 'أسعد آبادي'</text:p>
      <text:p text:style-name="P1">Possesive form for 'باميان' is 'بامياني'</text:p>
      <text:p text:style-name="P1">Possesive form for 'بغلان' is 'بغلاني'</text:p>
      <text:p text:style-name="P1">Possesive form for 'بل خمري' is 'بل خمريّ'</text:p>
      <text:p text:style-name="P1"><text:soft-page-break/>Possesive form for 'بلخ' is 'بلخي'</text:p>
      <text:p text:style-name="P1">Possesive form for 'تالقان' is 'تالقاني'</text:p>
      <text:p text:style-name="P1">Possesive form for 'ترين کوت' is 'ترين کوتي'</text:p>
      <text:p text:style-name="P1">Possesive form for 'جلال آباد' is 'جلال آبادي'</text:p>
      <text:p text:style-name="P1">Possesive form for 'زارانج' is 'زارانجي'</text:p>
      <text:p text:style-name="P1">Possesive form for 'غزنة' is 'غزني'</text:p>
      <text:p text:style-name="P1">Possesive form for 'فراه' is 'فراهي'</text:p>
      <text:p text:style-name="P1">Possesive form for 'قائمة مدن أفغانستان' is 'قائمة مدن أفغانستاني'</text:p>
      <text:p text:style-name="P1">Possesive form for 'قلات' is 'قلاتي'</text:p>
      <text:p text:style-name="P1">Possesive form for 'قندهار' is 'قندهاري'</text:p>
      <text:p text:style-name="P1">Possesive form for 'قندوز' is 'قندوزي'</text:p>
      <text:p text:style-name="P1">Possesive form for 'كابول' is 'كابولي'</text:p>
      <text:p text:style-name="P1">Possesive form for 'مزار شريف' is 'مزار شريفي'</text:p>
      <text:p text:style-name="P1">Possesive form for 'ميدان شهر' is 'ميدان شهري'</text:p>
      <text:p text:style-name="P1">Possesive form for 'هرات' is 'هراتي'</text:p>
      <text:p text:style-name="P1">Successfully processed all 31 Afghanistan-أفغانستان.txt entries</text:p>
      <text:p text:style-name="P1">Possesive form for 'أذربيجان' is 'أذربيجاني'</text:p>
      <text:p text:style-name="P1">Possesive form for 'باكو' is 'باكوي'</text:p>
      <text:p text:style-name="P1">Possesive form for 'خوجلاي' is 'خوجلايّ'</text:p>
      <text:p text:style-name="P1">Successfully processed all 4 Azerbaijan-أذربيجان.txt entries</text:p>
      <text:p text:style-name="P1">Possesive form for 'بحرين' is 'بحريني'</text:p>
      <text:p text:style-name="P1">Possesive form for 'أبو صيبع' is 'أبو صيبعي'</text:p>
      <text:p text:style-name="P1">Possesive form for 'أبو قوة' is 'أبو قوةي'</text:p>
      <text:p text:style-name="P1">Possesive form for 'أم الحصم' is 'أم الحصمي'</text:p>
      <text:p text:style-name="P1">Possesive form for 'منطقة الدبلوماسية ' is 'منطقة الدبلوماسية ي'</text:p>
      <text:p text:style-name="P1">Possesive form for 'بديع ' is 'بديع ي'</text:p>
      <text:p text:style-name="P1">Possesive form for 'بلاد القديم' is 'بلاد القديمي'</text:p>
      <text:p text:style-name="P1">Possesive form for 'برهامة' is 'برهامي'</text:p>
      <text:p text:style-name="P1">Possesive form for 'باربار' is 'بارباري'</text:p>
      <text:p text:style-name="P1">Possesive form for 'بني جمرة' is 'بني جمري'</text:p>
      <text:p text:style-name="P1">Possesive form for 'بوري' is 'بوريّ'</text:p>
      <text:p text:style-name="P1">Possesive form for 'توبلي' is 'توبليّ'</text:p>
      <text:p text:style-name="P1">Possesive form for 'جسرة' is 'جسري'</text:p>
      <text:p text:style-name="P1">Possesive form for 'جفير' is 'جفيري'</text:p>
      <text:p text:style-name="P1">Possesive form for 'جو ' is 'جو ي'</text:p>
      <text:p text:style-name="P1">Possesive form for 'جبلة حبشي' is 'جبلة حبشيّ'</text:p>
      <text:p text:style-name="P1">Possesive form for 'جد الحاج' is 'جد الحاجي'</text:p>
      <text:p text:style-name="P1">Possesive form for 'جد علي' is 'جد عليّ'</text:p>
      <text:p text:style-name="P1">Possesive form for 'جدحفص' is 'جدحفصي'</text:p>
      <text:p text:style-name="P1">Possesive form for 'جرداب' is 'جردابي'</text:p>
      <text:p text:style-name="P1">Possesive form for 'جنوسان' is 'جنوساني'</text:p>
      <text:p text:style-name="P1">Possesive form for 'حد ' is 'حد ي'</text:p>
      <text:p text:style-name="P1">Possesive form for 'حجيات' is 'حجياتي'</text:p>
      <text:p text:style-name="P1">Possesive form for 'حلة العبد الصالح' is 'حلة العبد الصالحي'</text:p>
      <text:p text:style-name="P1">Possesive form for 'دير ' is 'دير ي'</text:p>
      <text:p text:style-name="P1">Possesive form for 'ديه' is 'ديهي'</text:p>
      <text:p text:style-name="P1">Possesive form for 'دراز' is 'درازي'</text:p>
      <text:p text:style-name="P1">Possesive form for 'دمستان' is 'دمستاني'</text:p>
      <text:p text:style-name="P1"><text:soft-page-break/>Possesive form for 'رفاع' is 'رفاعي'</text:p>
      <text:p text:style-name="P1">Possesive form for 'رأس الرمان' is 'رأس الرماني'</text:p>
      <text:p text:style-name="P1">Possesive form for 'ضاحية السيف' is 'ضاحية السيفي'</text:p>
      <text:p text:style-name="P1">Possesive form for 'سار' is 'ساري'</text:p>
      <text:p text:style-name="P1">Possesive form for 'سترة ' is 'سترة ي'</text:p>
      <text:p text:style-name="P1">Possesive form for 'سلماباد' is 'سلمابادي'</text:p>
      <text:p text:style-name="P1">Possesive form for 'سماهيج' is 'سماهيجي'</text:p>
      <text:p text:style-name="P1">Possesive form for 'سنابس ' is 'سنابس ي'</text:p>
      <text:p text:style-name="P1">Possesive form for 'سند ' is 'سند ي'</text:p>
      <text:p text:style-name="P1">Possesive form for 'شاخورة' is 'شاخوري'</text:p>
      <text:p text:style-name="P1">Possesive form for 'عكر' is 'عكري'</text:p>
      <text:p text:style-name="P1">Possesive form for 'عالي' is 'عاليّ'</text:p>
      <text:p text:style-name="P1">Possesive form for 'عراد' is 'عرادي'</text:p>
      <text:p text:style-name="P1">Possesive form for 'قلالي' is 'قلاليّ'</text:p>
      <text:p text:style-name="P1">Possesive form for 'كرانة' is 'كراني'</text:p>
      <text:p text:style-name="P1">Possesive form for 'كرباباد' is 'كربابادي'</text:p>
      <text:p text:style-name="P1">Possesive form for 'كرزكان' is 'كرزكاني'</text:p>
      <text:p text:style-name="P1">Possesive form for 'محرق' is 'محرقي'</text:p>
      <text:p text:style-name="P1">Possesive form for 'مالكية ' is 'مالكية ي'</text:p>
      <text:p text:style-name="P1">Possesive form for 'مقشع ' is 'مقشع ي'</text:p>
      <text:p text:style-name="P1">Possesive form for 'مرخ' is 'مرخي'</text:p>
      <text:p text:style-name="P1">Possesive form for 'ماحوز' is 'ماحوزي'</text:p>
      <text:p text:style-name="P1">Possesive form for 'مدينة حمد' is 'مدينة حمدي'</text:p>
      <text:p text:style-name="P1">Possesive form for 'مدينة زايد ' is 'مدينة زايد ي'</text:p>
      <text:p text:style-name="P1">Possesive form for 'مدينة عيسى' is 'مدينة عيسىي'</text:p>
      <text:p text:style-name="P1">Possesive form for 'منامة' is 'منامي'</text:p>
      <text:p text:style-name="P1">Possesive form for 'حي النعيم ' is 'حي النعيم ي'</text:p>
      <text:p text:style-name="P1">Successfully processed all 70 Bahrain-البحرين.txt entries</text:p>
      <text:p text:style-name="P1">Possesive form for 'بنغلاديش' is 'بنغلاديشي'</text:p>
      <text:p text:style-name="P1">Possesive form for 'تكناف' is 'تكنافي'</text:p>
      <text:p text:style-name="P1">Possesive form for 'دكا' is 'دكاوي'</text:p>
      <text:p text:style-name="P1">Possesive form for 'شيتاغونغ' is 'شيتاغونغي'</text:p>
      <text:p text:style-name="P1">Successfully processed all 6 Bangladesh-بنغلاديش.txt entries</text:p>
      <text:p text:style-name="P1">Possesive form for 'صين' is 'صيني'</text:p>
      <text:p text:style-name="P1">Possesive form for 'أورومتشي' is 'أورومتشيّ'</text:p>
      <text:p text:style-name="P1">Possesive form for 'بكين' is 'بكيني'</text:p>
      <text:p text:style-name="P1">Possesive form for 'تشونغتشينغ' is 'تشونغتشينغي'</text:p>
      <text:p text:style-name="P1">Possesive form for 'تيانجين' is 'تيانجيني'</text:p>
      <text:p text:style-name="P1">Possesive form for 'خربين' is 'خربيني'</text:p>
      <text:p text:style-name="P1">Possesive form for 'خفي' is 'خفيّ'</text:p>
      <text:p text:style-name="P1">Possesive form for 'داليان' is 'دالياني'</text:p>
      <text:p text:style-name="P1">Possesive form for 'سوجو' is 'سوجوي'</text:p>
      <text:p text:style-name="P1">Possesive form for 'شانغهاي' is 'شانغهايّ'</text:p>
      <text:p text:style-name="P1">Possesive form for 'شنيانغ' is 'شنيانغي'</text:p>
      <text:p text:style-name="P1">Possesive form for 'شيتانغ' is 'شيتانغي'</text:p>
      <text:p text:style-name="P1">Possesive form for 'شينتشين' is 'شينتشيني'</text:p>
      <text:p text:style-name="P1">Possesive form for 'قوانغتشو' is 'قوانغتشوي'</text:p>
      <text:p text:style-name="P1">Possesive form for 'لاسا' is 'لاساوي'</text:p>
      <text:p text:style-name="P1"><text:soft-page-break/>Possesive form for 'ليجيانج' is 'ليجيانجي'</text:p>
      <text:p text:style-name="P1">Possesive form for 'لينهاي' is 'لينهايّ'</text:p>
      <text:p text:style-name="P1">Possesive form for 'ماكاو' is 'ماكاوي'</text:p>
      <text:p text:style-name="P1">Possesive form for 'نانجينغ' is 'نانجينغي'</text:p>
      <text:p text:style-name="P1">Possesive form for 'هاربين' is 'هاربيني'</text:p>
      <text:p text:style-name="P1">Possesive form for 'هانجتشو' is 'هانجتشوي'</text:p>
      <text:p text:style-name="P1">Possesive form for 'هونغ كونغ' is 'هونغ كونغي'</text:p>
      <text:p text:style-name="P1">Possesive form for 'ووهان' is 'ووهاني'</text:p>
      <text:p text:style-name="P1">Possesive form for 'ييوو' is 'ييووي'</text:p>
      <text:p text:style-name="P1">Successfully processed all 37 China-الصين.txt entries</text:p>
      <text:p text:style-name="P1">Possesive form for 'تيمور الشرقية' is 'تيمور الشرقيةي'</text:p>
      <text:p text:style-name="P1">Possesive form for 'ديلي' is 'ديليّ'</text:p>
      <text:p text:style-name="P1">Successfully processed all 2 East Timor-تيمور الشرقية.txt entries</text:p>
      <text:p text:style-name="P1">Possesive form for 'إمارات' is 'إماراتي'</text:p>
      <text:p text:style-name="P1">Possesive form for 'بثنة' is 'بثني'</text:p>
      <text:p text:style-name="P1">Possesive form for 'بدية' is 'بديةي'</text:p>
      <text:p text:style-name="P1">Possesive form for 'بستان' is 'بستاني'</text:p>
      <text:p text:style-name="P1">Possesive form for 'جرف' is 'جرفي'</text:p>
      <text:p text:style-name="P1">Possesive form for 'حلاة' is 'حلاةي'</text:p>
      <text:p text:style-name="P1">Possesive form for 'حليو' is 'حليوي'</text:p>
      <text:p text:style-name="P1">Possesive form for 'حمرية' is 'حمريةي'</text:p>
      <text:p text:style-name="P1">Possesive form for 'حميدية' is 'حميديةي'</text:p>
      <text:p text:style-name="P1">Possesive form for 'حيل' is 'حيلي'</text:p>
      <text:p text:style-name="P1">Possesive form for 'ختم' is 'ختمي'</text:p>
      <text:p text:style-name="P1">Possesive form for 'خزنة' is 'خزني'</text:p>
      <text:p text:style-name="P1">Possesive form for 'خوانيج' is 'خوانيجي'</text:p>
      <text:p text:style-name="P1">Possesive form for 'دقداقة' is 'دقداقي'</text:p>
      <text:p text:style-name="P1">Possesive form for 'ذيد' is 'ذيدي'</text:p>
      <text:p text:style-name="P1">Possesive form for 'راشدية' is 'راشديةي'</text:p>
      <text:p text:style-name="P1">Possesive form for 'راشدية' is 'راشديةي'</text:p>
      <text:p text:style-name="P1">Possesive form for 'راعفة' is 'راعفي'</text:p>
      <text:p text:style-name="P1">Possesive form for 'رحبة' is 'رحبي'</text:p>
      <text:p text:style-name="P1">Possesive form for 'رمس' is 'رمسي'</text:p>
      <text:p text:style-name="P1">Possesive form for 'رملة' is 'رملي'</text:p>
      <text:p text:style-name="P1">Possesive form for 'رويس' is 'رويسي'</text:p>
      <text:p text:style-name="P1">Possesive form for 'زهراء' is 'زهراءي'</text:p>
      <text:p text:style-name="P1">Possesive form for 'ساد' is 'سادي'</text:p>
      <text:p text:style-name="P1">Possesive form for 'سرة' is 'سري'</text:p>
      <text:p text:style-name="P1">Possesive form for 'سلع' is 'سلعي'</text:p>
      <text:p text:style-name="P1">Possesive form for 'سلمة' is 'سلمي'</text:p>
      <text:p text:style-name="P1">Possesive form for 'سمحة' is 'سمحي'</text:p>
      <text:p text:style-name="P1">Possesive form for 'سميح' is 'سميحي'</text:p>
      <text:p text:style-name="P1">Possesive form for 'سوان' is 'سواني'</text:p>
      <text:p text:style-name="P1">Possesive form for 'سيجي' is 'سيجيّ'</text:p>
      <text:p text:style-name="P1">Possesive form for 'شارقة' is 'شارقي'</text:p>
      <text:p text:style-name="P1">Possesive form for 'شهامة' is 'شهامي'</text:p>
      <text:p text:style-name="P1">Possesive form for 'شويب' is 'شويبي'</text:p>
      <text:p text:style-name="P1">Possesive form for 'صجعة' is 'صجعي'</text:p>
      <text:p text:style-name="P1"><text:soft-page-break/>Possesive form for 'طيبة' is 'طيبي'</text:p>
      <text:p text:style-name="P1">Possesive form for 'عقة' is 'عقي'</text:p>
      <text:p text:style-name="P1">Possesive form for 'عوير' is 'عويري'</text:p>
      <text:p text:style-name="P1">Possesive form for 'عين' is 'عيني'</text:p>
      <text:p text:style-name="P1">Possesive form for 'غرفة' is 'غرفي'</text:p>
      <text:p text:style-name="P1">Possesive form for 'فجيرة' is 'فجيري'</text:p>
      <text:p text:style-name="P1">Possesive form for 'فرفار' is 'فرفاري'</text:p>
      <text:p text:style-name="P1">Possesive form for 'قوع' is 'قوعي'</text:p>
      <text:p text:style-name="P1">Possesive form for 'كرامة' is 'كرامي'</text:p>
      <text:p text:style-name="P1">Possesive form for 'لبسة' is 'لبسي'</text:p>
      <text:p text:style-name="P1">Possesive form for 'ليسيلي' is 'ليسيليّ'</text:p>
      <text:p text:style-name="P1">Possesive form for 'مدام' is 'مدامي'</text:p>
      <text:p text:style-name="P1">Possesive form for 'مرفأ' is 'مرفأي'</text:p>
      <text:p text:style-name="P1">Possesive form for 'مرموم' is 'مرمومي'</text:p>
      <text:p text:style-name="P1">Possesive form for 'منامة' is 'منامي'</text:p>
      <text:p text:style-name="P1">Possesive form for 'نعيمية' is 'نعيميةي'</text:p>
      <text:p text:style-name="P1">Possesive form for 'هير' is 'هيري'</text:p>
      <text:p text:style-name="P1">Possesive form for 'اوحلة' is 'اوحلي'</text:p>
      <text:p text:style-name="P1">Possesive form for 'أبوظبي' is 'أبوظبيّ'</text:p>
      <text:p text:style-name="P1">Possesive form for 'أم القيوين' is 'أم القيويني'</text:p>
      <text:p text:style-name="P1">Possesive form for 'أم النار' is 'أم الناري'</text:p>
      <text:p text:style-name="P1">Possesive form for 'بني ياس' is 'بني ياسي'</text:p>
      <text:p text:style-name="P1">Possesive form for 'تل الأبرق' is 'تل الأبرقي'</text:p>
      <text:p text:style-name="P1">Possesive form for 'ثوبان' is 'ثوباني'</text:p>
      <text:p text:style-name="P1">Possesive form for 'جبل علي' is 'جبل عليّ'</text:p>
      <text:p text:style-name="P1">Possesive form for 'جزيرة السينية' is 'جزيرة السينيةي'</text:p>
      <text:p text:style-name="P1">Possesive form for 'جزيرة داس' is 'جزيرة داسي'</text:p>
      <text:p text:style-name="P1">Possesive form for 'جزيرة دلما' is 'جزيرة دلماوي'</text:p>
      <text:p text:style-name="P1">Possesive form for 'حتا' is 'حتاوي'</text:p>
      <text:p text:style-name="P1">Possesive form for 'خت' is 'ختي'</text:p>
      <text:p text:style-name="P1">Possesive form for 'خورفكان' is 'خورفكاني'</text:p>
      <text:p text:style-name="P1">Possesive form for 'دبا الحصن' is 'دبا الحصني'</text:p>
      <text:p text:style-name="P1">Possesive form for 'دبا الفجيرة' is 'دبا الفجيري'</text:p>
      <text:p text:style-name="P1">Possesive form for 'دبي' is 'دبيّ'</text:p>
      <text:p text:style-name="P1">Possesive form for 'رأس الخيمة' is 'رأس الخيمي'</text:p>
      <text:p text:style-name="P1">Possesive form for 'رماح' is 'رماحي'</text:p>
      <text:p text:style-name="P1">Possesive form for 'زعبيل' is 'زعبيلي'</text:p>
      <text:p text:style-name="P1">Possesive form for 'سويحان' is 'سويحاني'</text:p>
      <text:p text:style-name="P1">Possesive form for 'شرم' is 'شرمي'</text:p>
      <text:p text:style-name="P1">Possesive form for 'شعم' is 'شعمي'</text:p>
      <text:p text:style-name="P1">Possesive form for 'شوكة' is 'شوكي'</text:p>
      <text:p text:style-name="P1">Possesive form for 'ضدنا' is 'ضدناوي'</text:p>
      <text:p text:style-name="P1">Possesive form for 'عجمان' is 'عجماني'</text:p>
      <text:p text:style-name="P1">Possesive form for 'غليلة' is 'غليلي'</text:p>
      <text:p text:style-name="P1">Possesive form for 'غياثي' is 'غياثيّ'</text:p>
      <text:p text:style-name="P1">Possesive form for 'فلج المعلا' is 'فلج المعلاوي'</text:p>
      <text:p text:style-name="P1">Possesive form for 'قدفع' is 'قدفعي'</text:p>
      <text:p text:style-name="P1">Possesive form for 'كابر' is 'كابري'</text:p>
      <text:p text:style-name="P1"><text:soft-page-break/>Possesive form for 'كلبا' is 'كلباوي'</text:p>
      <text:p text:style-name="P1">Possesive form for 'مدوك' is 'مدوكي'</text:p>
      <text:p text:style-name="P1">Possesive form for 'مدينة زايد' is 'مدينة زايدي'</text:p>
      <text:p text:style-name="P1">Possesive form for 'مربح' is 'مربحي'</text:p>
      <text:p text:style-name="P1">Possesive form for 'مريشيد' is 'مريشيدي'</text:p>
      <text:p text:style-name="P1">Possesive form for 'مسافي الفجيرة' is 'مسافي الفجيري'</text:p>
      <text:p text:style-name="P1">Possesive form for 'مشيرف' is 'مشيرفي'</text:p>
      <text:p text:style-name="P1">Possesive form for 'مصفوت' is 'مصفوتي'</text:p>
      <text:p text:style-name="P1">Possesive form for 'مهذب' is 'مهذبي'</text:p>
      <text:p text:style-name="P1">Possesive form for 'وادي الحلو' is 'وادي الحلوي'</text:p>
      <text:p text:style-name="P1">Possesive form for 'وادي سهم' is 'وادي سهمي'</text:p>
      <text:p text:style-name="P1">Successfully processed all 93 Emirates-الإمارات.txt entries</text:p>
      <text:p text:style-name="P1">Possesive form for 'جورجيا' is 'جورجيّ'</text:p>
      <text:p text:style-name="P1">Possesive form for 'باتومي، أجاريا' is 'باتومي، أجاريّ'</text:p>
      <text:p text:style-name="P1">Possesive form for 'تبليسي' is 'تبليسيّ'</text:p>
      <text:p text:style-name="P1">Possesive form for 'سخومي' is 'سخوميّ'</text:p>
      <text:p text:style-name="P1">Possesive form for 'غوري، شيدا كارتلي' is 'غوري، شيدا كارتليّ'</text:p>
      <text:p text:style-name="P1">Possesive form for 'كوتايسي' is 'كوتايسيّ'</text:p>
      <text:p text:style-name="P1">Possesive form for 'ماكون، جورجيا' is 'ماكون، جورجيّ'</text:p>
      <text:p text:style-name="P1">Successfully processed all 12 Georgia-جورجيا.txt entries</text:p>
      <text:p text:style-name="P1">Possesive form for 'هونغ كونغ' is 'هونغ كونغي'</text:p>
      <text:p text:style-name="P1">Possesive form for 'كولون، هونغ كونغ' is 'كولون، هونغ كونغي'</text:p>
      <text:p text:style-name="P1">Possesive form for 'مونغ كوك' is 'مونغ كوكي'</text:p>
      <text:p text:style-name="P1">Successfully processed all 4 Hong Kong-الهونغ كونغ.txt entries</text:p>
      <text:p text:style-name="P1">Possesive form for 'هند' is 'هندي'</text:p>
      <text:p text:style-name="P1">Possesive form for 'آكرة' is 'آكري'</text:p>
      <text:p text:style-name="P1">Possesive form for 'أجانتا' is 'أجانتاوي'</text:p>
      <text:p text:style-name="P1">Possesive form for 'أحمد آباد' is 'أحمد آبادي'</text:p>
      <text:p text:style-name="P1">Possesive form for 'بنغالور' is 'بنغالوري'</text:p>
      <text:p text:style-name="P1">Possesive form for 'بوبال' is 'بوبالي'</text:p>
      <text:p text:style-name="P1">Possesive form for 'تشيناي' is 'تشينايّ'</text:p>
      <text:p text:style-name="P1">Possesive form for 'حيدر أباد' is 'حيدر أبادي'</text:p>
      <text:p text:style-name="P1">Possesive form for 'دلهي' is 'دلهيّ'</text:p>
      <text:p text:style-name="P1">Possesive form for 'فيجاياوادا' is 'فيجاياواداوي'</text:p>
      <text:p text:style-name="P1">Possesive form for 'كلكتا' is 'كلكتاوي'</text:p>
      <text:p text:style-name="P1">Possesive form for 'لكنو' is 'لكنوي'</text:p>
      <text:p text:style-name="P1">Possesive form for 'مومباي' is 'مومبايّ'</text:p>
      <text:p text:style-name="P1">Possesive form for 'نيودلهي' is 'نيودلهيّ'</text:p>
      <text:p text:style-name="P1">Successfully processed all 24 India-الهند.txt entries</text:p>
      <text:p text:style-name="P1">Possesive form for 'إندونيسيا' is 'إندونيسيّ'</text:p>
      <text:p text:style-name="P1">Possesive form for 'باليمبانج' is 'باليمبانجي'</text:p>
      <text:p text:style-name="P1">Possesive form for 'بوجور' is 'بوجوري'</text:p>
      <text:p text:style-name="P1">Possesive form for 'بوقور' is 'بوقوري'</text:p>
      <text:p text:style-name="P1">Possesive form for 'بيديغول' is 'بيديغولي'</text:p>
      <text:p text:style-name="P1">Possesive form for 'جاكرتا' is 'جاكرتاوي'</text:p>
      <text:p text:style-name="P1">Possesive form for 'ساماريندا' is 'سامارينداوي'</text:p>
      <text:p text:style-name="P1">Possesive form for 'سورابايا' is 'سورابايّ'</text:p>
      <text:p text:style-name="P1">Possesive form for 'مالانج' is 'مالانجي'</text:p>
      <text:p text:style-name="P1"><text:soft-page-break/>Successfully processed all 14 Indonesia-إندونيسيا.txt entries</text:p>
      <text:p text:style-name="P1">Possesive form for 'إيران' is 'إيراني'</text:p>
      <text:p text:style-name="P1">Possesive form for 'آب معدني كمشك' is 'آب معدني كمشكي'</text:p>
      <text:p text:style-name="P1">Possesive form for 'آباده' is 'آبادهي'</text:p>
      <text:p text:style-name="P1">Possesive form for 'آراك' is 'آراكي'</text:p>
      <text:p text:style-name="P1">Possesive form for 'آستارا' is 'آستاراوي'</text:p>
      <text:p text:style-name="P1">Possesive form for 'آسو' is 'آسوي'</text:p>
      <text:p text:style-name="P1">Possesive form for 'أبهر ' is 'أبهر ي'</text:p>
      <text:p text:style-name="P1">Possesive form for 'أردبيل' is 'أردبيلي'</text:p>
      <text:p text:style-name="P1">Possesive form for 'أرومية' is 'أروميةي'</text:p>
      <text:p text:style-name="P1">Possesive form for 'أزدي' is 'أزديّ'</text:p>
      <text:p text:style-name="P1">Possesive form for 'أشكنان' is 'أشكناني'</text:p>
      <text:p text:style-name="P1">Possesive form for 'أشنویه‌' is 'أشنویه‌ي'</text:p>
      <text:p text:style-name="P1">Possesive form for 'إيلام ' is 'إيلام ي'</text:p>
      <text:p text:style-name="P1">Possesive form for 'أحواز' is 'أحوازي'</text:p>
      <text:p text:style-name="P1">Possesive form for 'بسطامي' is 'بسطاميّ'</text:p>
      <text:p text:style-name="P1">Possesive form for 'بلدة المركزية' is 'بلدة المركزيةي'</text:p>
      <text:p text:style-name="P1">Possesive form for 'حويزة ' is 'حويزة ي'</text:p>
      <text:p text:style-name="P1">Possesive form for 'فلاحية' is 'فلاحيةي'</text:p>
      <text:p text:style-name="P1">Possesive form for 'قابندية' is 'قابنديةي'</text:p>
      <text:p text:style-name="P1">Possesive form for 'انجیردان' is 'انجیرداني'</text:p>
      <text:p text:style-name="P1">Possesive form for 'انوه' is 'انوهي'</text:p>
      <text:p text:style-name="P1">Possesive form for 'ایلجی بالا' is 'ایلجی بالاوي'</text:p>
      <text:p text:style-name="P1">Possesive form for 'ایلود' is 'ایلودي'</text:p>
      <text:p text:style-name="P1">Possesive form for 'بابل ' is 'بابل ي'</text:p>
      <text:p text:style-name="P1">Possesive form for 'بار ترك' is 'بار تركي'</text:p>
      <text:p text:style-name="P1">Possesive form for 'بارو' is 'باروي'</text:p>
      <text:p text:style-name="P1">Possesive form for 'باغ زرد' is 'باغ زردي'</text:p>
      <text:p text:style-name="P1">Possesive form for 'باغ نو' is 'باغ نوي'</text:p>
      <text:p text:style-name="P1">Possesive form for 'بافق' is 'بافقي'</text:p>
      <text:p text:style-name="P1">Possesive form for 'بامستان' is 'بامستاني'</text:p>
      <text:p text:style-name="P1">Possesive form for 'باوه' is 'باوهي'</text:p>
      <text:p text:style-name="P1">Possesive form for 'باي تاوه' is 'باي تاوهي'</text:p>
      <text:p text:style-name="P1">Possesive form for 'بدمستان' is 'بدمستاني'</text:p>
      <text:p text:style-name="P1">Possesive form for 'بر أحمد' is 'بر أحمدي'</text:p>
      <text:p text:style-name="P1">Possesive form for 'بربار' is 'برباري'</text:p>
      <text:p text:style-name="P1">Possesive form for 'بروجرد' is 'بروجردي'</text:p>
      <text:p text:style-name="P1">Possesive form for 'برکه لاری' is 'برکه لاریي'</text:p>
      <text:p text:style-name="P1">Possesive form for 'بستك' is 'بستكي'</text:p>
      <text:p text:style-name="P1">Possesive form for 'بشكروا' is 'بشكروي'</text:p>
      <text:p text:style-name="P1">Possesive form for 'بلدة جناح' is 'بلدة جناحي'</text:p>
      <text:p text:style-name="P1">Possesive form for 'بلدة كوخرد' is 'بلدة كوخردي'</text:p>
      <text:p text:style-name="P1">Possesive form for 'بم' is 'بمي'</text:p>
      <text:p text:style-name="P1">Possesive form for 'بندر أنزلي' is 'بندر أنزليّ'</text:p>
      <text:p text:style-name="P1">Possesive form for 'بندر الديلم' is 'بندر الديلمي'</text:p>
      <text:p text:style-name="P1">Possesive form for 'بندر لنجة' is 'بندر لنجي'</text:p>
      <text:p text:style-name="P1">Possesive form for 'بندرعباس' is 'بندرعباسي'</text:p>
      <text:p text:style-name="P1">Possesive form for 'بهبهان' is 'بهبهاني'</text:p>
      <text:p text:style-name="P1"><text:soft-page-break/>Possesive form for 'بوكان' is 'بوكاني'</text:p>
      <text:p text:style-name="P1">Possesive form for 'بيسه' is 'بيسهي'</text:p>
      <text:p text:style-name="P1">Possesive form for 'بيك احمد' is 'بيك احمدي'</text:p>
      <text:p text:style-name="P1">Possesive form for 'بیرانشهر' is 'بیرانشهري'</text:p>
      <text:p text:style-name="P1">Possesive form for 'تبريز' is 'تبريزي'</text:p>
      <text:p text:style-name="P1">Possesive form for 'تخت قرو' is 'تخت قروي'</text:p>
      <text:p text:style-name="P1">Possesive form for 'تراروا' is 'تراروي'</text:p>
      <text:p text:style-name="P1">Possesive form for 'تربت جام' is 'تربت جامي'</text:p>
      <text:p text:style-name="P1">Possesive form for 'تشوا' is 'تشوي'</text:p>
      <text:p text:style-name="P1">Possesive form for 'تلخ اطهر' is 'تلخ اطهري'</text:p>
      <text:p text:style-name="P1">Possesive form for 'تنك دالان' is 'تنك دالاني'</text:p>
      <text:p text:style-name="P1">Possesive form for 'تنكو' is 'تنكوي'</text:p>
      <text:p text:style-name="P1">Possesive form for 'جابر' is 'جابري'</text:p>
      <text:p text:style-name="P1">Possesive form for 'جارون' is 'جاروني'</text:p>
      <text:p text:style-name="P1">Possesive form for 'جاله' is 'جالهي'</text:p>
      <text:p text:style-name="P1">Possesive form for 'جاله عالی احمدان' is 'جاله عالی احمداني'</text:p>
      <text:p text:style-name="P1">Possesive form for 'جاه بنارد' is 'جاه بناردي'</text:p>
      <text:p text:style-name="P1">Possesive form for 'جاه قیل' is 'جاه قیلي'</text:p>
      <text:p text:style-name="P1">Possesive form for 'جرجان' is 'جرجاني'</text:p>
      <text:p text:style-name="P1">Possesive form for 'جفرآباد' is 'جفرآبادي'</text:p>
      <text:p text:style-name="P1">Possesive form for 'جيريندي' is 'جيرينديّ'</text:p>
      <text:p text:style-name="P1">Possesive form for 'خرج' is 'خرجي'</text:p>
      <text:p text:style-name="P1">Possesive form for 'خرم آباد' is 'خرم آبادي'</text:p>
      <text:p text:style-name="P1">Possesive form for 'خرمشهر' is 'خرمشهري'</text:p>
      <text:p text:style-name="P1">Possesive form for 'خلوص' is 'خلوصي'</text:p>
      <text:p text:style-name="P1">Possesive form for 'خمين' is 'خميني'</text:p>
      <text:p text:style-name="P1">Possesive form for 'خوي' is 'خويّ'</text:p>
      <text:p text:style-name="P1">Possesive form for 'دربش' is 'دربشي'</text:p>
      <text:p text:style-name="P1">Possesive form for 'دركز' is 'دركزي'</text:p>
      <text:p text:style-name="P1">Possesive form for 'دزفول' is 'دزفولي'</text:p>
      <text:p text:style-name="P1">Possesive form for 'دهتل' is 'دهتلي'</text:p>
      <text:p text:style-name="P1">Possesive form for 'دهنك' is 'دهنكي'</text:p>
      <text:p text:style-name="P1">Possesive form for 'دهنو كوخرد' is 'دهنو كوخردي'</text:p>
      <text:p text:style-name="P1">Possesive form for 'ديخور' is 'ديخوري'</text:p>
      <text:p text:style-name="P1">Possesive form for 'رشت' is 'رشتي'</text:p>
      <text:p text:style-name="P1">Possesive form for 'روضة رضوية' is 'روضة رضويةي'</text:p>
      <text:p text:style-name="P1">Possesive form for 'زاهدان' is 'زاهداني'</text:p>
      <text:p text:style-name="P1">Possesive form for 'زنجان' is 'زنجاني'</text:p>
      <text:p text:style-name="P1">Possesive form for 'زنكارد' is 'زنكاردي'</text:p>
      <text:p text:style-name="P1">Possesive form for 'ساري' is 'ساريّ'</text:p>
      <text:p text:style-name="P1">Possesive form for 'سبزوار' is 'سبزواري'</text:p>
      <text:p text:style-name="P1">Possesive form for 'سمنان' is 'سمناني'</text:p>
      <text:p text:style-name="P1">Possesive form for 'سنندج' is 'سنندجي'</text:p>
      <text:p text:style-name="P1">Possesive form for 'سهل مدي آباد' is 'سهل مدي آبادي'</text:p>
      <text:p text:style-name="P1">Possesive form for 'شوش' is 'شوشي'</text:p>
      <text:p text:style-name="P1">Possesive form for 'شيراز' is 'شيرازي'</text:p>
      <text:p text:style-name="P1">Possesive form for 'صالح آباد' is 'صالح آبادي'</text:p>
      <text:p text:style-name="P1">Possesive form for 'صحراء خلوص' is 'صحراء خلوصي'</text:p>
      <text:p text:style-name="P1"><text:soft-page-break/>Possesive form for 'طهران' is 'طهراني'</text:p>
      <text:p text:style-name="P1">Possesive form for 'طوس' is 'طوسي'</text:p>
      <text:p text:style-name="P1">Possesive form for 'عالي جلال' is 'عالي جلالي'</text:p>
      <text:p text:style-name="P1">Possesive form for 'فتوية' is 'فتويةي'</text:p>
      <text:p text:style-name="P1">Possesive form for 'فرامرزان' is 'فرامرزاني'</text:p>
      <text:p text:style-name="P1">Possesive form for 'فردوس' is 'فردوسي'</text:p>
      <text:p text:style-name="P1">Possesive form for 'قائمة مدن إيران' is 'قائمة مدن إيراني'</text:p>
      <text:p text:style-name="P1">Possesive form for 'قرية خمر' is 'قرية خمري'</text:p>
      <text:p text:style-name="P1">Possesive form for 'قرية كوخرد' is 'قرية كوخردي'</text:p>
      <text:p text:style-name="P1">Possesive form for 'قزوين' is 'قزويني'</text:p>
      <text:p text:style-name="P1">Possesive form for 'قم' is 'قمي'</text:p>
      <text:p text:style-name="P1">Possesive form for 'كاد ممدي' is 'كاد ممديّ'</text:p>
      <text:p text:style-name="P1">Possesive form for 'كازرون' is 'كازروني'</text:p>
      <text:p text:style-name="P1">Possesive form for 'كاشان' is 'كاشاني'</text:p>
      <text:p text:style-name="P1">Possesive form for 'كرج ' is 'كرج ي'</text:p>
      <text:p text:style-name="P1">Possesive form for 'كرمان' is 'كرماني'</text:p>
      <text:p text:style-name="P1">Possesive form for 'كرمانشاه' is 'كرمانشاهي'</text:p>
      <text:p text:style-name="P1">Possesive form for 'كرمستج' is 'كرمستجي'</text:p>
      <text:p text:style-name="P1">Possesive form for 'كرون' is 'كروني'</text:p>
      <text:p text:style-name="P1">Possesive form for 'كریند' is 'كریندي'</text:p>
      <text:p text:style-name="P1">Possesive form for 'كلالة' is 'كلالي'</text:p>
      <text:p text:style-name="P1">Possesive form for 'كلكادي' is 'كلكاديّ'</text:p>
      <text:p text:style-name="P1">Possesive form for 'كم رضوان' is 'كم رضواني'</text:p>
      <text:p text:style-name="P1">Possesive form for 'كمشك' is 'كمشكي'</text:p>
      <text:p text:style-name="P1">Possesive form for 'كنار زرد' is 'كنار زردي'</text:p>
      <text:p text:style-name="P1">Possesive form for 'كنار سياه' is 'كنار سياهي'</text:p>
      <text:p text:style-name="P1">Possesive form for 'كنبد كاووس' is 'كنبد كاووسي'</text:p>
      <text:p text:style-name="P1">Possesive form for 'كودة' is 'كودي'</text:p>
      <text:p text:style-name="P1">Possesive form for 'كوران' is 'كوراني'</text:p>
      <text:p text:style-name="P1">Possesive form for 'كوردان' is 'كورداني'</text:p>
      <text:p text:style-name="P1">Possesive form for 'كوهيج' is 'كوهيجي'</text:p>
      <text:p text:style-name="P1">Possesive form for 'لار' is 'لاري'</text:p>
      <text:p text:style-name="P1">Possesive form for 'لاور دين' is 'لاور ديني'</text:p>
      <text:p text:style-name="P1">Possesive form for 'لاور سفلی' is 'لاور سفلیي'</text:p>
      <text:p text:style-name="P1">Possesive form for 'لاور شيخ' is 'لاور شيخي'</text:p>
      <text:p text:style-name="P1">Possesive form for 'لاور كالون' is 'لاور كالوني'</text:p>
      <text:p text:style-name="P1">Possesive form for 'ماكو' is 'ماكوي'</text:p>
      <text:p text:style-name="P1">Possesive form for 'مدعاجون' is 'مدعاجوني'</text:p>
      <text:p text:style-name="P1">Possesive form for 'مدينة الري' is 'مدينة الريّ'</text:p>
      <text:p text:style-name="P1">Possesive form for 'مدينة جناح' is 'مدينة جناحي'</text:p>
      <text:p text:style-name="P1">Possesive form for 'مدينة همدان' is 'مدينة همداني'</text:p>
      <text:p text:style-name="P1">Possesive form for 'مراغة ' is 'مراغة ي'</text:p>
      <text:p text:style-name="P1">Possesive form for 'مسجد سليمان' is 'مسجد سليماني'</text:p>
      <text:p text:style-name="P1">Possesive form for 'مشهد ' is 'مشهد ي'</text:p>
      <text:p text:style-name="P1">Possesive form for 'مغوه' is 'مغوهي'</text:p>
      <text:p text:style-name="P1">Possesive form for 'مهاباد' is 'مهابادي'</text:p>
      <text:p text:style-name="P1">Possesive form for 'مهران' is 'مهراني'</text:p>
      <text:p text:style-name="P1">Possesive form for 'نجف آباد' is 'نجف آبادي'</text:p>
      <text:p text:style-name="P1"><text:soft-page-break/>Possesive form for 'نخل شيخيا' is 'نخل شيخيّ'</text:p>
      <text:p text:style-name="P1">Possesive form for 'نخل مهدلي' is 'نخل مهدليّ'</text:p>
      <text:p text:style-name="P1">Possesive form for 'نطنز' is 'نطنزي'</text:p>
      <text:p text:style-name="P1">Possesive form for 'نهاوند' is 'نهاوندي'</text:p>
      <text:p text:style-name="P1">Possesive form for 'نهر مهران' is 'نهر مهراني'</text:p>
      <text:p text:style-name="P1">Possesive form for 'نوشهر' is 'نوشهري'</text:p>
      <text:p text:style-name="P1">Possesive form for 'نيسابور' is 'نيسابوري'</text:p>
      <text:p text:style-name="P1">Possesive form for 'هرنك' is 'هرنكي'</text:p>
      <text:p text:style-name="P1">Possesive form for 'هضبة درو' is 'هضبة دروي'</text:p>
      <text:p text:style-name="P1">Possesive form for 'هنكویه' is 'هنكویهي'</text:p>
      <text:p text:style-name="P1">Possesive form for 'وادي جان' is 'وادي جاني'</text:p>
      <text:p text:style-name="P1">Possesive form for 'يرد' is 'يردي'</text:p>
      <text:p text:style-name="P1">Possesive form for 'يزد' is 'يزدي'</text:p>
      <text:p text:style-name="P1">Successfully processed all 182 Iran-إيران.txt entries</text:p>
      <text:p text:style-name="P1">Possesive form for 'عراق' is 'عراقي'</text:p>
      <text:p text:style-name="P1">Possesive form for 'آل بدير' is 'آل بديري'</text:p>
      <text:p text:style-name="P1">Possesive form for 'آلوس' is 'آلوسي'</text:p>
      <text:p text:style-name="P1">Possesive form for 'أبو غريب ' is 'أبو غريب ي'</text:p>
      <text:p text:style-name="P1">Possesive form for 'أربيل' is 'أربيلي'</text:p>
      <text:p text:style-name="P1">Possesive form for 'أشرف ' is 'أشرف ي'</text:p>
      <text:p text:style-name="P1">Possesive form for 'ألتن كوبري' is 'ألتن كوبريّ'</text:p>
      <text:p text:style-name="P1">Possesive form for 'أم قصر' is 'أم قصري'</text:p>
      <text:p text:style-name="P1">Possesive form for 'أبلة' is 'أبلي'</text:p>
      <text:p text:style-name="P1">Possesive form for 'أوسط' is 'أوسطي'</text:p>
      <text:p text:style-name="P1">Possesive form for 'بتراء ' is 'بتراء ي'</text:p>
      <text:p text:style-name="P1">Possesive form for 'بصرة' is 'بصري'</text:p>
      <text:p text:style-name="P1">Possesive form for 'بطحاء ' is 'بطحاء ي'</text:p>
      <text:p text:style-name="P1">Possesive form for 'بعاج' is 'بعاجي'</text:p>
      <text:p text:style-name="P1">Possesive form for 'بغدادي ' is 'بغدادي ي'</text:p>
      <text:p text:style-name="P1">Possesive form for 'بوعلوان ' is 'بوعلوان ي'</text:p>
      <text:p text:style-name="P1">Possesive form for 'تاجي' is 'تاجيّ'</text:p>
      <text:p text:style-name="P1">Possesive form for 'ثرثار ' is 'ثرثار ي'</text:p>
      <text:p text:style-name="P1">Possesive form for 'جبه ' is 'جبه ي'</text:p>
      <text:p text:style-name="P1">Possesive form for 'جزيرة ' is 'جزيرة ي'</text:p>
      <text:p text:style-name="P1">Possesive form for 'حبانية' is 'حبانيةي'</text:p>
      <text:p text:style-name="P1">Possesive form for 'حقلانية' is 'حقلانيةي'</text:p>
      <text:p text:style-name="P1">Possesive form for 'حلة' is 'حلي'</text:p>
      <text:p text:style-name="P1">Possesive form for 'حمار ' is 'حمار ي'</text:p>
      <text:p text:style-name="P1">Possesive form for 'حمدانية' is 'حمدانيةي'</text:p>
      <text:p text:style-name="P1">Possesive form for 'حمزة' is 'حمزي'</text:p>
      <text:p text:style-name="P1">Possesive form for 'حميرية ' is 'حميرية ي'</text:p>
      <text:p text:style-name="P1">Possesive form for 'حويجة' is 'حويجي'</text:p>
      <text:p text:style-name="P1">Possesive form for 'حي ' is 'حي ي'</text:p>
      <text:p text:style-name="P1">Possesive form for 'خالدية ' is 'خالدية ي'</text:p>
      <text:p text:style-name="P1">Possesive form for 'دبس ' is 'دبس ي'</text:p>
      <text:p text:style-name="P1">Possesive form for 'دجيل' is 'دجيلي'</text:p>
      <text:p text:style-name="P1">Possesive form for 'دراجي' is 'دراجيّ'</text:p>
      <text:p text:style-name="P1">Possesive form for 'دور' is 'دوري'</text:p>
      <text:p text:style-name="P1"><text:soft-page-break/>Possesive form for 'رحالية' is 'رحاليةي'</text:p>
      <text:p text:style-name="P1">Possesive form for 'رشيد ' is 'رشيد ي'</text:p>
      <text:p text:style-name="P1">Possesive form for 'رطبة' is 'رطبي'</text:p>
      <text:p text:style-name="P1">Possesive form for 'رفاعي ' is 'رفاعي ي'</text:p>
      <text:p text:style-name="P1">Possesive form for 'رمادي' is 'رماديّ'</text:p>
      <text:p text:style-name="P1">Possesive form for 'رمانة ' is 'رمانة ي'</text:p>
      <text:p text:style-name="P1">Possesive form for 'رميثة' is 'رميثي'</text:p>
      <text:p text:style-name="P1">Possesive form for 'ريحانة' is 'ريحاني'</text:p>
      <text:p text:style-name="P1">Possesive form for 'زاوية ' is 'زاوية ي'</text:p>
      <text:p text:style-name="P1">Possesive form for 'زبيدية' is 'زبيديةي'</text:p>
      <text:p text:style-name="P1">Possesive form for 'زبير ' is 'زبير ي'</text:p>
      <text:p text:style-name="P1">Possesive form for 'زعفرانية' is 'زعفرانيةي'</text:p>
      <text:p text:style-name="P1">Possesive form for 'زيدان' is 'زيداني'</text:p>
      <text:p text:style-name="P1">Possesive form for 'ساجرية' is 'ساجريةي'</text:p>
      <text:p text:style-name="P1">Possesive form for 'سجر' is 'سجري'</text:p>
      <text:p text:style-name="P1">Possesive form for 'سعدية' is 'سعديةي'</text:p>
      <text:p text:style-name="P1">Possesive form for 'سلمان' is 'سلماني'</text:p>
      <text:p text:style-name="P1">Possesive form for 'سليمانية' is 'سليمانيةي'</text:p>
      <text:p text:style-name="P1">Possesive form for 'سماوة' is 'سماوةي'</text:p>
      <text:p text:style-name="P1">Possesive form for 'شرقاط' is 'شرقاطي'</text:p>
      <text:p text:style-name="P1">Possesive form for 'شطرة' is 'شطري'</text:p>
      <text:p text:style-name="P1">Possesive form for 'شنافية' is 'شنافيةي'</text:p>
      <text:p text:style-name="P1">Possesive form for 'صقرة' is 'صقري'</text:p>
      <text:p text:style-name="P1">Possesive form for 'صقلاوية' is 'صقلاويةي'</text:p>
      <text:p text:style-name="P1">Possesive form for 'صوفية ' is 'صوفية ي'</text:p>
      <text:p text:style-name="P1">Possesive form for 'صويرة ' is 'صويرة ي'</text:p>
      <text:p text:style-name="P1">Possesive form for 'صينية ' is 'صينية ي'</text:p>
      <text:p text:style-name="P1">Possesive form for 'ضلوعية' is 'ضلوعيةي'</text:p>
      <text:p text:style-name="P1">Possesive form for 'عبيدي ' is 'عبيدي ي'</text:p>
      <text:p text:style-name="P1">Possesive form for 'عزير ' is 'عزير ي'</text:p>
      <text:p text:style-name="P1">Possesive form for 'عزيزية ' is 'عزيزية ي'</text:p>
      <text:p text:style-name="P1">Possesive form for 'عمادية' is 'عماديةي'</text:p>
      <text:p text:style-name="P1">Possesive form for 'عمارة ' is 'عمارة ي'</text:p>
      <text:p text:style-name="P1">Possesive form for 'عوجا ' is 'عوجا ي'</text:p>
      <text:p text:style-name="P1">Possesive form for 'غراف' is 'غرافي'</text:p>
      <text:p text:style-name="P1">Possesive form for 'فاو ' is 'فاو ي'</text:p>
      <text:p text:style-name="P1">Possesive form for 'فرات ' is 'فرات ي'</text:p>
      <text:p text:style-name="P1">Possesive form for 'فلوجة' is 'فلوجي'</text:p>
      <text:p text:style-name="P1">Possesive form for 'قائم' is 'قائمي'</text:p>
      <text:p text:style-name="P1">Possesive form for 'قاسم ' is 'قاسم ي'</text:p>
      <text:p text:style-name="P1">Possesive form for 'قعقاء' is 'قعقاءي'</text:p>
      <text:p text:style-name="P1">Possesive form for 'قوش' is 'قوشي'</text:p>
      <text:p text:style-name="P1">Possesive form for 'قيارة' is 'قياري'</text:p>
      <text:p text:style-name="P1">Possesive form for 'كرابلة ' is 'كرابلة ي'</text:p>
      <text:p text:style-name="P1">Possesive form for 'كرمة ' is 'كرمة ي'</text:p>
      <text:p text:style-name="P1">Possesive form for 'كسرة ' is 'كسرة ي'</text:p>
      <text:p text:style-name="P1">Possesive form for 'كفل' is 'كفلي'</text:p>
      <text:p text:style-name="P1">Possesive form for 'كوت ' is 'كوت ي'</text:p>
      <text:p text:style-name="P1"><text:soft-page-break/>Possesive form for 'كوفة' is 'كوفي'</text:p>
      <text:p text:style-name="P1">Possesive form for 'لطيفية' is 'لطيفيةي'</text:p>
      <text:p text:style-name="P1">Possesive form for 'مجر الكبير' is 'مجر الكبيري'</text:p>
      <text:p text:style-name="P1">Possesive form for 'محمدي ' is 'محمدي ي'</text:p>
      <text:p text:style-name="P1">Possesive form for 'محمودية ' is 'محمودية ي'</text:p>
      <text:p text:style-name="P1">Possesive form for 'مدائن' is 'مدائني'</text:p>
      <text:p text:style-name="P1">Possesive form for 'مدحتية' is 'مدحتيةي'</text:p>
      <text:p text:style-name="P1">Possesive form for 'مربد ' is 'مربد ي'</text:p>
      <text:p text:style-name="P1">Possesive form for 'مسيب' is 'مسيبي'</text:p>
      <text:p text:style-name="P1">Possesive form for 'معتصم ' is 'معتصم ي'</text:p>
      <text:p text:style-name="P1">Possesive form for 'معمورة ' is 'معمورة ي'</text:p>
      <text:p text:style-name="P1">Possesive form for 'مقدادية' is 'مقداديةي'</text:p>
      <text:p text:style-name="P1">Possesive form for 'منصورية ' is 'منصورية ي'</text:p>
      <text:p text:style-name="P1">Possesive form for 'موصل' is 'موصلي'</text:p>
      <text:p text:style-name="P1">Possesive form for 'ناصرية ' is 'ناصرية ي'</text:p>
      <text:p text:style-name="P1">Possesive form for 'نجف' is 'نجفي'</text:p>
      <text:p text:style-name="P1">Possesive form for 'نخيب' is 'نخيبي'</text:p>
      <text:p text:style-name="P1">Possesive form for 'نصر والسلام' is 'نصر والسلامي'</text:p>
      <text:p text:style-name="P1">Possesive form for 'نعمانية' is 'نعمانيةي'</text:p>
      <text:p text:style-name="P1">Possesive form for 'نعيمية' is 'نعيميةي'</text:p>
      <text:p text:style-name="P1">Possesive form for 'نهيدين' is 'نهيديني'</text:p>
      <text:p text:style-name="P1">Possesive form for 'هاشمية ' is 'هاشمية ي'</text:p>
      <text:p text:style-name="P1">Possesive form for 'هبارية' is 'هباريةي'</text:p>
      <text:p text:style-name="P1">Possesive form for 'هندية ' is 'هندية ي'</text:p>
      <text:p text:style-name="P1">Possesive form for 'هوير' is 'هويري'</text:p>
      <text:p text:style-name="P1">Possesive form for 'وليد ' is 'وليد ي'</text:p>
      <text:p text:style-name="P1">Possesive form for 'يوسفية ' is 'يوسفية ي'</text:p>
      <text:p text:style-name="P1">Possesive form for 'باوة نور' is 'باوة نوري'</text:p>
      <text:p text:style-name="P1">Possesive form for 'بدرة' is 'بدري'</text:p>
      <text:p text:style-name="P1">Possesive form for 'بروانة' is 'برواني'</text:p>
      <text:p text:style-name="P1">Possesive form for 'بصية' is 'بصيةي'</text:p>
      <text:p text:style-name="P1">Possesive form for 'بعشيقة' is 'بعشيقي'</text:p>
      <text:p text:style-name="P1">Possesive form for 'بعقوبة' is 'بعقوبي'</text:p>
      <text:p text:style-name="P1">Possesive form for 'بغداد' is 'بغدادي'</text:p>
      <text:p text:style-name="P1">Possesive form for 'بغديده' is 'بغديدهي'</text:p>
      <text:p text:style-name="P1">Possesive form for 'بقة' is 'بقي'</text:p>
      <text:p text:style-name="P1">Possesive form for 'بهرز' is 'بهرزي'</text:p>
      <text:p text:style-name="P1">Possesive form for 'بياره' is 'بيارهي'</text:p>
      <text:p text:style-name="P1">Possesive form for 'بيجي' is 'بيجيّ'</text:p>
      <text:p text:style-name="P1">Possesive form for 'ترساق' is 'ترساقي'</text:p>
      <text:p text:style-name="P1">Possesive form for 'تكريت' is 'تكريتي'</text:p>
      <text:p text:style-name="P1">Possesive form for 'تلعفر' is 'تلعفري'</text:p>
      <text:p text:style-name="P1">Possesive form for 'تلكيف' is 'تلكيفي'</text:p>
      <text:p text:style-name="P1">Possesive form for 'تنومة ' is 'تنومة ي'</text:p>
      <text:p text:style-name="P1">Possesive form for 'جبلة ' is 'جبلة ي'</text:p>
      <text:p text:style-name="P1">Possesive form for 'جصان' is 'جصاني'</text:p>
      <text:p text:style-name="P1">Possesive form for 'جلولاء' is 'جلولاءي'</text:p>
      <text:p text:style-name="P1">Possesive form for 'جيكور' is 'جيكوري'</text:p>
      <text:p text:style-name="P1"><text:soft-page-break/>Possesive form for 'حديثة' is 'حديثي'</text:p>
      <text:p text:style-name="P1">Possesive form for 'حصيبة الشرقية' is 'حصيبة الشرقيةي'</text:p>
      <text:p text:style-name="P1">Possesive form for 'حويجة إبن حسان' is 'حويجة إبن حساني'</text:p>
      <text:p text:style-name="P1">Possesive form for 'خان بني سعد' is 'خان بني سعدي'</text:p>
      <text:p text:style-name="P1">Possesive form for 'خانقين' is 'خانقيني'</text:p>
      <text:p text:style-name="P1">Possesive form for 'خرنابات' is 'خرناباتي'</text:p>
      <text:p text:style-name="P1">Possesive form for 'خور الزبير' is 'خور الزبيري'</text:p>
      <text:p text:style-name="P1">Possesive form for 'خورمال' is 'خورمالي'</text:p>
      <text:p text:style-name="P1">Possesive form for 'داقوق' is 'داقوقي'</text:p>
      <text:p text:style-name="P1">Possesive form for 'دربندخان' is 'دربندخاني'</text:p>
      <text:p text:style-name="P1">Possesive form for 'دهوك' is 'دهوكي'</text:p>
      <text:p text:style-name="P1">Possesive form for 'دوكان' is 'دوكاني'</text:p>
      <text:p text:style-name="P1">Possesive form for 'ديوانية' is 'ديوانيةي'</text:p>
      <text:p text:style-name="P1">Possesive form for 'راوة' is 'راوةي'</text:p>
      <text:p text:style-name="P1">Possesive form for 'راوندوز' is 'راوندوزي'</text:p>
      <text:p text:style-name="P1">Possesive form for 'رايات' is 'راياتي'</text:p>
      <text:p text:style-name="P1">Possesive form for 'زاخو' is 'زاخوي'</text:p>
      <text:p text:style-name="P1">Possesive form for 'زاويتة' is 'زاويتي'</text:p>
      <text:p text:style-name="P1">Possesive form for 'زرباطية' is 'زرباطيةي'</text:p>
      <text:p text:style-name="P1">Possesive form for 'سامراء' is 'سامراءي'</text:p>
      <text:p text:style-name="P1">Possesive form for 'سرسنك' is 'سرسنكي'</text:p>
      <text:p text:style-name="P1">Possesive form for 'سعدة ' is 'سعدة ي'</text:p>
      <text:p text:style-name="P1">Possesive form for 'سنجار' is 'سنجاري'</text:p>
      <text:p text:style-name="P1">Possesive form for 'سوق الشيوخ' is 'سوق الشيوخي'</text:p>
      <text:p text:style-name="P1">Possesive form for 'شامية ' is 'شامية ي'</text:p>
      <text:p text:style-name="P1">Possesive form for 'شبه جزيرة الفاو' is 'شبه جزيرة الفاوي'</text:p>
      <text:p text:style-name="P1">Possesive form for 'شثاثة' is 'شثاثي'</text:p>
      <text:p text:style-name="P1">Possesive form for 'شقلاوة' is 'شقلاوةي'</text:p>
      <text:p text:style-name="P1">Possesive form for 'شنكال' is 'شنكالي'</text:p>
      <text:p text:style-name="P1">Possesive form for 'صفوان' is 'صفواني'</text:p>
      <text:p text:style-name="P1">Possesive form for 'طريبيل' is 'طريبيلي'</text:p>
      <text:p text:style-name="P1">Possesive form for 'عامرية الفلوجة' is 'عامرية الفلوجي'</text:p>
      <text:p text:style-name="P1">Possesive form for 'عانة ' is 'عانة ي'</text:p>
      <text:p text:style-name="P1">Possesive form for 'عفك' is 'عفكي'</text:p>
      <text:p text:style-name="P1">Possesive form for 'عكاشات' is 'عكاشاتي'</text:p>
      <text:p text:style-name="P1">Possesive form for 'علي الشرقي' is 'علي الشرقيّ'</text:p>
      <text:p text:style-name="P1">Possesive form for 'عنكاوا' is 'عنكاوي'</text:p>
      <text:p text:style-name="P1">Possesive form for 'عين تمر' is 'عين تمري'</text:p>
      <text:p text:style-name="P1">Possesive form for 'عين زالة' is 'عين زالي'</text:p>
      <text:p text:style-name="P1">Possesive form for 'عين سفني' is 'عين سفنيّ'</text:p>
      <text:p text:style-name="P1">Possesive form for 'فايدة' is 'فايدي'</text:p>
      <text:p text:style-name="P1">Possesive form for 'فيش خابور' is 'فيش خابوري'</text:p>
      <text:p text:style-name="P1">Possesive form for 'قرة بولاق' is 'قرة بولاقي'</text:p>
      <text:p text:style-name="P1">Possesive form for 'قرة تبة' is 'قرة تبي'</text:p>
      <text:p text:style-name="P1">Possesive form for 'قرنة ' is 'قرنة ي'</text:p>
      <text:p text:style-name="P1">Possesive form for 'قره داغ' is 'قره داغي'</text:p>
      <text:p text:style-name="P1">Possesive form for 'قلعة سكر' is 'قلعة سكري'</text:p>
      <text:p text:style-name="P1">Possesive form for 'قلعة صالح' is 'قلعة صالحي'</text:p>
      <text:p text:style-name="P1"><text:soft-page-break/>Possesive form for 'كاني ماسي' is 'كاني ماسيّ'</text:p>
      <text:p text:style-name="P1">Possesive form for 'كبيسة' is 'كبيسي'</text:p>
      <text:p text:style-name="P1">Possesive form for 'كربلاء' is 'كربلاءي'</text:p>
      <text:p text:style-name="P1">Possesive form for 'كركوك' is 'كركوكي'</text:p>
      <text:p text:style-name="P1">Possesive form for 'كلار' is 'كلاري'</text:p>
      <text:p text:style-name="P1">Possesive form for 'كويسنجق' is 'كويسنجقي'</text:p>
      <text:p text:style-name="P1">Possesive form for 'مخمور' is 'مخموري'</text:p>
      <text:p text:style-name="P1">Possesive form for 'مشخاب' is 'مشخابي'</text:p>
      <text:p text:style-name="P1">Possesive form for 'مقبرة أور' is 'مقبرة أوري'</text:p>
      <text:p text:style-name="P1">Possesive form for 'ميدان سراي' is 'ميدان سرايّ'</text:p>
      <text:p text:style-name="P1">Possesive form for 'ناحية الغراف' is 'ناحية الغرافي'</text:p>
      <text:p text:style-name="P1">Possesive form for 'نفط خانة' is 'نفط خاني'</text:p>
      <text:p text:style-name="P1">Possesive form for 'نقاش:القاسم ' is 'نقاش:القاسم ي'</text:p>
      <text:p text:style-name="P1">Possesive form for 'نهروان ' is 'نهروان ي'</text:p>
      <text:p text:style-name="P1">Possesive form for 'نينوى ' is 'نينوى ي'</text:p>
      <text:p text:style-name="P1">Possesive form for 'هويشلي ' is 'هويشلي ي'</text:p>
      <text:p text:style-name="P1">Possesive form for 'هبهب' is 'هبهبي'</text:p>
      <text:p text:style-name="P1">Possesive form for 'هيت' is 'هيتي'</text:p>
      <text:p text:style-name="P1">Possesive form for 'ولاية البصرة' is 'ولاية البصري'</text:p>
      <text:p text:style-name="P1">Successfully processed all 223 Iraq-العراق.txt entries</text:p>
      <text:p text:style-name="P1">Possesive form for 'إسرائيل' is 'إسرائيلي'</text:p>
      <text:p text:style-name="P1">Possesive form for 'إعبلين' is 'إعبليني'</text:p>
      <text:p text:style-name="P1">Possesive form for 'إيلات' is 'إيلاتي'</text:p>
      <text:p text:style-name="P1">Possesive form for 'خضيرة' is 'خضيري'</text:p>
      <text:p text:style-name="P1">Possesive form for 'طيرة' is 'طيري'</text:p>
      <text:p text:style-name="P1">Possesive form for 'قبيبة' is 'قبيبي'</text:p>
      <text:p text:style-name="P1">Possesive form for 'لد' is 'لدي'</text:p>
      <text:p text:style-name="P1">Possesive form for 'مغار' is 'مغاري'</text:p>
      <text:p text:style-name="P1">Possesive form for 'ناصرة' is 'ناصري'</text:p>
      <text:p text:style-name="P1">Possesive form for 'ناعورة' is 'ناعوري'</text:p>
      <text:p text:style-name="P1">Possesive form for 'بئر السبع' is 'بئر السبعي'</text:p>
      <text:p text:style-name="P1">Possesive form for 'باقة الغربية' is 'باقة الغربيةي'</text:p>
      <text:p text:style-name="P1">Possesive form for 'بتاح تكفا' is 'بتاح تكفاوي'</text:p>
      <text:p text:style-name="P1">Possesive form for 'تل أبيب' is 'تل أبيبي'</text:p>
      <text:p text:style-name="P1">Possesive form for 'جت ' is 'جت ي'</text:p>
      <text:p text:style-name="P1">Possesive form for 'حرفيش ' is 'حرفيش ي'</text:p>
      <text:p text:style-name="P1">Possesive form for 'حولون' is 'حولوني'</text:p>
      <text:p text:style-name="P1">Possesive form for 'حيفا' is 'حيفاوي'</text:p>
      <text:p text:style-name="P1">Possesive form for 'ديمونة' is 'ديموني'</text:p>
      <text:p text:style-name="P1">Possesive form for 'رمات غان' is 'رمات غاني'</text:p>
      <text:p text:style-name="P1">Possesive form for 'ريشون لتسيون' is 'ريشون لتسيوني'</text:p>
      <text:p text:style-name="P1">Possesive form for 'سخنين' is 'سخنيني'</text:p>
      <text:p text:style-name="P1">Possesive form for 'شفاعمرو' is 'شفاعمروي'</text:p>
      <text:p text:style-name="P1">Possesive form for 'شقيب السلام' is 'شقيب السلامي'</text:p>
      <text:p text:style-name="P1">Possesive form for 'طبريا ' is 'طبريا ي'</text:p>
      <text:p text:style-name="P1">Possesive form for 'قائمة المدن الإسرائيلية' is 'قائمة المدن الإسرائيليةي'</text:p>
      <text:p text:style-name="P1">Possesive form for 'معاليه أدوميم' is 'معاليه أدوميمي'</text:p>
      <text:p text:style-name="P1">Possesive form for 'نتانیا' is 'نتانیاوي'</text:p>
      <text:p text:style-name="P1"><text:soft-page-break/>Possesive form for 'نهاريا' is 'نهاريّ'</text:p>
      <text:p text:style-name="P1">Possesive form for 'نين' is 'نيني'</text:p>
      <text:p text:style-name="P1">Possesive form for 'يافا' is 'يافاوي'</text:p>
      <text:p text:style-name="P1">Successfully processed all 46 Israel-إسرائيل.txt entries</text:p>
      <text:p text:style-name="P1">Possesive form for 'يابان' is 'ياباني'</text:p>
      <text:p text:style-name="P1">Possesive form for 'آوموري' is 'آوموريّ'</text:p>
      <text:p text:style-name="P1">Possesive form for 'أكيتا' is 'أكيتاوي'</text:p>
      <text:p text:style-name="P1">Possesive form for 'أوساكا' is 'أوساكاوي'</text:p>
      <text:p text:style-name="P1">Possesive form for 'إيسه' is 'إيسهي'</text:p>
      <text:p text:style-name="P1">Possesive form for 'تشيبا' is 'تشيباوي'</text:p>
      <text:p text:style-name="P1">Possesive form for 'دايتو، أوساكا' is 'دايتو، أوساكاوي'</text:p>
      <text:p text:style-name="P1">Possesive form for 'سابورو' is 'سابوروي'</text:p>
      <text:p text:style-name="P1">Possesive form for 'سندائي' is 'سندائيّ'</text:p>
      <text:p text:style-name="P1">Possesive form for 'شيزوأوكا' is 'شيزوأوكاوي'</text:p>
      <text:p text:style-name="P1">Possesive form for 'طوكيو' is 'طوكيوي'</text:p>
      <text:p text:style-name="P1">Possesive form for 'فوجيدرا، أوساكا' is 'فوجيدرا، أوساكاوي'</text:p>
      <text:p text:style-name="P1">Possesive form for 'فوكوكا' is 'فوكوكاوي'</text:p>
      <text:p text:style-name="P1">Possesive form for 'كاغوشيما' is 'كاغوشيماوي'</text:p>
      <text:p text:style-name="P1">Possesive form for 'كاماكورا' is 'كاماكوراوي'</text:p>
      <text:p text:style-name="P1">Possesive form for 'كاواساكي' is 'كاواساكيّ'</text:p>
      <text:p text:style-name="P1">Possesive form for 'كوبه' is 'كوبهي'</text:p>
      <text:p text:style-name="P1">Possesive form for 'كيوتو' is 'كيوتوي'</text:p>
      <text:p text:style-name="P1">Possesive form for 'ماتسوياما' is 'ماتسوياماوي'</text:p>
      <text:p text:style-name="P1">Possesive form for 'نارا' is 'ناراوي'</text:p>
      <text:p text:style-name="P1">Possesive form for 'ناغازاكي' is 'ناغازاكيّ'</text:p>
      <text:p text:style-name="P1">Possesive form for 'ناغانو' is 'ناغانوي'</text:p>
      <text:p text:style-name="P1">Possesive form for 'ناغويا' is 'ناغويّ'</text:p>
      <text:p text:style-name="P1">Possesive form for 'نيكو ' is 'نيكو ي'</text:p>
      <text:p text:style-name="P1">Possesive form for 'هابيكينو' is 'هابيكينوي'</text:p>
      <text:p text:style-name="P1">Possesive form for 'هاكوداته' is 'هاكوداتهي'</text:p>
      <text:p text:style-name="P1">Possesive form for 'هنان، أوساكا' is 'هنان، أوساكاوي'</text:p>
      <text:p text:style-name="P1">Possesive form for 'هيراكاتا، أوساكا' is 'هيراكاتا، أوساكاوي'</text:p>
      <text:p text:style-name="P1">Possesive form for 'هيروشيما' is 'هيروشيماوي'</text:p>
      <text:p text:style-name="P1">Possesive form for 'هيغاشيوساكا، أوساكا' is 'هيغاشيوساكا، أوساكاوي'</text:p>
      <text:p text:style-name="P1">Possesive form for 'هيميجي' is 'هيميجيّ'</text:p>
      <text:p text:style-name="P1">Possesive form for 'ياماغوتشي' is 'ياماغوتشيّ'</text:p>
      <text:p text:style-name="P1">Possesive form for 'يوكوهاما' is 'يوكوهاماوي'</text:p>
      <text:p text:style-name="P1">Successfully processed all 44 Japan-اليابان.txt entries</text:p>
      <text:p text:style-name="P1">Possesive form for 'أردن' is 'أردني'</text:p>
      <text:p text:style-name="P1">Possesive form for 'إربد' is 'إربدي'</text:p>
      <text:p text:style-name="P1">Possesive form for 'إيدون' is 'إيدوني'</text:p>
      <text:p text:style-name="P1">Possesive form for 'أزرق ' is 'أزرق ي'</text:p>
      <text:p text:style-name="P1">Possesive form for 'بتراء' is 'بتراءي'</text:p>
      <text:p text:style-name="P1">Possesive form for 'بويضة ' is 'بويضة ي'</text:p>
      <text:p text:style-name="P1">Possesive form for 'رصيفة' is 'رصيفي'</text:p>
      <text:p text:style-name="P1">Possesive form for 'رمثا' is 'رمثاوي'</text:p>
      <text:p text:style-name="P1">Possesive form for 'سلط ' is 'سلط ي'</text:p>
      <text:p text:style-name="P1">Possesive form for 'فحيص' is 'فحيصي'</text:p>
      <text:p text:style-name="P1"><text:soft-page-break/>Possesive form for 'كرك' is 'كركي'</text:p>
      <text:p text:style-name="P1">Possesive form for 'مفرق' is 'مفرقي'</text:p>
      <text:p text:style-name="P1">Possesive form for 'برقش' is 'برقشي'</text:p>
      <text:p text:style-name="P1">Possesive form for 'بطنا ' is 'بطنا ي'</text:p>
      <text:p text:style-name="P1">Possesive form for 'بليلا ' is 'بليلا ي'</text:p>
      <text:p text:style-name="P1">Possesive form for 'ثغرة الجب' is 'ثغرة الجبي'</text:p>
      <text:p text:style-name="P1">Possesive form for 'جحفية' is 'جحفيةي'</text:p>
      <text:p text:style-name="P1">Possesive form for 'جرش' is 'جرشي'</text:p>
      <text:p text:style-name="P1">Possesive form for 'دير أبي سعيد' is 'دير أبي سعيدي'</text:p>
      <text:p text:style-name="P1">Possesive form for 'رحابا' is 'رحاباوي'</text:p>
      <text:p text:style-name="P1">Possesive form for 'زوبيا' is 'زوبيّ'</text:p>
      <text:p text:style-name="P1">Possesive form for 'صبحا' is 'صبحاوي'</text:p>
      <text:p text:style-name="P1">Possesive form for 'عجلون' is 'عجلوني'</text:p>
      <text:p text:style-name="P1">Possesive form for 'عقبة' is 'عقبي'</text:p>
      <text:p text:style-name="P1">Possesive form for 'عمان ' is 'عمان ي'</text:p>
      <text:p text:style-name="P1">Possesive form for 'عنبه' is 'عنبهي'</text:p>
      <text:p text:style-name="P1">Possesive form for 'عين جنا' is 'عين جناوي'</text:p>
      <text:p text:style-name="P1">Possesive form for 'كفرنجة' is 'كفرنجي'</text:p>
      <text:p text:style-name="P1">Possesive form for 'مادبا' is 'مادباوي'</text:p>
      <text:p text:style-name="P1">Possesive form for 'مدينة الهاشمية ' is 'مدينة الهاشمية ي'</text:p>
      <text:p text:style-name="P1">Possesive form for 'مرج الحمام' is 'مرج الحمامي'</text:p>
      <text:p text:style-name="P1">Possesive form for 'معان' is 'معاني'</text:p>
      <text:p text:style-name="P1">Possesive form for 'مناطق مدينة إربد الكبرى' is 'مناطق مدينة إربد الكبرىي'</text:p>
      <text:p text:style-name="P1">Possesive form for 'منطقة سحم' is 'منطقة سحمي'</text:p>
      <text:p text:style-name="P1">Possesive form for 'ميادين مدينة إربد' is 'ميادين مدينة إربدي'</text:p>
      <text:p text:style-name="P1">Possesive form for 'وادي موسى' is 'وادي موسىي'</text:p>
      <text:p text:style-name="P1">Successfully processed all 50 Jordan-الأردن.txt entries</text:p>
      <text:p text:style-name="P1">Possesive form for 'كازاخستان' is 'كازاخستاني'</text:p>
      <text:p text:style-name="P1">Possesive form for 'أتيراو' is 'أتيراوي'</text:p>
      <text:p text:style-name="P1">Possesive form for 'أركاليك، كوستاناي' is 'أركاليك، كوستانايّ'</text:p>
      <text:p text:style-name="P1">Possesive form for 'أريس، أونتوستيك كازاكستان' is 'أريس، أونتوستيك كازاكستاني'</text:p>
      <text:p text:style-name="P1">Possesive form for 'أستانا، أكمولا' is 'أستانا، أكمولاوي'</text:p>
      <text:p text:style-name="P1">Possesive form for 'أكتوبي' is 'أكتوبيّ'</text:p>
      <text:p text:style-name="P1">Possesive form for 'أكتوبي، أكتوبي' is 'أكتوبي، أكتوبيّ'</text:p>
      <text:p text:style-name="P1">Possesive form for 'أكسو، أكمولا' is 'أكسو، أكمولاوي'</text:p>
      <text:p text:style-name="P1">Possesive form for 'أكسو، بافلودار' is 'أكسو، بافلوداري'</text:p>
      <text:p text:style-name="P1">Possesive form for 'ألماتي' is 'ألماتيّ'</text:p>
      <text:p text:style-name="P1">Possesive form for 'أستانا' is 'أستاناوي'</text:p>
      <text:p text:style-name="P1">Possesive form for 'بافلودار' is 'بافلوداري'</text:p>
      <text:p text:style-name="P1">Possesive form for 'بالكاش، كاراغاندي' is 'بالكاش، كاراغانديّ'</text:p>
      <text:p text:style-name="P1">Possesive form for 'بيكونور' is 'بيكونوري'</text:p>
      <text:p text:style-name="P1">Possesive form for 'تاراز، تاراز' is 'تاراز، تارازي'</text:p>
      <text:p text:style-name="P1">Possesive form for 'زهاناتاس، تاراز' is 'زهاناتاس، تارازي'</text:p>
      <text:p text:style-name="P1">Possesive form for 'زهاناوزين، مانكيستاو' is 'زهاناوزين، مانكيستاوي'</text:p>
      <text:p text:style-name="P1">Possesive form for 'زهيزكازغان، كاراغاندي' is 'زهيزكازغان، كاراغانديّ'</text:p>
      <text:p text:style-name="P1">Possesive form for 'قراغندي' is 'قراغنديّ'</text:p>
      <text:p text:style-name="P1">Possesive form for 'كوستناي' is 'كوستنايّ'</text:p>
      <text:p text:style-name="P1">Successfully processed all 27 Kazakhstan-كازاخستان.txt entries</text:p>
      <text:p text:style-name="P1"><text:soft-page-break/>Possesive form for 'كويت' is 'كويتي'</text:p>
      <text:p text:style-name="P1">Possesive form for 'جهراء القديمة' is 'جهراء القديمي'</text:p>
      <text:p text:style-name="P1">Possesive form for 'فحيحيل' is 'فحيحيلي'</text:p>
      <text:p text:style-name="P1">Possesive form for 'سعد العبد الله ' is 'سعد العبد الله ي'</text:p>
      <text:p text:style-name="P1">Possesive form for 'مدينة الكويت' is 'مدينة الكويتي'</text:p>
      <text:p text:style-name="P1">Possesive form for 'مدينة الحرير' is 'مدينة الحريري'</text:p>
      <text:p text:style-name="P1">Successfully processed all 9 Kuwait-الكويت.txt entries</text:p>
      <text:p text:style-name="P1">Possesive form for 'قرغيزستان' is 'قرغيزستاني'</text:p>
      <text:p text:style-name="P1">Possesive form for 'أوش' is 'أوشي'</text:p>
      <text:p text:style-name="P1">Possesive form for 'بشكيك' is 'بشكيكي'</text:p>
      <text:p text:style-name="P1">Successfully processed all 4 Kyrgyzstan-قرغيزستان.txt entries</text:p>
      <text:p text:style-name="P1">Possesive form for 'لبنان' is 'لبناني'</text:p>
      <text:p text:style-name="P1">Possesive form for 'أجد عبرين' is 'أجد عبريني'</text:p>
      <text:p text:style-name="P1">Possesive form for 'أرنون' is 'أرنوني'</text:p>
      <text:p text:style-name="P1">Possesive form for 'أسلوت' is 'أسلوتي'</text:p>
      <text:p text:style-name="P1">Possesive form for 'أسواق بيروت' is 'أسواق بيروتي'</text:p>
      <text:p text:style-name="P1">Possesive form for 'أغميد' is 'أغميدي'</text:p>
      <text:p text:style-name="P1">Possesive form for 'أكروم' is 'أكرومي'</text:p>
      <text:p text:style-name="P1">Possesive form for 'أمية ' is 'أمية ي'</text:p>
      <text:p text:style-name="P1">Possesive form for 'أميون' is 'أميوني'</text:p>
      <text:p text:style-name="P1">Possesive form for 'أنصار ' is 'أنصار ي'</text:p>
      <text:p text:style-name="P1">Possesive form for 'أنطلياس' is 'أنطلياسي'</text:p>
      <text:p text:style-name="P1">Possesive form for 'أيطو' is 'أيطوي'</text:p>
      <text:p text:style-name="P1">Possesive form for 'أيهة' is 'أيهي'</text:p>
      <text:p text:style-name="P1">Possesive form for 'إدّه' is 'إدّهي'</text:p>
      <text:p text:style-name="P1">Possesive form for 'إركي' is 'إركيّ'</text:p>
      <text:p text:style-name="P1">Possesive form for 'إهدن' is 'إهدني'</text:p>
      <text:p text:style-name="P1">Possesive form for 'إهمج' is 'إهمجي'</text:p>
      <text:p text:style-name="P1">Possesive form for 'ابل السقي' is 'ابل السقيّ'</text:p>
      <text:p text:style-name="P1">Possesive form for 'اجدبر' is 'اجدبري'</text:p>
      <text:p text:style-name="P1">Possesive form for 'ادما' is 'ادماوي'</text:p>
      <text:p text:style-name="P1">Possesive form for 'اده ' is 'اده ي'</text:p>
      <text:p text:style-name="P1">Possesive form for 'ارده' is 'اردهي'</text:p>
      <text:p text:style-name="P1">Possesive form for 'ارزي' is 'ارزيّ'</text:p>
      <text:p text:style-name="P1">Possesive form for 'افقا' is 'افقاوي'</text:p>
      <text:p text:style-name="P1">Possesive form for 'أنصارية' is 'أنصاريةي'</text:p>
      <text:p text:style-name="P1">Possesive form for 'بابلية ' is 'بابلية ي'</text:p>
      <text:p text:style-name="P1">Possesive form for 'بازوريه' is 'بازوريهي'</text:p>
      <text:p text:style-name="P1">Possesive form for 'بترون' is 'بتروني'</text:p>
      <text:p text:style-name="P1">Possesive form for 'برامية' is 'براميةي'</text:p>
      <text:p text:style-name="P1">Possesive form for 'برج ' is 'برج ي'</text:p>
      <text:p text:style-name="P1">Possesive form for 'برج الشمالي ' is 'برج الشمالي ي'</text:p>
      <text:p text:style-name="P1">Possesive form for 'بساتين ' is 'بساتين ي'</text:p>
      <text:p text:style-name="P1">Possesive form for 'بعلية' is 'بعليةي'</text:p>
      <text:p text:style-name="P1">Possesive form for 'بقيعة ' is 'بقيعة ي'</text:p>
      <text:p text:style-name="P1">Possesive form for 'بيرة ' is 'بيرة ي'</text:p>
      <text:p text:style-name="P1">Possesive form for 'بيسارية' is 'بيساريةي'</text:p>
      <text:p text:style-name="P1">Possesive form for 'تليل' is 'تليلي'</text:p>
      <text:p text:style-name="P1"><text:soft-page-break/>Possesive form for 'جديدة ' is 'جديدة ي'</text:p>
      <text:p text:style-name="P1">Possesive form for 'جومة' is 'جومي'</text:p>
      <text:p text:style-name="P1">Possesive form for 'حاكور' is 'حاكوري'</text:p>
      <text:p text:style-name="P1">Possesive form for 'حمصية' is 'حمصيةي'</text:p>
      <text:p text:style-name="P1">Possesive form for 'حوش' is 'حوشي'</text:p>
      <text:p text:style-name="P1">Possesive form for 'حوشب' is 'حوشبي'</text:p>
      <text:p text:style-name="P1">Possesive form for 'حويش' is 'حويشي'</text:p>
      <text:p text:style-name="P1">Possesive form for 'حيصة' is 'حيصي'</text:p>
      <text:p text:style-name="P1">Possesive form for 'خرايب' is 'خرايبي'</text:p>
      <text:p text:style-name="P1">Possesive form for 'خيام ' is 'خيام ي'</text:p>
      <text:p text:style-name="P1">Possesive form for 'دامور' is 'داموري'</text:p>
      <text:p text:style-name="P1">Possesive form for 'دبابية' is 'دبابيةي'</text:p>
      <text:p text:style-name="P1">Possesive form for 'دريب' is 'دريبي'</text:p>
      <text:p text:style-name="P1">Possesive form for 'دغلة' is 'دغلي'</text:p>
      <text:p text:style-name="P1">Possesive form for 'دلب ' is 'دلب ي'</text:p>
      <text:p text:style-name="P1">Possesive form for 'دورة ' is 'دورة ي'</text:p>
      <text:p text:style-name="P1">Possesive form for 'دوسة' is 'دوسي'</text:p>
      <text:p text:style-name="P1">Possesive form for 'دوير ' is 'دوير ي'</text:p>
      <text:p text:style-name="P1">Possesive form for 'ريحان ' is 'ريحان ي'</text:p>
      <text:p text:style-name="P1">Possesive form for 'ريحانية ' is 'ريحانية ي'</text:p>
      <text:p text:style-name="P1">Possesive form for 'زرارية' is 'زراريةي'</text:p>
      <text:p text:style-name="P1">Possesive form for 'زهراني' is 'زهرانيّ'</text:p>
      <text:p text:style-name="P1">Possesive form for 'زواريب' is 'زواريبي'</text:p>
      <text:p text:style-name="P1">Possesive form for 'ساعد ' is 'ساعد ي'</text:p>
      <text:p text:style-name="P1">Possesive form for 'سد ' is 'سد ي'</text:p>
      <text:p text:style-name="P1">Possesive form for 'سفيرة ' is 'سفيرة ي'</text:p>
      <text:p text:style-name="P1">Possesive form for 'سكسكية' is 'سكسكيةي'</text:p>
      <text:p text:style-name="P1">Possesive form for 'سلطانية' is 'سلطانيةي'</text:p>
      <text:p text:style-name="P1">Possesive form for 'سماقية' is 'سماقيةي'</text:p>
      <text:p text:style-name="P1">Possesive form for 'سنديانة' is 'سندياني'</text:p>
      <text:p text:style-name="P1">Possesive form for 'سهل' is 'سهلي'</text:p>
      <text:p text:style-name="P1">Possesive form for 'سهلة' is 'سهلي'</text:p>
      <text:p text:style-name="P1">Possesive form for 'سويسة' is 'سويسي'</text:p>
      <text:p text:style-name="P1">Possesive form for 'سيم' is 'سيمي'</text:p>
      <text:p text:style-name="P1">Possesive form for 'سيّاد' is 'سيّادي'</text:p>
      <text:p text:style-name="P1">Possesive form for 'شرقية ' is 'شرقية ي'</text:p>
      <text:p text:style-name="P1">Possesive form for 'شعيتية' is 'شعيتيةي'</text:p>
      <text:p text:style-name="P1">Possesive form for 'شفت' is 'شفتي'</text:p>
      <text:p text:style-name="P1">Possesive form for 'شقدوف' is 'شقدوفي'</text:p>
      <text:p text:style-name="P1">Possesive form for 'شيخ زناد' is 'شيخ زنادي'</text:p>
      <text:p text:style-name="P1">Possesive form for 'شيخ طابا' is 'شيخ طاباوي'</text:p>
      <text:p text:style-name="P1">Possesive form for 'شيخ محمد' is 'شيخ محمدي'</text:p>
      <text:p text:style-name="P1">Possesive form for 'صالحية ' is 'صالحية ي'</text:p>
      <text:p text:style-name="P1">Possesive form for 'صرفند' is 'صرفندي'</text:p>
      <text:p text:style-name="P1">Possesive form for 'صنوبر ' is 'صنوبر ي'</text:p>
      <text:p text:style-name="P1">Possesive form for 'صواني' is 'صوانيّ'</text:p>
      <text:p text:style-name="P1">Possesive form for 'طيبة ' is 'طيبة ي'</text:p>
      <text:p text:style-name="P1">Possesive form for 'طيري' is 'طيريّ'</text:p>
      <text:p text:style-name="P1"><text:soft-page-break/>Possesive form for 'عامرية ' is 'عامرية ي'</text:p>
      <text:p text:style-name="P1">Possesive form for 'عبدة' is 'عبدي'</text:p>
      <text:p text:style-name="P1">Possesive form for 'عبودية ' is 'عبودية ي'</text:p>
      <text:p text:style-name="P1">Possesive form for 'عريضة' is 'عريضي'</text:p>
      <text:p text:style-name="P1">Possesive form for 'عماير' is 'عمايري'</text:p>
      <text:p text:style-name="P1">Possesive form for 'عوينات ' is 'عوينات ي'</text:p>
      <text:p text:style-name="P1">Possesive form for 'عيشية' is 'عيشيةي'</text:p>
      <text:p text:style-name="P1">Possesive form for 'غازية' is 'غازيةي'</text:p>
      <text:p text:style-name="P1">Possesive form for 'غزيلة' is 'غزيلي'</text:p>
      <text:p text:style-name="P1">Possesive form for 'غسانية' is 'غسانيةي'</text:p>
      <text:p text:style-name="P1">Possesive form for 'غندورية' is 'غندوريةي'</text:p>
      <text:p text:style-name="P1">Possesive form for 'فرديس' is 'فرديسي'</text:p>
      <text:p text:style-name="P1">Possesive form for 'فرض ' is 'فرض ي'</text:p>
      <text:p text:style-name="P1">Possesive form for 'قبيات' is 'قبياتي'</text:p>
      <text:p text:style-name="P1">Possesive form for 'قرقف' is 'قرقفي'</text:p>
      <text:p text:style-name="P1">Possesive form for 'قرنة ' is 'قرنة ي'</text:p>
      <text:p text:style-name="P1">Possesive form for 'قرية ' is 'قرية ي'</text:p>
      <text:p text:style-name="P1">Possesive form for 'قشلق' is 'قشلقي'</text:p>
      <text:p text:style-name="P1">Possesive form for 'قصيبة ' is 'قصيبة ي'</text:p>
      <text:p text:style-name="P1">Possesive form for 'قلمون ' is 'قلمون ي'</text:p>
      <text:p text:style-name="P1">Possesive form for 'قليعات' is 'قليعاتي'</text:p>
      <text:p text:style-name="P1">Possesive form for 'قليعة ' is 'قليعة ي'</text:p>
      <text:p text:style-name="P1">Possesive form for 'قليلة' is 'قليلي'</text:p>
      <text:p text:style-name="P1">Possesive form for 'قنطرة ' is 'قنطرة ي'</text:p>
      <text:p text:style-name="P1">Possesive form for 'قنطرة ' is 'قنطرة ي'</text:p>
      <text:p text:style-name="P1">Possesive form for 'قوزح' is 'قوزحي'</text:p>
      <text:p text:style-name="P1">Possesive form for 'قيطع' is 'قيطعي'</text:p>
      <text:p text:style-name="P1">Possesive form for 'كفور' is 'كفوري'</text:p>
      <text:p text:style-name="P1">Possesive form for 'كفير ' is 'كفير ي'</text:p>
      <text:p text:style-name="P1">Possesive form for 'كلخة' is 'كلخي'</text:p>
      <text:p text:style-name="P1">Possesive form for 'كنيسة ' is 'كنيسة ي'</text:p>
      <text:p text:style-name="P1">Possesive form for 'كواشرة' is 'كواشري'</text:p>
      <text:p text:style-name="P1">Possesive form for 'لوبية' is 'لوبيةي'</text:p>
      <text:p text:style-name="P1">Possesive form for 'لويزة ' is 'لويزة ي'</text:p>
      <text:p text:style-name="P1">Possesive form for 'ليلكي' is 'ليلكيّ'</text:p>
      <text:p text:style-name="P1">Possesive form for 'مباركية' is 'مباركيةي'</text:p>
      <text:p text:style-name="P1">Possesive form for 'مجدل ' is 'مجدل ي'</text:p>
      <text:p text:style-name="P1">Possesive form for 'مجيدل' is 'مجيدلي'</text:p>
      <text:p text:style-name="P1">Possesive form for 'محطة' is 'محطي'</text:p>
      <text:p text:style-name="P1">Possesive form for 'محمرة ' is 'محمرة ي'</text:p>
      <text:p text:style-name="P1">Possesive form for 'مرة ' is 'مرة ي'</text:p>
      <text:p text:style-name="P1">Possesive form for 'مرج ' is 'مرج ي'</text:p>
      <text:p text:style-name="P1">Possesive form for 'مسعودية' is 'مسعوديةي'</text:p>
      <text:p text:style-name="P1">Possesive form for 'معمرية' is 'معمريةي'</text:p>
      <text:p text:style-name="P1">Possesive form for 'مقيطع' is 'مقيطعي'</text:p>
      <text:p text:style-name="P1">Possesive form for 'مكنونية' is 'مكنونيةي'</text:p>
      <text:p text:style-name="P1">Possesive form for 'مية ومية' is 'مية وميةي'</text:p>
      <text:p text:style-name="P1">Possesive form for 'ميدان ' is 'ميدان ي'</text:p>
      <text:p text:style-name="P1"><text:soft-page-break/>Possesive form for 'ناقورة' is 'ناقوري'</text:p>
      <text:p text:style-name="P1">Possesive form for 'نبطية' is 'نبطيةي'</text:p>
      <text:p text:style-name="P1">Possesive form for 'نبطية التحتا' is 'نبطية التحتاوي'</text:p>
      <text:p text:style-name="P1">Possesive form for 'نبطية الفوقا' is 'نبطية الفوقاوي'</text:p>
      <text:p text:style-name="P1">Possesive form for 'نجارية' is 'نجاريةي'</text:p>
      <text:p text:style-name="P1">Possesive form for 'نريجات' is 'نريجاتي'</text:p>
      <text:p text:style-name="P1">Possesive form for 'نفيسة' is 'نفيسي'</text:p>
      <text:p text:style-name="P1">Possesive form for 'نورة' is 'نوري'</text:p>
      <text:p text:style-name="P1">Possesive form for 'هبارية ' is 'هبارية ي'</text:p>
      <text:p text:style-name="P1">Possesive form for 'هد' is 'هدي'</text:p>
      <text:p text:style-name="P1">Possesive form for 'هرمل' is 'هرملي'</text:p>
      <text:p text:style-name="P1">Possesive form for 'هضبات' is 'هضباتي'</text:p>
      <text:p text:style-name="P1">Possesive form for 'هلالية ' is 'هلالية ي'</text:p>
      <text:p text:style-name="P1">Possesive form for 'وزاني' is 'وزانيّ'</text:p>
      <text:p text:style-name="P1">Possesive form for 'انصار ' is 'انصار ي'</text:p>
      <text:p text:style-name="P1">Possesive form for 'انفه' is 'انفهي'</text:p>
      <text:p text:style-name="P1">Possesive form for 'ايعال' is 'ايعالي'</text:p>
      <text:p text:style-name="P1">Possesive form for 'باب مري' is 'باب مريّ'</text:p>
      <text:p text:style-name="P1">Possesive form for 'بابلية' is 'بابليةي'</text:p>
      <text:p text:style-name="P1">Possesive form for 'باتر' is 'باتري'</text:p>
      <text:p text:style-name="P1">Possesive form for 'باتوليه' is 'باتوليهي'</text:p>
      <text:p text:style-name="P1">Possesive form for 'باروك ' is 'باروك ي'</text:p>
      <text:p text:style-name="P1">Possesive form for 'باكيفا' is 'باكيفاوي'</text:p>
      <text:p text:style-name="P1">Possesive form for 'ببنين' is 'ببنيني'</text:p>
      <text:p text:style-name="P1">Possesive form for 'بتاتر' is 'بتاتري'</text:p>
      <text:p text:style-name="P1">Possesive form for 'بتاحي' is 'بتاحيّ'</text:p>
      <text:p text:style-name="P1">Possesive form for 'بتخني' is 'بتخنيّ'</text:p>
      <text:p text:style-name="P1">Possesive form for 'بتدين اللقش' is 'بتدين اللقشي'</text:p>
      <text:p text:style-name="P1">Possesive form for 'بترومين' is 'بتروميني'</text:p>
      <text:p text:style-name="P1">Possesive form for 'بترون' is 'بتروني'</text:p>
      <text:p text:style-name="P1">Possesive form for 'بتعبورا' is 'بتعبوراوي'</text:p>
      <text:p text:style-name="P1">Possesive form for 'بتغرين' is 'بتغريني'</text:p>
      <text:p text:style-name="P1">Possesive form for 'بتلوم' is 'بتلومي'</text:p>
      <text:p text:style-name="P1">Possesive form for 'بتوراتج' is 'بتوراتجي'</text:p>
      <text:p text:style-name="P1">Possesive form for 'بجه' is 'بجهي'</text:p>
      <text:p text:style-name="P1">Possesive form for 'بحبوش' is 'بحبوشي'</text:p>
      <text:p text:style-name="P1">Possesive form for 'بحرصاف' is 'بحرصافي'</text:p>
      <text:p text:style-name="P1">Possesive form for 'بحصاص' is 'بحصاصي'</text:p>
      <text:p text:style-name="P1">Possesive form for 'بحمدون الضيعة' is 'بحمدون الضيعي'</text:p>
      <text:p text:style-name="P1">Possesive form for 'بحمدون المحطة' is 'بحمدون المحطي'</text:p>
      <text:p text:style-name="P1">Possesive form for 'بحوارة' is 'بحواري'</text:p>
      <text:p text:style-name="P1">Possesive form for 'بحيري تولا' is 'بحيري تولاوي'</text:p>
      <text:p text:style-name="P1">Possesive form for 'بخشتيه' is 'بخشتيهي'</text:p>
      <text:p text:style-name="P1">Possesive form for 'بخعون' is 'بخعوني'</text:p>
      <text:p text:style-name="P1">Possesive form for 'بدادون' is 'بدادوني'</text:p>
      <text:p text:style-name="P1">Possesive form for 'بدبهون' is 'بدبهوني'</text:p>
      <text:p text:style-name="P1">Possesive form for 'بدغان' is 'بدغاني'</text:p>
      <text:p text:style-name="P1">Possesive form for 'بدنايل' is 'بدنايلي'</text:p>
      <text:p text:style-name="P1"><text:soft-page-break/>Possesive form for 'بدنايل ' is 'بدنايل ي'</text:p>
      <text:p text:style-name="P1">Possesive form for 'بديبا' is 'بديباوي'</text:p>
      <text:p text:style-name="P1">Possesive form for 'برالياس' is 'برالياسي'</text:p>
      <text:p text:style-name="P1">Possesive form for 'بربارة ' is 'بربارة ي'</text:p>
      <text:p text:style-name="P1">Possesive form for 'بربارة ' is 'بربارة ي'</text:p>
      <text:p text:style-name="P1">Possesive form for 'برتي' is 'برتيّ'</text:p>
      <text:p text:style-name="P1">Possesive form for 'برج البراجنة' is 'برج البراجني'</text:p>
      <text:p text:style-name="P1">Possesive form for 'برج العرب ' is 'برج العرب ي'</text:p>
      <text:p text:style-name="P1">Possesive form for 'برج الملوك' is 'برج الملوكي'</text:p>
      <text:p text:style-name="P1">Possesive form for 'برج حمود' is 'برج حمودي'</text:p>
      <text:p text:style-name="P1">Possesive form for 'برج قلاويه' is 'برج قلاويهي'</text:p>
      <text:p text:style-name="P1">Possesive form for 'برجين' is 'برجيني'</text:p>
      <text:p text:style-name="P1">Possesive form for 'برحليون' is 'برحليوني'</text:p>
      <text:p text:style-name="P1">Possesive form for 'برصة' is 'برصي'</text:p>
      <text:p text:style-name="P1">Possesive form for 'برعشيت' is 'برعشيتي'</text:p>
      <text:p text:style-name="P1">Possesive form for 'برقايل' is 'برقايلي'</text:p>
      <text:p text:style-name="P1">Possesive form for 'بركة ' is 'بركة ي'</text:p>
      <text:p text:style-name="P1">Possesive form for 'برمانا' is 'برماناوي'</text:p>
      <text:p text:style-name="P1">Possesive form for 'بريتال' is 'بريتالي'</text:p>
      <text:p text:style-name="P1">Possesive form for 'بريح' is 'بريحي'</text:p>
      <text:p text:style-name="P1">Possesive form for 'بريقة ' is 'بريقة ي'</text:p>
      <text:p text:style-name="P1">Possesive form for 'بزال' is 'بزالي'</text:p>
      <text:p text:style-name="P1">Possesive form for 'بزبدين' is 'بزبديني'</text:p>
      <text:p text:style-name="P1">Possesive form for 'بزبينا' is 'بزبيناوي'</text:p>
      <text:p text:style-name="P1">Possesive form for 'بزعون' is 'بزعوني'</text:p>
      <text:p text:style-name="P1">Possesive form for 'بزمار' is 'بزماري'</text:p>
      <text:p text:style-name="P1">Possesive form for 'بزيزا' is 'بزيزاوي'</text:p>
      <text:p text:style-name="P1">Possesive form for 'بسابا' is 'بساباوي'</text:p>
      <text:p text:style-name="P1">Possesive form for 'بسابا الشوف' is 'بسابا الشوفي'</text:p>
      <text:p text:style-name="P1">Possesive form for 'بساتين' is 'بساتيني'</text:p>
      <text:p text:style-name="P1">Possesive form for 'بساتين ' is 'بساتين ي'</text:p>
      <text:p text:style-name="P1">Possesive form for 'بسرين' is 'بسريني'</text:p>
      <text:p text:style-name="P1">Possesive form for 'بسكنتا' is 'بسكنتاوي'</text:p>
      <text:p text:style-name="P1">Possesive form for 'بسلوقيط' is 'بسلوقيطي'</text:p>
      <text:p text:style-name="P1">Possesive form for 'بسوس' is 'بسوسي'</text:p>
      <text:p text:style-name="P1">Possesive form for 'بشامون' is 'بشاموني'</text:p>
      <text:p text:style-name="P1">Possesive form for 'بشتفين' is 'بشتفيني'</text:p>
      <text:p text:style-name="P1">Possesive form for 'بشتلدا' is 'بشتلداوي'</text:p>
      <text:p text:style-name="P1">Possesive form for 'بشري' is 'بشريّ'</text:p>
      <text:p text:style-name="P1">Possesive form for 'بشعلة' is 'بشعلي'</text:p>
      <text:p text:style-name="P1">Possesive form for 'بشمزين' is 'بشمزيني'</text:p>
      <text:p text:style-name="P1">Possesive form for 'بشنين' is 'بشنيني'</text:p>
      <text:p text:style-name="P1">Possesive form for 'بصاليم' is 'بصاليمي'</text:p>
      <text:p text:style-name="P1">Possesive form for 'بصرما' is 'بصرماوي'</text:p>
      <text:p text:style-name="P1">Possesive form for 'بطاران' is 'بطاراني'</text:p>
      <text:p text:style-name="P1">Possesive form for 'بطحا' is 'بطحاوي'</text:p>
      <text:p text:style-name="P1">Possesive form for 'بطرام' is 'بطرامي'</text:p>
      <text:p text:style-name="P1">Possesive form for 'بطرماز' is 'بطرمازي'</text:p>
      <text:p text:style-name="P1"><text:soft-page-break/>Possesive form for 'بطشي' is 'بطشيّ'</text:p>
      <text:p text:style-name="P1">Possesive form for 'بطلون' is 'بطلوني'</text:p>
      <text:p text:style-name="P1">Possesive form for 'بطمة' is 'بطمي'</text:p>
      <text:p text:style-name="P1">Possesive form for 'بعاصير' is 'بعاصيري'</text:p>
      <text:p text:style-name="P1">Possesive form for 'بعبدا' is 'بعبداوي'</text:p>
      <text:p text:style-name="P1">Possesive form for 'بعبدات' is 'بعبداتي'</text:p>
      <text:p text:style-name="P1">Possesive form for 'بعذران' is 'بعذراني'</text:p>
      <text:p text:style-name="P1">Possesive form for 'بعقلين' is 'بعقليني'</text:p>
      <text:p text:style-name="P1">Possesive form for 'بعلبك' is 'بعلبكي'</text:p>
      <text:p text:style-name="P1">Possesive form for 'بعلشميه' is 'بعلشميهي'</text:p>
      <text:p text:style-name="P1">Possesive form for 'بعلول' is 'بعلولي'</text:p>
      <text:p text:style-name="P1">Possesive form for 'بعورته' is 'بعورتهي'</text:p>
      <text:p text:style-name="P1">Possesive form for 'بقاع صفرين' is 'بقاع صفريني'</text:p>
      <text:p text:style-name="P1">Possesive form for 'بقرزلا' is 'بقرزلاوي'</text:p>
      <text:p text:style-name="P1">Possesive form for 'بقرقاش' is 'بقرقاشي'</text:p>
      <text:p text:style-name="P1">Possesive form for 'بقسطة' is 'بقسطي'</text:p>
      <text:p text:style-name="P1">Possesive form for 'بقسميّا' is 'بقسميّ'</text:p>
      <text:p text:style-name="P1">Possesive form for 'بقعتات' is 'بقعتاتي'</text:p>
      <text:p text:style-name="P1">Possesive form for 'بقعكفرا' is 'بقعكفراوي'</text:p>
      <text:p text:style-name="P1">Possesive form for 'بقنايا' is 'بقنايّ'</text:p>
      <text:p text:style-name="P1">Possesive form for 'بكا' is 'بكاوي'</text:p>
      <text:p text:style-name="P1">Possesive form for 'بكاسين' is 'بكاسيني'</text:p>
      <text:p text:style-name="P1">Possesive form for 'بكركي' is 'بكركيّ'</text:p>
      <text:p text:style-name="P1">Possesive form for 'بكفتين' is 'بكفتيني'</text:p>
      <text:p text:style-name="P1">Possesive form for 'بكيفا' is 'بكيفاوي'</text:p>
      <text:p text:style-name="P1">Possesive form for 'بلاط ' is 'بلاط ي'</text:p>
      <text:p text:style-name="P1">Possesive form for 'بلاط ' is 'بلاط ي'</text:p>
      <text:p text:style-name="P1">Possesive form for 'بلانة الحيصة' is 'بلانة الحيصي'</text:p>
      <text:p text:style-name="P1">Possesive form for 'بلدة قلحات' is 'بلدة قلحاتي'</text:p>
      <text:p text:style-name="P1">Possesive form for 'بلدية ديرعمار' is 'بلدية ديرعماري'</text:p>
      <text:p text:style-name="P1">Possesive form for 'بلونة' is 'بلوني'</text:p>
      <text:p text:style-name="P1">Possesive form for 'بليبل' is 'بليبلي'</text:p>
      <text:p text:style-name="P1">Possesive form for 'بليدا ' is 'بليدا ي'</text:p>
      <text:p text:style-name="P1">Possesive form for 'بمحرين' is 'بمحريني'</text:p>
      <text:p text:style-name="P1">Possesive form for 'بمريم' is 'بمريمي'</text:p>
      <text:p text:style-name="P1">Possesive form for 'بمكين' is 'بمكيني'</text:p>
      <text:p text:style-name="P1">Possesive form for 'بمهريه' is 'بمهريهي'</text:p>
      <text:p text:style-name="P1">Possesive form for 'بنابل' is 'بنابلي'</text:p>
      <text:p text:style-name="P1">Possesive form for 'بنت جبيل' is 'بنت جبيلي'</text:p>
      <text:p text:style-name="P1">Possesive form for 'بنشعي' is 'بنشعيّ'</text:p>
      <text:p text:style-name="P1">Possesive form for 'بنعفول' is 'بنعفولي'</text:p>
      <text:p text:style-name="P1">Possesive form for 'بنهران' is 'بنهراني'</text:p>
      <text:p text:style-name="P1">Possesive form for 'بنواتي' is 'بنواتيّ'</text:p>
      <text:p text:style-name="P1">Possesive form for 'بني حيان' is 'بني حياني'</text:p>
      <text:p text:style-name="P1">Possesive form for 'بنيه' is 'بنيهي'</text:p>
      <text:p text:style-name="P1">Possesive form for 'بوار' is 'بواري'</text:p>
      <text:p text:style-name="P1">Possesive form for 'بوارج ' is 'بوارج ي'</text:p>
      <text:p text:style-name="P1">Possesive form for 'بوزريده' is 'بوزريدهي'</text:p>
      <text:p text:style-name="P1"><text:soft-page-break/>Possesive form for 'بوسوار' is 'بوسواري'</text:p>
      <text:p text:style-name="P1">Possesive form for 'بوشرية' is 'بوشريةي'</text:p>
      <text:p text:style-name="P1">Possesive form for 'بوضاي' is 'بوضايّ'</text:p>
      <text:p text:style-name="P1">Possesive form for 'بياقوت' is 'بياقوتي'</text:p>
      <text:p text:style-name="P1">Possesive form for 'بيت أيوب' is 'بيت أيوبي'</text:p>
      <text:p text:style-name="P1">Possesive form for 'بيت الحاج' is 'بيت الحاجي'</text:p>
      <text:p text:style-name="P1">Possesive form for 'بيت الدين' is 'بيت الديني'</text:p>
      <text:p text:style-name="P1">Possesive form for 'بيت الفقس' is 'بيت الفقسي'</text:p>
      <text:p text:style-name="P1">Possesive form for 'بيت الكيكو' is 'بيت الكيكوي'</text:p>
      <text:p text:style-name="P1">Possesive form for 'بيت شباب' is 'بيت شبابي'</text:p>
      <text:p text:style-name="P1">Possesive form for 'بيت شعار' is 'بيت شعاري'</text:p>
      <text:p text:style-name="P1">Possesive form for 'بيت غطاس' is 'بيت غطاسي'</text:p>
      <text:p text:style-name="P1">Possesive form for 'بيت كساب' is 'بيت كسابي'</text:p>
      <text:p text:style-name="P1">Possesive form for 'بيت لهيا' is 'بيت لهيّ'</text:p>
      <text:p text:style-name="P1">Possesive form for 'بيت ليف' is 'بيت ليفي'</text:p>
      <text:p text:style-name="P1">Possesive form for 'بيت مري' is 'بيت مريّ'</text:p>
      <text:p text:style-name="P1">Possesive form for 'بيت ملات' is 'بيت ملاتي'</text:p>
      <text:p text:style-name="P1">Possesive form for 'بيت ياحون' is 'بيت ياحوني'</text:p>
      <text:p text:style-name="P1">Possesive form for 'بيت يونس' is 'بيت يونسي'</text:p>
      <text:p text:style-name="P1">Possesive form for 'بير السناسل' is 'بير السناسلي'</text:p>
      <text:p text:style-name="P1">Possesive form for 'بيرة ' is 'بيرة ي'</text:p>
      <text:p text:style-name="P1">Possesive form for 'بيره ' is 'بيره ي'</text:p>
      <text:p text:style-name="P1">Possesive form for 'بيشوات' is 'بيشواتي'</text:p>
      <text:p text:style-name="P1">Possesive form for 'تاليا ' is 'تاليا ي'</text:p>
      <text:p text:style-name="P1">Possesive form for 'تبنين' is 'تبنيني'</text:p>
      <text:p text:style-name="P1">Possesive form for 'تحويطة الغدير' is 'تحويطة الغديري'</text:p>
      <text:p text:style-name="P1">Possesive form for 'تحويطة النهر' is 'تحويطة النهري'</text:p>
      <text:p text:style-name="P1">Possesive form for 'تربل' is 'تربلي'</text:p>
      <text:p text:style-name="P1">Possesive form for 'ترتيج' is 'ترتيجي'</text:p>
      <text:p text:style-name="P1">Possesive form for 'ترشيش' is 'ترشيشي'</text:p>
      <text:p text:style-name="P1">Possesive form for 'تعزانية' is 'تعزانيةي'</text:p>
      <text:p text:style-name="P1">Possesive form for 'تعلبايا' is 'تعلبايّ'</text:p>
      <text:p text:style-name="P1">Possesive form for 'تعنايل' is 'تعنايلي'</text:p>
      <text:p text:style-name="P1">Possesive form for 'تفاحتا' is 'تفاحتاوي'</text:p>
      <text:p text:style-name="P1">Possesive form for 'تكريت ' is 'تكريت ي'</text:p>
      <text:p text:style-name="P1">Possesive form for 'تل بيبة' is 'تل بيبي'</text:p>
      <text:p text:style-name="P1">Possesive form for 'تل عباس الشرقي' is 'تل عباس الشرقيّ'</text:p>
      <text:p text:style-name="P1">Possesive form for 'تل عباس الغربي' is 'تل عباس الغربيّ'</text:p>
      <text:p text:style-name="P1">Possesive form for 'تلبيرة' is 'تلبيري'</text:p>
      <text:p text:style-name="P1">Possesive form for 'تلة وشطاحة' is 'تلة وشطاحي'</text:p>
      <text:p text:style-name="P1">Possesive form for 'تلحبيرة' is 'تلحبيري'</text:p>
      <text:p text:style-name="P1">Possesive form for 'تمنين التحتا' is 'تمنين التحتاوي'</text:p>
      <text:p text:style-name="P1">Possesive form for 'تمنين الفوقا' is 'تمنين الفوقاوي'</text:p>
      <text:p text:style-name="P1">Possesive form for 'تنورة ' is 'تنورة ي'</text:p>
      <text:p text:style-name="P1">Possesive form for 'تنورين' is 'تنوريني'</text:p>
      <text:p text:style-name="P1">Possesive form for 'تولا ' is 'تولا ي'</text:p>
      <text:p text:style-name="P1">Possesive form for 'تولين' is 'توليني'</text:p>
      <text:p text:style-name="P1">Possesive form for 'جاج' is 'جاجي'</text:p>
      <text:p text:style-name="P1"><text:soft-page-break/>Possesive form for 'جاهلية ' is 'جاهلية ي'</text:p>
      <text:p text:style-name="P1">Possesive form for 'جب جنين' is 'جب جنيني'</text:p>
      <text:p text:style-name="P1">Possesive form for 'جباع' is 'جباعي'</text:p>
      <text:p text:style-name="P1">Possesive form for 'جبرايل' is 'جبرايلي'</text:p>
      <text:p text:style-name="P1">Possesive form for 'جبشيت' is 'جبشيتي'</text:p>
      <text:p text:style-name="P1">Possesive form for 'جبل أكروم' is 'جبل أكرومي'</text:p>
      <text:p text:style-name="P1">Possesive form for 'جبولة' is 'جبولي'</text:p>
      <text:p text:style-name="P1">Possesive form for 'جبيل' is 'جبيلي'</text:p>
      <text:p text:style-name="P1">Possesive form for 'جبينية' is 'جبينيةي'</text:p>
      <text:p text:style-name="P1">Possesive form for 'جبيه' is 'جبيهي'</text:p>
      <text:p text:style-name="P1">Possesive form for 'جدرا' is 'جدراوي'</text:p>
      <text:p text:style-name="P1">Possesive form for 'جديتا ' is 'جديتا ي'</text:p>
      <text:p text:style-name="P1">Possesive form for 'جديدة ' is 'جديدة ي'</text:p>
      <text:p text:style-name="P1">Possesive form for 'جديدة ' is 'جديدة ي'</text:p>
      <text:p text:style-name="P1">Possesive form for 'جديدة ' is 'جديدة ي'</text:p>
      <text:p text:style-name="P1">Possesive form for 'جديدة الشوف' is 'جديدة الشوفي'</text:p>
      <text:p text:style-name="P1">Possesive form for 'جديدة القيطع' is 'جديدة القيطعي'</text:p>
      <text:p text:style-name="P1">Possesive form for 'جرجوع' is 'جرجوعي'</text:p>
      <text:p text:style-name="P1">Possesive form for 'جرمق' is 'جرمقي'</text:p>
      <text:p text:style-name="P1">Possesive form for 'جرمنايا' is 'جرمنايّ'</text:p>
      <text:p text:style-name="P1">Possesive form for 'جرنايا' is 'جرنايّ'</text:p>
      <text:p text:style-name="P1">Possesive form for 'جرنة أرصون' is 'جرنة أرصوني'</text:p>
      <text:p text:style-name="P1">Possesive form for 'جزين' is 'جزيني'</text:p>
      <text:p text:style-name="P1">Possesive form for 'جسر القاضي' is 'جسر القاضيّ'</text:p>
      <text:p text:style-name="P1">Possesive form for 'جعيتا' is 'جعيتاوي'</text:p>
      <text:p text:style-name="P1">Possesive form for 'جل الديب' is 'جل الديبي'</text:p>
      <text:p text:style-name="P1">Possesive form for 'جميجمة' is 'جميجمي'</text:p>
      <text:p text:style-name="P1">Possesive form for 'جنتا' is 'جنتاوي'</text:p>
      <text:p text:style-name="P1">Possesive form for 'جوار الحشيش' is 'جوار الحشيشي'</text:p>
      <text:p text:style-name="P1">Possesive form for 'جوار الحوز' is 'جوار الحوزي'</text:p>
      <text:p text:style-name="P1">Possesive form for 'جورة الحص' is 'جورة الحصي'</text:p>
      <text:p text:style-name="P1">Possesive form for 'جورة بدران' is 'جورة بدراني'</text:p>
      <text:p text:style-name="P1">Possesive form for 'جورة ترمس' is 'جورة ترمسي'</text:p>
      <text:p text:style-name="P1">Possesive form for 'جورة محاد' is 'جورة محادي'</text:p>
      <text:p text:style-name="P1">Possesive form for 'جون ' is 'جون ي'</text:p>
      <text:p text:style-name="P1">Possesive form for 'جونيه' is 'جونيهي'</text:p>
      <text:p text:style-name="P1">Possesive form for 'جويّة' is 'جويّةي'</text:p>
      <text:p text:style-name="P1">Possesive form for 'جية ' is 'جية ي'</text:p>
      <text:p text:style-name="P1">Possesive form for 'حارة' is 'حاري'</text:p>
      <text:p text:style-name="P1">Possesive form for 'حارة البلانة' is 'حارة البلاني'</text:p>
      <text:p text:style-name="P1">Possesive form for 'حارة الخاصة' is 'حارة الخاصي'</text:p>
      <text:p text:style-name="P1">Possesive form for 'حارة الست' is 'حارة الستي'</text:p>
      <text:p text:style-name="P1">Possesive form for 'حارة الفاعور' is 'حارة الفاعوري'</text:p>
      <text:p text:style-name="P1">Possesive form for 'حارة بني صخر' is 'حارة بني صخري'</text:p>
      <text:p text:style-name="P1">Possesive form for 'حارة جندل' is 'حارة جندلي'</text:p>
      <text:p text:style-name="P1">Possesive form for 'حارة حريك' is 'حارة حريكي'</text:p>
      <text:p text:style-name="P1">Possesive form for 'حارة حمزه' is 'حارة حمزهي'</text:p>
      <text:p text:style-name="P1">Possesive form for 'حاروف' is 'حاروفي'</text:p>
      <text:p text:style-name="P1"><text:soft-page-break/>Possesive form for 'حاريص' is 'حاريصي'</text:p>
      <text:p text:style-name="P1">Possesive form for 'حاريصا' is 'حاريصاوي'</text:p>
      <text:p text:style-name="P1">Possesive form for 'حازمية' is 'حازميةي'</text:p>
      <text:p text:style-name="P1">Possesive form for 'حاصبيا' is 'حاصبيّ'</text:p>
      <text:p text:style-name="P1">Possesive form for 'حاصبيا ' is 'حاصبيا ي'</text:p>
      <text:p text:style-name="P1">Possesive form for 'حالات' is 'حالاتي'</text:p>
      <text:p text:style-name="P1">Possesive form for 'حامات' is 'حاماتي'</text:p>
      <text:p text:style-name="P1">Possesive form for 'حامول ' is 'حامول ي'</text:p>
      <text:p text:style-name="P1">Possesive form for 'حبرمون' is 'حبرموني'</text:p>
      <text:p text:style-name="P1">Possesive form for 'حبوس' is 'حبوسي'</text:p>
      <text:p text:style-name="P1">Possesive form for 'حبوش' is 'حبوشي'</text:p>
      <text:p text:style-name="P1">Possesive form for 'حتى' is 'حتىي'</text:p>
      <text:p text:style-name="P1">Possesive form for 'حجولا' is 'حجولاوي'</text:p>
      <text:p text:style-name="P1">Possesive form for 'حداثا' is 'حداثاوي'</text:p>
      <text:p text:style-name="P1">Possesive form for 'حدث ' is 'حدث ي'</text:p>
      <text:p text:style-name="P1">Possesive form for 'حدث الجبة' is 'حدث الجبي'</text:p>
      <text:p text:style-name="P1">Possesive form for 'حدث بعلبك' is 'حدث بعلبكي'</text:p>
      <text:p text:style-name="P1">Possesive form for 'حدشيت' is 'حدشيتي'</text:p>
      <text:p text:style-name="P1">Possesive form for 'حراجل' is 'حراجلي'</text:p>
      <text:p text:style-name="P1">Possesive form for 'حرار' is 'حراري'</text:p>
      <text:p text:style-name="P1">Possesive form for 'حرب عارة' is 'حرب عاري'</text:p>
      <text:p text:style-name="P1">Possesive form for 'حربتا' is 'حربتاوي'</text:p>
      <text:p text:style-name="P1">Possesive form for 'حرحراي' is 'حرحرايّ'</text:p>
      <text:p text:style-name="P1">Possesive form for 'حردين' is 'حرديني'</text:p>
      <text:p text:style-name="P1">Possesive form for 'حرف ' is 'حرف ي'</text:p>
      <text:p text:style-name="P1">Possesive form for 'حرف سياد' is 'حرف سيادي'</text:p>
      <text:p text:style-name="P1">Possesive form for 'حريصا' is 'حريصاوي'</text:p>
      <text:p text:style-name="P1">Possesive form for 'حزرتا' is 'حزرتاوي'</text:p>
      <text:p text:style-name="P1">Possesive form for 'حزين' is 'حزيني'</text:p>
      <text:p text:style-name="P1">Possesive form for 'حصرايل' is 'حصرايلي'</text:p>
      <text:p text:style-name="P1">Possesive form for 'حصروت' is 'حصروتي'</text:p>
      <text:p text:style-name="P1">Possesive form for 'حصرون' is 'حصروني'</text:p>
      <text:p text:style-name="P1">Possesive form for 'حصون' is 'حصوني'</text:p>
      <text:p text:style-name="P1">Possesive form for 'حصين' is 'حصيني'</text:p>
      <text:p text:style-name="P1">Possesive form for 'حضرات' is 'حضراتي'</text:p>
      <text:p text:style-name="P1">Possesive form for 'حكر الشيخ طابا' is 'حكر الشيخ طاباوي'</text:p>
      <text:p text:style-name="P1">Possesive form for 'حكر الضاهري' is 'حكر الضاهريّ'</text:p>
      <text:p text:style-name="P1">Possesive form for 'حلبا' is 'حلباوي'</text:p>
      <text:p text:style-name="P1">Possesive form for 'حلبتا' is 'حلبتاوي'</text:p>
      <text:p text:style-name="P1">Possesive form for 'حلتا' is 'حلتاوي'</text:p>
      <text:p text:style-name="P1">Possesive form for 'حلوة ' is 'حلوة ي'</text:p>
      <text:p text:style-name="P1">Possesive form for 'حمانا' is 'حماناوي'</text:p>
      <text:p text:style-name="P1">Possesive form for 'حميس' is 'حميسي'</text:p>
      <text:p text:style-name="P1">Possesive form for 'حنيدر' is 'حنيدري'</text:p>
      <text:p text:style-name="P1">Possesive form for 'حوش ' is 'حوش ي'</text:p>
      <text:p text:style-name="P1">Possesive form for 'حوش الرفيقة' is 'حوش الرفيقي'</text:p>
      <text:p text:style-name="P1">Possesive form for 'حوش بردى' is 'حوش بردىي'</text:p>
      <text:p text:style-name="P1">Possesive form for 'حوش تل صفية' is 'حوش تل صفيةي'</text:p>
      <text:p text:style-name="P1"><text:soft-page-break/>Possesive form for 'حوش حالا' is 'حوش حالاوي'</text:p>
      <text:p text:style-name="P1">Possesive form for 'حوش حريمة' is 'حوش حريمي'</text:p>
      <text:p text:style-name="P1">Possesive form for 'حوش سنيد' is 'حوش سنيدي'</text:p>
      <text:p text:style-name="P1">Possesive form for 'حولا' is 'حولاوي'</text:p>
      <text:p text:style-name="P1">Possesive form for 'حومال' is 'حومالي'</text:p>
      <text:p text:style-name="P1">Possesive form for 'حومين التحتا' is 'حومين التحتاوي'</text:p>
      <text:p text:style-name="P1">Possesive form for 'حومين الفوقا' is 'حومين الفوقاوي'</text:p>
      <text:p text:style-name="P1">Possesive form for 'حي الفوقاني' is 'حي الفوقانيّ'</text:p>
      <text:p text:style-name="P1">Possesive form for 'حيات ' is 'حيات ي'</text:p>
      <text:p text:style-name="P1">Possesive form for 'حيداب' is 'حيدابي'</text:p>
      <text:p text:style-name="P1">Possesive form for 'حيزوق' is 'حيزوقي'</text:p>
      <text:p text:style-name="P1">Possesive form for 'حيطوره' is 'حيطورهي'</text:p>
      <text:p text:style-name="P1">Possesive form for 'خربة الجرد' is 'خربة الجردي'</text:p>
      <text:p text:style-name="P1">Possesive form for 'خربة داوود' is 'خربة داوودي'</text:p>
      <text:p text:style-name="P1">Possesive form for 'خربة روحه' is 'خربة روحهي'</text:p>
      <text:p text:style-name="P1">Possesive form for 'خربة سلم' is 'خربة سلمي'</text:p>
      <text:p text:style-name="P1">Possesive form for 'خربة شار' is 'خربة شاري'</text:p>
      <text:p text:style-name="P1">Possesive form for 'خربة قنفار' is 'خربة قنفاري'</text:p>
      <text:p text:style-name="P1">Possesive form for 'خرطوم ' is 'خرطوم ي'</text:p>
      <text:p text:style-name="P1">Possesive form for 'خريبة ' is 'خريبة ي'</text:p>
      <text:p text:style-name="P1">Possesive form for 'خريبة ' is 'خريبة ي'</text:p>
      <text:p text:style-name="P1">Possesive form for 'خريبة الجندي' is 'خريبة الجنديّ'</text:p>
      <text:p text:style-name="P1">Possesive form for 'خضر ' is 'خضر ي'</text:p>
      <text:p text:style-name="P1">Possesive form for 'خط البترول' is 'خط البترولي'</text:p>
      <text:p text:style-name="P1">Possesive form for 'خنشارة' is 'خنشاري'</text:p>
      <text:p text:style-name="P1">Possesive form for 'دار بشتار' is 'دار بشتاري'</text:p>
      <text:p text:style-name="P1">Possesive form for 'دار شنزين' is 'دار شنزيني'</text:p>
      <text:p text:style-name="P1">Possesive form for 'داريا ' is 'داريا ي'</text:p>
      <text:p text:style-name="P1">Possesive form for 'داريا ' is 'داريا ي'</text:p>
      <text:p text:style-name="P1">Possesive form for 'دارين ' is 'دارين ي'</text:p>
      <text:p text:style-name="P1">Possesive form for 'دامور' is 'داموري'</text:p>
      <text:p text:style-name="P1">Possesive form for 'دبل' is 'دبلي'</text:p>
      <text:p text:style-name="P1">Possesive form for 'دبية' is 'دبيةي'</text:p>
      <text:p text:style-name="P1">Possesive form for 'دبين ' is 'دبين ي'</text:p>
      <text:p text:style-name="P1">Possesive form for 'دده' is 'ددهي'</text:p>
      <text:p text:style-name="P1">Possesive form for 'درب ' is 'درب ي'</text:p>
      <text:p text:style-name="P1">Possesive form for 'دفن' is 'دفني'</text:p>
      <text:p text:style-name="P1">Possesive form for 'دفون' is 'دفوني'</text:p>
      <text:p text:style-name="P1">Possesive form for 'دقـوّن' is 'دقـوّني'</text:p>
      <text:p text:style-name="P1">Possesive form for 'دكوانة' is 'دكواني'</text:p>
      <text:p text:style-name="P1">Possesive form for 'دلبت' is 'دلبتي'</text:p>
      <text:p text:style-name="P1">Possesive form for 'دلحون' is 'دلحوني'</text:p>
      <text:p text:style-name="P1">Possesive form for 'دميت' is 'دميتي'</text:p>
      <text:p text:style-name="P1">Possesive form for 'دنبو' is 'دنبوي'</text:p>
      <text:p text:style-name="P1">Possesive form for 'دوبيه' is 'دوبيهي'</text:p>
      <text:p text:style-name="P1">Possesive form for 'دوريس ' is 'دوريس ي'</text:p>
      <text:p text:style-name="P1">Possesive form for 'دوما ' is 'دوما ي'</text:p>
      <text:p text:style-name="P1">Possesive form for 'دوير ' is 'دوير ي'</text:p>
      <text:p text:style-name="P1"><text:soft-page-break/>Possesive form for 'دوير ' is 'دوير ي'</text:p>
      <text:p text:style-name="P1">Possesive form for 'دوير عدوية' is 'دوير عدويةي'</text:p>
      <text:p text:style-name="P1">Possesive form for 'دويرالرمان' is 'دويرالرماني'</text:p>
      <text:p text:style-name="P1">Possesive form for 'دير الأحمر' is 'دير الأحمري'</text:p>
      <text:p text:style-name="P1">Possesive form for 'دير الحرف' is 'دير الحرفي'</text:p>
      <text:p text:style-name="P1">Possesive form for 'دير الزهراني' is 'دير الزهرانيّ'</text:p>
      <text:p text:style-name="P1">Possesive form for 'دير القمر' is 'دير القمري'</text:p>
      <text:p text:style-name="P1">Possesive form for 'دير انطار' is 'دير انطاري'</text:p>
      <text:p text:style-name="P1">Possesive form for 'دير جنين' is 'دير جنيني'</text:p>
      <text:p text:style-name="P1">Possesive form for 'دير دلوم' is 'دير دلومي'</text:p>
      <text:p text:style-name="P1">Possesive form for 'دير دوريت' is 'دير دوريتي'</text:p>
      <text:p text:style-name="P1">Possesive form for 'دير سريان' is 'دير سرياني'</text:p>
      <text:p text:style-name="P1">Possesive form for 'دير عشاير ' is 'دير عشاير ي'</text:p>
      <text:p text:style-name="P1">Possesive form for 'دير قانون النهر' is 'دير قانون النهري'</text:p>
      <text:p text:style-name="P1">Possesive form for 'دير قوبل' is 'دير قوبلي'</text:p>
      <text:p text:style-name="P1">Possesive form for 'دير كوش' is 'دير كوشي'</text:p>
      <text:p text:style-name="P1">Possesive form for 'دير مار أنطونيوس قزحيا' is 'دير مار أنطونيوس قزحيّ'</text:p>
      <text:p text:style-name="P1">Possesive form for 'دير ميماس' is 'دير ميماسي'</text:p>
      <text:p text:style-name="P1">Possesive form for 'دير نبوح' is 'دير نبوحي'</text:p>
      <text:p text:style-name="P1">Possesive form for 'ديرغزال' is 'ديرغزالي'</text:p>
      <text:p text:style-name="P1">Possesive form for 'ديشونية' is 'ديشونيةي'</text:p>
      <text:p text:style-name="P1">Possesive form for 'ديك المحدي' is 'ديك المحديّ'</text:p>
      <text:p text:style-name="P1">Possesive form for 'ذوق الحبالصة' is 'ذوق الحبالصي'</text:p>
      <text:p text:style-name="P1">Possesive form for 'ذوق الحصنية' is 'ذوق الحصنيةي'</text:p>
      <text:p text:style-name="P1">Possesive form for 'ذوق الخرب' is 'ذوق الخربي'</text:p>
      <text:p text:style-name="P1">Possesive form for 'ذوق مصبح' is 'ذوق مصبحي'</text:p>
      <text:p text:style-name="P1">Possesive form for 'ذوق مكايل' is 'ذوق مكايلي'</text:p>
      <text:p text:style-name="P1">Possesive form for 'رأس المتن' is 'رأس المتني'</text:p>
      <text:p text:style-name="P1">Possesive form for 'رابية ' is 'رابية ي'</text:p>
      <text:p text:style-name="P1">Possesive form for 'راس أوسطة' is 'راس أوسطي'</text:p>
      <text:p text:style-name="P1">Possesive form for 'راس الحرف' is 'راس الحرفي'</text:p>
      <text:p text:style-name="P1">Possesive form for 'راس بعلبك' is 'راس بعلبكي'</text:p>
      <text:p text:style-name="P1">Possesive form for 'راس كيفا' is 'راس كيفاوي'</text:p>
      <text:p text:style-name="P1">Possesive form for 'راس مسكا' is 'راس مسكاوي'</text:p>
      <text:p text:style-name="P1">Possesive form for 'راس نحاش' is 'راس نحاشي'</text:p>
      <text:p text:style-name="P1">Possesive form for 'راشيا' is 'راشيّ'</text:p>
      <text:p text:style-name="P1">Possesive form for 'راشيا الفخار' is 'راشيا الفخاري'</text:p>
      <text:p text:style-name="P1">Possesive form for 'رافد' is 'رافدي'</text:p>
      <text:p text:style-name="P1">Possesive form for 'رام ' is 'رام ي'</text:p>
      <text:p text:style-name="P1">Possesive form for 'رامية' is 'راميةي'</text:p>
      <text:p text:style-name="P1">Possesive form for 'رب ثلاثين' is 'رب ثلاثيني'</text:p>
      <text:p text:style-name="P1">Possesive form for 'رجم بيت حسين' is 'رجم بيت حسيني'</text:p>
      <text:p text:style-name="P1">Possesive form for 'رجم بيت خلف' is 'رجم بيت خلفي'</text:p>
      <text:p text:style-name="P1">Possesive form for 'رجم بيت عيسى' is 'رجم بيت عيسىي'</text:p>
      <text:p text:style-name="P1">Possesive form for 'رجمة' is 'رجمي'</text:p>
      <text:p text:style-name="P1">Possesive form for 'رحيت' is 'رحيتي'</text:p>
      <text:p text:style-name="P1">Possesive form for 'رشاف' is 'رشافي'</text:p>
      <text:p text:style-name="P1">Possesive form for 'رشعين' is 'رشعيني'</text:p>
      <text:p text:style-name="P1"><text:soft-page-break/>Possesive form for 'رشميا' is 'رشميّ'</text:p>
      <text:p text:style-name="P1">Possesive form for 'رعشين' is 'رعشيني'</text:p>
      <text:p text:style-name="P1">Possesive form for 'رماح ' is 'رماح ي'</text:p>
      <text:p text:style-name="P1">Possesive form for 'رمحالا' is 'رمحالاوي'</text:p>
      <text:p text:style-name="P1">Possesive form for 'رملية' is 'رمليةي'</text:p>
      <text:p text:style-name="P1">Possesive form for 'رميش' is 'رميشي'</text:p>
      <text:p text:style-name="P1">Possesive form for 'رميلة ' is 'رميلة ي'</text:p>
      <text:p text:style-name="P1">Possesive form for 'رومية ' is 'رومية ي'</text:p>
      <text:p text:style-name="P1">Possesive form for 'رومين' is 'روميني'</text:p>
      <text:p text:style-name="P1">Possesive form for 'رويسات البلوط' is 'رويسات البلوطي'</text:p>
      <text:p text:style-name="P1">Possesive form for 'رويسة النعمان' is 'رويسة النعماني'</text:p>
      <text:p text:style-name="P1">Possesive form for 'رياق' is 'رياقي'</text:p>
      <text:p text:style-name="P1">Possesive form for 'ريشدبين' is 'ريشدبيني'</text:p>
      <text:p text:style-name="P1">Possesive form for 'ريمات' is 'ريماتي'</text:p>
      <text:p text:style-name="P1">Possesive form for 'زان ' is 'زان ي'</text:p>
      <text:p text:style-name="P1">Possesive form for 'زبدين' is 'زبديني'</text:p>
      <text:p text:style-name="P1">Possesive form for 'زحلة' is 'زحلي'</text:p>
      <text:p text:style-name="P1">Possesive form for 'زحلته' is 'زحلتهي'</text:p>
      <text:p text:style-name="P1">Possesive form for 'زرعون' is 'زرعوني'</text:p>
      <text:p text:style-name="P1">Possesive form for 'زعرورية' is 'زعروريةي'</text:p>
      <text:p text:style-name="P1">Possesive form for 'زعيتر ' is 'زعيتر ي'</text:p>
      <text:p text:style-name="P1">Possesive form for 'زغرتا' is 'زغرتاوي'</text:p>
      <text:p text:style-name="P1">Possesive form for 'زغرتا المتاوله' is 'زغرتا المتاولهي'</text:p>
      <text:p text:style-name="P1">Possesive form for 'زفتا' is 'زفتاوي'</text:p>
      <text:p text:style-name="P1">Possesive form for 'زقزوق' is 'زقزوقي'</text:p>
      <text:p text:style-name="P1">Possesive form for 'زكرون' is 'زكروني'</text:p>
      <text:p text:style-name="P1">Possesive form for 'زكريت' is 'زكريتي'</text:p>
      <text:p text:style-name="P1">Possesive form for 'زلقا' is 'زلقاوي'</text:p>
      <text:p text:style-name="P1">Possesive form for 'زوطر الشرقية' is 'زوطر الشرقيةي'</text:p>
      <text:p text:style-name="P1">Possesive form for 'زوطر الغربية' is 'زوطر الغربيةي'</text:p>
      <text:p text:style-name="P1">Possesive form for 'زيتا ' is 'زيتا ي'</text:p>
      <text:p text:style-name="P1">Possesive form for 'زيتون ' is 'زيتون ي'</text:p>
      <text:p text:style-name="P1">Possesive form for 'ساحل لبنان' is 'ساحل لبناني'</text:p>
      <text:p text:style-name="P1">Possesive form for 'سبعل' is 'سبعلي'</text:p>
      <text:p text:style-name="P1">Possesive form for 'سبلين' is 'سبليني'</text:p>
      <text:p text:style-name="P1">Possesive form for 'سجد ' is 'سجد ي'</text:p>
      <text:p text:style-name="P1">Possesive form for 'سحمر' is 'سحمري'</text:p>
      <text:p text:style-name="P1">Possesive form for 'سرار' is 'سراري'</text:p>
      <text:p text:style-name="P1">Possesive form for 'سرحمول' is 'سرحمولي'</text:p>
      <text:p text:style-name="P1">Possesive form for 'سرعل' is 'سرعلي'</text:p>
      <text:p text:style-name="P1">Possesive form for 'سرعين التحتا' is 'سرعين التحتاوي'</text:p>
      <text:p text:style-name="P1">Possesive form for 'سرعين الفوقا' is 'سرعين الفوقاوي'</text:p>
      <text:p text:style-name="P1">Possesive form for 'سعدنايل' is 'سعدنايلي'</text:p>
      <text:p text:style-name="P1">Possesive form for 'سعدي ' is 'سعدي ي'</text:p>
      <text:p text:style-name="P1">Possesive form for 'سعدين' is 'سعديني'</text:p>
      <text:p text:style-name="P1">Possesive form for 'سعدين ' is 'سعدين ي'</text:p>
      <text:p text:style-name="P1">Possesive form for 'سفينة الدريب' is 'سفينة الدريبي'</text:p>
      <text:p text:style-name="P1">Possesive form for 'سفينة القيطع' is 'سفينة القيطعي'</text:p>
      <text:p text:style-name="P1"><text:soft-page-break/>Possesive form for 'سلطان يعقوب ' is 'سلطان يعقوب ي'</text:p>
      <text:p text:style-name="P1">Possesive form for 'سلعاتا' is 'سلعاتاوي'</text:p>
      <text:p text:style-name="P1">Possesive form for 'سلفايا' is 'سلفايّ'</text:p>
      <text:p text:style-name="P1">Possesive form for 'سلفاية' is 'سلفايةي'</text:p>
      <text:p text:style-name="P1">Possesive form for 'سمقانية' is 'سمقانيةي'</text:p>
      <text:p text:style-name="P1">Possesive form for 'سموخة' is 'سموخي'</text:p>
      <text:p text:style-name="P1">Possesive form for 'سن الفيل ' is 'سن الفيل ي'</text:p>
      <text:p text:style-name="P1">Possesive form for 'سنيه ' is 'سنيه ي'</text:p>
      <text:p text:style-name="P1">Possesive form for 'سهيلة' is 'سهيلي'</text:p>
      <text:p text:style-name="P1">Possesive form for 'سوق الغرب' is 'سوق الغربي'</text:p>
      <text:p text:style-name="P1">Possesive form for 'سويري' is 'سويريّ'</text:p>
      <text:p text:style-name="P1">Possesive form for 'سير الضنية' is 'سير الضنيةي'</text:p>
      <text:p text:style-name="P1">Possesive form for 'سير الغربية' is 'سير الغربيةي'</text:p>
      <text:p text:style-name="P1">Possesive form for 'سيرجبيل' is 'سيرجبيلي'</text:p>
      <text:p text:style-name="P1">Possesive form for 'سيسوق' is 'سيسوقي'</text:p>
      <text:p text:style-name="P1">Possesive form for 'سيني' is 'سينيّ'</text:p>
      <text:p text:style-name="P1">Possesive form for 'شان' is 'شاني'</text:p>
      <text:p text:style-name="P1">Possesive form for 'شاناي' is 'شانايّ'</text:p>
      <text:p text:style-name="P1">Possesive form for 'شبانية' is 'شبانيةي'</text:p>
      <text:p text:style-name="P1">Possesive form for 'شبعا ' is 'شبعا ي'</text:p>
      <text:p text:style-name="P1">Possesive form for 'شبلي' is 'شبليّ'</text:p>
      <text:p text:style-name="P1">Possesive form for 'شتورا' is 'شتوراوي'</text:p>
      <text:p text:style-name="P1">Possesive form for 'شحتول' is 'شحتولي'</text:p>
      <text:p text:style-name="P1">Possesive form for 'شحور' is 'شحوري'</text:p>
      <text:p text:style-name="P1">Possesive form for 'شحيم' is 'شحيمي'</text:p>
      <text:p text:style-name="P1">Possesive form for 'شخلار' is 'شخلاري'</text:p>
      <text:p text:style-name="P1">Possesive form for 'شدرا' is 'شدراوي'</text:p>
      <text:p text:style-name="P1">Possesive form for 'شربيلا' is 'شربيلاوي'</text:p>
      <text:p text:style-name="P1">Possesive form for 'شرتون' is 'شرتوني'</text:p>
      <text:p text:style-name="P1">Possesive form for 'شعت' is 'شعتي'</text:p>
      <text:p text:style-name="P1">Possesive form for 'شقاديف' is 'شقاديفي'</text:p>
      <text:p text:style-name="P1">Possesive form for 'شقرا' is 'شقراوي'</text:p>
      <text:p text:style-name="P1">Possesive form for 'شليفا' is 'شليفاوي'</text:p>
      <text:p text:style-name="P1">Possesive form for 'شمسطار' is 'شمسطاري'</text:p>
      <text:p text:style-name="P1">Possesive form for 'شملان' is 'شملاني'</text:p>
      <text:p text:style-name="P1">Possesive form for 'شناعير' is 'شناعيري'</text:p>
      <text:p text:style-name="P1">Possesive form for 'شواغير التحتا' is 'شواغير التحتاوي'</text:p>
      <text:p text:style-name="P1">Possesive form for 'شواغير الفوقا' is 'شواغير الفوقاوي'</text:p>
      <text:p text:style-name="P1">Possesive form for 'شوكين' is 'شوكيني'</text:p>
      <text:p text:style-name="P1">Possesive form for 'شويا ' is 'شويا ي'</text:p>
      <text:p text:style-name="P1">Possesive form for 'شويا ' is 'شويا ي'</text:p>
      <text:p text:style-name="P1">Possesive form for 'شويت' is 'شويتي'</text:p>
      <text:p text:style-name="P1">Possesive form for 'شويفات' is 'شويفاتي'</text:p>
      <text:p text:style-name="P1">Possesive form for 'شويفات حي الامراء' is 'شويفات حي الامراءي'</text:p>
      <text:p text:style-name="P1">Possesive form for 'شويفات حي العمروسية' is 'شويفات حي العمروسيةي'</text:p>
      <text:p text:style-name="P1">Possesive form for 'شويفات حي القبة' is 'شويفات حي القبي'</text:p>
      <text:p text:style-name="P1">Possesive form for 'شياح' is 'شياحي'</text:p>
      <text:p text:style-name="P1">Possesive form for 'شيرا' is 'شيراوي'</text:p>
      <text:p text:style-name="P1"><text:soft-page-break/>Possesive form for 'صالحاني' is 'صالحانيّ'</text:p>
      <text:p text:style-name="P1">Possesive form for 'صاليما' is 'صاليماوي'</text:p>
      <text:p text:style-name="P1">Possesive form for 'صباح ' is 'صباح ي'</text:p>
      <text:p text:style-name="P1">Possesive form for 'صخر ' is 'صخر ي'</text:p>
      <text:p text:style-name="P1">Possesive form for 'صخرة ' is 'صخرة ي'</text:p>
      <text:p text:style-name="P1">Possesive form for 'صربا ' is 'صربا ي'</text:p>
      <text:p text:style-name="P1">Possesive form for 'صربّين' is 'صربّيني'</text:p>
      <text:p text:style-name="P1">Possesive form for 'صغبين' is 'صغبيني'</text:p>
      <text:p text:style-name="P1">Possesive form for 'صـريفا' is 'صـريفاوي'</text:p>
      <text:p text:style-name="P1">Possesive form for 'صفاريه' is 'صفاريهي'</text:p>
      <text:p text:style-name="P1">Possesive form for 'صفد البطيخ' is 'صفد البطيخي'</text:p>
      <text:p text:style-name="P1">Possesive form for 'صفرة' is 'صفري'</text:p>
      <text:p text:style-name="P1">Possesive form for 'صوانة' is 'صواني'</text:p>
      <text:p text:style-name="P1">Possesive form for 'صور ' is 'صور ي'</text:p>
      <text:p text:style-name="P1">Possesive form for 'صوفر' is 'صوفري'</text:p>
      <text:p text:style-name="P1">Possesive form for 'صيدا' is 'صيداوي'</text:p>
      <text:p text:style-name="P1">Possesive form for 'صيدون ' is 'صيدون ي'</text:p>
      <text:p text:style-name="P1">Possesive form for 'صينة' is 'صيني'</text:p>
      <text:p text:style-name="P1">Possesive form for 'ضبيه' is 'ضبيهي'</text:p>
      <text:p text:style-name="P1">Possesive form for 'ضهر الاحمر' is 'ضهر الاحمري'</text:p>
      <text:p text:style-name="P1">Possesive form for 'ضهر الحسين' is 'ضهر الحسيني'</text:p>
      <text:p text:style-name="P1">Possesive form for 'ضهر الصوان' is 'ضهر الصواني'</text:p>
      <text:p text:style-name="P1">Possesive form for 'ضهر العوادة' is 'ضهر العوادي'</text:p>
      <text:p text:style-name="P1">Possesive form for 'ضهر العين' is 'ضهر العيني'</text:p>
      <text:p text:style-name="P1">Possesive form for 'ضهر الليسينة' is 'ضهر الليسيني'</text:p>
      <text:p text:style-name="P1">Possesive form for 'ضهر المغارة' is 'ضهر المغاري'</text:p>
      <text:p text:style-name="P1">Possesive form for 'ضهر حدارة' is 'ضهر حداري'</text:p>
      <text:p text:style-name="P1">Possesive form for 'ضهور الشوير' is 'ضهور الشويري'</text:p>
      <text:p text:style-name="P1">Possesive form for 'طاريا' is 'طاريّ'</text:p>
      <text:p text:style-name="P1">Possesive form for 'طبرجا' is 'طبرجاوي'</text:p>
      <text:p text:style-name="P1">Possesive form for 'طرابلس ' is 'طرابلس ي'</text:p>
      <text:p text:style-name="P1">Possesive form for 'طلوسة' is 'طلوسي'</text:p>
      <text:p text:style-name="P1">Possesive form for 'طنبوريت' is 'طنبوريتي'</text:p>
      <text:p text:style-name="P1">Possesive form for 'طورزا' is 'طورزاوي'</text:p>
      <text:p text:style-name="P1">Possesive form for 'طيبة ' is 'طيبة ي'</text:p>
      <text:p text:style-name="P1">Possesive form for 'طير فلساي' is 'طير فلسايّ'</text:p>
      <text:p text:style-name="P1">Possesive form for 'عابا ' is 'عابا ي'</text:p>
      <text:p text:style-name="P1">Possesive form for 'عاريا' is 'عاريّ'</text:p>
      <text:p text:style-name="P1">Possesive form for 'عاريه ' is 'عاريه ي'</text:p>
      <text:p text:style-name="P1">Possesive form for 'عازور' is 'عازوري'</text:p>
      <text:p text:style-name="P1">Possesive form for 'عاقورة' is 'عاقوري'</text:p>
      <text:p text:style-name="P1">Possesive form for 'عاليه شمالي' is 'عاليه شماليّ'</text:p>
      <text:p text:style-name="P1">Possesive form for 'عاليه غربي' is 'عاليه غربيّ'</text:p>
      <text:p text:style-name="P1">Possesive form for 'عاليه قبلي' is 'عاليه قبليّ'</text:p>
      <text:p text:style-name="P1">Possesive form for 'عاليه وسطاني' is 'عاليه وسطانيّ'</text:p>
      <text:p text:style-name="P1">Possesive form for 'عانوت' is 'عانوتي'</text:p>
      <text:p text:style-name="P1">Possesive form for 'عبا' is 'عباوي'</text:p>
      <text:p text:style-name="P1">Possesive form for 'عبادية' is 'عباديةي'</text:p>
      <text:p text:style-name="P1"><text:soft-page-break/>Possesive form for 'عباسيّة' is 'عباسيّةي'</text:p>
      <text:p text:style-name="P1">Possesive form for 'عبدين' is 'عبديني'</text:p>
      <text:p text:style-name="P1">Possesive form for 'عبرا' is 'عبراوي'</text:p>
      <text:p text:style-name="P1">Possesive form for 'عبرين' is 'عبريني'</text:p>
      <text:p text:style-name="P1">Possesive form for 'عبلة ' is 'عبلة ي'</text:p>
      <text:p text:style-name="P1">Possesive form for 'عبيه' is 'عبيهي'</text:p>
      <text:p text:style-name="P1">Possesive form for 'عجد ابرين' is 'عجد ابريني'</text:p>
      <text:p text:style-name="P1">Possesive form for 'عجلتون' is 'عجلتوني'</text:p>
      <text:p text:style-name="P1">Possesive form for 'عدبل' is 'عدبلي'</text:p>
      <text:p text:style-name="P1">Possesive form for 'عدشيت' is 'عدشيتي'</text:p>
      <text:p text:style-name="P1">Possesive form for 'عدشيت الشقيف' is 'عدشيت الشقيفي'</text:p>
      <text:p text:style-name="P1">Possesive form for 'عدلون' is 'عدلوني'</text:p>
      <text:p text:style-name="P1">Possesive form for 'عدوسية' is 'عدوسيةي'</text:p>
      <text:p text:style-name="P1">Possesive form for 'عديسه' is 'عديسهي'</text:p>
      <text:p text:style-name="P1">Possesive form for 'عرب الجل' is 'عرب الجلي'</text:p>
      <text:p text:style-name="P1">Possesive form for 'عرب سكر' is 'عرب سكري'</text:p>
      <text:p text:style-name="P1">Possesive form for 'عرب طبايا' is 'عرب طبايّ'</text:p>
      <text:p text:style-name="P1">Possesive form for 'عربانية' is 'عربانيةي'</text:p>
      <text:p text:style-name="P1">Possesive form for 'عربة قزحيا' is 'عربة قزحيّ'</text:p>
      <text:p text:style-name="P1">Possesive form for 'عربصاليم' is 'عربصاليمي'</text:p>
      <text:p text:style-name="P1">Possesive form for 'عربصاليم ' is 'عربصاليم ي'</text:p>
      <text:p text:style-name="P1">Possesive form for 'عرجس' is 'عرجسي'</text:p>
      <text:p text:style-name="P1">Possesive form for 'عرسال' is 'عرسالي'</text:p>
      <text:p text:style-name="P1">Possesive form for 'عرضة ' is 'عرضة ي'</text:p>
      <text:p text:style-name="P1">Possesive form for 'عرمتى' is 'عرمتىي'</text:p>
      <text:p text:style-name="P1">Possesive form for 'عرمون' is 'عرموني'</text:p>
      <text:p text:style-name="P1">Possesive form for 'عرمون ' is 'عرمون ي'</text:p>
      <text:p text:style-name="P1">Possesive form for 'عزة' is 'عزي'</text:p>
      <text:p text:style-name="P1">Possesive form for 'عزر' is 'عزري'</text:p>
      <text:p text:style-name="P1">Possesive form for 'عزقي' is 'عزقيّ'</text:p>
      <text:p text:style-name="P1">Possesive form for 'عزور' is 'عزوري'</text:p>
      <text:p text:style-name="P1">Possesive form for 'عزونيه' is 'عزونيهي'</text:p>
      <text:p text:style-name="P1">Possesive form for 'عشاش' is 'عشاشي'</text:p>
      <text:p text:style-name="P1">Possesive form for 'عشقوت' is 'عشقوتي'</text:p>
      <text:p text:style-name="P1">Possesive form for 'عطرين' is 'عطريني'</text:p>
      <text:p text:style-name="P1">Possesive form for 'عفصديق' is 'عفصديقي'</text:p>
      <text:p text:style-name="P1">Possesive form for 'عقيبة ' is 'عقيبة ي'</text:p>
      <text:p text:style-name="P1">Possesive form for 'عقيبة ' is 'عقيبة ي'</text:p>
      <text:p text:style-name="P1">Possesive form for 'عكفا' is 'عكفاوي'</text:p>
      <text:p text:style-name="P1">Possesive form for 'علما' is 'علماوي'</text:p>
      <text:p text:style-name="P1">Possesive form for 'علما الشعب' is 'علما الشعبي'</text:p>
      <text:p text:style-name="P1">Possesive form for 'علمات' is 'علماتي'</text:p>
      <text:p text:style-name="P1">Possesive form for 'علي النهري' is 'علي النهريّ'</text:p>
      <text:p text:style-name="P1">Possesive form for 'عمار البيكات' is 'عمار البيكاتي'</text:p>
      <text:p text:style-name="P1">Possesive form for 'عمارة شلهوب' is 'عمارة شلهوبي'</text:p>
      <text:p text:style-name="P1">Possesive form for 'عماطور' is 'عماطوري'</text:p>
      <text:p text:style-name="P1">Possesive form for 'عمشيت' is 'عمشيتي'</text:p>
      <text:p text:style-name="P1">Possesive form for 'عميق ' is 'عميق ي'</text:p>
      <text:p text:style-name="P1"><text:soft-page-break/>Possesive form for 'عميق ' is 'عميق ي'</text:p>
      <text:p text:style-name="P1">Possesive form for 'عنا ' is 'عنا ي'</text:p>
      <text:p text:style-name="P1">Possesive form for 'عنجر' is 'عنجري'</text:p>
      <text:p text:style-name="P1">Possesive form for 'عندقت' is 'عندقتي'</text:p>
      <text:p text:style-name="P1">Possesive form for 'عنقون' is 'عنقوني'</text:p>
      <text:p text:style-name="P1">Possesive form for 'عوكر' is 'عوكري'</text:p>
      <text:p text:style-name="P1">Possesive form for 'عيات' is 'عياتي'</text:p>
      <text:p text:style-name="P1">Possesive form for 'عيتا الجبل' is 'عيتا الجبلي'</text:p>
      <text:p text:style-name="P1">Possesive form for 'عيتا الشعب' is 'عيتا الشعبي'</text:p>
      <text:p text:style-name="P1">Possesive form for 'عيتا الفخار' is 'عيتا الفخاري'</text:p>
      <text:p text:style-name="P1">Possesive form for 'عيتات' is 'عيتاتي'</text:p>
      <text:p text:style-name="P1">Possesive form for 'عيتانيت' is 'عيتانيتي'</text:p>
      <text:p text:style-name="P1">Possesive form for 'عيترون' is 'عيتروني'</text:p>
      <text:p text:style-name="P1">Possesive form for 'عيتيت' is 'عيتيتي'</text:p>
      <text:p text:style-name="P1">Possesive form for 'عيدمون' is 'عيدموني'</text:p>
      <text:p text:style-name="P1">Possesive form for 'عيرون' is 'عيروني'</text:p>
      <text:p text:style-name="P1">Possesive form for 'عيما' is 'عيماوي'</text:p>
      <text:p text:style-name="P1">Possesive form for 'عين ' is 'عين ي'</text:p>
      <text:p text:style-name="P1">Possesive form for 'عين ' is 'عين ي'</text:p>
      <text:p text:style-name="P1">Possesive form for 'عين ' is 'عين ي'</text:p>
      <text:p text:style-name="P1">Possesive form for 'عين إبل' is 'عين إبلي'</text:p>
      <text:p text:style-name="P1">Possesive form for 'عين التينة ' is 'عين التينة ي'</text:p>
      <text:p text:style-name="P1">Possesive form for 'عين الجديدة' is 'عين الجديدي'</text:p>
      <text:p text:style-name="P1">Possesive form for 'عين الحلزون' is 'عين الحلزوني'</text:p>
      <text:p text:style-name="P1">Possesive form for 'عين الرمانة ' is 'عين الرمانة ي'</text:p>
      <text:p text:style-name="P1">Possesive form for 'عين الرمانة ' is 'عين الرمانة ي'</text:p>
      <text:p text:style-name="P1">Possesive form for 'عين الريحانة' is 'عين الريحاني'</text:p>
      <text:p text:style-name="P1">Possesive form for 'عين الزيت' is 'عين الزيتي'</text:p>
      <text:p text:style-name="P1">Possesive form for 'عين السنديانة' is 'عين السندياني'</text:p>
      <text:p text:style-name="P1">Possesive form for 'عين الصفصاف' is 'عين الصفصافي'</text:p>
      <text:p text:style-name="P1">Possesive form for 'عين الغويبة' is 'عين الغويبي'</text:p>
      <text:p text:style-name="P1">Possesive form for 'عين الفريدس' is 'عين الفريدسي'</text:p>
      <text:p text:style-name="P1">Possesive form for 'عين المرج' is 'عين المرجي'</text:p>
      <text:p text:style-name="P1">Possesive form for 'عين بعال' is 'عين بعالي'</text:p>
      <text:p text:style-name="P1">Possesive form for 'عين بوسوار' is 'عين بوسواري'</text:p>
      <text:p text:style-name="P1">Possesive form for 'عين تراز' is 'عين ترازي'</text:p>
      <text:p text:style-name="P1">Possesive form for 'عين تنتا' is 'عين تنتاوي'</text:p>
      <text:p text:style-name="P1">Possesive form for 'عين تينة ' is 'عين تينة ي'</text:p>
      <text:p text:style-name="P1">Possesive form for 'عين جويق' is 'عين جويقي'</text:p>
      <text:p text:style-name="P1">Possesive form for 'عين حرشا' is 'عين حرشاوي'</text:p>
      <text:p text:style-name="P1">Possesive form for 'عين دارا' is 'عين داراوي'</text:p>
      <text:p text:style-name="P1">Possesive form for 'عين داره' is 'عين دارهي'</text:p>
      <text:p text:style-name="P1">Possesive form for 'عين درافيل' is 'عين درافيلي'</text:p>
      <text:p text:style-name="P1">Possesive form for 'عين زبدة' is 'عين زبدي'</text:p>
      <text:p text:style-name="P1">Possesive form for 'عين زحلتا' is 'عين زحلتاوي'</text:p>
      <text:p text:style-name="P1">Possesive form for 'عين سعادة' is 'عين سعادي'</text:p>
      <text:p text:style-name="P1">Possesive form for 'عين عار' is 'عين عاري'</text:p>
      <text:p text:style-name="P1">Possesive form for 'عين عرب' is 'عين عربي'</text:p>
      <text:p text:style-name="P1"><text:soft-page-break/>Possesive form for 'عين عطا' is 'عين عطاوي'</text:p>
      <text:p text:style-name="P1">Possesive form for 'عين عكرين' is 'عين عكريني'</text:p>
      <text:p text:style-name="P1">Possesive form for 'عين عنوب' is 'عين عنوبي'</text:p>
      <text:p text:style-name="P1">Possesive form for 'عين قاني' is 'عين قانيّ'</text:p>
      <text:p text:style-name="P1">Possesive form for 'عين قنيا' is 'عين قنيّ'</text:p>
      <text:p text:style-name="P1">Possesive form for 'عين كسور' is 'عين كسوري'</text:p>
      <text:p text:style-name="P1">Possesive form for 'عين كفرزبد' is 'عين كفرزبدي'</text:p>
      <text:p text:style-name="P1">Possesive form for 'عين وزين' is 'عين وزيني'</text:p>
      <text:p text:style-name="P1">Possesive form for 'عين يعقوب' is 'عين يعقوبي'</text:p>
      <text:p text:style-name="P1">Possesive form for 'عيناب' is 'عينابي'</text:p>
      <text:p text:style-name="P1">Possesive form for 'عيناتا ' is 'عيناتا ي'</text:p>
      <text:p text:style-name="P1">Possesive form for 'عيناتا ' is 'عيناتا ي'</text:p>
      <text:p text:style-name="P1">Possesive form for 'عينبال' is 'عينبالي'</text:p>
      <text:p text:style-name="P1">Possesive form for 'عينطورة ' is 'عينطورة ي'</text:p>
      <text:p text:style-name="P1">Possesive form for 'عينطورة ' is 'عينطورة ي'</text:p>
      <text:p text:style-name="P1">Possesive form for 'عينطورين' is 'عينطوريني'</text:p>
      <text:p text:style-name="P1">Possesive form for 'عيون ' is 'عيون ي'</text:p>
      <text:p text:style-name="P1">Possesive form for 'عيون الغزلان' is 'عيون الغزلاني'</text:p>
      <text:p text:style-name="P1">Possesive form for 'غابة بولونيا ' is 'غابة بولونيا ي'</text:p>
      <text:p text:style-name="P1">Possesive form for 'غابه ' is 'غابه ي'</text:p>
      <text:p text:style-name="P1">Possesive form for 'غابون قماطية' is 'غابون قماطيةي'</text:p>
      <text:p text:style-name="P1">Possesive form for 'غبالة' is 'غبالي'</text:p>
      <text:p text:style-name="P1">Possesive form for 'غبيري' is 'غبيريّ'</text:p>
      <text:p text:style-name="P1">Possesive form for 'غدراس' is 'غدراسي'</text:p>
      <text:p text:style-name="P1">Possesive form for 'غربي بعلبك' is 'غربي بعلبكي'</text:p>
      <text:p text:style-name="P1">Possesive form for 'غريفة' is 'غريفي'</text:p>
      <text:p text:style-name="P1">Possesive form for 'غزة ' is 'غزة ي'</text:p>
      <text:p text:style-name="P1">Possesive form for 'غزير' is 'غزيري'</text:p>
      <text:p text:style-name="P1">Possesive form for 'غوسطا' is 'غوسطاوي'</text:p>
      <text:p text:style-name="P1">Possesive form for 'غينيه' is 'غينيهي'</text:p>
      <text:p text:style-name="P1">Possesive form for 'فاتر ' is 'فاتر ي'</text:p>
      <text:p text:style-name="P1">Possesive form for 'فاريا' is 'فاريّ'</text:p>
      <text:p text:style-name="P1">Possesive form for 'فاكهة ' is 'فاكهة ي'</text:p>
      <text:p text:style-name="P1">Possesive form for 'فالوغا' is 'فالوغاوي'</text:p>
      <text:p text:style-name="P1">Possesive form for 'فتقة' is 'فتقي'</text:p>
      <text:p text:style-name="P1">Possesive form for 'فرزل' is 'فرزلي'</text:p>
      <text:p text:style-name="P1">Possesive form for 'فرن الشباك' is 'فرن الشباكي'</text:p>
      <text:p text:style-name="P1">Possesive form for 'فرون' is 'فروني'</text:p>
      <text:p text:style-name="P1">Possesive form for 'فريدس' is 'فريدسي'</text:p>
      <text:p text:style-name="P1">Possesive form for 'فريديس ' is 'فريديس ي'</text:p>
      <text:p text:style-name="P1">Possesive form for 'فليوه' is 'فليوهي'</text:p>
      <text:p text:style-name="P1">Possesive form for 'فنار' is 'فناري'</text:p>
      <text:p text:style-name="P1">Possesive form for 'فنيدق' is 'فنيدقي'</text:p>
      <text:p text:style-name="P1">Possesive form for 'فوعارة' is 'فوعاري'</text:p>
      <text:p text:style-name="P1">Possesive form for 'فيح' is 'فيحي'</text:p>
      <text:p text:style-name="P1">Possesive form for 'فيدار' is 'فيداري'</text:p>
      <text:p text:style-name="P1">Possesive form for 'فيسان' is 'فيساني'</text:p>
      <text:p text:style-name="P1">Possesive form for 'فيطرون' is 'فيطروني'</text:p>
      <text:p text:style-name="P1"><text:soft-page-break/>Possesive form for 'فيع' is 'فيعي'</text:p>
      <text:p text:style-name="P1">Possesive form for 'قائمة المدن العربية' is 'قائمة المدن العربيةي'</text:p>
      <text:p text:style-name="P1">Possesive form for 'قاع الريم' is 'قاع الريمي'</text:p>
      <text:p text:style-name="P1">Possesive form for 'قالب:مدن لبنان' is 'قالب:مدن لبناني'</text:p>
      <text:p text:style-name="P1">Possesive form for 'قانا' is 'قاناوي'</text:p>
      <text:p text:style-name="P1">Possesive form for 'قانا ' is 'قانا ي'</text:p>
      <text:p text:style-name="P1">Possesive form for 'قب الياس' is 'قب الياسي'</text:p>
      <text:p text:style-name="P1">Possesive form for 'قبة بشمرا' is 'قبة بشمراوي'</text:p>
      <text:p text:style-name="P1">Possesive form for 'قبريخا' is 'قبريخاوي'</text:p>
      <text:p text:style-name="P1">Possesive form for 'قبعيت' is 'قبعيتي'</text:p>
      <text:p text:style-name="P1">Possesive form for 'قبولا' is 'قبولاوي'</text:p>
      <text:p text:style-name="P1">Possesive form for 'قبيع' is 'قبيعي'</text:p>
      <text:p text:style-name="P1">Possesive form for 'قرحة ' is 'قرحة ي'</text:p>
      <text:p text:style-name="P1">Possesive form for 'قرحة ' is 'قرحة ي'</text:p>
      <text:p text:style-name="P1">Possesive form for 'قرصون' is 'قرصوني'</text:p>
      <text:p text:style-name="P1">Possesive form for 'قرصيتا' is 'قرصيتاوي'</text:p>
      <text:p text:style-name="P1">Possesive form for 'قرطاضة' is 'قرطاضي'</text:p>
      <text:p text:style-name="P1">Possesive form for 'قرطبا' is 'قرطباوي'</text:p>
      <text:p text:style-name="P1">Possesive form for 'قرعون ' is 'قرعون ي'</text:p>
      <text:p text:style-name="P1">Possesive form for 'قرنايل' is 'قرنايلي'</text:p>
      <text:p text:style-name="P1">Possesive form for 'قرنة شهوان' is 'قرنة شهواني'</text:p>
      <text:p text:style-name="P1">Possesive form for 'قره باش' is 'قره باشي'</text:p>
      <text:p text:style-name="P1">Possesive form for 'قرية ' is 'قرية ي'</text:p>
      <text:p text:style-name="P1">Possesive form for 'قرية الحجة' is 'قرية الحجي'</text:p>
      <text:p text:style-name="P1">Possesive form for 'قرية عزة' is 'قرية عزي'</text:p>
      <text:p text:style-name="P1">Possesive form for 'قصير ' is 'قصير ي'</text:p>
      <text:p text:style-name="P1">Possesive form for 'قضاء الضنية' is 'قضاء الضنيةي'</text:p>
      <text:p text:style-name="P1">Possesive form for 'قضاء الكورة' is 'قضاء الكوري'</text:p>
      <text:p text:style-name="P1">Possesive form for 'قطمون' is 'قطموني'</text:p>
      <text:p text:style-name="P1">Possesive form for 'قطين' is 'قطيني'</text:p>
      <text:p text:style-name="P1">Possesive form for 'قطين ' is 'قطين ي'</text:p>
      <text:p text:style-name="P1">Possesive form for 'قعقعية' is 'قعقعيةي'</text:p>
      <text:p text:style-name="P1">Possesive form for 'قعقعية للجسر' is 'قعقعية للجسري'</text:p>
      <text:p text:style-name="P1">Possesive form for 'قلحات' is 'قلحاتي'</text:p>
      <text:p text:style-name="P1">Possesive form for 'قلعة ' is 'قلعة ي'</text:p>
      <text:p text:style-name="P1">Possesive form for 'قلود الباقية' is 'قلود الباقيةي'</text:p>
      <text:p text:style-name="P1">Possesive form for 'قلية ' is 'قلية ي'</text:p>
      <text:p text:style-name="P1">Possesive form for 'قليعات' is 'قليعاتي'</text:p>
      <text:p text:style-name="P1">Possesive form for 'قماطية' is 'قماطيةي'</text:p>
      <text:p text:style-name="P1">Possesive form for 'قناة ' is 'قناة ي'</text:p>
      <text:p text:style-name="P1">Possesive form for 'قناريت' is 'قناريتي'</text:p>
      <text:p text:style-name="P1">Possesive form for 'قنبات برمانا' is 'قنبات برماناوي'</text:p>
      <text:p text:style-name="P1">Possesive form for 'قنية' is 'قنيةي'</text:p>
      <text:p text:style-name="P1">Possesive form for 'قنيطرة ' is 'قنيطرة ي'</text:p>
      <text:p text:style-name="P1">Possesive form for 'قوسايا' is 'قوسايّ'</text:p>
      <text:p text:style-name="P1">Possesive form for 'قيتولي' is 'قيتوليّ'</text:p>
      <text:p text:style-name="P1">Possesive form for 'كامد اللوز' is 'كامد اللوزي'</text:p>
      <text:p text:style-name="P1">Possesive form for 'كترة' is 'كتري'</text:p>
      <text:p text:style-name="P1"><text:soft-page-break/>Possesive form for 'كترمايا' is 'كترمايّ'</text:p>
      <text:p text:style-name="P1">Possesive form for 'كح' is 'كحي'</text:p>
      <text:p text:style-name="P1">Possesive form for 'كحالة' is 'كحالي'</text:p>
      <text:p text:style-name="P1">Possesive form for 'كحلونية' is 'كحلونيةي'</text:p>
      <text:p text:style-name="P1">Possesive form for 'كرخا' is 'كرخاوي'</text:p>
      <text:p text:style-name="P1">Possesive form for 'كرم زبدين' is 'كرم زبديني'</text:p>
      <text:p text:style-name="P1">Possesive form for 'كرم سدة' is 'كرم سدي'</text:p>
      <text:p text:style-name="P1">Possesive form for 'كرم عصفور' is 'كرم عصفوري'</text:p>
      <text:p text:style-name="P1">Possesive form for 'كروم عرب' is 'كروم عربي'</text:p>
      <text:p text:style-name="P1">Possesive form for 'كسرنبا' is 'كسرنباوي'</text:p>
      <text:p text:style-name="P1">Possesive form for 'كسليك' is 'كسليكي'</text:p>
      <text:p text:style-name="P1">Possesive form for 'كفتون' is 'كفتوني'</text:p>
      <text:p text:style-name="P1">Possesive form for 'كفر' is 'كفري'</text:p>
      <text:p text:style-name="P1">Possesive form for 'كفر الزيت' is 'كفر الزيتي'</text:p>
      <text:p text:style-name="P1">Possesive form for 'كفر جرة' is 'كفر جري'</text:p>
      <text:p text:style-name="P1">Possesive form for 'كفر حتى' is 'كفر حتىي'</text:p>
      <text:p text:style-name="P1">Possesive form for 'كفر حرة' is 'كفر حري'</text:p>
      <text:p text:style-name="P1">Possesive form for 'كفر حزير' is 'كفر حزيري'</text:p>
      <text:p text:style-name="P1">Possesive form for 'كفر دنيس' is 'كفر دنيسي'</text:p>
      <text:p text:style-name="P1">Possesive form for 'كفر دونين' is 'كفر دونيني'</text:p>
      <text:p text:style-name="P1">Possesive form for 'كفر زينا' is 'كفر زيناوي'</text:p>
      <text:p text:style-name="P1">Possesive form for 'كفر شوبا' is 'كفر شوباوي'</text:p>
      <text:p text:style-name="P1">Possesive form for 'كفر عبيدا' is 'كفر عبيداوي'</text:p>
      <text:p text:style-name="P1">Possesive form for 'كفر عقاب' is 'كفر عقابي'</text:p>
      <text:p text:style-name="P1">Possesive form for 'كفر عكا' is 'كفر عكاوي'</text:p>
      <text:p text:style-name="P1">Possesive form for 'كفر فوق' is 'كفر فوقي'</text:p>
      <text:p text:style-name="P1">Possesive form for 'كفر مشكي' is 'كفر مشكيّ'</text:p>
      <text:p text:style-name="P1">Possesive form for 'كفر ملكي' is 'كفر ملكيّ'</text:p>
      <text:p text:style-name="P1">Possesive form for 'كفرا' is 'كفراوي'</text:p>
      <text:p text:style-name="P1">Possesive form for 'كفربعل' is 'كفربعلي'</text:p>
      <text:p text:style-name="P1">Possesive form for 'كفربنين' is 'كفربنيني'</text:p>
      <text:p text:style-name="P1">Possesive form for 'كفرتاي' is 'كفرتايّ'</text:p>
      <text:p text:style-name="P1">Possesive form for 'كفرتبنيت' is 'كفرتبنيتي'</text:p>
      <text:p text:style-name="P1">Possesive form for 'كفرتون' is 'كفرتوني'</text:p>
      <text:p text:style-name="P1">Possesive form for 'كفرحبو' is 'كفرحبوي'</text:p>
      <text:p text:style-name="P1">Possesive form for 'كفرحتا' is 'كفرحتاوي'</text:p>
      <text:p text:style-name="P1">Possesive form for 'كفرحتى' is 'كفرحتىي'</text:p>
      <text:p text:style-name="P1">Possesive form for 'كفرحمام' is 'كفرحمامي'</text:p>
      <text:p text:style-name="P1">Possesive form for 'كفرحونة' is 'كفرحوني'</text:p>
      <text:p text:style-name="P1">Possesive form for 'كفرحيم' is 'كفرحيمي'</text:p>
      <text:p text:style-name="P1">Possesive form for 'كفردبيان' is 'كفردبياني'</text:p>
      <text:p text:style-name="P1">Possesive form for 'كفردلقوس' is 'كفردلقوسي'</text:p>
      <text:p text:style-name="P1">Possesive form for 'كفررمان' is 'كفررماني'</text:p>
      <text:p text:style-name="P1">Possesive form for 'كفرزبد' is 'كفرزبدي'</text:p>
      <text:p text:style-name="P1">Possesive form for 'كفرزينا' is 'كفرزيناوي'</text:p>
      <text:p text:style-name="P1">Possesive form for 'كفرسرون' is 'كفرسروني'</text:p>
      <text:p text:style-name="P1">Possesive form for 'كفرسلوان' is 'كفرسلواني'</text:p>
      <text:p text:style-name="P1">Possesive form for 'كفرسير' is 'كفرسيري'</text:p>
      <text:p text:style-name="P1"><text:soft-page-break/>Possesive form for 'كفرشلان' is 'كفرشلاني'</text:p>
      <text:p text:style-name="P1">Possesive form for 'كفرشيما' is 'كفرشيماوي'</text:p>
      <text:p text:style-name="P1">Possesive form for 'كفرصرون' is 'كفرصروني'</text:p>
      <text:p text:style-name="P1">Possesive form for 'كفرصغاب' is 'كفرصغابي'</text:p>
      <text:p text:style-name="P1">Possesive form for 'كفرعميه' is 'كفرعميهي'</text:p>
      <text:p text:style-name="P1">Possesive form for 'كفرفاقود' is 'كفرفاقودي'</text:p>
      <text:p text:style-name="P1">Possesive form for 'كفرفالوس' is 'كفرفالوسي'</text:p>
      <text:p text:style-name="P1">Possesive form for 'كفرفو' is 'كفرفوي'</text:p>
      <text:p text:style-name="P1">Possesive form for 'كفرفيلا' is 'كفرفيلاوي'</text:p>
      <text:p text:style-name="P1">Possesive form for 'كفرقاهل' is 'كفرقاهلي'</text:p>
      <text:p text:style-name="P1">Possesive form for 'كفركحيل' is 'كفركحيلي'</text:p>
      <text:p text:style-name="P1">Possesive form for 'كفركلا' is 'كفركلاوي'</text:p>
      <text:p text:style-name="P1">Possesive form for 'كفرمتى' is 'كفرمتىي'</text:p>
      <text:p text:style-name="P1">Possesive form for 'كفرنبرخ' is 'كفرنبرخي'</text:p>
      <text:p text:style-name="P1">Possesive form for 'كفرنون' is 'كفرنوني'</text:p>
      <text:p text:style-name="P1">Possesive form for 'كفرنيس' is 'كفرنيسي'</text:p>
      <text:p text:style-name="P1">Possesive form for 'كفروة' is 'كفروةي'</text:p>
      <text:p text:style-name="P1">Possesive form for 'كفريا ' is 'كفريا ي'</text:p>
      <text:p text:style-name="P1">Possesive form for 'كفريا ' is 'كفريا ي'</text:p>
      <text:p text:style-name="P1">Possesive form for 'كفرياسين' is 'كفرياسيني'</text:p>
      <text:p text:style-name="P1">Possesive form for 'كفرياشيت' is 'كفرياشيتي'</text:p>
      <text:p text:style-name="P1">Possesive form for 'كفلاقطرة' is 'كفلاقطري'</text:p>
      <text:p text:style-name="P1">Possesive form for 'كفور' is 'كفوري'</text:p>
      <text:p text:style-name="P1">Possesive form for 'كفور ' is 'كفور ي'</text:p>
      <text:p text:style-name="P1">Possesive form for 'كفور العربي' is 'كفور العربيّ'</text:p>
      <text:p text:style-name="P1">Possesive form for 'كلباتا' is 'كلباتاوي'</text:p>
      <text:p text:style-name="P1">Possesive form for 'كلحات' is 'كلحاتي'</text:p>
      <text:p text:style-name="P1">Possesive form for 'كنيسة ' is 'كنيسة ي'</text:p>
      <text:p text:style-name="P1">Possesive form for 'كنيسة ' is 'كنيسة ي'</text:p>
      <text:p text:style-name="P1">Possesive form for 'كنيسة ' is 'كنيسة ي'</text:p>
      <text:p text:style-name="P1">Possesive form for 'كواخ ' is 'كواخ ي'</text:p>
      <text:p text:style-name="P1">Possesive form for 'كوبا ' is 'كوبا ي'</text:p>
      <text:p text:style-name="P1">Possesive form for 'كوثرية' is 'كوثريةي'</text:p>
      <text:p text:style-name="P1">Possesive form for 'كوسبا' is 'كوسباوي'</text:p>
      <text:p text:style-name="P1">Possesive form for 'كوشا' is 'كوشاوي'</text:p>
      <text:p text:style-name="P1">Possesive form for 'كوكبا ' is 'كوكبا ي'</text:p>
      <text:p text:style-name="P1">Possesive form for 'كونين' is 'كونيني'</text:p>
      <text:p text:style-name="P1">Possesive form for 'كيفون' is 'كيفوني'</text:p>
      <text:p text:style-name="P1">Possesive form for 'لاسا ' is 'لاسا ي'</text:p>
      <text:p text:style-name="P1">Possesive form for 'لالا' is 'لالاوي'</text:p>
      <text:p text:style-name="P1">Possesive form for 'لبايا' is 'لبايّ'</text:p>
      <text:p text:style-name="P1">Possesive form for 'لبعه' is 'لبعهي'</text:p>
      <text:p text:style-name="P1">Possesive form for 'لبوة ' is 'لبوة ي'</text:p>
      <text:p text:style-name="P1">Possesive form for 'لحفد' is 'لحفدي'</text:p>
      <text:p text:style-name="P1">Possesive form for 'لعت' is 'لعتي'</text:p>
      <text:p text:style-name="P1">Possesive form for 'لقلوق' is 'لقلوقي'</text:p>
      <text:p text:style-name="P1">Possesive form for 'مار روكز ' is 'مار روكز ي'</text:p>
      <text:p text:style-name="P1">Possesive form for 'مار شعيا ' is 'مار شعيا ي'</text:p>
      <text:p text:style-name="P1"><text:soft-page-break/>Possesive form for 'مار مخايل' is 'مار مخايلي'</text:p>
      <text:p text:style-name="P1">Possesive form for 'مار مخايل ' is 'مار مخايل ي'</text:p>
      <text:p text:style-name="P1">Possesive form for 'مار موسى ' is 'مار موسى ي'</text:p>
      <text:p text:style-name="P1">Possesive form for 'مارتوما' is 'مارتوماوي'</text:p>
      <text:p text:style-name="P1">Possesive form for 'مارون الراس' is 'مارون الراسي'</text:p>
      <text:p text:style-name="P1">Possesive form for 'ماري ' is 'ماري ي'</text:p>
      <text:p text:style-name="P1">Possesive form for 'ماسا ' is 'ماسا ي'</text:p>
      <text:p text:style-name="P1">Possesive form for 'متريت' is 'متريتي'</text:p>
      <text:p text:style-name="P1">Possesive form for 'متين' is 'متيني'</text:p>
      <text:p text:style-name="P1">Possesive form for 'مجدل' is 'مجدلي'</text:p>
      <text:p text:style-name="P1">Possesive form for 'مجدل ' is 'مجدل ي'</text:p>
      <text:p text:style-name="P1">Possesive form for 'مجدل بعنا' is 'مجدل بعناوي'</text:p>
      <text:p text:style-name="P1">Possesive form for 'مجدل بلحيس' is 'مجدل بلحيسي'</text:p>
      <text:p text:style-name="P1">Possesive form for 'مجدل ترشيش' is 'مجدل ترشيشي'</text:p>
      <text:p text:style-name="P1">Possesive form for 'مجدل سلم' is 'مجدل سلمي'</text:p>
      <text:p text:style-name="P1">Possesive form for 'مجدل عنجر' is 'مجدل عنجري'</text:p>
      <text:p text:style-name="P1">Possesive form for 'مجدل معوش' is 'مجدل معوشي'</text:p>
      <text:p text:style-name="P1">Possesive form for 'مجدلا' is 'مجدلاوي'</text:p>
      <text:p text:style-name="P1">Possesive form for 'مجدلون ' is 'مجدلون ي'</text:p>
      <text:p text:style-name="P1">Possesive form for 'مجدليا' is 'مجدليّ'</text:p>
      <text:p text:style-name="P1">Possesive form for 'مجدليا ' is 'مجدليا ي'</text:p>
      <text:p text:style-name="P1">Possesive form for 'مجدليون' is 'مجدليوني'</text:p>
      <text:p text:style-name="P1">Possesive form for 'مجزوب' is 'مجزوبي'</text:p>
      <text:p text:style-name="P1">Possesive form for 'مجيدية' is 'مجيديةي'</text:p>
      <text:p text:style-name="P1">Possesive form for 'محيدش' is 'محيدشي'</text:p>
      <text:p text:style-name="P1">Possesive form for 'مختارة ' is 'مختارة ي'</text:p>
      <text:p text:style-name="P1">Possesive form for 'مدوخة ' is 'مدوخة ي'</text:p>
      <text:p text:style-name="P1">Possesive form for 'مراح الخوخ' is 'مراح الخوخي'</text:p>
      <text:p text:style-name="P1">Possesive form for 'مراح السراج' is 'مراح السراجي'</text:p>
      <text:p text:style-name="P1">Possesive form for 'مرج الزهور' is 'مرج الزهوري'</text:p>
      <text:p text:style-name="P1">Possesive form for 'مرجبا' is 'مرجباوي'</text:p>
      <text:p text:style-name="P1">Possesive form for 'مرجعيون' is 'مرجعيوني'</text:p>
      <text:p text:style-name="P1">Possesive form for 'مرسته' is 'مرستهي'</text:p>
      <text:p text:style-name="P1">Possesive form for 'مركبا' is 'مركباوي'</text:p>
      <text:p text:style-name="P1">Possesive form for 'مروج ' is 'مروج ي'</text:p>
      <text:p text:style-name="P1">Possesive form for 'مرياطة' is 'مرياطي'</text:p>
      <text:p text:style-name="P1">Possesive form for 'مريجات ' is 'مريجات ي'</text:p>
      <text:p text:style-name="P1">Possesive form for 'مريجات ' is 'مريجات ي'</text:p>
      <text:p text:style-name="P1">Possesive form for 'مريجات ' is 'مريجات ي'</text:p>
      <text:p text:style-name="P1">Possesive form for 'مريجة' is 'مريجي'</text:p>
      <text:p text:style-name="P1">Possesive form for 'مزبود' is 'مزبودي'</text:p>
      <text:p text:style-name="P1">Possesive form for 'مزرعة التفاح' is 'مزرعة التفاحي'</text:p>
      <text:p text:style-name="P1">Possesive form for 'مزرعة السيد' is 'مزرعة السيدي'</text:p>
      <text:p text:style-name="P1">Possesive form for 'مزرعة الشوف' is 'مزرعة الشوفي'</text:p>
      <text:p text:style-name="P1">Possesive form for 'مزرعة الضهر' is 'مزرعة الضهري'</text:p>
      <text:p text:style-name="P1">Possesive form for 'مزرعة النهر' is 'مزرعة النهري'</text:p>
      <text:p text:style-name="P1">Possesive form for 'مزرعة بلدة' is 'مزرعة بلدي'</text:p>
      <text:p text:style-name="P1">Possesive form for 'مزرعة تولا' is 'مزرعة تولاوي'</text:p>
      <text:p text:style-name="P1"><text:soft-page-break/>Possesive form for 'مزرعة يشوع' is 'مزرعة يشوعي'</text:p>
      <text:p text:style-name="P1">Possesive form for 'مزكة' is 'مزكي'</text:p>
      <text:p text:style-name="P1">Possesive form for 'مزهر' is 'مزهري'</text:p>
      <text:p text:style-name="P1">Possesive form for 'مزيارة' is 'مزياري'</text:p>
      <text:p text:style-name="P1">Possesive form for 'مشتى حسن' is 'مشتى حسني'</text:p>
      <text:p text:style-name="P1">Possesive form for 'مشتى حمود' is 'مشتى حمودي'</text:p>
      <text:p text:style-name="P1">Possesive form for 'مشرف ' is 'مشرف ي'</text:p>
      <text:p text:style-name="P1">Possesive form for 'مشرفه' is 'مشرفهي'</text:p>
      <text:p text:style-name="P1">Possesive form for 'مشغرة' is 'مشغري'</text:p>
      <text:p text:style-name="P1">Possesive form for 'مشمش ' is 'مشمش ي'</text:p>
      <text:p text:style-name="P1">Possesive form for 'مشمش ' is 'مشمش ي'</text:p>
      <text:p text:style-name="P1">Possesive form for 'مشموشة ' is 'مشموشة ي'</text:p>
      <text:p text:style-name="P1">Possesive form for 'مشيخا' is 'مشيخاوي'</text:p>
      <text:p text:style-name="P1">Possesive form for 'معاد' is 'معادي'</text:p>
      <text:p text:style-name="P1">Possesive form for 'معاصر الشوف' is 'معاصر الشوفي'</text:p>
      <text:p text:style-name="P1">Possesive form for 'معاصر بيت الدين' is 'معاصر بيت الديني'</text:p>
      <text:p text:style-name="P1">Possesive form for 'معركة ' is 'معركة ي'</text:p>
      <text:p text:style-name="P1">Possesive form for 'معروب' is 'معروبي'</text:p>
      <text:p text:style-name="P1">Possesive form for 'معصريتي' is 'معصريتيّ'</text:p>
      <text:p text:style-name="P1">Possesive form for 'معلقة ' is 'معلقة ي'</text:p>
      <text:p text:style-name="P1">Possesive form for 'معيصرة' is 'معيصري'</text:p>
      <text:p text:style-name="P1">Possesive form for 'مغدوشة' is 'مغدوشي'</text:p>
      <text:p text:style-name="P1">Possesive form for 'مغيرية ' is 'مغيرية ي'</text:p>
      <text:p text:style-name="P1">Possesive form for 'مغيرية ' is 'مغيرية ي'</text:p>
      <text:p text:style-name="P1">Possesive form for 'مقيبلة' is 'مقيبلي'</text:p>
      <text:p text:style-name="P1">Possesive form for 'مكسي' is 'مكسيّ'</text:p>
      <text:p text:style-name="P1">Possesive form for 'مكلس ' is 'مكلس ي'</text:p>
      <text:p text:style-name="P1">Possesive form for 'مكنا' is 'مكناوي'</text:p>
      <text:p text:style-name="P1">Possesive form for 'ملكي ' is 'ملكي ي'</text:p>
      <text:p text:style-name="P1">Possesive form for 'مليخ' is 'مليخي'</text:p>
      <text:p text:style-name="P1">Possesive form for 'منارة ' is 'منارة ي'</text:p>
      <text:p text:style-name="P1">Possesive form for 'منجز' is 'منجزي'</text:p>
      <text:p text:style-name="P1">Possesive form for 'منصف ' is 'منصف ي'</text:p>
      <text:p text:style-name="P1">Possesive form for 'منصورة ' is 'منصورة ي'</text:p>
      <text:p text:style-name="P1">Possesive form for 'منصورية ' is 'منصورية ي'</text:p>
      <text:p text:style-name="P1">Possesive form for 'منصوريه ' is 'منصوريه ي'</text:p>
      <text:p text:style-name="P1">Possesive form for 'منيارة' is 'منياري'</text:p>
      <text:p text:style-name="P1">Possesive form for 'مونسة' is 'مونسي'</text:p>
      <text:p text:style-name="P1">Possesive form for 'ميروبا' is 'ميروباوي'</text:p>
      <text:p text:style-name="P1">Possesive form for 'ميس الجبل' is 'ميس الجبلي'</text:p>
      <text:p text:style-name="P1">Possesive form for 'ميفدون' is 'ميفدوني'</text:p>
      <text:p text:style-name="P1">Possesive form for 'ميفوق' is 'ميفوقي'</text:p>
      <text:p text:style-name="P1">Possesive form for 'مينا ' is 'مينا ي'</text:p>
      <text:p text:style-name="P1">Possesive form for 'نابيه' is 'نابيهي'</text:p>
      <text:p text:style-name="P1">Possesive form for 'ناعمة ' is 'ناعمة ي'</text:p>
      <text:p text:style-name="P1">Possesive form for 'نبع الصفا' is 'نبع الصفاوي'</text:p>
      <text:p text:style-name="P1">Possesive form for 'نبي أيلا' is 'نبي أيلاوي'</text:p>
      <text:p text:style-name="P1">Possesive form for 'نبي شيت' is 'نبي شيتي'</text:p>
      <text:p text:style-name="P1"><text:soft-page-break/>Possesive form for 'نبي عثمان' is 'نبي عثماني'</text:p>
      <text:p text:style-name="P1">Possesive form for 'نجد عكار' is 'نجد عكاري'</text:p>
      <text:p text:style-name="P1">Possesive form for 'نخلة ' is 'نخلة ي'</text:p>
      <text:p text:style-name="P1">Possesive form for 'نمرين' is 'نمريني'</text:p>
      <text:p text:style-name="P1">Possesive form for 'نهر إبراهيم' is 'نهر إبراهيمي'</text:p>
      <text:p text:style-name="P1">Possesive form for 'نيحا ' is 'نيحا ي'</text:p>
      <text:p text:style-name="P1">Possesive form for 'نيحا ' is 'نيحا ي'</text:p>
      <text:p text:style-name="P1">Possesive form for 'هبارية' is 'هباريةي'</text:p>
      <text:p text:style-name="P1">Possesive form for 'هري' is 'هريّ'</text:p>
      <text:p text:style-name="P1">Possesive form for 'هونين' is 'هونيني'</text:p>
      <text:p text:style-name="P1">Possesive form for 'هيتلا' is 'هيتلاوي'</text:p>
      <text:p text:style-name="P1">Possesive form for 'وادي الحور' is 'وادي الحوري'</text:p>
      <text:p text:style-name="P1">Possesive form for 'وادي الدلم' is 'وادي الدلمي'</text:p>
      <text:p text:style-name="P1">Possesive form for 'وادي الست' is 'وادي الستي'</text:p>
      <text:p text:style-name="P1">Possesive form for 'وادي جاموس' is 'وادي جاموسي'</text:p>
      <text:p text:style-name="P1">Possesive form for 'وادي جزين' is 'وادي جزيني'</text:p>
      <text:p text:style-name="P1">Possesive form for 'وادي جيلو' is 'وادي جيلوي'</text:p>
      <text:p text:style-name="P1">Possesive form for 'وادي خالد' is 'وادي خالدي'</text:p>
      <text:p text:style-name="P1">Possesive form for 'وادي شحرور' is 'وادي شحروري'</text:p>
      <text:p text:style-name="P1">Possesive form for 'وادي فعرا' is 'وادي فعراوي'</text:p>
      <text:p text:style-name="P1">Possesive form for 'ورحانية' is 'ورحانيةي'</text:p>
      <text:p text:style-name="P1">Possesive form for 'وردانية' is 'وردانيةي'</text:p>
      <text:p text:style-name="P1">Possesive form for 'وطى الجوز' is 'وطى الجوزي'</text:p>
      <text:p text:style-name="P1">Possesive form for 'وطى المروج' is 'وطى المروجي'</text:p>
      <text:p text:style-name="P1">Possesive form for 'وطى فارس' is 'وطى فارسي'</text:p>
      <text:p text:style-name="P1">Possesive form for 'يارون' is 'ياروني'</text:p>
      <text:p text:style-name="P1">Possesive form for 'يارين' is 'ياريني'</text:p>
      <text:p text:style-name="P1">Possesive form for 'ياطر' is 'ياطري'</text:p>
      <text:p text:style-name="P1">Possesive form for 'يانطا' is 'يانطاوي'</text:p>
      <text:p text:style-name="P1">Possesive form for 'يانوح' is 'يانوحي'</text:p>
      <text:p text:style-name="P1">Possesive form for 'يحشوش' is 'يحشوشي'</text:p>
      <text:p text:style-name="P1">Possesive form for 'يحمر' is 'يحمري'</text:p>
      <text:p text:style-name="P1">Possesive form for 'يحمر ' is 'يحمر ي'</text:p>
      <text:p text:style-name="P1">Possesive form for 'يمونة' is 'يموني'</text:p>
      <text:p text:style-name="P1">Possesive form for 'يونين' is 'يونيني'</text:p>
      <text:p text:style-name="P1">Successfully processed all 1126 Lebanon-لبنان.txt entries</text:p>
      <text:p text:style-name="P1">Possesive form for 'ماليزيا' is 'ماليزيّ'</text:p>
      <text:p text:style-name="P1">Possesive form for 'جوهر بهرو' is 'جوهر بهروي'</text:p>
      <text:p text:style-name="P1">Possesive form for 'كوالالمبور' is 'كوالالمبوري'</text:p>
      <text:p text:style-name="P1">Successfully processed all 4 Malaysia-ماليزيا.txt entries</text:p>
      <text:p text:style-name="P1">Possesive form for 'هولندا' is 'هولنداوي'</text:p>
      <text:p text:style-name="P1">Possesive form for 'أرنهيم' is 'أرنهيمي'</text:p>
      <text:p text:style-name="P1">Possesive form for 'أسن' is 'أسني'</text:p>
      <text:p text:style-name="P1">Possesive form for 'ألكمار' is 'ألكماري'</text:p>
      <text:p text:style-name="P1">Possesive form for 'أمستردام' is 'أمستردامي'</text:p>
      <text:p text:style-name="P1">Possesive form for 'أوترخت' is 'أوترختي'</text:p>
      <text:p text:style-name="P1">Possesive form for 'روتردام' is 'روتردامي'</text:p>
      <text:p text:style-name="P1">Possesive form for 'زويندريخت' is 'زويندريختي'</text:p>
      <text:p text:style-name="P1"><text:soft-page-break/>Possesive form for 'لاهاي' is 'لاهايّ'</text:p>
      <text:p text:style-name="P1">Possesive form for 'ليوواردن' is 'ليوواردني'</text:p>
      <text:p text:style-name="P1">Possesive form for 'ماسترخت' is 'ماسترختي'</text:p>
      <text:p text:style-name="P1">Possesive form for 'هيرينفين' is 'هيرينفيني'</text:p>
      <text:p text:style-name="P1">Successfully processed all 19 Netherlands-هولندا.txt entries</text:p>
      <text:p text:style-name="P1">Possesive form for 'فلسطين' is 'فلسطيني'</text:p>
      <text:p text:style-name="P1">Possesive form for 'جلمة، حيفا' is 'جلمة، حيفاوي'</text:p>
      <text:p text:style-name="P1">Possesive form for 'جية' is 'جيةي'</text:p>
      <text:p text:style-name="P1">Possesive form for 'رملة ' is 'رملة ي'</text:p>
      <text:p text:style-name="P1">Possesive form for 'طيرة، حيفا' is 'طيرة، حيفاوي'</text:p>
      <text:p text:style-name="P1">Possesive form for 'عفولة' is 'عفولي'</text:p>
      <text:p text:style-name="P1">Possesive form for 'قدس' is 'قدسي'</text:p>
      <text:p text:style-name="P1">Possesive form for 'نبي موسى، أريحا' is 'نبي موسى، أريحاوي'</text:p>
      <text:p text:style-name="P1">Possesive form for 'ولجة ' is 'ولجة ي'</text:p>
      <text:p text:style-name="P1">Possesive form for 'برة قيسارية، حيفا' is 'برة قيسارية، حيفاوي'</text:p>
      <text:p text:style-name="P1">Possesive form for 'بلد الشيخ، حيفا' is 'بلد الشيخ، حيفاوي'</text:p>
      <text:p text:style-name="P1">Possesive form for 'بني سهيلا' is 'بني سهيلاوي'</text:p>
      <text:p text:style-name="P1">Possesive form for 'بيت حانون' is 'بيت حانوني'</text:p>
      <text:p text:style-name="P1">Possesive form for 'دالية الكرمل، حيفا' is 'دالية الكرمل، حيفاوي'</text:p>
      <text:p text:style-name="P1">Possesive form for 'ديرجرير' is 'ديرجريري'</text:p>
      <text:p text:style-name="P1">Possesive form for 'عرب العريضة، بيسان' is 'عرب العريضة، بيساني'</text:p>
      <text:p text:style-name="P1">Possesive form for 'عمواس' is 'عمواسي'</text:p>
      <text:p text:style-name="P1">Possesive form for 'قائمة المدن العربية' is 'قائمة المدن العربيةي'</text:p>
      <text:p text:style-name="P1">Possesive form for 'قريوت' is 'قريوتي'</text:p>
      <text:p text:style-name="P1">Possesive form for 'كبارة، حيفا' is 'كبارة، حيفاوي'</text:p>
      <text:p text:style-name="P1">Possesive form for 'كفر قاسم' is 'كفر قاسمي'</text:p>
      <text:p text:style-name="P1">Possesive form for 'كفر مصر، بيسان' is 'كفر مصر، بيساني'</text:p>
      <text:p text:style-name="P1">Possesive form for 'قالب:مدن فلسطين' is 'قالب:مدن فلسطيني'</text:p>
      <text:p text:style-name="P1">Possesive form for 'مرج بن عامر' is 'مرج بن عامري'</text:p>
      <text:p text:style-name="P1">Possesive form for 'نابلس' is 'نابلسي'</text:p>
      <text:p text:style-name="P1">Possesive form for 'وادي عارة' is 'وادي عاري'</text:p>
      <text:p text:style-name="P1">Possesive form for 'ياجور، حيفا' is 'ياجور، حيفاوي'</text:p>
      <text:p text:style-name="P1">Successfully processed all 37 Palestine-الفلسطين.txt entries</text:p>
      <text:p text:style-name="P1">Possesive form for 'فليبين' is 'فليبيني'</text:p>
      <text:p text:style-name="P1">Possesive form for 'تاكلوبان' is 'تاكلوباني'</text:p>
      <text:p text:style-name="P1">Possesive form for 'دافاو ' is 'دافاو ي'</text:p>
      <text:p text:style-name="P1">Possesive form for 'كيزون ' is 'كيزون ي'</text:p>
      <text:p text:style-name="P1">Possesive form for 'مانيلا' is 'مانيلاوي'</text:p>
      <text:p text:style-name="P1">Successfully processed all 8 Philippines-الفليبين.txt entries</text:p>
      <text:p text:style-name="P1">Possesive form for 'قطر' is 'قطري'</text:p>
      <text:p text:style-name="P1">Possesive form for 'أم سيعيد' is 'أم سيعيدي'</text:p>
      <text:p text:style-name="P1">Possesive form for 'أم صلال' is 'أم صلالي'</text:p>
      <text:p text:style-name="P1">Possesive form for 'خريطيات' is 'خريطياتي'</text:p>
      <text:p text:style-name="P1">Possesive form for 'خور ' is 'خور ي'</text:p>
      <text:p text:style-name="P1">Possesive form for 'ريان' is 'رياني'</text:p>
      <text:p text:style-name="P1">Possesive form for 'مدينية الترفيهية ' is 'مدينية الترفيهية ي'</text:p>
      <text:p text:style-name="P1">Possesive form for 'وسيل' is 'وسيلي'</text:p>
      <text:p text:style-name="P1">Possesive form for 'وكرة' is 'وكري'</text:p>
      <text:p text:style-name="P1"><text:soft-page-break/>Possesive form for 'دخان ' is 'دخان ي'</text:p>
      <text:p text:style-name="P1">Possesive form for 'دوحة' is 'دوحي'</text:p>
      <text:p text:style-name="P1">Possesive form for 'رأس لفان' is 'رأس لفاني'</text:p>
      <text:p text:style-name="P1">Possesive form for 'مدينة الرويس' is 'مدينة الرويسي'</text:p>
      <text:p text:style-name="P1">Possesive form for 'مدينة الطاقة ' is 'مدينة الطاقة ي'</text:p>
      <text:p text:style-name="P1">Possesive form for 'مدينة حمد الطبية' is 'مدينة حمد الطبيةي'</text:p>
      <text:p text:style-name="P1">Successfully processed all 20 Qatar-قطر.txt entries</text:p>
      <text:p text:style-name="P1">Possesive form for 'سعودية' is 'سعوديةي'</text:p>
      <text:p text:style-name="P1">Possesive form for 'أم الحمام' is 'أم الحمامي'</text:p>
      <text:p text:style-name="P1">Possesive form for 'أبها' is 'أبهاوي'</text:p>
      <text:p text:style-name="P1">Possesive form for 'ابو الحصى' is 'ابو الحصىي'</text:p>
      <text:p text:style-name="P1">Possesive form for 'محافظة الأحساء' is 'محافظة الأحساءي'</text:p>
      <text:p text:style-name="P1">Possesive form for 'أجفر' is 'أجفري'</text:p>
      <text:p text:style-name="P1">Possesive form for 'أحساء' is 'أحساءي'</text:p>
      <text:p text:style-name="P1">Possesive form for 'أوجام' is 'أوجامي'</text:p>
      <text:p text:style-name="P1">Possesive form for 'باحة' is 'باحي'</text:p>
      <text:p text:style-name="P1">Possesive form for 'بجادية' is 'بجاديةي'</text:p>
      <text:p text:style-name="P1">Possesive form for 'بحاري' is 'بحاريّ'</text:p>
      <text:p text:style-name="P1">Possesive form for 'برك ' is 'برك ي'</text:p>
      <text:p text:style-name="P1">Possesive form for 'بصر' is 'بصري'</text:p>
      <text:p text:style-name="P1">Possesive form for 'بعايث' is 'بعايثي'</text:p>
      <text:p text:style-name="P1">Possesive form for 'بقيع' is 'بقيعي'</text:p>
      <text:p text:style-name="P1">Possesive form for 'بكيرية' is 'بكيريةي'</text:p>
      <text:p text:style-name="P1">Possesive form for 'ثقبة' is 'ثقبي'</text:p>
      <text:p text:style-name="P1">Possesive form for 'جبيل' is 'جبيلي'</text:p>
      <text:p text:style-name="P1">Possesive form for 'جبيل2' is 'جبيل2ي'</text:p>
      <text:p text:style-name="P1">Possesive form for 'جعيمة' is 'جعيمي'</text:p>
      <text:p text:style-name="P1">Possesive form for 'جموم' is 'جمومي'</text:p>
      <text:p text:style-name="P1">Possesive form for 'حائر ' is 'حائر ي'</text:p>
      <text:p text:style-name="P1">Possesive form for 'حائط' is 'حائطي'</text:p>
      <text:p text:style-name="P1">Possesive form for 'حجرة ' is 'حجرة ي'</text:p>
      <text:p text:style-name="P1">Possesive form for 'حريق ' is 'حريق ي'</text:p>
      <text:p text:style-name="P1">Possesive form for 'حريّق' is 'حريّقي'</text:p>
      <text:p text:style-name="P1">Possesive form for 'حسو' is 'حسوي'</text:p>
      <text:p text:style-name="P1">Possesive form for 'حفير' is 'حفيري'</text:p>
      <text:p text:style-name="P1">Possesive form for 'حفيرة' is 'حفيري'</text:p>
      <text:p text:style-name="P1">Possesive form for 'حليفة' is 'حليفي'</text:p>
      <text:p text:style-name="P1">Possesive form for 'حليلة' is 'حليلي'</text:p>
      <text:p text:style-name="P1">Possesive form for 'خبر ' is 'خبر ي'</text:p>
      <text:p text:style-name="P1">Possesive form for 'خبراء ' is 'خبراء ي'</text:p>
      <text:p text:style-name="P1">Possesive form for 'خرمة' is 'خرمي'</text:p>
      <text:p text:style-name="P1">Possesive form for 'خفجي' is 'خفجيّ'</text:p>
      <text:p text:style-name="P1">Possesive form for 'خماسين' is 'خماسيني'</text:p>
      <text:p text:style-name="P1">Possesive form for 'درب ' is 'درب ي'</text:p>
      <text:p text:style-name="P1">Possesive form for 'درعية' is 'درعيةي'</text:p>
      <text:p text:style-name="P1">Possesive form for 'دلم' is 'دلمي'</text:p>
      <text:p text:style-name="P1">Possesive form for 'رميلة ' is 'رميلة ي'</text:p>
      <text:p text:style-name="P1">Possesive form for 'روضة ' is 'روضة ي'</text:p>
      <text:p text:style-name="P1"><text:soft-page-break/>Possesive form for 'سكران' is 'سكراني'</text:p>
      <text:p text:style-name="P1">Possesive form for 'سيح' is 'سيحي'</text:p>
      <text:p text:style-name="P1">Possesive form for 'شعراء' is 'شعراءي'</text:p>
      <text:p text:style-name="P1">Possesive form for 'شقيق ' is 'شقيق ي'</text:p>
      <text:p text:style-name="P1">Possesive form for 'شماسيه' is 'شماسيهي'</text:p>
      <text:p text:style-name="P1">Possesive form for 'شملي' is 'شمليّ'</text:p>
      <text:p text:style-name="P1">Possesive form for 'شنانة' is 'شناني'</text:p>
      <text:p text:style-name="P1">Possesive form for 'صبايخ' is 'صبايخي'</text:p>
      <text:p text:style-name="P1">Possesive form for 'صداعية' is 'صداعيةي'</text:p>
      <text:p text:style-name="P1">Possesive form for 'صويدرة' is 'صويدري'</text:p>
      <text:p text:style-name="P1">Possesive form for 'ظهران ' is 'ظهران ي'</text:p>
      <text:p text:style-name="P1">Possesive form for 'عمران ' is 'عمران ي'</text:p>
      <text:p text:style-name="P1">Possesive form for 'عوامية' is 'عواميةي'</text:p>
      <text:p text:style-name="P1">Possesive form for 'عيدابي' is 'عيدابيّ'</text:p>
      <text:p text:style-name="P1">Possesive form for 'عيص' is 'عيصي'</text:p>
      <text:p text:style-name="P1">Possesive form for 'فريش' is 'فريشي'</text:p>
      <text:p text:style-name="P1">Possesive form for 'قاعد' is 'قاعدي'</text:p>
      <text:p text:style-name="P1">Possesive form for 'قاعية' is 'قاعيةي'</text:p>
      <text:p text:style-name="P1">Possesive form for 'قديح' is 'قديحي'</text:p>
      <text:p text:style-name="P1">Possesive form for 'قرينة' is 'قريني'</text:p>
      <text:p text:style-name="P1">Possesive form for 'قنفذة' is 'قنفذي'</text:p>
      <text:p text:style-name="P1">Possesive form for 'قوارة' is 'قواري'</text:p>
      <text:p text:style-name="P1">Possesive form for 'قيصومة' is 'قيصومي'</text:p>
      <text:p text:style-name="P1">Possesive form for 'كوت ' is 'كوت ي'</text:p>
      <text:p text:style-name="P1">Possesive form for 'ليث' is 'ليثي'</text:p>
      <text:p text:style-name="P1">Possesive form for 'مبرز' is 'مبرزي'</text:p>
      <text:p text:style-name="P1">Possesive form for 'مجمعة' is 'مجمعي'</text:p>
      <text:p text:style-name="P1">Possesive form for 'مدينة المنورة' is 'مدينة المنوري'</text:p>
      <text:p text:style-name="P1">Possesive form for 'مهاش' is 'مهاشي'</text:p>
      <text:p text:style-name="P1">Possesive form for 'هفوف' is 'هفوفي'</text:p>
      <text:p text:style-name="P1">Possesive form for 'هلالية ' is 'هلالية ي'</text:p>
      <text:p text:style-name="P1">Possesive form for 'بدر، المدينة المنورة' is 'بدر، المدينة المنوري'</text:p>
      <text:p text:style-name="P1">Possesive form for 'بقيق' is 'بقيقي'</text:p>
      <text:p text:style-name="P1">Possesive form for 'تبوك' is 'تبوكي'</text:p>
      <text:p text:style-name="P1">Possesive form for 'تنومة ' is 'تنومة ي'</text:p>
      <text:p text:style-name="P1">Possesive form for 'تيماء ' is 'تيماء ي'</text:p>
      <text:p text:style-name="P1">Possesive form for 'جازان' is 'جازاني'</text:p>
      <text:p text:style-name="P1">Possesive form for 'جاضع الخمس' is 'جاضع الخمسي'</text:p>
      <text:p text:style-name="P1">Possesive form for 'جانين' is 'جانيني'</text:p>
      <text:p text:style-name="P1">Possesive form for 'حجلا' is 'حجلاوي'</text:p>
      <text:p text:style-name="P1">Possesive form for 'حفر الباطن' is 'حفر الباطني'</text:p>
      <text:p text:style-name="P1">Possesive form for 'حقل ' is 'حقل ي'</text:p>
      <text:p text:style-name="P1">Possesive form for 'حقل الشيبة' is 'حقل الشيبي'</text:p>
      <text:p text:style-name="P1">Possesive form for 'حوطة بني تميم' is 'حوطة بني تميمي'</text:p>
      <text:p text:style-name="P1">Possesive form for 'حي الجسر' is 'حي الجسري'</text:p>
      <text:p text:style-name="P1">Possesive form for 'خريص' is 'خريصي'</text:p>
      <text:p text:style-name="P1">Possesive form for 'خليص' is 'خليصي'</text:p>
      <text:p text:style-name="P1">Possesive form for 'دجنة' is 'دجني'</text:p>
      <text:p text:style-name="P1"><text:soft-page-break/>Possesive form for 'دخنة' is 'دخني'</text:p>
      <text:p text:style-name="P1">Possesive form for 'رأس تنورة' is 'رأس تنوري'</text:p>
      <text:p text:style-name="P1">Possesive form for 'رابغ' is 'رابغي'</text:p>
      <text:p text:style-name="P1">Possesive form for 'رفحاء' is 'رفحاءي'</text:p>
      <text:p text:style-name="P1">Possesive form for 'رياض' is 'رياضي'</text:p>
      <text:p text:style-name="P1">Possesive form for 'أرطاوية' is 'أرطاويةي'</text:p>
      <text:p text:style-name="P1">Possesive form for 'سفانية' is 'سفانيةي'</text:p>
      <text:p text:style-name="P1">Possesive form for 'سكاكا' is 'سكاكاوي'</text:p>
      <text:p text:style-name="P1">Possesive form for 'سميراء' is 'سميراءي'</text:p>
      <text:p text:style-name="P1">Possesive form for 'سيهات' is 'سيهاتي'</text:p>
      <text:p text:style-name="P1">Possesive form for 'صامطة' is 'صامطي'</text:p>
      <text:p text:style-name="P1">Possesive form for 'صفوى' is 'صفوىي'</text:p>
      <text:p text:style-name="P1">Possesive form for 'ضمد' is 'ضمدي'</text:p>
      <text:p text:style-name="P1">Possesive form for 'طائف' is 'طائفي'</text:p>
      <text:p text:style-name="P1">Possesive form for 'ظلم' is 'ظلمي'</text:p>
      <text:p text:style-name="P1">Possesive form for 'ظهران الجنوب' is 'ظهران الجنوبي'</text:p>
      <text:p text:style-name="P1">Possesive form for 'عانقة' is 'عانقي'</text:p>
      <text:p text:style-name="P1">Possesive form for 'عرعر ' is 'عرعر ي'</text:p>
      <text:p text:style-name="P1">Possesive form for 'عروى' is 'عروىي'</text:p>
      <text:p text:style-name="P1">Possesive form for 'عقلة الصقور' is 'عقلة الصقوري'</text:p>
      <text:p text:style-name="P1">Possesive form for 'فريق الاسلة' is 'فريق الاسلي'</text:p>
      <text:p text:style-name="P1">Possesive form for 'فريق الرمل ' is 'فريق الرمل ي'</text:p>
      <text:p text:style-name="P1">Possesive form for 'فيد' is 'فيدي'</text:p>
      <text:p text:style-name="P1">Possesive form for 'فيفاء' is 'فيفاءي'</text:p>
      <text:p text:style-name="P1">Possesive form for 'قائمة المدن العربية' is 'قائمة المدن العربيةي'</text:p>
      <text:p text:style-name="P1">Possesive form for 'قالب:مدن السعودية' is 'قالب:مدن السعوديةي'</text:p>
      <text:p text:style-name="P1">Possesive form for 'قرية ابو ثور' is 'قرية ابو ثوري'</text:p>
      <text:p text:style-name="P1">Possesive form for 'قرية العليا' is 'قرية العليّ'</text:p>
      <text:p text:style-name="P1">Possesive form for 'قطيف' is 'قطيفي'</text:p>
      <text:p text:style-name="P1">Possesive form for 'محافظة أملج' is 'محافظة أملجي'</text:p>
      <text:p text:style-name="P1">Possesive form for 'محافظة البدائع' is 'محافظة البدائعي'</text:p>
      <text:p text:style-name="P1">Possesive form for 'محافظة الحناكية' is 'محافظة الحناكيةي'</text:p>
      <text:p text:style-name="P1">Possesive form for 'محافظة الخرج' is 'محافظة الخرجي'</text:p>
      <text:p text:style-name="P1">Possesive form for 'محافظة الدوادمي' is 'محافظة الدوادميّ'</text:p>
      <text:p text:style-name="P1">Possesive form for 'محافظة الرس' is 'محافظة الرسي'</text:p>
      <text:p text:style-name="P1">Possesive form for 'محافظة السليل' is 'محافظة السليلي'</text:p>
      <text:p text:style-name="P1">Possesive form for 'محافظة الشنان' is 'محافظة الشناني'</text:p>
      <text:p text:style-name="P1">Possesive form for 'محافظة العلا' is 'محافظة العلاوي'</text:p>
      <text:p text:style-name="P1">Possesive form for 'محافظة الغاط' is 'محافظة الغاطي'</text:p>
      <text:p text:style-name="P1">Possesive form for 'محافظة القريات' is 'محافظة القرياتي'</text:p>
      <text:p text:style-name="P1">Possesive form for 'محافظة القويعية' is 'محافظة القويعيةي'</text:p>
      <text:p text:style-name="P1">Possesive form for 'محافظة المجاردة' is 'محافظة المجاردي'</text:p>
      <text:p text:style-name="P1">Possesive form for 'محافظة المخواة' is 'محافظة المخواةي'</text:p>
      <text:p text:style-name="P1">Possesive form for 'محافظة المذنب' is 'محافظة المذنبي'</text:p>
      <text:p text:style-name="P1">Possesive form for 'محافظة المزاحمية' is 'محافظة المزاحميةي'</text:p>
      <text:p text:style-name="P1">Possesive form for 'محافظة النعيرية' is 'محافظة النعيريةي'</text:p>
      <text:p text:style-name="P1">Possesive form for 'محافظة النماص' is 'محافظة النماصي'</text:p>
      <text:p text:style-name="P1">Possesive form for 'محافظة الوجه' is 'محافظة الوجهي'</text:p>
      <text:p text:style-name="P1"><text:soft-page-break/>Possesive form for 'محافظة بدر' is 'محافظة بدري'</text:p>
      <text:p text:style-name="P1">Possesive form for 'محافظة بقعاء' is 'محافظة بقعاءي'</text:p>
      <text:p text:style-name="P1">Possesive form for 'محافظة بيشة' is 'محافظة بيشي'</text:p>
      <text:p text:style-name="P1">Possesive form for 'محافظة تثليث' is 'محافظة تثليثي'</text:p>
      <text:p text:style-name="P1">Possesive form for 'محافظة تيماء' is 'محافظة تيماءي'</text:p>
      <text:p text:style-name="P1">Possesive form for 'محافظة حريملاء' is 'محافظة حريملاءي'</text:p>
      <text:p text:style-name="P1">Possesive form for 'محافظة حوطة بني تميم' is 'محافظة حوطة بني تميمي'</text:p>
      <text:p text:style-name="P1">Possesive form for 'محافظة خميس مشيط' is 'محافظة خميس مشيطي'</text:p>
      <text:p text:style-name="P1">Possesive form for 'محافظة خيبر' is 'محافظة خيبري'</text:p>
      <text:p text:style-name="P1">Possesive form for 'محافظة رجال ألمع' is 'محافظة رجال ألمعي'</text:p>
      <text:p text:style-name="P1">Possesive form for 'محافظة رياض الخبراء' is 'محافظة رياض الخبراءي'</text:p>
      <text:p text:style-name="P1">Possesive form for 'محافظة سراة عبيدة' is 'محافظة سراة عبيدي'</text:p>
      <text:p text:style-name="P1">Possesive form for 'محافظة ضبا' is 'محافظة ضباوي'</text:p>
      <text:p text:style-name="P1">Possesive form for 'محافظة ضرما' is 'محافظة ضرماوي'</text:p>
      <text:p text:style-name="P1">Possesive form for 'محافظة طبرجل' is 'محافظة طبرجلي'</text:p>
      <text:p text:style-name="P1">Possesive form for 'محافظة عفيف' is 'محافظة عفيفي'</text:p>
      <text:p text:style-name="P1">Possesive form for 'محافظة مهد الذهب' is 'محافظة مهد الذهبي'</text:p>
      <text:p text:style-name="P1">Possesive form for 'محافظة وادي الدواسر' is 'محافظة وادي الدواسري'</text:p>
      <text:p text:style-name="P1">Possesive form for 'محافظة ينبع' is 'محافظة ينبعي'</text:p>
      <text:p text:style-name="P1">Possesive form for 'محيرقة' is 'محيرقي'</text:p>
      <text:p text:style-name="P1">Possesive form for 'مدينة الملك خالد العسكرية' is 'مدينة الملك خالد العسكريةي'</text:p>
      <text:p text:style-name="P1">Possesive form for 'مدينة بريدة' is 'مدينة بريدي'</text:p>
      <text:p text:style-name="P1">Possesive form for 'مدينة جازان الأقتصادية' is 'مدينة جازان الأقتصاديةي'</text:p>
      <text:p text:style-name="P1">Possesive form for 'مدينة حائل' is 'مدينة حائلي'</text:p>
      <text:p text:style-name="P1">Possesive form for 'مدينه الرين' is 'مدينه الريني'</text:p>
      <text:p text:style-name="P1">Possesive form for 'مزعل' is 'مزعلي'</text:p>
      <text:p text:style-name="P1">Possesive form for 'مستورة' is 'مستوري'</text:p>
      <text:p text:style-name="P1">Possesive form for 'مكة' is 'مكي'</text:p>
      <text:p text:style-name="P1">Possesive form for 'منطقة جازان' is 'منطقة جازاني'</text:p>
      <text:p text:style-name="P1">Possesive form for 'منطقة حائل' is 'منطقة حائلي'</text:p>
      <text:p text:style-name="P1">Possesive form for 'منطقة ميسان' is 'منطقة ميساني'</text:p>
      <text:p text:style-name="P1">Possesive form for 'موقق' is 'موققي'</text:p>
      <text:p text:style-name="P1">Possesive form for 'ناوان' is 'ناواني'</text:p>
      <text:p text:style-name="P1">Possesive form for 'نجران' is 'نجراني'</text:p>
      <text:p text:style-name="P1">Possesive form for 'يثرب' is 'يثربي'</text:p>
      <text:p text:style-name="P1">Successfully processed all 194 Saudi Arabia-السعودية.txt entries</text:p>
      <text:p text:style-name="P1">Possesive form for 'كوريا الجنوبية' is 'كوريا الجنوبيةي'</text:p>
      <text:p text:style-name="P1">Possesive form for 'بوسان' is 'بوساني'</text:p>
      <text:p text:style-name="P1">Possesive form for 'سيول' is 'سيولي'</text:p>
      <text:p text:style-name="P1">Successfully processed all 4 South Korea-كوريا الجنوبية.txt entries</text:p>
      <text:p text:style-name="P1">Possesive form for 'سوريا' is 'سوريّ'</text:p>
      <text:p text:style-name="P1">Possesive form for 'أرمناز' is 'أرمنازي'</text:p>
      <text:p text:style-name="P1">Possesive form for 'أريحا ' is 'أريحا ي'</text:p>
      <text:p text:style-name="P1">Possesive form for 'أعزاز' is 'أعزازي'</text:p>
      <text:p text:style-name="P1">Possesive form for 'أفاميا' is 'أفاميّ'</text:p>
      <text:p text:style-name="P1">Possesive form for 'أنخل' is 'أنخلي'</text:p>
      <text:p text:style-name="P1">Possesive form for 'إدلب ' is 'إدلب ي'</text:p>
      <text:p text:style-name="P1">Possesive form for 'إزرع' is 'إزرعي'</text:p>
      <text:p text:style-name="P1"><text:soft-page-break/>Possesive form for 'أتارب' is 'أتاربي'</text:p>
      <text:p text:style-name="P1">Possesive form for 'باب ' is 'باب ي'</text:p>
      <text:p text:style-name="P1">Possesive form for 'بصيرة ' is 'بصيرة ي'</text:p>
      <text:p text:style-name="P1">Possesive form for 'بعث ' is 'بعث ي'</text:p>
      <text:p text:style-name="P1">Possesive form for 'بوكمال' is 'بوكمالي'</text:p>
      <text:p text:style-name="P1">Possesive form for 'تل ' is 'تل ي'</text:p>
      <text:p text:style-name="P1">Possesive form for 'ثورة ' is 'ثورة ي'</text:p>
      <text:p text:style-name="P1">Possesive form for 'جابية' is 'جابيةي'</text:p>
      <text:p text:style-name="P1">Possesive form for 'جوادية' is 'جواديةي'</text:p>
      <text:p text:style-name="P1">Possesive form for 'حارة' is 'حاري'</text:p>
      <text:p text:style-name="P1">Possesive form for 'حجر الأسود ' is 'حجر الأسود ي'</text:p>
      <text:p text:style-name="P1">Possesive form for 'حراك' is 'حراكي'</text:p>
      <text:p text:style-name="P1">Possesive form for 'حسكة' is 'حسكي'</text:p>
      <text:p text:style-name="P1">Possesive form for 'حصن ' is 'حصن ي'</text:p>
      <text:p text:style-name="P1">Possesive form for 'حفة' is 'حفي'</text:p>
      <text:p text:style-name="P1">Possesive form for 'دانا' is 'داناوي'</text:p>
      <text:p text:style-name="P1">Possesive form for 'درباسية' is 'درباسيةي'</text:p>
      <text:p text:style-name="P1">Possesive form for 'دريكيش' is 'دريكيشي'</text:p>
      <text:p text:style-name="P1">Possesive form for 'رحيبة' is 'رحيبي'</text:p>
      <text:p text:style-name="P1">Possesive form for 'رستن' is 'رستني'</text:p>
      <text:p text:style-name="P1">Possesive form for 'رفنية' is 'رفنيةي'</text:p>
      <text:p text:style-name="P1">Possesive form for 'رقة ' is 'رقة ي'</text:p>
      <text:p text:style-name="P1">Possesive form for 'زبداني' is 'زبدانيّ'</text:p>
      <text:p text:style-name="P1">Possesive form for 'سخنة' is 'سخني'</text:p>
      <text:p text:style-name="P1">Possesive form for 'سفيرة ' is 'سفيرة ي'</text:p>
      <text:p text:style-name="P1">Possesive form for 'سقيلبية' is 'سقيلبيةي'</text:p>
      <text:p text:style-name="P1">Possesive form for 'شحيل' is 'شحيلي'</text:p>
      <text:p text:style-name="P1">Possesive form for 'شدادة' is 'شدادي'</text:p>
      <text:p text:style-name="P1">Possesive form for 'شعفة' is 'شعفي'</text:p>
      <text:p text:style-name="P1">Possesive form for 'شيخ بدر' is 'شيخ بدري'</text:p>
      <text:p text:style-name="P1">Possesive form for 'شيخ مسكين ' is 'شيخ مسكين ي'</text:p>
      <text:p text:style-name="P1">Possesive form for 'صنمين' is 'صنميني'</text:p>
      <text:p text:style-name="P1">Possesive form for 'ضمير ' is 'ضمير ي'</text:p>
      <text:p text:style-name="P1">Possesive form for 'عشارة' is 'عشاري'</text:p>
      <text:p text:style-name="P1">Possesive form for 'فوعة ' is 'فوعة ي'</text:p>
      <text:p text:style-name="P1">Possesive form for 'قامشلي' is 'قامشليّ'</text:p>
      <text:p text:style-name="P1">Possesive form for 'قحطانية ' is 'قحطانية ي'</text:p>
      <text:p text:style-name="P1">Possesive form for 'قرداحة' is 'قرداحي'</text:p>
      <text:p text:style-name="P1">Possesive form for 'قريتين' is 'قريتيني'</text:p>
      <text:p text:style-name="P1">Possesive form for 'قصير ' is 'قصير ي'</text:p>
      <text:p text:style-name="P1">Possesive form for 'قطيفة' is 'قطيفي'</text:p>
      <text:p text:style-name="P1">Possesive form for 'قطيلبية' is 'قطيلبيةي'</text:p>
      <text:p text:style-name="P1">Possesive form for 'قنيطرة ' is 'قنيطرة ي'</text:p>
      <text:p text:style-name="P1">Possesive form for 'قورية' is 'قوريةي'</text:p>
      <text:p text:style-name="P1">Possesive form for 'كسوة' is 'كسوةي'</text:p>
      <text:p text:style-name="P1">Possesive form for 'كشكية' is 'كشكيةي'</text:p>
      <text:p text:style-name="P1">Possesive form for 'لاذقية' is 'لاذقيةي'</text:p>
      <text:p text:style-name="P1">Possesive form for 'لطامنة' is 'لطامني'</text:p>
      <text:p text:style-name="P1"><text:soft-page-break/>Possesive form for 'مالكية ' is 'مالكية ي'</text:p>
      <text:p text:style-name="P1">Possesive form for 'مخرم الفوقاني' is 'مخرم الفوقانيّ'</text:p>
      <text:p text:style-name="P1">Possesive form for 'ميادين' is 'مياديني'</text:p>
      <text:p text:style-name="P1">Possesive form for 'نبك' is 'نبكي'</text:p>
      <text:p text:style-name="P1">Possesive form for 'يعربية' is 'يعربيةي'</text:p>
      <text:p text:style-name="P1">Possesive form for 'بانياس' is 'بانياسي'</text:p>
      <text:p text:style-name="P1">Possesive form for 'بزاعة' is 'بزاعي'</text:p>
      <text:p text:style-name="P1">Possesive form for 'بصرى' is 'بصرىي'</text:p>
      <text:p text:style-name="P1">Possesive form for 'بنش' is 'بنشي'</text:p>
      <text:p text:style-name="P1">Possesive form for 'تادف' is 'تادفي'</text:p>
      <text:p text:style-name="P1">Possesive form for 'تدمر ' is 'تدمر ي'</text:p>
      <text:p text:style-name="P1">Possesive form for 'تل أبيض' is 'تل أبيضي'</text:p>
      <text:p text:style-name="P1">Possesive form for 'تل تمر' is 'تل تمري'</text:p>
      <text:p text:style-name="P1">Possesive form for 'تل حميس' is 'تل حميسي'</text:p>
      <text:p text:style-name="P1">Possesive form for 'تل رفعت' is 'تل رفعتي'</text:p>
      <text:p text:style-name="P1">Possesive form for 'تلبيسة' is 'تلبيسي'</text:p>
      <text:p text:style-name="P1">Possesive form for 'تلحودان' is 'تلحوداني'</text:p>
      <text:p text:style-name="P1">Possesive form for 'تلدو' is 'تلدوي'</text:p>
      <text:p text:style-name="P1">Possesive form for 'تلعران' is 'تلعراني'</text:p>
      <text:p text:style-name="P1">Possesive form for 'تلكلخ' is 'تلكلخي'</text:p>
      <text:p text:style-name="P1">Possesive form for 'جاسم' is 'جاسمي'</text:p>
      <text:p text:style-name="P1">Possesive form for 'جبعدين' is 'جبعديني'</text:p>
      <text:p text:style-name="P1">Possesive form for 'جبلة ' is 'جبلة ي'</text:p>
      <text:p text:style-name="P1">Possesive form for 'جرابلس' is 'جرابلسي'</text:p>
      <text:p text:style-name="P1">Possesive form for 'جرمانا' is 'جرماناوي'</text:p>
      <text:p text:style-name="P1">Possesive form for 'جسر الشغور' is 'جسر الشغوري'</text:p>
      <text:p text:style-name="P1">Possesive form for 'جيرود' is 'جيرودي'</text:p>
      <text:p text:style-name="P1">Possesive form for 'حارم' is 'حارمي'</text:p>
      <text:p text:style-name="P1">Possesive form for 'حراك ' is 'حراك ي'</text:p>
      <text:p text:style-name="P1">Possesive form for 'حرستا' is 'حرستاوي'</text:p>
      <text:p text:style-name="P1">Possesive form for 'حلفايا' is 'حلفايّ'</text:p>
      <text:p text:style-name="P1">Possesive form for 'حمص' is 'حمصي'</text:p>
      <text:p text:style-name="P1">Possesive form for 'خان أرنبة' is 'خان أرنبي'</text:p>
      <text:p text:style-name="P1">Possesive form for 'خان شيخون' is 'خان شيخوني'</text:p>
      <text:p text:style-name="P1">Possesive form for 'خناصر' is 'خناصري'</text:p>
      <text:p text:style-name="P1">Possesive form for 'دار تعزة' is 'دار تعزي'</text:p>
      <text:p text:style-name="P1">Possesive form for 'دارة عزة' is 'دارة عزي'</text:p>
      <text:p text:style-name="P1">Possesive form for 'داريا' is 'داريّ'</text:p>
      <text:p text:style-name="P1">Possesive form for 'داعل' is 'داعلي'</text:p>
      <text:p text:style-name="P1">Possesive form for 'درعا' is 'درعاوي'</text:p>
      <text:p text:style-name="P1">Possesive form for 'دريكيش' is 'دريكيشي'</text:p>
      <text:p text:style-name="P1">Possesive form for 'دمشق القديمة' is 'دمشق القديمي'</text:p>
      <text:p text:style-name="P1">Possesive form for 'دوما ' is 'دوما ي'</text:p>
      <text:p text:style-name="P1">Possesive form for 'دير حافر' is 'دير حافري'</text:p>
      <text:p text:style-name="P1">Possesive form for 'دير عطية' is 'دير عطيةي'</text:p>
      <text:p text:style-name="P1">Possesive form for 'ديرك' is 'ديركي'</text:p>
      <text:p text:style-name="P1">Possesive form for 'ديريك' is 'ديريكي'</text:p>
      <text:p text:style-name="P1">Possesive form for 'رأس العين' is 'رأس العيني'</text:p>
      <text:p text:style-name="P1"><text:soft-page-break/>Possesive form for 'ريحانة' is 'ريحاني'</text:p>
      <text:p text:style-name="P1">Possesive form for 'سبينة' is 'سبيني'</text:p>
      <text:p text:style-name="P1">Possesive form for 'سقبا' is 'سقباوي'</text:p>
      <text:p text:style-name="P1">Possesive form for 'سلحب' is 'سلحبي'</text:p>
      <text:p text:style-name="P1">Possesive form for 'سلقين' is 'سلقيني'</text:p>
      <text:p text:style-name="P1">Possesive form for 'سلمية' is 'سلميةي'</text:p>
      <text:p text:style-name="P1">Possesive form for 'سويداء' is 'سويداءي'</text:p>
      <text:p text:style-name="P1">Possesive form for 'شهبا' is 'شهباوي'</text:p>
      <text:p text:style-name="P1">Possesive form for 'صافيتا' is 'صافيتاوي'</text:p>
      <text:p text:style-name="P1">Possesive form for 'صبيخان' is 'صبيخاني'</text:p>
      <text:p text:style-name="P1">Possesive form for 'صلخد' is 'صلخدي'</text:p>
      <text:p text:style-name="P1">Possesive form for 'صوران' is 'صوراني'</text:p>
      <text:p text:style-name="P1">Possesive form for 'صيدنايا' is 'صيدنايّ'</text:p>
      <text:p text:style-name="P1">Possesive form for 'طرطوس ' is 'طرطوس ي'</text:p>
      <text:p text:style-name="P1">Possesive form for 'طفس' is 'طفسي'</text:p>
      <text:p text:style-name="P1">Possesive form for 'طيبة الإمام' is 'طيبة الإمامي'</text:p>
      <text:p text:style-name="P1">Possesive form for 'عامودا' is 'عاموداوي'</text:p>
      <text:p text:style-name="P1">Possesive form for 'عربيل' is 'عربيلي'</text:p>
      <text:p text:style-name="P1">Possesive form for 'عفرين' is 'عفريني'</text:p>
      <text:p text:style-name="P1">Possesive form for 'عندان' is 'عنداني'</text:p>
      <text:p text:style-name="P1">Possesive form for 'عين أم طويز' is 'عين أم طويزي'</text:p>
      <text:p text:style-name="P1">Possesive form for 'عين العرب' is 'عين العربي'</text:p>
      <text:p text:style-name="P1">Possesive form for 'غرانيج' is 'غرانيجي'</text:p>
      <text:p text:style-name="P1">Possesive form for 'قائمة المدن العربية' is 'قائمة المدن العربيةي'</text:p>
      <text:p text:style-name="P1">Possesive form for 'قائمة مدن سورية' is 'قائمة مدن سوريةي'</text:p>
      <text:p text:style-name="P1">Possesive form for 'قارة ' is 'قارة ي'</text:p>
      <text:p text:style-name="P1">Possesive form for 'قبور البيض' is 'قبور البيضي'</text:p>
      <text:p text:style-name="P1">Possesive form for 'قدسيا الجديدة' is 'قدسيا الجديدي'</text:p>
      <text:p text:style-name="P1">Possesive form for 'قدموس ' is 'قدموس ي'</text:p>
      <text:p text:style-name="P1">Possesive form for 'قرقيسيا' is 'قرقيسيّ'</text:p>
      <text:p text:style-name="P1">Possesive form for 'قسمين' is 'قسميني'</text:p>
      <text:p text:style-name="P1">Possesive form for 'قطنا ' is 'قطنا ي'</text:p>
      <text:p text:style-name="P1">Possesive form for 'قنوات' is 'قنواتي'</text:p>
      <text:p text:style-name="P1">Possesive form for 'كشكول' is 'كشكولي'</text:p>
      <text:p text:style-name="P1">Possesive form for 'كفر تخاريم' is 'كفر تخاريمي'</text:p>
      <text:p text:style-name="P1">Possesive form for 'كفر زيتا' is 'كفر زيتاوي'</text:p>
      <text:p text:style-name="P1">Possesive form for 'كفر سوسة' is 'كفر سوسي'</text:p>
      <text:p text:style-name="P1">Possesive form for 'كفر نبل' is 'كفر نبلي'</text:p>
      <text:p text:style-name="P1">Possesive form for 'كفرزيتا' is 'كفرزيتاوي'</text:p>
      <text:p text:style-name="P1">Possesive form for 'لجاة خبب' is 'لجاة خببي'</text:p>
      <text:p text:style-name="P1">Possesive form for 'مارع' is 'مارعي'</text:p>
      <text:p text:style-name="P1">Possesive form for 'محردة' is 'محردي'</text:p>
      <text:p text:style-name="P1">Possesive form for 'مركدة' is 'مركدي'</text:p>
      <text:p text:style-name="P1">Possesive form for 'مصياف' is 'مصيافي'</text:p>
      <text:p text:style-name="P1">Possesive form for 'معدان ' is 'معدان ي'</text:p>
      <text:p text:style-name="P1">Possesive form for 'معر تمصرين' is 'معر تمصريني'</text:p>
      <text:p text:style-name="P1">Possesive form for 'معرة' is 'معري'</text:p>
      <text:p text:style-name="P1">Possesive form for 'معرة النعمان' is 'معرة النعماني'</text:p>
      <text:p text:style-name="P1"><text:soft-page-break/>Possesive form for 'معضمية الشام' is 'معضمية الشامي'</text:p>
      <text:p text:style-name="P1">Possesive form for 'معلولا' is 'معلولاوي'</text:p>
      <text:p text:style-name="P1">Possesive form for 'مملكة تدمر' is 'مملكة تدمري'</text:p>
      <text:p text:style-name="P1">Possesive form for 'منبج' is 'منبجي'</text:p>
      <text:p text:style-name="P1">Possesive form for 'مهين' is 'مهيني'</text:p>
      <text:p text:style-name="P1">Possesive form for 'موحسن' is 'موحسني'</text:p>
      <text:p text:style-name="P1">Possesive form for 'نبل ' is 'نبل ي'</text:p>
      <text:p text:style-name="P1">Possesive form for 'نهرين' is 'نهريني'</text:p>
      <text:p text:style-name="P1">Possesive form for 'نوى' is 'نوىي'</text:p>
      <text:p text:style-name="P1">Possesive form for 'هجين ' is 'هجين ي'</text:p>
      <text:p text:style-name="P1">Possesive form for 'وادي العيون' is 'وادي العيوني'</text:p>
      <text:p text:style-name="P1">Possesive form for 'وتل ذهب' is 'وتل ذهبي'</text:p>
      <text:p text:style-name="P1">Possesive form for 'يبرود' is 'يبرودي'</text:p>
      <text:p text:style-name="P1">Successfully processed all 190 Syria-سوريا.txt entries</text:p>
      <text:p text:style-name="P1">Possesive form for 'طاجكستان' is 'طاجكستاني'</text:p>
      <text:p text:style-name="P1">Possesive form for 'اسفره' is 'اسفرهي'</text:p>
      <text:p text:style-name="P1">Possesive form for 'بوشكينغاش، كاروتيغين' is 'بوشكينغاش، كاروتيغيني'</text:p>
      <text:p text:style-name="P1">Possesive form for 'جيليكول، كاتلون' is 'جيليكول، كاتلوني'</text:p>
      <text:p text:style-name="P1">Possesive form for 'دانغارا، كاتلون' is 'دانغارا، كاتلوني'</text:p>
      <text:p text:style-name="P1">Possesive form for 'دوشنبه' is 'دوشنبهي'</text:p>
      <text:p text:style-name="P1">Possesive form for 'غارم، كاروتيغين' is 'غارم، كاروتيغيني'</text:p>
      <text:p text:style-name="P1">Possesive form for 'فارزوب، كاروتيغين' is 'فارزوب، كاروتيغيني'</text:p>
      <text:p text:style-name="P1">Possesive form for 'فاكش، كاتلون' is 'فاكش، كاتلوني'</text:p>
      <text:p text:style-name="P1">Possesive form for 'فوسي، كاتلون' is 'فوسي، كاتلوني'</text:p>
      <text:p text:style-name="P1">Successfully processed all 15 Tajikistan-طاجكستان.txt entries</text:p>
      <text:p text:style-name="P1">Possesive form for 'تايلاند' is 'تايلاندي'</text:p>
      <text:p text:style-name="P1">Possesive form for 'أثوياها' is 'أثوياهاوي'</text:p>
      <text:p text:style-name="P1">Possesive form for 'بانكوك' is 'بانكوكي'</text:p>
      <text:p text:style-name="P1">Possesive form for 'شيانغ ماي' is 'شيانغ مايّ'</text:p>
      <text:p text:style-name="P1">Possesive form for 'فوكيت' is 'فوكيتي'</text:p>
      <text:p text:style-name="P1">Successfully processed all 8 Thailand-تايلاند.txt entries</text:p>
      <text:p text:style-name="P1">Possesive form for 'تركيا' is 'تركيّ'</text:p>
      <text:p text:style-name="P1">Possesive form for 'أدرنة' is 'أدرني'</text:p>
      <text:p text:style-name="P1">Possesive form for 'أديامان' is 'أدياماني'</text:p>
      <text:p text:style-name="P1">Possesive form for 'أرتفين' is 'أرتفيني'</text:p>
      <text:p text:style-name="P1">Possesive form for 'أرداهان' is 'أرداهاني'</text:p>
      <text:p text:style-name="P1">Possesive form for 'أردو، تركيا' is 'أردو، تركيّ'</text:p>
      <text:p text:style-name="P1">Possesive form for 'أرضروم' is 'أرضرومي'</text:p>
      <text:p text:style-name="P1">Possesive form for 'أزميت' is 'أزميتي'</text:p>
      <text:p text:style-name="P1">Possesive form for 'أسوس ' is 'أسوس ي'</text:p>
      <text:p text:style-name="P1">Possesive form for 'أضنة' is 'أضني'</text:p>
      <text:p text:style-name="P1">Possesive form for 'أضنة ' is 'أضنة ي'</text:p>
      <text:p text:style-name="P1">Possesive form for 'أغري' is 'أغريّ'</text:p>
      <text:p text:style-name="P1">Possesive form for 'أق سراي' is 'أق سرايّ'</text:p>
      <text:p text:style-name="P1">Possesive form for 'ألانيا' is 'ألانيّ'</text:p>
      <text:p text:style-name="P1">Possesive form for 'أماسيا' is 'أماسيّ'</text:p>
      <text:p text:style-name="P1">Possesive form for 'أنطاكية' is 'أنطاكيةي'</text:p>
      <text:p text:style-name="P1">Possesive form for 'أنطاليا' is 'أنطاليّ'</text:p>
      <text:p text:style-name="P1"><text:soft-page-break/>Possesive form for 'أنقرة' is 'أنقري'</text:p>
      <text:p text:style-name="P1">Possesive form for 'أوسمانية' is 'أوسمانيةي'</text:p>
      <text:p text:style-name="P1">Possesive form for 'أوشاك' is 'أوشاكي'</text:p>
      <text:p text:style-name="P1">Possesive form for 'أيدين' is 'أيديني'</text:p>
      <text:p text:style-name="P1">Possesive form for 'إرزينجان' is 'إرزينجاني'</text:p>
      <text:p text:style-name="P1">Possesive form for 'إسبرطة، تركيا' is 'إسبرطة، تركيّ'</text:p>
      <text:p text:style-name="P1">Possesive form for 'إسطنبول' is 'إسطنبولي'</text:p>
      <text:p text:style-name="P1">Possesive form for 'إزمير' is 'إزميري'</text:p>
      <text:p text:style-name="P1">Possesive form for 'اسكيشهر' is 'اسكيشهري'</text:p>
      <text:p text:style-name="P1">Possesive form for 'اغدير' is 'اغديري'</text:p>
      <text:p text:style-name="P1">Possesive form for 'ازيغ' is 'ازيغي'</text:p>
      <text:p text:style-name="P1">Possesive form for 'باتمان,تركيا' is 'باتمان,تركيّ'</text:p>
      <text:p text:style-name="P1">Possesive form for 'باتمان' is 'باتماني'</text:p>
      <text:p text:style-name="P1">Possesive form for 'بارتين' is 'بارتيني'</text:p>
      <text:p text:style-name="P1">Possesive form for 'باليكسير' is 'باليكسيري'</text:p>
      <text:p text:style-name="P1">Possesive form for 'بايبورت' is 'بايبورتي'</text:p>
      <text:p text:style-name="P1">Possesive form for 'بدليس' is 'بدليسي'</text:p>
      <text:p text:style-name="P1">Possesive form for 'بودروم' is 'بودرومي'</text:p>
      <text:p text:style-name="P1">Possesive form for 'بوردور' is 'بوردوري'</text:p>
      <text:p text:style-name="P1">Possesive form for 'بورصة ' is 'بورصة ي'</text:p>
      <text:p text:style-name="P1">Possesive form for 'بولو,تركيا' is 'بولو,تركيّ'</text:p>
      <text:p text:style-name="P1">Possesive form for 'بولو' is 'بولوي'</text:p>
      <text:p text:style-name="P1">Possesive form for 'بيلجيك' is 'بيلجيكي'</text:p>
      <text:p text:style-name="P1">Possesive form for 'بينغول' is 'بينغولي'</text:p>
      <text:p text:style-name="P1">Possesive form for 'توكات' is 'توكاتي'</text:p>
      <text:p text:style-name="P1">Possesive form for 'تونجيلي' is 'تونجيليّ'</text:p>
      <text:p text:style-name="P1">Possesive form for 'تيكيرداغ' is 'تيكيرداغي'</text:p>
      <text:p text:style-name="P1">Possesive form for 'جيهان' is 'جيهاني'</text:p>
      <text:p text:style-name="P1">Possesive form for 'حصن كيفا' is 'حصن كيفاوي'</text:p>
      <text:p text:style-name="P1">Possesive form for 'خربوت' is 'خربوتي'</text:p>
      <text:p text:style-name="P1">Possesive form for 'دوزجي' is 'دوزجيّ'</text:p>
      <text:p text:style-name="P1">Possesive form for 'ديار بكر' is 'ديار بكري'</text:p>
      <text:p text:style-name="P1">Possesive form for 'دينيزلي' is 'دينيزليّ'</text:p>
      <text:p text:style-name="P1">Possesive form for 'ريزه' is 'ريزهي'</text:p>
      <text:p text:style-name="P1">Possesive form for 'زنغولداق' is 'زنغولداقي'</text:p>
      <text:p text:style-name="P1">Possesive form for 'سامسون' is 'سامسوني'</text:p>
      <text:p text:style-name="P1">Possesive form for 'سيرت' is 'سيرتي'</text:p>
      <text:p text:style-name="P1">Possesive form for 'سيفاس' is 'سيفاسي'</text:p>
      <text:p text:style-name="P1">Possesive form for 'سيلوبي' is 'سيلوبيّ'</text:p>
      <text:p text:style-name="P1">Possesive form for 'سينوب' is 'سينوبي'</text:p>
      <text:p text:style-name="P1">Possesive form for 'شاناكاله' is 'شاناكالهي'</text:p>
      <text:p text:style-name="P1">Possesive form for 'شانكيري' is 'شانكيريّ'</text:p>
      <text:p text:style-name="P1">Possesive form for 'شانلورفا' is 'شانلورفاوي'</text:p>
      <text:p text:style-name="P1">Possesive form for 'شوروم' is 'شورومي'</text:p>
      <text:p text:style-name="P1">Possesive form for 'شيرناك' is 'شيرناكي'</text:p>
      <text:p text:style-name="P1">Possesive form for 'طرابزون' is 'طرابزوني'</text:p>
      <text:p text:style-name="P1">Possesive form for 'طرسوس' is 'طرسوسي'</text:p>
      <text:p text:style-name="P1">Possesive form for 'عنتاب' is 'عنتابي'</text:p>
      <text:p text:style-name="P1"><text:soft-page-break/>Possesive form for 'عين زربة' is 'عين زربي'</text:p>
      <text:p text:style-name="P1">Possesive form for 'غوموشانه' is 'غوموشانهي'</text:p>
      <text:p text:style-name="P1">Possesive form for 'غيرسون ' is 'غيرسون ي'</text:p>
      <text:p text:style-name="P1">Possesive form for 'فان' is 'فاني'</text:p>
      <text:p text:style-name="P1">Possesive form for 'فتحية' is 'فتحيةي'</text:p>
      <text:p text:style-name="P1">Possesive form for 'قونية' is 'قونيةي'</text:p>
      <text:p text:style-name="P1">Possesive form for 'كارابوك' is 'كارابوكي'</text:p>
      <text:p text:style-name="P1">Possesive form for 'كارامان' is 'كاراماني'</text:p>
      <text:p text:style-name="P1">Possesive form for 'كارس' is 'كارسي'</text:p>
      <text:p text:style-name="P1">Possesive form for 'كاستامونو' is 'كاستامونوي'</text:p>
      <text:p text:style-name="P1">Possesive form for 'كايسيري' is 'كايسيريّ'</text:p>
      <text:p text:style-name="P1">Possesive form for 'كهرمانماراس' is 'كهرمانماراسي'</text:p>
      <text:p text:style-name="P1">Possesive form for 'كوتاهيا' is 'كوتاهيّ'</text:p>
      <text:p text:style-name="P1">Possesive form for 'كيرشهر' is 'كيرشهري'</text:p>
      <text:p text:style-name="P1">Possesive form for 'كيركالي' is 'كيركاليّ'</text:p>
      <text:p text:style-name="P1">Possesive form for 'كيركلاريلي' is 'كيركلاريليّ'</text:p>
      <text:p text:style-name="P1">Possesive form for 'كيليس' is 'كيليسي'</text:p>
      <text:p text:style-name="P1">Possesive form for 'ماردين' is 'مارديني'</text:p>
      <text:p text:style-name="P1">Possesive form for 'مارماريس' is 'مارماريسي'</text:p>
      <text:p text:style-name="P1">Possesive form for 'مانيسا' is 'مانيساوي'</text:p>
      <text:p text:style-name="P1">Possesive form for 'مديات' is 'مدياتي'</text:p>
      <text:p text:style-name="P1">Possesive form for 'مرسين' is 'مرسيني'</text:p>
      <text:p text:style-name="P1">Possesive form for 'ملطية' is 'ملطيةي'</text:p>
      <text:p text:style-name="P1">Possesive form for 'موش' is 'موشي'</text:p>
      <text:p text:style-name="P1">Possesive form for 'موغلا' is 'موغلاوي'</text:p>
      <text:p text:style-name="P1">Possesive form for 'نيغدة' is 'نيغدي'</text:p>
      <text:p text:style-name="P1">Possesive form for 'نيفيشهر' is 'نيفيشهري'</text:p>
      <text:p text:style-name="P1">Possesive form for 'هكاري' is 'هكاريّ'</text:p>
      <text:p text:style-name="P1">Possesive form for 'يالوفا' is 'يالوفاوي'</text:p>
      <text:p text:style-name="P1">Possesive form for 'يوزغات' is 'يوزغاتي'</text:p>
      <text:p text:style-name="P1">Successfully processed all 117 Turkey-تركيا.txt entries</text:p>
      <text:p text:style-name="P1">Possesive form for 'أوزبكستان' is 'أوزبكستاني'</text:p>
      <text:p text:style-name="P1">Possesive form for 'بخارى' is 'بخارىي'</text:p>
      <text:p text:style-name="P1">Possesive form for 'بوهورو، بوهورو' is 'بوهورو، بوهوروي'</text:p>
      <text:p text:style-name="P1">Possesive form for 'ترمذ' is 'ترمذي'</text:p>
      <text:p text:style-name="P1">Possesive form for 'خجندة' is 'خجندي'</text:p>
      <text:p text:style-name="P1">Possesive form for 'سمرقند' is 'سمرقندي'</text:p>
      <text:p text:style-name="P1">Possesive form for 'سيزاه، سيزاه' is 'سيزاه، سيزاهي'</text:p>
      <text:p text:style-name="P1">Possesive form for 'طشقند' is 'طشقندي'</text:p>
      <text:p text:style-name="P1">Successfully processed all 12 Uzbekistan-أوزبكستان.txt entries</text:p>
      <text:p text:style-name="P1">Possesive form for 'فيتنام' is 'فيتنامي'</text:p>
      <text:p text:style-name="P1">Possesive form for 'دا نانغ' is 'دا نانغي'</text:p>
      <text:p text:style-name="P1">Possesive form for 'هانوي' is 'هانويّ'</text:p>
      <text:p text:style-name="P1">Possesive form for 'هايفونغ' is 'هايفونغي'</text:p>
      <text:p text:style-name="P1">Possesive form for 'هو تشي منه ' is 'هو تشي منه ي'</text:p>
      <text:p text:style-name="P1">Successfully processed all 6 Vietnam-فيتنام.txt entries</text:p>
      <text:p text:style-name="P1">Possesive form for 'يمن' is 'يمني'</text:p>
      <text:p text:style-name="P1">Possesive form for 'بيضاء ' is 'بيضاء ي'</text:p>
      <text:p text:style-name="P1"><text:soft-page-break/>Possesive form for 'تواهي' is 'تواهيّ'</text:p>
      <text:p text:style-name="P1">Possesive form for 'خدرة' is 'خدري'</text:p>
      <text:p text:style-name="P1">Possesive form for 'شيخ عثمان' is 'شيخ عثماني'</text:p>
      <text:p text:style-name="P1">Possesive form for 'ضالع' is 'ضالعي'</text:p>
      <text:p text:style-name="P1">Possesive form for 'غيضة' is 'غيضي'</text:p>
      <text:p text:style-name="P1">Possesive form for 'محابشة' is 'محابشي'</text:p>
      <text:p text:style-name="P1">Possesive form for 'مشهد ' is 'مشهد ي'</text:p>
      <text:p text:style-name="P1">Possesive form for 'معلا' is 'معلاوي'</text:p>
      <text:p text:style-name="P1">Possesive form for 'مكلا' is 'مكلاوي'</text:p>
      <text:p text:style-name="P1">Possesive form for 'منصورة ' is 'منصورة ي'</text:p>
      <text:p text:style-name="P1">Possesive form for 'بلحاف' is 'بلحافي'</text:p>
      <text:p text:style-name="P1">Possesive form for 'بور' is 'بوري'</text:p>
      <text:p text:style-name="P1">Possesive form for 'تريم' is 'تريمي'</text:p>
      <text:p text:style-name="P1">Possesive form for 'جبلة ' is 'جبلة ي'</text:p>
      <text:p text:style-name="P1">Possesive form for 'حبان ' is 'حبان ي'</text:p>
      <text:p text:style-name="P1">Possesive form for 'حديدة ' is 'حديدة ي'</text:p>
      <text:p text:style-name="P1">Possesive form for 'حريضة' is 'حريضي'</text:p>
      <text:p text:style-name="P1">Possesive form for 'خورمكسر' is 'خورمكسري'</text:p>
      <text:p text:style-name="P1">Possesive form for 'ذمار' is 'ذماري'</text:p>
      <text:p text:style-name="P1">Possesive form for 'زبيد ' is 'زبيد ي'</text:p>
      <text:p text:style-name="P1">Possesive form for 'سيئون' is 'سيئوني'</text:p>
      <text:p text:style-name="P1">Possesive form for 'شبام' is 'شبامي'</text:p>
      <text:p text:style-name="P1">Possesive form for 'شهارة' is 'شهاري'</text:p>
      <text:p text:style-name="P1">Possesive form for 'صنعاء' is 'صنعاءي'</text:p>
      <text:p text:style-name="P1">Possesive form for 'عدن' is 'عدني'</text:p>
      <text:p text:style-name="P1">Possesive form for 'عدن الصغرى' is 'عدن الصغرىي'</text:p>
      <text:p text:style-name="P1">Possesive form for 'عينات' is 'عيناتي'</text:p>
      <text:p text:style-name="P1">Possesive form for 'غيل باوزير' is 'غيل باوزيري'</text:p>
      <text:p text:style-name="P1">Possesive form for 'قائمة المدن العربية' is 'قائمة المدن العربيةي'</text:p>
      <text:p text:style-name="P1">Possesive form for 'قالب:مدن اليمن' is 'قالب:مدن اليمني'</text:p>
      <text:p text:style-name="P1">Possesive form for 'قشن' is 'قشني'</text:p>
      <text:p text:style-name="P1">Possesive form for 'قصيعر' is 'قصيعري'</text:p>
      <text:p text:style-name="P1">Possesive form for 'كريتر' is 'كريتري'</text:p>
      <text:p text:style-name="P1">Possesive form for 'لجرات' is 'لجراتي'</text:p>
      <text:p text:style-name="P1">Possesive form for 'مذيخرة' is 'مذيخري'</text:p>
      <text:p text:style-name="P1">Possesive form for 'معافر' is 'معافري'</text:p>
      <text:p text:style-name="P1">Possesive form for 'وادي العين' is 'وادي العيني'</text:p>
      <text:p text:style-name="P1">Possesive form for 'وادي عمد' is 'وادي عمدي'</text:p>
      <text:p text:style-name="P1">Possesive form for 'وصاب السافل' is 'وصاب السافلي'</text:p>
      <text:p text:style-name="P1">Successfully processed all 58 Yemen-اليمن.txt entries</text:p>
      <text:p text:style-name="P1">Possesive form for 'أوسترليا' is 'أوسترليّ'</text:p>
      <text:p text:style-name="P1">Possesive form for 'أستراليا' is 'أستراليّ'</text:p>
      <text:p text:style-name="P1">Possesive form for 'أديليد' is 'أديليدي'</text:p>
      <text:p text:style-name="P1">Possesive form for 'ألباني ' is 'ألباني ي'</text:p>
      <text:p text:style-name="P1">Possesive form for 'ألبوري ' is 'ألبوري ي'</text:p>
      <text:p text:style-name="P1">Possesive form for 'بانباري' is 'بانباريّ'</text:p>
      <text:p text:style-name="P1">Possesive form for 'بريزبين' is 'بريزبيني'</text:p>
      <text:p text:style-name="P1">Possesive form for 'بيرث' is 'بيرثي'</text:p>
      <text:p text:style-name="P1"><text:soft-page-break/>Possesive form for 'جيرالدتون' is 'جيرالدتوني'</text:p>
      <text:p text:style-name="P1">Possesive form for 'داروين، الإقليم الشمالي' is 'داروين، الإقليم الشماليّ'</text:p>
      <text:p text:style-name="P1">Possesive form for 'سيدني' is 'سيدنيّ'</text:p>
      <text:p text:style-name="P1">Possesive form for 'غولد كوست' is 'غولد كوستي'</text:p>
      <text:p text:style-name="P1">Possesive form for 'كالغورلي' is 'كالغورليّ'</text:p>
      <text:p text:style-name="P1">Possesive form for 'كانبرا' is 'كانبراوي'</text:p>
      <text:p text:style-name="P1">Possesive form for 'ماندوراه' is 'ماندوراهي'</text:p>
      <text:p text:style-name="P1">Possesive form for 'ملبورن' is 'ملبورني'</text:p>
      <text:p text:style-name="P1">Possesive form for 'هوبارت' is 'هوبارتي'</text:p>
      <text:p text:style-name="P1">Successfully processed all 26 Australia-أستراليا.txt entries</text:p>
      <text:p text:style-name="P1">Possesive form for 'ابن عزر' is 'ابن عزري'</text:p>
      <text:p text:style-name="P1">Possesive form for 'اثينا ' is 'اثينا ي'</text:p>
      <text:p text:style-name="P1">Possesive form for 'ادام' is 'ادامي'</text:p>
      <text:p text:style-name="P1">Possesive form for 'اراراط ' is 'اراراط ي'</text:p>
      <text:p text:style-name="P1">Possesive form for 'ارام ' is 'ارام ي'</text:p>
      <text:p text:style-name="P1">Possesive form for 'ارض الكلدانيين' is 'ارض الكلدانييني'</text:p>
      <text:p text:style-name="P1">Possesive form for 'ارض الموعد' is 'ارض الموعدي'</text:p>
      <text:p text:style-name="P1">Possesive form for 'ارفاد' is 'ارفادي'</text:p>
      <text:p text:style-name="P1">Possesive form for 'ارمينيا' is 'ارمينيّ'</text:p>
      <text:p text:style-name="P1">Possesive form for 'ارنون ' is 'ارنون ي'</text:p>
      <text:p text:style-name="P1">Possesive form for 'اريحا ' is 'اريحا ي'</text:p>
      <text:p text:style-name="P1">Possesive form for 'اسبانيا ' is 'اسبانيا ي'</text:p>
      <text:p text:style-name="P1">Possesive form for 'اسكندرية الانبياء' is 'اسكندرية الانبياءي'</text:p>
      <text:p text:style-name="P1">Possesive form for 'اسكندرية الآريين' is 'اسكندرية الآرييني'</text:p>
      <text:p text:style-name="P1">Possesive form for 'اسكندرية أراكوزيا' is 'اسكندرية أراكوزيّ'</text:p>
      <text:p text:style-name="P1">Possesive form for 'اسكندرية جيحون' is 'اسكندرية جيحوني'</text:p>
      <text:p text:style-name="P1">Possesive form for 'اسكندرية مارجانا' is 'اسكندرية مارجاناوي'</text:p>
      <text:p text:style-name="P1">Possesive form for 'اشتأول ' is 'اشتأول ي'</text:p>
      <text:p text:style-name="P1">Possesive form for 'اشتموع ' is 'اشتموع ي'</text:p>
      <text:p text:style-name="P1">Possesive form for 'اشير ' is 'اشير ي'</text:p>
      <text:p text:style-name="P1">Possesive form for 'افرات ' is 'افرات ي'</text:p>
      <text:p text:style-name="P1">Possesive form for 'افرايم ' is 'افرايم ي'</text:p>
      <text:p text:style-name="P1">Possesive form for 'افسس' is 'افسسي'</text:p>
      <text:p text:style-name="P1">Possesive form for 'اكتيوم' is 'اكتيومي'</text:p>
      <text:p text:style-name="P1">Possesive form for 'اكزيب' is 'اكزيبي'</text:p>
      <text:p text:style-name="P1">Possesive form for 'اردن' is 'اردني'</text:p>
      <text:p text:style-name="P1">Possesive form for 'اسكندرية ' is 'اسكندرية ي'</text:p>
      <text:p text:style-name="P1">Possesive form for 'اسكندرية الابعد' is 'اسكندرية الابعدي'</text:p>
      <text:p text:style-name="P1">Possesive form for 'أموريون ' is 'أموريون ي'</text:p>
      <text:p text:style-name="P1">Possesive form for 'جرجاشيون' is 'جرجاشيوني'</text:p>
      <text:p text:style-name="P1">Possesive form for 'جلجال ' is 'جلجال ي'</text:p>
      <text:p text:style-name="P1">Possesive form for 'جلجثة ' is 'جلجثة ي'</text:p>
      <text:p text:style-name="P1">Possesive form for 'جليل' is 'جليلي'</text:p>
      <text:p text:style-name="P1">Possesive form for 'حبشة ' is 'حبشة ي'</text:p>
      <text:p text:style-name="P1">Possesive form for 'حثيون' is 'حثيوني'</text:p>
      <text:p text:style-name="P1">Possesive form for 'حوّيون' is 'حوّيوني'</text:p>
      <text:p text:style-name="P1">Possesive form for 'حولة' is 'حولي'</text:p>
      <text:p text:style-name="P1">Possesive form for 'رامة ' is 'رامة ي'</text:p>
      <text:p text:style-name="P1"><text:soft-page-break/>Possesive form for 'رامة ' is 'رامة ي'</text:p>
      <text:p text:style-name="P1">Possesive form for 'رامة ' is 'رامة ي'</text:p>
      <text:p text:style-name="P1">Possesive form for 'سِّند ' is 'سِّند ي'</text:p>
      <text:p text:style-name="P1">Possesive form for 'سامرة ' is 'سامرة ي'</text:p>
      <text:p text:style-name="P1">Possesive form for 'سامرة ' is 'سامرة ي'</text:p>
      <text:p text:style-name="P1">Possesive form for 'صحراء العربية ' is 'صحراء العربية ي'</text:p>
      <text:p text:style-name="P1">Possesive form for 'عَرَبة ' is 'عَرَبة ي'</text:p>
      <text:p text:style-name="P1">Possesive form for 'عقارب ' is 'عقارب ي'</text:p>
      <text:p text:style-name="P1">Possesive form for 'عماليقيون ' is 'عماليقيون ي'</text:p>
      <text:p text:style-name="P1">Possesive form for 'عوجا' is 'عوجاوي'</text:p>
      <text:p text:style-name="P1">Possesive form for 'فارعة' is 'فارعي'</text:p>
      <text:p text:style-name="P1">Possesive form for 'فرات ' is 'فرات ي'</text:p>
      <text:p text:style-name="P1">Possesive form for 'فرزّيون' is 'فرزّيوني'</text:p>
      <text:p text:style-name="P1">Possesive form for 'فسجة ' is 'فسجة ي'</text:p>
      <text:p text:style-name="P1">Possesive form for 'قسطنطينية ' is 'قسطنطينية ي'</text:p>
      <text:p text:style-name="P1">Possesive form for 'قيروان ' is 'قيروان ي'</text:p>
      <text:p text:style-name="P1">Possesive form for 'قينيون ' is 'قينيون ي'</text:p>
      <text:p text:style-name="P1">Possesive form for 'كرمل ' is 'كرمل ي'</text:p>
      <text:p text:style-name="P1">Possesive form for 'كرمل ' is 'كرمل ي'</text:p>
      <text:p text:style-name="P1">Possesive form for 'لد ' is 'لد ي'</text:p>
      <text:p text:style-name="P1">Possesive form for 'مريا ' is 'مريا ي'</text:p>
      <text:p text:style-name="P1">Possesive form for 'مصفاة ' is 'مصفاة ي'</text:p>
      <text:p text:style-name="P1">Possesive form for 'مصفاة ' is 'مصفاة ي'</text:p>
      <text:p text:style-name="P1">Possesive form for 'مكفيلة ' is 'مكفيلة ي'</text:p>
      <text:p text:style-name="P1">Possesive form for 'موصة ' is 'موصة ي'</text:p>
      <text:p text:style-name="P1">Possesive form for 'نَّقَب' is 'نَّقَبي'</text:p>
      <text:p text:style-name="P1">Possesive form for 'ناصرة ' is 'ناصرة ي'</text:p>
      <text:p text:style-name="P1">Possesive form for 'نيل ' is 'نيل ي'</text:p>
      <text:p text:style-name="P1">Possesive form for 'هلال الخصيب ' is 'هلال الخصيب ي'</text:p>
      <text:p text:style-name="P1">Possesive form for 'هند ' is 'هند ي'</text:p>
      <text:p text:style-name="P1">Possesive form for 'يبوسيون' is 'يبوسيوني'</text:p>
      <text:p text:style-name="P1">Possesive form for 'يرموك' is 'يرموكي'</text:p>
      <text:p text:style-name="P1">Possesive form for 'يونان ' is 'يونان ي'</text:p>
      <text:p text:style-name="P1">Possesive form for 'امفيبوليس' is 'امفيبوليسي'</text:p>
      <text:p text:style-name="P1">Possesive form for 'انطاكية ' is 'انطاكية ي'</text:p>
      <text:p text:style-name="P1">Possesive form for 'انقرة' is 'انقري'</text:p>
      <text:p text:style-name="P1">Possesive form for 'اور' is 'اوري'</text:p>
      <text:p text:style-name="P1">Possesive form for 'اورشليم' is 'اورشليمي'</text:p>
      <text:p text:style-name="P1">Possesive form for 'اونو' is 'اونوي'</text:p>
      <text:p text:style-name="P1">Possesive form for 'ايثام ' is 'ايثام ي'</text:p>
      <text:p text:style-name="P1">Possesive form for 'ايثام ' is 'ايثام ي'</text:p>
      <text:p text:style-name="P1">Possesive form for 'ايطاليا ' is 'ايطاليا ي'</text:p>
      <text:p text:style-name="P1">Possesive form for 'إذرعي ' is 'إذرعي ي'</text:p>
      <text:p text:style-name="P1">Possesive form for 'إذرعي ' is 'إذرعي ي'</text:p>
      <text:p text:style-name="P1">Possesive form for 'إلّيريكون ' is 'إلّيريكون ي'</text:p>
      <text:p text:style-name="P1">Possesive form for 'إيسّوس ' is 'إيسّوس ي'</text:p>
      <text:p text:style-name="P1">Possesive form for 'إيطورية' is 'إيطوريةي'</text:p>
      <text:p text:style-name="P1">Possesive form for 'إيقونية' is 'إيقونيةي'</text:p>
      <text:p text:style-name="P1"><text:soft-page-break/>Possesive form for 'إيليم ' is 'إيليم ي'</text:p>
      <text:p text:style-name="P1">Possesive form for 'أبيلا' is 'أبيلاوي'</text:p>
      <text:p text:style-name="P1">Possesive form for 'أبيلينة' is 'أبيليني'</text:p>
      <text:p text:style-name="P1">Possesive form for 'أتّالية' is 'أتّاليةي'</text:p>
      <text:p text:style-name="P1">Possesive form for 'أجلايم ' is 'أجلايم ي'</text:p>
      <text:p text:style-name="P1">Possesive form for 'أحمثا ' is 'أحمثا ي'</text:p>
      <text:p text:style-name="P1">Possesive form for 'أخائية ' is 'أخائية ي'</text:p>
      <text:p text:style-name="P1">Possesive form for 'أدّار ' is 'أدّار ي'</text:p>
      <text:p text:style-name="P1">Possesive form for 'أدوم ' is 'أدوم ي'</text:p>
      <text:p text:style-name="P1">Possesive form for 'أدوميا ' is 'أدوميا ي'</text:p>
      <text:p text:style-name="P1">Possesive form for 'أراكوزيا ' is 'أراكوزيا ي'</text:p>
      <text:p text:style-name="P1">Possesive form for 'أربّوت ' is 'أربّوت ي'</text:p>
      <text:p text:style-name="P1">Possesive form for 'أرك' is 'أركي'</text:p>
      <text:p text:style-name="P1">Possesive form for 'أرومة' is 'أرومي'</text:p>
      <text:p text:style-name="P1">Possesive form for 'أريماتية ' is 'أريماتية ي'</text:p>
      <text:p text:style-name="P1">Possesive form for 'أسّوس' is 'أسّوسي'</text:p>
      <text:p text:style-name="P1">Possesive form for 'أسوان ' is 'أسوان ي'</text:p>
      <text:p text:style-name="P1">Possesive form for 'أشّور ' is 'أشّور ي'</text:p>
      <text:p text:style-name="P1">Possesive form for 'أشدود ' is 'أشدود ي'</text:p>
      <text:p text:style-name="P1">Possesive form for 'أشقلون' is 'أشقلوني'</text:p>
      <text:p text:style-name="P1">Possesive form for 'أفيق ' is 'أفيق ي'</text:p>
      <text:p text:style-name="P1">Possesive form for 'أفيق ' is 'أفيق ي'</text:p>
      <text:p text:style-name="P1">Possesive form for 'أكبتانا ' is 'أكبتانا ي'</text:p>
      <text:p text:style-name="P1">Possesive form for 'ألبُرز' is 'ألبُرزي'</text:p>
      <text:p text:style-name="P1">Possesive form for 'ألتقى ' is 'ألتقى ي'</text:p>
      <text:p text:style-name="P1">Possesive form for 'ألعالة ' is 'ألعالة ي'</text:p>
      <text:p text:style-name="P1">Possesive form for 'أنتيباتريس ' is 'أنتيباتريس ي'</text:p>
      <text:p text:style-name="P1">Possesive form for 'أون ' is 'أون ي'</text:p>
      <text:p text:style-name="P1">Possesive form for 'أيّلون ' is 'أيّلون ي'</text:p>
      <text:p text:style-name="P1">Possesive form for 'أيلة ' is 'أيلة ي'</text:p>
      <text:p text:style-name="P1">Possesive form for 'أيلت ' is 'أيلت ي'</text:p>
      <text:p text:style-name="P1">Possesive form for 'آبل الكروم ' is 'آبل الكروم ي'</text:p>
      <text:p text:style-name="P1">Possesive form for 'آبل بيت معكة ' is 'آبل بيت معكة ي'</text:p>
      <text:p text:style-name="P1">Possesive form for 'آبل محولة' is 'آبل محولي'</text:p>
      <text:p text:style-name="P1">Possesive form for 'آريا ' is 'آريا ي'</text:p>
      <text:p text:style-name="P1">Possesive form for 'آسيا ' is 'آسيا ي'</text:p>
      <text:p text:style-name="P1">Possesive form for 'آسيا الصغرى ' is 'آسيا الصغرى ي'</text:p>
      <text:p text:style-name="P1">Possesive form for 'بُصرة ' is 'بُصرة ي'</text:p>
      <text:p text:style-name="P1">Possesive form for 'بُنطس ' is 'بُنطس ي'</text:p>
      <text:p text:style-name="P1">Possesive form for 'بابل ' is 'بابل ي'</text:p>
      <text:p text:style-name="P1">Possesive form for 'باترا' is 'باتراوي'</text:p>
      <text:p text:style-name="P1">Possesive form for 'بازق' is 'بازقي'</text:p>
      <text:p text:style-name="P1">Possesive form for 'باشان' is 'باشاني'</text:p>
      <text:p text:style-name="P1">Possesive form for 'باصر' is 'باصري'</text:p>
      <text:p text:style-name="P1">Possesive form for 'بافوس' is 'بافوسي'</text:p>
      <text:p text:style-name="P1">Possesive form for 'باكترا' is 'باكتراوي'</text:p>
      <text:p text:style-name="P1">Possesive form for 'باكتريا ' is 'باكتريا ي'</text:p>
      <text:p text:style-name="P1">Possesive form for 'باموت بعل ' is 'باموت بعل ي'</text:p>
      <text:p text:style-name="P1"><text:soft-page-break/>Possesive form for 'بتولمايس' is 'بتولمايسي'</text:p>
      <text:p text:style-name="P1">Possesive form for 'بتوئيل ' is 'بتوئيل ي'</text:p>
      <text:p text:style-name="P1">Possesive form for 'بحوريم ' is 'بحوريم ي'</text:p>
      <text:p text:style-name="P1">Possesive form for 'بخارى' is 'بخارىي'</text:p>
      <text:p text:style-name="P1">Possesive form for 'برجة' is 'برجي'</text:p>
      <text:p text:style-name="P1">Possesive form for 'برغامس' is 'برغامسي'</text:p>
      <text:p text:style-name="P1">Possesive form for 'بريطانيا ' is 'بريطانيا ي'</text:p>
      <text:p text:style-name="P1">Possesive form for 'بسور ' is 'بسور ي'</text:p>
      <text:p text:style-name="P1">Possesive form for 'بطمس' is 'بطمسي'</text:p>
      <text:p text:style-name="P1">Possesive form for 'بطونيم' is 'بطونيمي'</text:p>
      <text:p text:style-name="P1">Possesive form for 'بعشترة ' is 'بعشترة ي'</text:p>
      <text:p text:style-name="P1">Possesive form for 'بعل ' is 'بعل ي'</text:p>
      <text:p text:style-name="P1">Possesive form for 'بعل جاد ' is 'بعل جاد ي'</text:p>
      <text:p text:style-name="P1">Possesive form for 'بعل حاصور' is 'بعل حاصوري'</text:p>
      <text:p text:style-name="P1">Possesive form for 'بعل شليشة' is 'بعل شليشي'</text:p>
      <text:p text:style-name="P1">Possesive form for 'بعل فراصيم' is 'بعل فراصيمي'</text:p>
      <text:p text:style-name="P1">Possesive form for 'بعل معون ' is 'بعل معون ي'</text:p>
      <text:p text:style-name="P1">Possesive form for 'بعلت بئر ' is 'بعلت بئر ي'</text:p>
      <text:p text:style-name="P1">Possesive form for 'بلاد الصُّغد ' is 'بلاد الصُّغد ي'</text:p>
      <text:p text:style-name="P1">Possesive form for 'بلاد الغال' is 'بلاد الغالي'</text:p>
      <text:p text:style-name="P1">Possesive form for 'بلاد ما بين النهرين ' is 'بلاد ما بين النهرين ي'</text:p>
      <text:p text:style-name="P1">Possesive form for 'بمفيلية ' is 'بمفيلية ي'</text:p>
      <text:p text:style-name="P1">Possesive form for 'بني يعقان ' is 'بني يعقان ي'</text:p>
      <text:p text:style-name="P1">Possesive form for 'بنيامين' is 'بنياميني'</text:p>
      <text:p text:style-name="P1">Possesive form for 'بوطيولي' is 'بوطيوليّ'</text:p>
      <text:p text:style-name="P1">Possesive form for 'بيت اربئيل' is 'بيت اربئيلي'</text:p>
      <text:p text:style-name="P1">Possesive form for 'بيت العامق' is 'بيت العامقي'</text:p>
      <text:p text:style-name="P1">Possesive form for 'بيت العربة' is 'بيت العربي'</text:p>
      <text:p text:style-name="P1">Possesive form for 'بيت المركبوت ' is 'بيت المركبوت ي'</text:p>
      <text:p text:style-name="P1">Possesive form for 'بيت ايل ' is 'بيت ايل ي'</text:p>
      <text:p text:style-name="P1">Possesive form for 'بيت إيصل ' is 'بيت إيصل ي'</text:p>
      <text:p text:style-name="P1">Possesive form for 'بيت برئي ' is 'بيت برئي ي'</text:p>
      <text:p text:style-name="P1">Possesive form for 'بيت حجلة ' is 'بيت حجلة ي'</text:p>
      <text:p text:style-name="P1">Possesive form for 'بيت حورون ' is 'بيت حورون ي'</text:p>
      <text:p text:style-name="P1">Possesive form for 'بيت داجون' is 'بيت داجوني'</text:p>
      <text:p text:style-name="P1">Possesive form for 'بيت زاثا ' is 'بيت زاثا ي'</text:p>
      <text:p text:style-name="P1">Possesive form for 'بيت شأن ' is 'بيت شأن ي'</text:p>
      <text:p text:style-name="P1">Possesive form for 'بيت شطة ' is 'بيت شطة ي'</text:p>
      <text:p text:style-name="P1">Possesive form for 'بيت شمس ' is 'بيت شمس ي'</text:p>
      <text:p text:style-name="P1">Possesive form for 'بيت شمس ' is 'بيت شمس ي'</text:p>
      <text:p text:style-name="P1">Possesive form for 'بيت صور ' is 'بيت صور ي'</text:p>
      <text:p text:style-name="P1">Possesive form for 'بيت صيدا ' is 'بيت صيدا ي'</text:p>
      <text:p text:style-name="P1">Possesive form for 'بيت عناة ' is 'بيت عناة ي'</text:p>
      <text:p text:style-name="P1">Possesive form for 'بيت عنيا' is 'بيت عنيّ'</text:p>
      <text:p text:style-name="P1">Possesive form for 'بيت عنيا ' is 'بيت عنيا ي'</text:p>
      <text:p text:style-name="P1">Possesive form for 'بيت فاجي' is 'بيت فاجيّ'</text:p>
      <text:p text:style-name="P1">Possesive form for 'بيت فغور ' is 'بيت فغور ي'</text:p>
      <text:p text:style-name="P1">Possesive form for 'بيت لباوت ' is 'بيت لباوت ي'</text:p>
      <text:p text:style-name="P1"><text:soft-page-break/>Possesive form for 'بيت لحم ' is 'بيت لحم ي'</text:p>
      <text:p text:style-name="P1">Possesive form for 'بيت نمرة' is 'بيت نمري'</text:p>
      <text:p text:style-name="P1">Possesive form for 'بيت هاران ' is 'بيت هاران ي'</text:p>
      <text:p text:style-name="P1">Possesive form for 'بيت يشيموت ' is 'بيت يشيموت ي'</text:p>
      <text:p text:style-name="P1">Possesive form for 'بيثينية ' is 'بيثينية ي'</text:p>
      <text:p text:style-name="P1">Possesive form for 'بيروثاي ' is 'بيروثاي ي'</text:p>
      <text:p text:style-name="P1">Possesive form for 'بيرية' is 'بيريةي'</text:p>
      <text:p text:style-name="P1">Possesive form for 'بيزنطة' is 'بيزنطي'</text:p>
      <text:p text:style-name="P1">Possesive form for 'بيسيدية' is 'بيسيديةي'</text:p>
      <text:p text:style-name="P1">Possesive form for 'بئر سبع' is 'بئر سبعي'</text:p>
      <text:p text:style-name="P1">Possesive form for 'بئر لحي رئي' is 'بئر لحي رئيّ'</text:p>
      <text:p text:style-name="P1">Possesive form for 'پاسارغاديه ' is 'پاسارغاديه ي'</text:p>
      <text:p text:style-name="P1">Possesive form for 'پرسيپوليس ' is 'پرسيپوليس ي'</text:p>
      <text:p text:style-name="P1">Possesive form for 'پورا' is 'پوراوي'</text:p>
      <text:p text:style-name="P1">Possesive form for 'پيريا' is 'پيريّ'</text:p>
      <text:p text:style-name="P1">Possesive form for 'پيلّا ' is 'پيلّا ي'</text:p>
      <text:p text:style-name="P1">Possesive form for 'تَيما ' is 'تَيما ي'</text:p>
      <text:p text:style-name="P1">Possesive form for 'تِفسَح ' is 'تِفسَح ي'</text:p>
      <text:p text:style-name="P1">Possesive form for 'تاباص' is 'تاباصي'</text:p>
      <text:p text:style-name="P1">Possesive form for 'تابور ' is 'تابور ي'</text:p>
      <text:p text:style-name="P1">Possesive form for 'تاكْسيلا' is 'تاكْسيلاوي'</text:p>
      <text:p text:style-name="P1">Possesive form for 'تآنة شيلوه' is 'تآنة شيلوهي'</text:p>
      <text:p text:style-name="P1">Possesive form for 'تحفنحيس ' is 'تحفنحيس ي'</text:p>
      <text:p text:style-name="P1">Possesive form for 'تدمر ' is 'تدمر ي'</text:p>
      <text:p text:style-name="P1">Possesive form for 'تراخونيتس' is 'تراخونيتسي'</text:p>
      <text:p text:style-name="P1">Possesive form for 'تراقيا ' is 'تراقيا ي'</text:p>
      <text:p text:style-name="P1">Possesive form for 'ترشيش ' is 'ترشيش ي'</text:p>
      <text:p text:style-name="P1">Possesive form for 'ترصة ' is 'ترصة ي'</text:p>
      <text:p text:style-name="P1">Possesive form for 'ترواس' is 'ترواسي'</text:p>
      <text:p text:style-name="P1">Possesive form for 'تسالونيكي' is 'تسالونيكيّ'</text:p>
      <text:p text:style-name="P1">Possesive form for 'تعنك ' is 'تعنك ي'</text:p>
      <text:p text:style-name="P1">Possesive form for 'تفّوح ' is 'تفّوح ي'</text:p>
      <text:p text:style-name="P1">Possesive form for 'تقوع ' is 'تقوع ي'</text:p>
      <text:p text:style-name="P1">Possesive form for 'تمنة ' is 'تمنة ي'</text:p>
      <text:p text:style-name="P1">Possesive form for 'تمنة سارح ' is 'تمنة سارح ي'</text:p>
      <text:p text:style-name="P1">Possesive form for 'توكن ' is 'توكن ي'</text:p>
      <text:p text:style-name="P1">Possesive form for 'ثامار ' is 'ثامار ي'</text:p>
      <text:p text:style-name="P1">Possesive form for 'ثياتيرا' is 'ثياتيراوي'</text:p>
      <text:p text:style-name="P1">Possesive form for 'جاد' is 'جادي'</text:p>
      <text:p text:style-name="P1">Possesive form for 'جازر ' is 'جازر ي'</text:p>
      <text:p text:style-name="P1">Possesive form for 'جاسان ' is 'جاسان ي'</text:p>
      <text:p text:style-name="P1">Possesive form for 'جبّثون' is 'جبّثوني'</text:p>
      <text:p text:style-name="P1">Possesive form for 'جبع ' is 'جبع ي'</text:p>
      <text:p text:style-name="P1">Possesive form for 'جبعة ' is 'جبعة ي'</text:p>
      <text:p text:style-name="P1">Possesive form for 'جبعة ' is 'جبعة ي'</text:p>
      <text:p text:style-name="P1">Possesive form for 'جبعون ' is 'جبعون ي'</text:p>
      <text:p text:style-name="P1">Possesive form for 'جبل الزيتون ' is 'جبل الزيتون ي'</text:p>
      <text:p text:style-name="P1">Possesive form for 'جت ' is 'جت ي'</text:p>
      <text:p text:style-name="P1"><text:soft-page-break/>Possesive form for 'جت حافر' is 'جت حافري'</text:p>
      <text:p text:style-name="P1">Possesive form for 'جت رمّون ' is 'جت رمّون ي'</text:p>
      <text:p text:style-name="P1">Possesive form for 'جت رمّون ' is 'جت رمّون ي'</text:p>
      <text:p text:style-name="P1">Possesive form for 'جتسيماني ' is 'جتسيماني ي'</text:p>
      <text:p text:style-name="P1">Possesive form for 'جدارة ' is 'جدارة ي'</text:p>
      <text:p text:style-name="P1">Possesive form for 'جدروسيا ' is 'جدروسيا ي'</text:p>
      <text:p text:style-name="P1">Possesive form for 'جديرة ' is 'جديرة ي'</text:p>
      <text:p text:style-name="P1">Possesive form for 'جرار ' is 'جرار ي'</text:p>
      <text:p text:style-name="P1">Possesive form for 'جراسة ' is 'جراسة ي'</text:p>
      <text:p text:style-name="P1">Possesive form for 'جرزيم' is 'جرزيمي'</text:p>
      <text:p text:style-name="P1">Possesive form for 'جرش ' is 'جرش ي'</text:p>
      <text:p text:style-name="P1">Possesive form for 'جرمانيا' is 'جرمانيّ'</text:p>
      <text:p text:style-name="P1">Possesive form for 'جشور' is 'جشوري'</text:p>
      <text:p text:style-name="P1">Possesive form for 'جلبوع' is 'جلبوعي'</text:p>
      <text:p text:style-name="P1">Possesive form for 'جلعاد ' is 'جلعاد ي'</text:p>
      <text:p text:style-name="P1">Possesive form for 'جليم ' is 'جليم ي'</text:p>
      <text:p text:style-name="P1">Possesive form for 'جمالة' is 'جمالي'</text:p>
      <text:p text:style-name="P1">Possesive form for 'جمزو' is 'جمزوي'</text:p>
      <text:p text:style-name="P1">Possesive form for 'جهنا ' is 'جهنا ي'</text:p>
      <text:p text:style-name="P1">Possesive form for 'جوزان' is 'جوزاني'</text:p>
      <text:p text:style-name="P1">Possesive form for 'جولان ' is 'جولان ي'</text:p>
      <text:p text:style-name="P1">Possesive form for 'جيحون ' is 'جيحون ي'</text:p>
      <text:p text:style-name="P1">Possesive form for 'جيلوه ' is 'جيلوه ي'</text:p>
      <text:p text:style-name="P1">Possesive form for 'حاديد' is 'حاديدي'</text:p>
      <text:p text:style-name="P1">Possesive form for 'حاران' is 'حاراني'</text:p>
      <text:p text:style-name="P1">Possesive form for 'حاصور ' is 'حاصور ي'</text:p>
      <text:p text:style-name="P1">Possesive form for 'حاصور ' is 'حاصور ي'</text:p>
      <text:p text:style-name="P1">Possesive form for 'حافر ' is 'حافر ي'</text:p>
      <text:p text:style-name="P1">Possesive form for 'حبرون ' is 'حبرون ي'</text:p>
      <text:p text:style-name="P1">Possesive form for 'حرشة ' is 'حرشة ي'</text:p>
      <text:p text:style-name="P1">Possesive form for 'حرمون' is 'حرموني'</text:p>
      <text:p text:style-name="P1">Possesive form for 'حرود' is 'حرودي'</text:p>
      <text:p text:style-name="P1">Possesive form for 'حروشة ' is 'حروشة ي'</text:p>
      <text:p text:style-name="P1">Possesive form for 'حشبون ' is 'حشبون ي'</text:p>
      <text:p text:style-name="P1">Possesive form for 'حصر أدّار ' is 'حصر أدّار ي'</text:p>
      <text:p text:style-name="P1">Possesive form for 'حصر سوسة ' is 'حصر سوسة ي'</text:p>
      <text:p text:style-name="P1">Possesive form for 'حصر سوسيم ' is 'حصر سوسيم ي'</text:p>
      <text:p text:style-name="P1">Possesive form for 'حصر شوعال ' is 'حصر شوعال ي'</text:p>
      <text:p text:style-name="P1">Possesive form for 'حصيروت ' is 'حصيروت ي'</text:p>
      <text:p text:style-name="P1">Possesive form for 'حلب ' is 'حلب ي'</text:p>
      <text:p text:style-name="P1">Possesive form for 'حلبة' is 'حلبي'</text:p>
      <text:p text:style-name="P1">Possesive form for 'حلقة' is 'حلقي'</text:p>
      <text:p text:style-name="P1">Possesive form for 'حلي' is 'حليّ'</text:p>
      <text:p text:style-name="P1">Possesive form for 'حمَّة ' is 'حمَّة ي'</text:p>
      <text:p text:style-name="P1">Possesive form for 'حمّوت دور ' is 'حمّوت دور ي'</text:p>
      <text:p text:style-name="P1">Possesive form for 'حماة' is 'حماةي'</text:p>
      <text:p text:style-name="P1">Possesive form for 'حمون' is 'حموني'</text:p>
      <text:p text:style-name="P1">Possesive form for 'حوبة ' is 'حوبة ي'</text:p>
      <text:p text:style-name="P1"><text:soft-page-break/>Possesive form for 'حور الجدجاد ' is 'حور الجدجاد ي'</text:p>
      <text:p text:style-name="P1">Possesive form for 'حوريب ' is 'حوريب ي'</text:p>
      <text:p text:style-name="P1">Possesive form for 'حولون ' is 'حولون ي'</text:p>
      <text:p text:style-name="P1">Possesive form for 'حيلام' is 'حيلامي'</text:p>
      <text:p text:style-name="P1">Possesive form for 'خرساباد' is 'خرسابادي'</text:p>
      <text:p text:style-name="P1">Possesive form for 'خون ' is 'خون ي'</text:p>
      <text:p text:style-name="P1">Possesive form for 'خيوس' is 'خيوسي'</text:p>
      <text:p text:style-name="P1">Possesive form for 'دان ' is 'دان ي'</text:p>
      <text:p text:style-name="P1">Possesive form for 'دان ' is 'دان ي'</text:p>
      <text:p text:style-name="P1">Possesive form for 'دبّاشة' is 'دبّاشي'</text:p>
      <text:p text:style-name="P1">Possesive form for 'دبرة' is 'دبري'</text:p>
      <text:p text:style-name="P1">Possesive form for 'دبير ' is 'دبير ي'</text:p>
      <text:p text:style-name="P1">Possesive form for 'دبير ' is 'دبير ي'</text:p>
      <text:p text:style-name="P1">Possesive form for 'دجلة ' is 'دجلة ي'</text:p>
      <text:p text:style-name="P1">Possesive form for 'دراپساكا' is 'دراپساكاوي'</text:p>
      <text:p text:style-name="P1">Possesive form for 'درانجيانا ' is 'درانجيانا ي'</text:p>
      <text:p text:style-name="P1">Possesive form for 'دربة' is 'دربي'</text:p>
      <text:p text:style-name="P1">Possesive form for 'دربند' is 'دربندي'</text:p>
      <text:p text:style-name="P1">Possesive form for 'دفقة ' is 'دفقة ي'</text:p>
      <text:p text:style-name="P1">Possesive form for 'دكابوليس' is 'دكابوليسي'</text:p>
      <text:p text:style-name="P1">Possesive form for 'دمشق ' is 'دمشق ي'</text:p>
      <text:p text:style-name="P1">Possesive form for 'دمنة' is 'دمني'</text:p>
      <text:p text:style-name="P1">Possesive form for 'دوثان ' is 'دوثان ي'</text:p>
      <text:p text:style-name="P1">Possesive form for 'دور ' is 'دور ي'</text:p>
      <text:p text:style-name="P1">Possesive form for 'ديبون ' is 'ديبون ي'</text:p>
      <text:p text:style-name="P1">Possesive form for 'ديمون ' is 'ديمون ي'</text:p>
      <text:p text:style-name="P1">Possesive form for 'ديون' is 'ديوني'</text:p>
      <text:p text:style-name="P1">Possesive form for 'رِسّة ' is 'رِسّة ي'</text:p>
      <text:p text:style-name="P1">Possesive form for 'رافانا' is 'رافاناوي'</text:p>
      <text:p text:style-name="P1">Possesive form for 'راموت ' is 'راموت ي'</text:p>
      <text:p text:style-name="P1">Possesive form for 'راموت جلعاد' is 'راموت جلعادي'</text:p>
      <text:p text:style-name="P1">Possesive form for 'رايجي' is 'رايجيّ'</text:p>
      <text:p text:style-name="P1">Possesive form for 'رأوبين' is 'رأوبيني'</text:p>
      <text:p text:style-name="P1">Possesive form for 'ربّة ' is 'ربّة ي'</text:p>
      <text:p text:style-name="P1">Possesive form for 'ربلة' is 'ربلي'</text:p>
      <text:p text:style-name="P1">Possesive form for 'رحوب' is 'رحوبي'</text:p>
      <text:p text:style-name="P1">Possesive form for 'رحوبوت' is 'رحوبوتي'</text:p>
      <text:p text:style-name="P1">Possesive form for 'رعمسيس ' is 'رعمسيس ي'</text:p>
      <text:p text:style-name="P1">Possesive form for 'رفيديم ' is 'رفيديم ي'</text:p>
      <text:p text:style-name="P1">Possesive form for 'رقّة' is 'رقي'</text:p>
      <text:p text:style-name="P1">Possesive form for 'رمّون ' is 'رمّون ي'</text:p>
      <text:p text:style-name="P1">Possesive form for 'رمّون فارص ' is 'رمّون فارص ي'</text:p>
      <text:p text:style-name="P1">Possesive form for 'روجليم ' is 'روجليم ي'</text:p>
      <text:p text:style-name="P1">Possesive form for 'رودس' is 'رودسي'</text:p>
      <text:p text:style-name="P1">Possesive form for 'روما' is 'روماوي'</text:p>
      <text:p text:style-name="P1">Possesive form for 'رومة' is 'رومي'</text:p>
      <text:p text:style-name="P1">Possesive form for 'ريغيون' is 'ريغيوني'</text:p>
      <text:p text:style-name="P1">Possesive form for 'زارد ' is 'زارد ي'</text:p>
      <text:p text:style-name="P1"><text:soft-page-break/>Possesive form for 'زانوح ' is 'زانوح ي'</text:p>
      <text:p text:style-name="P1">Possesive form for 'زبولون' is 'زبولوني'</text:p>
      <text:p text:style-name="P1">Possesive form for 'زغروس' is 'زغروسي'</text:p>
      <text:p text:style-name="P1">Possesive form for 'زيف ' is 'زيف ي'</text:p>
      <text:p text:style-name="P1">Possesive form for 'ساردس' is 'ساردسي'</text:p>
      <text:p text:style-name="P1">Possesive form for 'ساريد' is 'ساريدي'</text:p>
      <text:p text:style-name="P1">Possesive form for 'ساليم ' is 'ساليم ي'</text:p>
      <text:p text:style-name="P1">Possesive form for 'ساموتراقيا' is 'ساموتراقيّ'</text:p>
      <text:p text:style-name="P1">Possesive form for 'ساموس' is 'ساموسي'</text:p>
      <text:p text:style-name="P1">Possesive form for 'سبأ ' is 'سبأ ي'</text:p>
      <text:p text:style-name="P1">Possesive form for 'سدوم' is 'سدومي'</text:p>
      <text:p text:style-name="P1">Possesive form for 'سعير ' is 'سعير ي'</text:p>
      <text:p text:style-name="P1">Possesive form for 'سعير ' is 'سعير ي'</text:p>
      <text:p text:style-name="P1">Possesive form for 'سكّوت ' is 'سكّوت ي'</text:p>
      <text:p text:style-name="P1">Possesive form for 'سكاكة ' is 'سكاكة ي'</text:p>
      <text:p text:style-name="P1">Possesive form for 'سكيثوپوليس ' is 'سكيثوپوليس ي'</text:p>
      <text:p text:style-name="P1">Possesive form for 'سكيثيا' is 'سكيثيّ'</text:p>
      <text:p text:style-name="P1">Possesive form for 'سلاميس ' is 'سلاميس ي'</text:p>
      <text:p text:style-name="P1">Possesive form for 'سلوام ' is 'سلوام ي'</text:p>
      <text:p text:style-name="P1">Possesive form for 'سلوقية' is 'سلوقيةي'</text:p>
      <text:p text:style-name="P1">Possesive form for 'سمرقند ' is 'سمرقند ي'</text:p>
      <text:p text:style-name="P1">Possesive form for 'سميرنا' is 'سميرناوي'</text:p>
      <text:p text:style-name="P1">Possesive form for 'سنسنّة ' is 'سنسنّة ي'</text:p>
      <text:p text:style-name="P1">Possesive form for 'سوخار ' is 'سوخار ي'</text:p>
      <text:p text:style-name="P1">Possesive form for 'سورق ' is 'سورق ي'</text:p>
      <text:p text:style-name="P1">Possesive form for 'سورية ' is 'سورية ي'</text:p>
      <text:p text:style-name="P1">Possesive form for 'سوسة ' is 'سوسة ي'</text:p>
      <text:p text:style-name="P1">Possesive form for 'سوكو ' is 'سوكو ي'</text:p>
      <text:p text:style-name="P1">Possesive form for 'سوكوه ' is 'سوكوه ي'</text:p>
      <text:p text:style-name="P1">Possesive form for 'سيراقوسة' is 'سيراقوسي'</text:p>
      <text:p text:style-name="P1">Possesive form for 'سيفوريس' is 'سيفوريسي'</text:p>
      <text:p text:style-name="P1">Possesive form for 'سين ' is 'سين ي'</text:p>
      <text:p text:style-name="P1">Possesive form for 'سيناء ' is 'سيناء ي'</text:p>
      <text:p text:style-name="P1">Possesive form for 'شاروحين' is 'شاروحيني'</text:p>
      <text:p text:style-name="P1">Possesive form for 'شارون ' is 'شارون ي'</text:p>
      <text:p text:style-name="P1">Possesive form for 'شافير ' is 'شافير ي'</text:p>
      <text:p text:style-name="P1">Possesive form for 'شامير ' is 'شامير ي'</text:p>
      <text:p text:style-name="P1">Possesive form for 'شبه الجزيرة العربية' is 'شبه الجزيرة العربيةي'</text:p>
      <text:p text:style-name="P1">Possesive form for 'شطّيم' is 'شطّيمي'</text:p>
      <text:p text:style-name="P1">Possesive form for 'شعرايم ' is 'شعرايم ي'</text:p>
      <text:p text:style-name="P1">Possesive form for 'شعلبيم ' is 'شعلبيم ي'</text:p>
      <text:p text:style-name="P1">Possesive form for 'شفيلة ' is 'شفيلة ي'</text:p>
      <text:p text:style-name="P1">Possesive form for 'شكيم ' is 'شكيم ي'</text:p>
      <text:p text:style-name="P1">Possesive form for 'شلحيم ' is 'شلحيم ي'</text:p>
      <text:p text:style-name="P1">Possesive form for 'شليم ' is 'شليم ي'</text:p>
      <text:p text:style-name="P1">Possesive form for 'شمرون' is 'شمروني'</text:p>
      <text:p text:style-name="P1">Possesive form for 'شور ' is 'شور ي'</text:p>
      <text:p text:style-name="P1">Possesive form for 'شوشن' is 'شوشني'</text:p>
      <text:p text:style-name="P1"><text:soft-page-break/>Possesive form for 'شونم ' is 'شونم ي'</text:p>
      <text:p text:style-name="P1">Possesive form for 'شيلوه' is 'شيلوهي'</text:p>
      <text:p text:style-name="P1">Possesive form for 'صارث الشّحر ' is 'صارث الشّحر ي'</text:p>
      <text:p text:style-name="P1">Possesive form for 'صافون' is 'صافوني'</text:p>
      <text:p text:style-name="P1">Possesive form for 'صرتان ' is 'صرتان ي'</text:p>
      <text:p text:style-name="P1">Possesive form for 'صرعة' is 'صرعي'</text:p>
      <text:p text:style-name="P1">Possesive form for 'صرفة' is 'صرفي'</text:p>
      <text:p text:style-name="P1">Possesive form for 'صريدة ' is 'صريدة ي'</text:p>
      <text:p text:style-name="P1">Possesive form for 'صقلغ' is 'صقلغي'</text:p>
      <text:p text:style-name="P1">Possesive form for 'صقلية' is 'صقليةي'</text:p>
      <text:p text:style-name="P1">Possesive form for 'صلمونة ' is 'صلمونة ي'</text:p>
      <text:p text:style-name="P1">Possesive form for 'صهيون ' is 'صهيون ي'</text:p>
      <text:p text:style-name="P1">Possesive form for 'صور' is 'صوري'</text:p>
      <text:p text:style-name="P1">Possesive form for 'صوعن' is 'صوعني'</text:p>
      <text:p text:style-name="P1">Possesive form for 'صيدون ' is 'صيدون ي'</text:p>
      <text:p text:style-name="P1">Possesive form for 'صين ' is 'صين ي'</text:p>
      <text:p text:style-name="P1">Possesive form for 'طبرية ' is 'طبرية ي'</text:p>
      <text:p text:style-name="P1">Possesive form for 'طرسوس' is 'طرسوسي'</text:p>
      <text:p text:style-name="P1">Possesive form for 'طروادة' is 'طروادي'</text:p>
      <text:p text:style-name="P1">Possesive form for 'طريق البحر' is 'طريق البحري'</text:p>
      <text:p text:style-name="P1">Possesive form for 'طريق المَلك ' is 'طريق المَلك ي'</text:p>
      <text:p text:style-name="P1">Possesive form for 'طيبة ' is 'طيبة ي'</text:p>
      <text:p text:style-name="P1">Possesive form for 'عاتر ' is 'عاتر ي'</text:p>
      <text:p text:style-name="P1">Possesive form for 'عاشان ' is 'عاشان ي'</text:p>
      <text:p text:style-name="P1">Possesive form for 'عاصم ' is 'عاصم ي'</text:p>
      <text:p text:style-name="P1">Possesive form for 'عاي ' is 'عاي ي'</text:p>
      <text:p text:style-name="P1">Possesive form for 'عبدون' is 'عبدوني'</text:p>
      <text:p text:style-name="P1">Possesive form for 'عبرونة ' is 'عبرونة ي'</text:p>
      <text:p text:style-name="P1">Possesive form for 'عجلون ' is 'عجلون ي'</text:p>
      <text:p text:style-name="P1">Possesive form for 'عدلام ' is 'عدلام ي'</text:p>
      <text:p text:style-name="P1">Possesive form for 'عدن ' is 'عدن ي'</text:p>
      <text:p text:style-name="P1">Possesive form for 'عراد ' is 'عراد ي'</text:p>
      <text:p text:style-name="P1">Possesive form for 'عروعير ' is 'عروعير ي'</text:p>
      <text:p text:style-name="P1">Possesive form for 'عزموت ' is 'عزموت ي'</text:p>
      <text:p text:style-name="P1">Possesive form for 'عزيقة' is 'عزيقي'</text:p>
      <text:p text:style-name="P1">Possesive form for 'عشتاروت ' is 'عشتاروت ي'</text:p>
      <text:p text:style-name="P1">Possesive form for 'عصمون ' is 'عصمون ي'</text:p>
      <text:p text:style-name="P1">Possesive form for 'عصيون جابر ' is 'عصيون جابر ي'</text:p>
      <text:p text:style-name="P1">Possesive form for 'عطاروت ' is 'عطاروت ي'</text:p>
      <text:p text:style-name="P1">Possesive form for 'عفرة ' is 'عفرة ي'</text:p>
      <text:p text:style-name="P1">Possesive form for 'عفني' is 'عفنيّ'</text:p>
      <text:p text:style-name="P1">Possesive form for 'عقرون' is 'عقروني'</text:p>
      <text:p text:style-name="P1">Possesive form for 'عكو' is 'عكوي'</text:p>
      <text:p text:style-name="P1">Possesive form for 'علمون ' is 'علمون ي'</text:p>
      <text:p text:style-name="P1">Possesive form for 'علمون دبلاتايم ' is 'علمون دبلاتايم ي'</text:p>
      <text:p text:style-name="P1">Possesive form for 'عمواس' is 'عمواسي'</text:p>
      <text:p text:style-name="P1">Possesive form for 'عمون ' is 'عمون ي'</text:p>
      <text:p text:style-name="P1">Possesive form for 'عناب ' is 'عناب ي'</text:p>
      <text:p text:style-name="P1"><text:soft-page-break/>Possesive form for 'عناثوث ' is 'عناثوث ي'</text:p>
      <text:p text:style-name="P1">Possesive form for 'عوفل ' is 'عوفل ي'</text:p>
      <text:p text:style-name="P1">Possesive form for 'عيّي عباريم ' is 'عيّي عباريم ي'</text:p>
      <text:p text:style-name="P1">Possesive form for 'عيبال' is 'عيبالي'</text:p>
      <text:p text:style-name="P1">Possesive form for 'عيطم ' is 'عيطم ي'</text:p>
      <text:p text:style-name="P1">Possesive form for 'عيطم ' is 'عيطم ي'</text:p>
      <text:p text:style-name="P1">Possesive form for 'عيلام' is 'عيلامي'</text:p>
      <text:p text:style-name="P1">Possesive form for 'عين ' is 'عين ي'</text:p>
      <text:p text:style-name="P1">Possesive form for 'عين ' is 'عين ي'</text:p>
      <text:p text:style-name="P1">Possesive form for 'عين جدي ' is 'عين جدي ي'</text:p>
      <text:p text:style-name="P1">Possesive form for 'عين جنّيم' is 'عين جنّيمي'</text:p>
      <text:p text:style-name="P1">Possesive form for 'عين دور' is 'عين دوري'</text:p>
      <text:p text:style-name="P1">Possesive form for 'عين رمّون ' is 'عين رمّون ي'</text:p>
      <text:p text:style-name="P1">Possesive form for 'عين روجل' is 'عين روجلي'</text:p>
      <text:p text:style-name="P1">Possesive form for 'عين شمس ' is 'عين شمس ي'</text:p>
      <text:p text:style-name="P1">Possesive form for 'عين نون ' is 'عين نون ي'</text:p>
      <text:p text:style-name="P1">Possesive form for 'عيون' is 'عيوني'</text:p>
      <text:p text:style-name="P1">Possesive form for 'غزة ' is 'غزة ي'</text:p>
      <text:p text:style-name="P1">Possesive form for 'غلاطية ' is 'غلاطية ي'</text:p>
      <text:p text:style-name="P1">Possesive form for 'غورديوم' is 'غورديومي'</text:p>
      <text:p text:style-name="P1">Possesive form for 'فاران ' is 'فاران ي'</text:p>
      <text:p text:style-name="P1">Possesive form for 'فارة ' is 'فارة ي'</text:p>
      <text:p text:style-name="P1">Possesive form for 'فارس' is 'فارسي'</text:p>
      <text:p text:style-name="P1">Possesive form for 'فاسيس' is 'فاسيسي'</text:p>
      <text:p text:style-name="P1">Possesive form for 'فدان ارام ' is 'فدان ارام ي'</text:p>
      <text:p text:style-name="P1">Possesive form for 'فرثيا' is 'فرثيّ'</text:p>
      <text:p text:style-name="P1">Possesive form for 'فرعتون' is 'فرعتوني'</text:p>
      <text:p text:style-name="P1">Possesive form for 'فريجية ' is 'فريجية ي'</text:p>
      <text:p text:style-name="P1">Possesive form for 'فلسطية' is 'فلسطيةي'</text:p>
      <text:p text:style-name="P1">Possesive form for 'فم الحيروث ' is 'فم الحيروث ي'</text:p>
      <text:p text:style-name="P1">Possesive form for 'فنوئيل' is 'فنوئيلي'</text:p>
      <text:p text:style-name="P1">Possesive form for 'فونون ' is 'فونون ي'</text:p>
      <text:p text:style-name="P1">Possesive form for 'فيلادلفيا ' is 'فيلادلفيا ي'</text:p>
      <text:p text:style-name="P1">Possesive form for 'فيلبي' is 'فيلبيّ'</text:p>
      <text:p text:style-name="P1">Possesive form for 'فينيقية ' is 'فينيقية ي'</text:p>
      <text:p text:style-name="P1">Possesive form for 'قادَش ' is 'قادَش ي'</text:p>
      <text:p text:style-name="P1">Possesive form for 'قادِش ' is 'قادِش ي'</text:p>
      <text:p text:style-name="P1">Possesive form for 'قانا ' is 'قانا ي'</text:p>
      <text:p text:style-name="P1">Possesive form for 'قانة' is 'قاني'</text:p>
      <text:p text:style-name="P1">Possesive form for 'قاين ' is 'قاين ي'</text:p>
      <text:p text:style-name="P1">Possesive form for 'قبرس ' is 'قبرس ي'</text:p>
      <text:p text:style-name="P1">Possesive form for 'قبروت هتأوة ' is 'قبروت هتأوة ي'</text:p>
      <text:p text:style-name="P1">Possesive form for 'قدرون ' is 'قدرون ي'</text:p>
      <text:p text:style-name="P1">Possesive form for 'قديموت ' is 'قديموت ي'</text:p>
      <text:p text:style-name="P1">Possesive form for 'قرطاجة' is 'قرطاجي'</text:p>
      <text:p text:style-name="P1">Possesive form for 'قرية اربع ' is 'قرية اربع ي'</text:p>
      <text:p text:style-name="P1">Possesive form for 'قرية يعاريم' is 'قرية يعاريمي'</text:p>
      <text:p text:style-name="P1">Possesive form for 'قريتايم ' is 'قريتايم ي'</text:p>
      <text:p text:style-name="P1"><text:soft-page-break/>Possesive form for 'قشيون ' is 'قشيون ي'</text:p>
      <text:p text:style-name="P1">Possesive form for 'قعيلة ' is 'قعيلة ي'</text:p>
      <text:p text:style-name="P1">Possesive form for 'قير موآب ' is 'قير موآب ي'</text:p>
      <text:p text:style-name="P1">Possesive form for 'قيشون' is 'قيشوني'</text:p>
      <text:p text:style-name="P1">Possesive form for 'قيصرية' is 'قيصريةي'</text:p>
      <text:p text:style-name="P1">Possesive form for 'قيصرية فيلبي ' is 'قيصرية فيلبي ي'</text:p>
      <text:p text:style-name="P1">Possesive form for 'كَودة' is 'كَودي'</text:p>
      <text:p text:style-name="P1">Possesive form for 'كابول ' is 'كابول ي'</text:p>
      <text:p text:style-name="P1">Possesive form for 'كابول ' is 'كابول ي'</text:p>
      <text:p text:style-name="P1">Possesive form for 'كالَح' is 'كالَحي'</text:p>
      <text:p text:style-name="P1">Possesive form for 'كبَّدوكية ' is 'كبَّدوكية ي'</text:p>
      <text:p text:style-name="P1">Possesive form for 'كتّيم ' is 'كتّيم ي'</text:p>
      <text:p text:style-name="P1">Possesive form for 'كتليش ' is 'كتليش ي'</text:p>
      <text:p text:style-name="P1">Possesive form for 'كركميش ' is 'كركميش ي'</text:p>
      <text:p text:style-name="P1">Possesive form for 'كرمان' is 'كرماني'</text:p>
      <text:p text:style-name="P1">Possesive form for 'كريت' is 'كريتي'</text:p>
      <text:p text:style-name="P1">Possesive form for 'كسلوت' is 'كسلوتي'</text:p>
      <text:p text:style-name="P1">Possesive form for 'كسيل ' is 'كسيل ي'</text:p>
      <text:p text:style-name="P1">Possesive form for 'كفرناحوم ' is 'كفرناحوم ي'</text:p>
      <text:p text:style-name="P1">Possesive form for 'كفيرة ' is 'كفيرة ي'</text:p>
      <text:p text:style-name="P1">Possesive form for 'كناثا' is 'كناثاوي'</text:p>
      <text:p text:style-name="P1">Possesive form for 'كنارت' is 'كنارتي'</text:p>
      <text:p text:style-name="P1">Possesive form for 'كنعان ' is 'كنعان ي'</text:p>
      <text:p text:style-name="P1">Possesive form for 'كنيدُس' is 'كنيدُسي'</text:p>
      <text:p text:style-name="P1">Possesive form for 'كورزين ' is 'كورزين ي'</text:p>
      <text:p text:style-name="P1">Possesive form for 'كورنثوس' is 'كورنثوسي'</text:p>
      <text:p text:style-name="P1">Possesive form for 'كوس' is 'كوسي'</text:p>
      <text:p text:style-name="P1">Possesive form for 'كوكميلة' is 'كوكميلي'</text:p>
      <text:p text:style-name="P1">Possesive form for 'كولوسي' is 'كولوسيّ'</text:p>
      <text:p text:style-name="P1">Possesive form for 'كيليكية' is 'كيليكيةي'</text:p>
      <text:p text:style-name="P1">Possesive form for 'لاودكية' is 'لاودكيةي'</text:p>
      <text:p text:style-name="P1">Possesive form for 'لايِش ' is 'لايِش ي'</text:p>
      <text:p text:style-name="P1">Possesive form for 'لبنان ' is 'لبنان ي'</text:p>
      <text:p text:style-name="P1">Possesive form for 'لبنة ' is 'لبنة ي'</text:p>
      <text:p text:style-name="P1">Possesive form for 'لبونة ' is 'لبونة ي'</text:p>
      <text:p text:style-name="P1">Possesive form for 'لحي' is 'لحيّ'</text:p>
      <text:p text:style-name="P1">Possesive form for 'لخيش ' is 'لخيش ي'</text:p>
      <text:p text:style-name="P1">Possesive form for 'لدّة ' is 'لدّة ي'</text:p>
      <text:p text:style-name="P1">Possesive form for 'لسترة' is 'لستري'</text:p>
      <text:p text:style-name="P1">Possesive form for 'لشّارون' is 'لشّاروني'</text:p>
      <text:p text:style-name="P1">Possesive form for 'لودبار ' is 'لودبار ي'</text:p>
      <text:p text:style-name="P1">Possesive form for 'لوز ' is 'لوز ي'</text:p>
      <text:p text:style-name="P1">Possesive form for 'ليبيا' is 'ليبيّ'</text:p>
      <text:p text:style-name="P1">Possesive form for 'ليديا' is 'ليديّ'</text:p>
      <text:p text:style-name="P1">Possesive form for 'ليكأونية' is 'ليكأونيةي'</text:p>
      <text:p text:style-name="P1">Possesive form for 'ليكية' is 'ليكيةي'</text:p>
      <text:p text:style-name="P1">Possesive form for 'مِنِّي' is 'مِنِّيّ'</text:p>
      <text:p text:style-name="P1">Possesive form for 'مادون' is 'مادوني'</text:p>
      <text:p text:style-name="P1"><text:soft-page-break/>Possesive form for 'مادي' is 'ماديّ'</text:p>
      <text:p text:style-name="P1">Possesive form for 'مارَّة ' is 'مارَّة ي'</text:p>
      <text:p text:style-name="P1">Possesive form for 'ماراثون' is 'ماراثوني'</text:p>
      <text:p text:style-name="P1">Possesive form for 'ماقص' is 'ماقصي'</text:p>
      <text:p text:style-name="P1">Possesive form for 'مالطة' is 'مالطي'</text:p>
      <text:p text:style-name="P1">Possesive form for 'مجَدان ' is 'مجَدان ي'</text:p>
      <text:p text:style-name="P1">Possesive form for 'مجدّو ' is 'مجدّو ي'</text:p>
      <text:p text:style-name="P1">Possesive form for 'مجدل ' is 'مجدل ي'</text:p>
      <text:p text:style-name="P1">Possesive form for 'مجدل ايل' is 'مجدل ايلي'</text:p>
      <text:p text:style-name="P1">Possesive form for 'مجرون' is 'مجروني'</text:p>
      <text:p text:style-name="P1">Possesive form for 'محنايم' is 'محنايمي'</text:p>
      <text:p text:style-name="P1">Possesive form for 'مخماس ' is 'مخماس ي'</text:p>
      <text:p text:style-name="P1">Possesive form for 'مدمنّة ' is 'مدمنّة ي'</text:p>
      <text:p text:style-name="P1">Possesive form for 'مديان ' is 'مديان ي'</text:p>
      <text:p text:style-name="P1">Possesive form for 'مدينة الملح ' is 'مدينة الملح ي'</text:p>
      <text:p text:style-name="P1">Possesive form for 'مراقندا ' is 'مراقندا ي'</text:p>
      <text:p text:style-name="P1">Possesive form for 'مريشا ' is 'مريشا ي'</text:p>
      <text:p text:style-name="P1">Possesive form for 'مسرفوت مائيم' is 'مسرفوت مائيمي'</text:p>
      <text:p text:style-name="P1">Possesive form for 'مسعدة ' is 'مسعدة ي'</text:p>
      <text:p text:style-name="P1">Possesive form for 'مصر' is 'مصري'</text:p>
      <text:p text:style-name="P1">Possesive form for 'معكة' is 'معكي'</text:p>
      <text:p text:style-name="P1">Possesive form for 'معون ' is 'معون ي'</text:p>
      <text:p text:style-name="P1">Possesive form for 'مقّيدة ' is 'مقّيدة ي'</text:p>
      <text:p text:style-name="P1">Possesive form for 'مقدونية ' is 'مقدونية ي'</text:p>
      <text:p text:style-name="P1">Possesive form for 'مكمتة' is 'مكمتي'</text:p>
      <text:p text:style-name="P1">Possesive form for 'ممرا' is 'ممراوي'</text:p>
      <text:p text:style-name="P1">Possesive form for 'ممفيس ' is 'ممفيس ي'</text:p>
      <text:p text:style-name="P1">Possesive form for 'منّيت' is 'منّيتي'</text:p>
      <text:p text:style-name="P1">Possesive form for 'مناحة ' is 'مناحة ي'</text:p>
      <text:p text:style-name="P1">Possesive form for 'منسى' is 'منسىي'</text:p>
      <text:p text:style-name="P1">Possesive form for 'موآب ' is 'موآب ي'</text:p>
      <text:p text:style-name="P1">Possesive form for 'مورة ' is 'مورة ي'</text:p>
      <text:p text:style-name="P1">Possesive form for 'مورشة ' is 'مورشة ي'</text:p>
      <text:p text:style-name="P1">Possesive form for 'ميتيليني' is 'ميتيلينيّ'</text:p>
      <text:p text:style-name="P1">Possesive form for 'ميدبا' is 'ميدباوي'</text:p>
      <text:p text:style-name="P1">Possesive form for 'ميرة' is 'ميري'</text:p>
      <text:p text:style-name="P1">Possesive form for 'ميروز' is 'ميروزي'</text:p>
      <text:p text:style-name="P1">Possesive form for 'ميروم' is 'ميرومي'</text:p>
      <text:p text:style-name="P1">Possesive form for 'ميسية' is 'ميسيةي'</text:p>
      <text:p text:style-name="P1">Possesive form for 'ميفعة' is 'ميفعي'</text:p>
      <text:p text:style-name="P1">Possesive form for 'ميليتس' is 'ميليتسي'</text:p>
      <text:p text:style-name="P1">Possesive form for 'نُصَيبين' is 'نُصَيبيني'</text:p>
      <text:p text:style-name="P1">Possesive form for 'نايين ' is 'نايين ي'</text:p>
      <text:p text:style-name="P1">Possesive form for 'نبشان ' is 'نبشان ي'</text:p>
      <text:p text:style-name="P1">Possesive form for 'نبع يعقوب' is 'نبع يعقوبي'</text:p>
      <text:p text:style-name="P1">Possesive form for 'نبلاط' is 'نبلاطي'</text:p>
      <text:p text:style-name="P1">Possesive form for 'نبو ' is 'نبو ي'</text:p>
      <text:p text:style-name="P1">Possesive form for 'نبو ' is 'نبو ي'</text:p>
      <text:p text:style-name="P1"><text:soft-page-break/>Possesive form for 'نطوفة ' is 'نطوفة ي'</text:p>
      <text:p text:style-name="P1">Possesive form for 'نعرة' is 'نعري'</text:p>
      <text:p text:style-name="P1">Possesive form for 'نعيئيل' is 'نعيئيلي'</text:p>
      <text:p text:style-name="P1">Possesive form for 'نفتالي' is 'نفتاليّ'</text:p>
      <text:p text:style-name="P1">Possesive form for 'نفتوح ' is 'نفتوح ي'</text:p>
      <text:p text:style-name="P1">Possesive form for 'نو أمون ' is 'نو أمون ي'</text:p>
      <text:p text:style-name="P1">Possesive form for 'نوب' is 'نوبي'</text:p>
      <text:p text:style-name="P1">Possesive form for 'نوف ' is 'نوف ي'</text:p>
      <text:p text:style-name="P1">Possesive form for 'نيابوليس' is 'نيابوليسي'</text:p>
      <text:p text:style-name="P1">Possesive form for 'نينوى ' is 'نينوى ي'</text:p>
      <text:p text:style-name="P1">Possesive form for 'هام' is 'هامي'</text:p>
      <text:p text:style-name="P1">Possesive form for 'هددرمّون' is 'هددرمّوني'</text:p>
      <text:p text:style-name="P1">Possesive form for 'هنّوم ' is 'هنّوم ي'</text:p>
      <text:p text:style-name="P1">Possesive form for 'هور ' is 'هور ي'</text:p>
      <text:p text:style-name="P1">Possesive form for 'هيپو ' is 'هيپو ي'</text:p>
      <text:p text:style-name="P1">Possesive form for 'هيركانيا' is 'هيركانيّ'</text:p>
      <text:p text:style-name="P1">Possesive form for 'هيروديوم ' is 'هيروديوم ي'</text:p>
      <text:p text:style-name="P1">Possesive form for 'هيكاتومپيلوس' is 'هيكاتومپيلوسي'</text:p>
      <text:p text:style-name="P1">Possesive form for 'واحة سِيوَه' is 'واحة سِيوَهي'</text:p>
      <text:p text:style-name="P1">Possesive form for 'وادي تيروپيون ' is 'وادي تيروپيون ي'</text:p>
      <text:p text:style-name="P1">Possesive form for 'وادي مصر ' is 'وادي مصر ي'</text:p>
      <text:p text:style-name="P1">Possesive form for 'يُطبات ' is 'يُطبات ي'</text:p>
      <text:p text:style-name="P1">Possesive form for 'يِشوع ' is 'يِشوع ي'</text:p>
      <text:p text:style-name="P1">Possesive form for 'يابيش جلعاد' is 'يابيش جلعادي'</text:p>
      <text:p text:style-name="P1">Possesive form for 'ياجور ' is 'ياجور ي'</text:p>
      <text:p text:style-name="P1">Possesive form for 'يافا' is 'يافاوي'</text:p>
      <text:p text:style-name="P1">Possesive form for 'يبّوق ' is 'يبّوق ي'</text:p>
      <text:p text:style-name="P1">Possesive form for 'يبلعام ' is 'يبلعام ي'</text:p>
      <text:p text:style-name="P1">Possesive form for 'يبنئيل ' is 'يبنئيل ي'</text:p>
      <text:p text:style-name="P1">Possesive form for 'يبنئيل ' is 'يبنئيل ي'</text:p>
      <text:p text:style-name="P1">Possesive form for 'يتّير ' is 'يتّير ي'</text:p>
      <text:p text:style-name="P1">Possesive form for 'يجبهة ' is 'يجبهة ي'</text:p>
      <text:p text:style-name="P1">Possesive form for 'يرأون' is 'يرأوني'</text:p>
      <text:p text:style-name="P1">Possesive form for 'يرموث ' is 'يرموث ي'</text:p>
      <text:p text:style-name="P1">Possesive form for 'يزرعيل ' is 'يزرعيل ي'</text:p>
      <text:p text:style-name="P1">Possesive form for 'يسّاكر' is 'يسّاكري'</text:p>
      <text:p text:style-name="P1">Possesive form for 'يشانة' is 'يشاني'</text:p>
      <text:p text:style-name="P1">Possesive form for 'يطّة ' is 'يطّة ي'</text:p>
      <text:p text:style-name="P1">Possesive form for 'يطبة' is 'يطبي'</text:p>
      <text:p text:style-name="P1">Possesive form for 'يقنعام ' is 'يقنعام ي'</text:p>
      <text:p text:style-name="P1">Possesive form for 'ينوحة' is 'ينوحي'</text:p>
      <text:p text:style-name="P1">Possesive form for 'يهود' is 'يهودي'</text:p>
      <text:p text:style-name="P1">Possesive form for 'يهوذا ' is 'يهوذا ي'</text:p>
      <text:p text:style-name="P1">Successfully processed all 612 Bible place names.txt entries</text:p>
      <text:p text:style-name="P1">Possesive form for 'أوروبا' is 'أوروباوي'</text:p>
      <text:p text:style-name="P1">Possesive form for 'أندورا' is 'أندوراوي'</text:p>
      <text:p text:style-name="P1">Possesive form for 'أندورا لا فيلا' is 'أندورا لا فيلاوي'</text:p>
      <text:p text:style-name="P1">Successfully processed all 2 Andorra-أندورا.txt entries</text:p>
      <text:p text:style-name="P1"><text:soft-page-break/>Possesive form for 'أرمينيا' is 'أرمينيّ'</text:p>
      <text:p text:style-name="P1">Possesive form for 'يريفان' is 'يريفاني'</text:p>
      <text:p text:style-name="P1">Successfully processed all 2 Armenia-أرمينيا.txt entries</text:p>
      <text:p text:style-name="P1">Possesive form for 'نمسا' is 'نمساوي'</text:p>
      <text:p text:style-name="P1">Possesive form for 'إنسبروك' is 'إنسبروكي'</text:p>
      <text:p text:style-name="P1">Possesive form for 'براوناو آم إن' is 'براوناو آم إني'</text:p>
      <text:p text:style-name="P1">Possesive form for 'سالزبورغ' is 'سالزبورغي'</text:p>
      <text:p text:style-name="P1">Possesive form for 'غراتس' is 'غراتسي'</text:p>
      <text:p text:style-name="P1">Possesive form for 'فراكسرن' is 'فراكسرني'</text:p>
      <text:p text:style-name="P1">Possesive form for 'فيينا' is 'فييناوي'</text:p>
      <text:p text:style-name="P1">Possesive form for 'كلاغنفورت' is 'كلاغنفورتي'</text:p>
      <text:p text:style-name="P1">Possesive form for 'لينتز' is 'لينتزي'</text:p>
      <text:p text:style-name="P1">Successfully processed all 15 Austria-النمسا.txt entries</text:p>
      <text:p text:style-name="P1">Possesive form for 'روسيا البيضاء' is 'روسيا البيضاءي'</text:p>
      <text:p text:style-name="P1">Possesive form for 'أسيبوفيساي، ماهيلجاو' is 'أسيبوفيساي، ماهيلجاوي'</text:p>
      <text:p text:style-name="P1">Possesive form for 'بابروجسك، ماهيلجاو' is 'بابروجسك، ماهيلجاوي'</text:p>
      <text:p text:style-name="P1">Possesive form for 'بارانافيساي، بريست' is 'بارانافيساي، بريستي'</text:p>
      <text:p text:style-name="P1">Possesive form for 'باريساو، مينسكاجا فوبلاستس' is 'باريساو، مينسكاجا فوبلاستسي'</text:p>
      <text:p text:style-name="P1">Possesive form for 'بجاروزا، بريست' is 'بجاروزا، بريستي'</text:p>
      <text:p text:style-name="P1">Possesive form for 'بريست، بريست' is 'بريست، بريستي'</text:p>
      <text:p text:style-name="P1">Possesive form for 'دزيرزهينسك، مينسكاجا فوبلاستس' is 'دزيرزهينسك، مينسكاجا فوبلاستسي'</text:p>
      <text:p text:style-name="P1">Possesive form for 'زلوبين، هومجيل' is 'زلوبين، هومجيلي'</text:p>
      <text:p text:style-name="P1">Possesive form for 'زودزينا، مينسكاجا فوبلاستس' is 'زودزينا، مينسكاجا فوبلاستسي'</text:p>
      <text:p text:style-name="P1">Possesive form for 'فاوكافيسك، هرودنا' is 'فاوكافيسك، هرودناوي'</text:p>
      <text:p text:style-name="P1">Possesive form for 'فايسبسك، فايسبسك' is 'فايسبسك، فايسبسكي'</text:p>
      <text:p text:style-name="P1">Possesive form for 'مينسك' is 'مينسكي'</text:p>
      <text:p text:style-name="P1">Possesive form for 'هرودنا، هرودنا' is 'هرودنا، هرودناوي'</text:p>
      <text:p text:style-name="P1">Possesive form for 'هوركي، ماهيلجاو' is 'هوركي، ماهيلجاوي'</text:p>
      <text:p text:style-name="P1">Possesive form for 'هومجيل، هومجيل' is 'هومجيل، هومجيلي'</text:p>
      <text:p text:style-name="P1">Successfully processed all 24 Belarus-روسيا البيضاء.txt entries</text:p>
      <text:p text:style-name="P1">Possesive form for 'بلجيكا' is 'بلجيكاوي'</text:p>
      <text:p text:style-name="P1">Possesive form for 'أرفيل بلجيكا' is 'أرفيل بلجيكاوي'</text:p>
      <text:p text:style-name="P1">Possesive form for 'أنتويرب' is 'أنتويربي'</text:p>
      <text:p text:style-name="P1">Possesive form for 'بروج' is 'بروجي'</text:p>
      <text:p text:style-name="P1">Possesive form for 'تورناي' is 'تورنايّ'</text:p>
      <text:p text:style-name="P1">Possesive form for 'خنت' is 'خنتي'</text:p>
      <text:p text:style-name="P1">Possesive form for 'شارلوروا' is 'شارلوروي'</text:p>
      <text:p text:style-name="P1">Possesive form for 'لييج' is 'لييجي'</text:p>
      <text:p text:style-name="P1">Possesive form for 'نامور' is 'ناموري'</text:p>
      <text:p text:style-name="P1">Possesive form for 'هاله ' is 'هاله ي'</text:p>
      <text:p text:style-name="P1">Possesive form for 'وانجمن بليد' is 'وانجمن بليدي'</text:p>
      <text:p text:style-name="P1">Successfully processed all 19 Belgium-بلجيكا.txt entries</text:p>
      <text:p text:style-name="P1">Possesive form for 'بوسنة والهرسك' is 'بوسنة والهرسكي'</text:p>
      <text:p text:style-name="P1">Possesive form for 'برتشكو' is 'برتشكوي'</text:p>
      <text:p text:style-name="P1">Possesive form for 'سراييفو' is 'سراييفوي'</text:p>
      <text:p text:style-name="P1">Possesive form for 'قانيجة' is 'قانيجي'</text:p>
      <text:p text:style-name="P1">Successfully processed all 6 Bosnia and Herzegovina-البوسنة والهرسك.txt entries</text:p>
      <text:p text:style-name="P1">Possesive form for 'بلغاريا' is 'بلغاريّ'</text:p>
      <text:p text:style-name="P1"><text:soft-page-break/>Possesive form for 'أمورتاغ ' is 'أمورتاغ ي'</text:p>
      <text:p text:style-name="P1">Possesive form for 'بلوفديف' is 'بلوفديفي'</text:p>
      <text:p text:style-name="P1">Possesive form for 'بورغاس' is 'بورغاسي'</text:p>
      <text:p text:style-name="P1">Possesive form for 'شومن' is 'شومني'</text:p>
      <text:p text:style-name="P1">Possesive form for 'صوفيا' is 'صوفيّ'</text:p>
      <text:p text:style-name="P1">Possesive form for 'فارنا' is 'فارناوي'</text:p>
      <text:p text:style-name="P1">Successfully processed all 11 Bulgaria-بلغاريا.txt entries</text:p>
      <text:p text:style-name="P1">Possesive form for 'كرواتيا' is 'كرواتيّ'</text:p>
      <text:p text:style-name="P1">Possesive form for 'أوسييك' is 'أوسييكي'</text:p>
      <text:p text:style-name="P1">Possesive form for 'بولا' is 'بولاوي'</text:p>
      <text:p text:style-name="P1">Possesive form for 'زغرب' is 'زغربي'</text:p>
      <text:p text:style-name="P1">Possesive form for 'سبليت' is 'سبليتي'</text:p>
      <text:p text:style-name="P1">Possesive form for 'كاستيلا ' is 'كاستيلا ي'</text:p>
      <text:p text:style-name="P1">Successfully processed all 10 Croatia-كرواتيا.txt entries</text:p>
      <text:p text:style-name="P1">Possesive form for 'قبرص' is 'قبرصي'</text:p>
      <text:p text:style-name="P1">Possesive form for 'فاماغوستا' is 'فاماغوستاوي'</text:p>
      <text:p text:style-name="P1">Possesive form for 'كيرينيا' is 'كيرينيّ'</text:p>
      <text:p text:style-name="P1">Possesive form for 'لارنكا' is 'لارنكاوي'</text:p>
      <text:p text:style-name="P1">Possesive form for 'ليماسول' is 'ليماسولي'</text:p>
      <text:p text:style-name="P1">Possesive form for 'نيقوسيا' is 'نيقوسيّ'</text:p>
      <text:p text:style-name="P1">Successfully processed all 9 Cyprus-قبرص.txt entries</text:p>
      <text:p text:style-name="P1">Possesive form for 'تشيك' is 'تشيكي'</text:p>
      <text:p text:style-name="P1">Possesive form for 'أولوموتس' is 'أولوموتسي'</text:p>
      <text:p text:style-name="P1">Possesive form for 'أوسترافا' is 'أوسترافاوي'</text:p>
      <text:p text:style-name="P1">Possesive form for 'براغ' is 'براغي'</text:p>
      <text:p text:style-name="P1">Possesive form for 'برنو' is 'برنوي'</text:p>
      <text:p text:style-name="P1">Possesive form for 'بيلزن' is 'بيلزني'</text:p>
      <text:p text:style-name="P1">Possesive form for 'دشكوف' is 'دشكوفي'</text:p>
      <text:p text:style-name="P1">Possesive form for 'فالاشسكي ميزيريتشي' is 'فالاشسكي ميزيريتشيّ'</text:p>
      <text:p text:style-name="P1">Possesive form for 'ليبيريتس' is 'ليبيريتسي'</text:p>
      <text:p text:style-name="P1">Successfully processed all 15 Czech-تشيك.txt entries</text:p>
      <text:p text:style-name="P1">Possesive form for 'دنمارك' is 'دنماركي'</text:p>
      <text:p text:style-name="P1">Possesive form for 'آرهوس' is 'آرهوسي'</text:p>
      <text:p text:style-name="P1">Possesive form for 'أودنسه' is 'أودنسهي'</text:p>
      <text:p text:style-name="P1">Possesive form for 'فانلوسي' is 'فانلوسيّ'</text:p>
      <text:p text:style-name="P1">Possesive form for 'كوبنهاغن' is 'كوبنهاغني'</text:p>
      <text:p text:style-name="P1">Possesive form for 'نوك' is 'نوكي'</text:p>
      <text:p text:style-name="P1">Successfully processed all 10 Denmark-الدنمارك.txt entries</text:p>
      <text:p text:style-name="P1">Possesive form for 'انكلترا' is 'انكلتراوي'</text:p>
      <text:p text:style-name="P1">Possesive form for 'أولدهام' is 'أولدهامي'</text:p>
      <text:p text:style-name="P1">Possesive form for 'إبسويتش' is 'إبسويتشي'</text:p>
      <text:p text:style-name="P1">Possesive form for 'إكسيتر' is 'إكسيتري'</text:p>
      <text:p text:style-name="P1">Possesive form for 'أكسفورد' is 'أكسفوردي'</text:p>
      <text:p text:style-name="P1">Possesive form for 'باث' is 'باثي'</text:p>
      <text:p text:style-name="P1">Possesive form for 'بارنزلي' is 'بارنزليّ'</text:p>
      <text:p text:style-name="P1">Possesive form for 'برايتون' is 'برايتوني'</text:p>
      <text:p text:style-name="P1">Possesive form for 'برمينغهام' is 'برمينغهامي'</text:p>
      <text:p text:style-name="P1">Possesive form for 'بريستول' is 'بريستولي'</text:p>
      <text:p text:style-name="P1"><text:soft-page-break/>Possesive form for 'بلاكبول' is 'بلاكبولي'</text:p>
      <text:p text:style-name="P1">Possesive form for 'بليموث' is 'بليموثي'</text:p>
      <text:p text:style-name="P1">Possesive form for 'بورتسموث' is 'بورتسموثي'</text:p>
      <text:p text:style-name="P1">Possesive form for 'بورنموث' is 'بورنموثي'</text:p>
      <text:p text:style-name="P1">Possesive form for 'تروبردج' is 'تروبردجي'</text:p>
      <text:p text:style-name="P1">Possesive form for 'تشبنهام' is 'تشبنهامي'</text:p>
      <text:p text:style-name="P1">Possesive form for 'جيلفورد' is 'جيلفوردي'</text:p>
      <text:p text:style-name="P1">Possesive form for 'درهام' is 'درهامي'</text:p>
      <text:p text:style-name="P1">Possesive form for 'دوفر' is 'دوفري'</text:p>
      <text:p text:style-name="P1">Possesive form for 'ديربي ' is 'ديربي ي'</text:p>
      <text:p text:style-name="P1">Possesive form for 'شفيلد' is 'شفيلدي'</text:p>
      <text:p text:style-name="P1">Possesive form for 'غرينيتش' is 'غرينيتشي'</text:p>
      <text:p text:style-name="P1">Possesive form for 'غلوشستر' is 'غلوشستري'</text:p>
      <text:p text:style-name="P1">Possesive form for 'كامبريدج ' is 'كامبريدج ي'</text:p>
      <text:p text:style-name="P1">Possesive form for 'كان ' is 'كان ي'</text:p>
      <text:p text:style-name="P1">Possesive form for 'كانتربيري' is 'كانتربيريّ'</text:p>
      <text:p text:style-name="P1">Possesive form for 'كوفنتري' is 'كوفنتريّ'</text:p>
      <text:p text:style-name="P1">Possesive form for 'كولشيستر' is 'كولشيستري'</text:p>
      <text:p text:style-name="P1">Possesive form for 'لندن' is 'لندني'</text:p>
      <text:p text:style-name="P1">Possesive form for 'ليدز' is 'ليدزي'</text:p>
      <text:p text:style-name="P1">Possesive form for 'ليستر' is 'ليستري'</text:p>
      <text:p text:style-name="P1">Possesive form for 'ليفربول' is 'ليفربولي'</text:p>
      <text:p text:style-name="P1">Possesive form for 'مالكشم' is 'مالكشمي'</text:p>
      <text:p text:style-name="P1">Possesive form for 'مانشستر' is 'مانشستري'</text:p>
      <text:p text:style-name="P1">Possesive form for 'مدينة لندن' is 'مدينة لندني'</text:p>
      <text:p text:style-name="P1">Possesive form for 'ميدلزبره' is 'ميدلزبرهي'</text:p>
      <text:p text:style-name="P1">Possesive form for 'نوتنغهام' is 'نوتنغهامي'</text:p>
      <text:p text:style-name="P1">Possesive form for 'نورويتش' is 'نورويتشي'</text:p>
      <text:p text:style-name="P1">Possesive form for 'نيوكاسل أبون تاين' is 'نيوكاسل أبون تايني'</text:p>
      <text:p text:style-name="P1">Possesive form for 'هيستنغس' is 'هيستنغسي'</text:p>
      <text:p text:style-name="P1">Possesive form for 'وارويك' is 'وارويكي'</text:p>
      <text:p text:style-name="P1">Possesive form for 'ويسبري، ويلتشير' is 'ويسبري، ويلتشيري'</text:p>
      <text:p text:style-name="P1">Possesive form for 'ويلتشير' is 'ويلتشيري'</text:p>
      <text:p text:style-name="P1">Possesive form for 'يورك' is 'يوركي'</text:p>
      <text:p text:style-name="P1">Successfully processed all 60 England-انكلترا.txt entries</text:p>
      <text:p text:style-name="P1">Possesive form for 'فنلندا' is 'فنلنداوي'</text:p>
      <text:p text:style-name="P1">Possesive form for 'أوسيكاوبونكي' is 'أوسيكاوبونكيّ'</text:p>
      <text:p text:style-name="P1">Possesive form for 'أولو' is 'أولوي'</text:p>
      <text:p text:style-name="P1">Possesive form for 'إسبو' is 'إسبوي'</text:p>
      <text:p text:style-name="P1">Possesive form for 'بورفو' is 'بورفوي'</text:p>
      <text:p text:style-name="P1">Possesive form for 'بوري ' is 'بوري ي'</text:p>
      <text:p text:style-name="P1">Possesive form for 'تامبيري' is 'تامبيريّ'</text:p>
      <text:p text:style-name="P1">Possesive form for 'توركو' is 'توركوي'</text:p>
      <text:p text:style-name="P1">Possesive form for 'راوما' is 'راوماوي'</text:p>
      <text:p text:style-name="P1">Possesive form for 'روفانييمي' is 'روفانييميّ'</text:p>
      <text:p text:style-name="P1">Possesive form for 'سينايوكي' is 'سينايوكيّ'</text:p>
      <text:p text:style-name="P1">Possesive form for 'فاسا' is 'فاساوي'</text:p>
      <text:p text:style-name="P1">Possesive form for 'كوتكا' is 'كوتكاوي'</text:p>
      <text:p text:style-name="P1"><text:soft-page-break/>Possesive form for 'كوفولا' is 'كوفولاوي'</text:p>
      <text:p text:style-name="P1">Possesive form for 'كووبيو' is 'كووبيوي'</text:p>
      <text:p text:style-name="P1">Possesive form for 'لابينرنتا' is 'لابينرنتاوي'</text:p>
      <text:p text:style-name="P1">Possesive form for 'لاهتي' is 'لاهتيّ'</text:p>
      <text:p text:style-name="P1">Possesive form for 'لوهيا' is 'لوهيّ'</text:p>
      <text:p text:style-name="P1">Possesive form for 'ميكيلي' is 'ميكيليّ'</text:p>
      <text:p text:style-name="P1">Possesive form for 'هامينلينا' is 'هامينليناوي'</text:p>
      <text:p text:style-name="P1">Possesive form for 'هلسنكي' is 'هلسنكيّ'</text:p>
      <text:p text:style-name="P1">Possesive form for 'هوفينكا' is 'هوفينكاوي'</text:p>
      <text:p text:style-name="P1">Possesive form for 'يوفاسكولا' is 'يوفاسكولاوي'</text:p>
      <text:p text:style-name="P1">Possesive form for 'يوينسو' is 'يوينسوي'</text:p>
      <text:p text:style-name="P1">Successfully processed all 36 Finland-فنلندا.txt entries</text:p>
      <text:p text:style-name="P1">Possesive form for 'فرنسا' is 'فرنساوي'</text:p>
      <text:p text:style-name="P1">Possesive form for 'أباتو' is 'أباتوي'</text:p>
      <text:p text:style-name="P1">Possesive form for 'أجان' is 'أجاني'</text:p>
      <text:p text:style-name="P1">Possesive form for 'أرفيل سين ومارن' is 'أرفيل سين ومارني'</text:p>
      <text:p text:style-name="P1">Possesive form for 'أرفيل لوار و شير' is 'أرفيل لوار و شيري'</text:p>
      <text:p text:style-name="P1">Possesive form for 'أستلي' is 'أستليّ'</text:p>
      <text:p text:style-name="P1">Possesive form for 'ألبي' is 'ألبيّ'</text:p>
      <text:p text:style-name="P1">Possesive form for 'أنيسي' is 'أنيسيّ'</text:p>
      <text:p text:style-name="P1">Possesive form for 'أورليون' is 'أورليوني'</text:p>
      <text:p text:style-name="P1">Possesive form for 'أوزات-لو-كومبيلي' is 'أوزات-لو-كومبيليّ'</text:p>
      <text:p text:style-name="P1">Possesive form for 'أوزات' is 'أوزاتي'</text:p>
      <text:p text:style-name="P1">Possesive form for 'أوسير' is 'أوسيري'</text:p>
      <text:p text:style-name="P1">Possesive form for 'أولينز' is 'أولينزي'</text:p>
      <text:p text:style-name="P1">Possesive form for 'إبينال' is 'إبينالي'</text:p>
      <text:p text:style-name="P1">Possesive form for 'إكسينكورت' is 'إكسينكورتي'</text:p>
      <text:p text:style-name="P1">Possesive form for 'إيسولاسيو دي فيوموربوت' is 'إيسولاسيو دي فيوموربوتي'</text:p>
      <text:p text:style-name="P1">Possesive form for 'إيفيان' is 'إيفياني'</text:p>
      <text:p text:style-name="P1">Possesive form for 'إييكولان' is 'إييكولاني'</text:p>
      <text:p text:style-name="P1">Possesive form for 'باريس' is 'باريسي'</text:p>
      <text:p text:style-name="P1">Possesive form for 'باستيا' is 'باستيّ'</text:p>
      <text:p text:style-name="P1">Possesive form for 'باليزو' is 'باليزوي'</text:p>
      <text:p text:style-name="P1">Possesive form for 'بايو' is 'بايوي'</text:p>
      <text:p text:style-name="P1">Possesive form for 'بايون' is 'بايوني'</text:p>
      <text:p text:style-name="P1">Possesive form for 'بريست ' is 'بريست ي'</text:p>
      <text:p text:style-name="P1">Possesive form for 'بلفور' is 'بلفوري'</text:p>
      <text:p text:style-name="P1">Possesive form for 'بواتييه' is 'بواتييهي'</text:p>
      <text:p text:style-name="P1">Possesive form for 'بوردو' is 'بوردوي'</text:p>
      <text:p text:style-name="P1">Possesive form for 'بورغ أتشارد' is 'بورغ أتشاردي'</text:p>
      <text:p text:style-name="P1">Possesive form for 'بيرناي' is 'بيرنايّ'</text:p>
      <text:p text:style-name="P1">Possesive form for 'بيزيرز' is 'بيزيرزي'</text:p>
      <text:p text:style-name="P1">Possesive form for 'بيليفيل' is 'بيليفيلي'</text:p>
      <text:p text:style-name="P1">Possesive form for 'تروا' is 'تروي'</text:p>
      <text:p text:style-name="P1">Possesive form for 'تشامبيري' is 'تشامبيريّ'</text:p>
      <text:p text:style-name="P1">Possesive form for 'تور ' is 'تور ي'</text:p>
      <text:p text:style-name="P1">Possesive form for 'توركوينغ' is 'توركوينغي'</text:p>
      <text:p text:style-name="P1">Possesive form for 'تولوز' is 'تولوزي'</text:p>
      <text:p text:style-name="P1"><text:soft-page-break/>Possesive form for 'جبل القديس ميشيل' is 'جبل القديس ميشيلي'</text:p>
      <text:p text:style-name="P1">Possesive form for 'دالهوندين' is 'دالهونديني'</text:p>
      <text:p text:style-name="P1">Possesive form for 'دونتشيري' is 'دونتشيريّ'</text:p>
      <text:p text:style-name="P1">Possesive form for 'دونكيرك' is 'دونكيركي'</text:p>
      <text:p text:style-name="P1">Possesive form for 'دويه' is 'دويهي'</text:p>
      <text:p text:style-name="P1">Possesive form for 'ديسين-شاربو' is 'ديسين-شاربوي'</text:p>
      <text:p text:style-name="P1">Possesive form for 'ديسين' is 'ديسيني'</text:p>
      <text:p text:style-name="P1">Possesive form for 'رافينيل' is 'رافينيلي'</text:p>
      <text:p text:style-name="P1">Possesive form for 'رانس' is 'رانسي'</text:p>
      <text:p text:style-name="P1">Possesive form for 'روان' is 'رواني'</text:p>
      <text:p text:style-name="P1">Possesive form for 'رونشام' is 'رونشامي'</text:p>
      <text:p text:style-name="P1">Possesive form for 'رين' is 'ريني'</text:p>
      <text:p text:style-name="P1">Possesive form for 'ريوم' is 'ريومي'</text:p>
      <text:p text:style-name="P1">Possesive form for 'سانت إتيان' is 'سانت إتياني'</text:p>
      <text:p text:style-name="P1">Possesive form for 'سانت بريست' is 'سانت بريستي'</text:p>
      <text:p text:style-name="P1">Possesive form for 'سانت بريوك' is 'سانت بريوكي'</text:p>
      <text:p text:style-name="P1">Possesive form for 'سانت رافاييل' is 'سانت رافاييلي'</text:p>
      <text:p text:style-name="P1">Possesive form for 'سانت سير إكول' is 'سانت سير إكولي'</text:p>
      <text:p text:style-name="P1">Possesive form for 'سانت فالير' is 'سانت فاليري'</text:p>
      <text:p text:style-name="P1">Possesive form for 'سانتس' is 'سانتسي'</text:p>
      <text:p text:style-name="P1">Possesive form for 'ستراسبورغ' is 'ستراسبورغي'</text:p>
      <text:p text:style-name="P1">Possesive form for 'سرغومين' is 'سرغوميني'</text:p>
      <text:p text:style-name="P1">Possesive form for 'سواسون' is 'سواسوني'</text:p>
      <text:p text:style-name="P1">Possesive form for 'سينت دي' is 'سينت ديّ'</text:p>
      <text:p text:style-name="P1">Possesive form for 'شامبيني سور مارني' is 'شامبيني سور مارنيّ'</text:p>
      <text:p text:style-name="P1">Possesive form for 'صوفيا أنتيبوليس' is 'صوفيا أنتيبوليسي'</text:p>
      <text:p text:style-name="P1">Possesive form for 'طولون' is 'طولوني'</text:p>
      <text:p text:style-name="P1">Possesive form for 'غارداني' is 'غاردانيّ'</text:p>
      <text:p text:style-name="P1">Possesive form for 'غرونوبل' is 'غرونوبلي'</text:p>
      <text:p text:style-name="P1">Possesive form for 'غيفورز' is 'غيفورزي'</text:p>
      <text:p text:style-name="P1">Possesive form for 'فاليز' is 'فاليزي'</text:p>
      <text:p text:style-name="P1">Possesive form for 'فالينس' is 'فالينسي'</text:p>
      <text:p text:style-name="P1">Possesive form for 'فرساي' is 'فرسايّ'</text:p>
      <text:p text:style-name="P1">Possesive form for 'فرنسا الجديدة' is 'فرنسا الجديدي'</text:p>
      <text:p text:style-name="P1">Possesive form for 'فندرانج' is 'فندرانجي'</text:p>
      <text:p text:style-name="P1">Possesive form for 'فيتري' is 'فيتريّ'</text:p>
      <text:p text:style-name="P1">Possesive form for 'فيردان' is 'فيرداني'</text:p>
      <text:p text:style-name="P1">Possesive form for 'فيشي' is 'فيشيّ'</text:p>
      <text:p text:style-name="P1">Possesive form for 'فيفيرز' is 'فيفيرزي'</text:p>
      <text:p text:style-name="P1">Possesive form for 'فيلبينتي' is 'فيلبينتيّ'</text:p>
      <text:p text:style-name="P1">Possesive form for 'فيلوربان' is 'فيلورباني'</text:p>
      <text:p text:style-name="P1">Possesive form for 'قائمة مدن فرنسا' is 'قائمة مدن فرنساوي'</text:p>
      <text:p text:style-name="P1">Possesive form for 'قرقشونه' is 'قرقشونهي'</text:p>
      <text:p text:style-name="P1">Possesive form for 'كارنوليس' is 'كارنوليسي'</text:p>
      <text:p text:style-name="P1">Possesive form for 'كامبراي' is 'كامبرايّ'</text:p>
      <text:p text:style-name="P1">Possesive form for 'كان ' is 'كان ي'</text:p>
      <text:p text:style-name="P1">Possesive form for 'كلوني' is 'كلونيّ'</text:p>
      <text:p text:style-name="P1">Possesive form for 'كولمار' is 'كولماري'</text:p>
      <text:p text:style-name="P1"><text:soft-page-break/>Possesive form for 'كيونزير' is 'كيونزيري'</text:p>
      <text:p text:style-name="P1">Possesive form for 'لا روشيل' is 'لا روشيلي'</text:p>
      <text:p text:style-name="P1">Possesive form for 'لانيون' is 'لانيوني'</text:p>
      <text:p text:style-name="P1">Possesive form for 'لو مان' is 'لو ماني'</text:p>
      <text:p text:style-name="P1">Possesive form for 'لو هافر' is 'لو هافري'</text:p>
      <text:p text:style-name="P1">Possesive form for 'لورد ' is 'لورد ي'</text:p>
      <text:p text:style-name="P1">Possesive form for 'لوردز' is 'لوردزي'</text:p>
      <text:p text:style-name="P1">Possesive form for 'لوكوتو' is 'لوكوتوي'</text:p>
      <text:p text:style-name="P1">Possesive form for 'ليل ' is 'ليل ي'</text:p>
      <text:p text:style-name="P1">Possesive form for 'ليموج' is 'ليموجي'</text:p>
      <text:p text:style-name="P1">Possesive form for 'ليون ' is 'ليون ي'</text:p>
      <text:p text:style-name="P1">Possesive form for 'ماكون' is 'ماكوني'</text:p>
      <text:p text:style-name="P1">Possesive form for 'متز' is 'متزي'</text:p>
      <text:p text:style-name="P1">Possesive form for 'مرسيليا' is 'مرسيليّ'</text:p>
      <text:p text:style-name="P1">Possesive form for 'مونبيلييه' is 'مونبيلييهي'</text:p>
      <text:p text:style-name="P1">Possesive form for 'مونتارغيس' is 'مونتارغيسي'</text:p>
      <text:p text:style-name="P1">Possesive form for 'مونتيبيليارد' is 'مونتيبيلياردي'</text:p>
      <text:p text:style-name="P1">Possesive form for 'موهون' is 'موهوني'</text:p>
      <text:p text:style-name="P1">Possesive form for 'نانت' is 'نانتي'</text:p>
      <text:p text:style-name="P1">Possesive form for 'نانسي' is 'نانسيّ'</text:p>
      <text:p text:style-name="P1">Possesive form for 'نمور' is 'نموري'</text:p>
      <text:p text:style-name="P1">Possesive form for 'نيس' is 'نيسي'</text:p>
      <text:p text:style-name="P1">Possesive form for 'نيم' is 'نيمي'</text:p>
      <text:p text:style-name="P1">Possesive form for 'نيور' is 'نيوري'</text:p>
      <text:p text:style-name="P1">Possesive form for 'نيويلي سور مارني' is 'نيويلي سور مارنيّ'</text:p>
      <text:p text:style-name="P1">Successfully processed all 126 France-فرنسا.txt entries</text:p>
      <text:p text:style-name="P1">Possesive form for 'ألمانيا' is 'ألمانيّ'</text:p>
      <text:p text:style-name="P1">Possesive form for 'آخن' is 'آخني'</text:p>
      <text:p text:style-name="P1">Possesive form for 'آوغسبورغ' is 'آوغسبورغي'</text:p>
      <text:p text:style-name="P1">Possesive form for 'أسنابروك' is 'أسنابروكي'</text:p>
      <text:p text:style-name="P1">Possesive form for 'ألبختن' is 'ألبختني'</text:p>
      <text:p text:style-name="P1">Possesive form for 'أوبرهاوزن' is 'أوبرهاوزني'</text:p>
      <text:p text:style-name="P1">Possesive form for 'أولدنبورغ' is 'أولدنبورغي'</text:p>
      <text:p text:style-name="P1">Possesive form for 'أولسن' is 'أولسني'</text:p>
      <text:p text:style-name="P1">Possesive form for 'أولم' is 'أولمي'</text:p>
      <text:p text:style-name="P1">Possesive form for 'أيسلبن' is 'أيسلبني'</text:p>
      <text:p text:style-name="P1">Possesive form for 'إبنبورن' is 'إبنبورني'</text:p>
      <text:p text:style-name="P1">Possesive form for 'إرفورت' is 'إرفورتي'</text:p>
      <text:p text:style-name="P1">Possesive form for 'إسن' is 'إسني'</text:p>
      <text:p text:style-name="P1">Possesive form for 'إمدن' is 'إمدني'</text:p>
      <text:p text:style-name="P1">Possesive form for 'باد هاغزبورغ' is 'باد هاغزبورغي'</text:p>
      <text:p text:style-name="P1">Possesive form for 'بادربورن' is 'بادربورني'</text:p>
      <text:p text:style-name="P1">Possesive form for 'بايرويت' is 'بايرويتي'</text:p>
      <text:p text:style-name="P1">Possesive form for 'براونشفايغ' is 'براونشفايغي'</text:p>
      <text:p text:style-name="P1">Possesive form for 'برلين' is 'برليني'</text:p>
      <text:p text:style-name="P1">Possesive form for 'بريمن ' is 'بريمن ي'</text:p>
      <text:p text:style-name="P1">Possesive form for 'بوتسدام' is 'بوتسدامي'</text:p>
      <text:p text:style-name="P1">Possesive form for 'بوخوم' is 'بوخومي'</text:p>
      <text:p text:style-name="P1"><text:soft-page-break/>Possesive form for 'بون' is 'بوني'</text:p>
      <text:p text:style-name="P1">Possesive form for 'بيليفيلد' is 'بيليفيلدي'</text:p>
      <text:p text:style-name="P1">Possesive form for 'ترير' is 'تريري'</text:p>
      <text:p text:style-name="P1">Possesive form for 'تسيليه' is 'تسيليهي'</text:p>
      <text:p text:style-name="P1">Possesive form for 'جوتنجن' is 'جوتنجني'</text:p>
      <text:p text:style-name="P1">Possesive form for 'دارمشتات' is 'دارمشتاتي'</text:p>
      <text:p text:style-name="P1">Possesive form for 'دريسدن' is 'دريسدني'</text:p>
      <text:p text:style-name="P1">Possesive form for 'دورتموند' is 'دورتموندي'</text:p>
      <text:p text:style-name="P1">Possesive form for 'دوسلدورف' is 'دوسلدورفي'</text:p>
      <text:p text:style-name="P1">Possesive form for 'دوناوشينغن' is 'دوناوشينغني'</text:p>
      <text:p text:style-name="P1">Possesive form for 'دويسبورغ' is 'دويسبورغي'</text:p>
      <text:p text:style-name="P1">Possesive form for 'راستات' is 'راستاتي'</text:p>
      <text:p text:style-name="P1">Possesive form for 'راينه' is 'راينهي'</text:p>
      <text:p text:style-name="P1">Possesive form for 'روستوك' is 'روستوكي'</text:p>
      <text:p text:style-name="P1">Possesive form for 'ريغنسبورغ' is 'ريغنسبورغي'</text:p>
      <text:p text:style-name="P1">Possesive form for 'زالتسغيتر' is 'زالتسغيتري'</text:p>
      <text:p text:style-name="P1">Possesive form for 'ساربروكن' is 'ساربروكني'</text:p>
      <text:p text:style-name="P1">Possesive form for 'سولينغن' is 'سولينغني'</text:p>
      <text:p text:style-name="P1">Possesive form for 'شاله' is 'شالهي'</text:p>
      <text:p text:style-name="P1">Possesive form for 'شتاده' is 'شتادهي'</text:p>
      <text:p text:style-name="P1">Possesive form for 'شتوتغارت' is 'شتوتغارتي'</text:p>
      <text:p text:style-name="P1">Possesive form for 'غلوكسبورغ' is 'غلوكسبورغي'</text:p>
      <text:p text:style-name="P1">Possesive form for 'غيسن' is 'غيسني'</text:p>
      <text:p text:style-name="P1">Possesive form for 'غيلسنكيرشن' is 'غيلسنكيرشني'</text:p>
      <text:p text:style-name="P1">Possesive form for 'فايمار' is 'فايماري'</text:p>
      <text:p text:style-name="P1">Possesive form for 'فرانكفورت' is 'فرانكفورتي'</text:p>
      <text:p text:style-name="P1">Possesive form for 'فرايبورغ' is 'فرايبورغي'</text:p>
      <text:p text:style-name="P1">Possesive form for 'فلنسبورغ' is 'فلنسبورغي'</text:p>
      <text:p text:style-name="P1">Possesive form for 'فوبرتال' is 'فوبرتالي'</text:p>
      <text:p text:style-name="P1">Possesive form for 'فورتسبورغ' is 'فورتسبورغي'</text:p>
      <text:p text:style-name="P1">Possesive form for 'فورمس' is 'فورمسي'</text:p>
      <text:p text:style-name="P1">Possesive form for 'فولدا' is 'فولداوي'</text:p>
      <text:p text:style-name="P1">Possesive form for 'فولفسبورغ' is 'فولفسبورغي'</text:p>
      <text:p text:style-name="P1">Possesive form for 'فيتن' is 'فيتني'</text:p>
      <text:p text:style-name="P1">Possesive form for 'فيلهيلمسهافن' is 'فيلهيلمسهافني'</text:p>
      <text:p text:style-name="P1">Possesive form for 'كارلسروه' is 'كارلسروهي'</text:p>
      <text:p text:style-name="P1">Possesive form for 'كاسل' is 'كاسلي'</text:p>
      <text:p text:style-name="P1">Possesive form for 'كريفلد' is 'كريفلدي'</text:p>
      <text:p text:style-name="P1">Possesive form for 'كمينز' is 'كمينزي'</text:p>
      <text:p text:style-name="P1">Possesive form for 'كوبلنس' is 'كوبلنسي'</text:p>
      <text:p text:style-name="P1">Possesive form for 'كوبورغ' is 'كوبورغي'</text:p>
      <text:p text:style-name="P1">Possesive form for 'كوكسهافن' is 'كوكسهافني'</text:p>
      <text:p text:style-name="P1">Possesive form for 'كولونيا' is 'كولونيّ'</text:p>
      <text:p text:style-name="P1">Possesive form for 'كونستانس' is 'كونستانسي'</text:p>
      <text:p text:style-name="P1">Possesive form for 'كيل' is 'كيلي'</text:p>
      <text:p text:style-name="P1">Possesive form for 'كيمنتس' is 'كيمنتسي'</text:p>
      <text:p text:style-name="P1">Possesive form for 'لايبزغ' is 'لايبزغي'</text:p>
      <text:p text:style-name="P1">Possesive form for 'لوبيك' is 'لوبيكي'</text:p>
      <text:p text:style-name="P1"><text:soft-page-break/>Possesive form for 'لودفيغسهافن' is 'لودفيغسهافني'</text:p>
      <text:p text:style-name="P1">Possesive form for 'لونيبورغ' is 'لونيبورغي'</text:p>
      <text:p text:style-name="P1">Possesive form for 'ليفركوزن' is 'ليفركوزني'</text:p>
      <text:p text:style-name="P1">Possesive form for 'ماربورغ' is 'ماربورغي'</text:p>
      <text:p text:style-name="P1">Possesive form for 'ماسن' is 'ماسني'</text:p>
      <text:p text:style-name="P1">Possesive form for 'ماغديبورغ' is 'ماغديبورغي'</text:p>
      <text:p text:style-name="P1">Possesive form for 'مانهايم' is 'مانهايمي'</text:p>
      <text:p text:style-name="P1">Possesive form for 'ماينتس' is 'ماينتسي'</text:p>
      <text:p text:style-name="P1">Possesive form for 'مندن' is 'مندني'</text:p>
      <text:p text:style-name="P1">Possesive form for 'مورتس' is 'مورتسي'</text:p>
      <text:p text:style-name="P1">Possesive form for 'مولهاوزن ' is 'مولهاوزن ي'</text:p>
      <text:p text:style-name="P1">Possesive form for 'مولهايم' is 'مولهايمي'</text:p>
      <text:p text:style-name="P1">Possesive form for 'مونستر' is 'مونستري'</text:p>
      <text:p text:style-name="P1">Possesive form for 'مونسترمايفلد' is 'مونسترمايفلدي'</text:p>
      <text:p text:style-name="P1">Possesive form for 'مونشنغلادباخ' is 'مونشنغلادباخي'</text:p>
      <text:p text:style-name="P1">Possesive form for 'ميونخ' is 'ميونخي'</text:p>
      <text:p text:style-name="P1">Possesive form for 'نورنبيرغ' is 'نورنبيرغي'</text:p>
      <text:p text:style-name="P1">Possesive form for 'نويس' is 'نويسي'</text:p>
      <text:p text:style-name="P1">Possesive form for 'هاغن' is 'هاغني'</text:p>
      <text:p text:style-name="P1">Possesive form for 'هالفيرده' is 'هالفيردهي'</text:p>
      <text:p text:style-name="P1">Possesive form for 'هاله ' is 'هاله ي'</text:p>
      <text:p text:style-name="P1">Possesive form for 'هاله ' is 'هاله ي'</text:p>
      <text:p text:style-name="P1">Possesive form for 'هام ' is 'هام ي'</text:p>
      <text:p text:style-name="P1">Possesive form for 'هانوفر' is 'هانوفري'</text:p>
      <text:p text:style-name="P1">Possesive form for 'هايدلبرغ' is 'هايدلبرغي'</text:p>
      <text:p text:style-name="P1">Possesive form for 'هايلبرون' is 'هايلبروني'</text:p>
      <text:p text:style-name="P1">Possesive form for 'همبورغ' is 'همبورغي'</text:p>
      <text:p text:style-name="P1">Possesive form for 'هوبستن' is 'هوبستني'</text:p>
      <text:p text:style-name="P1">Possesive form for 'هيرنه' is 'هيرنهي'</text:p>
      <text:p text:style-name="P1">Possesive form for 'هيلدسهايم' is 'هيلدسهايمي'</text:p>
      <text:p text:style-name="P1">Possesive form for 'ويتزلا' is 'ويتزلاوي'</text:p>
      <text:p text:style-name="P1">Possesive form for 'ويورسلن' is 'ويورسلني'</text:p>
      <text:p text:style-name="P1">Successfully processed all 121 Germany-ألمانيا.txt entries</text:p>
      <text:p text:style-name="P1">Possesive form for 'يونان' is 'يوناني'</text:p>
      <text:p text:style-name="P1">Possesive form for 'آرتا' is 'آرتاوي'</text:p>
      <text:p text:style-name="P1">Possesive form for 'آرغوس' is 'آرغوسي'</text:p>
      <text:p text:style-name="P1">Possesive form for 'آغيوس ديمتريوس' is 'آغيوس ديمتريوسي'</text:p>
      <text:p text:style-name="P1">Possesive form for 'آغيوس نيكولاوس' is 'آغيوس نيكولاوسي'</text:p>
      <text:p text:style-name="P1">Possesive form for 'آغيي أنارغيري' is 'آغيي أنارغيريّ'</text:p>
      <text:p text:style-name="P1">Possesive form for 'آليموس' is 'آليموسي'</text:p>
      <text:p text:style-name="P1">Possesive form for 'أبديرة' is 'أبديري'</text:p>
      <text:p text:style-name="P1">Possesive form for 'أبسالوس، بيلا' is 'أبسالوس، بيلاوي'</text:p>
      <text:p text:style-name="P1">Possesive form for 'أبولونا، دوديكانيسوس' is 'أبولونا، دوديكانيسوسي'</text:p>
      <text:p text:style-name="P1">Possesive form for 'أبولونيا، كيكلاديس' is 'أبولونيا، كيكلاديسي'</text:p>
      <text:p text:style-name="P1">Possesive form for 'أبيديون، أهيا' is 'أبيديون، أهيّ'</text:p>
      <text:p text:style-name="P1">Possesive form for 'أتالانتي، فثيوتيس' is 'أتالانتي، فثيوتيسي'</text:p>
      <text:p text:style-name="P1">Possesive form for 'أتسيبوبولون، ريثيمني' is 'أتسيبوبولون، ريثيمنيّ'</text:p>
      <text:p text:style-name="P1">Possesive form for 'أتسيكي، ليسفوس' is 'أتسيكي، ليسفوسي'</text:p>
      <text:p text:style-name="P1"><text:soft-page-break/>Possesive form for 'أثيرا، بيلا' is 'أثيرا، بيلاوي'</text:p>
      <text:p text:style-name="P1">Possesive form for 'أثيكيا، كورينثيا' is 'أثيكيا، كورينثيّ'</text:p>
      <text:p text:style-name="P1">Possesive form for 'أخارنيس' is 'أخارنيسي'</text:p>
      <text:p text:style-name="P1">Possesive form for 'أداماس، كيكلاديس' is 'أداماس، كيكلاديسي'</text:p>
      <text:p text:style-name="P1">Possesive form for 'أدرياني، دراما' is 'أدرياني، دراماوي'</text:p>
      <text:p text:style-name="P1">Possesive form for 'أديندرون، ثيسالونيكي' is 'أديندرون، ثيسالونيكيّ'</text:p>
      <text:p text:style-name="P1">Possesive form for 'أراتوس، رودوبي' is 'أراتوس، رودوبيّ'</text:p>
      <text:p text:style-name="P1">Possesive form for 'أرافيسوس، بيلا' is 'أرافيسوس، بيلاوي'</text:p>
      <text:p text:style-name="P1">Possesive form for 'أراكنيون، أرغوليس' is 'أراكنيون، أرغوليسي'</text:p>
      <text:p text:style-name="P1">Possesive form for 'أراكوفا، فويوتيا' is 'أراكوفا، فويوتيّ'</text:p>
      <text:p text:style-name="P1">Possesive form for 'أرتيسيانون، كارديتسا' is 'أرتيسيانون، كارديتساوي'</text:p>
      <text:p text:style-name="P1">Possesive form for 'أرتيمي، أتيكي' is 'أرتيمي، أتيكيّ'</text:p>
      <text:p text:style-name="P1">Possesive form for 'أرداسا، كوزاني' is 'أرداسا، كوزانيّ'</text:p>
      <text:p text:style-name="P1">Possesive form for 'أرريانا، رودوبي' is 'أرريانا، رودوبيّ'</text:p>
      <text:p text:style-name="P1">Possesive form for 'أرسينيون، بيلا' is 'أرسينيون، بيلاوي'</text:p>
      <text:p text:style-name="P1">Possesive form for 'أرغالاستي، ماغنيسيا' is 'أرغالاستي، ماغنيسيّ'</text:p>
      <text:p text:style-name="P1">Possesive form for 'أرغوس أوريستيكون، كاستوريا' is 'أرغوس أوريستيكون، كاستوريّ'</text:p>
      <text:p text:style-name="P1">Possesive form for 'أرغوس، أرغوليس' is 'أرغوس، أرغوليسي'</text:p>
      <text:p text:style-name="P1">Possesive form for 'أرغوستولي' is 'أرغوستوليّ'</text:p>
      <text:p text:style-name="P1">Possesive form for 'أرغيروبولي' is 'أرغيروبوليّ'</text:p>
      <text:p text:style-name="P1">Possesive form for 'أرفارا، ميسينيا' is 'أرفارا، ميسينيّ'</text:p>
      <text:p text:style-name="P1">Possesive form for 'أركالوكوريون، إراكليون' is 'أركالوكوريون، إراكليوني'</text:p>
      <text:p text:style-name="P1">Possesive form for 'أركانجلوس، دوديكانيسوس' is 'أركانجلوس، دوديكانيسوسي'</text:p>
      <text:p text:style-name="P1">Possesive form for 'أركيا أوليمبيا، إليا' is 'أركيا أوليمبيا، إليّ'</text:p>
      <text:p text:style-name="P1">Possesive form for 'أركيا إبيداوروس، أرغوليس' is 'أركيا إبيداوروس، أرغوليسي'</text:p>
      <text:p text:style-name="P1">Possesive form for 'أركيا كورينثوس، كورينثيا' is 'أركيا كورينثوس، كورينثيّ'</text:p>
      <text:p text:style-name="P1">Possesive form for 'أركيو ليماني، كورينثيا' is 'أركيو ليماني، كورينثيّ'</text:p>
      <text:p text:style-name="P1">Possesive form for 'أركيي كليوني، كورينثيا' is 'أركيي كليوني، كورينثيّ'</text:p>
      <text:p text:style-name="P1">Possesive form for 'أرما، فويوتيا' is 'أرما، فويوتيّ'</text:p>
      <text:p text:style-name="P1">Possesive form for 'أرمينوكوريون، فلورينا' is 'أرمينوكوريون، فلوريناوي'</text:p>
      <text:p text:style-name="P1">Possesive form for 'أرمينيون، لاريسا' is 'أرمينيون، لاريساوي'</text:p>
      <text:p text:style-name="P1">Possesive form for 'أرنيا، هالكيديكي' is 'أرنيا، هالكيديكيّ'</text:p>
      <text:p text:style-name="P1">Possesive form for 'أرنيسا، بيلا' is 'أرنيسا، بيلاوي'</text:p>
      <text:p text:style-name="P1">Possesive form for 'أريا، أرغوليس' is 'أريا، أرغوليسي'</text:p>
      <text:p text:style-name="P1">Possesive form for 'أريثوسا، ثيسالونيكي' is 'أريثوسا، ثيسالونيكيّ'</text:p>
      <text:p text:style-name="P1">Possesive form for 'أريديا، بيلا' is 'أريديا، بيلاوي'</text:p>
      <text:p text:style-name="P1">Possesive form for 'أريس، ميسينيا' is 'أريس، ميسينيّ'</text:p>
      <text:p text:style-name="P1">Possesive form for 'أريسفي، رودوبي' is 'أريسفي، رودوبيّ'</text:p>
      <text:p text:style-name="P1">Possesive form for 'أرييراديس، كيركيرا' is 'أرييراديس، كيركيراوي'</text:p>
      <text:p text:style-name="P1">Possesive form for 'أرييروبوليون، لاريسا' is 'أرييروبوليون، لاريساوي'</text:p>
      <text:p text:style-name="P1">Possesive form for 'أسبرطة' is 'أسبرطي'</text:p>
      <text:p text:style-name="P1">Possesive form for 'أسبروبيرغوس' is 'أسبروبيرغوسي'</text:p>
      <text:p text:style-name="P1">Possesive form for 'أسبروس، كيلكيس' is 'أسبروس، كيلكيسي'</text:p>
      <text:p text:style-name="P1">Possesive form for 'أسبروفالتا، ثيسالونيكي' is 'أسبروفالتا، ثيسالونيكيّ'</text:p>
      <text:p text:style-name="P1">Possesive form for 'أستاكوس، أيتوليا كي أكارنانيا' is 'أستاكوس، أيتوليا كي أكارنانيّ'</text:p>
      <text:p text:style-name="P1">Possesive form for 'أستروس، أركاديا' is 'أستروس، أركاديّ'</text:p>
      <text:p text:style-name="P1">Possesive form for 'أستيباليا، دوديكانيسوس' is 'أستيباليا، دوديكانيسوسي'</text:p>
      <text:p text:style-name="P1">Possesive form for 'أسفيستوكوريون، ثيسالونيكي' is 'أسفيستوكوريون، ثيسالونيكيّ'</text:p>
      <text:p text:style-name="P1"><text:soft-page-break/>Possesive form for 'أسكري، فويوتيا' is 'أسكري، فويوتيّ'</text:p>
      <text:p text:style-name="P1">Possesive form for 'أسكوس، ثيسالونيكي' is 'أسكوس، ثيسالونيكيّ'</text:p>
      <text:p text:style-name="P1">Possesive form for 'أسوبوس، لاكونيا' is 'أسوبوس، لاكونيّ'</text:p>
      <text:p text:style-name="P1">Possesive form for 'أسوبيا، فويوتيا' is 'أسوبيا، فويوتيّ'</text:p>
      <text:p text:style-name="P1">Possesive form for 'أسوس، كورينثيا' is 'أسوس، كورينثيّ'</text:p>
      <text:p text:style-name="P1">Possesive form for 'أسيروس، ثيسالونيكي' is 'أسيروس، ثيسالونيكيّ'</text:p>
      <text:p text:style-name="P1">Possesive form for 'أسيميون، إراكليون' is 'أسيميون، إراكليوني'</text:p>
      <text:p text:style-name="P1">Possesive form for 'أسيني، أرغوليس' is 'أسيني، أرغوليسي'</text:p>
      <text:p text:style-name="P1">Possesive form for 'أغرا، ليسفوس' is 'أغرا، ليسفوسي'</text:p>
      <text:p text:style-name="P1">Possesive form for 'أغراس، بيلا' is 'أغراس، بيلاوي'</text:p>
      <text:p text:style-name="P1">Possesive form for 'أغرافا، إفريتانيا' is 'أغرافا، إفريتانيّ'</text:p>
      <text:p text:style-name="P1">Possesive form for 'أغريا، ماغنيسيا' is 'أغريا، ماغنيسيّ'</text:p>
      <text:p text:style-name="P1">Possesive form for 'أغرينيو' is 'أغرينيوي'</text:p>
      <text:p text:style-name="P1">Possesive form for 'أغنانتيرون، كارديتسا' is 'أغنانتيرون، كارديتساوي'</text:p>
      <text:p text:style-name="P1">Possesive form for 'أغيا باراسكيفي' is 'أغيا باراسكيفيّ'</text:p>
      <text:p text:style-name="P1">Possesive form for 'أفاتون، كسانثي' is 'أفاتون، كسانثيّ'</text:p>
      <text:p text:style-name="P1">Possesive form for 'أفانتو، دوديكانيسوس' is 'أفانتو، دوديكانيسوسي'</text:p>
      <text:p text:style-name="P1">Possesive form for 'أفديرا، كسانثي' is 'أفديرا، كسانثيّ'</text:p>
      <text:p text:style-name="P1">Possesive form for 'أفرا، كيركيرا' is 'أفرا، كيركيراوي'</text:p>
      <text:p text:style-name="P1">Possesive form for 'أفراشن، إففويا' is 'أفراشن، إففويّ'</text:p>
      <text:p text:style-name="P1">Possesive form for 'أفلون' is 'أفلوني'</text:p>
      <text:p text:style-name="P1">Possesive form for 'أفيتوس، هالكيديكي' is 'أفيتوس، هالكيديكيّ'</text:p>
      <text:p text:style-name="P1">Possesive form for 'أفيدني، أتيكي' is 'أفيدني، أتيكيّ'</text:p>
      <text:p text:style-name="P1">Possesive form for 'أكارني، أتيكي' is 'أكارني، أتيكيّ'</text:p>
      <text:p text:style-name="P1">Possesive form for 'أكتيو، أهيا' is 'أكتيو، أهيّ'</text:p>
      <text:p text:style-name="P1">Possesive form for 'أكراتا، أهيا' is 'أكراتا، أهيّ'</text:p>
      <text:p text:style-name="P1">Possesive form for 'أكروليمني، بيلا' is 'أكروليمني، بيلاوي'</text:p>
      <text:p text:style-name="P1">Possesive form for 'أكريفنيون، فويوتيا' is 'أكريفنيون، فويوتيّ'</text:p>
      <text:p text:style-name="P1">Possesive form for 'أكريني، كوزاني' is 'أكريني، كوزانيّ'</text:p>
      <text:p text:style-name="P1">Possesive form for 'أكسوس، بيلا' is 'أكسوس، بيلاوي'</text:p>
      <text:p text:style-name="P1">Possesive form for 'أكسيوبولي، كيلكيس' is 'أكسيوبولي، كيلكيسي'</text:p>
      <text:p text:style-name="P1">Possesive form for 'أكينوس، فثيوتيس' is 'أكينوس، فثيوتيسي'</text:p>
      <text:p text:style-name="P1">Possesive form for 'ألفيوسا، إليا' is 'ألفيوسا، إليّ'</text:p>
      <text:p text:style-name="P1">Possesive form for 'ألكساندريا' is 'ألكساندريّ'</text:p>
      <text:p text:style-name="P1">Possesive form for 'ألميروس' is 'ألميروسي'</text:p>
      <text:p text:style-name="P1">Possesive form for 'ألونيا، بيريا' is 'ألونيا، بيريّ'</text:p>
      <text:p text:style-name="P1">Possesive form for 'ألي ميريا، ماغنيسيا' is 'ألي ميريا، ماغنيسيّ'</text:p>
      <text:p text:style-name="P1">Possesive form for 'أليارتوس، فويوتيا' is 'أليارتوس، فويوتيّ'</text:p>
      <text:p text:style-name="P1">Possesive form for 'أليبو، كيركيرا' is 'أليبو، كيركيراوي'</text:p>
      <text:p text:style-name="P1">Possesive form for 'أليستراتي، سيرري' is 'أليستراتي، سيرريّ'</text:p>
      <text:p text:style-name="P1">Possesive form for 'أليفيريون، إففويا' is 'أليفيريون، إففويّ'</text:p>
      <text:p text:style-name="P1">Possesive form for 'أليكساندروبولي' is 'أليكساندروبوليّ'</text:p>
      <text:p text:style-name="P1">Possesive form for 'أماروشن، أتيكي' is 'أماروشن، أتيكيّ'</text:p>
      <text:p text:style-name="P1">Possesive form for 'أماكساديس، رودوبي' is 'أماكساديس، رودوبيّ'</text:p>
      <text:p text:style-name="P1">Possesive form for 'أماليابوليس، ماغنيسيا' is 'أماليابوليس، ماغنيسيّ'</text:p>
      <text:p text:style-name="P1">Possesive form for 'أمالياذا' is 'أمالياذاوي'</text:p>
      <text:p text:style-name="P1">Possesive form for 'أمبيلاكيا، أتيكي' is 'أمبيلاكيا، أتيكيّ'</text:p>
      <text:p text:style-name="P1">Possesive form for 'أمبيلوكيبوي، زاكينثوس' is 'أمبيلوكيبوي، زاكينثوسي'</text:p>
      <text:p text:style-name="P1"><text:soft-page-break/>Possesive form for 'أمبيلوكيبي' is 'أمبيلوكيبيّ'</text:p>
      <text:p text:style-name="P1">Possesive form for 'أمبيلون، لاريسا' is 'أمبيلون، لاريساوي'</text:p>
      <text:p text:style-name="P1">Possesive form for 'أمبيلوي، سيرري' is 'أمبيلوي، سيرريّ'</text:p>
      <text:p text:style-name="P1">Possesive form for 'أمبيليي، بيلا' is 'أمبيليي، بيلاوي'</text:p>
      <text:p text:style-name="P1">Possesive form for 'أمفيسا' is 'أمفيساوي'</text:p>
      <text:p text:style-name="P1">Possesive form for 'أمفيكليا، فثيوتيس' is 'أمفيكليا، فثيوتيسي'</text:p>
      <text:p text:style-name="P1">Possesive form for 'أموديا، سيرري' is 'أموديا، سيرريّ'</text:p>
      <text:p text:style-name="P1">Possesive form for 'أموكوريون، فلورينا' is 'أموكوريون، فلوريناوي'</text:p>
      <text:p text:style-name="P1">Possesive form for 'أميسيانا، كافالا' is 'أميسيانا، كافالاوي'</text:p>
      <text:p text:style-name="P1">Possesive form for 'أميغداليون، كافالا' is 'أميغداليون، كافالاوي'</text:p>
      <text:p text:style-name="P1">Possesive form for 'أمينتيون، فلورينا' is 'أمينتيون، فلوريناوي'</text:p>
      <text:p text:style-name="P1">Possesive form for 'أناتولي، إوانينا' is 'أناتولي، إوانيناوي'</text:p>
      <text:p text:style-name="P1">Possesive form for 'أناتوليكون، ثيسالونيكي' is 'أناتوليكون، ثيسالونيكيّ'</text:p>
      <text:p text:style-name="P1">Possesive form for 'أناتوليكون، كوزاني' is 'أناتوليكون، كوزانيّ'</text:p>
      <text:p text:style-name="P1">Possesive form for 'أنارراكي، كوزاني' is 'أنارراكي، كوزانيّ'</text:p>
      <text:p text:style-name="P1">Possesive form for 'أنافرا، كارديتسا' is 'أنافرا، كارديتساوي'</text:p>
      <text:p text:style-name="P1">Possesive form for 'أنافرا، ماغنيسيا' is 'أنافرا، ماغنيسيّ'</text:p>
      <text:p text:style-name="P1">Possesive form for 'أنافيسوس، أتيكي' is 'أنافيسوس، أتيكيّ'</text:p>
      <text:p text:style-name="P1">Possesive form for 'أناكاسيا، ماغنيسيا' is 'أناكاسيا، ماغنيسيّ'</text:p>
      <text:p text:style-name="P1">Possesive form for 'أناليبسيس، إراكليون' is 'أناليبسيس، إراكليوني'</text:p>
      <text:p text:style-name="P1">Possesive form for 'أنايينيسيس، سيرري' is 'أنايينيسيس، سيرريّ'</text:p>
      <text:p text:style-name="P1">Possesive form for 'أنتيباروس، كيكلاديس' is 'أنتيباروس، كيكلاديسي'</text:p>
      <text:p text:style-name="P1">Possesive form for 'أنتيسا، ليسفوس' is 'أنتيسا، ليسفوسي'</text:p>
      <text:p text:style-name="P1">Possesive form for 'أنتيفيليببوي، كافالا' is 'أنتيفيليببوي، كافالاوي'</text:p>
      <text:p text:style-name="P1">Possesive form for 'أنتيكيرا، فويوتيا' is 'أنتيكيرا، فويوتيّ'</text:p>
      <text:p text:style-name="P1">Possesive form for 'أنتيماكيا، دوديكانيسوس' is 'أنتيماكيا، دوديكانيسوسي'</text:p>
      <text:p text:style-name="P1">Possesive form for 'أنثوسا، أتيكي' is 'أنثوسا، أتيكيّ'</text:p>
      <text:p text:style-name="P1">Possesive form for 'أنثيا، إفروس' is 'أنثيا، إفروسي'</text:p>
      <text:p text:style-name="P1">Possesive form for 'أنثيلي، فثيوتيس' is 'أنثيلي، فثيوتيسي'</text:p>
      <text:p text:style-name="P1">Possesive form for 'أنجلوكوريون، إماثيا' is 'أنجلوكوريون، إماثيّ'</text:p>
      <text:p text:style-name="P1">Possesive form for 'أنجلوكوريون، ثيسالونيكي' is 'أنجلوكوريون، ثيسالونيكيّ'</text:p>
      <text:p text:style-name="P1">Possesive form for 'أندرافيدا، إليا' is 'أندرافيدا، إليّ'</text:p>
      <text:p text:style-name="P1">Possesive form for 'أندروس، كيكلاديس' is 'أندروس، كيكلاديسي'</text:p>
      <text:p text:style-name="P1">Possesive form for 'أندروماكي، بيريا' is 'أندروماكي، بيريّ'</text:p>
      <text:p text:style-name="P1">Possesive form for 'أنكاثيا، إماثيا' is 'أنكاثيا، إماثيّ'</text:p>
      <text:p text:style-name="P1">Possesive form for 'أنكيالوس، ثيسالونيكي' is 'أنكيالوس، ثيسالونيكيّ'</text:p>
      <text:p text:style-name="P1">Possesive form for 'أنو بورويا، سيرري' is 'أنو بورويا، سيرريّ'</text:p>
      <text:p text:style-name="P1">Possesive form for 'أنو ستاوروس، ثيسالونيكي' is 'أنو ستاوروس، ثيسالونيكيّ'</text:p>
      <text:p text:style-name="P1">Possesive form for 'أنو سيروس، كيكلاديس' is 'أنو سيروس، كيكلاديسي'</text:p>
      <text:p text:style-name="P1">Possesive form for 'أنو كاستريتشن، أهيا' is 'أنو كاستريتشن، أهيّ'</text:p>
      <text:p text:style-name="P1">Possesive form for 'أنو كوراكيانا، كيركيرا' is 'أنو كوراكيانا، كيركيراوي'</text:p>
      <text:p text:style-name="P1">Possesive form for 'أنو كومي، كوزاني' is 'أنو كومي، كوزانيّ'</text:p>
      <text:p text:style-name="P1">Possesive form for 'أنو ليكونيا، ماغنيسيا' is 'أنو ليكونيا، ماغنيسيّ'</text:p>
      <text:p text:style-name="P1">Possesive form for 'أنو ليوسيا، أتيكي' is 'أنو ليوسيا، أتيكيّ'</text:p>
      <text:p text:style-name="P1">Possesive form for 'أنو ميرا، كيكلاديس' is 'أنو ميرا، كيكلاديسي'</text:p>
      <text:p text:style-name="P1">Possesive form for 'أنويكسيس، أتيكي' is 'أنويكسيس، أتيكيّ'</text:p>
      <text:p text:style-name="P1">Possesive form for 'أنوييا، ريثيمني' is 'أنوييا، ريثيمنيّ'</text:p>
      <text:p text:style-name="P1">Possesive form for 'أنيزا، أرتا' is 'أنيزا، أرتاوي'</text:p>
      <text:p text:style-name="P1"><text:soft-page-break/>Possesive form for 'أنيساراس، إراكليون' is 'أنيساراس، إراكليوني'</text:p>
      <text:p text:style-name="P1">Possesive form for 'أنيفيون، أرغوليس' is 'أنيفيون، أرغوليسي'</text:p>
      <text:p text:style-name="P1">Possesive form for 'أوثونوي، كيركيرا' is 'أوثونوي، كيركيراوي'</text:p>
      <text:p text:style-name="P1">Possesive form for 'أورستياذا' is 'أورستياذاوي'</text:p>
      <text:p text:style-name="P1">Possesive form for 'أوركومينوس، فويوتيا' is 'أوركومينوس، فويوتيّ'</text:p>
      <text:p text:style-name="P1">Possesive form for 'أورموس كورثيو، كيكلاديس' is 'أورموس كورثيو، كيكلاديسي'</text:p>
      <text:p text:style-name="P1">Possesive form for 'أورميليا، هالكيديكي' is 'أورميليا، هالكيديكيّ'</text:p>
      <text:p text:style-name="P1">Possesive form for 'أورمينيون، إفروس' is 'أورمينيون، إفروسي'</text:p>
      <text:p text:style-name="P1">Possesive form for 'أوريوكاسترون، ثيسالونيكي' is 'أوريوكاسترون، ثيسالونيكيّ'</text:p>
      <text:p text:style-name="P1">Possesive form for 'أوريوي، إففويا' is 'أوريوي، إففويّ'</text:p>
      <text:p text:style-name="P1">Possesive form for 'أوفريا، أهيا' is 'أوفريا، أهيّ'</text:p>
      <text:p text:style-name="P1">Possesive form for 'أوكسيليثوس، إففويا' is 'أوكسيليثوس، إففويّ'</text:p>
      <text:p text:style-name="P1">Possesive form for 'أولون، أتيكي' is 'أولون، أتيكيّ'</text:p>
      <text:p text:style-name="P1">Possesive form for 'أوليدة' is 'أوليدي'</text:p>
      <text:p text:style-name="P1">Possesive form for 'أولينثوس، هالكيديكي' is 'أولينثوس، هالكيديكيّ'</text:p>
      <text:p text:style-name="P1">Possesive form for 'أوليوتي، كيركيرا' is 'أوليوتي، كيركيراوي'</text:p>
      <text:p text:style-name="P1">Possesive form for 'أومفرياكي، فثيوتيس' is 'أومفرياكي، فثيوتيسي'</text:p>
      <text:p text:style-name="P1">Possesive form for 'أوورانوبوليس، هالكيديكي' is 'أوورانوبوليس، هالكيديكيّ'</text:p>
      <text:p text:style-name="P1">Possesive form for 'أويا، كيكلاديس' is 'أويا، كيكلاديسي'</text:p>
      <text:p text:style-name="P1">Possesive form for 'أويكاليا، تريكالا' is 'أويكاليا، تريكالاوي'</text:p>
      <text:p text:style-name="P1">Possesive form for 'أوينوسي، هيوس' is 'أوينوسي، هيوسي'</text:p>
      <text:p text:style-name="P1">Possesive form for 'أوينوفيتا، فويوتيا' is 'أوينوفيتا، فويوتيّ'</text:p>
      <text:p text:style-name="P1">Possesive form for 'أوينوي، أتيكي' is 'أوينوي، أتيكيّ'</text:p>
      <text:p text:style-name="P1">Possesive form for 'أويينيكي، إراكليون' is 'أويينيكي، إراكليوني'</text:p>
      <text:p text:style-name="P1">Possesive form for 'أيانشن، أتيكي' is 'أيانشن، أتيكيّ'</text:p>
      <text:p text:style-name="P1">Possesive form for 'أياني، كوزاني' is 'أياني، كوزانيّ'</text:p>
      <text:p text:style-name="P1">Possesive form for 'أيديبسوس، إففويا' is 'أيديبسوس، إففويّ'</text:p>
      <text:p text:style-name="P1">Possesive form for 'أييا أنا، إففويا' is 'أييا أنا، إففويّ'</text:p>
      <text:p text:style-name="P1">Possesive form for 'أييا إيريني، إراكليون' is 'أييا إيريني، إراكليوني'</text:p>
      <text:p text:style-name="P1">Possesive form for 'أييا باراسكيفي، ثيسالونيكي' is 'أييا باراسكيفي، ثيسالونيكيّ'</text:p>
      <text:p text:style-name="P1">Possesive form for 'أييا باراسكيفي، سيرري' is 'أييا باراسكيفي، سيرريّ'</text:p>
      <text:p text:style-name="P1">Possesive form for 'أييا باراسكيفي، فثيوتيس' is 'أييا باراسكيفي، فثيوتيسي'</text:p>
      <text:p text:style-name="P1">Possesive form for 'أييا باراسكيفي، ليسفوس' is 'أييا باراسكيفي، ليسفوسي'</text:p>
      <text:p text:style-name="P1">Possesive form for 'أييا تريادا، أرغوليس' is 'أييا تريادا، أرغوليسي'</text:p>
      <text:p text:style-name="P1">Possesive form for 'أييا ترياس، ثيسالونيكي' is 'أييا ترياس، ثيسالونيكيّ'</text:p>
      <text:p text:style-name="P1">Possesive form for 'أييا ترياس، فويوتيا' is 'أييا ترياس، فويوتيّ'</text:p>
      <text:p text:style-name="P1">Possesive form for 'أييا ترياس، كارديتسا' is 'أييا ترياس، كارديتساوي'</text:p>
      <text:p text:style-name="P1">Possesive form for 'أييا غاليني، ريثيمني' is 'أييا غاليني، ريثيمنيّ'</text:p>
      <text:p text:style-name="P1">Possesive form for 'أييا فارفارا، أتيكي' is 'أييا فارفارا، أتيكيّ'</text:p>
      <text:p text:style-name="P1">Possesive form for 'أييا فارفارا، إراكليون' is 'أييا فارفارا، إراكليوني'</text:p>
      <text:p text:style-name="P1">Possesive form for 'أييا مارينا، أتيكي' is 'أييا مارينا، أتيكيّ'</text:p>
      <text:p text:style-name="P1">Possesive form for 'أييا مارينا، إماثيا' is 'أييا مارينا، إماثيّ'</text:p>
      <text:p text:style-name="P1">Possesive form for 'أييا مارينا، دوديكانيسوس' is 'أييا مارينا، دوديكانيسوسي'</text:p>
      <text:p text:style-name="P1">Possesive form for 'أييا مارينا، هانيا' is 'أييا مارينا، هانيّ'</text:p>
      <text:p text:style-name="P1">Possesive form for 'أييا، لاريسا' is 'أييا، لاريساوي'</text:p>
      <text:p text:style-name="P1">Possesive form for 'أيياسما، كافالا' is 'أيياسما، كافالاوي'</text:p>
      <text:p text:style-name="P1">Possesive form for 'أيياسوس، ليسفوس' is 'أيياسوس، ليسفوسي'</text:p>
      <text:p text:style-name="P1">Possesive form for 'أييوس أثاناسيوس، ثيسالونيكي' is 'أييوس أثاناسيوس، ثيسالونيكيّ'</text:p>
      <text:p text:style-name="P1"><text:soft-page-break/>Possesive form for 'أييوس أثاناسيوس، دراما' is 'أييوس أثاناسيوس، دراماوي'</text:p>
      <text:p text:style-name="P1">Possesive form for 'أييوس أدريانوس، أرغوليس' is 'أييوس أدريانوس، أرغوليسي'</text:p>
      <text:p text:style-name="P1">Possesive form for 'أييوس أندريس، أركاديا' is 'أييوس أندريس، أركاديّ'</text:p>
      <text:p text:style-name="P1">Possesive form for 'أييوس إوانيس رينتيس، أتيكي' is 'أييوس إوانيس رينتيس، أتيكيّ'</text:p>
      <text:p text:style-name="P1">Possesive form for 'أييوس إوانيس، إففويا' is 'أييوس إوانيس، إففويّ'</text:p>
      <text:p text:style-name="P1">Possesive form for 'أييوس بانتيليمون، أتيكي' is 'أييوس بانتيليمون، أتيكيّ'</text:p>
      <text:p text:style-name="P1">Possesive form for 'أييوس بانتيليمون، فلورينا' is 'أييوس بانتيليمون، فلوريناوي'</text:p>
      <text:p text:style-name="P1">Possesive form for 'أييوس باولوس، ثيسالونيكي' is 'أييوس باولوس، ثيسالونيكيّ'</text:p>
      <text:p text:style-name="P1">Possesive form for 'أييوس بيتروس، أركاديا' is 'أييوس بيتروس، أركاديّ'</text:p>
      <text:p text:style-name="P1">Possesive form for 'أييوس بيتروس، كيلكيس' is 'أييوس بيتروس، كيلكيسي'</text:p>
      <text:p text:style-name="P1">Possesive form for 'أييوس ثوماس، فويوتيا' is 'أييوس ثوماس، فويوتيّ'</text:p>
      <text:p text:style-name="P1">Possesive form for 'أييوس ديميتريوس، أتيكي' is 'أييوس ديميتريوس، أتيكيّ'</text:p>
      <text:p text:style-name="P1">Possesive form for 'أييوس ديميتريوس، أرتا' is 'أييوس ديميتريوس، أرتاوي'</text:p>
      <text:p text:style-name="P1">Possesive form for 'أييوس ديميتريوس، إراكليون' is 'أييوس ديميتريوس، إراكليوني'</text:p>
      <text:p text:style-name="P1">Possesive form for 'أييوس ديميتريوس، بيريا' is 'أييوس ديميتريوس، بيريّ'</text:p>
      <text:p text:style-name="P1">Possesive form for 'أييوس ديميتريوس، فويوتيا' is 'أييوس ديميتريوس، فويوتيّ'</text:p>
      <text:p text:style-name="P1">Possesive form for 'أييوس ديميتريوس، كوزاني' is 'أييوس ديميتريوس، كوزانيّ'</text:p>
      <text:p text:style-name="P1">Possesive form for 'أييوس سبيريدون، أرتا' is 'أييوس سبيريدون، أرتاوي'</text:p>
      <text:p text:style-name="P1">Possesive form for 'أييوس سبيريدون، بيريا' is 'أييوس سبيريدون، بيريّ'</text:p>
      <text:p text:style-name="P1">Possesive form for 'أييوس ستيفانوس، أتيكي' is 'أييوس ستيفانوس، أتيكيّ'</text:p>
      <text:p text:style-name="P1">Possesive form for 'أييوس سيرافيم، فثيوتيس' is 'أييوس سيرافيم، فثيوتيسي'</text:p>
      <text:p text:style-name="P1">Possesive form for 'أييوس فاسيليوس، أهيا' is 'أييوس فاسيليوس، أهيّ'</text:p>
      <text:p text:style-name="P1">Possesive form for 'أييوس فاسيليوس، ثيسالونيكي' is 'أييوس فاسيليوس، ثيسالونيكيّ'</text:p>
      <text:p text:style-name="P1">Possesive form for 'أييوس فاسيليوس، كورينثيا' is 'أييوس فاسيليوس، كورينثيّ'</text:p>
      <text:p text:style-name="P1">Possesive form for 'أييوس كونستانتينوس، أتيكي' is 'أييوس كونستانتينوس، أتيكيّ'</text:p>
      <text:p text:style-name="P1">Possesive form for 'أييوس كونستانتينوس، أركاديا' is 'أييوس كونستانتينوس، أركاديّ'</text:p>
      <text:p text:style-name="P1">Possesive form for 'أييوس كونستانتينوس، فثيوتيس' is 'أييوس كونستانتينوس، فثيوتيسي'</text:p>
      <text:p text:style-name="P1">Possesive form for 'أييوس كيريكوس، ساموس' is 'أييوس كيريكوس، ساموسي'</text:p>
      <text:p text:style-name="P1">Possesive form for 'أييوس لوكاس، إففويا' is 'أييوس لوكاس، إففويّ'</text:p>
      <text:p text:style-name="P1">Possesive form for 'أييوس لوكاس، بيلا' is 'أييوس لوكاس، بيلاوي'</text:p>
      <text:p text:style-name="P1">Possesive form for 'أييوس ماتهيوس، كيركيرا' is 'أييوس ماتهيوس، كيركيراوي'</text:p>
      <text:p text:style-name="P1">Possesive form for 'أييوس ماماس، هالكيديكي' is 'أييوس ماماس، هالكيديكيّ'</text:p>
      <text:p text:style-name="P1">Possesive form for 'أييوس نيكولاوس، إففويا' is 'أييوس نيكولاوس، إففويّ'</text:p>
      <text:p text:style-name="P1">Possesive form for 'أييوس نيكولاوس، إليا' is 'أييوس نيكولاوس، إليّ'</text:p>
      <text:p text:style-name="P1">Possesive form for 'أييوس نيكولاوس، هالكيديكي' is 'أييوس نيكولاوس، هالكيديكيّ'</text:p>
      <text:p text:style-name="P1">Possesive form for 'أييوس ييورييوس فيرون، ماغنيسيا' is 'أييوس ييورييوس فيرون، ماغنيسيّ'</text:p>
      <text:p text:style-name="P1">Possesive form for 'أييوس ييورييوس، إماثيا' is 'أييوس ييورييوس، إماثيّ'</text:p>
      <text:p text:style-name="P1">Possesive form for 'أييوس ييورييوس، فويوتيا' is 'أييوس ييورييوس، فويوتيّ'</text:p>
      <text:p text:style-name="P1">Possesive form for 'أييون بنيوما، سيرري' is 'أييون بنيوما، سيرريّ'</text:p>
      <text:p text:style-name="P1">Possesive form for 'أييوي أبوستولوي، أتيكي' is 'أييوي أبوستولوي، أتيكيّ'</text:p>
      <text:p text:style-name="P1">Possesive form for 'أييوي أنارييروي، أتيكي' is 'أييوي أنارييروي، أتيكيّ'</text:p>
      <text:p text:style-name="P1">Possesive form for 'أييوي ثيودوروي، كورينثيا' is 'أييوي ثيودوروي، كورينثيّ'</text:p>
      <text:p text:style-name="P1">Possesive form for 'أيييرا، أهيا' is 'أيييرا، أهيّ'</text:p>
      <text:p text:style-name="P1">Possesive form for 'أيييروس، رودوبي' is 'أيييروس، رودوبيّ'</text:p>
      <text:p text:style-name="P1">Possesive form for 'أييينا، أتيكي' is 'أييينا، أتيكيّ'</text:p>
      <text:p text:style-name="P1">Possesive form for 'أييينيون، بيريا' is 'أييينيون، بيريّ'</text:p>
      <text:p text:style-name="P1">Possesive form for 'إبانو أركاني، إراكليون' is 'إبانو أركاني، إراكليوني'</text:p>
      <text:p text:style-name="P1">Possesive form for 'إبانومي، ثيسالونيكي' is 'إبانومي، ثيسالونيكيّ'</text:p>
      <text:p text:style-name="P1"><text:soft-page-break/>Possesive form for 'إبسوس، كيركيرا' is 'إبسوس، كيركيراوي'</text:p>
      <text:p text:style-name="P1">Possesive form for 'إبيتاليون، إليا' is 'إبيتاليون، إليّ'</text:p>
      <text:p text:style-name="P1">Possesive form for 'إبيسكوبي، إراكليون' is 'إبيسكوبي، إراكليوني'</text:p>
      <text:p text:style-name="P1">Possesive form for 'إبيسكوبي، إماثيا' is 'إبيسكوبي، إماثيّ'</text:p>
      <text:p text:style-name="P1">Possesive form for 'إبينيانا، إفريتانيا' is 'إبينيانا، إفريتانيّ'</text:p>
      <text:p text:style-name="P1">Possesive form for 'إتي، فوكيس' is 'إتي، فوكيسي'</text:p>
      <text:p text:style-name="P1">Possesive form for 'إتي، كارديتسا' is 'إتي، كارديتساوي'</text:p>
      <text:p text:style-name="P1">Possesive form for 'إثاكي، كيفالينيا' is 'إثاكي، كيفالينيّ'</text:p>
      <text:p text:style-name="P1">Possesive form for 'إدرا، أتيكي' is 'إدرا، أتيكيّ'</text:p>
      <text:p text:style-name="P1">Possesive form for 'إذيسا' is 'إذيساوي'</text:p>
      <text:p text:style-name="P1">Possesive form for 'إراتيرا، كوزاني' is 'إراتيرا، كوزانيّ'</text:p>
      <text:p text:style-name="P1">Possesive form for 'إراتينون، كافالا' is 'إراتينون، كافالاوي'</text:p>
      <text:p text:style-name="P1">Possesive form for 'إراكليا، سيرري' is 'إراكليا، سيرريّ'</text:p>
      <text:p text:style-name="P1">Possesive form for 'إراكليون، أتيكي' is 'إراكليون، أتيكيّ'</text:p>
      <text:p text:style-name="P1">Possesive form for 'إراكليون، ثيسالونيكي' is 'إراكليون، ثيسالونيكيّ'</text:p>
      <text:p text:style-name="P1">Possesive form for 'إرموبوليس، كيكلاديس' is 'إرموبوليس، كيكلاديسي'</text:p>
      <text:p text:style-name="P1">Possesive form for 'إرميوني، أرغوليس' is 'إرميوني، أرغوليسي'</text:p>
      <text:p text:style-name="P1">Possesive form for 'إريتريا، إففويا' is 'إريتريا، إففويّ'</text:p>
      <text:p text:style-name="P1">Possesive form for 'إريثري، أتيكي' is 'إريثري، أتيكيّ'</text:p>
      <text:p text:style-name="P1">Possesive form for 'إريسوس، ليسفوس' is 'إريسوس، ليسفوسي'</text:p>
      <text:p text:style-name="P1">Possesive form for 'إريكوسا، كيركيرا' is 'إريكوسا، كيركيراوي'</text:p>
      <text:p text:style-name="P1">Possesive form for 'إستييا، إففويا' is 'إستييا، إففويّ'</text:p>
      <text:p text:style-name="P1">Possesive form for 'إسثميا، كورينثيا' is 'إسثميا، كورينثيّ'</text:p>
      <text:p text:style-name="P1">Possesive form for 'إسموس، رودوبي' is 'إسموس، رودوبيّ'</text:p>
      <text:p text:style-name="P1">Possesive form for 'إسوفالتا، بيلا' is 'إسوفالتا، بيلاوي'</text:p>
      <text:p text:style-name="P1">Possesive form for 'إفوسموس' is 'إفوسموسي'</text:p>
      <text:p text:style-name="P1">Possesive form for 'إفيستوس، رودوبي' is 'إفيستوس، رودوبيّ'</text:p>
      <text:p text:style-name="P1">Possesive form for 'إكالي، أتيكي' is 'إكالي، أتيكيّ'</text:p>
      <text:p text:style-name="P1">Possesive form for 'إكسابلاتانوس، بيلا' is 'إكسابلاتانوس، بيلاوي'</text:p>
      <text:p text:style-name="P1">Possesive form for 'إكساركوس، فثيوتيس' is 'إكساركوس، فثيوتيسي'</text:p>
      <text:p text:style-name="P1">Possesive form for 'إكساميليا، كورينثيا' is 'إكساميليا، كورينثيّ'</text:p>
      <text:p text:style-name="P1">Possesive form for 'إكسوكي، إوانينا' is 'إكسوكي، إوانيناوي'</text:p>
      <text:p text:style-name="P1">Possesive form for 'إكسوكي، ثيسالونيكي' is 'إكسوكي، ثيسالونيكيّ'</text:p>
      <text:p text:style-name="P1">Possesive form for 'إكينوس، كسانثي' is 'إكينوس، كسانثيّ'</text:p>
      <text:p text:style-name="P1">Possesive form for 'إلاتي، تريكالا' is 'إلاتي، تريكالاوي'</text:p>
      <text:p text:style-name="P1">Possesive form for 'إلاتيا، فثيوتيس' is 'إلاتيا، فثيوتيسي'</text:p>
      <text:p text:style-name="P1">Possesive form for 'إلاسونا' is 'إلاسوناوي'</text:p>
      <text:p text:style-name="P1">Possesive form for 'إلفسينا' is 'إلفسيناوي'</text:p>
      <text:p text:style-name="P1">Possesive form for 'إلوس، لاكونيا' is 'إلوس، لاكونيّ'</text:p>
      <text:p text:style-name="P1">Possesive form for 'إليسوس، دوديكانيسوس' is 'إليسوس، دوديكانيسوسي'</text:p>
      <text:p text:style-name="P1">Possesive form for 'إلينيكون، أتيكي' is 'إلينيكون، أتيكيّ'</text:p>
      <text:p text:style-name="P1">Possesive form for 'إليوثيروبولي، كافالا' is 'إليوثيروبولي، كافالاوي'</text:p>
      <text:p text:style-name="P1">Possesive form for 'إليوثيري، كافالا' is 'إليوثيري، كافالاوي'</text:p>
      <text:p text:style-name="P1">Possesive form for 'إليوثيريو-كورديليو، ثيسالونيكي' is 'إليوثيريو-كورديليو، ثيسالونيكيّ'</text:p>
      <text:p text:style-name="P1">Possesive form for 'إليوثيريو' is 'إليوثيريوي'</text:p>
      <text:p text:style-name="P1">Possesive form for 'إليوسا، أرتا' is 'إليوسا، أرتاوي'</text:p>
      <text:p text:style-name="P1">Possesive form for 'إليوسا، إوانينا' is 'إليوسا، إوانيناوي'</text:p>
      <text:p text:style-name="P1">Possesive form for 'إليوكوريون، كافالا' is 'إليوكوريون، كافالاوي'</text:p>
      <text:p text:style-name="P1"><text:soft-page-break/>Possesive form for 'إليوكينتيما، كسانثي' is 'إليوكينتيما، كسانثيّ'</text:p>
      <text:p text:style-name="P1">Possesive form for 'إليون، فويوتيا' is 'إليون، فويوتيّ'</text:p>
      <text:p text:style-name="P1">Possesive form for 'إمانويل بابباس، سيرري' is 'إمانويل بابباس، سيرريّ'</text:p>
      <text:p text:style-name="P1">Possesive form for 'إمبوريون، كوزاني' is 'إمبوريون، كوزانيّ'</text:p>
      <text:p text:style-name="P1">Possesive form for 'إمبوريون، كيكلاديس' is 'إمبوريون، كيكلاديسي'</text:p>
      <text:p text:style-name="P1">Possesive form for 'إمبوناس، دوديكانيسوس' is 'إمبوناس، دوديكانيسوسي'</text:p>
      <text:p text:style-name="P1">Possesive form for 'إميتوس، أتيكي' is 'إميتوس، أتيكيّ'</text:p>
      <text:p text:style-name="P1">Possesive form for 'إوانينا، إوانينا' is 'إوانينا، إوانيناوي'</text:p>
      <text:p text:style-name="P1">Possesive form for 'إوروبوس، كيلكيس' is 'إوروبوس، كيلكيسي'</text:p>
      <text:p text:style-name="P1">Possesive form for 'إوس، كيكلاديس' is 'إوس، كيكلاديسي'</text:p>
      <text:p text:style-name="P1">Possesive form for 'إوكاربيا، ثيسالونيكي' is 'إوكاربيا، ثيسالونيكيّ'</text:p>
      <text:p text:style-name="P1">Possesive form for 'إوكسينوبوليس، ماغنيسيا' is 'إوكسينوبوليس، ماغنيسيّ'</text:p>
      <text:p text:style-name="P1">Possesive form for 'إولالون، كسانثي' is 'إولالون، كسانثيّ'</text:p>
      <text:p text:style-name="P1">Possesive form for 'إومويرون، كسانثي' is 'إومويرون، كسانثيّ'</text:p>
      <text:p text:style-name="P1">Possesive form for 'إووسمون، ثيسالونيكي' is 'إووسمون، ثيسالونيكيّ'</text:p>
      <text:p text:style-name="P1">Possesive form for 'إيرابترا' is 'إيرابتراوي'</text:p>
      <text:p text:style-name="P1">Possesive form for 'إيراكليو ' is 'إيراكليو ي'</text:p>
      <text:p text:style-name="P1">Possesive form for 'إيريسوس، هالكيديكي' is 'إيريسوس، هالكيديكيّ'</text:p>
      <text:p text:style-name="P1">Possesive form for 'إيغاليو' is 'إيغاليوي'</text:p>
      <text:p text:style-name="P1">Possesive form for 'إيغومنيتسا' is 'إيغومنيتساوي'</text:p>
      <text:p text:style-name="P1">Possesive form for 'إيغيو' is 'إيغيوي'</text:p>
      <text:p text:style-name="P1">Possesive form for 'إيليو، اليونان' is 'إيليو، اليوناني'</text:p>
      <text:p text:style-name="P1">Possesive form for 'إيليوبولي' is 'إيليوبوليّ'</text:p>
      <text:p text:style-name="P1">Possesive form for 'باباديانيكا، لاكونيا' is 'باباديانيكا، لاكونيّ'</text:p>
      <text:p text:style-name="P1">Possesive form for 'باباغوس، أتيكي' is 'باباغوس، أتيكيّ'</text:p>
      <text:p text:style-name="P1">Possesive form for 'باببادوس، ليسفوس' is 'باببادوس، ليسفوسي'</text:p>
      <text:p text:style-name="P1">Possesive form for 'بابباييانيس، فلورينا' is 'بابباييانيس، فلوريناوي'</text:p>
      <text:p text:style-name="P1">Possesive form for 'باتراس' is 'باتراسي'</text:p>
      <text:p text:style-name="P1">Possesive form for 'باتريس، إماثيا' is 'باتريس، إماثيّ'</text:p>
      <text:p text:style-name="P1">Possesive form for 'باتيتيريون، ماغنيسيا' is 'باتيتيريون، ماغنيسيّ'</text:p>
      <text:p text:style-name="P1">Possesive form for 'باثية' is 'باثيةي'</text:p>
      <text:p text:style-name="P1">Possesive form for 'بارابوتاموس، ثيسبروتيا' is 'بارابوتاموس، ثيسبروتيّ'</text:p>
      <text:p text:style-name="P1">Possesive form for 'باراديشن، دوديكانيسوس' is 'باراديشن، دوديكانيسوسي'</text:p>
      <text:p text:style-name="P1">Possesive form for 'بارافولا، أيتوليا كي أكارنانيا' is 'بارافولا، أيتوليا كي أكارنانيّ'</text:p>
      <text:p text:style-name="P1">Possesive form for 'باراكويلا، ليسفوس' is 'باراكويلا، ليسفوسي'</text:p>
      <text:p text:style-name="P1">Possesive form for 'باراليا أوليدوس، إففويا' is 'باراليا أوليدوس، إففويّ'</text:p>
      <text:p text:style-name="P1">Possesive form for 'باراليا ديستومو، فويوتيا' is 'باراليا ديستومو، فويوتيّ'</text:p>
      <text:p text:style-name="P1">Possesive form for 'باراليا فيرغاس، ميسينيا' is 'باراليا فيرغاس، ميسينيّ'</text:p>
      <text:p text:style-name="P1">Possesive form for 'باراليا، أهيا' is 'باراليا، أهيّ'</text:p>
      <text:p text:style-name="P1">Possesive form for 'باراليا، إففويا' is 'باراليا، إففويّ'</text:p>
      <text:p text:style-name="P1">Possesive form for 'باراليا، بيريا' is 'باراليا، بيريّ'</text:p>
      <text:p text:style-name="P1">Possesive form for 'باراليون أستروس، أركاديا' is 'باراليون أستروس، أركاديّ'</text:p>
      <text:p text:style-name="P1">Possesive form for 'باراميثيا، ثيسبروتيا' is 'باراميثيا، ثيسبروتيّ'</text:p>
      <text:p text:style-name="P1">Possesive form for 'بارغا، بريفيزا' is 'بارغا، بريفيزاوي'</text:p>
      <text:p text:style-name="P1">Possesive form for 'باروس، كيكلاديس' is 'باروس، كيكلاديسي'</text:p>
      <text:p text:style-name="P1">Possesive form for 'باستيدا، دوديكانيسوس' is 'باستيدا، دوديكانيسوسي'</text:p>
      <text:p text:style-name="P1">Possesive form for 'باشن، كورينثيا' is 'باشن، كورينثيّ'</text:p>
      <text:p text:style-name="P1">Possesive form for 'باغوريا، رودوبي' is 'باغوريا، رودوبيّ'</text:p>
      <text:p text:style-name="P1"><text:soft-page-break/>Possesive form for 'باغونداس، ساموس' is 'باغونداس، ساموسي'</text:p>
      <text:p text:style-name="P1">Possesive form for 'باكني، كسانثي' is 'باكني، كسانثيّ'</text:p>
      <text:p text:style-name="P1">Possesive form for 'بالاماس' is 'بالاماسي'</text:p>
      <text:p text:style-name="P1">Possesive form for 'باليا فوكيا، أتيكي' is 'باليا فوكيا، أتيكيّ'</text:p>
      <text:p text:style-name="P1">Possesive form for 'باليروس، أيتوليا كي أكارنانيا' is 'باليروس، أيتوليا كي أكارنانيّ'</text:p>
      <text:p text:style-name="P1">Possesive form for 'باليكاسترون، لاسيثي' is 'باليكاسترون، لاسيثيّ'</text:p>
      <text:p text:style-name="P1">Possesive form for 'باليني' is 'بالينيّ'</text:p>
      <text:p text:style-name="P1">Possesive form for 'باليو فاليرو' is 'باليو فاليروي'</text:p>
      <text:p text:style-name="P1">Possesive form for 'باليوبيرغوس، تريكالا' is 'باليوبيرغوس، تريكالاوي'</text:p>
      <text:p text:style-name="P1">Possesive form for 'باليوكورا، هالكيديكي' is 'باليوكورا، هالكيديكيّ'</text:p>
      <text:p text:style-name="P1">Possesive form for 'باليوكورا، هانيا' is 'باليوكورا، هانيّ'</text:p>
      <text:p text:style-name="P1">Possesive form for 'باليوكوريون، كافالا' is 'باليوكوريون، كافالاوي'</text:p>
      <text:p text:style-name="P1">Possesive form for 'باليوكوريون، هالكيديكي' is 'باليوكوريون، هالكيديكيّ'</text:p>
      <text:p text:style-name="P1">Possesive form for 'باليوكومي، سيرري' is 'باليوكومي، سيرريّ'</text:p>
      <text:p text:style-name="P1">Possesive form for 'باليوكيبوس، ليسفوس' is 'باليوكيبوس، ليسفوسي'</text:p>
      <text:p text:style-name="P1">Possesive form for 'باليوموناستيرون، تريكالا' is 'باليوموناستيرون، تريكالاوي'</text:p>
      <text:p text:style-name="P1">Possesive form for 'باليون أييونيريون، كيلكيس' is 'باليون أييونيريون، كيلكيسي'</text:p>
      <text:p text:style-name="P1">Possesive form for 'باليون تسيفليكيون، كافالا' is 'باليون تسيفليكيون، كافالاوي'</text:p>
      <text:p text:style-name="P1">Possesive form for 'باليون فاليرون، أتيكي' is 'باليون فاليرون، أتيكيّ'</text:p>
      <text:p text:style-name="P1">Possesive form for 'بامفيلا، ليسفوس' is 'بامفيلا، ليسفوسي'</text:p>
      <text:p text:style-name="P1">Possesive form for 'بانتوكراتور، زاكينثوس' is 'بانتوكراتور، زاكينثوسي'</text:p>
      <text:p text:style-name="P1">Possesive form for 'بانوراما، ثيسالونيكي' is 'بانوراما، ثيسالونيكيّ'</text:p>
      <text:p text:style-name="P1">Possesive form for 'بانورموس، دوديكانيسوس' is 'بانورموس، دوديكانيسوسي'</text:p>
      <text:p text:style-name="P1">Possesive form for 'بانورموس، ريثيمني' is 'بانورموس، ريثيمنيّ'</text:p>
      <text:p text:style-name="P1">Possesive form for 'باولوس، فويوتيا' is 'باولوس، فويوتيّ'</text:p>
      <text:p text:style-name="P1">Possesive form for 'بتروبولي' is 'بتروبوليّ'</text:p>
      <text:p text:style-name="P1">Possesive form for 'بتولمايذا' is 'بتولمايذاوي'</text:p>
      <text:p text:style-name="P1">Possesive form for 'بتيليوس، ماغنيسيا' is 'بتيليوس، ماغنيسيّ'</text:p>
      <text:p text:style-name="P1">Possesive form for 'برامانتا، إوانينا' is 'برامانتا، إوانيناوي'</text:p>
      <text:p text:style-name="P1">Possesive form for 'برواسشن، كارديتسا' is 'برواسشن، كارديتساوي'</text:p>
      <text:p text:style-name="P1">Possesive form for 'بروتي، سيرري' is 'بروتي، سيرريّ'</text:p>
      <text:p text:style-name="P1">Possesive form for 'برودروموس، فويوتيا' is 'برودروموس، فويوتيّ'</text:p>
      <text:p text:style-name="P1">Possesive form for 'برودروموس، كارديتسا' is 'برودروموس، كارديتساوي'</text:p>
      <text:p text:style-name="P1">Possesive form for 'بروسوتساني' is 'بروسوتسانيّ'</text:p>
      <text:p text:style-name="P1">Possesive form for 'بروفاتاس، سيرري' is 'بروفاتاس، سيرريّ'</text:p>
      <text:p text:style-name="P1">Possesive form for 'بروفاتون، إفروس' is 'بروفاتون، إفروسي'</text:p>
      <text:p text:style-name="P1">Possesive form for 'بروفيتيس إلياس، إراكليون' is 'بروفيتيس إلياس، إراكليوني'</text:p>
      <text:p text:style-name="P1">Possesive form for 'بروفيتيس إلياس، بيلا' is 'بروفيتيس إلياس، بيلاوي'</text:p>
      <text:p text:style-name="P1">Possesive form for 'بروفيتيس، ثيسالونيكي' is 'بروفيتيس، ثيسالونيكيّ'</text:p>
      <text:p text:style-name="P1">Possesive form for 'بروكوبيون، إففويا' is 'بروكوبيون، إففويّ'</text:p>
      <text:p text:style-name="P1">Possesive form for 'بروكوما، ثيسالونيكي' is 'بروكوما، ثيسالونيكيّ'</text:p>
      <text:p text:style-name="P1">Possesive form for 'بروماكوي، بيلا' is 'بروماكوي، بيلاوي'</text:p>
      <text:p text:style-name="P1">Possesive form for 'بريفيزا' is 'بريفيزاوي'</text:p>
      <text:p text:style-name="P1">Possesive form for 'برينوس، كافالا' is 'برينوس، كافالاوي'</text:p>
      <text:p text:style-name="P1">Possesive form for 'بساكنا، إففويا' is 'بساكنا، إففويّ'</text:p>
      <text:p text:style-name="P1">Possesive form for 'بسيكيكون، أتيكي' is 'بسيكيكون، أتيكيّ'</text:p>
      <text:p text:style-name="P1">Possesive form for 'بسيكيكون، سيرري' is 'بسيكيكون، سيرريّ'</text:p>
      <text:p text:style-name="P1">Possesive form for 'بسينثوس، دوديكانيسوس' is 'بسينثوس، دوديكانيسوسي'</text:p>
      <text:p text:style-name="P1"><text:soft-page-break/>Possesive form for 'بلاتاريا، ثيسبروتيا' is 'بلاتاريا، ثيسبروتيّ'</text:p>
      <text:p text:style-name="P1">Possesive form for 'بلاتامون، بيريا' is 'بلاتامون، بيريّ'</text:p>
      <text:p text:style-name="P1">Possesive form for 'بلاتانورريوما، كوزاني' is 'بلاتانورريوما، كوزانيّ'</text:p>
      <text:p text:style-name="P1">Possesive form for 'بلاتانوس، إليا' is 'بلاتانوس، إليّ'</text:p>
      <text:p text:style-name="P1">Possesive form for 'بلاتانوس، إماثيا' is 'بلاتانوس، إماثيّ'</text:p>
      <text:p text:style-name="P1">Possesive form for 'بلاتانوس، هانيا' is 'بلاتانوس، هانيّ'</text:p>
      <text:p text:style-name="P1">Possesive form for 'بلاتي، إماثيا' is 'بلاتي، إماثيّ'</text:p>
      <text:p text:style-name="P1">Possesive form for 'بلاتيكامبوس، لاريسا' is 'بلاتيكامبوس، لاريساوي'</text:p>
      <text:p text:style-name="P1">Possesive form for 'بلاتيي، فويوتيا' is 'بلاتيي، فويوتيّ'</text:p>
      <text:p text:style-name="P1">Possesive form for 'بلاكا ديليسي، فويوتيا' is 'بلاكا ديليسي، فويوتيّ'</text:p>
      <text:p text:style-name="P1">Possesive form for 'بلانوس، زاكينثوس' is 'بلانوس، زاكينثوسي'</text:p>
      <text:p text:style-name="P1">Possesive form for 'بلاييا، أيتوليا كي أكارنانيا' is 'بلاييا، أيتوليا كي أكارنانيّ'</text:p>
      <text:p text:style-name="P1">Possesive form for 'بلاييا، كيلكيس' is 'بلاييا، كيلكيسي'</text:p>
      <text:p text:style-name="P1">Possesive form for 'بلايياريون، ثيسالونيكي' is 'بلايياريون، ثيسالونيكيّ'</text:p>
      <text:p text:style-name="P1">Possesive form for 'بلوماريون، ليسفوس' is 'بلوماريون، ليسفوسي'</text:p>
      <text:p text:style-name="P1">Possesive form for 'بوتاموس، كيركيرا' is 'بوتاموس، كيركيراوي'</text:p>
      <text:p text:style-name="P1">Possesive form for 'بوتاميا، كافالا' is 'بوتاميا، كافالاوي'</text:p>
      <text:p text:style-name="P1">Possesive form for 'بورتاريا، ماغنيسيا' is 'بورتاريا، ماغنيسيّ'</text:p>
      <text:p text:style-name="P1">Possesive form for 'بورتاريا، هالكيديكي' is 'بورتاريا، هالكيديكيّ'</text:p>
      <text:p text:style-name="P1">Possesive form for 'بورتوكيليون، أرغوليس' is 'بورتوكيليون، أرغوليسي'</text:p>
      <text:p text:style-name="P1">Possesive form for 'بوروس، أتيكي' is 'بوروس، أتيكيّ'</text:p>
      <text:p text:style-name="P1">Possesive form for 'بوروس، كيفالينيا' is 'بوروس، كيفالينيّ'</text:p>
      <text:p text:style-name="P1">Possesive form for 'بوليبلاتانوس، إماثيا' is 'بوليبلاتانوس، إماثيّ'</text:p>
      <text:p text:style-name="P1">Possesive form for 'بوليتيكا، إففويا' is 'بوليتيكا، إففويّ'</text:p>
      <text:p text:style-name="P1">Possesive form for 'بوليخني' is 'بوليخنيّ'</text:p>
      <text:p text:style-name="P1">Possesive form for 'بوليدروسوس، فوكيس' is 'بوليدروسوس، فوكيسي'</text:p>
      <text:p text:style-name="P1">Possesive form for 'بوليديندريون، أتيكي' is 'بوليديندريون، أتيكيّ'</text:p>
      <text:p text:style-name="P1">Possesive form for 'بوليكاربيون، بيلا' is 'بوليكاربيون، بيلاوي'</text:p>
      <text:p text:style-name="P1">Possesive form for 'بوليكاسترون، كيلكيس' is 'بوليكاسترون، كيلكيسي'</text:p>
      <text:p text:style-name="P1">Possesive form for 'بوليكرونون، هالكيديكي' is 'بوليكرونون، هالكيديكيّ'</text:p>
      <text:p text:style-name="P1">Possesive form for 'بوليكنيتوس، ليسفوس' is 'بوليكنيتوس، ليسفوسي'</text:p>
      <text:p text:style-name="P1">Possesive form for 'بولييروس' is 'بولييروسي'</text:p>
      <text:p text:style-name="P1">Possesive form for 'بومبيا، إراكليون' is 'بومبيا، إراكليوني'</text:p>
      <text:p text:style-name="P1">Possesive form for 'بونتوكومي، كوزاني' is 'بونتوكومي، كوزانيّ'</text:p>
      <text:p text:style-name="P1">Possesive form for 'بونتيسمينون، سيرري' is 'بونتيسمينون، سيرريّ'</text:p>
      <text:p text:style-name="P1">Possesive form for 'بيانيا، أتيكي' is 'بيانيا، أتيكيّ'</text:p>
      <text:p text:style-name="P1">Possesive form for 'بيبلوس، إفروس' is 'بيبلوس، إفروسي'</text:p>
      <text:p text:style-name="P1">Possesive form for 'بيتا، أرتا' is 'بيتا، أرتاوي'</text:p>
      <text:p text:style-name="P1">Possesive form for 'بيتاليديون، ميسينيا' is 'بيتاليديون، ميسينيّ'</text:p>
      <text:p text:style-name="P1">Possesive form for 'بيترا، ليسفوس' is 'بيترا، ليسفوسي'</text:p>
      <text:p text:style-name="P1">Possesive form for 'بيتروتون، تريكالا' is 'بيتروتون، تريكالاوي'</text:p>
      <text:p text:style-name="P1">Possesive form for 'بيتروسا، دراما' is 'بيتروسا، دراماوي'</text:p>
      <text:p text:style-name="P1">Possesive form for 'بيتروكوريون، كسانثي' is 'بيتروكوريون، كسانثيّ'</text:p>
      <text:p text:style-name="P1">Possesive form for 'بيتريا، بيلا' is 'بيتريا، بيلاوي'</text:p>
      <text:p text:style-name="P1">Possesive form for 'بيتينوس، كسانثي' is 'بيتينوس، كسانثيّ'</text:p>
      <text:p text:style-name="P1">Possesive form for 'بيثاريون، هانيا' is 'بيثاريون، هانيّ'</text:p>
      <text:p text:style-name="P1">Possesive form for 'بيثاغوريو، ساموس' is 'بيثاغوريو، ساموسي'</text:p>
      <text:p text:style-name="P1">Possesive form for 'بيدينون، كيلكيس' is 'بيدينون، كيلكيسي'</text:p>
      <text:p text:style-name="P1"><text:soft-page-break/>Possesive form for 'بيديني، إوانينا' is 'بيديني، إوانيناوي'</text:p>
      <text:p text:style-name="P1">Possesive form for 'بيراكورا، كورينثيا' is 'بيراكورا، كورينثيّ'</text:p>
      <text:p text:style-name="P1">Possesive form for 'بيراما، أتيكي' is 'بيراما، أتيكيّ'</text:p>
      <text:p text:style-name="P1">Possesive form for 'بيراما، إوانينا' is 'بيراما، إوانيناوي'</text:p>
      <text:p text:style-name="P1">Possesive form for 'بيراما، ريثيمني' is 'بيراما، ريثيمنيّ'</text:p>
      <text:p text:style-name="P1">Possesive form for 'بيراما، كيركيرا' is 'بيراما، كيركيراوي'</text:p>
      <text:p text:style-name="P1">Possesive form for 'بيرايوس' is 'بيرايوسي'</text:p>
      <text:p text:style-name="P1">Possesive form for 'بيرديكا، ثيسبروتيا' is 'بيرديكا، ثيسبروتيّ'</text:p>
      <text:p text:style-name="P1">Possesive form for 'بيرديككاس، كوزاني' is 'بيرديككاس، كوزانيّ'</text:p>
      <text:p text:style-name="P1">Possesive form for 'بيرغوس' is 'بيرغوسي'</text:p>
      <text:p text:style-name="P1">Possesive form for 'بيرغوس، إراكليون' is 'بيرغوس، إراكليوني'</text:p>
      <text:p text:style-name="P1">Possesive form for 'بيرني، كافالا' is 'بيرني، كافالاوي'</text:p>
      <text:p text:style-name="P1">Possesive form for 'بيريا، ثيسالونيكي' is 'بيريا، ثيسالونيكيّ'</text:p>
      <text:p text:style-name="P1">Possesive form for 'بيريستاسيس، بيريا' is 'بيريستاسيس، بيريّ'</text:p>
      <text:p text:style-name="P1">Possesive form for 'بيريستيرا، ثيسالونيكي' is 'بيريستيرا، ثيسالونيكيّ'</text:p>
      <text:p text:style-name="P1">Possesive form for 'بيريستيري' is 'بيريستيريّ'</text:p>
      <text:p text:style-name="P1">Possesive form for 'بيريفوليا، هانيا' is 'بيريفوليا، هانيّ'</text:p>
      <text:p text:style-name="P1">Possesive form for 'بيريفوليون، كيركيرا' is 'بيريفوليون، كيركيراوي'</text:p>
      <text:p text:style-name="P1">Possesive form for 'بيرييتوس، لاريسا' is 'بيرييتوس، لاريساوي'</text:p>
      <text:p text:style-name="P1">Possesive form for 'بيرييوس، أتيكي' is 'بيرييوس، أتيكيّ'</text:p>
      <text:p text:style-name="P1">Possesive form for 'بيرييون، هيوس' is 'بيرييون، هيوسي'</text:p>
      <text:p text:style-name="P1">Possesive form for 'بيرييياليون، كورينثيا' is 'بيرييياليون، كورينثيّ'</text:p>
      <text:p text:style-name="P1">Possesive form for 'بيغي، كافالا' is 'بيغي، كافالاوي'</text:p>
      <text:p text:style-name="P1">Possesive form for 'بيكيرميون، أتيكي' is 'بيكيرميون، أتيكيّ'</text:p>
      <text:p text:style-name="P1">Possesive form for 'بيلا، بيلا' is 'بيلا، بيلاوي'</text:p>
      <text:p text:style-name="P1">Possesive form for 'بيلاسييا، فثيوتيس' is 'بيلاسييا، فثيوتيسي'</text:p>
      <text:p text:style-name="P1">Possesive form for 'بيلوبيون، إليا' is 'بيلوبيون، إليّ'</text:p>
      <text:p text:style-name="P1">Possesive form for 'بيلوس، ميسينيا' is 'بيلوس، ميسينيّ'</text:p>
      <text:p text:style-name="P1">Possesive form for 'بيلي، تريكالا' is 'بيلي، تريكالاوي'</text:p>
      <text:p text:style-name="P1">Possesive form for 'بيليا، ثيسالونيكي' is 'بيليا، ثيسالونيكيّ'</text:p>
      <text:p text:style-name="P1">Possesive form for 'بيليون، دوديكانيسوس' is 'بيليون، دوديكانيسوسي'</text:p>
      <text:p text:style-name="P1">Possesive form for 'بينت فريسي، ثيسالونيكي' is 'بينت فريسي، ثيسالونيكيّ'</text:p>
      <text:p text:style-name="P1">Possesive form for 'بينتابلاتانون، بيلا' is 'بينتابلاتانون، بيلاوي'</text:p>
      <text:p text:style-name="P1">Possesive form for 'بينتابوليس، سيرري' is 'بينتابوليس، سيرريّ'</text:p>
      <text:p text:style-name="P1">Possesive form for 'بينتالوفوس، ثيسالونيكي' is 'بينتالوفوس، ثيسالونيكيّ'</text:p>
      <text:p text:style-name="P1">Possesive form for 'بينتيلي، أتيكي' is 'بينتيلي، أتيكيّ'</text:p>
      <text:p text:style-name="P1">Possesive form for 'بيوكا، ثيسالونيكي' is 'بيوكا، ثيسالونيكيّ'</text:p>
      <text:p text:style-name="P1">Possesive form for 'بيوكوكوريون، هالكيديكي' is 'بيوكوكوريون، هالكيديكيّ'</text:p>
      <text:p text:style-name="P1">Possesive form for 'بيوكي، أتيكي' is 'بيوكي، أتيكيّ'</text:p>
      <text:p text:style-name="P1">Possesive form for 'بييي، تريكالا' is 'بييي، تريكالاوي'</text:p>
      <text:p text:style-name="P1">Possesive form for 'تاغاراديس، ثيسالونيكي' is 'تاغاراديس، ثيسالونيكيّ'</text:p>
      <text:p text:style-name="P1">Possesive form for 'تاكسياركي، تريكالا' is 'تاكسياركي، تريكالاوي'</text:p>
      <text:p text:style-name="P1">Possesive form for 'تاكسياركيس، هالكيديكي' is 'تاكسياركيس، هالكيديكيّ'</text:p>
      <text:p text:style-name="P1">Possesive form for 'تاوروس، أتيكي' is 'تاوروس، أتيكيّ'</text:p>
      <text:p text:style-name="P1">Possesive form for 'تراغانا، فثيوتيس' is 'تراغانا، فثيوتيسي'</text:p>
      <text:p text:style-name="P1">Possesive form for 'تراغانون، إليا' is 'تراغانون، إليّ'</text:p>
      <text:p text:style-name="P1">Possesive form for 'تريادا، إففويا' is 'تريادا، إففويّ'</text:p>
      <text:p text:style-name="P1">Possesive form for 'تريانتافيليا، سيرري' is 'تريانتافيليا، سيرريّ'</text:p>
      <text:p text:style-name="P1"><text:soft-page-break/>Possesive form for 'ترياندريا، ثيسالونيكي' is 'ترياندريا، ثيسالونيكيّ'</text:p>
      <text:p text:style-name="P1">Possesive form for 'تريبولي' is 'تريبوليّ'</text:p>
      <text:p text:style-name="P1">Possesive form for 'تريفوس، أيتوليا كي أكارنانيا' is 'تريفوس، أيتوليا كي أكارنانيّ'</text:p>
      <text:p text:style-name="P1">Possesive form for 'تريكالا' is 'تريكالاوي'</text:p>
      <text:p text:style-name="P1">Possesive form for 'تريكالا، تريكالا' is 'تريكالا، تريكالاوي'</text:p>
      <text:p text:style-name="P1">Possesive form for 'تريكيريون، ماغنيسيا' is 'تريكيريون، ماغنيسيّ'</text:p>
      <text:p text:style-name="P1">Possesive form for 'تريلوفون، ثيسالونيكي' is 'تريلوفون، ثيسالونيكيّ'</text:p>
      <text:p text:style-name="P1">Possesive form for 'تزيرميادون، لاسيثي' is 'تزيرميادون، لاسيثيّ'</text:p>
      <text:p text:style-name="P1">Possesive form for 'تساريتساني، لاريسا' is 'تساريتساني، لاريساوي'</text:p>
      <text:p text:style-name="P1">Possesive form for 'تساكوي، بيلا' is 'تساكوي، بيلاوي'</text:p>
      <text:p text:style-name="P1">Possesive form for 'تسوتيليون، كوزاني' is 'تسوتيليون، كوزانيّ'</text:p>
      <text:p text:style-name="P1">Possesive form for 'تسيفليكوبولون، إوانينا' is 'تسيفليكوبولون، إوانيناوي'</text:p>
      <text:p text:style-name="P1">Possesive form for 'تسيكالاريا، هانيا' is 'تسيكالاريا، هانيّ'</text:p>
      <text:p text:style-name="P1">Possesive form for 'تولون، أرغوليس' is 'تولون، أرغوليسي'</text:p>
      <text:p text:style-name="P1">Possesive form for 'تومبا، سيرري' is 'تومبا، سيرريّ'</text:p>
      <text:p text:style-name="P1">Possesive form for 'تومبا، كيلكيس' is 'تومبا، كيلكيسي'</text:p>
      <text:p text:style-name="P1">Possesive form for 'تيثوري، فثيوتيس' is 'تيثوري، فثيوتيسي'</text:p>
      <text:p text:style-name="P1">Possesive form for 'تيربسيثي، لاريسا' is 'تيربسيثي، لاريساوي'</text:p>
      <text:p text:style-name="P1">Possesive form for 'تيربني، سيرري' is 'تيربني، سيرريّ'</text:p>
      <text:p text:style-name="P1">Possesive form for 'تيرنافوس' is 'تيرنافوسي'</text:p>
      <text:p text:style-name="P1">Possesive form for 'تيكيرون، إفروس' is 'تيكيرون، إفروسي'</text:p>
      <text:p text:style-name="P1">Possesive form for 'تيليسوس، إراكليون' is 'تيليسوس، إراكليوني'</text:p>
      <text:p text:style-name="P1">Possesive form for 'تيمباكيون، إراكليون' is 'تيمباكيون، إراكليوني'</text:p>
      <text:p text:style-name="P1">Possesive form for 'تيميني، أهيا' is 'تيميني، أهيّ'</text:p>
      <text:p text:style-name="P1">Possesive form for 'تينوس، كيكلاديس' is 'تينوس، كيكلاديسي'</text:p>
      <text:p text:style-name="P1">Possesive form for 'ثاسوس، كافالا' is 'ثاسوس، كافالاوي'</text:p>
      <text:p text:style-name="P1">Possesive form for 'ثرابسانون، إراكليون' is 'ثرابسانون، إراكليوني'</text:p>
      <text:p text:style-name="P1">Possesive form for 'ثراكوماكيدونيس، أتيكي' is 'ثراكوماكيدونيس، أتيكيّ'</text:p>
      <text:p text:style-name="P1">Possesive form for 'ثوريا، ميسينيا' is 'ثوريا، ميسينيّ'</text:p>
      <text:p text:style-name="P1">Possesive form for 'ثولوس، سيرري' is 'ثولوس، سيرريّ'</text:p>
      <text:p text:style-name="P1">Possesive form for 'ثيرا، كيكلاديس' is 'ثيرا، كيكلاديسي'</text:p>
      <text:p text:style-name="P1">Possesive form for 'ثيرمون، أيتوليا كي أكارنانيا' is 'ثيرمون، أيتوليا كي أكارنانيّ'</text:p>
      <text:p text:style-name="P1">Possesive form for 'ثيرمي، ثيسالونيكي' is 'ثيرمي، ثيسالونيكيّ'</text:p>
      <text:p text:style-name="P1">Possesive form for 'ثيريون، أيتوليا كي أكارنانيا' is 'ثيريون، أيتوليا كي أكارنانيّ'</text:p>
      <text:p text:style-name="P1">Possesive form for 'ثيسبروتيكون، بريفيزا' is 'ثيسبروتيكون، بريفيزاوي'</text:p>
      <text:p text:style-name="P1">Possesive form for 'ثيسبيي، فويوتيا' is 'ثيسبيي، فويوتيّ'</text:p>
      <text:p text:style-name="P1">Possesive form for 'ثيفا' is 'ثيفاوي'</text:p>
      <text:p text:style-name="P1">Possesive form for 'ثيميانا، هيوس' is 'ثيميانا، هيوسي'</text:p>
      <text:p text:style-name="P1">Possesive form for 'ثيودوريانا، أرتا' is 'ثيودوريانا، أرتاوي'</text:p>
      <text:p text:style-name="P1">Possesive form for 'ثيولوغوس، كافالا' is 'ثيولوغوس، كافالاوي'</text:p>
      <text:p text:style-name="P1">Possesive form for 'خالاندري' is 'خالاندريّ'</text:p>
      <text:p text:style-name="P1">Possesive form for 'خالكيذا' is 'خالكيذاوي'</text:p>
      <text:p text:style-name="P1">Possesive form for 'خانيا' is 'خانيّ'</text:p>
      <text:p text:style-name="P1">Possesive form for 'خايذاري' is 'خايذاريّ'</text:p>
      <text:p text:style-name="P1">Possesive form for 'خولارغوس' is 'خولارغوسي'</text:p>
      <text:p text:style-name="P1">Possesive form for 'خيوس ' is 'خيوس ي'</text:p>
      <text:p text:style-name="P1">Possesive form for 'داراتسوس، هانيا' is 'داراتسوس، هانيّ'</text:p>
      <text:p text:style-name="P1">Possesive form for 'داسوكوريون، سيرري' is 'داسوكوريون، سيرريّ'</text:p>
      <text:p text:style-name="P1"><text:soft-page-break/>Possesive form for 'داسوكوريون، لاريسا' is 'داسوكوريون، لاريساوي'</text:p>
      <text:p text:style-name="P1">Possesive form for 'دافنوديون، سيرري' is 'دافنوديون، سيرريّ'</text:p>
      <text:p text:style-name="P1">Possesive form for 'دافني، أتيكي' is 'دافني، أتيكيّ'</text:p>
      <text:p text:style-name="P1">Possesive form for 'دافني، أهيا' is 'دافني، أهيّ'</text:p>
      <text:p text:style-name="P1">Possesive form for 'دافنيس، إراكليون' is 'دافنيس، إراكليوني'</text:p>
      <text:p text:style-name="P1">Possesive form for 'دافنيون، لاكونيا' is 'دافنيون، لاكونيّ'</text:p>
      <text:p text:style-name="P1">Possesive form for 'داماشن، لاريسا' is 'داماشن، لاريساوي'</text:p>
      <text:p text:style-name="P1">Possesive form for 'داوليا، فويوتيا' is 'داوليا، فويوتيّ'</text:p>
      <text:p text:style-name="P1">Possesive form for 'درابيتسونا، أتيكي' is 'درابيتسونا، أتيكيّ'</text:p>
      <text:p text:style-name="P1">Possesive form for 'درافيسكوس، سيرري' is 'درافيسكوس، سيرريّ'</text:p>
      <text:p text:style-name="P1">Possesive form for 'دروساتون، كيلكيس' is 'دروساتون، كيلكيسي'</text:p>
      <text:p text:style-name="P1">Possesive form for 'دروسيا، أتيكي' is 'دروسيا، أتيكيّ'</text:p>
      <text:p text:style-name="P1">Possesive form for 'دروسيا، إففويا' is 'دروسيا، إففويّ'</text:p>
      <text:p text:style-name="P1">Possesive form for 'دريبانون، أرغوليس' is 'دريبانون، أرغوليسي'</text:p>
      <text:p text:style-name="P1">Possesive form for 'دريبانون، كوزاني' is 'دريبانون، كوزانيّ'</text:p>
      <text:p text:style-name="P1">Possesive form for 'دريموس، ثيسالونيكي' is 'دريموس، ثيسالونيكيّ'</text:p>
      <text:p text:style-name="P1">Possesive form for 'دوريون، ميسينيا' is 'دوريون، ميسينيّ'</text:p>
      <text:p text:style-name="P1">Possesive form for 'دوكساتون، دراما' is 'دوكساتون، دراماوي'</text:p>
      <text:p text:style-name="P1">Possesive form for 'دوكوس، رودوبي' is 'دوكوس، رودوبيّ'</text:p>
      <text:p text:style-name="P1">Possesive form for 'دوكيميون، أيتوليا كي أكارنانيا' is 'دوكيميون، أيتوليا كي أكارنانيّ'</text:p>
      <text:p text:style-name="P1">Possesive form for 'دوليانا، إوانينا' is 'دوليانا، إوانيناوي'</text:p>
      <text:p text:style-name="P1">Possesive form for 'دومفرينا، فويوتيا' is 'دومفرينا، فويوتيّ'</text:p>
      <text:p text:style-name="P1">Possesive form for 'دومنيستا، إفريتانيا' is 'دومنيستا، إفريتانيّ'</text:p>
      <text:p text:style-name="P1">Possesive form for 'دوموكوس، فثيوتيس' is 'دوموكوس، فثيوتيسي'</text:p>
      <text:p text:style-name="P1">Possesive form for 'ديافاتا، ثيسالونيكي' is 'ديافاتا، ثيسالونيكيّ'</text:p>
      <text:p text:style-name="P1">Possesive form for 'ديافاتوس، إماثيا' is 'ديافاتوس، إماثيّ'</text:p>
      <text:p text:style-name="P1">Possesive form for 'دياكوبتون، أهيا' is 'دياكوبتون، أهيّ'</text:p>
      <text:p text:style-name="P1">Possesive form for 'ديديما، أرغوليس' is 'ديديما، أرغوليسي'</text:p>
      <text:p text:style-name="P1">Possesive form for 'ديرفيني، كورينثيا' is 'ديرفيني، كورينثيّ'</text:p>
      <text:p text:style-name="P1">Possesive form for 'ديسبيليون، كاستوريا' is 'ديسبيليون، كاستوريّ'</text:p>
      <text:p text:style-name="P1">Possesive form for 'ديستومون، فويوتيا' is 'ديستومون، فويوتيّ'</text:p>
      <text:p text:style-name="P1">Possesive form for 'ديسفينا، فوكيس' is 'ديسفينا، فوكيسي'</text:p>
      <text:p text:style-name="P1">Possesive form for 'ديسكاتي، غريفينا' is 'ديسكاتي، غريفيناوي'</text:p>
      <text:p text:style-name="P1">Possesive form for 'ديكيا، إفروس' is 'ديكيا، إفروسي'</text:p>
      <text:p text:style-name="P1">Possesive form for 'ديلفوي، فوكيس' is 'ديلفوي، فوكيسي'</text:p>
      <text:p text:style-name="P1">Possesive form for 'ديليريا، لاريسا' is 'ديليريا، لاريساوي'</text:p>
      <text:p text:style-name="P1">Possesive form for 'ديليسي، فويوتيا' is 'ديليسي، فويوتيّ'</text:p>
      <text:p text:style-name="P1">Possesive form for 'ديميتريتشن، سيرري' is 'ديميتريتشن، سيرريّ'</text:p>
      <text:p text:style-name="P1">Possesive form for 'ديمينيكا، أهيا' is 'ديمينيكا، أهيّ'</text:p>
      <text:p text:style-name="P1">Possesive form for 'ديمينيون، ماغنيسيا' is 'ديمينيون، ماغنيسيّ'</text:p>
      <text:p text:style-name="P1">Possesive form for 'ديون، بيريا' is 'ديون، بيريّ'</text:p>
      <text:p text:style-name="P1">Possesive form for 'ديونيسوس، أتيكي' is 'ديونيسوس، أتيكيّ'</text:p>
      <text:p text:style-name="P1">Possesive form for 'ذراما' is 'ذراماوي'</text:p>
      <text:p text:style-name="P1">Possesive form for 'ذيذيموتيخو' is 'ذيذيموتيخوي'</text:p>
      <text:p text:style-name="P1">Possesive form for 'رابساني، لاريسا' is 'رابساني، لاريساوي'</text:p>
      <text:p text:style-name="P1">Possesive form for 'رافينا، أتيكي' is 'رافينا، أتيكيّ'</text:p>
      <text:p text:style-name="P1">Possesive form for 'رودس ' is 'رودس ي'</text:p>
      <text:p text:style-name="P1">Possesive form for 'رودوبوليس، أتيكي' is 'رودوبوليس، أتيكيّ'</text:p>
      <text:p text:style-name="P1"><text:soft-page-break/>Possesive form for 'رودوبوليس، سيرري' is 'رودوبوليس، سيرريّ'</text:p>
      <text:p text:style-name="P1">Possesive form for 'رودوتوبيون، إوانينا' is 'رودوتوبيون، إوانيناوي'</text:p>
      <text:p text:style-name="P1">Possesive form for 'رودودافني، أهيا' is 'رودودافني، أهيّ'</text:p>
      <text:p text:style-name="P1">Possesive form for 'رودوليفوس، سيرري' is 'رودوليفوس، سيرريّ'</text:p>
      <text:p text:style-name="P1">Possesive form for 'روديتسا، فثيوتيس' is 'روديتسا، فثيوتيسي'</text:p>
      <text:p text:style-name="P1">Possesive form for 'روفيي، إففويا' is 'روفيي، إففويّ'</text:p>
      <text:p text:style-name="P1">Possesive form for 'روييتيكا، أهيا' is 'روييتيكا، أهيّ'</text:p>
      <text:p text:style-name="P1">Possesive form for 'ريتيني، بيريا' is 'ريتيني، بيريّ'</text:p>
      <text:p text:style-name="P1">Possesive form for 'ريثيمنو' is 'ريثيمنوي'</text:p>
      <text:p text:style-name="P1">Possesive form for 'ريزاريون، بيلا' is 'ريزاريون، بيلاوي'</text:p>
      <text:p text:style-name="P1">Possesive form for 'ريزاريون، تريكالا' is 'ريزاريون، تريكالاوي'</text:p>
      <text:p text:style-name="P1">Possesive form for 'ريزوما، تريكالا' is 'ريزوما، تريكالاوي'</text:p>
      <text:p text:style-name="P1">Possesive form for 'ريزوماتا، إماثيا' is 'ريزوماتا، إماثيّ'</text:p>
      <text:p text:style-name="P1">Possesive form for 'ريزوميلوس، ماغنيسيا' is 'ريزوميلوس، ماغنيسيّ'</text:p>
      <text:p text:style-name="P1">Possesive form for 'ريزون، بيلا' is 'ريزون، بيلاوي'</text:p>
      <text:p text:style-name="P1">Possesive form for 'ريزيا، إفروس' is 'ريزيا، إفروسي'</text:p>
      <text:p text:style-name="P1">Possesive form for 'رينتينا، كارديتسا' is 'رينتينا، كارديتساوي'</text:p>
      <text:p text:style-name="P1">Possesive form for 'رينكينيون، فثيوتيس' is 'رينكينيون، فثيوتيسي'</text:p>
      <text:p text:style-name="P1">Possesive form for 'ريون، أهيا' is 'ريون، أهيّ'</text:p>
      <text:p text:style-name="P1">Possesive form for 'زاراكيس، إففويا' is 'زاراكيس، إففويّ'</text:p>
      <text:p text:style-name="P1">Possesive form for 'زاركوس، تريكالا' is 'زاركوس، تريكالاوي'</text:p>
      <text:p text:style-name="P1">Possesive form for 'زاروس، إراكليون' is 'زاروس، إراكليوني'</text:p>
      <text:p text:style-name="P1">Possesive form for 'زاغورا، ماغنيسيا' is 'زاغورا، ماغنيسيّ'</text:p>
      <text:p text:style-name="P1">Possesive form for 'زاكارو، إليا' is 'زاكارو، إليّ'</text:p>
      <text:p text:style-name="P1">Possesive form for 'زاكينثوس ' is 'زاكينثوس ي'</text:p>
      <text:p text:style-name="P1">Possesive form for 'زانكليفيريون، ثيسالونيكي' is 'زانكليفيريون، ثيسالونيكيّ'</text:p>
      <text:p text:style-name="P1">Possesive form for 'زوغرافو' is 'زوغرافوي'</text:p>
      <text:p text:style-name="P1">Possesive form for 'زونيانا، ريثيمني' is 'زونيانا، ريثيمنيّ'</text:p>
      <text:p text:style-name="P1">Possesive form for 'زيباريون، دوديكانيسوس' is 'زيباريون، دوديكانيسوسي'</text:p>
      <text:p text:style-name="P1">Possesive form for 'زيتسا، إوانينا' is 'زيتسا، إوانيناوي'</text:p>
      <text:p text:style-name="P1">Possesive form for 'زيغوس، كافالا' is 'زيغوس، كافالاوي'</text:p>
      <text:p text:style-name="P1">Possesive form for 'زيفيريون، أتيكي' is 'زيفيريون، أتيكيّ'</text:p>
      <text:p text:style-name="P1">Possesive form for 'زيليون، فثيوتيس' is 'زيليون، فثيوتيسي'</text:p>
      <text:p text:style-name="P1">Possesive form for 'زيوغولاشن، كورينثيا' is 'زيوغولاشن، كورينثيّ'</text:p>
      <text:p text:style-name="P1">Possesive form for 'سابي، رودوبي' is 'سابي، رودوبيّ'</text:p>
      <text:p text:style-name="P1">Possesive form for 'سارتي، هالكيديكي' is 'سارتي، هالكيديكيّ'</text:p>
      <text:p text:style-name="P1">Possesive form for 'ساردينيا، أيتوليا كي أكارنانيا' is 'ساردينيا، أيتوليا كي أكارنانيّ'</text:p>
      <text:p text:style-name="P1">Possesive form for 'سارونيس، أتيكي' is 'سارونيس، أتيكيّ'</text:p>
      <text:p text:style-name="P1">Possesive form for 'ساغييكا، أهيا' is 'ساغييكا، أهيّ'</text:p>
      <text:p text:style-name="P1">Possesive form for 'سافاليا، إليا' is 'سافاليا، إليّ'</text:p>
      <text:p text:style-name="P1">Possesive form for 'سالامينا' is 'سالاميناوي'</text:p>
      <text:p text:style-name="P1">Possesive form for 'سالونيك' is 'سالونيكي'</text:p>
      <text:p text:style-name="P1">Possesive form for 'سامارينا، غريفينا' is 'سامارينا، غريفيناوي'</text:p>
      <text:p text:style-name="P1">Possesive form for 'ساموس، ساموس' is 'ساموس، ساموسي'</text:p>
      <text:p text:style-name="P1">Possesive form for 'سامي، كيفالينيا' is 'سامي، كيفالينيّ'</text:p>
      <text:p text:style-name="P1">Possesive form for 'ساييادا، ثيسبروتيا' is 'ساييادا، ثيسبروتيّ'</text:p>
      <text:p text:style-name="P1">Possesive form for 'سباتا، أتيكي' is 'سباتا، أتيكيّ'</text:p>
      <text:p text:style-name="P1">Possesive form for 'سبارتا، أتيكي' is 'سبارتا، أتيكيّ'</text:p>
      <text:p text:style-name="P1"><text:soft-page-break/>Possesive form for 'سبارتي، لاكونيا' is 'سبارتي، لاكونيّ'</text:p>
      <text:p text:style-name="P1">Possesive form for 'سبوليتا، أيتوليا كي أكارنانيا' is 'سبوليتا، أيتوليا كي أكارنانيّ'</text:p>
      <text:p text:style-name="P1">Possesive form for 'سبيتسي، أتيكي' is 'سبيتسي، أتيكيّ'</text:p>
      <text:p text:style-name="P1">Possesive form for 'سبيركوييا، ميسينيا' is 'سبيركوييا، ميسينيّ'</text:p>
      <text:p text:style-name="P1">Possesive form for 'سبيركياس، فثيوتيس' is 'سبيركياس، فثيوتيسي'</text:p>
      <text:p text:style-name="P1">Possesive form for 'ستاثموس موريون، كيلكيس' is 'ستاثموس موريون، كيلكيسي'</text:p>
      <text:p text:style-name="P1">Possesive form for 'ستافروبولي' is 'ستافروبوليّ'</text:p>
      <text:p text:style-name="P1">Possesive form for 'ستاليس، إراكليون' is 'ستاليس، إراكليوني'</text:p>
      <text:p text:style-name="P1">Possesive form for 'ستاماتا، أتيكي' is 'ستاماتا، أتيكيّ'</text:p>
      <text:p text:style-name="P1">Possesive form for 'ستامنا، أيتوليا كي أكارنانيا' is 'ستامنا، أيتوليا كي أكارنانيّ'</text:p>
      <text:p text:style-name="P1">Possesive form for 'ستانوس، أيتوليا كي أكارنانيا' is 'ستانوس، أيتوليا كي أكارنانيّ'</text:p>
      <text:p text:style-name="P1">Possesive form for 'ستاوراكيون، إوانينا' is 'ستاوراكيون، إوانيناوي'</text:p>
      <text:p text:style-name="P1">Possesive form for 'ستاوروس، إماثيا' is 'ستاوروس، إماثيّ'</text:p>
      <text:p text:style-name="P1">Possesive form for 'ستاوروس، ثيسالونيكي' is 'ستاوروس، ثيسالونيكيّ'</text:p>
      <text:p text:style-name="P1">Possesive form for 'ستاوروس، فثيوتيس' is 'ستاوروس، فثيوتيسي'</text:p>
      <text:p text:style-name="P1">Possesive form for 'ستاوروس، كارديتسا' is 'ستاوروس، كارديتساوي'</text:p>
      <text:p text:style-name="P1">Possesive form for 'ستراتوس، أيتوليا كي أكارنانيا' is 'ستراتوس، أيتوليا كي أكارنانيّ'</text:p>
      <text:p text:style-name="P1">Possesive form for 'ستراتونيون، هالكيديكي' is 'ستراتونيون، هالكيديكيّ'</text:p>
      <text:p text:style-name="P1">Possesive form for 'ستريمونيكون، سيرري' is 'ستريمونيكون، سيرريّ'</text:p>
      <text:p text:style-name="P1">Possesive form for 'ستورنارييكا، تريكالا' is 'ستورنارييكا، تريكالاوي'</text:p>
      <text:p text:style-name="P1">Possesive form for 'ستيبسي، ليسفوس' is 'ستيبسي، ليسفوسي'</text:p>
      <text:p text:style-name="P1">Possesive form for 'ستيرنا، إفروس' is 'ستيرنا، إفروسي'</text:p>
      <text:p text:style-name="P1">Possesive form for 'ستيرني، هانيا' is 'ستيرني، هانيّ'</text:p>
      <text:p text:style-name="P1">Possesive form for 'ستيريون، فويوتيا' is 'ستيريون، فويوتيّ'</text:p>
      <text:p text:style-name="P1">Possesive form for 'ستيفانوفيكيون، ماغنيسيا' is 'ستيفانوفيكيون، ماغنيسيّ'</text:p>
      <text:p text:style-name="P1">Possesive form for 'ستيليس، فثيوتيس' is 'ستيليس، فثيوتيسي'</text:p>
      <text:p text:style-name="P1">Possesive form for 'ستيمانكا، كورينثيا' is 'ستيمانكا، كورينثيّ'</text:p>
      <text:p text:style-name="P1">Possesive form for 'سغورو، دوديكانيسوس' is 'سغورو، دوديكانيسوسي'</text:p>
      <text:p text:style-name="P1">Possesive form for 'سفورونوس، بيريا' is 'سفورونوس، بيريّ'</text:p>
      <text:p text:style-name="P1">Possesive form for 'سفينداميو، بيريا' is 'سفينداميو، بيريّ'</text:p>
      <text:p text:style-name="P1">Possesive form for 'سكارامانكاس، أتيكي' is 'سكارامانكاس، أتيكيّ'</text:p>
      <text:p text:style-name="P1">Possesive form for 'سكالا أوروبو، أتيكي' is 'سكالا أوروبو، أتيكيّ'</text:p>
      <text:p text:style-name="P1">Possesive form for 'سكالا فوركاس، هالكيديكي' is 'سكالا فوركاس، هالكيديكيّ'</text:p>
      <text:p text:style-name="P1">Possesive form for 'سكالا، دوديكانيسوس' is 'سكالا، دوديكانيسوسي'</text:p>
      <text:p text:style-name="P1">Possesive form for 'سكالا، لاكونيا' is 'سكالا، لاكونيّ'</text:p>
      <text:p text:style-name="P1">Possesive form for 'سكالانيون، إراكليون' is 'سكالانيون، إراكليوني'</text:p>
      <text:p text:style-name="P1">Possesive form for 'سكوبيلوس، ليسفوس' is 'سكوبيلوس، ليسفوسي'</text:p>
      <text:p text:style-name="P1">Possesive form for 'سكوبيلوس، ماغنيسيا' is 'سكوبيلوس، ماغنيسيّ'</text:p>
      <text:p text:style-name="P1">Possesive form for 'سكوتاروس، ليسفوس' is 'سكوتاروس، ليسفوسي'</text:p>
      <text:p text:style-name="P1">Possesive form for 'سكوتاري، سيرري' is 'سكوتاري، سيرريّ'</text:p>
      <text:p text:style-name="P1">Possesive form for 'سكوتوسا، سيرري' is 'سكوتوسا، سيرريّ'</text:p>
      <text:p text:style-name="P1">Possesive form for 'سكوتينا، بيريا' is 'سكوتينا، بيريّ'</text:p>
      <text:p text:style-name="P1">Possesive form for 'سكورتا، فويوتيا' is 'سكورتا، فويوتيّ'</text:p>
      <text:p text:style-name="P1">Possesive form for 'سكياثوس، ماغنيسيا' is 'سكياثوس، ماغنيسيّ'</text:p>
      <text:p text:style-name="P1">Possesive form for 'سكيدرا، بيلا' is 'سكيدرا، بيلاوي'</text:p>
      <text:p text:style-name="P1">Possesive form for 'سكيروس، إففويا' is 'سكيروس، إففويّ'</text:p>
      <text:p text:style-name="P1">Possesive form for 'سكيسما، لاسيثي' is 'سكيسما، لاسيثيّ'</text:p>
      <text:p text:style-name="P1">Possesive form for 'سكيماتاريون، فويوتيا' is 'سكيماتاريون، فويوتيّ'</text:p>
      <text:p text:style-name="P1"><text:soft-page-break/>Possesive form for 'سودا، هانيا' is 'سودا، هانيّ'</text:p>
      <text:p text:style-name="P1">Possesive form for 'سوربي، ماغنيسيا' is 'سوربي، ماغنيسيّ'</text:p>
      <text:p text:style-name="P1">Possesive form for 'سوروتي، ثيسالونيكي' is 'سوروتي، ثيسالونيكيّ'</text:p>
      <text:p text:style-name="P1">Possesive form for 'سوروني، دوديكانيسوس' is 'سوروني، دوديكانيسوسي'</text:p>
      <text:p text:style-name="P1">Possesive form for 'سوزوبوليس، هالكيديكي' is 'سوزوبوليس، هالكيديكيّ'</text:p>
      <text:p text:style-name="P1">Possesive form for 'سوساندرا، بيلا' is 'سوساندرا، بيلاوي'</text:p>
      <text:p text:style-name="P1">Possesive form for 'سوفاديس، كارديتسا' is 'سوفاديس، كارديتساوي'</text:p>
      <text:p text:style-name="P1">Possesive form for 'سوفليون، إفروس' is 'سوفليون، إفروسي'</text:p>
      <text:p text:style-name="P1">Possesive form for 'سوفيكون، إفروس' is 'سوفيكون، إفروسي'</text:p>
      <text:p text:style-name="P1">Possesive form for 'سوفيكون، كورينثيا' is 'سوفيكون، كورينثيّ'</text:p>
      <text:p text:style-name="P1">Possesive form for 'سوكوس، ثيسالونيكي' is 'سوكوس، ثيسالونيكيّ'</text:p>
      <text:p text:style-name="P1">Possesive form for 'سياتيستا، كوزاني' is 'سياتيستا، كوزانيّ'</text:p>
      <text:p text:style-name="P1">Possesive form for 'سيتاغروي، دراما' is 'سيتاغروي، دراماوي'</text:p>
      <text:p text:style-name="P1">Possesive form for 'سيتيا، لاسيثي' is 'سيتيا، لاسيثيّ'</text:p>
      <text:p text:style-name="P1">Possesive form for 'سيديروكاسترون، سيرري' is 'سيديروكاسترون، سيرريّ'</text:p>
      <text:p text:style-name="P1">Possesive form for 'سيرس' is 'سيرسي'</text:p>
      <text:p text:style-name="P1">Possesive form for 'سيرفيا، كوزاني' is 'سيرفيا، كوزانيّ'</text:p>
      <text:p text:style-name="P1">Possesive form for 'سيساميا، سيرري' is 'سيساميا، سيرريّ'</text:p>
      <text:p text:style-name="P1">Possesive form for 'سيشن، لاسيثي' is 'سيشن، لاسيثيّ'</text:p>
      <text:p text:style-name="P1">Possesive form for 'سيفاستي، بيريا' is 'سيفاستي، بيريّ'</text:p>
      <text:p text:style-name="P1">Possesive form for 'سيفاستيانا، بيلا' is 'سيفاستيانا، بيلاوي'</text:p>
      <text:p text:style-name="P1">Possesive form for 'سيفوتا، ثيسبروتيا' is 'سيفوتا، ثيسبروتيّ'</text:p>
      <text:p text:style-name="P1">Possesive form for 'سيكوريون، لاريسا' is 'سيكوريون، لاريساوي'</text:p>
      <text:p text:style-name="P1">Possesive form for 'سيكي، لاكونيا' is 'سيكي، لاكونيّ'</text:p>
      <text:p text:style-name="P1">Possesive form for 'سيكي، هالكيديكي' is 'سيكي، هالكيديكيّ'</text:p>
      <text:p text:style-name="P1">Possesive form for 'سيكيون، كورينثيا' is 'سيكيون، كورينثيّ'</text:p>
      <text:p text:style-name="P1">Possesive form for 'سيكييس' is 'سيكييسي'</text:p>
      <text:p text:style-name="P1">Possesive form for 'سيليانيتيكا، أهيا' is 'سيليانيتيكا، أهيّ'</text:p>
      <text:p text:style-name="P1">Possesive form for 'سيليرون، كسانثي' is 'سيليرون، كسانثيّ'</text:p>
      <text:p text:style-name="P1">Possesive form for 'سيليفينيوتيكا، أهيا' is 'سيليفينيوتيكا، أهيّ'</text:p>
      <text:p text:style-name="P1">Possesive form for 'سيلينيا، أتيكي' is 'سيلينيا، أتيكيّ'</text:p>
      <text:p text:style-name="P1">Possesive form for 'سيمانترا، هالكيديكي' is 'سيمانترا، هالكيديكيّ'</text:p>
      <text:p text:style-name="P1">Possesive form for 'سيمي، دوديكانيسوس' is 'سيمي، دوديكانيسوسي'</text:p>
      <text:p text:style-name="P1">Possesive form for 'سيناراديس، كيركيرا' is 'سيناراديس، كيركيراوي'</text:p>
      <text:p text:style-name="P1">Possesive form for 'سيندوس، ثيسالونيكي' is 'سيندوس، ثيسالونيكيّ'</text:p>
      <text:p text:style-name="P1">Possesive form for 'غارغاليانوي، ميسينيا' is 'غارغاليانوي، ميسينيّ'</text:p>
      <text:p text:style-name="P1">Possesive form for 'غازوروس، سيرري' is 'غازوروس، سيرريّ'</text:p>
      <text:p text:style-name="P1">Possesive form for 'غازيون، إراكليون' is 'غازيون، إراكليوني'</text:p>
      <text:p text:style-name="P1">Possesive form for 'غاستوري، كيركيرا' is 'غاستوري، كيركيراوي'</text:p>
      <text:p text:style-name="P1">Possesive form for 'غاستوني، إليا' is 'غاستوني، إليّ'</text:p>
      <text:p text:style-name="P1">Possesive form for 'غافالو، أيتوليا كي أكارنانيا' is 'غافالو، أيتوليا كي أكارنانيّ'</text:p>
      <text:p text:style-name="P1">Possesive form for 'غالاتاديس، بيلا' is 'غالاتاديس، بيلاوي'</text:p>
      <text:p text:style-name="P1">Possesive form for 'غالاتاس، أتيكي' is 'غالاتاس، أتيكيّ'</text:p>
      <text:p text:style-name="P1">Possesive form for 'غالاتاس، أيتوليا كي أكارنانيا' is 'غالاتاس، أيتوليا كي أكارنانيّ'</text:p>
      <text:p text:style-name="P1">Possesive form for 'غالاتاس، هانيا' is 'غالاتاس، هانيّ'</text:p>
      <text:p text:style-name="P1">Possesive form for 'غالاتسي' is 'غالاتسيّ'</text:p>
      <text:p text:style-name="P1">Possesive form for 'غالاتشن، أتيكي' is 'غالاتشن، أتيكيّ'</text:p>
      <text:p text:style-name="P1">Possesive form for 'غالاتيستا، هالكيديكي' is 'غالاتيستا، هالكيديكيّ'</text:p>
      <text:p text:style-name="P1"><text:soft-page-break/>Possesive form for 'غالاتيني، كوزاني' is 'غالاتيني، كوزانيّ'</text:p>
      <text:p text:style-name="P1">Possesive form for 'غالاكسيديون، فوكيس' is 'غالاكسيديون، فوكيسي'</text:p>
      <text:p text:style-name="P1">Possesive form for 'غاليا، إراكليون' is 'غاليا، إراكليوني'</text:p>
      <text:p text:style-name="P1">Possesive form for 'غاليكوس، كيلكيس' is 'غاليكوس، كيلكيسي'</text:p>
      <text:p text:style-name="P1">Possesive form for 'غاوريو، كيكلاديس' is 'غاوريو، كيكلاديسي'</text:p>
      <text:p text:style-name="P1">Possesive form for 'غرا ليييا، لاسيثي' is 'غرا ليييا، لاسيثيّ'</text:p>
      <text:p text:style-name="P1">Possesive form for 'غراماتيكون، أتيكي' is 'غراماتيكون، أتيكيّ'</text:p>
      <text:p text:style-name="P1">Possesive form for 'غرامينيتسا، أرتا' is 'غرامينيتسا، أرتاوي'</text:p>
      <text:p text:style-name="P1">Possesive form for 'غريزانون، تريكالا' is 'غريزانون، تريكالاوي'</text:p>
      <text:p text:style-name="P1">Possesive form for 'غريفينا' is 'غريفيناوي'</text:p>
      <text:p text:style-name="P1">Possesive form for 'غريكوكوريون، ثيسبروتيا' is 'غريكوكوريون، ثيسبروتيّ'</text:p>
      <text:p text:style-name="P1">Possesive form for 'غلاوكي، كسانثي' is 'غلاوكي، كسانثيّ'</text:p>
      <text:p text:style-name="P1">Possesive form for 'غلوسا، ماغنيسيا' is 'غلوسا، ماغنيسيّ'</text:p>
      <text:p text:style-name="P1">Possesive form for 'غليفاذا' is 'غليفاذاوي'</text:p>
      <text:p text:style-name="P1">Possesive form for 'غليكا نيرا، أتيكي' is 'غليكا نيرا، أتيكيّ'</text:p>
      <text:p text:style-name="P1">Possesive form for 'غورغوبي، كيلكيس' is 'غورغوبي، كيلكيسي'</text:p>
      <text:p text:style-name="P1">Possesive form for 'غورني، إراكليون' is 'غورني، إراكليوني'</text:p>
      <text:p text:style-name="P1">Possesive form for 'غوريا، أيتوليا كي أكارنانيا' is 'غوريا، أيتوليا كي أكارنانيّ'</text:p>
      <text:p text:style-name="P1">Possesive form for 'غوريتسا، ماغنيسيا' is 'غوريتسا، ماغنيسيّ'</text:p>
      <text:p text:style-name="P1">Possesive form for 'غوفيا، كيركيرا' is 'غوفيا، كيركيراوي'</text:p>
      <text:p text:style-name="P1">Possesive form for 'غومفوي، تريكالا' is 'غومفوي، تريكالاوي'</text:p>
      <text:p text:style-name="P1">Possesive form for 'غوميرون، إليا' is 'غوميرون، إليّ'</text:p>
      <text:p text:style-name="P1">Possesive form for 'غومينيسا، كيلكيس' is 'غومينيسا، كيلكيسي'</text:p>
      <text:p text:style-name="P1">Possesive form for 'غونوي، لاريسا' is 'غونوي، لاريساوي'</text:p>
      <text:p text:style-name="P1">Possesive form for 'غيتانيون، زاكينثوس' is 'غيتانيون، زاكينثوسي'</text:p>
      <text:p text:style-name="P1">Possesive form for 'فاثي' is 'فاثيّ'</text:p>
      <text:p text:style-name="P1">Possesive form for 'فاثي، أتيكي' is 'فاثي، أتيكيّ'</text:p>
      <text:p text:style-name="P1">Possesive form for 'فاثي، إففويا' is 'فاثي، إففويّ'</text:p>
      <text:p text:style-name="P1">Possesive form for 'فاثيلاككوس، ثيسالونيكي' is 'فاثيلاككوس، ثيسالونيكيّ'</text:p>
      <text:p text:style-name="P1">Possesive form for 'فارثولوميو، إليا' is 'فارثولوميو، إليّ'</text:p>
      <text:p text:style-name="P1">Possesive form for 'فاردا، إليا' is 'فاردا، إليّ'</text:p>
      <text:p text:style-name="P1">Possesive form for 'فارسالا' is 'فارسالاوي'</text:p>
      <text:p text:style-name="P1">Possesive form for 'فارفاسينا، إليا' is 'فارفاسينا، إليّ'</text:p>
      <text:p text:style-name="P1">Possesive form for 'فاركادون، تريكالا' is 'فاركادون، تريكالاوي'</text:p>
      <text:p text:style-name="P1">Possesive form for 'فارنافاس، أتيكي' is 'فارنافاس، أتيكيّ'</text:p>
      <text:p text:style-name="P1">Possesive form for 'فاروس، إففويا' is 'فاروس، إففويّ'</text:p>
      <text:p text:style-name="P1">Possesive form for 'فاري، أتيكي' is 'فاري، أتيكيّ'</text:p>
      <text:p text:style-name="P1">Possesive form for 'فاري، كيكلاديس' is 'فاري، كيكلاديسي'</text:p>
      <text:p text:style-name="P1">Possesive form for 'فاريا، ليسفوس' is 'فاريا، ليسفوسي'</text:p>
      <text:p text:style-name="P1">Possesive form for 'فاسيليكا، ثيسالونيكي' is 'فاسيليكا، ثيسالونيكيّ'</text:p>
      <text:p text:style-name="P1">Possesive form for 'فاسيليكون، إففويا' is 'فاسيليكون، إففويّ'</text:p>
      <text:p text:style-name="P1">Possesive form for 'فاسيليكي، تريكالا' is 'فاسيليكي، تريكالاوي'</text:p>
      <text:p text:style-name="P1">Possesive form for 'فاسيليي، إراكليون' is 'فاسيليي، إراكليوني'</text:p>
      <text:p text:style-name="P1">Possesive form for 'فالانا، لاريسا' is 'فالانا، لاريساوي'</text:p>
      <text:p text:style-name="P1">Possesive form for 'فالتوتوبيون، سيرري' is 'فالتوتوبيون، سيرريّ'</text:p>
      <text:p text:style-name="P1">Possesive form for 'فالتيرون، سيرري' is 'فالتيرون، سيرريّ'</text:p>
      <text:p text:style-name="P1">Possesive form for 'فالساماتا، كيفالينيا' is 'فالساماتا، كيفالينيّ'</text:p>
      <text:p text:style-name="P1">Possesive form for 'فاليرا، ميسينيا' is 'فاليرا، ميسينيّ'</text:p>
      <text:p text:style-name="P1"><text:soft-page-break/>Possesive form for 'فاليراكيون، دوديكانيسوس' is 'فاليراكيون، دوديكانيسوسي'</text:p>
      <text:p text:style-name="P1">Possesive form for 'فامفاكو، لاريسا' is 'فامفاكو، لاريساوي'</text:p>
      <text:p text:style-name="P1">Possesive form for 'فامفاكوبولون، هانيا' is 'فامفاكوبولون، هانيّ'</text:p>
      <text:p text:style-name="P1">Possesive form for 'فامفاكوفيتون، سيرري' is 'فامفاكوفيتون، سيرريّ'</text:p>
      <text:p text:style-name="P1">Possesive form for 'فاناتون، زاكينثوس' is 'فاناتون، زاكينثوسي'</text:p>
      <text:p text:style-name="P1">Possesive form for 'فاني، دوديكانيسوس' is 'فاني، دوديكانيسوسي'</text:p>
      <text:p text:style-name="P1">Possesive form for 'فاييا، فويوتيا' is 'فاييا، فويوتيّ'</text:p>
      <text:p text:style-name="P1">Possesive form for 'فتيري، فثيوتيس' is 'فتيري، فثيوتيسي'</text:p>
      <text:p text:style-name="P1">Possesive form for 'فتيليا، دراما' is 'فتيليا، دراماوي'</text:p>
      <text:p text:style-name="P1">Possesive form for 'فراكاشن، كورينثيا' is 'فراكاشن، كورينثيّ'</text:p>
      <text:p text:style-name="P1">Possesive form for 'فراكنييكا، أهيا' is 'فراكنييكا، أهيّ'</text:p>
      <text:p text:style-name="P1">Possesive form for 'فراناس، أتيكي' is 'فراناس، أتيكيّ'</text:p>
      <text:p text:style-name="P1">Possesive form for 'فرايزس، هانيا' is 'فرايزس، هانيّ'</text:p>
      <text:p text:style-name="P1">Possesive form for 'فرونتادوس، هيوس' is 'فرونتادوس، هيوسي'</text:p>
      <text:p text:style-name="P1">Possesive form for 'فرونتو، بيريا' is 'فرونتو، بيريّ'</text:p>
      <text:p text:style-name="P1">Possesive form for 'فريليسيا، أتيكي' is 'فريليسيا، أتيكيّ'</text:p>
      <text:p text:style-name="P1">Possesive form for 'فرينا، إليا' is 'فرينا، إليّ'</text:p>
      <text:p text:style-name="P1">Possesive form for 'فلاكوبولون، ميسينيا' is 'فلاكوبولون، ميسينيّ'</text:p>
      <text:p text:style-name="P1">Possesive form for 'فلاكوكيراسي، أركاديا' is 'فلاكوكيراسي، أركاديّ'</text:p>
      <text:p text:style-name="P1">Possesive form for 'فلاكوييانيون، لاريسا' is 'فلاكوييانيون، لاريساوي'</text:p>
      <text:p text:style-name="P1">Possesive form for 'فلاكيوتيس، لاكونيا' is 'فلاكيوتيس، لاكونيّ'</text:p>
      <text:p text:style-name="P1">Possesive form for 'فلامبورون، سيرري' is 'فلامبورون، سيرريّ'</text:p>
      <text:p text:style-name="P1">Possesive form for 'فلورينا' is 'فلوريناوي'</text:p>
      <text:p text:style-name="P1">Possesive form for 'فلوييتا، هالكيديكي' is 'فلوييتا، هالكيديكيّ'</text:p>
      <text:p text:style-name="P1">Possesive form for 'فوتوليفوس، دراما' is 'فوتوليفوس، دراماوي'</text:p>
      <text:p text:style-name="P1">Possesive form for 'فورنوي، ساموس' is 'فورنوي، ساموسي'</text:p>
      <text:p text:style-name="P1">Possesive form for 'فوغاتسيكو، كاستوريا' is 'فوغاتسيكو، كاستوريّ'</text:p>
      <text:p text:style-name="P1">Possesive form for 'فوكيكون، كورينثيا' is 'فوكيكون، كورينثيّ'</text:p>
      <text:p text:style-name="P1">Possesive form for 'فولا' is 'فولاوي'</text:p>
      <text:p text:style-name="P1">Possesive form for 'فولاكس، دراما' is 'فولاكس، دراماوي'</text:p>
      <text:p text:style-name="P1">Possesive form for 'فولوس' is 'فولوسي'</text:p>
      <text:p text:style-name="P1">Possesive form for 'فولياغميني، أتيكي' is 'فولياغميني، أتيكيّ'</text:p>
      <text:p text:style-name="P1">Possesive form for 'فونيتسا، أيتوليا كي أكارنانيا' is 'فونيتسا، أيتوليا كي أكارنانيّ'</text:p>
      <text:p text:style-name="P1">Possesive form for 'فيتينا، أركاديا' is 'فيتينا، أركاديّ'</text:p>
      <text:p text:style-name="P1">Possesive form for 'فيتيي، أيتوليا كي أكارنانيا' is 'فيتيي، أيتوليا كي أكارنانيّ'</text:p>
      <text:p text:style-name="P1">Possesive form for 'فيرديكوسا، لاريسا' is 'فيرديكوسا، لاريساوي'</text:p>
      <text:p text:style-name="P1">Possesive form for 'فيروس، كيركيرا' is 'فيروس، كيركيراوي'</text:p>
      <text:p text:style-name="P1">Possesive form for 'فيروناس' is 'فيروناسي'</text:p>
      <text:p text:style-name="P1">Possesive form for 'فيرونيا، سيرري' is 'فيرونيا، سيرريّ'</text:p>
      <text:p text:style-name="P1">Possesive form for 'فيري، إفروس' is 'فيري، إفروسي'</text:p>
      <text:p text:style-name="P1">Possesive form for 'فيريا' is 'فيريّ'</text:p>
      <text:p text:style-name="P1">Possesive form for 'فيريي، سيرري' is 'فيريي، سيرريّ'</text:p>
      <text:p text:style-name="P1">Possesive form for 'فيريينا، إماثيا' is 'فيريينا، إماثيّ'</text:p>
      <text:p text:style-name="P1">Possesive form for 'فيكي، تريكالا' is 'فيكي، تريكالاوي'</text:p>
      <text:p text:style-name="P1">Possesive form for 'فيلا، إففويا' is 'فيلا، إففويّ'</text:p>
      <text:p text:style-name="P1">Possesive form for 'فيلفينتوس، كوزاني' is 'فيلفينتوس، كوزانيّ'</text:p>
      <text:p text:style-name="P1">Possesive form for 'فيلوتاس، فلورينا' is 'فيلوتاس، فلوريناوي'</text:p>
      <text:p text:style-name="P1">Possesive form for 'فيلوثي، أتيكي' is 'فيلوثي، أتيكيّ'</text:p>
      <text:p text:style-name="P1"><text:soft-page-break/>Possesive form for 'فيلوشن، كيكلاديس' is 'فيلوشن، كيكلاديسي'</text:p>
      <text:p text:style-name="P1">Possesive form for 'فيلون، كورينثيا' is 'فيلون، كورينثيّ'</text:p>
      <text:p text:style-name="P1">Possesive form for 'فيلي، أتيكي' is 'فيلي، أتيكيّ'</text:p>
      <text:p text:style-name="P1">Possesive form for 'فيليا، أتيكي' is 'فيليا، أتيكيّ'</text:p>
      <text:p text:style-name="P1">Possesive form for 'فيلياترا' is 'فيلياتراوي'</text:p>
      <text:p text:style-name="P1">Possesive form for 'فيلياتيس، ثيسبروتيا' is 'فيلياتيس، ثيسبروتيّ'</text:p>
      <text:p text:style-name="P1">Possesive form for 'فيليببياس، بريفيزا' is 'فيليببياس، بريفيزاوي'</text:p>
      <text:p text:style-name="P1">Possesive form for 'فيليرا، رودوبي' is 'فيليرا، رودوبيّ'</text:p>
      <text:p text:style-name="P1">Possesive form for 'فيليرون، ثيسالونيكي' is 'فيليرون، ثيسالونيكيّ'</text:p>
      <text:p text:style-name="P1">Possesive form for 'فيليستينون، ماغنيسيا' is 'فيليستينون، ماغنيسيّ'</text:p>
      <text:p text:style-name="P1">Possesive form for 'فينيراتون، إراكليون' is 'فينيراتون، إراكليوني'</text:p>
      <text:p text:style-name="P1">Possesive form for 'قيصرياني' is 'قيصريانيّ'</text:p>
      <text:p text:style-name="P1">Possesive form for 'كاباريليون، فويوتيا' is 'كاباريليون، فويوتيّ'</text:p>
      <text:p text:style-name="P1">Possesive form for 'كاباندريشن، أتيكي' is 'كاباندريشن، أتيكيّ'</text:p>
      <text:p text:style-name="P1">Possesive form for 'كاتاستاريون، زاكينثوس' is 'كاتاستاريون، زاكينثوسي'</text:p>
      <text:p text:style-name="P1">Possesive form for 'كاتريني' is 'كاترينيّ'</text:p>
      <text:p text:style-name="P1">Possesive form for 'كاتسيكاس، إوانينا' is 'كاتسيكاس، إوانيناوي'</text:p>
      <text:p text:style-name="P1">Possesive form for 'كاتو أسوس، كورينثيا' is 'كاتو أسوس، كورينثيّ'</text:p>
      <text:p text:style-name="P1">Possesive form for 'كاتو أسيتي، إراكليون' is 'كاتو أسيتي، إراكليوني'</text:p>
      <text:p text:style-name="P1">Possesive form for 'كاتو أكيا، أهيا' is 'كاتو أكيا، أهيّ'</text:p>
      <text:p text:style-name="P1">Possesive form for 'كاتو تيثوري، فثيوتيس' is 'كاتو تيثوري، فثيوتيسي'</text:p>
      <text:p text:style-name="P1">Possesive form for 'كاتو ديمينيون، كورينثيا' is 'كاتو ديمينيون، كورينثيّ'</text:p>
      <text:p text:style-name="P1">Possesive form for 'كاتو سكولاريون، ثيسالونيكي' is 'كاتو سكولاريون، ثيسالونيكيّ'</text:p>
      <text:p text:style-name="P1">Possesive form for 'كاتو سوليون، أتيكي' is 'كاتو سوليون، أتيكيّ'</text:p>
      <text:p text:style-name="P1">Possesive form for 'كاتو غليكوفريسي، لاكونيا' is 'كاتو غليكوفريسي، لاكونيّ'</text:p>
      <text:p text:style-name="P1">Possesive form for 'كاتو غوفي، إراكليون' is 'كاتو غوفي، إراكليوني'</text:p>
      <text:p text:style-name="P1">Possesive form for 'كاتو كاميلا، سيرري' is 'كاتو كاميلا، سيرريّ'</text:p>
      <text:p text:style-name="P1">Possesive form for 'كاتو كوراكيانا، كيركيرا' is 'كاتو كوراكيانا، كيركيراوي'</text:p>
      <text:p text:style-name="P1">Possesive form for 'كاتو كوريون، لاسيثي' is 'كاتو كوريون، لاسيثيّ'</text:p>
      <text:p text:style-name="P1">Possesive form for 'كاتو ليكونيا، ماغنيسيا' is 'كاتو ليكونيا، ماغنيسيّ'</text:p>
      <text:p text:style-name="P1">Possesive form for 'كاتو مازاراكيون، أهيا' is 'كاتو مازاراكيون، أهيّ'</text:p>
      <text:p text:style-name="P1">Possesive form for 'كاتو ميتروشن، سيرري' is 'كاتو ميتروشن، سيرريّ'</text:p>
      <text:p text:style-name="P1">Possesive form for 'كاتو ميلي، بيريا' is 'كاتو ميلي، بيريّ'</text:p>
      <text:p text:style-name="P1">Possesive form for 'كاتو نيوروكوبيون، دراما' is 'كاتو نيوروكوبيون، دراماوي'</text:p>
      <text:p text:style-name="P1">Possesive form for 'كاتوكي، أيتوليا كي أكارنانيا' is 'كاتوكي، أيتوليا كي أكارنانيّ'</text:p>
      <text:p text:style-name="P1">Possesive form for 'كاتونا، أيتوليا كي أكارنانيا' is 'كاتونا، أيتوليا كي أكارنانيّ'</text:p>
      <text:p text:style-name="P1">Possesive form for 'كاراتولاس، إليا' is 'كاراتولاس، إليّ'</text:p>
      <text:p text:style-name="P1">Possesive form for 'كارباثوس، دوديكانيسوس' is 'كارباثوس، دوديكانيسوسي'</text:p>
      <text:p text:style-name="P1">Possesive form for 'كاربنيسي' is 'كاربنيسيّ'</text:p>
      <text:p text:style-name="P1">Possesive form for 'كاربوكوريون، كارديتسا' is 'كاربوكوريون، كارديتساوي'</text:p>
      <text:p text:style-name="P1">Possesive form for 'كاربيري، سيرري' is 'كاربيري، سيرريّ'</text:p>
      <text:p text:style-name="P1">Possesive form for 'كاربينيشن، إفريتانيا' is 'كاربينيشن، إفريتانيّ'</text:p>
      <text:p text:style-name="P1">Possesive form for 'كارتيرادوس، كيكلاديس' is 'كارتيرادوس، كيكلاديسي'</text:p>
      <text:p text:style-name="P1">Possesive form for 'كارداماس، إليا' is 'كارداماس، إليّ'</text:p>
      <text:p text:style-name="P1">Possesive form for 'كارداميتسيا، إوانينا' is 'كارداميتسيا، إوانيناوي'</text:p>
      <text:p text:style-name="P1">Possesive form for 'كاردامينا، دوديكانيسوس' is 'كاردامينا، دوديكانيسوسي'</text:p>
      <text:p text:style-name="P1">Possesive form for 'كارديا، ثيسالونيكي' is 'كارديا، ثيسالونيكيّ'</text:p>
      <text:p text:style-name="P1">Possesive form for 'كارديتسوماغولا، كارديتسا' is 'كارديتسوماغولا، كارديتساوي'</text:p>
      <text:p text:style-name="P1"><text:soft-page-break/>Possesive form for 'كارذيتسا' is 'كارذيتساوي'</text:p>
      <text:p text:style-name="P1">Possesive form for 'كاروبون، سيرري' is 'كاروبون، سيرريّ'</text:p>
      <text:p text:style-name="P1">Possesive form for 'كاروتي، إفروس' is 'كاروتي، إفروسي'</text:p>
      <text:p text:style-name="P1">Possesive form for 'كاروساديس، كيركيرا' is 'كاروساديس، كيركيراوي'</text:p>
      <text:p text:style-name="P1">Possesive form for 'كاريا، ليفكاس' is 'كاريا، ليفكاسي'</text:p>
      <text:p text:style-name="P1">Possesive form for 'كاريتسا، بيريا' is 'كاريتسا، بيريّ'</text:p>
      <text:p text:style-name="P1">Possesive form for 'كاريديتسا، كوزاني' is 'كاريديتسا، كوزانيّ'</text:p>
      <text:p text:style-name="P1">Possesive form for 'كاريسا، إماثيا' is 'كاريسا، إماثيّ'</text:p>
      <text:p text:style-name="P1">Possesive form for 'كاريستوس، إففويا' is 'كاريستوس، إففويّ'</text:p>
      <text:p text:style-name="P1">Possesive form for 'كاريلاس، أتيكي' is 'كاريلاس، أتيكيّ'</text:p>
      <text:p text:style-name="P1">Possesive form for 'كاريوتيسا، بيلا' is 'كاريوتيسا، بيلاوي'</text:p>
      <text:p text:style-name="P1">Possesive form for 'كاريي، أييون أوروس' is 'كاريي، أييون أوروسي'</text:p>
      <text:p text:style-name="P1">Possesive form for 'كاريي، لاكونيا' is 'كاريي، لاكونيّ'</text:p>
      <text:p text:style-name="P1">Possesive form for 'كاساندريا، هالكيديكي' is 'كاساندريا، هالكيديكيّ'</text:p>
      <text:p text:style-name="P1">Possesive form for 'كاستانيي، إفروس' is 'كاستانيي، إفروسي'</text:p>
      <text:p text:style-name="P1">Possesive form for 'كاستراكيون، تريكالا' is 'كاستراكيون، تريكالاوي'</text:p>
      <text:p text:style-name="P1">Possesive form for 'كاستراكيون، فوكيس' is 'كاستراكيون، فوكيسي'</text:p>
      <text:p text:style-name="P1">Possesive form for 'كاسترون، فويوتيا' is 'كاسترون، فويوتيّ'</text:p>
      <text:p text:style-name="P1">Possesive form for 'كاستوريا' is 'كاستوريّ'</text:p>
      <text:p text:style-name="P1">Possesive form for 'كاستيلا، إففويا' is 'كاستيلا، إففويّ'</text:p>
      <text:p text:style-name="P1">Possesive form for 'كاستيليون، إراكليون' is 'كاستيليون، إراكليوني'</text:p>
      <text:p text:style-name="P1">Possesive form for 'كاسيوبي، كيركيرا' is 'كاسيوبي، كيركيراوي'</text:p>
      <text:p text:style-name="P1">Possesive form for 'كافاريون، إليا' is 'كافاريون، إليّ'</text:p>
      <text:p text:style-name="P1">Possesive form for 'كافاسيلاس، إليا' is 'كافاسيلاس، إليّ'</text:p>
      <text:p text:style-name="P1">Possesive form for 'كافالا' is 'كافالاوي'</text:p>
      <text:p text:style-name="P1">Possesive form for 'كافالاريون، ثيسالونيكي' is 'كافالاريون، ثيسالونيكيّ'</text:p>
      <text:p text:style-name="P1">Possesive form for 'كافوس، كيركيرا' is 'كافوس، كيركيراوي'</text:p>
      <text:p text:style-name="P1">Possesive form for 'كافيلي، إفروس' is 'كافيلي، إفروسي'</text:p>
      <text:p text:style-name="P1">Possesive form for 'كالا ديندرا، سيرري' is 'كالا ديندرا، سيرريّ'</text:p>
      <text:p text:style-name="P1">Possesive form for 'كالا نيرا، ماغنيسيا' is 'كالا نيرا، ماغنيسيّ'</text:p>
      <text:p text:style-name="P1">Possesive form for 'كالاباكا' is 'كالاباكاوي'</text:p>
      <text:p text:style-name="P1">Possesive form for 'كالاسترا، ثيسالونيكي' is 'كالاسترا، ثيسالونيكيّ'</text:p>
      <text:p text:style-name="P1">Possesive form for 'كالافريتا، أهيا' is 'كالافريتا، أهيّ'</text:p>
      <text:p text:style-name="P1">Possesive form for 'كالاماتا' is 'كالاماتاوي'</text:p>
      <text:p text:style-name="P1">Possesive form for 'كالاماريا' is 'كالاماريّ'</text:p>
      <text:p text:style-name="P1">Possesive form for 'كالاماكيون، أتيكي' is 'كالاماكيون، أتيكيّ'</text:p>
      <text:p text:style-name="P1">Possesive form for 'كالاماكيون، زاكينثوس' is 'كالاماكيون، زاكينثوسي'</text:p>
      <text:p text:style-name="P1">Possesive form for 'كالامباكيون، دراما' is 'كالامباكيون، دراماوي'</text:p>
      <text:p text:style-name="P1">Possesive form for 'كالاموتون، ثيسالونيكي' is 'كالاموتون، ثيسالونيكيّ'</text:p>
      <text:p text:style-name="P1">Possesive form for 'كالاموس، أتيكي' is 'كالاموس، أتيكيّ'</text:p>
      <text:p text:style-name="P1">Possesive form for 'كالاميا، أرتا' is 'كالاميا، أرتاوي'</text:p>
      <text:p text:style-name="P1">Possesive form for 'كالاندريتسا، أهيا' is 'كالاندريتسا، أهيّ'</text:p>
      <text:p text:style-name="P1">Possesive form for 'كالاندريون، أتيكي' is 'كالاندريون، أتيكيّ'</text:p>
      <text:p text:style-name="P1">Possesive form for 'كالكوتشن، أتيكي' is 'كالكوتشن، أتيكيّ'</text:p>
      <text:p text:style-name="P1">Possesive form for 'كالكي، لاريسا' is 'كالكي، لاريساوي'</text:p>
      <text:p text:style-name="P1">Possesive form for 'كالكياديس، أرتا' is 'كالكياديس، أرتاوي'</text:p>
      <text:p text:style-name="P1">Possesive form for 'كالكيدون، ثيسالونيكي' is 'كالكيدون، ثيسالونيكيّ'</text:p>
      <text:p text:style-name="P1">Possesive form for 'كالوس أغروس، دراما' is 'كالوس أغروس، دراماوي'</text:p>
      <text:p text:style-name="P1"><text:soft-page-break/>Possesive form for 'كالوكوريون، ثيسالونيكي' is 'كالوكوريون، ثيسالونيكيّ'</text:p>
      <text:p text:style-name="P1">Possesive form for 'كالوني، ليسفوس' is 'كالوني، ليسفوسي'</text:p>
      <text:p text:style-name="P1">Possesive form for 'كالي فريسي، دراما' is 'كالي فريسي، دراماوي'</text:p>
      <text:p text:style-name="P1">Possesive form for 'كالي، بيلا' is 'كالي، بيلاوي'</text:p>
      <text:p text:style-name="P1">Possesive form for 'كاليثي، إليا' is 'كاليثي، إليّ'</text:p>
      <text:p text:style-name="P1">Possesive form for 'كاليثي، بيريا' is 'كاليثي، بيريّ'</text:p>
      <text:p text:style-name="P1">Possesive form for 'كاليثي، كسانثي' is 'كاليثي، كسانثيّ'</text:p>
      <text:p text:style-name="P1">Possesive form for 'كاليثي، هالكيديكي' is 'كاليثي، هالكيديكيّ'</text:p>
      <text:p text:style-name="P1">Possesive form for 'كاليثيا' is 'كاليثيّ'</text:p>
      <text:p text:style-name="P1">Possesive form for 'كاليثيرون، كارديتسا' is 'كاليثيرون، كارديتساوي'</text:p>
      <text:p text:style-name="P1">Possesive form for 'كاليثيي، دوديكانيسوس' is 'كاليثيي، دوديكانيسوسي'</text:p>
      <text:p text:style-name="P1">Possesive form for 'كاليفونيون، كارديتسا' is 'كاليفونيون، كارديتساوي'</text:p>
      <text:p text:style-name="P1">Possesive form for 'كاليفي بوليييرو، هالكيديكي' is 'كاليفي بوليييرو، هالكيديكيّ'</text:p>
      <text:p text:style-name="P1">Possesive form for 'كاليفي، هانيا' is 'كاليفي، هانيّ'</text:p>
      <text:p text:style-name="P1">Possesive form for 'كاليفيا ثوريكو، أتيكي' is 'كاليفيا ثوريكو، أتيكيّ'</text:p>
      <text:p text:style-name="P1">Possesive form for 'كاليفيا، أيتوليا كي أكارنانيا' is 'كاليفيا، أيتوليا كي أكارنانيّ'</text:p>
      <text:p text:style-name="P1">Possesive form for 'كاليفيا، بيلا' is 'كاليفيا، بيلاوي'</text:p>
      <text:p text:style-name="P1">Possesive form for 'كاليفيتوس، دراما' is 'كاليفيتوس، دراماوي'</text:p>
      <text:p text:style-name="P1">Possesive form for 'كاليكومون، إليا' is 'كاليكومون، إليّ'</text:p>
      <text:p text:style-name="P1">Possesive form for 'كاليماسيا، هيوس' is 'كاليماسيا، هيوسي'</text:p>
      <text:p text:style-name="P1">Possesive form for 'كاليمنوس' is 'كاليمنوسي'</text:p>
      <text:p text:style-name="P1">Possesive form for 'كاماتيرون، أتيكي' is 'كاماتيرون، أتيكيّ'</text:p>
      <text:p text:style-name="P1">Possesive form for 'كاماري، أهيا' is 'كاماري، أهيّ'</text:p>
      <text:p text:style-name="P1">Possesive form for 'كاماريوتيسا، إفروس' is 'كاماريوتيسا، إفروسي'</text:p>
      <text:p text:style-name="P1">Possesive form for 'كاماريون، كورينثيا' is 'كاماريون، كورينثيّ'</text:p>
      <text:p text:style-name="P1">Possesive form for 'كاماريون، كيكلاديس' is 'كاماريون، كيكلاديسي'</text:p>
      <text:p text:style-name="P1">Possesive form for 'كامبانيس، كيلكيس' is 'كامبانيس، كيلكيسي'</text:p>
      <text:p text:style-name="P1">Possesive form for 'كامبي، أرتا' is 'كامبي، أرتاوي'</text:p>
      <text:p text:style-name="P1">Possesive form for 'كامينا فورلا، فثيوتيس' is 'كامينا فورلا، فثيوتيسي'</text:p>
      <text:p text:style-name="P1">Possesive form for 'كامينيا، أهيا' is 'كامينيا، أهيّ'</text:p>
      <text:p text:style-name="P1">Possesive form for 'كانالاكيون، بريفيزا' is 'كانالاكيون، بريفيزاوي'</text:p>
      <text:p text:style-name="P1">Possesive form for 'كاناليا، ماغنيسيا' is 'كاناليا، ماغنيسيّ'</text:p>
      <text:p text:style-name="P1">Possesive form for 'كاناليون، بريفيزا' is 'كاناليون، بريفيزاوي'</text:p>
      <text:p text:style-name="P1">Possesive form for 'كاناليون، كيركيرا' is 'كاناليون، كيركيراوي'</text:p>
      <text:p text:style-name="P1">Possesive form for 'كاندية' is 'كانديةي'</text:p>
      <text:p text:style-name="P1">Possesive form for 'كانديلا، أيتوليا كي أكارنانيا' is 'كانديلا، أيتوليا كي أكارنانيّ'</text:p>
      <text:p text:style-name="P1">Possesive form for 'كانيوتيس، هالكيديكي' is 'كانيوتيس، هالكيديكيّ'</text:p>
      <text:p text:style-name="P1">Possesive form for 'كانيون تو كوككيني، إراكليون' is 'كانيون تو كوككيني، إراكليوني'</text:p>
      <text:p text:style-name="P1">Possesive form for 'كاينتا، أتيكي' is 'كاينتا، أتيكيّ'</text:p>
      <text:p text:style-name="P1">Possesive form for 'كراني إلاسونوس، لاريسا' is 'كراني إلاسونوس، لاريساوي'</text:p>
      <text:p text:style-name="P1">Possesive form for 'كرانيديون، أرغوليس' is 'كرانيديون، أرغوليسي'</text:p>
      <text:p text:style-name="P1">Possesive form for 'كروسون، إراكليون' is 'كروسون، إراكليوني'</text:p>
      <text:p text:style-name="P1">Possesive form for 'كروكوس، كوزاني' is 'كروكوس، كوزانيّ'</text:p>
      <text:p text:style-name="P1">Possesive form for 'كروكيي، لاكونيا' is 'كروكيي، لاكونيّ'</text:p>
      <text:p text:style-name="P1">Possesive form for 'كريا فريسي، بيلا' is 'كريا فريسي، بيلاوي'</text:p>
      <text:p text:style-name="P1">Possesive form for 'كريتسا، لاسيثي' is 'كريتسا، لاسيثيّ'</text:p>
      <text:p text:style-name="P1">Possesive form for 'كريتيري، لاريسا' is 'كريتيري، لاريساوي'</text:p>
      <text:p text:style-name="P1">Possesive form for 'كريثيا، ثيسالونيكي' is 'كريثيا، ثيسالونيكيّ'</text:p>
      <text:p text:style-name="P1"><text:soft-page-break/>Possesive form for 'كريساويي، ثيسالونيكي' is 'كريساويي، ثيسالونيكيّ'</text:p>
      <text:p text:style-name="P1">Possesive form for 'كريستالوبييي، فلورينا' is 'كريستالوبييي، فلوريناوي'</text:p>
      <text:p text:style-name="P1">Possesive form for 'كريستوني، كيلكيس' is 'كريستوني، كيلكيسي'</text:p>
      <text:p text:style-name="P1">Possesive form for 'كريستينا، إليا' is 'كريستينا، إليّ'</text:p>
      <text:p text:style-name="P1">Possesive form for 'كريسو، فوكيس' is 'كريسو، فوكيسي'</text:p>
      <text:p text:style-name="P1">Possesive form for 'كريسوبولي، كافالا' is 'كريسوبولي، كافالاوي'</text:p>
      <text:p text:style-name="P1">Possesive form for 'كريسوكاسترون، كافالا' is 'كريسوكاسترون، كافالاوي'</text:p>
      <text:p text:style-name="P1">Possesive form for 'كريسوكورافا، سيرري' is 'كريسوكورافا، سيرريّ'</text:p>
      <text:p text:style-name="P1">Possesive form for 'كريسوكوريون، كافالا' is 'كريسوكوريون، كافالاوي'</text:p>
      <text:p text:style-name="P1">Possesive form for 'كريسون، سيرري' is 'كريسون، سيرريّ'</text:p>
      <text:p text:style-name="P1">Possesive form for 'كريكيلوس، أيتوليا كي أكارنانيا' is 'كريكيلوس، أيتوليا كي أكارنانيّ'</text:p>
      <text:p text:style-name="P1">Possesive form for 'كريماستي، دوديكانيسوس' is 'كريماستي، دوديكانيسوسي'</text:p>
      <text:p text:style-name="P1">Possesive form for 'كريني، تريكالا' is 'كريني، تريكالاوي'</text:p>
      <text:p text:style-name="P1">Possesive form for 'كرينيديس، كافالا' is 'كرينيديس، كافالاوي'</text:p>
      <text:p text:style-name="P1">Possesive form for 'كريونيريون، أتيكي' is 'كريونيريون، أتيكيّ'</text:p>
      <text:p text:style-name="P1">Possesive form for 'كريونيريون، ثيسالونيكي' is 'كريونيريون، ثيسالونيكيّ'</text:p>
      <text:p text:style-name="P1">Possesive form for 'كريونيريون، كورينثيا' is 'كريونيريون، كورينثيّ'</text:p>
      <text:p text:style-name="P1">Possesive form for 'كسانثي' is 'كسانثيّ'</text:p>
      <text:p text:style-name="P1">Possesive form for 'كسيروبوتاموس، دراما' is 'كسيروبوتاموس، دراماوي'</text:p>
      <text:p text:style-name="P1">Possesive form for 'كسيروكامبوس، دوديكانيسوس' is 'كسيروكامبوس، دوديكانيسوسي'</text:p>
      <text:p text:style-name="P1">Possesive form for 'كسيروكامبيون، لاكونيا' is 'كسيروكامبيون، لاكونيّ'</text:p>
      <text:p text:style-name="P1">Possesive form for 'كسيلاغاني، رودوبي' is 'كسيلاغاني، رودوبيّ'</text:p>
      <text:p text:style-name="P1">Possesive form for 'كسيلوبوليس، ثيسالونيكي' is 'كسيلوبوليس، ثيسالونيكيّ'</text:p>
      <text:p text:style-name="P1">Possesive form for 'كسيلوكاسترون، كورينثيا' is 'كسيلوكاسترون، كورينثيّ'</text:p>
      <text:p text:style-name="P1">Possesive form for 'كسينون نيرون، فلورينا' is 'كسينون نيرون، فلوريناوي'</text:p>
      <text:p text:style-name="P1">Possesive form for 'كلوي، كاستوريا' is 'كلوي، كاستوريّ'</text:p>
      <text:p text:style-name="P1">Possesive form for 'كليتوس، كوزاني' is 'كليتوس، كوزانيّ'</text:p>
      <text:p text:style-name="P1">Possesive form for 'كليديون، إماثيا' is 'كليديون، إماثيّ'</text:p>
      <text:p text:style-name="P1">Possesive form for 'كوباناكي، ميسينيا' is 'كوباناكي، ميسينيّ'</text:p>
      <text:p text:style-name="P1">Possesive form for 'كوبانوس، إماثيا' is 'كوبانوس، إماثيّ'</text:p>
      <text:p text:style-name="P1">Possesive form for 'كوتسوبوديون، أرغوليس' is 'كوتسوبوديون، أرغوليسي'</text:p>
      <text:p text:style-name="P1">Possesive form for 'كوتسوراس، لاسيثي' is 'كوتسوراس، لاسيثيّ'</text:p>
      <text:p text:style-name="P1">Possesive form for 'كوتسيليون، إوانينا' is 'كوتسيليون، إوانيناوي'</text:p>
      <text:p text:style-name="P1">Possesive form for 'كوتولوفاريون، إراكليون' is 'كوتولوفاريون، إراكليوني'</text:p>
      <text:p text:style-name="P1">Possesive form for 'كودونيا، ذراما' is 'كودونيا، ذراماوي'</text:p>
      <text:p text:style-name="P1">Possesive form for 'كورا، ساموس' is 'كورا، ساموسي'</text:p>
      <text:p text:style-name="P1">Possesive form for 'كورا، ميسينيا' is 'كورا، ميسينيّ'</text:p>
      <text:p text:style-name="P1">Possesive form for 'كورتياتيس، ثيسالونيكي' is 'كورتياتيس، ثيسالونيكيّ'</text:p>
      <text:p text:style-name="P1">Possesive form for 'كورفو ' is 'كورفو ي'</text:p>
      <text:p text:style-name="P1">Possesive form for 'كورميستا، سيرري' is 'كورميستا، سيرريّ'</text:p>
      <text:p text:style-name="P1">Possesive form for 'كورنث' is 'كورنثي'</text:p>
      <text:p text:style-name="P1">Possesive form for 'كوروبيون، أتيكي' is 'كوروبيون، أتيكيّ'</text:p>
      <text:p text:style-name="P1">Possesive form for 'كوروميلي، كيلكيس' is 'كوروميلي، كيلكيسي'</text:p>
      <text:p text:style-name="P1">Possesive form for 'كوروني، ميسينيا' is 'كوروني، ميسينيّ'</text:p>
      <text:p text:style-name="P1">Possesive form for 'كوريذالوس' is 'كوريذالوسي'</text:p>
      <text:p text:style-name="P1">Possesive form for 'كوريستي، دراما' is 'كوريستي، دراماوي'</text:p>
      <text:p text:style-name="P1">Possesive form for 'كوريسوس، كاستوريا' is 'كوريسوس، كاستوريّ'</text:p>
      <text:p text:style-name="P1">Possesive form for 'كوريفي، إماثيا' is 'كوريفي، إماثيّ'</text:p>
      <text:p text:style-name="P1"><text:soft-page-break/>Possesive form for 'كورينوس، بيريا' is 'كورينوس، بيريّ'</text:p>
      <text:p text:style-name="P1">Possesive form for 'كوريون، دوديكانيسوس' is 'كوريون، دوديكانيسوسي'</text:p>
      <text:p text:style-name="P1">Possesive form for 'كوريييون، كيلكيس' is 'كوريييون، كيلكيسي'</text:p>
      <text:p text:style-name="P1">Possesive form for 'كوزاني' is 'كوزانيّ'</text:p>
      <text:p text:style-name="P1">Possesive form for 'كوس ' is 'كوس ي'</text:p>
      <text:p text:style-name="P1">Possesive form for 'كوستارازيون، كاستوريا' is 'كوستارازيون، كاستوريّ'</text:p>
      <text:p text:style-name="P1">Possesive form for 'كوستاكيوي، أرتا' is 'كوستاكيوي، أرتاوي'</text:p>
      <text:p text:style-name="P1">Possesive form for 'كوستاليكسيس، فثيوتيس' is 'كوستاليكسيس، فثيوتيسي'</text:p>
      <text:p text:style-name="P1">Possesive form for 'كوسكينو، دوديكانيسوس' is 'كوسكينو، دوديكانيسوسي'</text:p>
      <text:p text:style-name="P1">Possesive form for 'كوفاراس، أتيكي' is 'كوفاراس، أتيكيّ'</text:p>
      <text:p text:style-name="P1">Possesive form for 'كوفاليا، ثيسالونيكي' is 'كوفاليا، ثيسالونيكيّ'</text:p>
      <text:p text:style-name="P1">Possesive form for 'كوفوفونون، إفروس' is 'كوفوفونون، إفروسي'</text:p>
      <text:p text:style-name="P1">Possesive form for 'كوككاريون، ساموس' is 'كوككاريون، ساموسي'</text:p>
      <text:p text:style-name="P1">Possesive form for 'كوككونيون، كورينثيا' is 'كوككونيون، كورينثيّ'</text:p>
      <text:p text:style-name="P1">Possesive form for 'كوككينوكوما، كافالا' is 'كوككينوكوما، كافالاوي'</text:p>
      <text:p text:style-name="P1">Possesive form for 'كوككينون، فويوتيا' is 'كوككينون، فويوتيّ'</text:p>
      <text:p text:style-name="P1">Possesive form for 'كوككينيون، كيركيرا' is 'كوككينيون، كيركيراوي'</text:p>
      <text:p text:style-name="P1">Possesive form for 'كولكيكون، ثيسالونيكي' is 'كولكيكون، ثيسالونيكيّ'</text:p>
      <text:p text:style-name="P1">Possesive form for 'كولورا، إماثيا' is 'كولورا، إماثيّ'</text:p>
      <text:p text:style-name="P1">Possesive form for 'كوليمفاري، هانيا' is 'كوليمفاري، هانيّ'</text:p>
      <text:p text:style-name="P1">Possesive form for 'كوليندروس، بيريا' is 'كوليندروس، بيريّ'</text:p>
      <text:p text:style-name="P1">Possesive form for 'كومبوشن، أرتا' is 'كومبوشن، أرتاوي'</text:p>
      <text:p text:style-name="P1">Possesive form for 'كومنينا، كوزاني' is 'كومنينا، كوزانيّ'</text:p>
      <text:p text:style-name="P1">Possesive form for 'كوموتيني' is 'كوموتينيّ'</text:p>
      <text:p text:style-name="P1">Possesive form for 'كونتاريوتيسا، بيريا' is 'كونتاريوتيسا، بيريّ'</text:p>
      <text:p text:style-name="P1">Possesive form for 'كونتوكاليون، كيركيرا' is 'كونتوكاليون، كيركيراوي'</text:p>
      <text:p text:style-name="P1">Possesive form for 'كونوبيديانا، هانيا' is 'كونوبيديانا، هانيّ'</text:p>
      <text:p text:style-name="P1">Possesive form for 'كونيتسا، إوانينا' is 'كونيتسا، إوانيناوي'</text:p>
      <text:p text:style-name="P1">Possesive form for 'كويلا، كوزاني' is 'كويلا، كوزانيّ'</text:p>
      <text:p text:style-name="P1">Possesive form for 'كويلاس، أرغوليس' is 'كويلاس، أرغوليسي'</text:p>
      <text:p text:style-name="P1">Possesive form for 'كويميسيس، سيرري' is 'كويميسيس، سيرريّ'</text:p>
      <text:p text:style-name="P1">Possesive form for 'كياتو، كورينثيا' is 'كياتو، كورينثيّ'</text:p>
      <text:p text:style-name="P1">Possesive form for 'كيباريسيا، ميسينيا' is 'كيباريسيا، ميسينيّ'</text:p>
      <text:p text:style-name="P1">Possesive form for 'كيبرينوس، إفروس' is 'كيبرينوس، إفروسي'</text:p>
      <text:p text:style-name="P1">Possesive form for 'كيبسيلي، أتيكي' is 'كيبسيلي، أتيكيّ'</text:p>
      <text:p text:style-name="P1">Possesive form for 'كيبيا، كافالا' is 'كيبيا، كافالاوي'</text:p>
      <text:p text:style-name="P1">Possesive form for 'كيتروس، بيريا' is 'كيتروس، بيريّ'</text:p>
      <text:p text:style-name="P1">Possesive form for 'كيتسي، أتيكي' is 'كيتسي، أتيكيّ'</text:p>
      <text:p text:style-name="P1">Possesive form for 'كيداريون، أتيكي' is 'كيداريون، أتيكيّ'</text:p>
      <text:p text:style-name="P1">Possesive form for 'كيدروس، كارديتسا' is 'كيدروس، كارديتساوي'</text:p>
      <text:p text:style-name="P1">Possesive form for 'كيراتسيني' is 'كيراتسينيّ'</text:p>
      <text:p text:style-name="P1">Possesive form for 'كيراتي، أتيكي' is 'كيراتي، أتيكيّ'</text:p>
      <text:p text:style-name="P1">Possesive form for 'كيراس فريسي، كورينثيا' is 'كيراس فريسي، كورينثيّ'</text:p>
      <text:p text:style-name="P1">Possesive form for 'كيراموتي، كافالا' is 'كيراموتي، كافالاوي'</text:p>
      <text:p text:style-name="P1">Possesive form for 'كيررا، فوكيس' is 'كيررا، فوكيسي'</text:p>
      <text:p text:style-name="P1">Possesive form for 'كيرسو، كيلكيس' is 'كيرسو، كيلكيسي'</text:p>
      <text:p text:style-name="P1">Possesive form for 'كيرسونيسوس، إراكليون' is 'كيرسونيسوس، إراكليوني'</text:p>
      <text:p text:style-name="P1">Possesive form for 'كيركيني، سيرري' is 'كيركيني، سيرريّ'</text:p>
      <text:p text:style-name="P1"><text:soft-page-break/>Possesive form for 'كيريا، دراما' is 'كيريا، دراماوي'</text:p>
      <text:p text:style-name="P1">Possesive form for 'كيرياكيون، فويوتيا' is 'كيرياكيون، فويوتيّ'</text:p>
      <text:p text:style-name="P1">Possesive form for 'كيساموس، هانيا' is 'كيساموس، هانيّ'</text:p>
      <text:p text:style-name="P1">Possesive form for 'كيفالوس، دوديكانيسوس' is 'كيفالوس، دوديكانيسوسي'</text:p>
      <text:p text:style-name="P1">Possesive form for 'كيفالوفريسون، إوانينا' is 'كيفالوفريسون، إوانيناوي'</text:p>
      <text:p text:style-name="P1">Possesive form for 'كيفالوفريسون، تريكالا' is 'كيفالوفريسون، تريكالاوي'</text:p>
      <text:p text:style-name="P1">Possesive form for 'كيفيريون، أرغوليس' is 'كيفيريون، أرغوليسي'</text:p>
      <text:p text:style-name="P1">Possesive form for 'كيفيسيا' is 'كيفيسيّ'</text:p>
      <text:p text:style-name="P1">Possesive form for 'كيلا، فلورينا' is 'كيلا، فلوريناوي'</text:p>
      <text:p text:style-name="P1">Possesive form for 'كيلكيس' is 'كيلكيسي'</text:p>
      <text:p text:style-name="P1">Possesive form for 'كيليني، إليا' is 'كيليني، إليّ'</text:p>
      <text:p text:style-name="P1">Possesive form for 'كيليوموديون، كورينثيا' is 'كيليوموديون، كورينثيّ'</text:p>
      <text:p text:style-name="P1">Possesive form for 'كيمارروس، سيرري' is 'كيمارروس، سيرريّ'</text:p>
      <text:p text:style-name="P1">Possesive form for 'كيمي، إففويا' is 'كيمي، إففويّ'</text:p>
      <text:p text:style-name="P1">Possesive form for 'كيميريا، كسانثي' is 'كيميريا، كسانثيّ'</text:p>
      <text:p text:style-name="P1">Possesive form for 'كيمينا، ثيسالونيكي' is 'كيمينا، ثيسالونيكيّ'</text:p>
      <text:p text:style-name="P1">Possesive form for 'كينتاوروس، كسانثي' is 'كينتاوروس، كسانثيّ'</text:p>
      <text:p text:style-name="P1">Possesive form for 'كينتريون، لاسيثي' is 'كينتريون، لاسيثيّ'</text:p>
      <text:p text:style-name="P1">Possesive form for 'كينوبياستي، كيركيرا' is 'كينوبياستي، كيركيراوي'</text:p>
      <text:p text:style-name="P1">Possesive form for 'كينورييون، فثيوتيس' is 'كينورييون، فثيوتيسي'</text:p>
      <text:p text:style-name="P1">Possesive form for 'لاباس، أهيا' is 'لاباس، أهيّ'</text:p>
      <text:p text:style-name="P1">Possesive form for 'لاردوس، دوديكانيسوس' is 'لاردوس، دوديكانيسوسي'</text:p>
      <text:p text:style-name="P1">Possesive form for 'لاريسا' is 'لاريساوي'</text:p>
      <text:p text:style-name="P1">Possesive form for 'لاريمنا، فثيوتيس' is 'لاريمنا، فثيوتيسي'</text:p>
      <text:p text:style-name="P1">Possesive form for 'لاغوس، إفروس' is 'لاغوس، إفروسي'</text:p>
      <text:p text:style-name="P1">Possesive form for 'لافارا، إفروس' is 'لافارا، إفروسي'</text:p>
      <text:p text:style-name="P1">Possesive form for 'لاككوما، هالكيديكي' is 'لاككوما، هالكيديكيّ'</text:p>
      <text:p text:style-name="P1">Possesive form for 'لاككيون، دوديكانيسوس' is 'لاككيون، دوديكانيسوسي'</text:p>
      <text:p text:style-name="P1">Possesive form for 'لالاس، إليا' is 'لالاس، إليّ'</text:p>
      <text:p text:style-name="P1">Possesive form for 'لاميا ' is 'لاميا ي'</text:p>
      <text:p text:style-name="P1">Possesive form for 'لانكادا، هيوس' is 'لانكادا، هيوسي'</text:p>
      <text:p text:style-name="P1">Possesive form for 'لانكاداس، ثيسالونيكي' is 'لانكاداس، ثيسالونيكيّ'</text:p>
      <text:p text:style-name="P1">Possesive form for 'لاوريون، أتيكي' is 'لاوريون، أتيكيّ'</text:p>
      <text:p text:style-name="P1">Possesive form for 'لايينا، ثيسالونيكي' is 'لايينا، ثيسالونيكيّ'</text:p>
      <text:p text:style-name="P1">Possesive form for 'لمياء ' is 'لمياء ي'</text:p>
      <text:p text:style-name="P1">Possesive form for 'لوترا أورياس إلينيس، كورينثيا' is 'لوترا أورياس إلينيس، كورينثيّ'</text:p>
      <text:p text:style-name="P1">Possesive form for 'لوترا أيديبسو، إففويا' is 'لوترا أيديبسو، إففويّ'</text:p>
      <text:p text:style-name="P1">Possesive form for 'لوترا إباتيس، فثيوتيس' is 'لوترا إباتيس، فثيوتيسي'</text:p>
      <text:p text:style-name="P1">Possesive form for 'لوترا، ليسفوس' is 'لوترا، ليسفوسي'</text:p>
      <text:p text:style-name="P1">Possesive form for 'لوتراكي' is 'لوتراكيّ'</text:p>
      <text:p text:style-name="P1">Possesive form for 'لوتراكيون، بيلا' is 'لوتراكيون، بيلاوي'</text:p>
      <text:p text:style-name="P1">Possesive form for 'لوتروس، إفروس' is 'لوتروس، إفروسي'</text:p>
      <text:p text:style-name="P1">Possesive form for 'لوتروس، إماثيا' is 'لوتروس، إماثيّ'</text:p>
      <text:p text:style-name="P1">Possesive form for 'لودياس، ثيسالونيكي' is 'لودياس، ثيسالونيكيّ'</text:p>
      <text:p text:style-name="P1">Possesive form for 'لوروس، بريفيزا' is 'لوروس، بريفيزاوي'</text:p>
      <text:p text:style-name="P1">Possesive form for 'لوفوس، بيريا' is 'لوفوس، بيريّ'</text:p>
      <text:p text:style-name="P1">Possesive form for 'لوكيسيا، إففويا' is 'لوكيسيا، إففويّ'</text:p>
      <text:p text:style-name="P1">Possesive form for 'لونغا، ميسينيا' is 'لونغا، ميسينيّ'</text:p>
      <text:p text:style-name="P1"><text:soft-page-break/>Possesive form for 'لياباديس، كيركيرا' is 'لياباديس، كيركيراوي'</text:p>
      <text:p text:style-name="P1">Possesive form for 'ليانوفيرييون، إماثيا' is 'ليانوفيرييون، إماثيّ'</text:p>
      <text:p text:style-name="P1">Possesive form for 'ليانوكلاديون، فثيوتيس' is 'ليانوكلاديون، فثيوتيسي'</text:p>
      <text:p text:style-name="P1">Possesive form for 'ليبتوكاريا، بيريا' is 'ليبتوكاريا، بيريّ'</text:p>
      <text:p text:style-name="P1">Possesive form for 'ليبوكوريو، بيلا' is 'ليبوكوريو، بيلاوي'</text:p>
      <text:p text:style-name="P1">Possesive form for 'ليبينو، أيتوليا كي أكارنانيا' is 'ليبينو، أيتوليا كي أكارنانيّ'</text:p>
      <text:p text:style-name="P1">Possesive form for 'ليتوكورون، بيريا' is 'ليتوكورون، بيريّ'</text:p>
      <text:p text:style-name="P1">Possesive form for 'ليتي، ثيسالونيكي' is 'ليتي، ثيسالونيكيّ'</text:p>
      <text:p text:style-name="P1">Possesive form for 'ليثاكيا، زاكينثوس' is 'ليثاكيا، زاكينثوسي'</text:p>
      <text:p text:style-name="P1">Possesive form for 'ليدوريكيون، فوكيس' is 'ليدوريكيون، فوكيسي'</text:p>
      <text:p text:style-name="P1">Possesive form for 'ليغوريون، أرغوليس' is 'ليغوريون، أرغوليسي'</text:p>
      <text:p text:style-name="P1">Possesive form for 'ليفادي، لاريسا' is 'ليفادي، لاريساوي'</text:p>
      <text:p text:style-name="P1">Possesive form for 'ليفاديا، ريثيمني' is 'ليفاديا، ريثيمنيّ'</text:p>
      <text:p text:style-name="P1">Possesive form for 'ليفاديا، سيرري' is 'ليفاديا، سيرريّ'</text:p>
      <text:p text:style-name="P1">Possesive form for 'ليفاديرون، كوزاني' is 'ليفاديرون، كوزانيّ'</text:p>
      <text:p text:style-name="P1">Possesive form for 'ليفاذيا' is 'ليفاذيّ'</text:p>
      <text:p text:style-name="P1">Possesive form for 'ليفاناتي، فثيوتيس' is 'ليفاناتي، فثيوتيسي'</text:p>
      <text:p text:style-name="P1">Possesive form for 'ليفكاذا ' is 'ليفكاذا ي'</text:p>
      <text:p text:style-name="P1">Possesive form for 'ليفيا، فلورينا' is 'ليفيا، فلوريناوي'</text:p>
      <text:p text:style-name="P1">Possesive form for 'ليفيديون، أركاديا' is 'ليفيديون، أركاديّ'</text:p>
      <text:p text:style-name="P1">Possesive form for 'ليكسوريون، كيفالينيا' is 'ليكسوريون، كيفالينيّ'</text:p>
      <text:p text:style-name="P1">Possesive form for 'ليكوبوريا، كورينثيا' is 'ليكوبوريا، كورينثيّ'</text:p>
      <text:p text:style-name="P1">Possesive form for 'ليكوفريسي، أتيكي' is 'ليكوفريسي، أتيكيّ'</text:p>
      <text:p text:style-name="P1">Possesive form for 'ليكوفون، فلورينا' is 'ليكوفون، فلوريناوي'</text:p>
      <text:p text:style-name="P1">Possesive form for 'ليكينا، إليا' is 'ليكينا، إليّ'</text:p>
      <text:p text:style-name="P1">Possesive form for 'ليكيون، رودوبي' is 'ليكيون، رودوبيّ'</text:p>
      <text:p text:style-name="P1">Possesive form for 'ليكيون، كورينثيا' is 'ليكيون، كورينثيّ'</text:p>
      <text:p text:style-name="P1">Possesive form for 'ليمني، أرغوليس' is 'ليمني، أرغوليسي'</text:p>
      <text:p text:style-name="P1">Possesive form for 'ليمني، إففويا' is 'ليمني، إففويّ'</text:p>
      <text:p text:style-name="P1">Possesive form for 'ليمين كيرسونيسو، إراكليون' is 'ليمين كيرسونيسو، إراكليوني'</text:p>
      <text:p text:style-name="P1">Possesive form for 'ليمين ماركوبولو، أتيكي' is 'ليمين ماركوبولو، أتيكيّ'</text:p>
      <text:p text:style-name="P1">Possesive form for 'ليميناريا، كافالا' is 'ليميناريا، كافالاوي'</text:p>
      <text:p text:style-name="P1">Possesive form for 'ليوكاديا، إماثيا' is 'ليوكاديا، إماثيّ'</text:p>
      <text:p text:style-name="P1">Possesive form for 'ليوكاس، فثيوتيس' is 'ليوكاس، فثيوتيسي'</text:p>
      <text:p text:style-name="P1">Possesive form for 'ليوكترا، فويوتيا' is 'ليوكترا، فويوتيّ'</text:p>
      <text:p text:style-name="P1">Possesive form for 'ليوكوبييي، كوزاني' is 'ليوكوبييي، كوزانيّ'</text:p>
      <text:p text:style-name="P1">Possesive form for 'ليوكوفريسي، كوزاني' is 'ليوكوفريسي، كوزانيّ'</text:p>
      <text:p text:style-name="P1">Possesive form for 'ليوكون، سيرري' is 'ليوكون، سيرريّ'</text:p>
      <text:p text:style-name="P1">Possesive form for 'ليوكيمي، كيركيرا' is 'ليوكيمي، كيركيراوي'</text:p>
      <text:p text:style-name="P1">Possesive form for 'ليونتاريون، أتيكي' is 'ليونتاريون، أتيكيّ'</text:p>
      <text:p text:style-name="P1">Possesive form for 'ليونتاريون، فويوتيا' is 'ليونتاريون، فويوتيّ'</text:p>
      <text:p text:style-name="P1">Possesive form for 'ليونتاريون، كارديتسا' is 'ليونتاريون، كارديتساوي'</text:p>
      <text:p text:style-name="P1">Possesive form for 'ليونيديون، أركاديا' is 'ليونيديون، أركاديّ'</text:p>
      <text:p text:style-name="P1">Possesive form for 'لييياس، أيتوليا كي أكارنانيا' is 'لييياس، أيتوليا كي أكارنانيّ'</text:p>
      <text:p text:style-name="P1">Possesive form for 'ماتارانكا، كارديتسا' is 'ماتارانكا، كارديتساوي'</text:p>
      <text:p text:style-name="P1">Possesive form for 'ماراثوبوليس، ميسينيا' is 'ماراثوبوليس، ميسينيّ'</text:p>
      <text:p text:style-name="P1">Possesive form for 'ماراثوكامبوس، ساموس' is 'ماراثوكامبوس، ساموسي'</text:p>
      <text:p text:style-name="P1">Possesive form for 'ماراثوناس' is 'ماراثوناسي'</text:p>
      <text:p text:style-name="P1"><text:soft-page-break/>Possesive form for 'مارتينون، فثيوتيس' is 'مارتينون، فثيوتيسي'</text:p>
      <text:p text:style-name="P1">Possesive form for 'ماركوبولون، أتيكي' is 'ماركوبولون، أتيكيّ'</text:p>
      <text:p text:style-name="P1">Possesive form for 'مارمارون، هيوس' is 'مارمارون، هيوسي'</text:p>
      <text:p text:style-name="P1">Possesive form for 'مارماريون، إففويا' is 'مارماريون، إففويّ'</text:p>
      <text:p text:style-name="P1">Possesive form for 'ماروسي' is 'ماروسيّ'</text:p>
      <text:p text:style-name="P1">Possesive form for 'ماريتسا، دوديكانيسوس' is 'ماريتسا، دوديكانيسوسي'</text:p>
      <text:p text:style-name="P1">Possesive form for 'مارينا، إماثيا' is 'مارينا، إماثيّ'</text:p>
      <text:p text:style-name="P1">Possesive form for 'ماساري، دوديكانيسوس' is 'ماساري، دوديكانيسوسي'</text:p>
      <text:p text:style-name="P1">Possesive form for 'ماغولا، أتيكي' is 'ماغولا، أتيكيّ'</text:p>
      <text:p text:style-name="P1">Possesive form for 'ماغولا، إففويا' is 'ماغولا، إففويّ'</text:p>
      <text:p text:style-name="P1">Possesive form for 'ماغولا، كارديتسا' is 'ماغولا، كارديتساوي'</text:p>
      <text:p text:style-name="P1">Possesive form for 'ماغولا، لاكونيا' is 'ماغولا، لاكونيّ'</text:p>
      <text:p text:style-name="P1">Possesive form for 'ماكراكومي، فثيوتيس' is 'ماكراكومي، فثيوتيسي'</text:p>
      <text:p text:style-name="P1">Possesive form for 'ماكروكوريون، إماثيا' is 'ماكروكوريون، إماثيّ'</text:p>
      <text:p text:style-name="P1">Possesive form for 'ماكريسيا، إليا' is 'ماكريسيا، إليّ'</text:p>
      <text:p text:style-name="P1">Possesive form for 'ماكريكابا، إففويا' is 'ماكريكابا، إففويّ'</text:p>
      <text:p text:style-name="P1">Possesive form for 'ماكريكوريون، كارديتسا' is 'ماكريكوريون، كارديتساوي'</text:p>
      <text:p text:style-name="P1">Possesive form for 'ماكريكوريون، لاريسا' is 'ماكريكوريون، لاريساوي'</text:p>
      <text:p text:style-name="P1">Possesive form for 'ماكرينيتسا، ماغنيسيا' is 'ماكرينيتسا، ماغنيسيّ'</text:p>
      <text:p text:style-name="P1">Possesive form for 'ماكريييالوس، بيريا' is 'ماكريييالوس، بيريّ'</text:p>
      <text:p text:style-name="P1">Possesive form for 'ماكيرادون، زاكينثوس' is 'ماكيرادون، زاكينثوسي'</text:p>
      <text:p text:style-name="P1">Possesive form for 'مالاكونتا، إففويا' is 'مالاكونتا، إففويّ'</text:p>
      <text:p text:style-name="P1">Possesive form for 'مالون، دوديكانيسوس' is 'مالون، دوديكانيسوسي'</text:p>
      <text:p text:style-name="P1">Possesive form for 'ماليا، إراكليون' is 'ماليا، إراكليوني'</text:p>
      <text:p text:style-name="P1">Possesive form for 'ماليسينا، فثيوتيس' is 'ماليسينا، فثيوتيسي'</text:p>
      <text:p text:style-name="P1">Possesive form for 'مانتامادوس، ليسفوس' is 'مانتامادوس، ليسفوسي'</text:p>
      <text:p text:style-name="P1">Possesive form for 'مانتوديون، إففويا' is 'مانتوديون، إففويّ'</text:p>
      <text:p text:style-name="P1">Possesive form for 'ماندالون، بيلا' is 'ماندالون، بيلاوي'</text:p>
      <text:p text:style-name="P1">Possesive form for 'ماندرا، أتيكي' is 'ماندرا، أتيكيّ'</text:p>
      <text:p text:style-name="P1">Possesive form for 'مانولاس، إليا' is 'مانولاس، إليّ'</text:p>
      <text:p text:style-name="P1">Possesive form for 'مانياكوي، كاستوريا' is 'مانياكوي، كاستوريّ'</text:p>
      <text:p text:style-name="P1">Possesive form for 'ماوروثالاسا، سيرري' is 'ماوروثالاسا، سيرريّ'</text:p>
      <text:p text:style-name="P1">Possesive form for 'ماوروديندريون، كوزاني' is 'ماوروديندريون، كوزانيّ'</text:p>
      <text:p text:style-name="P1">Possesive form for 'ماوروفونيون، بيلا' is 'ماوروفونيون، بيلاوي'</text:p>
      <text:p text:style-name="P1">Possesive form for 'ماوروكوري، كاستوريا' is 'ماوروكوري، كاستوريّ'</text:p>
      <text:p text:style-name="P1">Possesive form for 'ماوروليثاريون، فوكيس' is 'ماوروليثاريون، فوكيسي'</text:p>
      <text:p text:style-name="P1">Possesive form for 'ماوروماشن، فويوتيا' is 'ماوروماشن، فويوتيّ'</text:p>
      <text:p text:style-name="P1">Possesive form for 'ماوروماشن، كارديتسا' is 'ماوروماشن، كارديتساوي'</text:p>
      <text:p text:style-name="P1">Possesive form for 'مباتسي، كيكلاديس' is 'مباتسي، كيكلاديسي'</text:p>
      <text:p text:style-name="P1">Possesive form for 'مبوكالي، زاكينثوس' is 'مبوكالي، زاكينثوسي'</text:p>
      <text:p text:style-name="P1">Possesive form for 'مبينيتسي، كيركيرا' is 'مبينيتسي، كيركيراوي'</text:p>
      <text:p text:style-name="P1">Possesive form for 'مودروس، ليسفوس' is 'مودروس، ليسفوسي'</text:p>
      <text:p text:style-name="P1">Possesive form for 'مورفوفونيون، كارديتسا' is 'مورفوفونيون، كارديتساوي'</text:p>
      <text:p text:style-name="P1">Possesive form for 'مورنيس، هانيا' is 'مورنيس، هانيّ'</text:p>
      <text:p text:style-name="P1">Possesive form for 'موريا، ليسفوس' is 'موريا، ليسفوسي'</text:p>
      <text:p text:style-name="P1">Possesive form for 'موريي، كيلكيس' is 'موريي، كيلكيسي'</text:p>
      <text:p text:style-name="P1">Possesive form for 'موزاكيون، زاكينثوس' is 'موزاكيون، زاكينثوسي'</text:p>
      <text:p text:style-name="P1">Possesive form for 'موزاكيون، كارديتسا' is 'موزاكيون، كارديتساوي'</text:p>
      <text:p text:style-name="P1"><text:soft-page-break/>Possesive form for 'موزوراس، هانيا' is 'موزوراس، هانيّ'</text:p>
      <text:p text:style-name="P1">Possesive form for 'موسثيني، كافالا' is 'موسثيني، كافالاوي'</text:p>
      <text:p text:style-name="P1">Possesive form for 'موسكاتون، أتيكي' is 'موسكاتون، أتيكيّ'</text:p>
      <text:p text:style-name="P1">Possesive form for 'موسكوكوريون، فثيوتيس' is 'موسكوكوريون، فثيوتيسي'</text:p>
      <text:p text:style-name="P1">Possesive form for 'موكوس، إراكليون' is 'موكوس، إراكليوني'</text:p>
      <text:p text:style-name="P1">Possesive form for 'مولاوي، لاكونيا' is 'مولاوي، لاكونيّ'</text:p>
      <text:p text:style-name="P1">Possesive form for 'مولكيون، كورينثيا' is 'مولكيون، كورينثيّ'</text:p>
      <text:p text:style-name="P1">Possesive form for 'مولوس، فثيوتيس' is 'مولوس، فثيوتيسي'</text:p>
      <text:p text:style-name="P1">Possesive form for 'مونوسبيتا، إماثيا' is 'مونوسبيتا، إماثيّ'</text:p>
      <text:p text:style-name="P1">Possesive form for 'مويري، إراكليون' is 'مويري، إراكليوني'</text:p>
      <text:p text:style-name="P1">Possesive form for 'ميتاكساديس، إفروس' is 'ميتاكساديس، إفروسي'</text:p>
      <text:p text:style-name="P1">Possesive form for 'ميتامورفوسي، أتيكي' is 'ميتامورفوسي، أتيكيّ'</text:p>
      <text:p text:style-name="P1">Possesive form for 'ميتامورفوسيس، هالكيديكي' is 'ميتامورفوسيس، هالكيديكيّ'</text:p>
      <text:p text:style-name="P1">Possesive form for 'ميتروبولي، كارديتسا' is 'ميتروبولي، كارديتساوي'</text:p>
      <text:p text:style-name="P1">Possesive form for 'ميتروشن، سيرري' is 'ميتروشن، سيرريّ'</text:p>
      <text:p text:style-name="P1">Possesive form for 'ميتسوفون، إوانينا' is 'ميتسوفون، إوانيناوي'</text:p>
      <text:p text:style-name="P1">Possesive form for 'ميتيكاس، أيتوليا كي أكارنانيا' is 'ميتيكاس، أيتوليا كي أكارنانيّ'</text:p>
      <text:p text:style-name="P1">Possesive form for 'ميتيكاس، إففويا' is 'ميتيكاس، إففويّ'</text:p>
      <text:p text:style-name="P1">Possesive form for 'ميتيليني' is 'ميتيلينيّ'</text:p>
      <text:p text:style-name="P1">Possesive form for 'ميتيلينيوي، ساموس' is 'ميتيلينيوي، ساموسي'</text:p>
      <text:p text:style-name="P1">Possesive form for 'ميثانا، أتيكي' is 'ميثانا، أتيكيّ'</text:p>
      <text:p text:style-name="P1">Possesive form for 'ميثوني، بيريا' is 'ميثوني، بيريّ'</text:p>
      <text:p text:style-name="P1">Possesive form for 'ميثوني، ميسينيا' is 'ميثوني، ميسينيّ'</text:p>
      <text:p text:style-name="P1">Possesive form for 'ميثيمنا، ليسفوس' is 'ميثيمنا، ليسفوسي'</text:p>
      <text:p text:style-name="P1">Possesive form for 'ميرسيني، إليا' is 'ميرسيني، إليّ'</text:p>
      <text:p text:style-name="P1">Possesive form for 'ميرينا' is 'ميريناوي'</text:p>
      <text:p text:style-name="P1">Possesive form for 'ميرينا، كارديتسا' is 'ميرينا، كارديتساوي'</text:p>
      <text:p text:style-name="P1">Possesive form for 'ميساريا، كيكلاديس' is 'ميساريا، كيكلاديسي'</text:p>
      <text:p text:style-name="P1">Possesive form for 'ميسوبوتاميا، كاستوريا' is 'ميسوبوتاميا، كاستوريّ'</text:p>
      <text:p text:style-name="P1">Possesive form for 'ميسولونغي' is 'ميسولونغيّ'</text:p>
      <text:p text:style-name="P1">Possesive form for 'ميسيميريون، بيلا' is 'ميسيميريون، بيلاوي'</text:p>
      <text:p text:style-name="P1">Possesive form for 'ميسيميريون، ثيسالونيكي' is 'ميسيميريون، ثيسالونيكيّ'</text:p>
      <text:p text:style-name="P1">Possesive form for 'ميسيني، ميسينيا' is 'ميسيني، ميسينيّ'</text:p>
      <text:p text:style-name="P1">Possesive form for 'ميغا بيستون، رودوبي' is 'ميغا بيستون، رودوبيّ'</text:p>
      <text:p text:style-name="P1">Possesive form for 'ميغارا' is 'ميغاراوي'</text:p>
      <text:p text:style-name="P1">Possesive form for 'ميغالا كاليفيا، تريكالا' is 'ميغالا كاليفيا، تريكالاوي'</text:p>
      <text:p text:style-name="P1">Possesive form for 'ميغالوبولي، أركاديا' is 'ميغالوبولي، أركاديّ'</text:p>
      <text:p text:style-name="P1">Possesive form for 'ميغالوكوريون، تريكالا' is 'ميغالوكوريون، تريكالاوي'</text:p>
      <text:p text:style-name="P1">Possesive form for 'ميغالوكوريون، سيرري' is 'ميغالوكوريون، سيرريّ'</text:p>
      <text:p text:style-name="P1">Possesive form for 'ميغالي باناييا، هالكيديكي' is 'ميغالي باناييا، هالكيديكيّ'</text:p>
      <text:p text:style-name="P1">Possesive form for 'ميغالي فريسي، فثيوتيس' is 'ميغالي فريسي، فثيوتيسي'</text:p>
      <text:p text:style-name="P1">Possesive form for 'ميكروبوليس، دراما' is 'ميكروبوليس، دراماوي'</text:p>
      <text:p text:style-name="P1">Possesive form for 'ميكروكامبوس، كيلكيس' is 'ميكروكامبوس، كيلكيسي'</text:p>
      <text:p text:style-name="P1">Possesive form for 'ميكروماني، ميسينيا' is 'ميكروماني، ميسينيّ'</text:p>
      <text:p text:style-name="P1">Possesive form for 'ميكرون موناستيريون، ثيسالونيكي' is 'ميكرون موناستيريون، ثيسالونيكيّ'</text:p>
      <text:p text:style-name="P1">Possesive form for 'ميكونوس' is 'ميكونوسي'</text:p>
      <text:p text:style-name="P1">Possesive form for 'ميكي، كسانثي' is 'ميكي، كسانثيّ'</text:p>
      <text:p text:style-name="P1">Possesive form for 'ميلوس، كيكلاديس' is 'ميلوس، كيكلاديسي'</text:p>
      <text:p text:style-name="P1"><text:soft-page-break/>Possesive form for 'ميلوي، أرغوليس' is 'ميلوي، أرغوليسي'</text:p>
      <text:p text:style-name="P1">Possesive form for 'ميلي، بيريا' is 'ميلي، بيريّ'</text:p>
      <text:p text:style-name="P1">Possesive form for 'ميليتي، فلورينا' is 'ميليتي، فلوريناوي'</text:p>
      <text:p text:style-name="P1">Possesive form for 'ميليسورغوي، أرتا' is 'ميليسورغوي، أرتاوي'</text:p>
      <text:p text:style-name="P1">Possesive form for 'ميليسوكوريون، ثيسالونيكي' is 'ميليسوكوريون، ثيسالونيكيّ'</text:p>
      <text:p text:style-name="P1">Possesive form for 'ميليسيا، أتيكي' is 'ميليسيا، أتيكيّ'</text:p>
      <text:p text:style-name="P1">Possesive form for 'ميليسيون، بيلا' is 'ميليسيون، بيلاوي'</text:p>
      <text:p text:style-name="P1">Possesive form for 'ميليسيون، كورينثيا' is 'ميليسيون، كورينثيّ'</text:p>
      <text:p text:style-name="P1">Possesive form for 'ميليشن، أتيكي' is 'ميليشن، أتيكيّ'</text:p>
      <text:p text:style-name="P1">Possesive form for 'ميليغالاس، ميسينيا' is 'ميليغالاس، ميسينيّ'</text:p>
      <text:p text:style-name="P1">Possesive form for 'ميليفويا، لاريسا' is 'ميليفويا، لاريساوي'</text:p>
      <text:p text:style-name="P1">Possesive form for 'ميليكي، إماثيا' is 'ميليكي، إماثيّ'</text:p>
      <text:p text:style-name="P1">Possesive form for 'ميليي، ماغنيسيا' is 'ميليي، ماغنيسيّ'</text:p>
      <text:p text:style-name="P1">Possesive form for 'مينتيلوغليون، أهيا' is 'مينتيلوغليون، أهيّ'</text:p>
      <text:p text:style-name="P1">Possesive form for 'مينيديون، أيتوليا كي أكارنانيا' is 'مينيديون، أيتوليا كي أكارنانيّ'</text:p>
      <text:p text:style-name="P1">Possesive form for 'مينيميني، ثيسالونيكي' is 'مينيميني، ثيسالونيكيّ'</text:p>
      <text:p text:style-name="P1">Possesive form for 'نافباكتوس' is 'نافباكتوسي'</text:p>
      <text:p text:style-name="P1">Possesive form for 'نافبليو' is 'نافبليوي'</text:p>
      <text:p text:style-name="P1">Possesive form for 'ناكسوس، كيكلاديس' is 'ناكسوس، كيكلاديسي'</text:p>
      <text:p text:style-name="P1">Possesive form for 'ناوسا' is 'ناوساوي'</text:p>
      <text:p text:style-name="P1">Possesive form for 'ناوسا، كيكلاديس' is 'ناوسا، كيكلاديسي'</text:p>
      <text:p text:style-name="P1">Possesive form for 'نترافي، أتيكي' is 'نترافي، أتيكيّ'</text:p>
      <text:p text:style-name="P1">Possesive form for 'ني أبولونيا، ثيسالونيكي' is 'ني أبولونيا، ثيسالونيكيّ'</text:p>
      <text:p text:style-name="P1">Possesive form for 'ني أناتولي، لاسيثي' is 'ني أناتولي، لاسيثيّ'</text:p>
      <text:p text:style-name="P1">Possesive form for 'ني أنكيالوس، ماغنيسيا' is 'ني أنكيالوس، ماغنيسيّ'</text:p>
      <text:p text:style-name="P1">Possesive form for 'ني إبيداوروس، أرغوليس' is 'ني إبيداوروس، أرغوليسي'</text:p>
      <text:p text:style-name="P1">Possesive form for 'ني إراكليتسا، كافالا' is 'ني إراكليتسا، كافالاوي'</text:p>
      <text:p text:style-name="P1">Possesive form for 'ني إريثريا، أتيكي' is 'ني إريثريا، أتيكيّ'</text:p>
      <text:p text:style-name="P1">Possesive form for 'ني إفيسوس، بيريا' is 'ني إفيسوس، بيريّ'</text:p>
      <text:p text:style-name="P1">Possesive form for 'ني بالاتيا، أتيكي' is 'ني بالاتيا، أتيكيّ'</text:p>
      <text:p text:style-name="P1">Possesive form for 'ني بلاييا، هالكيديكي' is 'ني بلاييا، هالكيديكيّ'</text:p>
      <text:p text:style-name="P1">Possesive form for 'ني بوتيديا، هالكيديكي' is 'ني بوتيديا، هالكيديكيّ'</text:p>
      <text:p text:style-name="P1">Possesive form for 'ني بيراموس، أتيكي' is 'ني بيراموس، أتيكيّ'</text:p>
      <text:p text:style-name="P1">Possesive form for 'ني بيراموس، كافالا' is 'ني بيراموس، كافالاوي'</text:p>
      <text:p text:style-name="P1">Possesive form for 'ني بيلا، بيلا' is 'ني بيلا، بيلاوي'</text:p>
      <text:p text:style-name="P1">Possesive form for 'ني بينتيلي، أتيكي' is 'ني بينتيلي، أتيكيّ'</text:p>
      <text:p text:style-name="P1">Possesive form for 'ني تريغليا، هالكيديكي' is 'ني تريغليا، هالكيديكيّ'</text:p>
      <text:p text:style-name="P1">Possesive form for 'ني تيرينس، أرغوليس' is 'ني تيرينس، أرغوليسي'</text:p>
      <text:p text:style-name="P1">Possesive form for 'ني رودا، هالكيديكي' is 'ني رودا، هالكيديكيّ'</text:p>
      <text:p text:style-name="P1">Possesive form for 'ني ريديستوس، ثيسالونيكي' is 'ني ريديستوس، ثيسالونيكيّ'</text:p>
      <text:p text:style-name="P1">Possesive form for 'ني زيكني، سيرري' is 'ني زيكني، سيرريّ'</text:p>
      <text:p text:style-name="P1">Possesive form for 'ني سانتا، كيلكيس' is 'ني سانتا، كيلكيسي'</text:p>
      <text:p text:style-name="P1">Possesive form for 'ني ستيرا، إففويا' is 'ني ستيرا، إففويّ'</text:p>
      <text:p text:style-name="P1">Possesive form for 'ني سيليوكيا، ثيسبروتيا' is 'ني سيليوكيا، ثيسبروتيّ'</text:p>
      <text:p text:style-name="P1">Possesive form for 'ني فراسنا، ثيسالونيكي' is 'ني فراسنا، ثيسالونيكيّ'</text:p>
      <text:p text:style-name="P1">Possesive form for 'ني فوكيا، هالكيديكي' is 'ني فوكيا، هالكيديكيّ'</text:p>
      <text:p text:style-name="P1">Possesive form for 'ني فيسا، إفروس' is 'ني فيسا، إفروسي'</text:p>
      <text:p text:style-name="P1">Possesive form for 'ني فيغاليا، إليا' is 'ني فيغاليا، إليّ'</text:p>
      <text:p text:style-name="P1"><text:soft-page-break/>Possesive form for 'ني فيلاديلفيا، أتيكي' is 'ني فيلاديلفيا، أتيكيّ'</text:p>
      <text:p text:style-name="P1">Possesive form for 'ني فيلاديلفيا، ثيسالونيكي' is 'ني فيلاديلفيا، ثيسالونيكيّ'</text:p>
      <text:p text:style-name="P1">Possesive form for 'ني كاراويي، كوزاني' is 'ني كاراويي، كوزانيّ'</text:p>
      <text:p text:style-name="P1">Possesive form for 'ني كارفالي، كافالا' is 'ني كارفالي، كافالاوي'</text:p>
      <text:p text:style-name="P1">Possesive form for 'ني كاريا، كافالا' is 'ني كاريا، كافالاوي'</text:p>
      <text:p text:style-name="P1">Possesive form for 'ني كالكيدون، أتيكي' is 'ني كالكيدون، أتيكيّ'</text:p>
      <text:p text:style-name="P1">Possesive form for 'ني كاليكراتيا، هالكيديكي' is 'ني كاليكراتيا، هالكيديكيّ'</text:p>
      <text:p text:style-name="P1">Possesive form for 'ني كيراسيا، ثيسالونيكي' is 'ني كيراسيا، ثيسالونيكيّ'</text:p>
      <text:p text:style-name="P1">Possesive form for 'ني كيوس، أرغوليس' is 'ني كيوس، أرغوليسي'</text:p>
      <text:p text:style-name="P1">Possesive form for 'ني لافا، كوزاني' is 'ني لافا، كوزانيّ'</text:p>
      <text:p text:style-name="P1">Possesive form for 'ني لامبساكوس، إففويا' is 'ني لامبساكوس، إففويّ'</text:p>
      <text:p text:style-name="P1">Possesive form for 'ني ماديتوس، ثيسالونيكي' is 'ني ماديتوس، ثيسالونيكيّ'</text:p>
      <text:p text:style-name="P1">Possesive form for 'ني ماغنيسيا، ثيسالونيكي' is 'ني ماغنيسيا، ثيسالونيكيّ'</text:p>
      <text:p text:style-name="P1">Possesive form for 'ني ماكري، أتيكي' is 'ني ماكري، أتيكيّ'</text:p>
      <text:p text:style-name="P1">Possesive form for 'ني مالغارا، ثيسالونيكي' is 'ني مالغارا، ثيسالونيكيّ'</text:p>
      <text:p text:style-name="P1">Possesive form for 'ني مانولاس، إليا' is 'ني مانولاس، إليّ'</text:p>
      <text:p text:style-name="P1">Possesive form for 'ني مبافرا، سيرري' is 'ني مبافرا، سيرريّ'</text:p>
      <text:p text:style-name="P1">Possesive form for 'ني مودانيا، هالكيديكي' is 'ني مودانيا، هالكيديكيّ'</text:p>
      <text:p text:style-name="P1">Possesive form for 'ني ميسيمفريا، ثيسالونيكي' is 'ني ميسيمفريا، ثيسالونيكيّ'</text:p>
      <text:p text:style-name="P1">Possesive form for 'ني ميكانيونا، ثيسالونيكي' is 'ني ميكانيونا، ثيسالونيكيّ'</text:p>
      <text:p text:style-name="P1">Possesive form for 'نيا أرتاكي' is 'نيا أرتاكيّ'</text:p>
      <text:p text:style-name="P1">Possesive form for 'نيا إيونيا' is 'نيا إيونيّ'</text:p>
      <text:p text:style-name="P1">Possesive form for 'نيا إيونيا ' is 'نيا إيونيا ي'</text:p>
      <text:p text:style-name="P1">Possesive form for 'نيا سميرني' is 'نيا سميرنيّ'</text:p>
      <text:p text:style-name="P1">Possesive form for 'نيا هاليكارناسوس' is 'نيا هاليكارناسوسي'</text:p>
      <text:p text:style-name="P1">Possesive form for 'نيابولي' is 'نيابوليّ'</text:p>
      <text:p text:style-name="P1">Possesive form for 'نيبولي فويون، لاكونيا' is 'نيبولي فويون، لاكونيّ'</text:p>
      <text:p text:style-name="P1">Possesive form for 'نيبولي، أيتوليا كي أكارنانيا' is 'نيبولي، أيتوليا كي أكارنانيّ'</text:p>
      <text:p text:style-name="P1">Possesive form for 'نيبولي، كوزاني' is 'نيبولي، كوزانيّ'</text:p>
      <text:p text:style-name="P1">Possesive form for 'نيبوليس، لاسيثي' is 'نيبوليس، لاسيثيّ'</text:p>
      <text:p text:style-name="P1">Possesive form for 'نيدريون، ليفكاس' is 'نيدريون، ليفكاسي'</text:p>
      <text:p text:style-name="P1">Possesive form for 'نيروكوروس، هانيا' is 'نيروكوروس، هانيّ'</text:p>
      <text:p text:style-name="P1">Possesive form for 'نيستوريون، كاستوريا' is 'نيستوريون، كاستوريّ'</text:p>
      <text:p text:style-name="P1">Possesive form for 'نيشن، إماثيا' is 'نيشن، إماثيّ'</text:p>
      <text:p text:style-name="P1">Possesive form for 'نيغريتا، سيرري' is 'نيغريتا، سيرريّ'</text:p>
      <text:p text:style-name="P1">Possesive form for 'نيكايا' is 'نيكايّ'</text:p>
      <text:p text:style-name="P1">Possesive form for 'نيكوكليا، سيرري' is 'نيكوكليا، سيرريّ'</text:p>
      <text:p text:style-name="P1">Possesive form for 'نيكيا، لاريسا' is 'نيكيا، لاريساوي'</text:p>
      <text:p text:style-name="P1">Possesive form for 'نيكيتي، هالكيديكي' is 'نيكيتي، هالكيديكيّ'</text:p>
      <text:p text:style-name="P1">Possesive form for 'نيكيسياني، كافالا' is 'نيكيسياني، كافالاوي'</text:p>
      <text:p text:style-name="P1">Possesive form for 'نيمي، كورينثيا' is 'نيمي، كورينثيّ'</text:p>
      <text:p text:style-name="P1">Possesive form for 'نينيتا، هيوس' is 'نينيتا، هيوسي'</text:p>
      <text:p text:style-name="P1">Possesive form for 'نيوس أوروبوس، بريفيزا' is 'نيوس أوروبوس، بريفيزاوي'</text:p>
      <text:p text:style-name="P1">Possesive form for 'نيوس بيرغوس، إفروس' is 'نيوس بيرغوس، إفروسي'</text:p>
      <text:p text:style-name="P1">Possesive form for 'نيوس بيرغوس، إففويا' is 'نيوس بيرغوس، إففويّ'</text:p>
      <text:p text:style-name="P1">Possesive form for 'نيوس سكوبوس، سيرري' is 'نيوس سكوبوس، سيرريّ'</text:p>
      <text:p text:style-name="P1">Possesive form for 'نيوس مارماراس، هالكيديكي' is 'نيوس مارماراس، هالكيديكيّ'</text:p>
      <text:p text:style-name="P1">Possesive form for 'نيوس ميلوتوبوس، بيلا' is 'نيوس ميلوتوبوس، بيلاوي'</text:p>
      <text:p text:style-name="P1"><text:soft-page-break/>Possesive form for 'نيوكوروبولون، إوانينا' is 'نيوكوروبولون، إوانيناوي'</text:p>
      <text:p text:style-name="P1">Possesive form for 'نيوكورودا، ثيسالونيكي' is 'نيوكورودا، ثيسالونيكيّ'</text:p>
      <text:p text:style-name="P1">Possesive form for 'نيوكوريون، أرتا' is 'نيوكوريون، أرتاوي'</text:p>
      <text:p text:style-name="P1">Possesive form for 'نيوكوريون، إفروس' is 'نيوكوريون، إفروسي'</text:p>
      <text:p text:style-name="P1">Possesive form for 'نيوكوريون، إليا' is 'نيوكوريون، إليّ'</text:p>
      <text:p text:style-name="P1">Possesive form for 'نيوكوريون، سيرري' is 'نيوكوريون، سيرريّ'</text:p>
      <text:p text:style-name="P1">Possesive form for 'نيوكوريون، كارديتسا' is 'نيوكوريون، كارديتساوي'</text:p>
      <text:p text:style-name="P1">Possesive form for 'نيوكيساريا، إوانينا' is 'نيوكيساريا، إوانيناوي'</text:p>
      <text:p text:style-name="P1">Possesive form for 'نيون أييونيريون، كيلكيس' is 'نيون أييونيريون، كيلكيسي'</text:p>
      <text:p text:style-name="P1">Possesive form for 'نيون إراسميون، كسانثي' is 'نيون إراسميون، كسانثيّ'</text:p>
      <text:p text:style-name="P1">Possesive form for 'نيون بسيكيكون، أتيكي' is 'نيون بسيكيكون، أتيكيّ'</text:p>
      <text:p text:style-name="P1">Possesive form for 'نيون بيتريتشن، سيرري' is 'نيون بيتريتشن، سيرريّ'</text:p>
      <text:p text:style-name="P1">Possesive form for 'نيون ريشن، ثيسالونيكي' is 'نيون ريشن، ثيسالونيكيّ'</text:p>
      <text:p text:style-name="P1">Possesive form for 'نيون سوليون، سيرري' is 'نيون سوليون، سيرريّ'</text:p>
      <text:p text:style-name="P1">Possesive form for 'نيون كارلوفاشن، ساموس' is 'نيون كارلوفاشن، ساموسي'</text:p>
      <text:p text:style-name="P1">Possesive form for 'نيون موناستيريون، فثيوتيس' is 'نيون موناستيريون، فثيوتيسي'</text:p>
      <text:p text:style-name="P1">Possesive form for 'نيوي إبيفاتي، ثيسالونيكي' is 'نيوي إبيفاتي، ثيسالونيكيّ'</text:p>
      <text:p text:style-name="P1">Possesive form for 'هرموبوليس' is 'هرموبوليسي'</text:p>
      <text:p text:style-name="P1">Possesive form for 'يانيتسا' is 'يانيتساوي'</text:p>
      <text:p text:style-name="P1">Possesive form for 'يانينة' is 'يانيني'</text:p>
      <text:p text:style-name="P1">Possesive form for 'ييالوس، هانيا' is 'ييالوس، هانيّ'</text:p>
      <text:p text:style-name="P1">Possesive form for 'ييانولي، لاريسا' is 'ييانولي، لاريساوي'</text:p>
      <text:p text:style-name="P1">Possesive form for 'ييثيو' is 'ييثيوي'</text:p>
      <text:p text:style-name="P1">Possesive form for 'ييراكارو، ثيسالونيكي' is 'ييراكارو، ثيسالونيكيّ'</text:p>
      <text:p text:style-name="P1">Possesive form for 'ييراكاس، أتيكي' is 'ييراكاس، أتيكيّ'</text:p>
      <text:p text:style-name="P1">Possesive form for 'ييراكيون، لاكونيا' is 'ييراكيون، لاكونيّ'</text:p>
      <text:p text:style-name="P1">Possesive form for 'ييراني، هانيا' is 'ييراني، هانيّ'</text:p>
      <text:p text:style-name="P1">Possesive form for 'ييرييري، إراكليون' is 'ييرييري، إراكليوني'</text:p>
      <text:p text:style-name="P1">Possesive form for 'ييفيرا، ثيسالونيكي' is 'ييفيرا، ثيسالونيكيّ'</text:p>
      <text:p text:style-name="P1">Possesive form for 'ييفيرا، لاكونيا' is 'ييفيرا، لاكونيّ'</text:p>
      <text:p text:style-name="P1">Possesive form for 'ييمنون، إففويا' is 'ييمنون، إففويّ'</text:p>
      <text:p text:style-name="P1">Possesive form for 'يينيسي، كسانثي' is 'يينيسي، كسانثيّ'</text:p>
      <text:p text:style-name="P1">Possesive form for 'ييوريياني، كافالا' is 'ييوريياني، كافالاوي'</text:p>
      <text:p text:style-name="P1">Successfully processed all 1453 Greece-اليونان.txt entries</text:p>
      <text:p text:style-name="P1">Possesive form for 'مجر' is 'مجري'</text:p>
      <text:p text:style-name="P1">Possesive form for 'أتشر' is 'أتشري'</text:p>
      <text:p text:style-name="P1">Possesive form for 'بودابست' is 'بودابستي'</text:p>
      <text:p text:style-name="P1">Possesive form for 'فاتس' is 'فاتسي'</text:p>
      <text:p text:style-name="P1">Possesive form for 'فاك ' is 'فاك ي'</text:p>
      <text:p text:style-name="P1">Successfully processed all 7 Hungary-المجر.txt entries</text:p>
      <text:p text:style-name="P1">Possesive form for 'أيرلندا' is 'أيرلنداوي'</text:p>
      <text:p text:style-name="P1">Possesive form for 'دبلن' is 'دبلني'</text:p>
      <text:p text:style-name="P1">Possesive form for 'سليجو' is 'سليجوي'</text:p>
      <text:p text:style-name="P1">Possesive form for 'غالواي' is 'غالوايّ'</text:p>
      <text:p text:style-name="P1">Possesive form for 'كورك' is 'كوركي'</text:p>
      <text:p text:style-name="P1">Successfully processed all 8 Ireland-أيرلندا.txt entries</text:p>
      <text:p text:style-name="P1">Possesive form for 'إيطاليا' is 'إيطاليّ'</text:p>
      <text:p text:style-name="P1">Possesive form for 'أبريليا' is 'أبريليّ'</text:p>
      <text:p text:style-name="P1"><text:soft-page-break/>Possesive form for 'أبياتغراسو' is 'أبياتغراسوي'</text:p>
      <text:p text:style-name="P1">Possesive form for 'أتشيرا' is 'أتشيراوي'</text:p>
      <text:p text:style-name="P1">Possesive form for 'أتشيريالي' is 'أتشيرياليّ'</text:p>
      <text:p text:style-name="P1">Possesive form for 'أدرانو' is 'أدرانوي'</text:p>
      <text:p text:style-name="P1">Possesive form for 'أرديا' is 'أرديّ'</text:p>
      <text:p text:style-name="P1">Possesive form for 'أرسانو' is 'أرسانوي'</text:p>
      <text:p text:style-name="P1">Possesive form for 'أريتسو' is 'أريتسوي'</text:p>
      <text:p text:style-name="P1">Possesive form for 'أستي' is 'أستيّ'</text:p>
      <text:p text:style-name="P1">Possesive form for 'أسكولي بيتشينو' is 'أسكولي بيتشينوي'</text:p>
      <text:p text:style-name="P1">Possesive form for 'أسيزي' is 'أسيزيّ'</text:p>
      <text:p text:style-name="P1">Possesive form for 'أغريجنتو' is 'أغريجنتوي'</text:p>
      <text:p text:style-name="P1">Possesive form for 'أفراغولا' is 'أفراغولاوي'</text:p>
      <text:p text:style-name="P1">Possesive form for 'أفولا' is 'أفولاوي'</text:p>
      <text:p text:style-name="P1">Possesive form for 'أفيدزانو' is 'أفيدزانوي'</text:p>
      <text:p text:style-name="P1">Possesive form for 'أفيرسا' is 'أفيرساوي'</text:p>
      <text:p text:style-name="P1">Possesive form for 'أفيلينو' is 'أفيلينوي'</text:p>
      <text:p text:style-name="P1">Possesive form for 'ألبا' is 'ألباوي'</text:p>
      <text:p text:style-name="P1">Possesive form for 'ألبانو لاتسيالي' is 'ألبانو لاتسياليّ'</text:p>
      <text:p text:style-name="P1">Possesive form for 'ألتامورا' is 'ألتاموراوي'</text:p>
      <text:p text:style-name="P1">Possesive form for 'ألساندريا' is 'ألساندريّ'</text:p>
      <text:p text:style-name="P1">Possesive form for 'ألغيرو' is 'ألغيروي'</text:p>
      <text:p text:style-name="P1">Possesive form for 'ألكامو' is 'ألكاموي'</text:p>
      <text:p text:style-name="P1">Possesive form for 'أندريا' is 'أندريّ'</text:p>
      <text:p text:style-name="P1">Possesive form for 'أنسيو' is 'أنسيوي'</text:p>
      <text:p text:style-name="P1">Possesive form for 'أنغري' is 'أنغريّ'</text:p>
      <text:p text:style-name="P1">Possesive form for 'أنكونا' is 'أنكوناوي'</text:p>
      <text:p text:style-name="P1">Possesive form for 'أوديني' is 'أودينيّ'</text:p>
      <text:p text:style-name="P1">Possesive form for 'أوربينو' is 'أوربينوي'</text:p>
      <text:p text:style-name="P1">Possesive form for 'أوريستانو' is 'أوريستانوي'</text:p>
      <text:p text:style-name="P1">Possesive form for 'أوزيمو' is 'أوزيموي'</text:p>
      <text:p text:style-name="P1">Possesive form for 'أوستا' is 'أوستاوي'</text:p>
      <text:p text:style-name="P1">Possesive form for 'أوغوستا' is 'أوغوستاوي'</text:p>
      <text:p text:style-name="P1">Possesive form for 'أولبيا' is 'أولبيّ'</text:p>
      <text:p text:style-name="P1">Possesive form for 'إبولي' is 'إبوليّ'</text:p>
      <text:p text:style-name="P1">Possesive form for 'إركولانو' is 'إركولانوي'</text:p>
      <text:p text:style-name="P1">Possesive form for 'إريتشي' is 'إريتشيّ'</text:p>
      <text:p text:style-name="P1">Possesive form for 'إمبولي' is 'إمبوليّ'</text:p>
      <text:p text:style-name="P1">Possesive form for 'إمبيريا' is 'إمبيريّ'</text:p>
      <text:p text:style-name="P1">Possesive form for 'إنا' is 'إناوي'</text:p>
      <text:p text:style-name="P1">Possesive form for 'إيمولا' is 'إيمولاوي'</text:p>
      <text:p text:style-name="P1">Possesive form for 'باترنو' is 'باترنوي'</text:p>
      <text:p text:style-name="P1">Possesive form for 'باتيباليا' is 'باتيباليّ'</text:p>
      <text:p text:style-name="P1">Possesive form for 'بادوفا' is 'بادوفاوي'</text:p>
      <text:p text:style-name="P1">Possesive form for 'باديرنو دونيانو' is 'باديرنو دونيانوي'</text:p>
      <text:p text:style-name="P1">Possesive form for 'باربرا ' is 'باربرا ي'</text:p>
      <text:p text:style-name="P1">Possesive form for 'بارتينيكو' is 'بارتينيكوي'</text:p>
      <text:p text:style-name="P1">Possesive form for 'بارليتا' is 'بارليتاوي'</text:p>
      <text:p text:style-name="P1">Possesive form for 'بارما' is 'بارماوي'</text:p>
      <text:p text:style-name="P1"><text:soft-page-break/>Possesive form for 'باري' is 'باريّ'</text:p>
      <text:p text:style-name="P1">Possesive form for 'باسانو دل غرابا' is 'باسانو دل غراباوي'</text:p>
      <text:p text:style-name="P1">Possesive form for 'باغاني' is 'باغانيّ'</text:p>
      <text:p text:style-name="P1">Possesive form for 'باغيريا' is 'باغيريّ'</text:p>
      <text:p text:style-name="P1">Possesive form for 'بافيا' is 'بافيّ'</text:p>
      <text:p text:style-name="P1">Possesive form for 'بايسانا' is 'بايساناوي'</text:p>
      <text:p text:style-name="P1">Possesive form for 'برا' is 'براوي'</text:p>
      <text:p text:style-name="P1">Possesive form for 'براتو' is 'براتوي'</text:p>
      <text:p text:style-name="P1">Possesive form for 'برشلونة بوتسو دي غوتو' is 'برشلونة بوتسو دي غوتوي'</text:p>
      <text:p text:style-name="P1">Possesive form for 'بروغيريو' is 'بروغيريوي'</text:p>
      <text:p text:style-name="P1">Possesive form for 'بريشا' is 'بريشاوي'</text:p>
      <text:p text:style-name="P1">Possesive form for 'برينديزي' is 'برينديزيّ'</text:p>
      <text:p text:style-name="P1">Possesive form for 'بستويا' is 'بستويّ'</text:p>
      <text:p text:style-name="P1">Possesive form for 'بسكارا' is 'بسكاراوي'</text:p>
      <text:p text:style-name="P1">Possesive form for 'بلونو' is 'بلونوي'</text:p>
      <text:p text:style-name="P1">Possesive form for 'بوتسوولي' is 'بوتسووليّ'</text:p>
      <text:p text:style-name="P1">Possesive form for 'بوتنسا' is 'بوتنساوي'</text:p>
      <text:p text:style-name="P1">Possesive form for 'بورتيشي' is 'بورتيشيّ'</text:p>
      <text:p text:style-name="P1">Possesive form for 'بوردينوني' is 'بوردينونيّ'</text:p>
      <text:p text:style-name="P1">Possesive form for 'بوستو أرسيتسيو' is 'بوستو أرسيتسيوي'</text:p>
      <text:p text:style-name="P1">Possesive form for 'بولاتي' is 'بولاتيّ'</text:p>
      <text:p text:style-name="P1">Possesive form for 'بولسانو' is 'بولسانوي'</text:p>
      <text:p text:style-name="P1">Possesive form for 'بولونيا ' is 'بولونيا ي'</text:p>
      <text:p text:style-name="P1">Possesive form for 'بوميتسيا' is 'بوميتسيّ'</text:p>
      <text:p text:style-name="P1">Possesive form for 'بوميليانو داركو' is 'بوميليانو داركوي'</text:p>
      <text:p text:style-name="P1">Possesive form for 'بونتيفيكو' is 'بونتيفيكوي'</text:p>
      <text:p text:style-name="P1">Possesive form for 'بياتشنسا' is 'بياتشنساوي'</text:p>
      <text:p text:style-name="P1">Possesive form for 'بيتونتو' is 'بيتونتوي'</text:p>
      <text:p text:style-name="P1">Possesive form for 'بيرغامو' is 'بيرغاموي'</text:p>
      <text:p text:style-name="P1">Possesive form for 'بيرودجا' is 'بيرودجاوي'</text:p>
      <text:p text:style-name="P1">Possesive form for 'بيزا' is 'بيزاوي'</text:p>
      <text:p text:style-name="P1">Possesive form for 'بيزارو' is 'بيزاروي'</text:p>
      <text:p text:style-name="P1">Possesive form for 'بيشيليي' is 'بيشيلييّ'</text:p>
      <text:p text:style-name="P1">Possesive form for 'بينيفنتو' is 'بينيفنتوي'</text:p>
      <text:p text:style-name="P1">Possesive form for 'بيولتيلو' is 'بيولتيلوي'</text:p>
      <text:p text:style-name="P1">Possesive form for 'بيومبينو' is 'بيومبينوي'</text:p>
      <text:p text:style-name="P1">Possesive form for 'بييتراسانتا' is 'بييتراسانتاوي'</text:p>
      <text:p text:style-name="P1">Possesive form for 'بييلا' is 'بييلاوي'</text:p>
      <text:p text:style-name="P1">Possesive form for 'تارانتو' is 'تارانتوي'</text:p>
      <text:p text:style-name="P1">Possesive form for 'تراباني' is 'ترابانيّ'</text:p>
      <text:p text:style-name="P1">Possesive form for 'تراني' is 'ترانيّ'</text:p>
      <text:p text:style-name="P1">Possesive form for 'تريفيزو' is 'تريفيزوي'</text:p>
      <text:p text:style-name="P1">Possesive form for 'ترينتو' is 'ترينتوي'</text:p>
      <text:p text:style-name="P1">Possesive form for 'ترييستي' is 'ترييستيّ'</text:p>
      <text:p text:style-name="P1">Possesive form for 'تشامبينو' is 'تشامبينوي'</text:p>
      <text:p text:style-name="P1">Possesive form for 'تشيتا دي كاستيلو' is 'تشيتا دي كاستيلوي'</text:p>
      <text:p text:style-name="P1">Possesive form for 'تشيرينيولا' is 'تشيرينيولاوي'</text:p>
      <text:p text:style-name="P1">Possesive form for 'تشيزانو ماديرنو' is 'تشيزانو ماديرنوي'</text:p>
      <text:p text:style-name="P1"><text:soft-page-break/>Possesive form for 'تشيزينا' is 'تشيزيناوي'</text:p>
      <text:p text:style-name="P1">Possesive form for 'تشيستيرنا دي لاتينا' is 'تشيستيرنا دي لاتيناوي'</text:p>
      <text:p text:style-name="P1">Possesive form for 'تشيفيتافيكيا' is 'تشيفيتافيكيّ'</text:p>
      <text:p text:style-name="P1">Possesive form for 'تشيفيتانوفا ماركي' is 'تشيفيتانوفا ماركيّ'</text:p>
      <text:p text:style-name="P1">Possesive form for 'تشينيزيلو بالسامو' is 'تشينيزيلو بالساموي'</text:p>
      <text:p text:style-name="P1">Possesive form for 'توري أنونسياتا' is 'توري أنونسياتاوي'</text:p>
      <text:p text:style-name="P1">Possesive form for 'توري دل غريكو' is 'توري دل غريكوي'</text:p>
      <text:p text:style-name="P1">Possesive form for 'تورينو' is 'تورينوي'</text:p>
      <text:p text:style-name="P1">Possesive form for 'تيراتشينا' is 'تيراتشيناوي'</text:p>
      <text:p text:style-name="P1">Possesive form for 'تيرامو' is 'تيراموي'</text:p>
      <text:p text:style-name="P1">Possesive form for 'تيرني ' is 'تيرني ي'</text:p>
      <text:p text:style-name="P1">Possesive form for 'تيفولي' is 'تيفوليّ'</text:p>
      <text:p text:style-name="P1">Possesive form for 'جاري' is 'جاريّ'</text:p>
      <text:p text:style-name="P1">Possesive form for 'جنوة' is 'جنوةي'</text:p>
      <text:p text:style-name="P1">Possesive form for 'جوليانو إن كامبانيا' is 'جوليانو إن كامبانيّ'</text:p>
      <text:p text:style-name="P1">Possesive form for 'جيلا' is 'جيلاوي'</text:p>
      <text:p text:style-name="P1">Possesive form for 'ديزيو' is 'ديزيوي'</text:p>
      <text:p text:style-name="P1">Possesive form for 'رافينا' is 'رافيناوي'</text:p>
      <text:p text:style-name="P1">Possesive form for 'رغوس' is 'رغوسي'</text:p>
      <text:p text:style-name="P1">Possesive form for 'رو' is 'روي'</text:p>
      <text:p text:style-name="P1">Possesive form for 'روتسانو' is 'روتسانوي'</text:p>
      <text:p text:style-name="P1">Possesive form for 'روسانو' is 'روسانوي'</text:p>
      <text:p text:style-name="P1">Possesive form for 'روفيغو' is 'روفيغوي'</text:p>
      <text:p text:style-name="P1">Possesive form for 'روما' is 'روماوي'</text:p>
      <text:p text:style-name="P1">Possesive form for 'ريدجو إميليا' is 'ريدجو إميليّ'</text:p>
      <text:p text:style-name="P1">Possesive form for 'ريدجو كالابريا' is 'ريدجو كالابريّ'</text:p>
      <text:p text:style-name="P1">Possesive form for 'ريفولي' is 'ريفوليّ'</text:p>
      <text:p text:style-name="P1">Possesive form for 'ريميني' is 'ريمينيّ'</text:p>
      <text:p text:style-name="P1">Possesive form for 'ريندي' is 'رينديّ'</text:p>
      <text:p text:style-name="P1">Possesive form for 'رييتي' is 'رييتيّ'</text:p>
      <text:p text:style-name="P1">Possesive form for 'سارونو' is 'سارونوي'</text:p>
      <text:p text:style-name="P1">Possesive form for 'ساساري' is 'ساساريّ'</text:p>
      <text:p text:style-name="P1">Possesive form for 'ساسوولو' is 'ساسوولوي'</text:p>
      <text:p text:style-name="P1">Possesive form for 'سافونا' is 'سافوناوي'</text:p>
      <text:p text:style-name="P1">Possesive form for 'سالسومادجوري تيرمي' is 'سالسومادجوري تيرميّ'</text:p>
      <text:p text:style-name="P1">Possesive form for 'ساليرنو' is 'ساليرنوي'</text:p>
      <text:p text:style-name="P1">Possesive form for 'سان بينيدتو دل ترونتو' is 'سان بينيدتو دل ترونتوي'</text:p>
      <text:p text:style-name="P1">Possesive form for 'سان جورجو أ كريمانو' is 'سان جورجو أ كريمانوي'</text:p>
      <text:p text:style-name="P1">Possesive form for 'سان جوليانو ميلانيزي' is 'سان جوليانو ميلانيزيّ'</text:p>
      <text:p text:style-name="P1">Possesive form for 'سان جيمنيانو' is 'سان جيمنيانوي'</text:p>
      <text:p text:style-name="P1">Possesive form for 'سان دونا دي بيافي' is 'سان دونا دي بيافيّ'</text:p>
      <text:p text:style-name="P1">Possesive form for 'سان دوناتو ميلانيزي' is 'سان دوناتو ميلانيزيّ'</text:p>
      <text:p text:style-name="P1">Possesive form for 'سان سيفيرو' is 'سان سيفيروي'</text:p>
      <text:p text:style-name="P1">Possesive form for 'سانريمو' is 'سانريموي'</text:p>
      <text:p text:style-name="P1">Possesive form for 'سبوليتو' is 'سبوليتوي'</text:p>
      <text:p text:style-name="P1">Possesive form for 'سستو سان جوفاني' is 'سستو سان جوفانيّ'</text:p>
      <text:p text:style-name="P1">Possesive form for 'سستو فيورنتينو' is 'سستو فيورنتينوي'</text:p>
      <text:p text:style-name="P1">Possesive form for 'سغراتي' is 'سغراتيّ'</text:p>
      <text:p text:style-name="P1"><text:soft-page-break/>Possesive form for 'سكافاتي' is 'سكافاتيّ'</text:p>
      <text:p text:style-name="P1">Possesive form for 'سكانديانو' is 'سكانديانوي'</text:p>
      <text:p text:style-name="P1">Possesive form for 'سكانديتشي' is 'سكانديتشيّ'</text:p>
      <text:p text:style-name="P1">Possesive form for 'سكيو' is 'سكيوي'</text:p>
      <text:p text:style-name="P1">Possesive form for 'سيتيمو تورينيزي' is 'سيتيمو تورينيزيّ'</text:p>
      <text:p text:style-name="P1">Possesive form for 'سيرينيو' is 'سيرينيوي'</text:p>
      <text:p text:style-name="P1">Possesive form for 'سينيغاليا' is 'سينيغاليّ'</text:p>
      <text:p text:style-name="P1">Possesive form for 'سيينا' is 'سييناوي'</text:p>
      <text:p text:style-name="P1">Possesive form for 'شيكلي' is 'شيكليّ'</text:p>
      <text:p text:style-name="P1">Possesive form for 'غالاراتي' is 'غالاراتيّ'</text:p>
      <text:p text:style-name="P1">Possesive form for 'غرافينا إن بوليا' is 'غرافينا إن بوليّ'</text:p>
      <text:p text:style-name="P1">Possesive form for 'غروسيتو' is 'غروسيتوي'</text:p>
      <text:p text:style-name="P1">Possesive form for 'غرولياسكو' is 'غرولياسكوي'</text:p>
      <text:p text:style-name="P1">Possesive form for 'غوبيو' is 'غوبيوي'</text:p>
      <text:p text:style-name="P1">Possesive form for 'غوريتسيا' is 'غوريتسيّ'</text:p>
      <text:p text:style-name="P1">Possesive form for 'غويدونيا مونتيشيليو' is 'غويدونيا مونتيشيليوي'</text:p>
      <text:p text:style-name="P1">Possesive form for 'فابريانو' is 'فابريانوي'</text:p>
      <text:p text:style-name="P1">Possesive form for 'فاريزي' is 'فاريزيّ'</text:p>
      <text:p text:style-name="P1">Possesive form for 'فازانو' is 'فازانوي'</text:p>
      <text:p text:style-name="P1">Possesive form for 'فانو' is 'فانوي'</text:p>
      <text:p text:style-name="P1">Possesive form for 'فاينسا' is 'فاينساوي'</text:p>
      <text:p text:style-name="P1">Possesive form for 'فرانكافيلا فونتانا' is 'فرانكافيلا فونتاناوي'</text:p>
      <text:p text:style-name="P1">Possesive form for 'فربانيا' is 'فربانيّ'</text:p>
      <text:p text:style-name="P1">Possesive form for 'فرشيلي' is 'فرشيليّ'</text:p>
      <text:p text:style-name="P1">Possesive form for 'فروزينوني' is 'فروزينونيّ'</text:p>
      <text:p text:style-name="P1">Possesive form for 'فلورنسا' is 'فلورنساوي'</text:p>
      <text:p text:style-name="P1">Possesive form for 'فليتري' is 'فليتريّ'</text:p>
      <text:p text:style-name="P1">Possesive form for 'فودجا' is 'فودجاوي'</text:p>
      <text:p text:style-name="P1">Possesive form for 'فورلي' is 'فورليّ'</text:p>
      <text:p text:style-name="P1">Possesive form for 'فوغيرا' is 'فوغيراوي'</text:p>
      <text:p text:style-name="P1">Possesive form for 'فولتيرا' is 'فولتيراوي'</text:p>
      <text:p text:style-name="P1">Possesive form for 'فولينيو' is 'فولينيوي'</text:p>
      <text:p text:style-name="P1">Possesive form for 'فياريدجو' is 'فياريدجوي'</text:p>
      <text:p text:style-name="P1">Possesive form for 'فيبو فالينتيا' is 'فيبو فالينتيّ'</text:p>
      <text:p text:style-name="P1">Possesive form for 'فيتشنزا' is 'فيتشنزاوي'</text:p>
      <text:p text:style-name="P1">Possesive form for 'فيتوريا' is 'فيتوريّ'</text:p>
      <text:p text:style-name="P1">Possesive form for 'فيتيربو' is 'فيتيربوي'</text:p>
      <text:p text:style-name="P1">Possesive form for 'فيدجيفانو' is 'فيدجيفانوي'</text:p>
      <text:p text:style-name="P1">Possesive form for 'فيرارا' is 'فيراراوي'</text:p>
      <text:p text:style-name="P1">Possesive form for 'فيرمو' is 'فيرموي'</text:p>
      <text:p text:style-name="P1">Possesive form for 'فيرونا' is 'فيروناوي'</text:p>
      <text:p text:style-name="P1">Possesive form for 'فيناريا ريالي' is 'فيناريا رياليّ'</text:p>
      <text:p text:style-name="P1">Possesive form for 'فينيولا' is 'فينيولاوي'</text:p>
      <text:p text:style-name="P1">Possesive form for 'فيوميتشينو' is 'فيوميتشينوي'</text:p>
      <text:p text:style-name="P1">Possesive form for 'قرناطة' is 'قرناطي'</text:p>
      <text:p text:style-name="P1">Possesive form for 'قطانية' is 'قطانيةي'</text:p>
      <text:p text:style-name="P1">Possesive form for 'كابانوري' is 'كابانوريّ'</text:p>
      <text:p text:style-name="P1">Possesive form for 'كاتنزارو' is 'كاتنزاروي'</text:p>
      <text:p text:style-name="P1"><text:soft-page-break/>Possesive form for 'كاربي' is 'كاربيّ'</text:p>
      <text:p text:style-name="P1">Possesive form for 'كازالنووفو دي نابولي' is 'كازالنووفو دي نابوليّ'</text:p>
      <text:p text:style-name="P1">Possesive form for 'كازالي مونفيراتو' is 'كازالي مونفيراتوي'</text:p>
      <text:p text:style-name="P1">Possesive form for 'كازوريا' is 'كازوريّ'</text:p>
      <text:p text:style-name="P1">Possesive form for 'كازيرتا' is 'كازيرتاوي'</text:p>
      <text:p text:style-name="P1">Possesive form for 'كاستيلاماري دي ستابيا' is 'كاستيلاماري دي ستابيّ'</text:p>
      <text:p text:style-name="P1">Possesive form for 'كاشينا' is 'كاشيناوي'</text:p>
      <text:p text:style-name="P1">Possesive form for 'كافا دي تيريني' is 'كافا دي تيرينيّ'</text:p>
      <text:p text:style-name="P1">Possesive form for 'كالتاجيروني' is 'كالتاجيرونيّ'</text:p>
      <text:p text:style-name="P1">Possesive form for 'كالتانيسيتا' is 'كالتانيسيتاوي'</text:p>
      <text:p text:style-name="P1">Possesive form for 'كالياري' is 'كالياريّ'</text:p>
      <text:p text:style-name="P1">Possesive form for 'كامبوباسو' is 'كامبوباسوي'</text:p>
      <text:p text:style-name="P1">Possesive form for 'كامبي بيزنسيو' is 'كامبي بيزنسيوي'</text:p>
      <text:p text:style-name="P1">Possesive form for 'كانتو، كومو' is 'كانتو، كوموي'</text:p>
      <text:p text:style-name="P1">Possesive form for 'كايفانو' is 'كايفانوي'</text:p>
      <text:p text:style-name="P1">Possesive form for 'كرارا' is 'كراراوي'</text:p>
      <text:p text:style-name="P1">Possesive form for 'كروتوني' is 'كروتونيّ'</text:p>
      <text:p text:style-name="P1">Possesive form for 'كريما' is 'كريماوي'</text:p>
      <text:p text:style-name="P1">Possesive form for 'كريمونا' is 'كريموناوي'</text:p>
      <text:p text:style-name="P1">Possesive form for 'كوارتو' is 'كوارتوي'</text:p>
      <text:p text:style-name="P1">Possesive form for 'كوارتو سانت إلينا' is 'كوارتو سانت إليناوي'</text:p>
      <text:p text:style-name="P1">Possesive form for 'كوراتو' is 'كوراتوي'</text:p>
      <text:p text:style-name="P1">Possesive form for 'كورسيكو' is 'كورسيكوي'</text:p>
      <text:p text:style-name="P1">Possesive form for 'كوريليانو كالابرو' is 'كوريليانو كالابروي'</text:p>
      <text:p text:style-name="P1">Possesive form for 'كوزنسا' is 'كوزنساوي'</text:p>
      <text:p text:style-name="P1">Possesive form for 'كولونيو منزيزي' is 'كولونيو منزيزيّ'</text:p>
      <text:p text:style-name="P1">Possesive form for 'كولينيو' is 'كولينيوي'</text:p>
      <text:p text:style-name="P1">Possesive form for 'كومو' is 'كوموي'</text:p>
      <text:p text:style-name="P1">Possesive form for 'كوميزو' is 'كوميزوي'</text:p>
      <text:p text:style-name="P1">Possesive form for 'كونيو' is 'كونيوي'</text:p>
      <text:p text:style-name="P1">Possesive form for 'كيودجا' is 'كيودجاوي'</text:p>
      <text:p text:style-name="P1">Possesive form for 'كييتي' is 'كييتيّ'</text:p>
      <text:p text:style-name="P1">Possesive form for 'لا سبيتسيا' is 'لا سبيتسيّ'</text:p>
      <text:p text:style-name="P1">Possesive form for 'لاتينا' is 'لاتيناوي'</text:p>
      <text:p text:style-name="P1">Possesive form for 'لاكويلا' is 'لاكويلاوي'</text:p>
      <text:p text:style-name="P1">Possesive form for 'لاميتسيا تيرمي' is 'لاميتسيا تيرميّ'</text:p>
      <text:p text:style-name="P1">Possesive form for 'لنيانو' is 'لنيانوي'</text:p>
      <text:p text:style-name="P1">Possesive form for 'لودي' is 'لوديّ'</text:p>
      <text:p text:style-name="P1">Possesive form for 'لوغو' is 'لوغوي'</text:p>
      <text:p text:style-name="P1">Possesive form for 'لوكا' is 'لوكاوي'</text:p>
      <text:p text:style-name="P1">Possesive form for 'ليتشي ' is 'ليتشي ي'</text:p>
      <text:p text:style-name="P1">Possesive form for 'ليسوني' is 'ليسونيّ'</text:p>
      <text:p text:style-name="P1">Possesive form for 'ليفورنو' is 'ليفورنوي'</text:p>
      <text:p text:style-name="P1">Possesive form for 'ليكاتا' is 'ليكاتاوي'</text:p>
      <text:p text:style-name="P1">Possesive form for 'ليكو' is 'ليكوي'</text:p>
      <text:p text:style-name="P1">Possesive form for 'ليمبياتي' is 'ليمبياتيّ'</text:p>
      <text:p text:style-name="P1">Possesive form for 'ماتيرا' is 'ماتيراوي'</text:p>
      <text:p text:style-name="P1">Possesive form for 'مادالوني' is 'مادالونيّ'</text:p>
      <text:p text:style-name="P1"><text:soft-page-break/>Possesive form for 'مارانو دي نابولي' is 'مارانو دي نابوليّ'</text:p>
      <text:p text:style-name="P1">Possesive form for 'مارتينا فرانكا' is 'مارتينا فرانكاوي'</text:p>
      <text:p text:style-name="P1">Possesive form for 'مارشانيزي' is 'مارشانيزيّ'</text:p>
      <text:p text:style-name="P1">Possesive form for 'ماسا' is 'ماساوي'</text:p>
      <text:p text:style-name="P1">Possesive form for 'ماشيراتا' is 'ماشيراتاوي'</text:p>
      <text:p text:style-name="P1">Possesive form for 'مانتوفا' is 'مانتوفاوي'</text:p>
      <text:p text:style-name="P1">Possesive form for 'مانفريدونيا' is 'مانفريدونيّ'</text:p>
      <text:p text:style-name="P1">Possesive form for 'مرسى علي' is 'مرسى عليّ'</text:p>
      <text:p text:style-name="P1">Possesive form for 'مستربيانكو' is 'مستربيانكوي'</text:p>
      <text:p text:style-name="P1">Possesive form for 'منزا' is 'منزاوي'</text:p>
      <text:p text:style-name="P1">Possesive form for 'موديكا' is 'موديكاوي'</text:p>
      <text:p text:style-name="P1">Possesive form for 'مودينا' is 'موديناوي'</text:p>
      <text:p text:style-name="P1">Possesive form for 'مولفيتا' is 'مولفيتاوي'</text:p>
      <text:p text:style-name="P1">Possesive form for 'مونتيسيلفانو' is 'مونتيسيلفانوي'</text:p>
      <text:p text:style-name="P1">Possesive form for 'مونريالي' is 'مونرياليّ'</text:p>
      <text:p text:style-name="P1">Possesive form for 'مونكالييري' is 'مونكالييريّ'</text:p>
      <text:p text:style-name="P1">Possesive form for 'مونوبولي' is 'مونوبوليّ'</text:p>
      <text:p text:style-name="P1">Possesive form for 'ميسينا' is 'ميسيناوي'</text:p>
      <text:p text:style-name="P1">Possesive form for 'ميلانو' is 'ميلانوي'</text:p>
      <text:p text:style-name="P1">Possesive form for 'ميليتو دي نابولي' is 'ميليتو دي نابوليّ'</text:p>
      <text:p text:style-name="P1">Possesive form for 'نابولي' is 'نابوليّ'</text:p>
      <text:p text:style-name="P1">Possesive form for 'نوتشيرا إنفريوري' is 'نوتشيرا إنفريوريّ'</text:p>
      <text:p text:style-name="P1">Possesive form for 'نوفارا' is 'نوفاراوي'</text:p>
      <text:p text:style-name="P1">Possesive form for 'نوورو' is 'نووروي'</text:p>
      <text:p text:style-name="P1">Possesive form for 'نيتونو' is 'نيتونوي'</text:p>
      <text:p text:style-name="P1">Possesive form for 'نيكيلينو' is 'نيكيلينوي'</text:p>
      <text:p text:style-name="P1">Possesive form for 'ييزي' is 'ييزيّ'</text:p>
      <text:p text:style-name="P1">Successfully processed all 290 Italy-إيطاليا.txt entries</text:p>
      <text:p text:style-name="P1">Possesive form for 'كوسوفو' is 'كوسوفوي'</text:p>
      <text:p text:style-name="P1">Possesive form for 'بريزرن' is 'بريزرني'</text:p>
      <text:p text:style-name="P1">Successfully processed all 2 Kosovo-كوسوفو.txt entries</text:p>
      <text:p text:style-name="P1">Possesive form for 'لاتفيا' is 'لاتفيّ'</text:p>
      <text:p text:style-name="P1">Possesive form for 'ريغا' is 'ريغاوي'</text:p>
      <text:p text:style-name="P1">Successfully processed all 2 Latvia-لاتفيا.txt entries</text:p>
      <text:p text:style-name="P1">Possesive form for 'لوكسمبورغ' is 'لوكسمبورغي'</text:p>
      <text:p text:style-name="P1">Possesive form for 'لوكسمبورغ ' is 'لوكسمبورغ ي'</text:p>
      <text:p text:style-name="P1">Possesive form for 'نيديركورن' is 'نيديركورني'</text:p>
      <text:p text:style-name="P1">Successfully processed all 4 Luxembourg-لوكسمبورغ.txt entries</text:p>
      <text:p text:style-name="P1">Possesive form for 'مقدونيا' is 'مقدونيّ'</text:p>
      <text:p text:style-name="P1">Possesive form for 'أراسينوفو، سكوبجي' is 'أراسينوفو، سكوبجيّ'</text:p>
      <text:p text:style-name="P1">Possesive form for 'باك، بيتولا' is 'باك، بيتولاوي'</text:p>
      <text:p text:style-name="P1">Possesive form for 'برفينيكا، تيتوفو' is 'برفينيكا، تيتوفوي'</text:p>
      <text:p text:style-name="P1">Possesive form for 'برود، برود' is 'برود، برودي'</text:p>
      <text:p text:style-name="P1">Possesive form for 'بلاتيك، فينيكا' is 'بلاتيك، فينيكاوي'</text:p>
      <text:p text:style-name="P1">Possesive form for 'بوسيلوفو، ستروميكا' is 'بوسيلوفو، ستروميكاوي'</text:p>
      <text:p text:style-name="P1">Possesive form for 'بوغدانسي، جفجليجا' is 'بوغدانسي، جفجليجاوي'</text:p>
      <text:p text:style-name="P1">Possesive form for 'بوغوفينجي، تيتوفو' is 'بوغوفينجي، تيتوفوي'</text:p>
      <text:p text:style-name="P1">Possesive form for 'بوغوميلا، فيليس' is 'بوغوميلا، فيليسي'</text:p>
      <text:p text:style-name="P1"><text:soft-page-break/>Possesive form for 'بيتولا، بيتولا' is 'بيتولا، بيتولاوي'</text:p>
      <text:p text:style-name="P1">Possesive form for 'بيروفو، بيروفو' is 'بيروفو، بيروفوي'</text:p>
      <text:p text:style-name="P1">Possesive form for 'بيستريكا، بيتولا' is 'بيستريكا، بيتولاوي'</text:p>
      <text:p text:style-name="P1">Possesive form for 'بيلسيستا، أوهريد' is 'بيلسيستا، أوهريدي'</text:p>
      <text:p text:style-name="P1">Possesive form for 'جفجليجا، جفجليجا' is 'جفجليجا، جفجليجاوي'</text:p>
      <text:p text:style-name="P1">Possesive form for 'دروغوفو، بلاغويفغراد' is 'دروغوفو، بلاغويفغرادي'</text:p>
      <text:p text:style-name="P1">Possesive form for 'دوبروسيفو، ولسينج' is 'دوبروسيفو، ولسينجي'</text:p>
      <text:p text:style-name="P1">Possesive form for 'دوبيونكي، ديبار' is 'دوبيونكي، ديباري'</text:p>
      <text:p text:style-name="P1">Possesive form for 'دولنيني، كراسنودار' is 'دولنيني، كراسنوداري'</text:p>
      <text:p text:style-name="P1">Possesive form for 'ديبار، ديبار' is 'ديبار، ديباري'</text:p>
      <text:p text:style-name="P1">Possesive form for 'ديلسيفو، ديلسيفو' is 'ديلسيفو، ديلسيفوي'</text:p>
      <text:p text:style-name="P1">Possesive form for 'ديلوغوزدي، ستروغا' is 'ديلوغوزدي، ستروغاوي'</text:p>
      <text:p text:style-name="P1">Possesive form for 'ديمير كابيجا، نيغوتينو' is 'ديمير كابيجا، نيغوتينوي'</text:p>
      <text:p text:style-name="P1">Possesive form for 'ديمير هيسار، ديمير هيسار' is 'ديمير هيسار، ديمير هيساري'</text:p>
      <text:p text:style-name="P1">Possesive form for 'زاجاس، كيسيفو' is 'زاجاس، كيسيفوي'</text:p>
      <text:p text:style-name="P1">Possesive form for 'زليتوفو، كوكاني' is 'زليتوفو، كوكانيّ'</text:p>
      <text:p text:style-name="P1">Possesive form for 'زوبا، ديبار' is 'زوبا، ديباري'</text:p>
      <text:p text:style-name="P1">Possesive form for 'زيتوسي، كروسيفو' is 'زيتوسي، كروسيفوي'</text:p>
      <text:p text:style-name="P1">Possesive form for 'زيلينو، تيتوفو' is 'زيلينو، تيتوفوي'</text:p>
      <text:p text:style-name="P1">Possesive form for 'زيلينيكوفو، سكوبجي' is 'زيلينيكوفو، سكوبجيّ'</text:p>
      <text:p text:style-name="P1">Possesive form for 'سكوبيه' is 'سكوبيهي'</text:p>
      <text:p text:style-name="P1">Possesive form for 'غرادسكو، فيليس' is 'غرادسكو، فيليسي'</text:p>
      <text:p text:style-name="P1">Possesive form for 'غوستيفار، غوستيفار' is 'غوستيفار، غوستيفاري'</text:p>
      <text:p text:style-name="P1">Possesive form for 'فاسيليفو، ستروميكا' is 'فاسيليفو، ستروميكاوي'</text:p>
      <text:p text:style-name="P1">Possesive form for 'فالاندوفو، فالاندوفو' is 'فالاندوفو، فالاندوفوي'</text:p>
      <text:p text:style-name="P1">Possesive form for 'فرابسيستي، غوستيفار' is 'فرابسيستي، غوستيفاري'</text:p>
      <text:p text:style-name="P1">Possesive form for 'فراتنيكا، تيتوفو' is 'فراتنيكا، تيتوفوي'</text:p>
      <text:p text:style-name="P1">Possesive form for 'فرانيستيكا، كيسيفو' is 'فرانيستيكا، كيسيفوي'</text:p>
      <text:p text:style-name="P1">Possesive form for 'فروتوك، غوستيفار' is 'فروتوك، غوستيفاري'</text:p>
      <text:p text:style-name="P1">Possesive form for 'فيتوليستي، بريليب' is 'فيتوليستي، بريليبي'</text:p>
      <text:p text:style-name="P1">Possesive form for 'فيفكاني، ستروغا' is 'فيفكاني، ستروغاوي'</text:p>
      <text:p text:style-name="P1">Possesive form for 'فيليس، فيليس' is 'فيليس، فيليسي'</text:p>
      <text:p text:style-name="P1">Possesive form for 'فيليستا، ستروغا' is 'فيليستا، ستروغاوي'</text:p>
      <text:p text:style-name="P1">Possesive form for 'فينيكا، فينيكا' is 'فينيكا، فينيكاوي'</text:p>
      <text:p text:style-name="P1">Successfully processed all 53 Macedonia-مقدونيا.txt entries</text:p>
      <text:p text:style-name="P1">Possesive form for 'مالطا' is 'مالطاوي'</text:p>
      <text:p text:style-name="P1">Possesive form for 'أتارد' is 'أتاردي'</text:p>
      <text:p text:style-name="P1">Possesive form for 'بلدة' is 'بلدي'</text:p>
      <text:p text:style-name="P1">Possesive form for 'شوكية' is 'شوكيةي'</text:p>
      <text:p text:style-name="P1">Possesive form for 'م</text:p>
      <text:p text:style-name="P1">مليحة' is 'م</text:p>
      <text:p text:style-name="P1">مليحي'</text:p>
      <text:p text:style-name="P1">Successfully processed all 7 Malta-مالطا.txt entries</text:p>
      <text:p text:style-name="P1">Possesive form for 'مولدافيا' is 'مولدافيّ'</text:p>
      <text:p text:style-name="P1">Possesive form for 'باسارابياسكا' is 'باسارابياسكاوي'</text:p>
      <text:p text:style-name="P1">Possesive form for 'بالتي، بالتي' is 'بالتي، بالتيّ'</text:p>
      <text:p text:style-name="P1">Possesive form for 'تايينا، تايينا' is 'تايينا، تاييناوي'</text:p>
      <text:p text:style-name="P1">Possesive form for 'سيميشليا' is 'سيميشليّ'</text:p>
      <text:p text:style-name="P1"><text:soft-page-break/>Possesive form for 'كيشيناو' is 'كيشيناوي'</text:p>
      <text:p text:style-name="P1">Possesive form for 'هينسشتي' is 'هينسشتيّ'</text:p>
      <text:p text:style-name="P1">Successfully processed all 11 Moldova-مولدافيا.txt entries</text:p>
      <text:p text:style-name="P1">Possesive form for 'جبل الأسود' is 'جبل الأسودي'</text:p>
      <text:p text:style-name="P1">Possesive form for 'بار، بار' is 'بار، باري'</text:p>
      <text:p text:style-name="P1">Possesive form for 'غلوهي دو، بار' is 'غلوهي دو، باري'</text:p>
      <text:p text:style-name="P1">Possesive form for 'فوتشيتسا، دانيلوفغراد' is 'فوتشيتسا، دانيلوفغرادي'</text:p>
      <text:p text:style-name="P1">Successfully processed all 6 Montenegro-الجبل الأسود.txt entries</text:p>
      <text:p text:style-name="P1">Possesive form for 'نرويج' is 'نرويجي'</text:p>
      <text:p text:style-name="P1">Possesive form for 'أوسلو' is 'أوسلوي'</text:p>
      <text:p text:style-name="P1">Possesive form for 'برجن' is 'برجني'</text:p>
      <text:p text:style-name="P1">Possesive form for 'ترومسو' is 'ترومسوي'</text:p>
      <text:p text:style-name="P1">Possesive form for 'تروندهايم' is 'تروندهايمي'</text:p>
      <text:p text:style-name="P1">Possesive form for 'لورينسكوغ' is 'لورينسكوغي'</text:p>
      <text:p text:style-name="P1">Possesive form for 'ميسن' is 'ميسني'</text:p>
      <text:p text:style-name="P1">Successfully processed all 11 Norway-النرويج.txt entries</text:p>
      <text:p text:style-name="P1">Possesive form for 'بولندا' is 'بولنداوي'</text:p>
      <text:p text:style-name="P1">Possesive form for 'بلنيتسا زدري' is 'بلنيتسا زدريّ'</text:p>
      <text:p text:style-name="P1">Possesive form for 'بوزنان' is 'بوزناني'</text:p>
      <text:p text:style-name="P1">Possesive form for 'بياسيتشنو' is 'بياسيتشنوي'</text:p>
      <text:p text:style-name="P1">Possesive form for 'تورون' is 'توروني'</text:p>
      <text:p text:style-name="P1">Possesive form for 'راسيبورز' is 'راسيبورزي'</text:p>
      <text:p text:style-name="P1">Possesive form for 'شفينتوخوفيتسه' is 'شفينتوخوفيتسهي'</text:p>
      <text:p text:style-name="P1">Possesive form for 'فروتزواف' is 'فروتزوافي'</text:p>
      <text:p text:style-name="P1">Possesive form for 'فروتسلاو' is 'فروتسلاوي'</text:p>
      <text:p text:style-name="P1">Possesive form for 'كاتوفيتسه' is 'كاتوفيتسهي'</text:p>
      <text:p text:style-name="P1">Possesive form for 'لوبلين' is 'لوبليني'</text:p>
      <text:p text:style-name="P1">Possesive form for 'مشتشونوف' is 'مشتشونوفي'</text:p>
      <text:p text:style-name="P1">Possesive form for 'نيسا' is 'نيساوي'</text:p>
      <text:p text:style-name="P1">Possesive form for 'وارسو' is 'وارسوي'</text:p>
      <text:p text:style-name="P1">Possesive form for 'وودج' is 'وودجي'</text:p>
      <text:p text:style-name="P1">Successfully processed all 24 Poland-بولندا.txt entries</text:p>
      <text:p text:style-name="P1">Possesive form for 'برتغال' is 'برتغالي'</text:p>
      <text:p text:style-name="P1">Possesive form for 'أمادورا' is 'أمادوراوي'</text:p>
      <text:p text:style-name="P1">Possesive form for 'براغا' is 'براغاوي'</text:p>
      <text:p text:style-name="P1">Possesive form for 'بورتو' is 'بورتوي'</text:p>
      <text:p text:style-name="P1">Possesive form for 'تونس ' is 'تونس ي'</text:p>
      <text:p text:style-name="P1">Possesive form for 'شقبان' is 'شقباني'</text:p>
      <text:p text:style-name="P1">Possesive form for 'شلب' is 'شلبي'</text:p>
      <text:p text:style-name="P1">Possesive form for 'شنترين' is 'شنتريني'</text:p>
      <text:p text:style-name="P1">Possesive form for 'فيانا دو كاستيلو' is 'فيانا دو كاستيلوي'</text:p>
      <text:p text:style-name="P1">Possesive form for 'قلمرية' is 'قلمريةي'</text:p>
      <text:p text:style-name="P1">Possesive form for 'لشبونة' is 'لشبوني'</text:p>
      <text:p text:style-name="P1">Possesive form for 'مارتلة' is 'مارتلي'</text:p>
      <text:p text:style-name="P1">Possesive form for 'يابرة' is 'يابري'</text:p>
      <text:p text:style-name="P1">Successfully processed all 21 Portugal-البرتغال.txt entries</text:p>
      <text:p text:style-name="P1">Possesive form for 'رومانيا' is 'رومانيّ'</text:p>
      <text:p text:style-name="P1">Possesive form for 'أراد' is 'أرادي'</text:p>
      <text:p text:style-name="P1"><text:soft-page-break/>Possesive form for 'أليكساندريا' is 'أليكساندريّ'</text:p>
      <text:p text:style-name="P1">Possesive form for 'أوراديا' is 'أوراديّ'</text:p>
      <text:p text:style-name="P1">Possesive form for 'أورشوفا' is 'أورشوفاوي'</text:p>
      <text:p text:style-name="P1">Possesive form for 'با يوليا' is 'با يوليّ'</text:p>
      <text:p text:style-name="P1">Possesive form for 'باكاو' is 'باكاوي'</text:p>
      <text:p text:style-name="P1">Possesive form for 'بايا ماري' is 'بايا ماريّ'</text:p>
      <text:p text:style-name="P1">Possesive form for 'براشوف' is 'براشوفي'</text:p>
      <text:p text:style-name="P1">Possesive form for 'برايلا' is 'برايلاوي'</text:p>
      <text:p text:style-name="P1">Possesive form for 'بلويشت' is 'بلويشتي'</text:p>
      <text:p text:style-name="P1">Possesive form for 'بوتوشاني' is 'بوتوشانيّ'</text:p>
      <text:p text:style-name="P1">Possesive form for 'بوخارست' is 'بوخارستي'</text:p>
      <text:p text:style-name="P1">Possesive form for 'بوزاو' is 'بوزاوي'</text:p>
      <text:p text:style-name="P1">Possesive form for 'بياترا نيامتس' is 'بياترا نيامتسي'</text:p>
      <text:p text:style-name="P1">Possesive form for 'بيتيشت' is 'بيتيشتي'</text:p>
      <text:p text:style-name="P1">Possesive form for 'بيستريتسا' is 'بيستريتساوي'</text:p>
      <text:p text:style-name="P1">Possesive form for 'ترجو جيو' is 'ترجو جيوي'</text:p>
      <text:p text:style-name="P1">Possesive form for 'ترجو موريش' is 'ترجو موريشي'</text:p>
      <text:p text:style-name="P1">Possesive form for 'ترجوفيشت' is 'ترجوفيشتي'</text:p>
      <text:p text:style-name="P1">Possesive form for 'تولتشا' is 'تولتشاوي'</text:p>
      <text:p text:style-name="P1">Possesive form for 'تيميشوارا' is 'تيميشواراوي'</text:p>
      <text:p text:style-name="P1">Possesive form for 'جورجيو' is 'جورجيوي'</text:p>
      <text:p text:style-name="P1">Possesive form for 'دروبيتا تورنو سيفيرين' is 'دروبيتا تورنو سيفيريني'</text:p>
      <text:p text:style-name="P1">Possesive form for 'ديفا ' is 'ديفا ي'</text:p>
      <text:p text:style-name="P1">Possesive form for 'رمينكو فيلتشا' is 'رمينكو فيلتشاوي'</text:p>
      <text:p text:style-name="P1">Possesive form for 'ريشيتسا' is 'ريشيتساوي'</text:p>
      <text:p text:style-name="P1">Possesive form for 'ساتو ماري' is 'ساتو ماريّ'</text:p>
      <text:p text:style-name="P1">Possesive form for 'سوتشافا' is 'سوتشافاوي'</text:p>
      <text:p text:style-name="P1">Possesive form for 'سولينا' is 'سوليناوي'</text:p>
      <text:p text:style-name="P1">Possesive form for 'سيبيو' is 'سيبيوي'</text:p>
      <text:p text:style-name="P1">Possesive form for 'سيغيشوارا' is 'سيغيشواراوي'</text:p>
      <text:p text:style-name="P1">Possesive form for 'غالاتس' is 'غالاتسي'</text:p>
      <text:p text:style-name="P1">Possesive form for 'قائمة مدن رومانيا' is 'قائمة مدن رومانيّ'</text:p>
      <text:p text:style-name="P1">Possesive form for 'كرايوفا' is 'كرايوفاوي'</text:p>
      <text:p text:style-name="P1">Possesive form for 'كلوج-نابوكا' is 'كلوج-نابوكاوي'</text:p>
      <text:p text:style-name="P1">Possesive form for 'كلوج' is 'كلوجي'</text:p>
      <text:p text:style-name="P1">Possesive form for 'كورتا دي أرجيش' is 'كورتا دي أرجيشي'</text:p>
      <text:p text:style-name="P1">Possesive form for 'كوفاسنا' is 'كوفاسناوي'</text:p>
      <text:p text:style-name="P1">Possesive form for 'كونستانتسا' is 'كونستانتساوي'</text:p>
      <text:p text:style-name="P1">Possesive form for 'مولدوفا نوا' is 'مولدوفا نوي'</text:p>
      <text:p text:style-name="P1">Possesive form for 'ميركورا تشيوك' is 'ميركورا تشيوكي'</text:p>
      <text:p text:style-name="P1">Possesive form for 'هونيدوارا' is 'هونيدواراوي'</text:p>
      <text:p text:style-name="P1">Possesive form for 'ياش' is 'ياشي'</text:p>
      <text:p text:style-name="P1">Successfully processed all 58 Romania-رومانيا.txt entries</text:p>
      <text:p text:style-name="P1">Possesive form for 'روسيا' is 'روسيّ'</text:p>
      <text:p text:style-name="P1">Possesive form for 'أباكان' is 'أباكاني'</text:p>
      <text:p text:style-name="P1">Possesive form for 'اوب ' is 'اوب ي'</text:p>
      <text:p text:style-name="P1">Possesive form for 'اوبلوتشاي' is 'اوبلوتشايّ'</text:p>
      <text:p text:style-name="P1">Possesive form for 'اوبنينسك' is 'اوبنينسكي'</text:p>
      <text:p text:style-name="P1"><text:soft-page-break/>Possesive form for 'اوبوتشكا' is 'اوبوتشكاوي'</text:p>
      <text:p text:style-name="P1">Possesive form for 'اوبيان' is 'اوبياني'</text:p>
      <text:p text:style-name="P1">Possesive form for 'اوتشايور' is 'اوتشايوري'</text:p>
      <text:p text:style-name="P1">Possesive form for 'اوخا' is 'اوخاوي'</text:p>
      <text:p text:style-name="P1">Possesive form for 'اوخانسك' is 'اوخانسكي'</text:p>
      <text:p text:style-name="P1">Possesive form for 'اودينتسوفو' is 'اودينتسوفوي'</text:p>
      <text:p text:style-name="P1">Possesive form for 'اورخوفو-زيوايفو' is 'اورخوفو-زيوايفوي'</text:p>
      <text:p text:style-name="P1">Possesive form for 'اورخوفو' is 'اورخوفوي'</text:p>
      <text:p text:style-name="P1">Possesive form for 'اوكتايابرسك' is 'اوكتايابرسكي'</text:p>
      <text:p text:style-name="P1">Possesive form for 'اوكتايابرسكي' is 'اوكتايابرسكيّ'</text:p>
      <text:p text:style-name="P1">Possesive form for 'اوكيلوفكا' is 'اوكيلوفكاوي'</text:p>
      <text:p text:style-name="P1">Possesive form for 'اولنغورسك' is 'اولنغورسكي'</text:p>
      <text:p text:style-name="P1">Possesive form for 'اولومنسك' is 'اولومنسكي'</text:p>
      <text:p text:style-name="P1">Possesive form for 'اولونتس' is 'اولونتسي'</text:p>
      <text:p text:style-name="P1">Possesive form for 'اوموتنينسك' is 'اوموتنينسكي'</text:p>
      <text:p text:style-name="P1">Possesive form for 'اونغا' is 'اونغاوي'</text:p>
      <text:p text:style-name="P1">Possesive form for 'إنتا' is 'إنتاوي'</text:p>
      <text:p text:style-name="P1">Possesive form for 'إنزا' is 'إنزاوي'</text:p>
      <text:p text:style-name="P1">Possesive form for 'إنسار' is 'إنساري'</text:p>
      <text:p text:style-name="P1">Possesive form for 'إيباتوفو' is 'إيباتوفوي'</text:p>
      <text:p text:style-name="P1">Possesive form for 'إيجيفسك' is 'إيجيفسكي'</text:p>
      <text:p text:style-name="P1">Possesive form for 'إيربيت' is 'إيربيتي'</text:p>
      <text:p text:style-name="P1">Possesive form for 'إيرتيل' is 'إيرتيلي'</text:p>
      <text:p text:style-name="P1">Possesive form for 'إيركوتسك' is 'إيركوتسكي'</text:p>
      <text:p text:style-name="P1">Possesive form for 'إيزبيرباش' is 'إيزبيرباشي'</text:p>
      <text:p text:style-name="P1">Possesive form for 'إيسترا' is 'إيستراوي'</text:p>
      <text:p text:style-name="P1">Possesive form for 'إيسكيتيم' is 'إيسكيتيمي'</text:p>
      <text:p text:style-name="P1">Possesive form for 'إيسيلكول' is 'إيسيلكولي'</text:p>
      <text:p text:style-name="P1">Possesive form for 'إيشيم' is 'إيشيمي'</text:p>
      <text:p text:style-name="P1">Possesive form for 'إيشيمباي' is 'إيشيمبايّ'</text:p>
      <text:p text:style-name="P1">Possesive form for 'إيغاركا' is 'إيغاركاوي'</text:p>
      <text:p text:style-name="P1">Possesive form for 'إيلانسكي' is 'إيلانسكيّ'</text:p>
      <text:p text:style-name="P1">Possesive form for 'إيليستا' is 'إيليستاوي'</text:p>
      <text:p text:style-name="P1">Possesive form for 'إيليكتروستال' is 'إيليكتروستالي'</text:p>
      <text:p text:style-name="P1">Possesive form for 'إيليكتروغلي' is 'إيليكتروغليّ'</text:p>
      <text:p text:style-name="P1">Possesive form for 'إيليكتروغورسك' is 'إيليكتروغورسكي'</text:p>
      <text:p text:style-name="P1">Possesive form for 'إينجيلز' is 'إينجيلزي'</text:p>
      <text:p text:style-name="P1">Possesive form for 'أباتيتي' is 'أباتيتيّ'</text:p>
      <text:p text:style-name="P1">Possesive form for 'أبازا' is 'أبازاوي'</text:p>
      <text:p text:style-name="P1">Possesive form for 'أبدولينو' is 'أبدولينوي'</text:p>
      <text:p text:style-name="P1">Possesive form for 'أبريليفكا' is 'أبريليفكاوي'</text:p>
      <text:p text:style-name="P1">Possesive form for 'أبشيرونسك' is 'أبشيرونسكي'</text:p>
      <text:p text:style-name="P1">Possesive form for 'أبينسك' is 'أبينسكي'</text:p>
      <text:p text:style-name="P1">Possesive form for 'أتشينسك' is 'أتشينسكي'</text:p>
      <text:p text:style-name="P1">Possesive form for 'أتكارسك' is 'أتكارسكي'</text:p>
      <text:p text:style-name="P1">Possesive form for 'أختوبينسك' is 'أختوبينسكي'</text:p>
      <text:p text:style-name="P1">Possesive form for 'أديغيسك' is 'أديغيسكي'</text:p>
      <text:p text:style-name="P1">Possesive form for 'أراميل' is 'أراميلي'</text:p>
      <text:p text:style-name="P1"><text:soft-page-break/>Possesive form for 'أرتيوم' is 'أرتيومي'</text:p>
      <text:p text:style-name="P1">Possesive form for 'أرتيوموفسك' is 'أرتيوموفسكي'</text:p>
      <text:p text:style-name="P1">Possesive form for 'أرتيوموفسكي' is 'أرتيوموفسكيّ'</text:p>
      <text:p text:style-name="P1">Possesive form for 'أرخانجيلسك' is 'أرخانجيلسكي'</text:p>
      <text:p text:style-name="P1">Possesive form for 'أرداتوف' is 'أرداتوفي'</text:p>
      <text:p text:style-name="P1">Possesive form for 'أردون' is 'أردوني'</text:p>
      <text:p text:style-name="P1">Possesive form for 'أرزاماس' is 'أرزاماسي'</text:p>
      <text:p text:style-name="P1">Possesive form for 'أرسينييف' is 'أرسينييفي'</text:p>
      <text:p text:style-name="P1">Possesive form for 'أرغن' is 'أرغني'</text:p>
      <text:p text:style-name="P1">Possesive form for 'أركاداك' is 'أركاداكي'</text:p>
      <text:p text:style-name="P1">Possesive form for 'أرمافير' is 'أرمافيري'</text:p>
      <text:p text:style-name="P1">Possesive form for 'أزناكاييفو' is 'أزناكاييفوي'</text:p>
      <text:p text:style-name="P1">Possesive form for 'أزوف' is 'أزوفي'</text:p>
      <text:p text:style-name="P1">Possesive form for 'أسبيست' is 'أسبيستي'</text:p>
      <text:p text:style-name="P1">Possesive form for 'أستراخان' is 'أستراخاني'</text:p>
      <text:p text:style-name="P1">Possesive form for 'أسينو' is 'أسينوي'</text:p>
      <text:p text:style-name="P1">Possesive form for 'أغريز' is 'أغريزي'</text:p>
      <text:p text:style-name="P1">Possesive form for 'أغيديل' is 'أغيديلي'</text:p>
      <text:p text:style-name="P1">Possesive form for 'أكساي' is 'أكسايّ'</text:p>
      <text:p text:style-name="P1">Possesive form for 'أكل-دوفوراك' is 'أكل-دوفوراكي'</text:p>
      <text:p text:style-name="P1">Possesive form for 'أكل' is 'أكلي'</text:p>
      <text:p text:style-name="P1">Possesive form for 'ألابايفسك' is 'ألابايفسكي'</text:p>
      <text:p text:style-name="P1">Possesive form for 'ألاتاير' is 'ألاتايري'</text:p>
      <text:p text:style-name="P1">Possesive form for 'ألاغير' is 'ألاغيري'</text:p>
      <text:p text:style-name="P1">Possesive form for 'ألدان' is 'ألداني'</text:p>
      <text:p text:style-name="P1">Possesive form for 'ألزاماي' is 'ألزامايّ'</text:p>
      <text:p text:style-name="P1">Possesive form for 'ألميتيفسك' is 'ألميتيفسكي'</text:p>
      <text:p text:style-name="P1">Possesive form for 'أليسك' is 'أليسكي'</text:p>
      <text:p text:style-name="P1">Possesive form for 'أليكساندروف' is 'أليكساندروفي'</text:p>
      <text:p text:style-name="P1">Possesive form for 'أليكساندروفيسك' is 'أليكساندروفيسكي'</text:p>
      <text:p text:style-name="P1">Possesive form for 'أليكساندروفيسك-ساخالينسكي' is 'أليكساندروفيسك-ساخالينسكيّ'</text:p>
      <text:p text:style-name="P1">Possesive form for 'أليكساندروفيسك' is 'أليكساندروفيسكي'</text:p>
      <text:p text:style-name="P1">Possesive form for 'أليكسين' is 'أليكسيني'</text:p>
      <text:p text:style-name="P1">Possesive form for 'أليكسييفكا' is 'أليكسييفكاوي'</text:p>
      <text:p text:style-name="P1">Possesive form for 'أمورسك' is 'أمورسكي'</text:p>
      <text:p text:style-name="P1">Possesive form for 'أنابا' is 'أناباوي'</text:p>
      <text:p text:style-name="P1">Possesive form for 'أنادير' is 'أناديري'</text:p>
      <text:p text:style-name="P1">Possesive form for 'أندريابول' is 'أندريابولي'</text:p>
      <text:p text:style-name="P1">Possesive form for 'أنزيرو-سودزينسك' is 'أنزيرو-سودزينسكي'</text:p>
      <text:p text:style-name="P1">Possesive form for 'أنزيرو' is 'أنزيروي'</text:p>
      <text:p text:style-name="P1">Possesive form for 'أنغارسك' is 'أنغارسكي'</text:p>
      <text:p text:style-name="P1">Possesive form for 'أنيفا' is 'أنيفاوي'</text:p>
      <text:p text:style-name="P1">Possesive form for 'أوترادناي، سمارا أوبلاست' is 'أوترادناي، سمارا أوبلاستي'</text:p>
      <text:p text:style-name="P1">Possesive form for 'أوترادنوي، لينينغراد أوبلاست' is 'أوترادنوي، لينينغراد أوبلاستي'</text:p>
      <text:p text:style-name="P1">Possesive form for 'أوتشالي' is 'أوتشاليّ'</text:p>
      <text:p text:style-name="P1">Possesive form for 'أوجور' is 'أوجوري'</text:p>
      <text:p text:style-name="P1">Possesive form for 'أوجيرلاي' is 'أوجيرلايّ'</text:p>
      <text:p text:style-name="P1">Possesive form for 'أوختا' is 'أوختاوي'</text:p>
      <text:p text:style-name="P1"><text:soft-page-break/>Possesive form for 'أوداتشني' is 'أوداتشنيّ'</text:p>
      <text:p text:style-name="P1">Possesive form for 'أودومليا' is 'أودومليّ'</text:p>
      <text:p text:style-name="P1">Possesive form for 'أوراي' is 'أورايّ'</text:p>
      <text:p text:style-name="P1">Possesive form for 'أورجوم' is 'أورجومي'</text:p>
      <text:p text:style-name="P1">Possesive form for 'أورسك' is 'أورسكي'</text:p>
      <text:p text:style-name="P1">Possesive form for 'أورلوف' is 'أورلوفي'</text:p>
      <text:p text:style-name="P1">Possesive form for 'أوروس-مارتان' is 'أوروس-مارتاني'</text:p>
      <text:p text:style-name="P1">Possesive form for 'أوروس' is 'أوروسي'</text:p>
      <text:p text:style-name="P1">Possesive form for 'أورين' is 'أوريني'</text:p>
      <text:p text:style-name="P1">Possesive form for 'أورينبورغ' is 'أورينبورغي'</text:p>
      <text:p text:style-name="P1">Possesive form for 'أوريوبينسك' is 'أوريوبينسكي'</text:p>
      <text:p text:style-name="P1">Possesive form for 'أوريول' is 'أوريولي'</text:p>
      <text:p text:style-name="P1">Possesive form for 'أوزايورسك، تشيليابينسك أوبلاست' is 'أوزايورسك، تشيليابينسك أوبلاستي'</text:p>
      <text:p text:style-name="P1">Possesive form for 'أوزايورسك، كالينينغراد أوبلاست' is 'أوزايورسك، كالينينغراد أوبلاستي'</text:p>
      <text:p text:style-name="P1">Possesive form for 'أوزايوري' is 'أوزايوريّ'</text:p>
      <text:p text:style-name="P1">Possesive form for 'أوزلوفايا' is 'أوزلوفايّ'</text:p>
      <text:p text:style-name="P1">Possesive form for 'أوسا' is 'أوساوي'</text:p>
      <text:p text:style-name="P1">Possesive form for 'أوست-إيليمسك' is 'أوست-إيليمسكي'</text:p>
      <text:p text:style-name="P1">Possesive form for 'أوست' is 'أوستي'</text:p>
      <text:p text:style-name="P1">Possesive form for 'أوست-دجيغوتا' is 'أوست-دجيغوتاوي'</text:p>
      <text:p text:style-name="P1">Possesive form for 'أوست' is 'أوستي'</text:p>
      <text:p text:style-name="P1">Possesive form for 'أوست-كاتاف' is 'أوست-كاتافي'</text:p>
      <text:p text:style-name="P1">Possesive form for 'أوست' is 'أوستي'</text:p>
      <text:p text:style-name="P1">Possesive form for 'أوست-كوت' is 'أوست-كوتي'</text:p>
      <text:p text:style-name="P1">Possesive form for 'أوست' is 'أوستي'</text:p>
      <text:p text:style-name="P1">Possesive form for 'أوست-لابينسك' is 'أوست-لابينسكي'</text:p>
      <text:p text:style-name="P1">Possesive form for 'أوست' is 'أوستي'</text:p>
      <text:p text:style-name="P1">Possesive form for 'أوستاشكوف' is 'أوستاشكوفي'</text:p>
      <text:p text:style-name="P1">Possesive form for 'أوسترفونوي' is 'أوسترفونويّ'</text:p>
      <text:p text:style-name="P1">Possesive form for 'أوستروغوجسك' is 'أوستروغوجسكي'</text:p>
      <text:p text:style-name="P1">Possesive form for 'أوستروف' is 'أوستروفي'</text:p>
      <text:p text:style-name="P1">Possesive form for 'أوستيوجنا' is 'أوستيوجناوي'</text:p>
      <text:p text:style-name="P1">Possesive form for 'أوسمان' is 'أوسماني'</text:p>
      <text:p text:style-name="P1">Possesive form for 'أوسورييسك' is 'أوسورييسكي'</text:p>
      <text:p text:style-name="P1">Possesive form for 'أوسوليي' is 'أوسولييّ'</text:p>
      <text:p text:style-name="P1">Possesive form for 'أوسوليي-سيبيرسكويي' is 'أوسوليي-سيبيرسكوييّ'</text:p>
      <text:p text:style-name="P1">Possesive form for 'أوسوليي' is 'أوسولييّ'</text:p>
      <text:p text:style-name="P1">Possesive form for 'أوسينسك' is 'أوسينسكي'</text:p>
      <text:p text:style-name="P1">Possesive form for 'أوسينيكي' is 'أوسينيكيّ'</text:p>
      <text:p text:style-name="P1">Possesive form for 'أوغليتش' is 'أوغليتشي'</text:p>
      <text:p text:style-name="P1">Possesive form for 'أوغليغورسك، ساخالين أوبلاست' is 'أوغليغورسك، ساخالين أوبلاستي'</text:p>
      <text:p text:style-name="P1">Possesive form for 'أوفا' is 'أوفاوي'</text:p>
      <text:p text:style-name="P1">Possesive form for 'أوفاروفو' is 'أوفاروفوي'</text:p>
      <text:p text:style-name="P1">Possesive form for 'أولان-أودي' is 'أولان-أوديّ'</text:p>
      <text:p text:style-name="P1">Possesive form for 'أولان' is 'أولاني'</text:p>
      <text:p text:style-name="P1">Possesive form for 'أوليانوفسك' is 'أوليانوفسكي'</text:p>
      <text:p text:style-name="P1">Possesive form for 'أومسك' is 'أومسكي'</text:p>
      <text:p text:style-name="P1">Possesive form for 'أونيتشا' is 'أونيتشاوي'</text:p>
      <text:p text:style-name="P1"><text:soft-page-break/>Possesive form for 'أويار' is 'أوياري'</text:p>
      <text:p text:style-name="P1">Possesive form for 'آشا' is 'آشاوي'</text:p>
      <text:p text:style-name="P1">Possesive form for 'آيزوبيلني' is 'آيزوبيلنيّ'</text:p>
      <text:p text:style-name="P1">Possesive form for 'آيفانتييفكا' is 'آيفانتييفكاوي'</text:p>
      <text:p text:style-name="P1">Possesive form for 'آيفانغورود' is 'آيفانغورودي'</text:p>
      <text:p text:style-name="P1">Possesive form for 'آيفانوفو' is 'آيفانوفوي'</text:p>
      <text:p text:style-name="P1">Possesive form for 'آيفديل' is 'آيفديلي'</text:p>
      <text:p text:style-name="P1">Possesive form for 'بابوشكين' is 'بابوشكيني'</text:p>
      <text:p text:style-name="P1">Possesive form for 'بابييفو' is 'بابييفوي'</text:p>
      <text:p text:style-name="P1">Possesive form for 'باتايسك' is 'باتايسكي'</text:p>
      <text:p text:style-name="P1">Possesive form for 'بارابينسك' is 'بارابينسكي'</text:p>
      <text:p text:style-name="P1">Possesive form for 'بارتيزانسك' is 'بارتيزانسكي'</text:p>
      <text:p text:style-name="P1">Possesive form for 'بارنول' is 'بارنولي'</text:p>
      <text:p text:style-name="P1">Possesive form for 'باريش' is 'باريشي'</text:p>
      <text:p text:style-name="P1">Possesive form for 'باغراشينوفسك' is 'باغراشينوفسكي'</text:p>
      <text:p text:style-name="P1">Possesive form for 'بافلوفسك' is 'بافلوفسكي'</text:p>
      <text:p text:style-name="P1">Possesive form for 'بافلوفسك بوساد' is 'بافلوفسك بوسادي'</text:p>
      <text:p text:style-name="P1">Possesive form for 'بافلوفسك، فورونيج أوبلاست' is 'بافلوفسك، فورونيج أوبلاستي'</text:p>
      <text:p text:style-name="P1">Possesive form for 'بافلوفو' is 'بافلوفوي'</text:p>
      <text:p text:style-name="P1">Possesive form for 'بافلي' is 'بافليّ'</text:p>
      <text:p text:style-name="P1">Possesive form for 'باكال' is 'باكالي'</text:p>
      <text:p text:style-name="P1">Possesive form for 'باكسان' is 'باكساني'</text:p>
      <text:p text:style-name="P1">Possesive form for 'بالابانوفو' is 'بالابانوفوي'</text:p>
      <text:p text:style-name="P1">Possesive form for 'بالاخنا' is 'بالاخناوي'</text:p>
      <text:p text:style-name="P1">Possesive form for 'بالاسوفكا' is 'بالاسوفكاوي'</text:p>
      <text:p text:style-name="P1">Possesive form for 'بالاشوف' is 'بالاشوفي'</text:p>
      <text:p text:style-name="P1">Possesive form for 'بالاشيخا' is 'بالاشيخاوي'</text:p>
      <text:p text:style-name="P1">Possesive form for 'بالاكوفو' is 'بالاكوفوي'</text:p>
      <text:p text:style-name="P1">Possesive form for 'بالتييسك' is 'بالتييسكي'</text:p>
      <text:p text:style-name="P1">Possesive form for 'بالي ' is 'بالي ي'</text:p>
      <text:p text:style-name="P1">Possesive form for 'باي ' is 'باي ي'</text:p>
      <text:p text:style-name="P1">Possesive form for 'بايكالسك' is 'بايكالسكي'</text:p>
      <text:p text:style-name="P1">Possesive form for 'بايماك' is 'بايماكي'</text:p>
      <text:p text:style-name="P1">Possesive form for 'براتسك' is 'براتسكي'</text:p>
      <text:p text:style-name="P1">Possesive form for 'برافدينسك' is 'برافدينسكي'</text:p>
      <text:p text:style-name="P1">Possesive form for 'بروتفينو' is 'بروتفينوي'</text:p>
      <text:p text:style-name="P1">Possesive form for 'بروخالدني' is 'بروخالدنيّ'</text:p>
      <text:p text:style-name="P1">Possesive form for 'بروكوبيفسك' is 'بروكوبيفسكي'</text:p>
      <text:p text:style-name="P1">Possesive form for 'بروليتارسك' is 'بروليتارسكي'</text:p>
      <text:p text:style-name="P1">Possesive form for 'برونيتسي' is 'برونيتسيّ'</text:p>
      <text:p text:style-name="P1">Possesive form for 'بريانسك' is 'بريانسكي'</text:p>
      <text:p text:style-name="P1">Possesive form for 'بريفولجسك' is 'بريفولجسكي'</text:p>
      <text:p text:style-name="P1">Possesive form for 'بريمورسك' is 'بريمورسكي'</text:p>
      <text:p text:style-name="P1">Possesive form for 'بريمورسكو-أختارسك' is 'بريمورسكو-أختارسكي'</text:p>
      <text:p text:style-name="P1">Possesive form for 'بريمورسكو' is 'بريمورسكوي'</text:p>
      <text:p text:style-name="P1">Possesive form for 'بريوزيرسك' is 'بريوزيرسكي'</text:p>
      <text:p text:style-name="P1">Possesive form for 'بسكوف' is 'بسكوفي'</text:p>
      <text:p text:style-name="P1">Possesive form for 'بلاست' is 'بلاستي'</text:p>
      <text:p text:style-name="P1"><text:soft-page-break/>Possesive form for 'بلاغودارني' is 'بلاغودارنيّ'</text:p>
      <text:p text:style-name="P1">Possesive form for 'بلاغوفيشتشينسك' is 'بلاغوفيشتشينسكي'</text:p>
      <text:p text:style-name="P1">Possesive form for 'بلافسك' is 'بلافسكي'</text:p>
      <text:p text:style-name="P1">Possesive form for 'بلييوس' is 'بلييوسي'</text:p>
      <text:p text:style-name="P1">Possesive form for 'بوبروف' is 'بوبروفي'</text:p>
      <text:p text:style-name="P1">Possesive form for 'بوتشيب' is 'بوتشيبي'</text:p>
      <text:p text:style-name="P1">Possesive form for 'بوتشيج' is 'بوتشيجي'</text:p>
      <text:p text:style-name="P1">Possesive form for 'بوتشينوك' is 'بوتشينوكي'</text:p>
      <text:p text:style-name="P1">Possesive form for 'بوتورلينوفكا' is 'بوتورلينوفكاوي'</text:p>
      <text:p text:style-name="P1">Possesive form for 'بوخفيستنيفو' is 'بوخفيستنيفوي'</text:p>
      <text:p text:style-name="P1">Possesive form for 'بودايبو' is 'بودايبوي'</text:p>
      <text:p text:style-name="P1">Possesive form for 'بودبوروجيي' is 'بودبوروجييّ'</text:p>
      <text:p text:style-name="P1">Possesive form for 'بودوج' is 'بودوجي'</text:p>
      <text:p text:style-name="P1">Possesive form for 'بودولسك' is 'بودولسكي'</text:p>
      <text:p text:style-name="P1">Possesive form for 'بوديونوفسك' is 'بوديونوفسكي'</text:p>
      <text:p text:style-name="P1">Possesive form for 'بور ' is 'بور ي'</text:p>
      <text:p text:style-name="P1">Possesive form for 'بورخوف' is 'بورخوفي'</text:p>
      <text:p text:style-name="P1">Possesive form for 'بورزيا' is 'بورزيّ'</text:p>
      <text:p text:style-name="P1">Possesive form for 'بورودينو' is 'بورودينوي'</text:p>
      <text:p text:style-name="P1">Possesive form for 'بوروفسك' is 'بوروفسكي'</text:p>
      <text:p text:style-name="P1">Possesive form for 'بوروفيتشي' is 'بوروفيتشيّ'</text:p>
      <text:p text:style-name="P1">Possesive form for 'بورونايسك' is 'بورونايسكي'</text:p>
      <text:p text:style-name="P1">Possesive form for 'بوريسوغليبسك' is 'بوريسوغليبسكي'</text:p>
      <text:p text:style-name="P1">Possesive form for 'بوزولوك' is 'بوزولوكي'</text:p>
      <text:p text:style-name="P1">Possesive form for 'بوستوشكا' is 'بوستوشكاوي'</text:p>
      <text:p text:style-name="P1">Possesive form for 'بوشتشينو' is 'بوشتشينوي'</text:p>
      <text:p text:style-name="P1">Possesive form for 'بوشكين ' is 'بوشكين ي'</text:p>
      <text:p text:style-name="P1">Possesive form for 'بوشكينو' is 'بوشكينوي'</text:p>
      <text:p text:style-name="P1">Possesive form for 'بوشيخونيي' is 'بوشيخونييّ'</text:p>
      <text:p text:style-name="P1">Possesive form for 'بوغاتشيوف' is 'بوغاتشيوفي'</text:p>
      <text:p text:style-name="P1">Possesive form for 'بوغدانوفيتش' is 'بوغدانوفيتشي'</text:p>
      <text:p text:style-name="P1">Possesive form for 'بوغوتشار' is 'بوغوتشاري'</text:p>
      <text:p text:style-name="P1">Possesive form for 'بوغوتول' is 'بوغوتولي'</text:p>
      <text:p text:style-name="P1">Possesive form for 'بوغورودسك' is 'بوغورودسكي'</text:p>
      <text:p text:style-name="P1">Possesive form for 'بوغوروديتسك' is 'بوغوروديتسكي'</text:p>
      <text:p text:style-name="P1">Possesive form for 'بوغوروسلان' is 'بوغوروسلاني'</text:p>
      <text:p text:style-name="P1">Possesive form for 'بوغولما' is 'بوغولماوي'</text:p>
      <text:p text:style-name="P1">Possesive form for 'بوفورينو' is 'بوفورينوي'</text:p>
      <text:p text:style-name="P1">Possesive form for 'بوكاتشي' is 'بوكاتشيّ'</text:p>
      <text:p text:style-name="P1">Possesive form for 'بوكروف' is 'بوكروفي'</text:p>
      <text:p text:style-name="P1">Possesive form for 'بوكروفسك' is 'بوكروفسكي'</text:p>
      <text:p text:style-name="P1">Possesive form for 'بوكسيتوغورسك' is 'بوكسيتوغورسكي'</text:p>
      <text:p text:style-name="P1">Possesive form for 'بولخوف' is 'بولخوفي'</text:p>
      <text:p text:style-name="P1">Possesive form for 'بولشوي كامين' is 'بولشوي كاميني'</text:p>
      <text:p text:style-name="P1">Possesive form for 'بولغار' is 'بولغاري'</text:p>
      <text:p text:style-name="P1">Possesive form for 'بولوتنويي' is 'بولوتنوييّ'</text:p>
      <text:p text:style-name="P1">Possesive form for 'بولوخوفو' is 'بولوخوفوي'</text:p>
      <text:p text:style-name="P1">Possesive form for 'بولوغويي' is 'بولوغوييّ'</text:p>
      <text:p text:style-name="P1"><text:soft-page-break/>Possesive form for 'بوليارني' is 'بوليارنيّ'</text:p>
      <text:p text:style-name="P1">Possesive form for 'بوليارنيي زوري' is 'بوليارنيي زوريّ'</text:p>
      <text:p text:style-name="P1">Possesive form for 'بوليساييفو' is 'بوليساييفوي'</text:p>
      <text:p text:style-name="P1">Possesive form for 'بوليسك' is 'بوليسكي'</text:p>
      <text:p text:style-name="P1">Possesive form for 'بوليفسكوي' is 'بوليفسكويّ'</text:p>
      <text:p text:style-name="P1">Possesive form for 'بويناكسك' is 'بويناكسكي'</text:p>
      <text:p text:style-name="P1">Possesive form for 'بياتيغورسك' is 'بياتيغورسكي'</text:p>
      <text:p text:style-name="P1">Possesive form for 'بيت-ياخ' is 'بيت-ياخي'</text:p>
      <text:p text:style-name="P1">Possesive form for 'بيت' is 'بيتي'</text:p>
      <text:p text:style-name="P1">Possesive form for 'بيتالوفو' is 'بيتالوفوي'</text:p>
      <text:p text:style-name="P1">Possesive form for 'بيتروبافلوفسك-كامتشاتسكي' is 'بيتروبافلوفسك-كامتشاتسكيّ'</text:p>
      <text:p text:style-name="P1">Possesive form for 'بيتروبافلوفسك' is 'بيتروبافلوفسكي'</text:p>
      <text:p text:style-name="P1">Possesive form for 'بيتروزافودسك' is 'بيتروزافودسكي'</text:p>
      <text:p text:style-name="P1">Possesive form for 'بيتروف فال' is 'بيتروف فالي'</text:p>
      <text:p text:style-name="P1">Possesive form for 'بيتروفسك-زابايكالسكي' is 'بيتروفسك-زابايكالسكيّ'</text:p>
      <text:p text:style-name="P1">Possesive form for 'بيتروفسك' is 'بيتروفسكي'</text:p>
      <text:p text:style-name="P1">Possesive form for 'بيتروفسك، ساراتوف أوبلاست' is 'بيتروفسك، ساراتوف أوبلاستي'</text:p>
      <text:p text:style-name="P1">Possesive form for 'بيتشورا' is 'بيتشوراوي'</text:p>
      <text:p text:style-name="P1">Possesive form for 'بيتشوري' is 'بيتشوريّ'</text:p>
      <text:p text:style-name="P1">Possesive form for 'بيتكيارانتا' is 'بيتكيارانتاوي'</text:p>
      <text:p text:style-name="P1">Possesive form for 'بيتوخوفو' is 'بيتوخوفوي'</text:p>
      <text:p text:style-name="P1">Possesive form for 'بيتوشكي' is 'بيتوشكيّ'</text:p>
      <text:p text:style-name="P1">Possesive form for 'بيتيرهوف' is 'بيتيرهوفي'</text:p>
      <text:p text:style-name="P1">Possesive form for 'بيجيتسك' is 'بيجيتسكي'</text:p>
      <text:p text:style-name="P1">Possesive form for 'بيردسك' is 'بيردسكي'</text:p>
      <text:p text:style-name="P1">Possesive form for 'بيرسفت' is 'بيرسفتي'</text:p>
      <text:p text:style-name="P1">Possesive form for 'بيرسك' is 'بيرسكي'</text:p>
      <text:p text:style-name="P1">Possesive form for 'بيرسلافل-زالسكي' is 'بيرسلافل-زالسكيّ'</text:p>
      <text:p text:style-name="P1">Possesive form for 'بيرسلافل' is 'بيرسلافلي'</text:p>
      <text:p text:style-name="P1">Possesive form for 'بيرفورالسك' is 'بيرفورالسكي'</text:p>
      <text:p text:style-name="P1">Possesive form for 'بيرفوز' is 'بيرفوزي'</text:p>
      <text:p text:style-name="P1">Possesive form for 'بيرفومايسك' is 'بيرفومايسكي'</text:p>
      <text:p text:style-name="P1">Possesive form for 'بيرم' is 'بيرمي'</text:p>
      <text:p text:style-name="P1">Possesive form for 'بيروبيجان' is 'بيروبيجاني'</text:p>
      <text:p text:style-name="P1">Possesive form for 'بيريزنيكي' is 'بيريزنيكيّ'</text:p>
      <text:p text:style-name="P1">Possesive form for 'بيريوخ' is 'بيريوخي'</text:p>
      <text:p text:style-name="P1">Possesive form for 'بيريوزوفسكي، كيميروفو أوبلاست' is 'بيريوزوفسكي، كيميروفو أوبلاستي'</text:p>
      <text:p text:style-name="P1">Possesive form for 'بيريوسينسك' is 'بيريوسينسكي'</text:p>
      <text:p text:style-name="P1">Possesive form for 'بيستوفو' is 'بيستوفوي'</text:p>
      <text:p text:style-name="P1">Possesive form for 'بيسلان' is 'بيسلاني'</text:p>
      <text:p text:style-name="P1">Possesive form for 'بيفيك' is 'بيفيكي'</text:p>
      <text:p text:style-name="P1">Possesive form for 'بيكاليوفو' is 'بيكاليوفوي'</text:p>
      <text:p text:style-name="P1">Possesive form for 'بيكين' is 'بيكيني'</text:p>
      <text:p text:style-name="P1">Possesive form for 'بيلايا خولونيتسا' is 'بيلايا خولونيتساوي'</text:p>
      <text:p text:style-name="P1">Possesive form for 'بيلايا كاليتفا' is 'بيلايا كاليتفاوي'</text:p>
      <text:p text:style-name="P1">Possesive form for 'بيلغورسك' is 'بيلغورسكي'</text:p>
      <text:p text:style-name="P1">Possesive form for 'بيلغورود' is 'بيلغورودي'</text:p>
      <text:p text:style-name="P1">Possesive form for 'بيلوريتسك' is 'بيلوريتسكي'</text:p>
      <text:p text:style-name="P1"><text:soft-page-break/>Possesive form for 'بيلوريتشينسك' is 'بيلوريتشينسكي'</text:p>
      <text:p text:style-name="P1">Possesive form for 'بيلوزيرسك' is 'بيلوزيرسكي'</text:p>
      <text:p text:style-name="P1">Possesive form for 'بيلوفو' is 'بيلوفوي'</text:p>
      <text:p text:style-name="P1">Possesive form for 'بيلوكوريخا' is 'بيلوكوريخاوي'</text:p>
      <text:p text:style-name="P1">Possesive form for 'بيلومورسك' is 'بيلومورسكي'</text:p>
      <text:p text:style-name="P1">Possesive form for 'بيلويارسكي' is 'بيلويارسكيّ'</text:p>
      <text:p text:style-name="P1">Possesive form for 'بيلي' is 'بيليّ'</text:p>
      <text:p text:style-name="P1">Possesive form for 'بيليبي' is 'بيليبيّ'</text:p>
      <text:p text:style-name="P1">Possesive form for 'بيليبينو' is 'بيليبينوي'</text:p>
      <text:p text:style-name="P1">Possesive form for 'بيليف' is 'بيليفي'</text:p>
      <text:p text:style-name="P1">Possesive form for 'بيلينسكي' is 'بيلينسكيّ'</text:p>
      <text:p text:style-name="P1">Possesive form for 'بينزا' is 'بينزاوي'</text:p>
      <text:p text:style-name="P1">Possesive form for 'بيونيرسكي' is 'بيونيرسكيّ'</text:p>
      <text:p text:style-name="P1">Possesive form for 'بييسك' is 'بييسكي'</text:p>
      <text:p text:style-name="P1">Possesive form for 'تاتارسك' is 'تاتارسكي'</text:p>
      <text:p text:style-name="P1">Possesive form for 'تارا، روسيا' is 'تارا، روسيّ'</text:p>
      <text:p text:style-name="P1">Possesive form for 'تاركو-سال' is 'تاركو-سالي'</text:p>
      <text:p text:style-name="P1">Possesive form for 'تاركو' is 'تاركوي'</text:p>
      <text:p text:style-name="P1">Possesive form for 'تاريوسا' is 'تاريوساوي'</text:p>
      <text:p text:style-name="P1">Possesive form for 'تاشتاغول' is 'تاشتاغولي'</text:p>
      <text:p text:style-name="P1">Possesive form for 'تاغانروغ' is 'تاغانروغي'</text:p>
      <text:p text:style-name="P1">Possesive form for 'تافدا' is 'تافداوي'</text:p>
      <text:p text:style-name="P1">Possesive form for 'تالدوم' is 'تالدومي'</text:p>
      <text:p text:style-name="P1">Possesive form for 'تاليتسا' is 'تاليتساوي'</text:p>
      <text:p text:style-name="P1">Possesive form for 'تامبوف' is 'تامبوفي'</text:p>
      <text:p text:style-name="P1">Possesive form for 'تايشت' is 'تايشتي'</text:p>
      <text:p text:style-name="P1">Possesive form for 'تايغا' is 'تايغاوي'</text:p>
      <text:p text:style-name="P1">Possesive form for 'تبردا' is 'تبرداوي'</text:p>
      <text:p text:style-name="P1">Possesive form for 'تروبتشيفسك' is 'تروبتشيفسكي'</text:p>
      <text:p text:style-name="P1">Possesive form for 'ترويتسك، تشيليابينسك أوبلاست' is 'ترويتسك، تشيليابينسك أوبلاستي'</text:p>
      <text:p text:style-name="P1">Possesive form for 'ترويتسك، موسكو أوبلاست' is 'ترويتسك، موسكو أوبلاستي'</text:p>
      <text:p text:style-name="P1">Possesive form for 'تريوخغورني' is 'تريوخغورنيّ'</text:p>
      <text:p text:style-name="P1">Possesive form for 'تسيفيلسك' is 'تسيفيلسكي'</text:p>
      <text:p text:style-name="P1">Possesive form for 'تسيمليانسك' is 'تسيمليانسكي'</text:p>
      <text:p text:style-name="P1">Possesive form for 'تشاباييفسك' is 'تشاباييفسكي'</text:p>
      <text:p text:style-name="P1">Possesive form for 'تشابليغين' is 'تشابليغيني'</text:p>
      <text:p text:style-name="P1">Possesive form for 'تشادان' is 'تشاداني'</text:p>
      <text:p text:style-name="P1">Possesive form for 'تشايكوفسكي، بيرم كراي' is 'تشايكوفسكي، بيرم كرايّ'</text:p>
      <text:p text:style-name="P1">Possesive form for 'تشكالوفسك' is 'تشكالوفسكي'</text:p>
      <text:p text:style-name="P1">Possesive form for 'تشوخلوما' is 'تشوخلوماوي'</text:p>
      <text:p text:style-name="P1">Possesive form for 'تشودوفو' is 'تشودوفوي'</text:p>
      <text:p text:style-name="P1">Possesive form for 'تشوسوفوي' is 'تشوسوفويّ'</text:p>
      <text:p text:style-name="P1">Possesive form for 'تشوليم' is 'تشوليمي'</text:p>
      <text:p text:style-name="P1">Possesive form for 'تشيباركول' is 'تشيباركولي'</text:p>
      <text:p text:style-name="P1">Possesive form for 'تشيبوكساري' is 'تشيبوكساريّ'</text:p>
      <text:p text:style-name="P1">Possesive form for 'تشيتا' is 'تشيتاوي'</text:p>
      <text:p text:style-name="P1">Possesive form for 'تشيخوف' is 'تشيخوفي'</text:p>
      <text:p text:style-name="P1">Possesive form for 'تشيردين' is 'تشيرديني'</text:p>
      <text:p text:style-name="P1"><text:soft-page-break/>Possesive form for 'تشيركيسك' is 'تشيركيسكي'</text:p>
      <text:p text:style-name="P1">Possesive form for 'تشيرموز' is 'تشيرموزي'</text:p>
      <text:p text:style-name="P1">Possesive form for 'تشيرنوشكا' is 'تشيرنوشكاوي'</text:p>
      <text:p text:style-name="P1">Possesive form for 'تشيرنوغورسك' is 'تشيرنوغورسكي'</text:p>
      <text:p text:style-name="P1">Possesive form for 'تشيرنوغولوفكا' is 'تشيرنوغولوفكاوي'</text:p>
      <text:p text:style-name="P1">Possesive form for 'تشيرنياخوفسك' is 'تشيرنياخوفسكي'</text:p>
      <text:p text:style-name="P1">Possesive form for 'تشيريبانوفو' is 'تشيريبانوفوي'</text:p>
      <text:p text:style-name="P1">Possesive form for 'تشيريبوفيتس' is 'تشيريبوفيتسي'</text:p>
      <text:p text:style-name="P1">Possesive form for 'تشيريمخوفو' is 'تشيريمخوفوي'</text:p>
      <text:p text:style-name="P1">Possesive form for 'تشيستوبول' is 'تشيستوبولي'</text:p>
      <text:p text:style-name="P1">Possesive form for 'تشيغيم' is 'تشيغيمي'</text:p>
      <text:p text:style-name="P1">Possesive form for 'تشيكالين' is 'تشيكاليني'</text:p>
      <text:p text:style-name="P1">Possesive form for 'تشيليابينسك' is 'تشيليابينسكي'</text:p>
      <text:p text:style-name="P1">Possesive form for 'تفير' is 'تفيري'</text:p>
      <text:p text:style-name="P1">Possesive form for 'تمرايوك' is 'تمرايوكي'</text:p>
      <text:p text:style-name="P1">Possesive form for 'تمنيكوف' is 'تمنيكوفي'</text:p>
      <text:p text:style-name="P1">Possesive form for 'توابسي' is 'توابسيّ'</text:p>
      <text:p text:style-name="P1">Possesive form for 'توبكي' is 'توبكيّ'</text:p>
      <text:p text:style-name="P1">Possesive form for 'توبولسك' is 'توبولسكي'</text:p>
      <text:p text:style-name="P1">Possesive form for 'توتاييف' is 'توتاييفي'</text:p>
      <text:p text:style-name="P1">Possesive form for 'توتما' is 'توتماوي'</text:p>
      <text:p text:style-name="P1">Possesive form for 'توران' is 'توراني'</text:p>
      <text:p text:style-name="P1">Possesive form for 'تورجوك' is 'تورجوكي'</text:p>
      <text:p text:style-name="P1">Possesive form for 'توروبتس' is 'توروبتسي'</text:p>
      <text:p text:style-name="P1">Possesive form for 'تورينسك' is 'تورينسكي'</text:p>
      <text:p text:style-name="P1">Possesive form for 'توسنو' is 'توسنوي'</text:p>
      <text:p text:style-name="P1">Possesive form for 'توغوتشين' is 'توغوتشيني'</text:p>
      <text:p text:style-name="P1">Possesive form for 'تولا، روسيا' is 'تولا، روسيّ'</text:p>
      <text:p text:style-name="P1">Possesive form for 'تولون' is 'تولوني'</text:p>
      <text:p text:style-name="P1">Possesive form for 'تولياتي' is 'تولياتيّ'</text:p>
      <text:p text:style-name="P1">Possesive form for 'توماري، روسيا' is 'توماري، روسيّ'</text:p>
      <text:p text:style-name="P1">Possesive form for 'تومسك' is 'تومسكي'</text:p>
      <text:p text:style-name="P1">Possesive form for 'توموت' is 'توموتي'</text:p>
      <text:p text:style-name="P1">Possesive form for 'تويمازي' is 'تويمازيّ'</text:p>
      <text:p text:style-name="P1">Possesive form for 'تيتايوشي' is 'تيتايوشيّ'</text:p>
      <text:p text:style-name="P1">Possesive form for 'تيخفين' is 'تيخفيني'</text:p>
      <text:p text:style-name="P1">Possesive form for 'تيخورتسك' is 'تيخورتسكي'</text:p>
      <text:p text:style-name="P1">Possesive form for 'تيرك ' is 'تيرك ي'</text:p>
      <text:p text:style-name="P1">Possesive form for 'تيرنياوز' is 'تيرنياوزي'</text:p>
      <text:p text:style-name="P1">Possesive form for 'تيكوفو' is 'تيكوفوي'</text:p>
      <text:p text:style-name="P1">Possesive form for 'تيماشايوفسك' is 'تيماشايوفسكي'</text:p>
      <text:p text:style-name="P1">Possesive form for 'تيندا' is 'تينداوي'</text:p>
      <text:p text:style-name="P1">Possesive form for 'تيوكالينسك' is 'تيوكالينسكي'</text:p>
      <text:p text:style-name="P1">Possesive form for 'تيومين' is 'تيوميني'</text:p>
      <text:p text:style-name="P1">Possesive form for 'جاي' is 'جايّ'</text:p>
      <text:p text:style-name="P1">Possesive form for 'جلازوف' is 'جلازوفي'</text:p>
      <text:p text:style-name="P1">Possesive form for 'جمهورية بوينسك' is 'جمهورية بوينسكي'</text:p>
      <text:p text:style-name="P1">Possesive form for 'جورجييفسك' is 'جورجييفسكي'</text:p>
      <text:p text:style-name="P1"><text:soft-page-break/>Possesive form for 'جوكوف' is 'جوكوفي'</text:p>
      <text:p text:style-name="P1">Possesive form for 'جوكوفسكي' is 'جوكوفسكيّ'</text:p>
      <text:p text:style-name="P1">Possesive form for 'جوكوفكا' is 'جوكوفكاوي'</text:p>
      <text:p text:style-name="P1">Possesive form for 'جيرديفكا' is 'جيرديفكاوي'</text:p>
      <text:p text:style-name="P1">Possesive form for 'جيرنوفسك' is 'جيرنوفسكي'</text:p>
      <text:p text:style-name="P1">Possesive form for 'جيزدرا' is 'جيزدراوي'</text:p>
      <text:p text:style-name="P1">Possesive form for 'جيغوليوفسك' is 'جيغوليوفسكي'</text:p>
      <text:p text:style-name="P1">Possesive form for 'جيليزنودوروجني' is 'جيليزنودوروجنيّ'</text:p>
      <text:p text:style-name="P1">Possesive form for 'جيليزنوغورسك-إيليمسكي' is 'جيليزنوغورسك-إيليمسكيّ'</text:p>
      <text:p text:style-name="P1">Possesive form for 'جيليزنوغورسك' is 'جيليزنوغورسكي'</text:p>
      <text:p text:style-name="P1">Possesive form for 'جيليزنوغورسك، كراسنويارسك كراي' is 'جيليزنوغورسك، كراسنويارسك كرايّ'</text:p>
      <text:p text:style-name="P1">Possesive form for 'جيليزنوغورسك، كورسك أوبلاست' is 'جيليزنوغورسك، كورسك أوبلاستي'</text:p>
      <text:p text:style-name="P1">Possesive form for 'جيليزنوفودسك' is 'جيليزنوفودسكي'</text:p>
      <text:p text:style-name="P1">Possesive form for 'خاباروفسك' is 'خاباروفسكي'</text:p>
      <text:p text:style-name="P1">Possesive form for 'خاديجينسك' is 'خاديجينسكي'</text:p>
      <text:p text:style-name="P1">Possesive form for 'خارابالي' is 'خاراباليّ'</text:p>
      <text:p text:style-name="P1">Possesive form for 'خاروفسك' is 'خاروفسكي'</text:p>
      <text:p text:style-name="P1">Possesive form for 'خاسافيورت' is 'خاسافيورتي'</text:p>
      <text:p text:style-name="P1">Possesive form for 'خانتي-مانسييسك' is 'خانتي-مانسييسكي'</text:p>
      <text:p text:style-name="P1">Possesive form for 'خانتي' is 'خانتيّ'</text:p>
      <text:p text:style-name="P1">Possesive form for 'خفالينسك' is 'خفالينسكي'</text:p>
      <text:p text:style-name="P1">Possesive form for 'خوتكوفو' is 'خوتكوفوي'</text:p>
      <text:p text:style-name="P1">Possesive form for 'خولم' is 'خولمي'</text:p>
      <text:p text:style-name="P1">Possesive form for 'خولمسك' is 'خولمسكي'</text:p>
      <text:p text:style-name="P1">Possesive form for 'خيلوك' is 'خيلوكي'</text:p>
      <text:p text:style-name="P1">Possesive form for 'خيمكي' is 'خيمكيّ'</text:p>
      <text:p text:style-name="P1">Possesive form for 'داغيستانسكي أوغني' is 'داغيستانسكي أوغنيّ'</text:p>
      <text:p text:style-name="P1">Possesive form for 'دافليكانوفو' is 'دافليكانوفوي'</text:p>
      <text:p text:style-name="P1">Possesive form for 'دالماتوفو' is 'دالماتوفوي'</text:p>
      <text:p text:style-name="P1">Possesive form for 'دالنيريتشينسك' is 'دالنيريتشينسكي'</text:p>
      <text:p text:style-name="P1">Possesive form for 'دالنيغورسك' is 'دالنيغورسكي'</text:p>
      <text:p text:style-name="P1">Possesive form for 'دانكوف' is 'دانكوفي'</text:p>
      <text:p text:style-name="P1">Possesive form for 'دانيلوف' is 'دانيلوفي'</text:p>
      <text:p text:style-name="P1">Possesive form for 'دريزنا' is 'دريزناوي'</text:p>
      <text:p text:style-name="P1">Possesive form for 'دزيرجينسك' is 'دزيرجينسكي'</text:p>
      <text:p text:style-name="P1">Possesive form for 'دزيرجينسكي' is 'دزيرجينسكيّ'</text:p>
      <text:p text:style-name="P1">Possesive form for 'دميتروف' is 'دميتروفي'</text:p>
      <text:p text:style-name="P1">Possesive form for 'دميتروفسك' is 'دميتروفسكي'</text:p>
      <text:p text:style-name="P1">Possesive form for 'دميترييف-لغوفسكي' is 'دميترييف-لغوفسكيّ'</text:p>
      <text:p text:style-name="P1">Possesive form for 'دميترييف' is 'دميترييفي'</text:p>
      <text:p text:style-name="P1">Possesive form for 'دنو' is 'دنوي'</text:p>
      <text:p text:style-name="P1">Possesive form for 'دوبريانكا' is 'دوبريانكاوي'</text:p>
      <text:p text:style-name="P1">Possesive form for 'دوبنا' is 'دوبناوي'</text:p>
      <text:p text:style-name="P1">Possesive form for 'دوبوفكا' is 'دوبوفكاوي'</text:p>
      <text:p text:style-name="P1">Possesive form for 'دوخوفشتشينا' is 'دوخوفشتشيناوي'</text:p>
      <text:p text:style-name="P1">Possesive form for 'دودينكا' is 'دودينكاوي'</text:p>
      <text:p text:style-name="P1">Possesive form for 'دوروغوبوج' is 'دوروغوبوجي'</text:p>
      <text:p text:style-name="P1">Possesive form for 'دولغوبروندي' is 'دولغوبرونديّ'</text:p>
      <text:p text:style-name="P1"><text:soft-page-break/>Possesive form for 'دولينسك' is 'دولينسكي'</text:p>
      <text:p text:style-name="P1">Possesive form for 'دوموديدوفو' is 'دوموديدوفوي'</text:p>
      <text:p text:style-name="P1">Possesive form for 'دونسكوي' is 'دونسكويّ'</text:p>
      <text:p text:style-name="P1">Possesive form for 'دونيتسك' is 'دونيتسكي'</text:p>
      <text:p text:style-name="P1">Possesive form for 'دياتكوفو' is 'دياتكوفوي'</text:p>
      <text:p text:style-name="P1">Possesive form for 'ديدوفسك' is 'ديدوفسكي'</text:p>
      <text:p text:style-name="P1">Possesive form for 'ديربينت' is 'ديربينتي'</text:p>
      <text:p text:style-name="P1">Possesive form for 'ديسنوغورسك' is 'ديسنوغورسكي'</text:p>
      <text:p text:style-name="P1">Possesive form for 'ديغتيارسك' is 'ديغتيارسكي'</text:p>
      <text:p text:style-name="P1">Possesive form for 'ديغورا' is 'ديغوراوي'</text:p>
      <text:p text:style-name="P1">Possesive form for 'ديفنوغورسك' is 'ديفنوغورسكي'</text:p>
      <text:p text:style-name="P1">Possesive form for 'ديميتروفغراد' is 'ديميتروفغرادي'</text:p>
      <text:p text:style-name="P1">Possesive form for 'ديميدوف' is 'ديميدوفي'</text:p>
      <text:p text:style-name="P1">Possesive form for 'ديورتيولي' is 'ديورتيوليّ'</text:p>
      <text:p text:style-name="P1">Possesive form for 'رادوجني، أوكروغ خانتي' is 'رادوجني، أوكروغ خانتيّ'</text:p>
      <text:p text:style-name="P1">Possesive form for 'رادوجني، فلاديمير أوبلاست' is 'رادوجني، فلاديمير أوبلاستي'</text:p>
      <text:p text:style-name="P1">Possesive form for 'راسكازوفو' is 'راسكازوفوي'</text:p>
      <text:p text:style-name="P1">Possesive form for 'رامنسكوي' is 'رامنسكويّ'</text:p>
      <text:p text:style-name="P1">Possesive form for 'راياجسك' is 'راياجسكي'</text:p>
      <text:p text:style-name="P1">Possesive form for 'رايبانسك' is 'رايبانسكي'</text:p>
      <text:p text:style-name="P1">Possesive form for 'رايبنوي' is 'رايبنويّ'</text:p>
      <text:p text:style-name="P1">Possesive form for 'رايتشيخينسك' is 'رايتشيخينسكي'</text:p>
      <text:p text:style-name="P1">Possesive form for 'رايلسك' is 'رايلسكي'</text:p>
      <text:p text:style-name="P1">Possesive form for 'رتيشتشيفو' is 'رتيشتشيفوي'</text:p>
      <text:p text:style-name="P1">Possesive form for 'رجف' is 'رجفي'</text:p>
      <text:p text:style-name="P1">Possesive form for 'روبتسوفسك' is 'روبتسوفسكي'</text:p>
      <text:p text:style-name="P1">Possesive form for 'رودنايا' is 'رودنايّ'</text:p>
      <text:p text:style-name="P1">Possesive form for 'رودنيكي' is 'رودنيكيّ'</text:p>
      <text:p text:style-name="P1">Possesive form for 'روزا' is 'روزاوي'</text:p>
      <text:p text:style-name="P1">Possesive form for 'روزايافكا' is 'روزايافكاوي'</text:p>
      <text:p text:style-name="P1">Possesive form for 'روستوف' is 'روستوفي'</text:p>
      <text:p text:style-name="P1">Possesive form for 'روستوف-أون-دون' is 'روستوف-أون-دوني'</text:p>
      <text:p text:style-name="P1">Possesive form for 'روستوف' is 'روستوفي'</text:p>
      <text:p text:style-name="P1">Possesive form for 'روسلافل' is 'روسلافلي'</text:p>
      <text:p text:style-name="P1">Possesive form for 'روسوش' is 'روسوشي'</text:p>
      <text:p text:style-name="P1">Possesive form for 'روشال' is 'روشالي'</text:p>
      <text:p text:style-name="P1">Possesive form for 'ريازان' is 'ريازاني'</text:p>
      <text:p text:style-name="P1">Possesive form for 'ريج' is 'ريجي'</text:p>
      <text:p text:style-name="P1">Possesive form for 'ريفدا' is 'ريفداوي'</text:p>
      <text:p text:style-name="P1">Possesive form for 'ريوتوف' is 'ريوتوفي'</text:p>
      <text:p text:style-name="P1">Possesive form for 'زابادنايا دفينا' is 'زابادنايا دفيناوي'</text:p>
      <text:p text:style-name="P1">Possesive form for 'زابوليارني' is 'زابوليارنيّ'</text:p>
      <text:p text:style-name="P1">Possesive form for 'زادونسك' is 'زادونسكي'</text:p>
      <text:p text:style-name="P1">Possesive form for 'زارايسك' is 'زارايسكي'</text:p>
      <text:p text:style-name="P1">Possesive form for 'زاريتشني، بينزا أوبلاست' is 'زاريتشني، بينزا أوبلاستي'</text:p>
      <text:p text:style-name="P1">Possesive form for 'زاريتشني، سفيردلوفسك أوبلاست' is 'زاريتشني، سفيردلوفسك أوبلاستي'</text:p>
      <text:p text:style-name="P1">Possesive form for 'زارينسك' is 'زارينسكي'</text:p>
      <text:p text:style-name="P1">Possesive form for 'زافودوكوفسك' is 'زافودوكوفسكي'</text:p>
      <text:p text:style-name="P1"><text:soft-page-break/>Possesive form for 'زافولجسك' is 'زافولجسكي'</text:p>
      <text:p text:style-name="P1">Possesive form for 'زافولجيي' is 'زافولجييّ'</text:p>
      <text:p text:style-name="P1">Possesive form for 'زافيتينسك' is 'زافيتينسكي'</text:p>
      <text:p text:style-name="P1">Possesive form for 'زاكامينسك' is 'زاكامينسكي'</text:p>
      <text:p text:style-name="P1">Possesive form for 'زاوزيورسك' is 'زاوزيورسكي'</text:p>
      <text:p text:style-name="P1">Possesive form for 'زاوزيورني' is 'زاوزيورنيّ'</text:p>
      <text:p text:style-name="P1">Possesive form for 'زاينسك' is 'زاينسكي'</text:p>
      <text:p text:style-name="P1">Possesive form for 'زفيريفو' is 'زفيريفوي'</text:p>
      <text:p text:style-name="P1">Possesive form for 'زفينيغورود' is 'زفينيغورودي'</text:p>
      <text:p text:style-name="P1">Possesive form for 'زفينيغوفو' is 'زفينيغوفوي'</text:p>
      <text:p text:style-name="P1">Possesive form for 'زلاتوست' is 'زلاتوستي'</text:p>
      <text:p text:style-name="P1">Possesive form for 'زلينكا' is 'زلينكاوي'</text:p>
      <text:p text:style-name="P1">Possesive form for 'زمينوغورسك' is 'زمينوغورسكي'</text:p>
      <text:p text:style-name="P1">Possesive form for 'زنامينسك' is 'زنامينسكي'</text:p>
      <text:p text:style-name="P1">Possesive form for 'زوبتسوف' is 'زوبتسوفي'</text:p>
      <text:p text:style-name="P1">Possesive form for 'زوييفكا' is 'زوييفكاوي'</text:p>
      <text:p text:style-name="P1">Possesive form for 'زيرنوغراد' is 'زيرنوغرادي'</text:p>
      <text:p text:style-name="P1">Possesive form for 'زيلينودولسك' is 'زيلينودولسكي'</text:p>
      <text:p text:style-name="P1">Possesive form for 'زيلينوغراد' is 'زيلينوغرادي'</text:p>
      <text:p text:style-name="P1">Possesive form for 'زيلينوغرادسك' is 'زيلينوغرادسكي'</text:p>
      <text:p text:style-name="P1">Possesive form for 'زيلينوغورسك، سانت بطرسبرغ' is 'زيلينوغورسك، سانت بطرسبرغي'</text:p>
      <text:p text:style-name="P1">Possesive form for 'زيلينوغورسك، كراسنويارسك كراي' is 'زيلينوغورسك، كراسنويارسك كرايّ'</text:p>
      <text:p text:style-name="P1">Possesive form for 'زيلينوكومسك' is 'زيلينوكومسكي'</text:p>
      <text:p text:style-name="P1">Possesive form for 'زيما' is 'زيماوي'</text:p>
      <text:p text:style-name="P1">Possesive form for 'زييا' is 'زييّ'</text:p>
      <text:p text:style-name="P1">Possesive form for 'سابسك-دالني' is 'سابسك-دالنيّ'</text:p>
      <text:p text:style-name="P1">Possesive form for 'سابسك' is 'سابسكي'</text:p>
      <text:p text:style-name="P1">Possesive form for 'سابسك-ريازانسكاي' is 'سابسك-ريازانسكايّ'</text:p>
      <text:p text:style-name="P1">Possesive form for 'سابسك' is 'سابسكي'</text:p>
      <text:p text:style-name="P1">Possesive form for 'سابسك، بينزا أوبلاست' is 'سابسك، بينزا أوبلاستي'</text:p>
      <text:p text:style-name="P1">Possesive form for 'ساتكا' is 'ساتكاوي'</text:p>
      <text:p text:style-name="P1">Possesive form for 'سارابول' is 'سارابولي'</text:p>
      <text:p text:style-name="P1">Possesive form for 'ساراتوف' is 'ساراتوفي'</text:p>
      <text:p text:style-name="P1">Possesive form for 'سارانسك' is 'سارانسكي'</text:p>
      <text:p text:style-name="P1">Possesive form for 'ساروف' is 'ساروفي'</text:p>
      <text:p text:style-name="P1">Possesive form for 'ساسوفو' is 'ساسوفوي'</text:p>
      <text:p text:style-name="P1">Possesive form for 'سافونوفو' is 'سافونوفوي'</text:p>
      <text:p text:style-name="P1">Possesive form for 'سالافات' is 'سالافاتي'</text:p>
      <text:p text:style-name="P1">Possesive form for 'سالاير' is 'سالايري'</text:p>
      <text:p text:style-name="P1">Possesive form for 'سالخارد' is 'سالخاردي'</text:p>
      <text:p text:style-name="P1">Possesive form for 'سالسك' is 'سالسكي'</text:p>
      <text:p text:style-name="P1">Possesive form for 'سانت بطرسبرغ' is 'سانت بطرسبرغي'</text:p>
      <text:p text:style-name="P1">Possesive form for 'ساياستروي' is 'ساياسترويّ'</text:p>
      <text:p text:style-name="P1">Possesive form for 'سايانسك' is 'سايانسكي'</text:p>
      <text:p text:style-name="P1">Possesive form for 'سايانوغورسك' is 'سايانوغورسكي'</text:p>
      <text:p text:style-name="P1">Possesive form for 'سباس-دمينسك' is 'سباس-دمينسكي'</text:p>
      <text:p text:style-name="P1">Possesive form for 'سباس' is 'سباسي'</text:p>
      <text:p text:style-name="P1">Possesive form for 'سباس-كلبيكي' is 'سباس-كلبيكيّ'</text:p>
      <text:p text:style-name="P1"><text:soft-page-break/>Possesive form for 'سباس' is 'سباسي'</text:p>
      <text:p text:style-name="P1">Possesive form for 'سبج' is 'سبجي'</text:p>
      <text:p text:style-name="P1">Possesive form for 'ستارايا روسا' is 'ستارايا روساوي'</text:p>
      <text:p text:style-name="P1">Possesive form for 'ستارايا كوبافنا' is 'ستارايا كوبافناوي'</text:p>
      <text:p text:style-name="P1">Possesive form for 'ستارودوب' is 'ستارودوبي'</text:p>
      <text:p text:style-name="P1">Possesive form for 'ستاري اوسكول' is 'ستاري اوسكولي'</text:p>
      <text:p text:style-name="P1">Possesive form for 'ستاريتسا' is 'ستاريتساوي'</text:p>
      <text:p text:style-name="P1">Possesive form for 'ستافروبول' is 'ستافروبولي'</text:p>
      <text:p text:style-name="P1">Possesive form for 'سترجفوي' is 'سترجفويّ'</text:p>
      <text:p text:style-name="P1">Possesive form for 'سترليتاماك' is 'سترليتاماكي'</text:p>
      <text:p text:style-name="P1">Possesive form for 'سترونينو' is 'سترونينوي'</text:p>
      <text:p text:style-name="P1">Possesive form for 'سترويتل' is 'سترويتلي'</text:p>
      <text:p text:style-name="P1">Possesive form for 'ستوبينو' is 'ستوبينوي'</text:p>
      <text:p text:style-name="P1">Possesive form for 'سرافيموفتش' is 'سرافيموفتشي'</text:p>
      <text:p text:style-name="P1">Possesive form for 'سربوخوف' is 'سربوخوفي'</text:p>
      <text:p text:style-name="P1">Possesive form for 'سرتولوفو' is 'سرتولوفوي'</text:p>
      <text:p text:style-name="P1">Possesive form for 'سردوبسك' is 'سردوبسكي'</text:p>
      <text:p text:style-name="P1">Possesive form for 'سرغاتش' is 'سرغاتشي'</text:p>
      <text:p text:style-name="P1">Possesive form for 'سرغيايف بوساد' is 'سرغيايف بوسادي'</text:p>
      <text:p text:style-name="P1">Possesive form for 'سرفو' is 'سرفوي'</text:p>
      <text:p text:style-name="P1">Possesive form for 'سريتنسك' is 'سريتنسكي'</text:p>
      <text:p text:style-name="P1">Possesive form for 'سريدنكوليمسك' is 'سريدنكوليمسكي'</text:p>
      <text:p text:style-name="P1">Possesive form for 'سريدنورالسك' is 'سريدنورالسكي'</text:p>
      <text:p text:style-name="P1">Possesive form for 'سسترورتسك' is 'سسترورتسكي'</text:p>
      <text:p text:style-name="P1">Possesive form for 'سغجا' is 'سغجاوي'</text:p>
      <text:p text:style-name="P1">Possesive form for 'سفتلوغراد' is 'سفتلوغرادي'</text:p>
      <text:p text:style-name="P1">Possesive form for 'سفتلوغورسك' is 'سفتلوغورسكي'</text:p>
      <text:p text:style-name="P1">Possesive form for 'سفتلي' is 'سفتليّ'</text:p>
      <text:p text:style-name="P1">Possesive form for 'سفتوغورسك' is 'سفتوغورسكي'</text:p>
      <text:p text:style-name="P1">Possesive form for 'سفسك' is 'سفسكي'</text:p>
      <text:p text:style-name="P1">Possesive form for 'سفوبودني' is 'سفوبودنيّ'</text:p>
      <text:p text:style-name="P1">Possesive form for 'سفيرسك' is 'سفيرسكي'</text:p>
      <text:p text:style-name="P1">Possesive form for 'سفيرسك' is 'سفيرسكي'</text:p>
      <text:p text:style-name="P1">Possesive form for 'سفيرو-كوريلسك' is 'سفيرو-كوريلسكي'</text:p>
      <text:p text:style-name="P1">Possesive form for 'سفيرو' is 'سفيروي'</text:p>
      <text:p text:style-name="P1">Possesive form for 'سفيروبايكالسك' is 'سفيروبايكالسكي'</text:p>
      <text:p text:style-name="P1">Possesive form for 'سفيرودفينسك' is 'سفيرودفينسكي'</text:p>
      <text:p text:style-name="P1">Possesive form for 'سفيرومورسك' is 'سفيرومورسكي'</text:p>
      <text:p text:style-name="P1">Possesive form for 'سفيرويرالسك' is 'سفيرويرالسكي'</text:p>
      <text:p text:style-name="P1">Possesive form for 'سكوبين' is 'سكوبيني'</text:p>
      <text:p text:style-name="P1">Possesive form for 'سكوفورودينو' is 'سكوفورودينوي'</text:p>
      <text:p text:style-name="P1">Possesive form for 'سلافايانسك-نا-كوباني' is 'سلافايانسك-نا-كوبانيّ'</text:p>
      <text:p text:style-name="P1">Possesive form for 'سلافايانسك' is 'سلافايانسكي'</text:p>
      <text:p text:style-name="P1">Possesive form for 'سلافسك' is 'سلافسكي'</text:p>
      <text:p text:style-name="P1">Possesive form for 'سلافغورود' is 'سلافغورودي'</text:p>
      <text:p text:style-name="P1">Possesive form for 'سلانتسي' is 'سلانتسيّ'</text:p>
      <text:p text:style-name="P1">Possesive form for 'سلايوديانكا' is 'سلايوديانكاوي'</text:p>
      <text:p text:style-name="P1">Possesive form for 'سلتسو' is 'سلتسوي'</text:p>
      <text:p text:style-name="P1"><text:soft-page-break/>Possesive form for 'سلوبودسكوي' is 'سلوبودسكويّ'</text:p>
      <text:p text:style-name="P1">Possesive form for 'سمارا، روسيا' is 'سمارا، روسيّ'</text:p>
      <text:p text:style-name="P1">Possesive form for 'سمولينسك' is 'سمولينسكي'</text:p>
      <text:p text:style-name="P1">Possesive form for 'سميكاراكورسك' is 'سميكاراكورسكي'</text:p>
      <text:p text:style-name="P1">Possesive form for 'سميليوكي' is 'سميليوكيّ'</text:p>
      <text:p text:style-name="P1">Possesive form for 'سميونوف' is 'سميونوفي'</text:p>
      <text:p text:style-name="P1">Possesive form for 'سنجنوغورسك' is 'سنجنوغورسكي'</text:p>
      <text:p text:style-name="P1">Possesive form for 'سنجينسك' is 'سنجينسكي'</text:p>
      <text:p text:style-name="P1">Possesive form for 'سنغيلي' is 'سنغيليّ'</text:p>
      <text:p text:style-name="P1">Possesive form for 'سوبينكا' is 'سوبينكاوي'</text:p>
      <text:p text:style-name="P1">Possesive form for 'سوتشي' is 'سوتشيّ'</text:p>
      <text:p text:style-name="P1">Possesive form for 'سوخوي لوغ' is 'سوخوي لوغي'</text:p>
      <text:p text:style-name="P1">Possesive form for 'سوخينيتشي' is 'سوخينيتشيّ'</text:p>
      <text:p text:style-name="P1">Possesive form for 'سودجا' is 'سودجاوي'</text:p>
      <text:p text:style-name="P1">Possesive form for 'سودوغدا' is 'سودوغداوي'</text:p>
      <text:p text:style-name="P1">Possesive form for 'سوراج' is 'سوراجي'</text:p>
      <text:p text:style-name="P1">Possesive form for 'سورتافالا' is 'سورتافالاوي'</text:p>
      <text:p text:style-name="P1">Possesive form for 'سورسك' is 'سورسكي'</text:p>
      <text:p text:style-name="P1">Possesive form for 'سورسك' is 'سورسكي'</text:p>
      <text:p text:style-name="P1">Possesive form for 'سورغوت' is 'سورغوتي'</text:p>
      <text:p text:style-name="P1">Possesive form for 'سوروتشينسك' is 'سوروتشينسكي'</text:p>
      <text:p text:style-name="P1">Possesive form for 'سوروفيكينو' is 'سوروفيكينوي'</text:p>
      <text:p text:style-name="P1">Possesive form for 'سوزدال' is 'سوزدالي'</text:p>
      <text:p text:style-name="P1">Possesive form for 'سوسنسكاي' is 'سوسنسكايّ'</text:p>
      <text:p text:style-name="P1">Possesive form for 'سوسنغورسك' is 'سوسنغورسكي'</text:p>
      <text:p text:style-name="P1">Possesive form for 'سوسنوفاي بور' is 'سوسنوفاي بوري'</text:p>
      <text:p text:style-name="P1">Possesive form for 'سوسنوفكا' is 'سوسنوفكاوي'</text:p>
      <text:p text:style-name="P1">Possesive form for 'سوسنوفوبورسك' is 'سوسنوفوبورسكي'</text:p>
      <text:p text:style-name="P1">Possesive form for 'سوسومان' is 'سوسوماني'</text:p>
      <text:p text:style-name="P1">Possesive form for 'سوفتسك، تولا أوبلاست' is 'سوفتسك، تولا أوبلاستي'</text:p>
      <text:p text:style-name="P1">Possesive form for 'سوفتسك، كالينينغراد أوبلاست' is 'سوفتسك، كالينينغراد أوبلاستي'</text:p>
      <text:p text:style-name="P1">Possesive form for 'سوفتسك، كيروف أوبلاست' is 'سوفتسك، كيروف أوبلاستي'</text:p>
      <text:p text:style-name="P1">Possesive form for 'سوفتسكاي، أوكروغ خانتي' is 'سوفتسكاي، أوكروغ خانتيّ'</text:p>
      <text:p text:style-name="P1">Possesive form for 'سوفتسكايا غافان' is 'سوفتسكايا غافاني'</text:p>
      <text:p text:style-name="P1">Possesive form for 'سوفوروف' is 'سوفوروفي'</text:p>
      <text:p text:style-name="P1">Possesive form for 'سوكول، فولوغدا أوبلاست' is 'سوكول، فولوغدا أوبلاستي'</text:p>
      <text:p text:style-name="P1">Possesive form for 'سوكولنيكي' is 'سوكولنيكيّ'</text:p>
      <text:p text:style-name="P1">Possesive form for 'سول-إيلتسك' is 'سول-إيلتسكي'</text:p>
      <text:p text:style-name="P1">Possesive form for 'سول' is 'سولي'</text:p>
      <text:p text:style-name="P1">Possesive form for 'سولتسي' is 'سولتسيّ'</text:p>
      <text:p text:style-name="P1">Possesive form for 'سولغالتش' is 'سولغالتشي'</text:p>
      <text:p text:style-name="P1">Possesive form for 'سولفيتشغودسك' is 'سولفيتشغودسكي'</text:p>
      <text:p text:style-name="P1">Possesive form for 'سولكامسك' is 'سولكامسكي'</text:p>
      <text:p text:style-name="P1">Possesive form for 'سولنتشنوغورسك' is 'سولنتشنوغورسكي'</text:p>
      <text:p text:style-name="P1">Possesive form for 'سويارفي' is 'سويارفيّ'</text:p>
      <text:p text:style-name="P1">Possesive form for 'سيباي' is 'سيبايّ'</text:p>
      <text:p text:style-name="P1">Possesive form for 'سيتشيوفكا' is 'سيتشيوفكاوي'</text:p>
      <text:p text:style-name="P1">Possesive form for 'سيزران' is 'سيزراني'</text:p>
      <text:p text:style-name="P1"><text:soft-page-break/>Possesive form for 'سيسرت' is 'سيسرتي'</text:p>
      <text:p text:style-name="P1">Possesive form for 'سيكتيفكار' is 'سيكتيفكاري'</text:p>
      <text:p text:style-name="P1">Possesive form for 'سيم، تشيليابينسك أوبلاست' is 'سيم، تشيليابينسك أوبلاستي'</text:p>
      <text:p text:style-name="P1">Possesive form for 'شاتسك، روسيا' is 'شاتسك، روسيّ'</text:p>
      <text:p text:style-name="P1">Possesive form for 'شاتورا' is 'شاتوراوي'</text:p>
      <text:p text:style-name="P1">Possesive form for 'شاخاونايا' is 'شاخاونايّ'</text:p>
      <text:p text:style-name="P1">Possesive form for 'شاختاي' is 'شاختايّ'</text:p>
      <text:p text:style-name="P1">Possesive form for 'شاختايورسك' is 'شاختايورسكي'</text:p>
      <text:p text:style-name="P1">Possesive form for 'شادرينسك' is 'شادرينسكي'</text:p>
      <text:p text:style-name="P1">Possesive form for 'شارايا' is 'شارايّ'</text:p>
      <text:p text:style-name="P1">Possesive form for 'شاريبوفو' is 'شاريبوفوي'</text:p>
      <text:p text:style-name="P1">Possesive form for 'شاغونور' is 'شاغونوري'</text:p>
      <text:p text:style-name="P1">Possesive form for 'شالي' is 'شاليّ'</text:p>
      <text:p text:style-name="P1">Possesive form for 'شتشايوكينو' is 'شتشايوكينوي'</text:p>
      <text:p text:style-name="P1">Possesive form for 'شتشايولكوفو' is 'شتشايولكوفوي'</text:p>
      <text:p text:style-name="P1">Possesive form for 'شتشربينكا' is 'شتشربينكاوي'</text:p>
      <text:p text:style-name="P1">Possesive form for 'شتشوشاي' is 'شتشوشايّ'</text:p>
      <text:p text:style-name="P1">Possesive form for 'شتشيغري' is 'شتشيغريّ'</text:p>
      <text:p text:style-name="P1">Possesive form for 'شليسلبورغ' is 'شليسلبورغي'</text:p>
      <text:p text:style-name="P1">Possesive form for 'شنكورسك' is 'شنكورسكي'</text:p>
      <text:p text:style-name="P1">Possesive form for 'شوايا' is 'شوايّ'</text:p>
      <text:p text:style-name="P1">Possesive form for 'شومرلايا' is 'شومرلايّ'</text:p>
      <text:p text:style-name="P1">Possesive form for 'شوميخا' is 'شوميخاوي'</text:p>
      <text:p text:style-name="P1">Possesive form for 'شيبكينو' is 'شيبكينوي'</text:p>
      <text:p text:style-name="P1">Possesive form for 'شيخاني' is 'شيخانيّ'</text:p>
      <text:p text:style-name="P1">Possesive form for 'شيلخوف' is 'شيلخوفي'</text:p>
      <text:p text:style-name="P1">Possesive form for 'شيلكا' is 'شيلكاوي'</text:p>
      <text:p text:style-name="P1">Possesive form for 'شيمانوفسك' is 'شيمانوفسكي'</text:p>
      <text:p text:style-name="P1">Possesive form for 'غاتتشينا' is 'غاتتشيناوي'</text:p>
      <text:p text:style-name="P1">Possesive form for 'غادجييفو' is 'غادجييفوي'</text:p>
      <text:p text:style-name="P1">Possesive form for 'غاغارين ' is 'غاغارين ي'</text:p>
      <text:p text:style-name="P1">Possesive form for 'غافريلوف-يام' is 'غافريلوف-يامي'</text:p>
      <text:p text:style-name="P1">Possesive form for 'غافريلوف' is 'غافريلوفي'</text:p>
      <text:p text:style-name="P1">Possesive form for 'غافريلوف بوساد' is 'غافريلوف بوسادي'</text:p>
      <text:p text:style-name="P1">Possesive form for 'غاليتش' is 'غاليتشي'</text:p>
      <text:p text:style-name="P1">Possesive form for 'غدوف' is 'غدوفي'</text:p>
      <text:p text:style-name="P1">Possesive form for 'غرايفورون' is 'غرايفوروني'</text:p>
      <text:p text:style-name="P1">Possesive form for 'غروزني' is 'غروزنيّ'</text:p>
      <text:p text:style-name="P1">Possesive form for 'غريازوفيتس' is 'غريازوفيتسي'</text:p>
      <text:p text:style-name="P1">Possesive form for 'غريازي' is 'غريازيّ'</text:p>
      <text:p text:style-name="P1">Possesive form for 'غريمياتشينسك' is 'غريمياتشينسكي'</text:p>
      <text:p text:style-name="P1">Possesive form for 'غفارديسك' is 'غفارديسكي'</text:p>
      <text:p text:style-name="P1">Possesive form for 'غوباخا' is 'غوباخاوي'</text:p>
      <text:p text:style-name="P1">Possesive form for 'غوبكين' is 'غوبكيني'</text:p>
      <text:p text:style-name="P1">Possesive form for 'غوبكينسكي' is 'غوبكينسكيّ'</text:p>
      <text:p text:style-name="P1">Possesive form for 'غوديرميس' is 'غوديرميسي'</text:p>
      <text:p text:style-name="P1">Possesive form for 'غورباتوف ' is 'غورباتوف ي'</text:p>
      <text:p text:style-name="P1">Possesive form for 'غورنو-ألتايسك' is 'غورنو-ألتايسكي'</text:p>
      <text:p text:style-name="P1"><text:soft-page-break/>Possesive form for 'غورنو' is 'غورنوي'</text:p>
      <text:p text:style-name="P1">Possesive form for 'غورنوزافودسك' is 'غورنوزافودسكي'</text:p>
      <text:p text:style-name="P1">Possesive form for 'غورنياك' is 'غورنياكي'</text:p>
      <text:p text:style-name="P1">Possesive form for 'غوروخوفيتس' is 'غوروخوفيتسي'</text:p>
      <text:p text:style-name="P1">Possesive form for 'غورودوفيكوفسك' is 'غورودوفيكوفسكي'</text:p>
      <text:p text:style-name="P1">Possesive form for 'غوروديش، بينزا أوبلاست' is 'غوروديش، بينزا أوبلاستي'</text:p>
      <text:p text:style-name="P1">Possesive form for 'غوروديشتشي' is 'غوروديشتشيّ'</text:p>
      <text:p text:style-name="P1">Possesive form for 'غورياتشي كليوتش' is 'غورياتشي كليوتشي'</text:p>
      <text:p text:style-name="P1">Possesive form for 'غوريفسك، كالينينغراد أوبلاست' is 'غوريفسك، كالينينغراد أوبلاستي'</text:p>
      <text:p text:style-name="P1">Possesive form for 'غوريفسك، كيميروفو أوبلاست' is 'غوريفسك، كيميروفو أوبلاستي'</text:p>
      <text:p text:style-name="P1">Possesive form for 'غوس-خروستالني' is 'غوس-خروستالنيّ'</text:p>
      <text:p text:style-name="P1">Possesive form for 'غوس' is 'غوسي'</text:p>
      <text:p text:style-name="P1">Possesive form for 'غوسيف' is 'غوسيفي'</text:p>
      <text:p text:style-name="P1">Possesive form for 'غوسينوزيرسك' is 'غوسينوزيرسكي'</text:p>
      <text:p text:style-name="P1">Possesive form for 'غوكوفو' is 'غوكوفوي'</text:p>
      <text:p text:style-name="P1">Possesive form for 'غولكيفيتشي' is 'غولكيفيتشيّ'</text:p>
      <text:p text:style-name="P1">Possesive form for 'غوليتسينو' is 'غوليتسينوي'</text:p>
      <text:p text:style-name="P1">Possesive form for 'غيلينجيك' is 'غيلينجيكي'</text:p>
      <text:p text:style-name="P1">Possesive form for 'فاتيج' is 'فاتيجي'</text:p>
      <text:p text:style-name="P1">Possesive form for 'فالداي' is 'فالدايّ'</text:p>
      <text:p text:style-name="P1">Possesive form for 'فالويكي' is 'فالويكيّ'</text:p>
      <text:p text:style-name="P1">Possesive form for 'فرولوفو' is 'فرولوفوي'</text:p>
      <text:p text:style-name="P1">Possesive form for 'فريازينو' is 'فريازينوي'</text:p>
      <text:p text:style-name="P1">Possesive form for 'فسيفولوجسك' is 'فسيفولوجسكي'</text:p>
      <text:p text:style-name="P1">Possesive form for 'فلاديفوستوك' is 'فلاديفوستوكي'</text:p>
      <text:p text:style-name="P1">Possesive form for 'فلاديكافكاز' is 'فلاديكافكازي'</text:p>
      <text:p text:style-name="P1">Possesive form for 'فلاديمير' is 'فلاديميري'</text:p>
      <text:p text:style-name="P1">Possesive form for 'فوتكينسك' is 'فوتكينسكي'</text:p>
      <text:p text:style-name="P1">Possesive form for 'فورسما' is 'فورسماوي'</text:p>
      <text:p text:style-name="P1">Possesive form for 'فوركوتا' is 'فوركوتاوي'</text:p>
      <text:p text:style-name="P1">Possesive form for 'فورمانوف' is 'فورمانوفي'</text:p>
      <text:p text:style-name="P1">Possesive form for 'فورونيج' is 'فورونيجي'</text:p>
      <text:p text:style-name="P1">Possesive form for 'فوسكريسينسك' is 'فوسكريسينسكي'</text:p>
      <text:p text:style-name="P1">Possesive form for 'فوكتيل' is 'فوكتيلي'</text:p>
      <text:p text:style-name="P1">Possesive form for 'فوكينو، بريانسك أوبلاست' is 'فوكينو، بريانسك أوبلاستي'</text:p>
      <text:p text:style-name="P1">Possesive form for 'فوكينو، بريمورسكي كراي' is 'فوكينو، بريمورسكي كرايّ'</text:p>
      <text:p text:style-name="P1">Possesive form for 'فولتشانسك' is 'فولتشانسكي'</text:p>
      <text:p text:style-name="P1">Possesive form for 'فولجسك' is 'فولجسكي'</text:p>
      <text:p text:style-name="P1">Possesive form for 'فولجسكي' is 'فولجسكيّ'</text:p>
      <text:p text:style-name="P1">Possesive form for 'فولخوف' is 'فولخوفي'</text:p>
      <text:p text:style-name="P1">Possesive form for 'فولسك' is 'فولسكي'</text:p>
      <text:p text:style-name="P1">Possesive form for 'فولغودونسك' is 'فولغودونسكي'</text:p>
      <text:p text:style-name="P1">Possesive form for 'فولغوريتشينسك' is 'فولغوريتشينسكي'</text:p>
      <text:p text:style-name="P1">Possesive form for 'فولغوغراد' is 'فولغوغرادي'</text:p>
      <text:p text:style-name="P1">Possesive form for 'فولودارسك' is 'فولودارسكي'</text:p>
      <text:p text:style-name="P1">Possesive form for 'فولوسوفو' is 'فولوسوفوي'</text:p>
      <text:p text:style-name="P1">Possesive form for 'فولوغدا' is 'فولوغداوي'</text:p>
      <text:p text:style-name="P1">Possesive form for 'فولوكولامسك' is 'فولوكولامسكي'</text:p>
      <text:p text:style-name="P1"><text:soft-page-break/>Possesive form for 'فياتسكيي بولياني' is 'فياتسكيي بوليانيّ'</text:p>
      <text:p text:style-name="P1">Possesive form for 'فيازما' is 'فيازماوي'</text:p>
      <text:p text:style-name="P1">Possesive form for 'فيازنيكي' is 'فيازنيكيّ'</text:p>
      <text:p text:style-name="P1">Possesive form for 'فيازيمسكي' is 'فيازيمسكيّ'</text:p>
      <text:p text:style-name="P1">Possesive form for 'فيبورغ' is 'فيبورغي'</text:p>
      <text:p text:style-name="P1">Possesive form for 'فيتشوغا' is 'فيتشوغاوي'</text:p>
      <text:p text:style-name="P1">Possesive form for 'فيتلوغا' is 'فيتلوغاوي'</text:p>
      <text:p text:style-name="P1">Possesive form for 'فيتيغرا' is 'فيتيغراوي'</text:p>
      <text:p text:style-name="P1">Possesive form for 'فيخوريفكا' is 'فيخوريفكاوي'</text:p>
      <text:p text:style-name="P1">Possesive form for 'فيدنويي' is 'فيدنوييّ'</text:p>
      <text:p text:style-name="P1">Possesive form for 'فيرخني أوفالي' is 'فيرخني أوفاليّ'</text:p>
      <text:p text:style-name="P1">Possesive form for 'فيرخني تاجيل' is 'فيرخني تاجيلي'</text:p>
      <text:p text:style-name="P1">Possesive form for 'فيرخنيايا بيشما' is 'فيرخنيايا بيشماوي'</text:p>
      <text:p text:style-name="P1">Possesive form for 'فيرخنيايا تورا' is 'فيرخنيايا توراوي'</text:p>
      <text:p text:style-name="P1">Possesive form for 'فيرخنيايا سالدا' is 'فيرخنيايا سالداوي'</text:p>
      <text:p text:style-name="P1">Possesive form for 'فيرخوتوريي' is 'فيرخوتورييّ'</text:p>
      <text:p text:style-name="P1">Possesive form for 'فيرخونيورالسك' is 'فيرخونيورالسكي'</text:p>
      <text:p text:style-name="P1">Possesive form for 'فيرخويانسك' is 'فيرخويانسكي'</text:p>
      <text:p text:style-name="P1">Possesive form for 'فيريشتشاغينو' is 'فيريشتشاغينوي'</text:p>
      <text:p text:style-name="P1">Possesive form for 'فيرييا' is 'فيرييّ'</text:p>
      <text:p text:style-name="P1">Possesive form for 'فيسوتسك' is 'فيسوتسكي'</text:p>
      <text:p text:style-name="P1">Possesive form for 'فيسوكوفسك' is 'فيسوكوفسكي'</text:p>
      <text:p text:style-name="P1">Possesive form for 'فيسييغونسك' is 'فيسييغونسكي'</text:p>
      <text:p text:style-name="P1">Possesive form for 'فيشني فولوتشيوك' is 'فيشني فولوتشيوكي'</text:p>
      <text:p text:style-name="P1">Possesive form for 'فيكسا' is 'فيكساوي'</text:p>
      <text:p text:style-name="P1">Possesive form for 'فيلسك' is 'فيلسكي'</text:p>
      <text:p text:style-name="P1">Possesive form for 'فيليج' is 'فيليجي'</text:p>
      <text:p text:style-name="P1">Possesive form for 'فيليكي أوستيوغ' is 'فيليكي أوستيوغي'</text:p>
      <text:p text:style-name="P1">Possesive form for 'فيليكي نوفغورود' is 'فيليكي نوفغورودي'</text:p>
      <text:p text:style-name="P1">Possesive form for 'فيليكيي لوكي' is 'فيليكيي لوكيّ'</text:p>
      <text:p text:style-name="P1">Possesive form for 'فيليوتشينسك' is 'فيليوتشينسكي'</text:p>
      <text:p text:style-name="P1">Possesive form for 'فيليويسك' is 'فيليويسكي'</text:p>
      <text:p text:style-name="P1">Possesive form for 'فينيوف' is 'فينيوفي'</text:p>
      <text:p text:style-name="P1">Possesive form for 'قازان' is 'قازاني'</text:p>
      <text:p text:style-name="P1">Possesive form for 'كاتاف-آيفانوفسك' is 'كاتاف-آيفانوفسكي'</text:p>
      <text:p text:style-name="P1">Possesive form for 'كاتاف' is 'كاتافي'</text:p>
      <text:p text:style-name="P1">Possesive form for 'كاتايسك' is 'كاتايسكي'</text:p>
      <text:p text:style-name="P1">Possesive form for 'كاتشكانار' is 'كاتشكاناري'</text:p>
      <text:p text:style-name="P1">Possesive form for 'كادنيكوف' is 'كادنيكوفي'</text:p>
      <text:p text:style-name="P1">Possesive form for 'كاراباش' is 'كاراباشي'</text:p>
      <text:p text:style-name="P1">Possesive form for 'كارابانوفو' is 'كارابانوفوي'</text:p>
      <text:p text:style-name="P1">Possesive form for 'كارابولاك' is 'كارابولاكي'</text:p>
      <text:p text:style-name="P1">Possesive form for 'كاراتشايفسك' is 'كاراتشايفسكي'</text:p>
      <text:p text:style-name="P1">Possesive form for 'كاراتشيف' is 'كاراتشيفي'</text:p>
      <text:p text:style-name="P1">Possesive form for 'كاراسوك' is 'كاراسوكي'</text:p>
      <text:p text:style-name="P1">Possesive form for 'كاربينسك' is 'كاربينسكي'</text:p>
      <text:p text:style-name="P1">Possesive form for 'كارتالي' is 'كارتاليّ'</text:p>
      <text:p text:style-name="P1">Possesive form for 'كارغات' is 'كارغاتي'</text:p>
      <text:p text:style-name="P1"><text:soft-page-break/>Possesive form for 'كارغوبول' is 'كارغوبولي'</text:p>
      <text:p text:style-name="P1">Possesive form for 'كاسبييسك' is 'كاسبييسكي'</text:p>
      <text:p text:style-name="P1">Possesive form for 'كاسلي' is 'كاسليّ'</text:p>
      <text:p text:style-name="P1">Possesive form for 'كاسيموف' is 'كاسيموفي'</text:p>
      <text:p text:style-name="P1">Possesive form for 'كاشيرا' is 'كاشيراوي'</text:p>
      <text:p text:style-name="P1">Possesive form for 'كاشين' is 'كاشيني'</text:p>
      <text:p text:style-name="P1">Possesive form for 'كالاتش' is 'كالاتشي'</text:p>
      <text:p text:style-name="P1">Possesive form for 'كالاتش-نا-دونو' is 'كالاتش-نا-دونوي'</text:p>
      <text:p text:style-name="P1">Possesive form for 'كالاتش' is 'كالاتشي'</text:p>
      <text:p text:style-name="P1">Possesive form for 'كالاتشينسك' is 'كالاتشينسكي'</text:p>
      <text:p text:style-name="P1">Possesive form for 'كالتان' is 'كالتاني'</text:p>
      <text:p text:style-name="P1">Possesive form for 'كالوغا' is 'كالوغاوي'</text:p>
      <text:p text:style-name="P1">Possesive form for 'كاليازين' is 'كاليازيني'</text:p>
      <text:p text:style-name="P1">Possesive form for 'كالينينسك' is 'كالينينسكي'</text:p>
      <text:p text:style-name="P1">Possesive form for 'كالينينغراد' is 'كالينينغرادي'</text:p>
      <text:p text:style-name="P1">Possesive form for 'كامباركا' is 'كامباركاوي'</text:p>
      <text:p text:style-name="P1">Possesive form for 'كاميزياك' is 'كاميزياكي'</text:p>
      <text:p text:style-name="P1">Possesive form for 'كاميشكوفو' is 'كاميشكوفوي'</text:p>
      <text:p text:style-name="P1">Possesive form for 'كاميشلوف' is 'كاميشلوفي'</text:p>
      <text:p text:style-name="P1">Possesive form for 'كاميشين' is 'كاميشيني'</text:p>
      <text:p text:style-name="P1">Possesive form for 'كامين-نا-أوبي' is 'كامين-نا-أوبيّ'</text:p>
      <text:p text:style-name="P1">Possesive form for 'كامين' is 'كاميني'</text:p>
      <text:p text:style-name="P1">Possesive form for 'كامينسك-أورالسكي' is 'كامينسك-أورالسكيّ'</text:p>
      <text:p text:style-name="P1">Possesive form for 'كامينسك' is 'كامينسكي'</text:p>
      <text:p text:style-name="P1">Possesive form for 'كامينسك-شاختينسكي' is 'كامينسك-شاختينسكيّ'</text:p>
      <text:p text:style-name="P1">Possesive form for 'كامينسك' is 'كامينسكي'</text:p>
      <text:p text:style-name="P1">Possesive form for 'كامينكا' is 'كامينكاوي'</text:p>
      <text:p text:style-name="P1">Possesive form for 'كامينوغورسك' is 'كامينوغورسكي'</text:p>
      <text:p text:style-name="P1">Possesive form for 'كاناش' is 'كاناشي'</text:p>
      <text:p text:style-name="P1">Possesive form for 'كاندالاكشا' is 'كاندالاكشاوي'</text:p>
      <text:p text:style-name="P1">Possesive form for 'كانسك' is 'كانسكي'</text:p>
      <text:p text:style-name="P1">Possesive form for 'كراسافينو' is 'كراسافينوي'</text:p>
      <text:p text:style-name="P1">Possesive form for 'كراسنوارميسك، ساراتوف أوبلاست' is 'كراسنوارميسك، ساراتوف أوبلاستي'</text:p>
      <text:p text:style-name="P1">Possesive form for 'كراسنوارميسك، موسكو أوبلاست' is 'كراسنوارميسك، موسكو أوبلاستي'</text:p>
      <text:p text:style-name="P1">Possesive form for 'كراسنوتيرينسك' is 'كراسنوتيرينسكي'</text:p>
      <text:p text:style-name="P1">Possesive form for 'كراسنودار' is 'كراسنوداري'</text:p>
      <text:p text:style-name="P1">Possesive form for 'كراسنورالسك' is 'كراسنورالسكي'</text:p>
      <text:p text:style-name="P1">Possesive form for 'كراسنوزافودسك' is 'كراسنوزافودسكي'</text:p>
      <text:p text:style-name="P1">Possesive form for 'كراسنوزنامنسك' is 'كراسنوزنامنسكي'</text:p>
      <text:p text:style-name="P1">Possesive form for 'كراسنوزنامينسك' is 'كراسنوزنامينسكي'</text:p>
      <text:p text:style-name="P1">Possesive form for 'كراسنوغورسك' is 'كراسنوغورسكي'</text:p>
      <text:p text:style-name="P1">Possesive form for 'كراسنوفايشرسك' is 'كراسنوفايشرسكي'</text:p>
      <text:p text:style-name="P1">Possesive form for 'كراسنوفايمسك' is 'كراسنوفايمسكي'</text:p>
      <text:p text:style-name="P1">Possesive form for 'كراسنوكامسك' is 'كراسنوكامسكي'</text:p>
      <text:p text:style-name="P1">Possesive form for 'كراسنوكامنسك' is 'كراسنوكامنسكي'</text:p>
      <text:p text:style-name="P1">Possesive form for 'كراسنولوبدسك، موردوفيا' is 'كراسنولوبدسك، موردوفيّ'</text:p>
      <text:p text:style-name="P1">Possesive form for 'كراسنوي سلو' is 'كراسنوي سلوي'</text:p>
      <text:p text:style-name="P1">Possesive form for 'كراسنويارسك' is 'كراسنويارسكي'</text:p>
      <text:p text:style-name="P1"><text:soft-page-break/>Possesive form for 'كراسني خولم' is 'كراسني خولمي'</text:p>
      <text:p text:style-name="P1">Possesive form for 'كراسني سولاين' is 'كراسني سولايني'</text:p>
      <text:p text:style-name="P1">Possesive form for 'كراسني كوت' is 'كراسني كوتي'</text:p>
      <text:p text:style-name="P1">Possesive form for 'كروبوتكين' is 'كروبوتكيني'</text:p>
      <text:p text:style-name="P1">Possesive form for 'كرونشتادت' is 'كرونشتادتي'</text:p>
      <text:p text:style-name="P1">Possesive form for 'كريمسك' is 'كريمسكي'</text:p>
      <text:p text:style-name="P1">Possesive form for 'كستوفو' is 'كستوفوي'</text:p>
      <text:p text:style-name="P1">Possesive form for 'كليموفسك' is 'كليموفسكي'</text:p>
      <text:p text:style-name="P1">Possesive form for 'كلين' is 'كليني'</text:p>
      <text:p text:style-name="P1">Possesive form for 'كلينتسي' is 'كلينتسيّ'</text:p>
      <text:p text:style-name="P1">Possesive form for 'كنياغينينو' is 'كنياغينينوي'</text:p>
      <text:p text:style-name="P1">Possesive form for 'كوبينكا' is 'كوبينكاوي'</text:p>
      <text:p text:style-name="P1">Possesive form for 'كوبينو' is 'كوبينوي'</text:p>
      <text:p text:style-name="P1">Possesive form for 'كوبييسك' is 'كوبييسكي'</text:p>
      <text:p text:style-name="P1">Possesive form for 'كوتلاس' is 'كوتلاسي'</text:p>
      <text:p text:style-name="P1">Possesive form for 'كوتلنيش' is 'كوتلنيشي'</text:p>
      <text:p text:style-name="P1">Possesive form for 'كوتلنيكوفو' is 'كوتلنيكوفوي'</text:p>
      <text:p text:style-name="P1">Possesive form for 'كوتلنيكي' is 'كوتلنيكيّ'</text:p>
      <text:p text:style-name="P1">Possesive form for 'كوتوفسك' is 'كوتوفسكي'</text:p>
      <text:p text:style-name="P1">Possesive form for 'كوتوفو' is 'كوتوفوي'</text:p>
      <text:p text:style-name="P1">Possesive form for 'كوخما' is 'كوخماوي'</text:p>
      <text:p text:style-name="P1">Possesive form for 'كوديمكار' is 'كوديمكاري'</text:p>
      <text:p text:style-name="P1">Possesive form for 'كودينسك' is 'كودينسكي'</text:p>
      <text:p text:style-name="P1">Possesive form for 'كورابلينو' is 'كورابلينوي'</text:p>
      <text:p text:style-name="P1">Possesive form for 'كورتامايش' is 'كورتامايشي'</text:p>
      <text:p text:style-name="P1">Possesive form for 'كورسك' is 'كورسكي'</text:p>
      <text:p text:style-name="P1">Possesive form for 'كورسكوف' is 'كورسكوفي'</text:p>
      <text:p text:style-name="P1">Possesive form for 'كورشاتوف' is 'كورشاتوفي'</text:p>
      <text:p text:style-name="P1">Possesive form for 'كورغان' is 'كورغاني'</text:p>
      <text:p text:style-name="P1">Possesive form for 'كورغاننسك' is 'كورغاننسكي'</text:p>
      <text:p text:style-name="P1">Possesive form for 'كوركينو' is 'كوركينوي'</text:p>
      <text:p text:style-name="P1">Possesive form for 'كورنوفسك' is 'كورنوفسكي'</text:p>
      <text:p text:style-name="P1">Possesive form for 'كوروتشا' is 'كوروتشاوي'</text:p>
      <text:p text:style-name="P1">Possesive form for 'كوروفسكوي' is 'كوروفسكويّ'</text:p>
      <text:p text:style-name="P1">Possesive form for 'كورولوفو' is 'كورولوفوي'</text:p>
      <text:p text:style-name="P1">Possesive form for 'كوروليوف' is 'كوروليوفي'</text:p>
      <text:p text:style-name="P1">Possesive form for 'كورياجما' is 'كورياجماوي'</text:p>
      <text:p text:style-name="P1">Possesive form for 'كوريلسك' is 'كوريلسكي'</text:p>
      <text:p text:style-name="P1">Possesive form for 'كوزلسك' is 'كوزلسكي'</text:p>
      <text:p text:style-name="P1">Possesive form for 'كوزلوفكا' is 'كوزلوفكاوي'</text:p>
      <text:p text:style-name="P1">Possesive form for 'كوزمودمينسك' is 'كوزمودمينسكي'</text:p>
      <text:p text:style-name="P1">Possesive form for 'كوزنتسك' is 'كوزنتسكي'</text:p>
      <text:p text:style-name="P1">Possesive form for 'كوستروما' is 'كوستروماوي'</text:p>
      <text:p text:style-name="P1">Possesive form for 'كوستريافو' is 'كوستريافوي'</text:p>
      <text:p text:style-name="P1">Possesive form for 'كوستوموكشا' is 'كوستوموكشاوي'</text:p>
      <text:p text:style-name="P1">Possesive form for 'كوشفا' is 'كوشفاوي'</text:p>
      <text:p text:style-name="P1">Possesive form for 'كوغاليم' is 'كوغاليمي'</text:p>
      <text:p text:style-name="P1">Possesive form for 'كوفانديك' is 'كوفانديكي'</text:p>
      <text:p text:style-name="P1"><text:soft-page-break/>Possesive form for 'كوفدور' is 'كوفدوري'</text:p>
      <text:p text:style-name="P1">Possesive form for 'كوفروف' is 'كوفروفي'</text:p>
      <text:p text:style-name="P1">Possesive form for 'كوفشينوفو' is 'كوفشينوفوي'</text:p>
      <text:p text:style-name="P1">Possesive form for 'كوفيلكينو' is 'كوفيلكينوي'</text:p>
      <text:p text:style-name="P1">Possesive form for 'كولا ' is 'كولا ي'</text:p>
      <text:p text:style-name="P1">Possesive form for 'كولباشيفو' is 'كولباشيفوي'</text:p>
      <text:p text:style-name="P1">Possesive form for 'كولباكي' is 'كولباكيّ'</text:p>
      <text:p text:style-name="P1">Possesive form for 'كولبينو' is 'كولبينوي'</text:p>
      <text:p text:style-name="P1">Possesive form for 'كولتشوجينو' is 'كولتشوجينوي'</text:p>
      <text:p text:style-name="P1">Possesive form for 'كولوغريف' is 'كولوغريفي'</text:p>
      <text:p text:style-name="P1">Possesive form for 'كولومنا' is 'كولومناوي'</text:p>
      <text:p text:style-name="P1">Possesive form for 'كومرتاو' is 'كومرتاوي'</text:p>
      <text:p text:style-name="P1">Possesive form for 'كومسومولسك' is 'كومسومولسكي'</text:p>
      <text:p text:style-name="P1">Possesive form for 'كومسومولسك-نا-أموري' is 'كومسومولسك-نا-أموريّ'</text:p>
      <text:p text:style-name="P1">Possesive form for 'كومسومولسك' is 'كومسومولسكي'</text:p>
      <text:p text:style-name="P1">Possesive form for 'كوميونار' is 'كوميوناري'</text:p>
      <text:p text:style-name="P1">Possesive form for 'كوناكوفو' is 'كوناكوفوي'</text:p>
      <text:p text:style-name="P1">Possesive form for 'كوندروفو' is 'كوندروفوي'</text:p>
      <text:p text:style-name="P1">Possesive form for 'كوندوبوغا' is 'كوندوبوغاوي'</text:p>
      <text:p text:style-name="P1">Possesive form for 'كونستانتينوفسك' is 'كونستانتينوفسكي'</text:p>
      <text:p text:style-name="P1">Possesive form for 'كونغور' is 'كونغوري'</text:p>
      <text:p text:style-name="P1">Possesive form for 'كويبشيف' is 'كويبشيفي'</text:p>
      <text:p text:style-name="P1">Possesive form for 'كياختا' is 'كياختاوي'</text:p>
      <text:p text:style-name="P1">Possesive form for 'كيدروفي' is 'كيدروفيّ'</text:p>
      <text:p text:style-name="P1">Possesive form for 'كيرجاتش' is 'كيرجاتشي'</text:p>
      <text:p text:style-name="P1">Possesive form for 'كيرس' is 'كيرسي'</text:p>
      <text:p text:style-name="P1">Possesive form for 'كيرسانوف' is 'كيرسانوفي'</text:p>
      <text:p text:style-name="P1">Possesive form for 'كيروف، كالوغا أوبلاست' is 'كيروف، كالوغا أوبلاستي'</text:p>
      <text:p text:style-name="P1">Possesive form for 'كيروف، كيروف أوبلاست' is 'كيروف، كيروف أوبلاستي'</text:p>
      <text:p text:style-name="P1">Possesive form for 'كيروفسك، لينينغراد أوبلاست' is 'كيروفسك، لينينغراد أوبلاستي'</text:p>
      <text:p text:style-name="P1">Possesive form for 'كيروفسك، مورمانسك أوبلاست' is 'كيروفسك، مورمانسك أوبلاستي'</text:p>
      <text:p text:style-name="P1">Possesive form for 'كيروفغراد' is 'كيروفغرادي'</text:p>
      <text:p text:style-name="P1">Possesive form for 'كيروفو-تشيبيتسك' is 'كيروفو-تشيبيتسكي'</text:p>
      <text:p text:style-name="P1">Possesive form for 'كيروفو' is 'كيروفوي'</text:p>
      <text:p text:style-name="P1">Possesive form for 'كيريشي' is 'كيريشيّ'</text:p>
      <text:p text:style-name="P1">Possesive form for 'كيريلوف' is 'كيريلوفي'</text:p>
      <text:p text:style-name="P1">Possesive form for 'كيرينسك' is 'كيرينسكي'</text:p>
      <text:p text:style-name="P1">Possesive form for 'كيرييفسك' is 'كيرييفسكي'</text:p>
      <text:p text:style-name="P1">Possesive form for 'كيزليار' is 'كيزلياري'</text:p>
      <text:p text:style-name="P1">Possesive form for 'كيزيل' is 'كيزيلي'</text:p>
      <text:p text:style-name="P1">Possesive form for 'كيزيل، بيرم كراي' is 'كيزيل، بيرم كرايّ'</text:p>
      <text:p text:style-name="P1">Possesive form for 'كيزيليورت' is 'كيزيليورتي'</text:p>
      <text:p text:style-name="P1">Possesive form for 'كيسلوفودسك' is 'كيسلوفودسكي'</text:p>
      <text:p text:style-name="P1">Possesive form for 'كيسيليفسك' is 'كيسيليفسكي'</text:p>
      <text:p text:style-name="P1">Possesive form for 'كيشتيم' is 'كيشتيمي'</text:p>
      <text:p text:style-name="P1">Possesive form for 'كيم' is 'كيمي'</text:p>
      <text:p text:style-name="P1">Possesive form for 'كيمري' is 'كيمريّ'</text:p>
      <text:p text:style-name="P1">Possesive form for 'كيموفسك' is 'كيموفسكي'</text:p>
      <text:p text:style-name="P1"><text:soft-page-break/>Possesive form for 'كيميروفو' is 'كيميروفوي'</text:p>
      <text:p text:style-name="P1">Possesive form for 'كينغيسيب' is 'كينغيسيبي'</text:p>
      <text:p text:style-name="P1">Possesive form for 'كينيشما' is 'كينيشماوي'</text:p>
      <text:p text:style-name="P1">Possesive form for 'كينيل' is 'كينيلي'</text:p>
      <text:p text:style-name="P1">Possesive form for 'كيوسا' is 'كيوساوي'</text:p>
      <text:p text:style-name="P1">Possesive form for 'لاباينسك' is 'لاباينسكي'</text:p>
      <text:p text:style-name="P1">Possesive form for 'لابيتنانغي' is 'لابيتنانغيّ'</text:p>
      <text:p text:style-name="P1">Possesive form for 'لاخدنبوخايا' is 'لاخدنبوخايّ'</text:p>
      <text:p text:style-name="P1">Possesive form for 'لادوشكين' is 'لادوشكيني'</text:p>
      <text:p text:style-name="P1">Possesive form for 'لاغان' is 'لاغاني'</text:p>
      <text:p text:style-name="P1">Possesive form for 'لاكينسك' is 'لاكينسكي'</text:p>
      <text:p text:style-name="P1">Possesive form for 'لانجباس' is 'لانجباسي'</text:p>
      <text:p text:style-name="P1">Possesive form for 'لايشيفو' is 'لايشيفوي'</text:p>
      <text:p text:style-name="P1">Possesive form for 'لرمونتوف' is 'لرمونتوفي'</text:p>
      <text:p text:style-name="P1">Possesive form for 'لسنوي' is 'لسنويّ'</text:p>
      <text:p text:style-name="P1">Possesive form for 'لسوزافودسك' is 'لسوزافودسكي'</text:p>
      <text:p text:style-name="P1">Possesive form for 'لسوسيبيرسك' is 'لسوسيبيرسكي'</text:p>
      <text:p text:style-name="P1">Possesive form for 'لغوف' is 'لغوفي'</text:p>
      <text:p text:style-name="P1">Possesive form for 'لنينسك-كوزنتسكي' is 'لنينسك-كوزنتسكيّ'</text:p>
      <text:p text:style-name="P1">Possesive form for 'لنينسك' is 'لنينسكي'</text:p>
      <text:p text:style-name="P1">Possesive form for 'لنينسك، فولغوغراد أوبلاست' is 'لنينسك، فولغوغراد أوبلاستي'</text:p>
      <text:p text:style-name="P1">Possesive form for 'لنينوغورسك' is 'لنينوغورسكي'</text:p>
      <text:p text:style-name="P1">Possesive form for 'لوبنيا' is 'لوبنيّ'</text:p>
      <text:p text:style-name="P1">Possesive form for 'لوخوفايتسي' is 'لوخوفايتسيّ'</text:p>
      <text:p text:style-name="P1">Possesive form for 'لودينوي بول' is 'لودينوي بولي'</text:p>
      <text:p text:style-name="P1">Possesive form for 'لوزا' is 'لوزاوي'</text:p>
      <text:p text:style-name="P1">Possesive form for 'لوسينو-بتروفسكي' is 'لوسينو-بتروفسكيّ'</text:p>
      <text:p text:style-name="P1">Possesive form for 'لوسينو' is 'لوسينوي'</text:p>
      <text:p text:style-name="P1">Possesive form for 'لوغا' is 'لوغاوي'</text:p>
      <text:p text:style-name="P1">Possesive form for 'لوكويانوف' is 'لوكويانوفي'</text:p>
      <text:p text:style-name="P1">Possesive form for 'لومونوسوف' is 'لومونوسوفي'</text:p>
      <text:p text:style-name="P1">Possesive form for 'ليانتور' is 'ليانتوري'</text:p>
      <text:p text:style-name="P1">Possesive form for 'ليبديان' is 'ليبدياني'</text:p>
      <text:p text:style-name="P1">Possesive form for 'ليبكي' is 'ليبكيّ'</text:p>
      <text:p text:style-name="P1">Possesive form for 'ليبيتسك' is 'ليبيتسكي'</text:p>
      <text:p text:style-name="P1">Possesive form for 'ليتكرينو' is 'ليتكرينوي'</text:p>
      <text:p text:style-name="P1">Possesive form for 'ليخوسلافل' is 'ليخوسلافلي'</text:p>
      <text:p text:style-name="P1">Possesive form for 'ليسفا' is 'ليسفاوي'</text:p>
      <text:p text:style-name="P1">Possesive form for 'ليسكوفو' is 'ليسكوفوي'</text:p>
      <text:p text:style-name="P1">Possesive form for 'ليسكي' is 'ليسكيّ'</text:p>
      <text:p text:style-name="P1">Possesive form for 'ليفني' is 'ليفنيّ'</text:p>
      <text:p text:style-name="P1">Possesive form for 'ليكينو-دوليوفو' is 'ليكينو-دوليوفوي'</text:p>
      <text:p text:style-name="P1">Possesive form for 'ليكينو' is 'ليكينوي'</text:p>
      <text:p text:style-name="P1">Possesive form for 'لينسك' is 'لينسكي'</text:p>
      <text:p text:style-name="P1">Possesive form for 'ليوبارتسي' is 'ليوبارتسيّ'</text:p>
      <text:p text:style-name="P1">Possesive form for 'ليوبان' is 'ليوباني'</text:p>
      <text:p text:style-name="P1">Possesive form for 'ليوبيم' is 'ليوبيمي'</text:p>
      <text:p text:style-name="P1">Possesive form for 'ليودينوفو' is 'ليودينوفوي'</text:p>
      <text:p text:style-name="P1"><text:soft-page-break/>Possesive form for 'ماخاتشكالا' is 'ماخاتشكالاوي'</text:p>
      <text:p text:style-name="P1">Possesive form for 'ماركس' is 'ماركسي'</text:p>
      <text:p text:style-name="P1">Possesive form for 'ماريانسك' is 'ماريانسكي'</text:p>
      <text:p text:style-name="P1">Possesive form for 'ماريانسكي بوساد' is 'ماريانسكي بوسادي'</text:p>
      <text:p text:style-name="P1">Possesive form for 'ماغادان' is 'ماغاداني'</text:p>
      <text:p text:style-name="P1">Possesive form for 'ماغاس' is 'ماغاسي'</text:p>
      <text:p text:style-name="P1">Possesive form for 'ماكارايف' is 'ماكارايفي'</text:p>
      <text:p text:style-name="P1">Possesive form for 'ماكاروف' is 'ماكاروفي'</text:p>
      <text:p text:style-name="P1">Possesive form for 'ماكوشينو' is 'ماكوشينوي'</text:p>
      <text:p text:style-name="P1">Possesive form for 'مالغوبك' is 'مالغوبكي'</text:p>
      <text:p text:style-name="P1">Possesive form for 'مالميج' is 'مالميجي'</text:p>
      <text:p text:style-name="P1">Possesive form for 'مالوارخانجيلسك' is 'مالوارخانجيلسكي'</text:p>
      <text:p text:style-name="P1">Possesive form for 'مالوياروسلفتس' is 'مالوياروسلفتسي'</text:p>
      <text:p text:style-name="P1">Possesive form for 'ماليا فيشرا' is 'ماليا فيشراوي'</text:p>
      <text:p text:style-name="P1">Possesive form for 'ماماديش' is 'ماماديشي'</text:p>
      <text:p text:style-name="P1">Possesive form for 'مامونوفو' is 'مامونوفوي'</text:p>
      <text:p text:style-name="P1">Possesive form for 'مانايتاغورسك' is 'مانايتاغورسكي'</text:p>
      <text:p text:style-name="P1">Possesive form for 'مانتيروفو' is 'مانتيروفوي'</text:p>
      <text:p text:style-name="P1">Possesive form for 'ماياسكي' is 'ماياسكيّ'</text:p>
      <text:p text:style-name="P1">Possesive form for 'مايتشي' is 'مايتشيّ'</text:p>
      <text:p text:style-name="P1">Possesive form for 'مايشكين' is 'مايشكيني'</text:p>
      <text:p text:style-name="P1">Possesive form for 'مايكوب' is 'مايكوبي'</text:p>
      <text:p text:style-name="P1">Possesive form for 'متسنسك' is 'متسنسكي'</text:p>
      <text:p text:style-name="P1">Possesive form for 'مدفيجيغورسك' is 'مدفيجيغورسكي'</text:p>
      <text:p text:style-name="P1">Possesive form for 'مدنوغورسك' is 'مدنوغورسكي'</text:p>
      <text:p text:style-name="P1">Possesive form for 'مدين' is 'مديني'</text:p>
      <text:p text:style-name="P1">Possesive form for 'مغلين' is 'مغليني'</text:p>
      <text:p text:style-name="P1">Possesive form for 'ملينكي' is 'ملينكيّ'</text:p>
      <text:p text:style-name="P1">Possesive form for 'مليوز' is 'مليوزي'</text:p>
      <text:p text:style-name="P1">Possesive form for 'منديلييفسك' is 'منديلييفسكي'</text:p>
      <text:p text:style-name="P1">Possesive form for 'منزيلينسك' is 'منزيلينسكي'</text:p>
      <text:p text:style-name="P1">Possesive form for 'موجايسك' is 'موجايسكي'</text:p>
      <text:p text:style-name="P1">Possesive form for 'موججا' is 'موججاوي'</text:p>
      <text:p text:style-name="P1">Possesive form for 'موراشي' is 'موراشيّ'</text:p>
      <text:p text:style-name="P1">Possesive form for 'مورافلنكو' is 'مورافلنكوي'</text:p>
      <text:p text:style-name="P1">Possesive form for 'مورشانسك' is 'مورشانسكي'</text:p>
      <text:p text:style-name="P1">Possesive form for 'مورمانسك' is 'مورمانسكي'</text:p>
      <text:p text:style-name="P1">Possesive form for 'موروزوفسك' is 'موروزوفسكي'</text:p>
      <text:p text:style-name="P1">Possesive form for 'موروم' is 'مورومي'</text:p>
      <text:p text:style-name="P1">Possesive form for 'موزدوك' is 'موزدوكي'</text:p>
      <text:p text:style-name="P1">Possesive form for 'موسالسك' is 'موسالسكي'</text:p>
      <text:p text:style-name="P1">Possesive form for 'موسكو' is 'موسكوي'</text:p>
      <text:p text:style-name="P1">Possesive form for 'موسكوفسكي' is 'موسكوفسكيّ'</text:p>
      <text:p text:style-name="P1">Possesive form for 'موغوتشا' is 'موغوتشاوي'</text:p>
      <text:p text:style-name="P1">Possesive form for 'مونتشيغورسك' is 'مونتشيغورسكي'</text:p>
      <text:p text:style-name="P1">Possesive form for 'مياس' is 'مياسي'</text:p>
      <text:p text:style-name="P1">Possesive form for 'ميتشورينسك' is 'ميتشورينسكي'</text:p>
      <text:p text:style-name="P1">Possesive form for 'ميجدوريتشينسك' is 'ميجدوريتشينسكي'</text:p>
      <text:p text:style-name="P1"><text:soft-page-break/>Possesive form for 'ميجغوريي' is 'ميجغورييّ'</text:p>
      <text:p text:style-name="P1">Possesive form for 'ميجون' is 'ميجوني'</text:p>
      <text:p text:style-name="P1">Possesive form for 'ميخايلوف، ريازان أوبلاست' is 'ميخايلوف، ريازان أوبلاستي'</text:p>
      <text:p text:style-name="P1">Possesive form for 'ميخايلوفسك، ستافروبول كراي' is 'ميخايلوفسك، ستافروبول كرايّ'</text:p>
      <text:p text:style-name="P1">Possesive form for 'ميخايلوفكا، سفيردلوفسك أوبلاست' is 'ميخايلوفكا، سفيردلوفسك أوبلاستي'</text:p>
      <text:p text:style-name="P1">Possesive form for 'ميخايلوفكا، فولغوغراد أوبلاست' is 'ميخايلوفكا، فولغوغراد أوبلاستي'</text:p>
      <text:p text:style-name="P1">Possesive form for 'ميرني، أرخانجيلسك أوبلاست' is 'ميرني، أرخانجيلسك أوبلاستي'</text:p>
      <text:p text:style-name="P1">Possesive form for 'ميرني، جمهورية ساخا' is 'ميرني، جمهورية ساخاوي'</text:p>
      <text:p text:style-name="P1">Possesive form for 'ميزين' is 'ميزيني'</text:p>
      <text:p text:style-name="P1">Possesive form for 'ميسكي' is 'ميسكيّ'</text:p>
      <text:p text:style-name="P1">Possesive form for 'ميشتشوفسك' is 'ميشتشوفسكي'</text:p>
      <text:p text:style-name="P1">Possesive form for 'ميكون' is 'ميكوني'</text:p>
      <text:p text:style-name="P1">Possesive form for 'ميليروفو' is 'ميليروفوي'</text:p>
      <text:p text:style-name="P1">Possesive form for 'مينوسينسك' is 'مينوسينسكي'</text:p>
      <text:p text:style-name="P1">Possesive form for 'مينيار' is 'مينياري'</text:p>
      <text:p text:style-name="P1">Possesive form for 'مينيرالنايي فودي' is 'مينيرالنايي فوديّ'</text:p>
      <text:p text:style-name="P1">Possesive form for 'نابريجناي تشلني' is 'نابريجناي تشلنيّ'</text:p>
      <text:p text:style-name="P1">Possesive form for 'ناخودكا' is 'ناخودكاوي'</text:p>
      <text:p text:style-name="P1">Possesive form for 'ناديم' is 'ناديمي'</text:p>
      <text:p text:style-name="P1">Possesive form for 'نارايم-مار' is 'نارايم-ماري'</text:p>
      <text:p text:style-name="P1">Possesive form for 'نارايم' is 'نارايمي'</text:p>
      <text:p text:style-name="P1">Possesive form for 'نارتكالا' is 'نارتكالاوي'</text:p>
      <text:p text:style-name="P1">Possesive form for 'نارو-فومينسك' is 'نارو-فومينسكي'</text:p>
      <text:p text:style-name="P1">Possesive form for 'نارو' is 'ناروي'</text:p>
      <text:p text:style-name="P1">Possesive form for 'ناريمانوف' is 'ناريمانوفي'</text:p>
      <text:p text:style-name="P1">Possesive form for 'نازاروفو' is 'نازاروفوي'</text:p>
      <text:p text:style-name="P1">Possesive form for 'نازران' is 'نازراني'</text:p>
      <text:p text:style-name="P1">Possesive form for 'نازيفايفسك' is 'نازيفايفسكي'</text:p>
      <text:p text:style-name="P1">Possesive form for 'نافاشينو' is 'نافاشينوي'</text:p>
      <text:p text:style-name="P1">Possesive form for 'نافولوكي' is 'نافولوكيّ'</text:p>
      <text:p text:style-name="P1">Possesive form for 'نافينوميسك' is 'نافينوميسكي'</text:p>
      <text:p text:style-name="P1">Possesive form for 'نالتشيك' is 'نالتشيكي'</text:p>
      <text:p text:style-name="P1">Possesive form for 'نايزبتروفسك' is 'نايزبتروفسكي'</text:p>
      <text:p text:style-name="P1">Possesive form for 'نايندوما' is 'نايندوماوي'</text:p>
      <text:p text:style-name="P1">Possesive form for 'نرختا' is 'نرختاوي'</text:p>
      <text:p text:style-name="P1">Possesive form for 'نركينسك' is 'نركينسكي'</text:p>
      <text:p text:style-name="P1">Possesive form for 'نريونغري' is 'نريونغريّ'</text:p>
      <text:p text:style-name="P1">Possesive form for 'نستروف' is 'نستروفي'</text:p>
      <text:p text:style-name="P1">Possesive form for 'نفتغورسك، سمارا أوبلاست' is 'نفتغورسك، سمارا أوبلاستي'</text:p>
      <text:p text:style-name="P1">Possesive form for 'نفتكامسك' is 'نفتكامسكي'</text:p>
      <text:p text:style-name="P1">Possesive form for 'نفتكومسك' is 'نفتكومسكي'</text:p>
      <text:p text:style-name="P1">Possesive form for 'نفتيوغانسك' is 'نفتيوغانسكي'</text:p>
      <text:p text:style-name="P1">Possesive form for 'نفل' is 'نفلي'</text:p>
      <text:p text:style-name="P1">Possesive form for 'نفلسك' is 'نفلسكي'</text:p>
      <text:p text:style-name="P1">Possesive form for 'نفيانسك' is 'نفيانسكي'</text:p>
      <text:p text:style-name="P1">Possesive form for 'نليدوفو' is 'نليدوفوي'</text:p>
      <text:p text:style-name="P1">Possesive form for 'نمان ' is 'نمان ي'</text:p>
      <text:p text:style-name="P1">Possesive form for 'نوجينسك' is 'نوجينسكي'</text:p>
      <text:p text:style-name="P1"><text:soft-page-break/>Possesive form for 'نورلات' is 'نورلاتي'</text:p>
      <text:p text:style-name="P1">Possesive form for 'نوريلسك' is 'نوريلسكي'</text:p>
      <text:p text:style-name="P1">Possesive form for 'نوفايا لادوغا' is 'نوفايا لادوغاوي'</text:p>
      <text:p text:style-name="P1">Possesive form for 'نوفايا لايالايا' is 'نوفايا لايالايّ'</text:p>
      <text:p text:style-name="P1">Possesive form for 'نوفوالتيسك' is 'نوفوالتيسكي'</text:p>
      <text:p text:style-name="P1">Possesive form for 'نوفوالكسندروفسك' is 'نوفوالكسندروفسكي'</text:p>
      <text:p text:style-name="P1">Possesive form for 'نوفوانينسكي' is 'نوفوانينسكيّ'</text:p>
      <text:p text:style-name="P1">Possesive form for 'نوفوبافلوفسك' is 'نوفوبافلوفسكي'</text:p>
      <text:p text:style-name="P1">Possesive form for 'نوفوترويتسك' is 'نوفوترويتسكي'</text:p>
      <text:p text:style-name="P1">Possesive form for 'نوفوتشبوكسارسك' is 'نوفوتشبوكسارسكي'</text:p>
      <text:p text:style-name="P1">Possesive form for 'نوفوتشركاسك' is 'نوفوتشركاسكي'</text:p>
      <text:p text:style-name="P1">Possesive form for 'نوفوخوبايورسك' is 'نوفوخوبايورسكي'</text:p>
      <text:p text:style-name="P1">Possesive form for 'نوفودفينسك' is 'نوفودفينسكي'</text:p>
      <text:p text:style-name="P1">Possesive form for 'نوفورجف' is 'نوفورجفي'</text:p>
      <text:p text:style-name="P1">Possesive form for 'نوفوروسياسك' is 'نوفوروسياسكي'</text:p>
      <text:p text:style-name="P1">Possesive form for 'نوفوزايبكوف' is 'نوفوزايبكوفي'</text:p>
      <text:p text:style-name="P1">Possesive form for 'نوفوسوكولنيكي' is 'نوفوسوكولنيكيّ'</text:p>
      <text:p text:style-name="P1">Possesive form for 'نوفوسيبيرسك' is 'نوفوسيبيرسكي'</text:p>
      <text:p text:style-name="P1">Possesive form for 'نوفوسيل' is 'نوفوسيلي'</text:p>
      <text:p text:style-name="P1">Possesive form for 'نوفوشاختينسك' is 'نوفوشاختينسكي'</text:p>
      <text:p text:style-name="P1">Possesive form for 'نوفوفورونز' is 'نوفوفورونزي'</text:p>
      <text:p text:style-name="P1">Possesive form for 'نوفوكوزنتسك' is 'نوفوكوزنتسكي'</text:p>
      <text:p text:style-name="P1">Possesive form for 'نوفوكويبيشفسك' is 'نوفوكويبيشفسكي'</text:p>
      <text:p text:style-name="P1">Possesive form for 'نوفوكيوبانسك' is 'نوفوكيوبانسكي'</text:p>
      <text:p text:style-name="P1">Possesive form for 'نوفوموسكوفيك' is 'نوفوموسكوفيكي'</text:p>
      <text:p text:style-name="P1">Possesive form for 'نوفوميتشورينسك' is 'نوفوميتشورينسكي'</text:p>
      <text:p text:style-name="P1">Possesive form for 'نوفويورالسك' is 'نوفويورالسكي'</text:p>
      <text:p text:style-name="P1">Possesive form for 'نوفويوزنسك' is 'نوفويوزنسكي'</text:p>
      <text:p text:style-name="P1">Possesive form for 'نوفويوليانوفسك' is 'نوفويوليانوفسكي'</text:p>
      <text:p text:style-name="P1">Possesive form for 'نوفي اوسكول' is 'نوفي اوسكولي'</text:p>
      <text:p text:style-name="P1">Possesive form for 'نوفي يورنغوي' is 'نوفي يورنغويّ'</text:p>
      <text:p text:style-name="P1">Possesive form for 'نولينسك' is 'نولينسكي'</text:p>
      <text:p text:style-name="P1">Possesive form for 'نويابرسك' is 'نويابرسكي'</text:p>
      <text:p text:style-name="P1">Possesive form for 'نياغان' is 'نياغاني'</text:p>
      <text:p text:style-name="P1">Possesive form for 'نيتفا' is 'نيتفاوي'</text:p>
      <text:p text:style-name="P1">Possesive form for 'نيجنفارتوفسك' is 'نيجنفارتوفسكي'</text:p>
      <text:p text:style-name="P1">Possesive form for 'نيجنكامسك' is 'نيجنكامسكي'</text:p>
      <text:p text:style-name="P1">Possesive form for 'نيجني تاجيل' is 'نيجني تاجيلي'</text:p>
      <text:p text:style-name="P1">Possesive form for 'نيجني سرجي' is 'نيجني سرجيّ'</text:p>
      <text:p text:style-name="P1">Possesive form for 'نيجني لوموف' is 'نيجني لوموفي'</text:p>
      <text:p text:style-name="P1">Possesive form for 'نيجني نوفغورود' is 'نيجني نوفغورودي'</text:p>
      <text:p text:style-name="P1">Possesive form for 'نيجنيايا تورا' is 'نيجنيايا توراوي'</text:p>
      <text:p text:style-name="P1">Possesive form for 'نيجنيايا سالدي' is 'نيجنيايا سالديّ'</text:p>
      <text:p text:style-name="P1">Possesive form for 'نيجنيوديسك' is 'نيجنيوديسكي'</text:p>
      <text:p text:style-name="P1">Possesive form for 'نيروبا' is 'نيروباوي'</text:p>
      <text:p text:style-name="P1">Possesive form for 'نيكولايفسك' is 'نيكولايفسكي'</text:p>
      <text:p text:style-name="P1">Possesive form for 'نيكولايفسك-نا-أمور' is 'نيكولايفسك-نا-أموري'</text:p>
      <text:p text:style-name="P1">Possesive form for 'نيكولايفسك' is 'نيكولايفسكي'</text:p>
      <text:p text:style-name="P1"><text:soft-page-break/>Possesive form for 'نيكولسك' is 'نيكولسكي'</text:p>
      <text:p text:style-name="P1">Possesive form for 'نيكولسك' is 'نيكولسكي'</text:p>
      <text:p text:style-name="P1">Possesive form for 'نيكولسكوي' is 'نيكولسكويّ'</text:p>
      <text:p text:style-name="P1">Possesive form for 'نييا' is 'نييّ'</text:p>
      <text:p text:style-name="P1">Possesive form for 'ياخروما' is 'ياخروماوي'</text:p>
      <text:p text:style-name="P1">Possesive form for 'يادرين' is 'يادريني'</text:p>
      <text:p text:style-name="P1">Possesive form for 'يارانسك' is 'يارانسكي'</text:p>
      <text:p text:style-name="P1">Possesive form for 'يارتسيفو' is 'يارتسيفوي'</text:p>
      <text:p text:style-name="P1">Possesive form for 'ياروسلافل' is 'ياروسلافلي'</text:p>
      <text:p text:style-name="P1">Possesive form for 'ياروفويي' is 'ياروفوييّ'</text:p>
      <text:p text:style-name="P1">Possesive form for 'ياسنوغورسك' is 'ياسنوغورسكي'</text:p>
      <text:p text:style-name="P1">Possesive form for 'ياسني' is 'ياسنيّ'</text:p>
      <text:p text:style-name="P1">Possesive form for 'ياكوتسك' is 'ياكوتسكي'</text:p>
      <text:p text:style-name="P1">Possesive form for 'يالوتوروفسك' is 'يالوتوروفسكي'</text:p>
      <text:p text:style-name="P1">Possesive form for 'ياناول' is 'ياناولي'</text:p>
      <text:p text:style-name="P1">Possesive form for 'يوبيلييني' is 'يوبيليينيّ'</text:p>
      <text:p text:style-name="P1">Possesive form for 'يوجا، روسيا' is 'يوجا، روسيّ'</text:p>
      <text:p text:style-name="P1">Possesive form for 'يوجنو-ساخالينسك' is 'يوجنو-ساخالينسكي'</text:p>
      <text:p text:style-name="P1">Possesive form for 'يوجنو' is 'يوجنوي'</text:p>
      <text:p text:style-name="P1">Possesive form for 'يوجنو-سوخوكومسك' is 'يوجنو-سوخوكومسكي'</text:p>
      <text:p text:style-name="P1">Possesive form for 'يوجنو' is 'يوجنوي'</text:p>
      <text:p text:style-name="P1">Possesive form for 'يوجنورالسك' is 'يوجنورالسكي'</text:p>
      <text:p text:style-name="P1">Possesive form for 'يوخنوف' is 'يوخنوفي'</text:p>
      <text:p text:style-name="P1">Possesive form for 'يورغا' is 'يورغاوي'</text:p>
      <text:p text:style-name="P1">Possesive form for 'يوريوزان' is 'يوريوزاني'</text:p>
      <text:p text:style-name="P1">Possesive form for 'يورييف-بولسكي' is 'يورييف-بولسكيّ'</text:p>
      <text:p text:style-name="P1">Possesive form for 'يورييف' is 'يورييفي'</text:p>
      <text:p text:style-name="P1">Possesive form for 'يورييفيتس' is 'يورييفيتسي'</text:p>
      <text:p text:style-name="P1">Possesive form for 'يوشكار-أولا' is 'يوشكار-أولاوي'</text:p>
      <text:p text:style-name="P1">Possesive form for 'يوشكار' is 'يوشكاري'</text:p>
      <text:p text:style-name="P1">Possesive form for 'يوغورسك' is 'يوغورسكي'</text:p>
      <text:p text:style-name="P1">Possesive form for 'ييرشوف' is 'ييرشوفي'</text:p>
      <text:p text:style-name="P1">Possesive form for 'ييسك' is 'ييسكي'</text:p>
      <text:p text:style-name="P1">Possesive form for 'ييسينتوكي' is 'ييسينتوكيّ'</text:p>
      <text:p text:style-name="P1">Possesive form for 'ييغوريفسك' is 'ييغوريفسكي'</text:p>
      <text:p text:style-name="P1">Possesive form for 'ييفريموف' is 'ييفريموفي'</text:p>
      <text:p text:style-name="P1">Possesive form for 'ييكاتيرينبرغ' is 'ييكاتيرينبرغي'</text:p>
      <text:p text:style-name="P1">Possesive form for 'ييلابوغا' is 'ييلابوغاوي'</text:p>
      <text:p text:style-name="P1">Possesive form for 'ييلنيا' is 'ييلنيّ'</text:p>
      <text:p text:style-name="P1">Possesive form for 'ييليتس' is 'ييليتسي'</text:p>
      <text:p text:style-name="P1">Possesive form for 'ييليزوفو' is 'ييليزوفوي'</text:p>
      <text:p text:style-name="P1">Possesive form for 'ييمانجيلينسك' is 'ييمانجيلينسكي'</text:p>
      <text:p text:style-name="P1">Possesive form for 'ييمفا' is 'ييمفاوي'</text:p>
      <text:p text:style-name="P1">Possesive form for 'يينيسيسك' is 'يينيسيسكي'</text:p>
      <text:p text:style-name="P1">Successfully processed all 1106 Russia-روسيا.txt entries</text:p>
      <text:p text:style-name="P1">Possesive form for 'إسكتلندا' is 'إسكتلنداوي'</text:p>
      <text:p text:style-name="P1">Possesive form for 'إدنبرة' is 'إدنبري'</text:p>
      <text:p text:style-name="P1">Possesive form for 'جلاسجو' is 'جلاسجوي'</text:p>
      <text:p text:style-name="P1"><text:soft-page-break/>Possesive form for 'دندي' is 'دنديّ'</text:p>
      <text:p text:style-name="P1">Possesive form for 'لوكربي' is 'لوكربيّ'</text:p>
      <text:p text:style-name="P1">Successfully processed all 8 Scotland-إسكتلندا.txt entries</text:p>
      <text:p text:style-name="P1">Possesive form for 'صربيا' is 'صربيّ'</text:p>
      <text:p text:style-name="P1">Possesive form for 'أباتين، باكا الغربية' is 'أباتين، باكا الغربيةي'</text:p>
      <text:p text:style-name="P1">Possesive form for 'أدا، سيفيرنو-بانات' is 'أدا، سيفيرنو-باناتي'</text:p>
      <text:p text:style-name="P1">Possesive form for 'أدا، سيفيرنو' is 'أدا، سيفيرنوي'</text:p>
      <text:p text:style-name="P1">Possesive form for 'أرانديلوفاك، سوماديجا' is 'أرانديلوفاك، سوماديجاوي'</text:p>
      <text:p text:style-name="P1">Possesive form for 'أريلييه، زلاتيبور' is 'أريلييه، زلاتيبوري'</text:p>
      <text:p text:style-name="P1">Possesive form for 'أزانجا، بودونافلجي' is 'أزانجا، بودونافلجيّ'</text:p>
      <text:p text:style-name="P1">Possesive form for 'أليبونار، جوزنو-بانات' is 'أليبونار، جوزنو-باناتي'</text:p>
      <text:p text:style-name="P1">Possesive form for 'أليبونار، جوزنو' is 'أليبونار، جوزنوي'</text:p>
      <text:p text:style-name="P1">Possesive form for 'أليكساندروفاك، راسينا' is 'أليكساندروفاك، راسيناوي'</text:p>
      <text:p text:style-name="P1">Possesive form for 'أليكسيناك، نيسافا' is 'أليكسيناك، نيسافاوي'</text:p>
      <text:p text:style-name="P1">Possesive form for 'أليكسيناكي رودنيك، نيسافا' is 'أليكسيناكي رودنيك، نيسافاوي'</text:p>
      <text:p text:style-name="P1">Possesive form for 'بابوسنيكا، بيروت' is 'بابوسنيكا، بيروتي'</text:p>
      <text:p text:style-name="P1">Possesive form for 'باتش، باتشكا الجنوبية' is 'باتش، باتشكا الجنوبيةي'</text:p>
      <text:p text:style-name="P1">Possesive form for 'باتوسينا، سوماديجا' is 'باتوسينا، سوماديجاوي'</text:p>
      <text:p text:style-name="P1">Possesive form for 'باجموك، سيفيرنو-باكا' is 'باجموك، سيفيرنو-باكاوي'</text:p>
      <text:p text:style-name="P1">Possesive form for 'باجموك، سيفيرنو' is 'باجموك، سيفيرنوي'</text:p>
      <text:p text:style-name="P1">Possesive form for 'باجينا باستا، زلاتيبور' is 'باجينا باستا، زلاتيبوري'</text:p>
      <text:p text:style-name="P1">Possesive form for 'بادوفينسي، ماكفا' is 'بادوفينسي، ماكفاوي'</text:p>
      <text:p text:style-name="P1">Possesive form for 'باراجيفو، بيوغراد' is 'باراجيفو، بيوغرادي'</text:p>
      <text:p text:style-name="P1">Possesive form for 'باريك، بيوغراد' is 'باريك، بيوغرادي'</text:p>
      <text:p text:style-name="P1">Possesive form for 'بافانيستي، جوزنو-بانات' is 'بافانيستي، جوزنو-باناتي'</text:p>
      <text:p text:style-name="P1">Possesive form for 'بافانيستي، جوزنو' is 'بافانيستي، جوزنوي'</text:p>
      <text:p text:style-name="P1">Possesive form for 'باكا بالانكا، جوزنو-باكا' is 'باكا بالانكا، جوزنو-باكاوي'</text:p>
      <text:p text:style-name="P1">Possesive form for 'باكا بالانكا، جوزنو' is 'باكا بالانكا، جوزنوي'</text:p>
      <text:p text:style-name="P1">Possesive form for 'باكا توبولا، سيفيرنو-باكا' is 'باكا توبولا، سيفيرنو-باكاوي'</text:p>
      <text:p text:style-name="P1">Possesive form for 'باكا توبولا، سيفيرنو' is 'باكا توبولا، سيفيرنوي'</text:p>
      <text:p text:style-name="P1">Possesive form for 'باكو بيتروفو سيلو، جوزنو-باكا' is 'باكو بيتروفو سيلو، جوزنو-باكاوي'</text:p>
      <text:p text:style-name="P1">Possesive form for 'باكو بيتروفو سيلو، جوزنو' is 'باكو بيتروفو سيلو، جوزنوي'</text:p>
      <text:p text:style-name="P1">Possesive form for 'باكو غراديستي، جوزنو-باكا' is 'باكو غراديستي، جوزنو-باكاوي'</text:p>
      <text:p text:style-name="P1">Possesive form for 'باكو غراديستي، جوزنو' is 'باكو غراديستي، جوزنوي'</text:p>
      <text:p text:style-name="P1">Possesive form for 'باكي بيتروفاك، جوزنو-باكا' is 'باكي بيتروفاك، جوزنو-باكاوي'</text:p>
      <text:p text:style-name="P1">Possesive form for 'باكي بيتروفاك، جوزنو' is 'باكي بيتروفاك، جوزنوي'</text:p>
      <text:p text:style-name="P1">Possesive form for 'باكي جاراك، جوزنو-باكا' is 'باكي جاراك، جوزنو-باكاوي'</text:p>
      <text:p text:style-name="P1">Possesive form for 'باكي جاراك، جوزنو' is 'باكي جاراك، جوزنوي'</text:p>
      <text:p text:style-name="P1">Possesive form for 'بالجيفاك، راسكا' is 'بالجيفاك، راسكاوي'</text:p>
      <text:p text:style-name="P1">Possesive form for 'باناتسكو نوفو سيلو، جوزنو' is 'باناتسكو نوفو سيلو، جوزنوي'</text:p>
      <text:p text:style-name="P1">Possesive form for 'باناتسكي كارلوفاك، جوزنو-بانات' is 'باناتسكي كارلوفاك، جوزنو-باناتي'</text:p>
      <text:p text:style-name="P1">Possesive form for 'باناتسكي كارلوفاك، جوزنو' is 'باناتسكي كارلوفاك، جوزنوي'</text:p>
      <text:p text:style-name="P1">Possesive form for 'بانجا كوفيلجاكا، ماكفا' is 'بانجا كوفيلجاكا، ماكفاوي'</text:p>
      <text:p text:style-name="P1">Possesive form for 'برزا بالانكا، سينترال سيربيا' is 'برزا بالانكا، سينترال سيربيّ'</text:p>
      <text:p text:style-name="P1">Possesive form for 'برزي برود، سينترال سيربيا' is 'برزي برود، سينترال سيربيّ'</text:p>
      <text:p text:style-name="P1">Possesive form for 'بروس، سينترال سيربيا' is 'بروس، سينترال سيربيّ'</text:p>
      <text:p text:style-name="P1">Possesive form for 'بلاسي، سينترال سيربيا' is 'بلاسي، سينترال سيربيّ'</text:p>
      <text:p text:style-name="P1">Possesive form for 'بلغراد' is 'بلغرادي'</text:p>
      <text:p text:style-name="P1"><text:soft-page-break/>Possesive form for 'بوجانوفاك، سينترال سيربيا' is 'بوجانوفاك، سينترال سيربيّ'</text:p>
      <text:p text:style-name="P1">Possesive form for 'بور، سينترال سيربيا' is 'بور، سينترال سيربيّ'</text:p>
      <text:p text:style-name="P1">Possesive form for 'بوركا، سينترال سيربيا' is 'بوركا، سينترال سيربيّ'</text:p>
      <text:p text:style-name="P1">Possesive form for 'بوسيليغراد، سينترال سيربيا' is 'بوسيليغراد، سينترال سيربيّ'</text:p>
      <text:p text:style-name="P1">Possesive form for 'بوغاتيك، سينترال سيربيا' is 'بوغاتيك، سينترال سيربيّ'</text:p>
      <text:p text:style-name="P1">Possesive form for 'بوغوفينا، سينترال سيربيا' is 'بوغوفينا، سينترال سيربيّ'</text:p>
      <text:p text:style-name="P1">Possesive form for 'بولجيفاك، سينترال سيربيا' is 'بولجيفاك، سينترال سيربيّ'</text:p>
      <text:p text:style-name="P1">Possesive form for 'بوليك، سينترال سيربيا' is 'بوليك، سينترال سيربيّ'</text:p>
      <text:p text:style-name="P1">Possesive form for 'بيزدان، زابادنو-باكا' is 'بيزدان، زابادنو-باكاوي'</text:p>
      <text:p text:style-name="P1">Possesive form for 'بيزدان، زابادنو' is 'بيزدان، زابادنوي'</text:p>
      <text:p text:style-name="P1">Possesive form for 'بيسكا، سريم' is 'بيسكا، سريمي'</text:p>
      <text:p text:style-name="P1">Possesive form for 'بيسيج، جوزنو-باكا' is 'بيسيج، جوزنو-باكاوي'</text:p>
      <text:p text:style-name="P1">Possesive form for 'بيسيج، جوزنو' is 'بيسيج، جوزنوي'</text:p>
      <text:p text:style-name="P1">Possesive form for 'بيلا بالانكا، بيروت' is 'بيلا بالانكا، بيروتي'</text:p>
      <text:p text:style-name="P1">Possesive form for 'بيلا كركفا، جوزنو-بانات' is 'بيلا كركفا، جوزنو-باناتي'</text:p>
      <text:p text:style-name="P1">Possesive form for 'بيلا كركفا، جوزنو' is 'بيلا كركفا، جوزنوي'</text:p>
      <text:p text:style-name="P1">Possesive form for 'بيلغرادي، بيوغراد' is 'بيلغرادي، بيوغرادي'</text:p>
      <text:p text:style-name="P1">Possesive form for 'بيلي بوتوك، بيوغراد' is 'بيلي بوتوك، بيوغرادي'</text:p>
      <text:p text:style-name="P1">Possesive form for 'بيوسين، جوزنو-باكا' is 'بيوسين، جوزنو-باكاوي'</text:p>
      <text:p text:style-name="P1">Possesive form for 'بيوسين، جوزنو' is 'بيوسين، جوزنوي'</text:p>
      <text:p text:style-name="P1">Possesive form for 'تشاتشاك' is 'تشاتشاكي'</text:p>
      <text:p text:style-name="P1">Possesive form for 'دوبانوفسي، كاردزالي' is 'دوبانوفسي، كاردزاليّ'</text:p>
      <text:p text:style-name="P1">Possesive form for 'دوبوفويي، نيسافا' is 'دوبوفويي، نيسافاوي'</text:p>
      <text:p text:style-name="P1">Possesive form for 'دورديفو، جوزنو-باكا' is 'دورديفو، جوزنو-باكاوي'</text:p>
      <text:p text:style-name="P1">Possesive form for 'دورديفو، جوزنو' is 'دورديفو، جوزنوي'</text:p>
      <text:p text:style-name="P1">Possesive form for 'دوروغينو، بيوغراد' is 'دوروغينو، بيوغرادي'</text:p>
      <text:p text:style-name="P1">Possesive form for 'دولوفو، كجوستينديل' is 'دولوفو، كجوستينديلي'</text:p>
      <text:p text:style-name="P1">Possesive form for 'دونجا فريزينا، بار' is 'دونجا فريزينا، باري'</text:p>
      <text:p text:style-name="P1">Possesive form for 'دونجي كومرين، تيرنوبيلسكا' is 'دونجي كومرين، تيرنوبيلسكاوي'</text:p>
      <text:p text:style-name="P1">Possesive form for 'دونجي ميلانوفاك، تولا' is 'دونجي ميلانوفاك، تولاوي'</text:p>
      <text:p text:style-name="P1">Possesive form for 'ديسبوتوفاك، بومورافلجي' is 'ديسبوتوفاك، بومورافلجيّ'</text:p>
      <text:p text:style-name="P1">Possesive form for 'ديفيتي ماج، نيسافا' is 'ديفيتي ماج، نيسافاوي'</text:p>
      <text:p text:style-name="P1">Possesive form for 'ديميتروفغراد، بيروت' is 'ديميتروفغراد، بيروتي'</text:p>
      <text:p text:style-name="P1">Possesive form for 'زابالج، جوزنو-باكا' is 'زابالج، جوزنو-باكاوي'</text:p>
      <text:p text:style-name="P1">Possesive form for 'زابالج، جوزنو' is 'زابالج، جوزنوي'</text:p>
      <text:p text:style-name="P1">Possesive form for 'زاجيكار، زاجيكار' is 'زاجيكار، زاجيكاري'</text:p>
      <text:p text:style-name="P1">Possesive form for 'زفيكا، بيوغراد' is 'زفيكا، بيوغرادي'</text:p>
      <text:p text:style-name="P1">Possesive form for 'زلاتيبور، زلاتيبور' is 'زلاتيبور، زلاتيبوري'</text:p>
      <text:p text:style-name="P1">Possesive form for 'زيتيستي، سريدنجي-بانات' is 'زيتيستي، سريدنجي-باناتي'</text:p>
      <text:p text:style-name="P1">Possesive form for 'زيتيستي، سريدنجي' is 'زيتيستي، سريدنجيّ'</text:p>
      <text:p text:style-name="P1">Possesive form for 'غرديليكا، جابلانيكا' is 'غرديليكا، جابلانيكاوي'</text:p>
      <text:p text:style-name="P1">Possesive form for 'غروكا، بيوغراد' is 'غروكا، بيوغرادي'</text:p>
      <text:p text:style-name="P1">Possesive form for 'غورنجي ميلانوفاك، مورافيكا' is 'غورنجي ميلانوفاك، مورافيكاوي'</text:p>
      <text:p text:style-name="P1">Possesive form for 'غوكا، مورافيكا' is 'غوكا، مورافيكاوي'</text:p>
      <text:p text:style-name="P1">Possesive form for 'غولوبينسي، سريم' is 'غولوبينسي، سريمي'</text:p>
      <text:p text:style-name="P1">Possesive form for 'فالجيفو ' is 'فالجيفو ي'</text:p>
      <text:p text:style-name="P1">Possesive form for 'فرانجسكا بانجا، بسينجا' is 'فرانجسكا بانجا، بسينجاوي'</text:p>
      <text:p text:style-name="P1">Possesive form for 'فرانجي، بسينجا' is 'فرانجي، بسينجاوي'</text:p>
      <text:p text:style-name="P1"><text:soft-page-break/>Possesive form for 'فرباس، جوزنو-باكا' is 'فرباس، جوزنو-باكاوي'</text:p>
      <text:p text:style-name="P1">Possesive form for 'فرباس، جوزنو' is 'فرباس، جوزنوي'</text:p>
      <text:p text:style-name="P1">Possesive form for 'فرساك، جوزنو-بانات' is 'فرساك، جوزنو-باناتي'</text:p>
      <text:p text:style-name="P1">Possesive form for 'فرساك، جوزنو' is 'فرساك، جوزنوي'</text:p>
      <text:p text:style-name="P1">Possesive form for 'فرسين، بيوغراد' is 'فرسين، بيوغرادي'</text:p>
      <text:p text:style-name="P1">Possesive form for 'فرنجاكا بانجا، راسكا' is 'فرنجاكا بانجا، راسكاوي'</text:p>
      <text:p text:style-name="P1">Possesive form for 'فلاديسين هان، بسينجا' is 'فلاديسين هان، بسينجاوي'</text:p>
      <text:p text:style-name="P1">Possesive form for 'فلاسوتينسي، جابلانيكا' is 'فلاسوتينسي، جابلانيكاوي'</text:p>
      <text:p text:style-name="P1">Possesive form for 'فوجكا، سريم' is 'فوجكا، سريمي'</text:p>
      <text:p text:style-name="P1">Possesive form for 'فوكجي، جابلانيكا' is 'فوكجي، جابلانيكاوي'</text:p>
      <text:p text:style-name="P1">Possesive form for 'فويفودينا' is 'فويفوديناوي'</text:p>
      <text:p text:style-name="P1">Possesive form for 'فيتيرنيك ' is 'فيتيرنيك ي'</text:p>
      <text:p text:style-name="P1">Possesive form for 'فيليكا بلانا، بودونافلجي' is 'فيليكا بلانا، بودونافلجيّ'</text:p>
      <text:p text:style-name="P1">Possesive form for 'فيليكو غراديستي، برانيسيفو' is 'فيليكو غراديستي، برانيسيفوي'</text:p>
      <text:p text:style-name="P1">Possesive form for 'فيليكي ترنوفاك، بسينجا' is 'فيليكي ترنوفاك، بسينجاوي'</text:p>
      <text:p text:style-name="P1">Possesive form for 'فيليكي كرلجيني، بيوغراد' is 'فيليكي كرلجيني، بيوغرادي'</text:p>
      <text:p text:style-name="P1">Possesive form for 'فينتشا، بلغراد' is 'فينتشا، بلغرادي'</text:p>
      <text:p text:style-name="P1">Possesive form for 'كراغوييفاتش' is 'كراغوييفاتشي'</text:p>
      <text:p text:style-name="P1">Possesive form for 'ماتشفانسكا ميتروفيكا' is 'ماتشفانسكا ميتروفيكاوي'</text:p>
      <text:p text:style-name="P1">Possesive form for 'مدن صربيا' is 'مدن صربيّ'</text:p>
      <text:p text:style-name="P1">Possesive form for 'نوفي ساد' is 'نوفي سادي'</text:p>
      <text:p text:style-name="P1">Possesive form for 'يسكوفاتش' is 'يسكوفاتشي'</text:p>
      <text:p text:style-name="P1">Successfully processed all 107 Serbia-صربيا.txt entries</text:p>
      <text:p text:style-name="P1">Possesive form for 'سلوفاكيا' is 'سلوفاكيّ'</text:p>
      <text:p text:style-name="P1">Possesive form for 'براتيسلافا' is 'براتيسلافاوي'</text:p>
      <text:p text:style-name="P1">Possesive form for 'بيرنولاكوفو' is 'بيرنولاكوفوي'</text:p>
      <text:p text:style-name="P1">Possesive form for 'ترنافا' is 'ترنافاوي'</text:p>
      <text:p text:style-name="P1">Possesive form for 'ترنشين' is 'ترنشيني'</text:p>
      <text:p text:style-name="P1">Possesive form for 'زيلينا' is 'زيليناوي'</text:p>
      <text:p text:style-name="P1">Possesive form for 'كوشيتسه' is 'كوشيتسهي'</text:p>
      <text:p text:style-name="P1">Possesive form for 'كومارنو' is 'كومارنوي'</text:p>
      <text:p text:style-name="P1">Possesive form for 'مارتن' is 'مارتني'</text:p>
      <text:p text:style-name="P1">Possesive form for 'نيترا' is 'نيتراوي'</text:p>
      <text:p text:style-name="P1">Successfully processed all 17 Slovakia-سلوفاكيا.txt entries</text:p>
      <text:p text:style-name="P1">Possesive form for 'سلوفينيا' is 'سلوفينيّ'</text:p>
      <text:p text:style-name="P1">Possesive form for 'ليوبليانا' is 'ليوبلياناوي'</text:p>
      <text:p text:style-name="P1">Successfully processed all 2 Slovenia-سلوفينيا.txt entries</text:p>
      <text:p text:style-name="P1">Possesive form for 'إسبانيا' is 'إسبانيّ'</text:p>
      <text:p text:style-name="P1">Possesive form for 'آرنخويث' is 'آرنخويثي'</text:p>
      <text:p text:style-name="P1">Possesive form for 'أرشذونة' is 'أرشذوني'</text:p>
      <text:p text:style-name="P1">Possesive form for 'أشونة' is 'أشوني'</text:p>
      <text:p text:style-name="P1">Possesive form for 'أقليش' is 'أقليشي'</text:p>
      <text:p text:style-name="P1">Possesive form for 'أنتقيرة' is 'أنتقيري'</text:p>
      <text:p text:style-name="P1">Possesive form for 'أنيورا' is 'أنيوراوي'</text:p>
      <text:p text:style-name="P1">Possesive form for 'إستجة' is 'إستجي'</text:p>
      <text:p text:style-name="P1">Possesive form for 'إشبيلية' is 'إشبيليةي'</text:p>
      <text:p text:style-name="P1">Possesive form for 'إل بويرتو دي سانتا ماريا' is 'إل بويرتو دي سانتا ماريّ'</text:p>
      <text:p text:style-name="P1">Possesive form for 'آبلة' is 'آبلي'</text:p>
      <text:p text:style-name="P1"><text:soft-page-break/>Possesive form for 'بسيط' is 'بسيطي'</text:p>
      <text:p text:style-name="P1">Possesive form for 'إلش' is 'إلشي'</text:p>
      <text:p text:style-name="P1">Possesive form for 'قليعة ' is 'قليعة ي'</text:p>
      <text:p text:style-name="P1">Possesive form for 'منصورة ' is 'منصورة ي'</text:p>
      <text:p text:style-name="P1">Possesive form for 'منكب ' is 'منكب ي'</text:p>
      <text:p text:style-name="P1">Possesive form for 'يسانة' is 'يساني'</text:p>
      <text:p text:style-name="P1">Possesive form for 'أوفييدو' is 'أوفييدوي'</text:p>
      <text:p text:style-name="P1">Possesive form for 'بالما دي مايوركا' is 'بالما دي مايوركاوي'</text:p>
      <text:p text:style-name="P1">Possesive form for 'بالنثيا' is 'بالنثيّ'</text:p>
      <text:p text:style-name="P1">Possesive form for 'ببشتر' is 'ببشتري'</text:p>
      <text:p text:style-name="P1">Possesive form for 'بلباو' is 'بلباوي'</text:p>
      <text:p text:style-name="P1">Possesive form for 'بلد الوليد' is 'بلد الوليدي'</text:p>
      <text:p text:style-name="P1">Possesive form for 'بلنسية' is 'بلنسيةي'</text:p>
      <text:p text:style-name="P1">Possesive form for 'بنبلونة' is 'بنبلوني'</text:p>
      <text:p text:style-name="P1">Possesive form for 'بيانة' is 'بياني'</text:p>
      <text:p text:style-name="P1">Possesive form for 'تطيلة' is 'تطيلي'</text:p>
      <text:p text:style-name="P1">Possesive form for 'تيروال' is 'تيروالي'</text:p>
      <text:p text:style-name="P1">Possesive form for 'جبل العيون' is 'جبل العيوني'</text:p>
      <text:p text:style-name="P1">Possesive form for 'جرندة' is 'جرندي'</text:p>
      <text:p text:style-name="P1">Possesive form for 'جيان ' is 'جيان ي'</text:p>
      <text:p text:style-name="P1">Possesive form for 'حصن القصر' is 'حصن القصري'</text:p>
      <text:p text:style-name="P1">Possesive form for 'خيخون' is 'خيخوني'</text:p>
      <text:p text:style-name="P1">Possesive form for 'دشمة' is 'دشمي'</text:p>
      <text:p text:style-name="P1">Possesive form for 'رندة' is 'رندي'</text:p>
      <text:p text:style-name="P1">Possesive form for 'ساغونتو' is 'ساغونتوي'</text:p>
      <text:p text:style-name="P1">Possesive form for 'سان سباستيان' is 'سان سباستياني'</text:p>
      <text:p text:style-name="P1">Possesive form for 'سان فرناندو، قادس' is 'سان فرناندو، قادسي'</text:p>
      <text:p text:style-name="P1">Possesive form for 'سانت فيليو غويكسولز' is 'سانت فيليو غويكسولزي'</text:p>
      <text:p text:style-name="P1">Possesive form for 'سانتا كروس دي تينيريفه' is 'سانتا كروس دي تينيريفهي'</text:p>
      <text:p text:style-name="P1">Possesive form for 'سانتاندير' is 'سانتانديري'</text:p>
      <text:p text:style-name="P1">Possesive form for 'سبتة' is 'سبتي'</text:p>
      <text:p text:style-name="P1">Possesive form for 'سرقسطة' is 'سرقسطي'</text:p>
      <text:p text:style-name="P1">Possesive form for 'سمورة' is 'سموري'</text:p>
      <text:p text:style-name="P1">Possesive form for 'سيوداد ريال' is 'سيوداد ريالي'</text:p>
      <text:p text:style-name="P1">Possesive form for 'شاطبة' is 'شاطبي'</text:p>
      <text:p text:style-name="P1">Possesive form for 'شذونة' is 'شذوني'</text:p>
      <text:p text:style-name="P1">Possesive form for 'شريش' is 'شريشي'</text:p>
      <text:p text:style-name="P1">Possesive form for 'شقوبية' is 'شقوبيةي'</text:p>
      <text:p text:style-name="P1">Possesive form for 'شلمنقة' is 'شلمنقي'</text:p>
      <text:p text:style-name="P1">Possesive form for 'شلوبينية' is 'شلوبينيةي'</text:p>
      <text:p text:style-name="P1">Possesive form for 'طركونة' is 'طركوني'</text:p>
      <text:p text:style-name="P1">Possesive form for 'طلبيرة' is 'طلبيري'</text:p>
      <text:p text:style-name="P1">Possesive form for 'طليطلة' is 'طليطلي'</text:p>
      <text:p text:style-name="P1">Possesive form for 'غرناطة' is 'غرناطي'</text:p>
      <text:p text:style-name="P1">Possesive form for 'فايادوليذ' is 'فايادوليذي'</text:p>
      <text:p text:style-name="P1">Possesive form for 'فيغو' is 'فيغوي'</text:p>
      <text:p text:style-name="P1">Possesive form for 'قادس' is 'قادسي'</text:p>
      <text:p text:style-name="P1">Possesive form for 'قبرة ' is 'قبرة ي'</text:p>
      <text:p text:style-name="P1"><text:soft-page-break/>Possesive form for 'قرطاجنة، إسبانيا' is 'قرطاجنة، إسبانيّ'</text:p>
      <text:p text:style-name="P1">Possesive form for 'قرمونة' is 'قرموني'</text:p>
      <text:p text:style-name="P1">Possesive form for 'قصرش' is 'قصرشي'</text:p>
      <text:p text:style-name="P1">Possesive form for 'قطنيانة' is 'قطنياني'</text:p>
      <text:p text:style-name="P1">Possesive form for 'قلسانة' is 'قلساني'</text:p>
      <text:p text:style-name="P1">Possesive form for 'كاستيلون دي لا بلانا' is 'كاستيلون دي لا بلاناوي'</text:p>
      <text:p text:style-name="P1">Possesive form for 'لاردة' is 'لاردي'</text:p>
      <text:p text:style-name="P1">Possesive form for 'لاس بالماس دي جران كناريا' is 'لاس بالماس دي جران كناريّ'</text:p>
      <text:p text:style-name="P1">Possesive form for 'لبلة' is 'لبلي'</text:p>
      <text:p text:style-name="P1">Possesive form for 'لورة' is 'لوري'</text:p>
      <text:p text:style-name="P1">Possesive form for 'ليون ' is 'ليون ي'</text:p>
      <text:p text:style-name="P1">Possesive form for 'ماربيا' is 'ماربيّ'</text:p>
      <text:p text:style-name="P1">Possesive form for 'مالقة ' is 'مالقة ي'</text:p>
      <text:p text:style-name="P1">Possesive form for 'مدلين ' is 'مدلين ي'</text:p>
      <text:p text:style-name="P1">Possesive form for 'مرسية' is 'مرسيةي'</text:p>
      <text:p text:style-name="P1">Possesive form for 'مليلية' is 'مليليةي'</text:p>
      <text:p text:style-name="P1">Possesive form for 'وادي آش' is 'وادي آشي'</text:p>
      <text:p text:style-name="P1">Possesive form for 'وشقة' is 'وشقي'</text:p>
      <text:p text:style-name="P1">Possesive form for 'ولبة' is 'ولبي'</text:p>
      <text:p text:style-name="P1">Possesive form for 'يانبة' is 'يانبي'</text:p>
      <text:p text:style-name="P1">Successfully processed all 101 Spain-إسبانيا.txt entries</text:p>
      <text:p text:style-name="P1">Possesive form for 'سويد' is 'سويدي'</text:p>
      <text:p text:style-name="P1">Possesive form for 'أوبسالا' is 'أوبسالاوي'</text:p>
      <text:p text:style-name="P1">Possesive form for 'أوربرو' is 'أوربروي'</text:p>
      <text:p text:style-name="P1">Possesive form for 'اوميو' is 'اوميوي'</text:p>
      <text:p text:style-name="P1">Possesive form for 'ستوكهولم' is 'ستوكهولمي'</text:p>
      <text:p text:style-name="P1">Possesive form for 'غوتنبرغ' is 'غوتنبرغي'</text:p>
      <text:p text:style-name="P1">Possesive form for 'فادستينة' is 'فادستيني'</text:p>
      <text:p text:style-name="P1">Possesive form for 'فالديمارشفيك' is 'فالديمارشفيكي'</text:p>
      <text:p text:style-name="P1">Possesive form for 'كارلس تاد' is 'كارلس تادي'</text:p>
      <text:p text:style-name="P1">Possesive form for 'كارلس كوغا' is 'كارلس كوغاوي'</text:p>
      <text:p text:style-name="P1">Possesive form for 'لوند' is 'لوندي'</text:p>
      <text:p text:style-name="P1">Possesive form for 'مالمو' is 'مالموي'</text:p>
      <text:p text:style-name="P1">Possesive form for 'نورشوبينغ' is 'نورشوبينغي'</text:p>
      <text:p text:style-name="P1">Possesive form for 'هوسكفارنا' is 'هوسكفارناوي'</text:p>
      <text:p text:style-name="P1">Possesive form for 'يافله' is 'يافلهي'</text:p>
      <text:p text:style-name="P1">Possesive form for 'يونشوبينغ' is 'يونشوبينغي'</text:p>
      <text:p text:style-name="P1">Successfully processed all 26 Sweden-السويد.txt entries</text:p>
      <text:p text:style-name="P1">Possesive form for 'سويسرا' is 'سويسراوي'</text:p>
      <text:p text:style-name="P1">Possesive form for 'أوبرويل' is 'أوبرويلي'</text:p>
      <text:p text:style-name="P1">Possesive form for 'إيرلاش' is 'إيرلاشي'</text:p>
      <text:p text:style-name="P1">Possesive form for 'بازل' is 'بازلي'</text:p>
      <text:p text:style-name="P1">Possesive form for 'برن' is 'برني'</text:p>
      <text:p text:style-name="P1">Possesive form for 'جنيف' is 'جنيفي'</text:p>
      <text:p text:style-name="P1">Possesive form for 'خور ' is 'خور ي'</text:p>
      <text:p text:style-name="P1">Possesive form for 'دافوس' is 'دافوسي'</text:p>
      <text:p text:style-name="P1">Possesive form for 'زيرمات' is 'زيرماتي'</text:p>
      <text:p text:style-name="P1">Possesive form for 'زيورخ' is 'زيورخي'</text:p>
      <text:p text:style-name="P1"><text:soft-page-break/>Possesive form for 'كوليكن' is 'كوليكني'</text:p>
      <text:p text:style-name="P1">Possesive form for 'كياسو' is 'كياسوي'</text:p>
      <text:p text:style-name="P1">Possesive form for 'لوزان' is 'لوزاني'</text:p>
      <text:p text:style-name="P1">Possesive form for 'لوغانو' is 'لوغانوي'</text:p>
      <text:p text:style-name="P1">Possesive form for 'مونترو' is 'مونتروي'</text:p>
      <text:p text:style-name="P1">Successfully processed all 25 Switzerland-سويسرا.txt entries</text:p>
      <text:p text:style-name="P1">Possesive form for 'أوكرانيا' is 'أوكرانيّ'</text:p>
      <text:p text:style-name="P1">Possesive form for 'أبوستولوفي، دنيبروبيتروفسكا' is 'أبوستولوفي، دنيبروبيتروفسكاوي'</text:p>
      <text:p text:style-name="P1">Possesive form for 'أدزهامكا، كيروفوهرادسكا' is 'أدزهامكا، كيروفوهرادسكاوي'</text:p>
      <text:p text:style-name="P1">Possesive form for 'أربوزينكا، ميكولاييفسكا' is 'أربوزينكا، ميكولاييفسكاوي'</text:p>
      <text:p text:style-name="P1">Possesive form for 'أرتسيز، أوديسكا' is 'أرتسيز، أوديسكاوي'</text:p>
      <text:p text:style-name="P1">Possesive form for 'أرتيموفي، دونيتسكا' is 'أرتيموفي، دونيتسكاوي'</text:p>
      <text:p text:style-name="P1">Possesive form for 'أرتيميفسك، لوهانسكا' is 'أرتيميفسك، لوهانسكاوي'</text:p>
      <text:p text:style-name="P1">Possesive form for 'أرتيميفكا، بولتافسكا' is 'أرتيميفكا، بولتافسكاوي'</text:p>
      <text:p text:style-name="P1">Possesive form for 'أرتيوموفسك، دونيتسكا' is 'أرتيوموفسك، دونيتسكاوي'</text:p>
      <text:p text:style-name="P1">Possesive form for 'أركانهيلسكي، كيرسونسكا' is 'أركانهيلسكي، كيرسونسكاوي'</text:p>
      <text:p text:style-name="P1">Possesive form for 'أرميانسك، كريم' is 'أرميانسك، كريمي'</text:p>
      <text:p text:style-name="P1">Possesive form for 'أزوفسكي، كريم' is 'أزوفسكي، كريمي'</text:p>
      <text:p text:style-name="P1">Possesive form for 'أسكانييا-نوفا، كيرسونسكا' is 'أسكانييا-نوفا، كيرسونسكاوي'</text:p>
      <text:p text:style-name="P1">Possesive form for 'أسكانييا' is 'أسكانييّ'</text:p>
      <text:p text:style-name="P1">Possesive form for 'أفانهارد، أوديسكا' is 'أفانهارد، أوديسكاوي'</text:p>
      <text:p text:style-name="P1">Possesive form for 'أفديييفكا، دونيتسكا' is 'أفديييفكا، دونيتسكاوي'</text:p>
      <text:p text:style-name="P1">Possesive form for 'ألتشيفسك، لوهانسكا' is 'ألتشيفسك، لوهانسكاوي'</text:p>
      <text:p text:style-name="P1">Possesive form for 'ألمازنا، لوهانسكا' is 'ألمازنا، لوهانسكاوي'</text:p>
      <text:p text:style-name="P1">Possesive form for 'ألوبكا، كريم' is 'ألوبكا، كريمي'</text:p>
      <text:p text:style-name="P1">Possesive form for 'ألوشتا، كريم' is 'ألوشتا، كريمي'</text:p>
      <text:p text:style-name="P1">Possesive form for 'أمفروسيييفكا، دونيتسكا' is 'أمفروسيييفكا، دونيتسكاوي'</text:p>
      <text:p text:style-name="P1">Possesive form for 'أنانييف، أوديسكا' is 'أنانييف، أوديسكاوي'</text:p>
      <text:p text:style-name="P1">Possesive form for 'أنتراتسيت، لوهانسكا' is 'أنتراتسيت، لوهانسكاوي'</text:p>
      <text:p text:style-name="P1">Possesive form for 'أنتونيفكا، كيرسونسكا' is 'أنتونيفكا، كيرسونسكاوي'</text:p>
      <text:p text:style-name="P1">Possesive form for 'أنتونيني، كميلنيتسكا' is 'أنتونيني، كميلنيتسكاوي'</text:p>
      <text:p text:style-name="P1">Possesive form for 'أندروشيفكا، زهيتوميرسكا' is 'أندروشيفكا، زهيتوميرسكاوي'</text:p>
      <text:p text:style-name="P1">Possesive form for 'أندريييفكا، دونيتسكا' is 'أندريييفكا، دونيتسكاوي'</text:p>
      <text:p text:style-name="P1">Possesive form for 'أندريييفكا، زابوريزكا' is 'أندريييفكا، زابوريزكاوي'</text:p>
      <text:p text:style-name="P1">Possesive form for 'أندريييفكا، كاركيفسكا' is 'أندريييفكا، كاركيفسكاوي'</text:p>
      <text:p text:style-name="P1">Possesive form for 'أهرارني، كريم' is 'أهرارني، كريمي'</text:p>
      <text:p text:style-name="P1">Possesive form for 'أهرونوميتشني، فينيتسكا' is 'أهرونوميتشني، فينيتسكاوي'</text:p>
      <text:p text:style-name="P1">Possesive form for 'أوديسا ' is 'أوديسا ي'</text:p>
      <text:p text:style-name="P1">Possesive form for 'أولي، دنيبروبيتروفسكا' is 'أولي، دنيبروبيتروفسكاوي'</text:p>
      <text:p text:style-name="P1">Possesive form for 'أيروفلوتسكي، كريم' is 'أيروفلوتسكي، كريمي'</text:p>
      <text:p text:style-name="P1">Possesive form for 'إسخار، محافظة خاركوف' is 'إسخار، محافظة خاركوفي'</text:p>
      <text:p text:style-name="P1">Possesive form for 'إنهيلسوفي، لوهانسكا' is 'إنهيلسوفي، لوهانسكاوي'</text:p>
      <text:p text:style-name="P1">Possesive form for 'إنيرهودار، زابوريزكا' is 'إنيرهودار، زابوريزكاوي'</text:p>
      <text:p text:style-name="P1">Possesive form for 'بابانكا، تشيركاسكا' is 'بابانكا، تشيركاسكاوي'</text:p>
      <text:p text:style-name="P1">Possesive form for 'بابايي، كاركيفسكا' is 'بابايي، كاركيفسكاوي'</text:p>
      <text:p text:style-name="P1">Possesive form for 'بابينتسي، كيييفسكا' is 'بابينتسي، كيييفسكاوي'</text:p>
      <text:p text:style-name="P1">Possesive form for 'باتورين، تشيرنيهيفسكا' is 'باتورين، تشيرنيهيفسكاوي'</text:p>
      <text:p text:style-name="P1">Possesive form for 'باتوفو، زاكارباتسكا' is 'باتوفو، زاكارباتسكاوي'</text:p>
      <text:p text:style-name="P1"><text:soft-page-break/>Possesive form for 'بار، فينيتسكا' is 'بار، فينيتسكاوي'</text:p>
      <text:p text:style-name="P1">Possesive form for 'بارانيفكا، زهيتوميرسكا' is 'بارانيفكا، زهيتوميرسكاوي'</text:p>
      <text:p text:style-name="P1">Possesive form for 'بارفينكوفي، كاركيفسكا' is 'بارفينكوفي، كاركيفسكاوي'</text:p>
      <text:p text:style-name="P1">Possesive form for 'باريشيفكا، كيييفسكا' is 'باريشيفكا، كيييفسكاوي'</text:p>
      <text:p text:style-name="P1">Possesive form for 'بازالييا، كميلنيتسكا' is 'بازالييا، كميلنيتسكاوي'</text:p>
      <text:p text:style-name="P1">Possesive form for 'باشتانكا، ميكولاييفسكا' is 'باشتانكا، ميكولاييفسكاوي'</text:p>
      <text:p text:style-name="P1">Possesive form for 'باكتشيساراي، كريم' is 'باكتشيساراي، كريمي'</text:p>
      <text:p text:style-name="P1">Possesive form for 'باكماتش، تشيرنيهيفسكا' is 'باكماتش، تشيرنيهيفسكاوي'</text:p>
      <text:p text:style-name="P1">Possesive form for 'بالابيني، زابوريزكا' is 'بالابيني، زابوريزكاوي'</text:p>
      <text:p text:style-name="P1">Possesive form for 'بالاكلييا، تشيركاسكا' is 'بالاكلييا، تشيركاسكاوي'</text:p>
      <text:p text:style-name="P1">Possesive form for 'بالاكلييا، كاركيفسكا' is 'بالاكلييا، كاركيفسكاوي'</text:p>
      <text:p text:style-name="P1">Possesive form for 'بالاكيفكا، كيروفوهرادسكا' is 'بالاكيفكا، كيروفوهرادسكاوي'</text:p>
      <text:p text:style-name="P1">Possesive form for 'بالانيفكا، فينيتسكا' is 'بالانيفكا، فينيتسكاوي'</text:p>
      <text:p text:style-name="P1">Possesive form for 'بالتا، أوديسكا' is 'بالتا، أوديسكاوي'</text:p>
      <text:p text:style-name="P1">Possesive form for 'بالكي، زابوريزكا' is 'بالكي، زابوريزكاوي'</text:p>
      <text:p text:style-name="P1">Possesive form for 'بانيليف' is 'بانيليفي'</text:p>
      <text:p text:style-name="P1">Possesive form for 'بانيليف، تشيرنيفيتسكا' is 'بانيليف، تشيرنيفيتسكاوي'</text:p>
      <text:p text:style-name="P1">Possesive form for 'باهاتي، أوديسكا' is 'باهاتي، أوديسكاوي'</text:p>
      <text:p text:style-name="P1">Possesive form for 'باهيروفي، كريم' is 'باهيروفي، كريمي'</text:p>
      <text:p text:style-name="P1">Possesive form for 'بايراتشكي، لوهانسكا' is 'بايراتشكي، لوهانسكاوي'</text:p>
      <text:p text:style-name="P1">Possesive form for 'براتسكي، ميكولاييفسكا' is 'براتسكي، ميكولاييفسكاوي'</text:p>
      <text:p text:style-name="P1">Possesive form for 'براتسلاف، فينيتسكا' is 'براتسلاف، فينيتسكاوي'</text:p>
      <text:p text:style-name="P1">Possesive form for 'برازهيني، دونيتسكا' is 'برازهيني، دونيتسكاوي'</text:p>
      <text:p text:style-name="P1">Possesive form for 'براهينيفكا، دنيبروبيتروفسكا' is 'براهينيفكا، دنيبروبيتروفسكاوي'</text:p>
      <text:p text:style-name="P1">Possesive form for 'براييليف، فينيتسكا' is 'براييليف، فينيتسكاوي'</text:p>
      <text:p text:style-name="P1">Possesive form for 'برودي، لفيفسكا' is 'برودي، لفيفسكاوي'</text:p>
      <text:p text:style-name="P1">Possesive form for 'بروديتسكي، فينيتسكا' is 'بروديتسكي، فينيتسكاوي'</text:p>
      <text:p text:style-name="P1">Possesive form for 'بروسكا، أوديسكا' is 'بروسكا، أوديسكاوي'</text:p>
      <text:p text:style-name="P1">Possesive form for 'بروسيليف، زهيتوميرسكا' is 'بروسيليف، زهيتوميرسكاوي'</text:p>
      <text:p text:style-name="P1">Possesive form for 'بروشنيف' is 'بروشنيفي'</text:p>
      <text:p text:style-name="P1">Possesive form for 'بروفاري، كيييفسكا' is 'بروفاري، كيييفسكاوي'</text:p>
      <text:p text:style-name="P1">Possesive form for 'بريانكا، لوهانسكا' is 'بريانكا، لوهانسكاوي'</text:p>
      <text:p text:style-name="P1">Possesive form for 'بريليفكا، كيرسونسكا' is 'بريليفكا، كيرسونسكاوي'</text:p>
      <text:p text:style-name="P1">Possesive form for 'بريوكوفيتشي، لفيفسكا' is 'بريوكوفيتشي، لفيفسكاوي'</text:p>
      <text:p text:style-name="P1">Possesive form for 'بلاغوداتنويي، دونيتس كا' is 'بلاغوداتنويي، دونيتس كاوي'</text:p>
      <text:p text:style-name="P1">Possesive form for 'بلاهوداتني، دونيتس كا' is 'بلاهوداتني، دونيتس كاوي'</text:p>
      <text:p text:style-name="P1">Possesive form for 'بليزنيوكي، كاركيفسكا' is 'بليزنيوكي، كاركيفسكاوي'</text:p>
      <text:p text:style-name="P1">Possesive form for 'بوبروفيتسيا، تشيرنيهيفسكا' is 'بوبروفيتسيا، تشيرنيهيفسكاوي'</text:p>
      <text:p text:style-name="P1">Possesive form for 'بوبرينيتس، كيروفوهرادسكا' is 'بوبرينيتس، كيروفوهرادسكاوي'</text:p>
      <text:p text:style-name="P1">Possesive form for 'بوتشا، كيييفسكا' is 'بوتشا، كيييفسكاوي'</text:p>
      <text:p text:style-name="P1">Possesive form for 'بوتشاتش، تيرنوبيلسكا' is 'بوتشاتش، تيرنوبيلسكاوي'</text:p>
      <text:p text:style-name="P1">Possesive form for 'بوتشماني، زهيتوميرسكا' is 'بوتشماني، زهيتوميرسكاوي'</text:p>
      <text:p text:style-name="P1">Possesive form for 'بودي، كاركيفسكا' is 'بودي، كاركيفسكاوي'</text:p>
      <text:p text:style-name="P1">Possesive form for 'بورزنا، تشيرنيهيفسكا' is 'بورزنا، تشيرنيهيفسكاوي'</text:p>
      <text:p text:style-name="P1">Possesive form for 'بورشتشيف، تيرنوبيلسكا' is 'بورشتشيف، تيرنوبيلسكاوي'</text:p>
      <text:p text:style-name="P1">Possesive form for 'بورشتين، إفانو-فرانكيفسكا' is 'بورشتين، إفانو-فرانكيفسكاوي'</text:p>
      <text:p text:style-name="P1">Possesive form for 'بورشتين، إفانو' is 'بورشتين، إفانوي'</text:p>
      <text:p text:style-name="P1">Possesive form for 'بوروديانكا، جوزنو-بانات' is 'بوروديانكا، جوزنو-باناتي'</text:p>
      <text:p text:style-name="P1"><text:soft-page-break/>Possesive form for 'بوروديانكا، جوزنو' is 'بوروديانكا، جوزنوي'</text:p>
      <text:p text:style-name="P1">Possesive form for 'بورودينو، أوديسكا' is 'بورودينو، أوديسكاوي'</text:p>
      <text:p text:style-name="P1">Possesive form for 'بوروفا، كاركيفسكا' is 'بوروفا، كاركيفسكاوي'</text:p>
      <text:p text:style-name="P1">Possesive form for 'بوروفا، كيييفسكا' is 'بوروفا، كيييفسكاوي'</text:p>
      <text:p text:style-name="P1">Possesive form for 'بورومليا، سومسكا' is 'بورومليا، سومسكاوي'</text:p>
      <text:p text:style-name="P1">Possesive form for 'بورونيافو، زاكارباتسكا' is 'بورونيافو، زاكارباتسكاوي'</text:p>
      <text:p text:style-name="P1">Possesive form for 'بوريسبيل، كيييفسكا' is 'بوريسبيل، كيييفسكاوي'</text:p>
      <text:p text:style-name="P1">Possesive form for 'بوريسلاف، لفيفسكا' is 'بوريسلاف، لفيفسكاوي'</text:p>
      <text:p text:style-name="P1">Possesive form for 'بوريفسكي، لوهانسكا' is 'بوريفسكي، لوهانسكاوي'</text:p>
      <text:p text:style-name="P1">Possesive form for 'بوريفكا، فينيتسكا' is 'بوريفكا، فينيتسكاوي'</text:p>
      <text:p text:style-name="P1">Possesive form for 'بورين، سومسكا' is 'بورين، سومسكاوي'</text:p>
      <text:p text:style-name="P1">Possesive form for 'بورينيا، لفيفسكا' is 'بورينيا، لفيفسكاوي'</text:p>
      <text:p text:style-name="P1">Possesive form for 'بوسك، لفيفسكا' is 'بوسك، لفيفسكاوي'</text:p>
      <text:p text:style-name="P1">Possesive form for 'بوشتينو، زاكارباتسكا' is 'بوشتينو، زاكارباتسكاوي'</text:p>
      <text:p text:style-name="P1">Possesive form for 'بوكاتشيفتسي، إفانو-فرانكيفسكا' is 'بوكاتشيفتسي، إفانو-فرانكيفسكاوي'</text:p>
      <text:p text:style-name="P1">Possesive form for 'بوكاتشيفتسي، إفانو' is 'بوكاتشيفتسي، إفانوي'</text:p>
      <text:p text:style-name="P1">Possesive form for 'بوكوفي-بلاتوفي، لوهانسكا' is 'بوكوفي-بلاتوفي، لوهانسكاوي'</text:p>
      <text:p text:style-name="P1">Possesive form for 'بوكوفي' is 'بوكوفيّ'</text:p>
      <text:p text:style-name="P1">Possesive form for 'بوكي، تشيركاسكا' is 'بوكي، تشيركاسكاوي'</text:p>
      <text:p text:style-name="P1">Possesive form for 'بولافينسكي، دونيتسكا' is 'بولافينسكي، دونيتسكاوي'</text:p>
      <text:p text:style-name="P1">Possesive form for 'بولهراد، بيوغراد' is 'بولهراد، بيوغرادي'</text:p>
      <text:p text:style-name="P1">Possesive form for 'بوليكيف، إفانو-فرانكيفسكا' is 'بوليكيف، إفانو-فرانكيفسكاوي'</text:p>
      <text:p text:style-name="P1">Possesive form for 'بوليكيف، إفانو' is 'بوليكيف، إفانوي'</text:p>
      <text:p text:style-name="P1">Possesive form for 'بوهاييفكا، لوهانسكا' is 'بوهاييفكا، لوهانسكاوي'</text:p>
      <text:p text:style-name="P1">Possesive form for 'بوهدان، زاكارباتسكا' is 'بوهدان، زاكارباتسكاوي'</text:p>
      <text:p text:style-name="P1">Possesive form for 'بوهدانيفكا، دنيبروبيتروفسكا' is 'بوهدانيفكا، دنيبروبيتروفسكاوي'</text:p>
      <text:p text:style-name="P1">Possesive form for 'بوهدانيفكا، كيروفوهرادسكا' is 'بوهدانيفكا، كيروفوهرادسكاوي'</text:p>
      <text:p text:style-name="P1">Possesive form for 'بوهدانيفكا، كيييفسكا' is 'بوهدانيفكا، كيييفسكاوي'</text:p>
      <text:p text:style-name="P1">Possesive form for 'بوهودوكيف، كاركيفسكا' is 'بوهودوكيف، كاركيفسكاوي'</text:p>
      <text:p text:style-name="P1">Possesive form for 'بوهورودتشاني، إفانو-فرانكيفسكا' is 'بوهورودتشاني، إفانو-فرانكيفسكاوي'</text:p>
      <text:p text:style-name="P1">Possesive form for 'بوهورودتشاني، إفانو' is 'بوهورودتشاني، إفانوي'</text:p>
      <text:p text:style-name="P1">Possesive form for 'بوهوسلاف، دنيبروبيتروفسكا' is 'بوهوسلاف، دنيبروبيتروفسكاوي'</text:p>
      <text:p text:style-name="P1">Possesive form for 'بوهوسلاف، كيييفسكا' is 'بوهوسلاف، كيييفسكاوي'</text:p>
      <text:p text:style-name="P1">Possesive form for 'بوياركا، كيييفسكا' is 'بوياركا، كيييفسكاوي'</text:p>
      <text:p text:style-name="P1">Possesive form for 'بوياني، تشيرنيفيتسكا' is 'بوياني، تشيرنيفيتسكاوي'</text:p>
      <text:p text:style-name="P1">Possesive form for 'بيبركا، لفيفسكا' is 'بيبركا، لفيفسكاوي'</text:p>
      <text:p text:style-name="P1">Possesive form for 'بيتكيف، إفانو-فرانكيفسكا' is 'بيتكيف، إفانو-فرانكيفسكاوي'</text:p>
      <text:p text:style-name="P1">Possesive form for 'بيتكيف، إفانو' is 'بيتكيف، إفانوي'</text:p>
      <text:p text:style-name="P1">Possesive form for 'بيديفليا، زاكارباتسكا' is 'بيديفليا، زاكارباتسكاوي'</text:p>
      <text:p text:style-name="P1">Possesive form for 'بيرديانسك، زابوريزكا' is 'بيرديانسك، زابوريزكاوي'</text:p>
      <text:p text:style-name="P1">Possesive form for 'بيرديتشيف، زهيتوميرسكا' is 'بيرديتشيف، زهيتوميرسكاوي'</text:p>
      <text:p text:style-name="P1">Possesive form for 'بيرشاد، فينيتسكا' is 'بيرشاد، فينيتسكاوي'</text:p>
      <text:p text:style-name="P1">Possesive form for 'بيركي، كاركيفس كا' is 'بيركي، كاركيفس كاوي'</text:p>
      <text:p text:style-name="P1">Possesive form for 'بيريزان، كيييفسكا' is 'بيريزان، كيييفسكاوي'</text:p>
      <text:p text:style-name="P1">Possesive form for 'بيريزانكا، ميكولاييفسكا' is 'بيريزانكا، ميكولاييفسكاوي'</text:p>
      <text:p text:style-name="P1">Possesive form for 'بيريزنا، تشيرنيهيفسكا' is 'بيريزنا، تشيرنيهيفسكاوي'</text:p>
      <text:p text:style-name="P1">Possesive form for 'بيريزني، ريفنينسكا' is 'بيريزني، ريفنينسكاوي'</text:p>
      <text:p text:style-name="P1">Possesive form for 'بيريزنيكي، زاكارباتسكا' is 'بيريزنيكي، زاكارباتسكاوي'</text:p>
      <text:p text:style-name="P1"><text:soft-page-break/>Possesive form for 'بيريزنيهوفاتي، ميكولاييفسكا' is 'بيريزنيهوفاتي، ميكولاييفسكاوي'</text:p>
      <text:p text:style-name="P1">Possesive form for 'بيريزهاني، تيرنوبيلسكا' is 'بيريزهاني، تيرنوبيلسكاوي'</text:p>
      <text:p text:style-name="P1">Possesive form for 'بيريزوفو، زاكارباتسكا' is 'بيريزوفو، زاكارباتسكاوي'</text:p>
      <text:p text:style-name="P1">Possesive form for 'بيريزيفكا، كاركيفسكا' is 'بيريزيفكا، كاركيفسكاوي'</text:p>
      <text:p text:style-name="P1">Possesive form for 'بيريزيني، أوديسكا' is 'بيريزيني، أوديسكاوي'</text:p>
      <text:p text:style-name="P1">Possesive form for 'بيريستيتشكو، فولينسكا' is 'بيريستيتشكو، فولينسكاوي'</text:p>
      <text:p text:style-name="P1">Possesive form for 'بيريسلاف، كيرسونسكا' is 'بيريسلاف، كيرسونسكاوي'</text:p>
      <text:p text:style-name="P1">Possesive form for 'بيريهوفي، زاكارباتسكا' is 'بيريهوفي، زاكارباتسكاوي'</text:p>
      <text:p text:style-name="P1">Possesive form for 'بيريهوفي، كريم' is 'بيريهوفي، كريمي'</text:p>
      <text:p text:style-name="P1">Possesive form for 'بيريهوميت، تشيرنيفيتسكا' is 'بيريهوميت، تشيرنيفيتسكاوي'</text:p>
      <text:p text:style-name="P1">Possesive form for 'بيريوزوفكا، أوديسكا' is 'بيريوزوفكا، أوديسكاوي'</text:p>
      <text:p text:style-name="P1">Possesive form for 'بيريوكوفي، لوهانس كا' is 'بيريوكوفي، لوهانس كاوي'</text:p>
      <text:p text:style-name="P1">Possesive form for 'بيزليوديفكا، كاركيفسكا' is 'بيزليوديفكا، كاركيفسكاوي'</text:p>
      <text:p text:style-name="P1">Possesive form for 'بيكتيري، كيرسونسكا' is 'بيكتيري، كيرسونسكاوي'</text:p>
      <text:p text:style-name="P1">Possesive form for 'بيكيفكا، زهيتوميرسكا' is 'بيكيفكا، زهيتوميرسكاوي'</text:p>
      <text:p text:style-name="P1">Possesive form for 'بيلا تسيركفا ' is 'بيلا تسيركفا ي'</text:p>
      <text:p text:style-name="P1">Possesive form for 'بيلا تسيركفا، كيييفسكا' is 'بيلا تسيركفا، كيييفسكاوي'</text:p>
      <text:p text:style-name="P1">Possesive form for 'بيلا كرينيتسيا ' is 'بيلا كرينيتسيا ي'</text:p>
      <text:p text:style-name="P1">Possesive form for 'بيلا كرينيتسيا، زهيتوميرسكا' is 'بيلا كرينيتسيا، زهيتوميرسكاوي'</text:p>
      <text:p text:style-name="P1">Possesive form for 'بيلا، تيرنوبيلسكا' is 'بيلا، تيرنوبيلسكاوي'</text:p>
      <text:p text:style-name="P1">Possesive form for 'بيلباسيفكا، دونيتسكا' is 'بيلباسيفكا، دونيتسكاوي'</text:p>
      <text:p text:style-name="P1">Possesive form for 'بيلز، لفيفسكا' is 'بيلز، لفيفسكاوي'</text:p>
      <text:p text:style-name="P1">Possesive form for 'بيلشيفتسي، إفانو-فرانكيفسكا' is 'بيلشيفتسي، إفانو-فرانكيفسكاوي'</text:p>
      <text:p text:style-name="P1">Possesive form for 'بيلشيفتسي، إفانو' is 'بيلشيفتسي، إفانوي'</text:p>
      <text:p text:style-name="P1">Possesive form for 'بيلكي، زاكارباتسكا' is 'بيلكي، زاكارباتسكاوي'</text:p>
      <text:p text:style-name="P1">Possesive form for 'بيلهورود-دنيستروفسكيي، أوديسكا' is 'بيلهورود-دنيستروفسكيي، أوديسكاوي'</text:p>
      <text:p text:style-name="P1">Possesive form for 'بيلهورود' is 'بيلهورودي'</text:p>
      <text:p text:style-name="P1">Possesive form for 'بيلوبيليا، سومسكا' is 'بيلوبيليا، سومسكاوي'</text:p>
      <text:p text:style-name="P1">Possesive form for 'بيلوريتشينسكيي، لوهانسكا' is 'بيلوريتشينسكيي، لوهانسكاوي'</text:p>
      <text:p text:style-name="P1">Possesive form for 'بيلوزيرسكي' is 'بيلوزيرسكيّ'</text:p>
      <text:p text:style-name="P1">Possesive form for 'بيلوزيركا، كيرسونسكا' is 'بيلوزيركا، كيرسونسكاوي'</text:p>
      <text:p text:style-name="P1">Possesive form for 'بيلوزيريا، تشيركاسكا' is 'بيلوزيريا، تشيركاسكاوي'</text:p>
      <text:p text:style-name="P1">Possesive form for 'بيلوسيفكا، تشيرنيفيتسكا' is 'بيلوسيفكا، تشيرنيفيتسكاوي'</text:p>
      <text:p text:style-name="P1">Possesive form for 'بيلوفودسك، لوهانسكا' is 'بيلوفودسك، لوهانسكاوي'</text:p>
      <text:p text:style-name="P1">Possesive form for 'بيلوكوراكيني، لوهانسكا' is 'بيلوكوراكيني، لوهانسكاوي'</text:p>
      <text:p text:style-name="P1">Possesive form for 'بيلولوتسك، لوهانسكا' is 'بيلولوتسك، لوهانسكاوي'</text:p>
      <text:p text:style-name="P1">Possesive form for 'بيلوهورودكا، كيييفسكا' is 'بيلوهورودكا، كيييفسكاوي'</text:p>
      <text:p text:style-name="P1">Possesive form for 'بيلوهوريفكا، لوهانسكا' is 'بيلوهوريفكا، لوهانسكاوي'</text:p>
      <text:p text:style-name="P1">Possesive form for 'بيلوهيرسك، كريم' is 'بيلوهيرسك، كريمي'</text:p>
      <text:p text:style-name="P1">Possesive form for 'بيلوهيريا، كميلنيتسكا' is 'بيلوهيريا، كميلنيتسكاوي'</text:p>
      <text:p text:style-name="P1">Possesive form for 'بيلويي، لوهانسكا' is 'بيلويي، لوهانسكاوي'</text:p>
      <text:p text:style-name="P1">Possesive form for 'بيلي أوسلافي، إفانو-فرانكيفسكا' is 'بيلي أوسلافي، إفانو-فرانكيفسكاوي'</text:p>
      <text:p text:style-name="P1">Possesive form for 'بيلي أوسلافي، إفانو' is 'بيلي أوسلافي، إفانوي'</text:p>
      <text:p text:style-name="P1">Possesive form for 'بيلياييفكا، أوديسا' is 'بيلياييفكا، أوديساوي'</text:p>
      <text:p text:style-name="P1">Possesive form for 'بيليتسكي، دونيتسكا' is 'بيليتسكي، دونيتسكاوي'</text:p>
      <text:p text:style-name="P1">Possesive form for 'بيليكي، بولتافسكا' is 'بيليكي، بولتافسكاوي'</text:p>
      <text:p text:style-name="P1">Possesive form for 'بيلينكي، دونيتسكا' is 'بيلينكي، دونيتسكاوي'</text:p>
      <text:p text:style-name="P1">Possesive form for 'بيلينكي، زابوريزكا' is 'بيلينكي، زابوريزكاوي'</text:p>
      <text:p text:style-name="P1"><text:soft-page-break/>Possesive form for 'بيليي كولودياز، كاركيفسكا' is 'بيليي كولودياز، كاركيفسكاوي'</text:p>
      <text:p text:style-name="P1">Possesive form for 'ترنوبل' is 'ترنوبلي'</text:p>
      <text:p text:style-name="P1">Possesive form for 'توربيف، فينيتسا' is 'توربيف، فينيتساوي'</text:p>
      <text:p text:style-name="P1">Possesive form for 'خاركوف' is 'خاركوفي'</text:p>
      <text:p text:style-name="P1">Possesive form for 'خيرسون' is 'خيرسوني'</text:p>
      <text:p text:style-name="P1">Possesive form for 'داتشني، أوديسكا' is 'داتشني، أوديسكاوي'</text:p>
      <text:p text:style-name="P1">Possesive form for 'داشافا، لفيفسكا' is 'داشافا، لفيفسكاوي'</text:p>
      <text:p text:style-name="P1">Possesive form for 'داشيف، فينيتسكا' is 'داشيف، فينيتسكاوي'</text:p>
      <text:p text:style-name="P1">Possesive form for 'دافيديف، لفيفسكا' is 'دافيديف، لفيفسكاوي'</text:p>
      <text:p text:style-name="P1">Possesive form for 'دافيديفكا، تشيرنيفيتسكا' is 'دافيديفكا، تشيرنيفيتسكاوي'</text:p>
      <text:p text:style-name="P1">Possesive form for 'دانيليفكا، كيييفسكا' is 'دانيليفكا، كيييفسكاوي'</text:p>
      <text:p text:style-name="P1">Possesive form for 'درابيف، ليبيك' is 'درابيف، ليبيكي'</text:p>
      <text:p text:style-name="P1">Possesive form for 'دراهوفو، كجوستينديل' is 'دراهوفو، كجوستينديلي'</text:p>
      <text:p text:style-name="P1">Possesive form for 'دروبيشيفي، تشيرنيفيتسكا' is 'دروبيشيفي، تشيرنيفيتسكاوي'</text:p>
      <text:p text:style-name="P1">Possesive form for 'دروزهبا، بلاغويفغراد' is 'دروزهبا، بلاغويفغرادي'</text:p>
      <text:p text:style-name="P1">Possesive form for 'دروزهبا، دانيلوفغراد' is 'دروزهبا، دانيلوفغرادي'</text:p>
      <text:p text:style-name="P1">Possesive form for 'دروزهبا، كاتلون' is 'دروزهبا، كاتلوني'</text:p>
      <text:p text:style-name="P1">Possesive form for 'دروزهكيفكا، فولغوغراد' is 'دروزهكيفكا، فولغوغرادي'</text:p>
      <text:p text:style-name="P1">Possesive form for 'دروزهني، بيراني' is 'دروزهني، بيرانيّ'</text:p>
      <text:p text:style-name="P1">Possesive form for 'دروهوبيتش، تارغوفيستي' is 'دروهوبيتش، تارغوفيستيّ'</text:p>
      <text:p text:style-name="P1">Possesive form for 'دزهانكوي، كريم' is 'دزهانكوي، كريمي'</text:p>
      <text:p text:style-name="P1">Possesive form for 'دزهورين، فينيتسكا' is 'دزهورين، فينيتسكاوي'</text:p>
      <text:p text:style-name="P1">Possesive form for 'دزهولينكا، فينيتسكا' is 'دزهولينكا، فينيتسكاوي'</text:p>
      <text:p text:style-name="P1">Possesive form for 'دزيرزهينسك، دونيتسكا' is 'دزيرزهينسك، دونيتسكاوي'</text:p>
      <text:p text:style-name="P1">Possesive form for 'دزيرزهينسك، زهيتوميرسكا' is 'دزيرزهينسك، زهيتوميرسكاوي'</text:p>
      <text:p text:style-name="P1">Possesive form for 'دزيرزهينسكيي، لوهانسكا' is 'دزيرزهينسكيي، لوهانسكاوي'</text:p>
      <text:p text:style-name="P1">Possesive form for 'دزيهيفكا، فينيتسكا' is 'دزيهيفكا، فينيتسكاوي'</text:p>
      <text:p text:style-name="P1">Possesive form for 'دفوريتشنا، كاركيفسكا' is 'دفوريتشنا، كاركيفسكاوي'</text:p>
      <text:p text:style-name="P1">Possesive form for 'دميتريفكا، بلاغويفغراد' is 'دميتريفكا، بلاغويفغرادي'</text:p>
      <text:p text:style-name="P1">Possesive form for 'دميتريفكا، تارغوفيستي' is 'دميتريفكا، تارغوفيستيّ'</text:p>
      <text:p text:style-name="P1">Possesive form for 'دميتريفكا، سوفيجا غراد' is 'دميتريفكا، سوفيجا غرادي'</text:p>
      <text:p text:style-name="P1">Possesive form for 'دميتريفكا، فراكا' is 'دميتريفكا، فراكاوي'</text:p>
      <text:p text:style-name="P1">Possesive form for 'دميتريفكا، فيليكو تارنوفو' is 'دميتريفكا، فيليكو تارنوفوي'</text:p>
      <text:p text:style-name="P1">Possesive form for 'دميتريفكا، هاسكوفو' is 'دميتريفكا، هاسكوفوي'</text:p>
      <text:p text:style-name="P1">Possesive form for 'دنبروبتروفسك' is 'دنبروبتروفسكي'</text:p>
      <text:p text:style-name="P1">Possesive form for 'دنتسك' is 'دنتسكي'</text:p>
      <text:p text:style-name="P1">Possesive form for 'دنيبرودزيرزهينسك، فيدين' is 'دنيبرودزيرزهينسك، فيديني'</text:p>
      <text:p text:style-name="P1">Possesive form for 'دنيبرورودني، غابروفو' is 'دنيبرورودني، غابروفوي'</text:p>
      <text:p text:style-name="P1">Possesive form for 'دنيبروفسكي، فيليكو تارنوفو' is 'دنيبروفسكي، فيليكو تارنوفوي'</text:p>
      <text:p text:style-name="P1">Possesive form for 'دنيبروفكا، كجوستينديل' is 'دنيبروفكا، كجوستينديلي'</text:p>
      <text:p text:style-name="P1">Possesive form for 'دنيبرياني، بيرنيك' is 'دنيبرياني، بيرنيكي'</text:p>
      <text:p text:style-name="P1">Possesive form for 'دوبا-يورت، دونيتسكا' is 'دوبا-يورت، دونيتسكاوي'</text:p>
      <text:p text:style-name="P1">Possesive form for 'دوبا' is 'دوباوي'</text:p>
      <text:p text:style-name="P1">Possesive form for 'دوبروبيليا، سيتا' is 'دوبروبيليا، سيتاوي'</text:p>
      <text:p text:style-name="P1">Possesive form for 'دوبروتفير، سفيردلوفسك' is 'دوبروتفير، سفيردلوفسكي'</text:p>
      <text:p text:style-name="P1">Possesive form for 'دوبروفيتسيا، سفيردلوفسك' is 'دوبروفيتسيا، سفيردلوفسكي'</text:p>
      <text:p text:style-name="P1">Possesive form for 'دوبروميل، كيرسونسكا' is 'دوبروميل، كيرسونسكاوي'</text:p>
      <text:p text:style-name="P1">Possesive form for 'دوبروهوستيف، ساهالين' is 'دوبروهوستيف، ساهاليني'</text:p>
      <text:p text:style-name="P1"><text:soft-page-break/>Possesive form for 'دوبرويي، بلاغويفغراد' is 'دوبرويي، بلاغويفغرادي'</text:p>
      <text:p text:style-name="P1">Possesive form for 'دوبريانكا، روزاجي' is 'دوبريانكا، روزاجيّ'</text:p>
      <text:p text:style-name="P1">Possesive form for 'دوبريانكا، غورنو-التاج' is 'دوبريانكا، غورنو-التاجي'</text:p>
      <text:p text:style-name="P1">Possesive form for 'دوبريانكا، غورنو' is 'دوبريانكا، غورنوي'</text:p>
      <text:p text:style-name="P1">Possesive form for 'دوبلياني، بلاغويفغراد' is 'دوبلياني، بلاغويفغرادي'</text:p>
      <text:p text:style-name="P1">Possesive form for 'دوبلياني، بليفين' is 'دوبلياني، بليفيني'</text:p>
      <text:p text:style-name="P1">Possesive form for 'دوبنو، بازاردزيك' is 'دوبنو، بازاردزيكي'</text:p>
      <text:p text:style-name="P1">Possesive form for 'دوبوفي، بليفين' is 'دوبوفي، بليفيني'</text:p>
      <text:p text:style-name="P1">Possesive form for 'دوبوفيازيفكا، تارغوفيستي' is 'دوبوفيازيفكا، تارغوفيستيّ'</text:p>
      <text:p text:style-name="P1">Possesive form for 'دوبيشتشي، بيرنيك' is 'دوبيشتشي، بيرنيكي'</text:p>
      <text:p text:style-name="P1">Possesive form for 'دوبيفسكيي، فيليكو تارنوفو' is 'دوبيفسكيي، فيليكو تارنوفوي'</text:p>
      <text:p text:style-name="P1">Possesive form for 'دوبييفكا، بورغاس' is 'دوبييفكا، بورغاسي'</text:p>
      <text:p text:style-name="P1">Possesive form for 'دوسليدنيتسكي، دونيتسكا' is 'دوسليدنيتسكي، دونيتسكاوي'</text:p>
      <text:p text:style-name="P1">Possesive form for 'دوفبيش، بيراني' is 'دوفبيش، بيرانيّ'</text:p>
      <text:p text:style-name="P1">Possesive form for 'دوفزهوك، أندريجيفيكا' is 'دوفزهوك، أندريجيفيكاوي'</text:p>
      <text:p text:style-name="P1">Possesive form for 'دوفهي، كولاسين' is 'دوفهي، كولاسيني'</text:p>
      <text:p text:style-name="P1">Possesive form for 'دوكوتشاييفسك، بودغوريكا' is 'دوكوتشاييفسك، بودغوريكاوي'</text:p>
      <text:p text:style-name="P1">Possesive form for 'دولماتوفسكيي، كميلنيتسكا' is 'دولماتوفسكيي، كميلنيتسكاوي'</text:p>
      <text:p text:style-name="P1">Possesive form for 'دوليبي، بلاغويفغراد' is 'دوليبي، بلاغويفغرادي'</text:p>
      <text:p text:style-name="P1">Possesive form for 'دولينا، فلاديمير' is 'دولينا، فلاديميري'</text:p>
      <text:p text:style-name="P1">Possesive form for 'دولينسك، فينيتسكا' is 'دولينسك، فينيتسكاوي'</text:p>
      <text:p text:style-name="P1">Possesive form for 'دولينسكا، زهيتوميرسكا' is 'دولينسكا، زهيتوميرسكاوي'</text:p>
      <text:p text:style-name="P1">Possesive form for 'دولينسكي، أوديسكا' is 'دولينسكي، أوديسكاوي'</text:p>
      <text:p text:style-name="P1">Possesive form for 'دومانيفكا، بورغاس' is 'دومانيفكا، بورغاسي'</text:p>
      <text:p text:style-name="P1">Possesive form for 'دوناييفتسي، ديمير هيسار' is 'دوناييفتسي، ديمير هيساري'</text:p>
      <text:p text:style-name="P1">Possesive form for 'دوناييفتسي، نيغوتينو' is 'دوناييفتسي، نيغوتينوي'</text:p>
      <text:p text:style-name="P1">Possesive form for 'دونسكي، ودمورتيجا' is 'دونسكي، ودمورتيجاوي'</text:p>
      <text:p text:style-name="P1">Possesive form for 'دونيتسك' is 'دونيتسكي'</text:p>
      <text:p text:style-name="P1">Possesive form for 'دونيتسك، بورغاس' is 'دونيتسك، بورغاسي'</text:p>
      <text:p text:style-name="P1">Possesive form for 'دونيتسكي، دوبريك' is 'دونيتسكي، دوبريكي'</text:p>
      <text:p text:style-name="P1">Possesive form for 'دونيتسكيي، دونيتسكا' is 'دونيتسكيي، دونيتسكاوي'</text:p>
      <text:p text:style-name="P1">Possesive form for 'ديبالتسيفي، دونيتسكا' is 'ديبالتسيفي، دونيتسكاوي'</text:p>
      <text:p text:style-name="P1">Possesive form for 'ديبروفا، بلاغويفغراد' is 'ديبروفا، بلاغويفغرادي'</text:p>
      <text:p text:style-name="P1">Possesive form for 'ديبروفا، كاردزالي' is 'ديبروفا، كاردزاليّ'</text:p>
      <text:p text:style-name="P1">Possesive form for 'ديرازهنيا، كميلنيتسكا' is 'ديرازهنيا، كميلنيتسكاوي'</text:p>
      <text:p text:style-name="P1">Possesive form for 'ديرغاتشي، كاركيفسكا' is 'ديرغاتشي، كاركيفسكاوي'</text:p>
      <text:p text:style-name="P1">Possesive form for 'ديسنا، تشيرنيهيفسكا' is 'ديسنا، تشيرنيهيفسكاوي'</text:p>
      <text:p text:style-name="P1">Possesive form for 'ديسنا، فينيتسكا' is 'ديسنا، فينيتسكاوي'</text:p>
      <text:p text:style-name="P1">Possesive form for 'ديكانكا، بولتافسكا' is 'ديكانكا، بولتافسكاوي'</text:p>
      <text:p text:style-name="P1">Possesive form for 'ديلياتين، إفانو-فرانكيفسكا' is 'ديلياتين، إفانو-فرانكيفسكاوي'</text:p>
      <text:p text:style-name="P1">Possesive form for 'ديلياتين، إفانو' is 'ديلياتين، إفانوي'</text:p>
      <text:p text:style-name="P1">Possesive form for 'ديموريني، دنيبروبيتروفسكا' is 'ديموريني، دنيبروبيتروفسكاوي'</text:p>
      <text:p text:style-name="P1">Possesive form for 'ديميتروف، دونيتسكا' is 'ديميتروف، دونيتسكاوي'</text:p>
      <text:p text:style-name="P1">Possesive form for 'ديميتروفي، كيروفوهرادسكا' is 'ديميتروفي، كيروفوهرادسكاوي'</text:p>
      <text:p text:style-name="P1">Possesive form for 'ديميديف، كيييفسكا' is 'ديميديف، كيييفسكاوي'</text:p>
      <text:p text:style-name="P1">Possesive form for 'ديميديفكا، ريفنينسكا' is 'ديميديفكا، ريفنينسكاوي'</text:p>
      <text:p text:style-name="P1">Possesive form for 'ديمير، كيييفسكا' is 'ديمير، كيييفسكاوي'</text:p>
      <text:p text:style-name="P1">Possesive form for 'دينيفتسي، تشيرنيفيتسكا' is 'دينيفتسي، تشيرنيفيتسكاوي'</text:p>
      <text:p text:style-name="P1"><text:soft-page-break/>Possesive form for 'ديهتياري، كاردزالي' is 'ديهتياري، كاردزاليّ'</text:p>
      <text:p text:style-name="P1">Possesive form for 'زابوروجييه' is 'زابوروجييهي'</text:p>
      <text:p text:style-name="P1">Possesive form for 'زابوريزهزهيا ' is 'زابوريزهزهيا ي'</text:p>
      <text:p text:style-name="P1">Possesive form for 'زابولوتيا، فولينسكا' is 'زابولوتيا، فولينسكاوي'</text:p>
      <text:p text:style-name="P1">Possesive form for 'زابولوتيف، إفانو-فرانكيفسكا' is 'زابولوتيف، إفانو-فرانكيفسكاوي'</text:p>
      <text:p text:style-name="P1">Possesive form for 'زابولوتيف، إفانو' is 'زابولوتيف، إفانوي'</text:p>
      <text:p text:style-name="P1">Possesive form for 'زابيتيف، لفيفسكا' is 'زابيتيف، لفيفسكاوي'</text:p>
      <text:p text:style-name="P1">Possesive form for 'زاتشيبيليفكا، كاركيفسكا' is 'زاتشيبيليفكا، كاركيفسكاوي'</text:p>
      <text:p text:style-name="P1">Possesive form for 'زاتوكا، أوديسكا' is 'زاتوكا، أوديسكاوي'</text:p>
      <text:p text:style-name="P1">Possesive form for 'زاتيششيا، أوديسكا' is 'زاتيششيا، أوديسكاوي'</text:p>
      <text:p text:style-name="P1">Possesive form for 'زارفانتسي، فينيتسكا' is 'زارفانتسي، فينيتسكاوي'</text:p>
      <text:p text:style-name="P1">Possesive form for 'زاروزهاني، تشيرنيفيتسكا' is 'زاروزهاني، تشيرنيفيتسكاوي'</text:p>
      <text:p text:style-name="P1">Possesive form for 'زاريتشتشيا، زاكارباتسكا' is 'زاريتشتشيا، زاكارباتسكاوي'</text:p>
      <text:p text:style-name="P1">Possesive form for 'زاريتشني، ريفنينسكا' is 'زاريتشني، ريفنينسكاوي'</text:p>
      <text:p text:style-name="P1">Possesive form for 'زاريتشيي، إفانو-فرانكيفسكا' is 'زاريتشيي، إفانو-فرانكيفسكاوي'</text:p>
      <text:p text:style-name="P1">Possesive form for 'زاريتشيي، إفانو' is 'زاريتشيي، إفانوي'</text:p>
      <text:p text:style-name="P1">Possesive form for 'زاستافنا، تشيرنيفيتسكا' is 'زاستافنا، تشيرنيفيتسكاوي'</text:p>
      <text:p text:style-name="P1">Possesive form for 'زاسوليا، بولتافسكا' is 'زاسوليا، بولتافسكاوي'</text:p>
      <text:p text:style-name="P1">Possesive form for 'زافاليا، كيروفوهرادسكا' is 'زافاليا، كيروفوهرادسكاوي'</text:p>
      <text:p text:style-name="P1">Possesive form for 'زافودسكي، تيرنوبيلسكا' is 'زافودسكي، تيرنوبيلسكاوي'</text:p>
      <text:p text:style-name="P1">Possesive form for 'زاكوبني، كميلنيتسكا' is 'زاكوبني، كميلنيتسكاوي'</text:p>
      <text:p text:style-name="P1">Possesive form for 'زاليزتسي، تيرنوبيلسكا' is 'زاليزتسي، تيرنوبيلسكاوي'</text:p>
      <text:p text:style-name="P1">Possesive form for 'زاليزنيتشني، أوديسكا' is 'زاليزنيتشني، أوديسكاوي'</text:p>
      <text:p text:style-name="P1">Possesive form for 'زاليزنيتشني، زابوريزكا' is 'زاليزنيتشني، زابوريزكاوي'</text:p>
      <text:p text:style-name="P1">Possesive form for 'زاليزنيتشني، فينيتسكا' is 'زاليزنيتشني، فينيتسكاوي'</text:p>
      <text:p text:style-name="P1">Possesive form for 'زاليسني، دونيتسكا' is 'زاليسني، دونيتسكاوي'</text:p>
      <text:p text:style-name="P1">Possesive form for 'زاليشتشيكي، تيرنوبيلسكا' is 'زاليشتشيكي، تيرنوبيلسكاوي'</text:p>
      <text:p text:style-name="P1">Possesive form for 'زامهلاي، تشيرنيهيفسكا' is 'زامهلاي، تشيرنيهيفسكاوي'</text:p>
      <text:p text:style-name="P1">Possesive form for 'زاهفيزديا، إفانو-فرانكيفسكا' is 'زاهفيزديا، إفانو-فرانكيفسكاوي'</text:p>
      <text:p text:style-name="P1">Possesive form for 'زاهفيزديا، إفانو' is 'زاهفيزديا، إفانوي'</text:p>
      <text:p text:style-name="P1">Possesive form for 'زاهنيتكيف، أوديسكا' is 'زاهنيتكيف، أوديسكاوي'</text:p>
      <text:p text:style-name="P1">Possesive form for 'زاوزيرني، كريم' is 'زاوزيرني، كريمي'</text:p>
      <text:p text:style-name="P1">Possesive form for 'زايتسيفي، دونيتسكا' is 'زايتسيفي، دونيتسكاوي'</text:p>
      <text:p text:style-name="P1">Possesive form for 'زبارازه، تيرنوبيلسكا' is 'زبارازه، تيرنوبيلسكاوي'</text:p>
      <text:p text:style-name="P1">Possesive form for 'زبوريف، تيرنوبيلسكا' is 'زبوريف، تيرنوبيلسكاوي'</text:p>
      <text:p text:style-name="P1">Possesive form for 'زدوفبيتسيا، ريفنينسكا' is 'زدوفبيتسيا، ريفنينسكاوي'</text:p>
      <text:p text:style-name="P1">Possesive form for 'زدولبونيف، ريفنينسكا' is 'زدولبونيف، ريفنينسكاوي'</text:p>
      <text:p text:style-name="P1">Possesive form for 'زفينيهورودكا، تشيركاسكا' is 'زفينيهورودكا، تشيركاسكاوي'</text:p>
      <text:p text:style-name="P1">Possesive form for 'زلينكا، كيروفوهرادسكا' is 'زلينكا، كيروفوهرادسكاوي'</text:p>
      <text:p text:style-name="P1">Possesive form for 'زميييف، كاركيفسكا' is 'زميييف، كاركيفسكاوي'</text:p>
      <text:p text:style-name="P1">Possesive form for 'زناميانكا دروها، كيروفوهرادسكا' is 'زناميانكا دروها، كيروفوهرادسكاوي'</text:p>
      <text:p text:style-name="P1">Possesive form for 'زناميانكا، كيروفوهرادسكا' is 'زناميانكا، كيروفوهرادسكاوي'</text:p>
      <text:p text:style-name="P1">Possesive form for 'زنامينيفكا، دنيبروبيتروفسكا' is 'زنامينيفكا، دنيبروبيتروفسكاوي'</text:p>
      <text:p text:style-name="P1">Possesive form for 'زنوب-نوفهورودسكي، سومسكا' is 'زنوب-نوفهورودسكي، سومسكاوي'</text:p>
      <text:p text:style-name="P1">Possesive form for 'زنوب' is 'زنوبي'</text:p>
      <text:p text:style-name="P1">Possesive form for 'زهاشكيف، تشيركاسكا' is 'زهاشكيف، تشيركاسكاوي'</text:p>
      <text:p text:style-name="P1">Possesive form for 'زهدانيفكا، دونيتسكا' is 'زهدانيفكا، دونيتسكاوي'</text:p>
      <text:p text:style-name="P1">Possesive form for 'زهدينيييفو، زاكارباتسكا' is 'زهدينيييفو، زاكارباتسكاوي'</text:p>
      <text:p text:style-name="P1"><text:soft-page-break/>Possesive form for 'زهفيركا، لفيفسكا' is 'زهفيركا، لفيفسكاوي'</text:p>
      <text:p text:style-name="P1">Possesive form for 'زهميرينكا، فينيتسكا' is 'زهميرينكا، فينيتسكاوي'</text:p>
      <text:p text:style-name="P1">Possesive form for 'زهورافكا، تشيرنيهيفسكا' is 'زهورافكا، تشيرنيهيفسكاوي'</text:p>
      <text:p text:style-name="P1">Possesive form for 'زهورافكي، كريم' is 'زهورافكي، كريمي'</text:p>
      <text:p text:style-name="P1">Possesive form for 'زهورافني، لفيفسكا' is 'زهورافني، لفيفسكاوي'</text:p>
      <text:p text:style-name="P1">Possesive form for 'زهوريفكا، كيييفسكا' is 'زهوريفكا، كيييفسكاوي'</text:p>
      <text:p text:style-name="P1">Possesive form for 'زهوفتانتسي، لفيفسكا' is 'زهوفتانتسي، لفيفسكاوي'</text:p>
      <text:p text:style-name="P1">Possesive form for 'زهوفتنيفي، زهيتوميرسكا' is 'زهوفتنيفي، زهيتوميرسكاوي'</text:p>
      <text:p text:style-name="P1">Possesive form for 'زهوفتنيفي، سومسكا' is 'زهوفتنيفي، سومسكاوي'</text:p>
      <text:p text:style-name="P1">Possesive form for 'زهوفتنيفي، فولينسكا' is 'زهوفتنيفي، فولينسكاوي'</text:p>
      <text:p text:style-name="P1">Possesive form for 'زهوفتي فودي، دنيبروبيتروفسكا' is 'زهوفتي فودي، دنيبروبيتروفسكاوي'</text:p>
      <text:p text:style-name="P1">Possesive form for 'زهوفتين، إفانو-فرانكيفسكا' is 'زهوفتين، إفانو-فرانكيفسكاوي'</text:p>
      <text:p text:style-name="P1">Possesive form for 'زهوفتين، إفانو' is 'زهوفتين، إفانوي'</text:p>
      <text:p text:style-name="P1">Possesive form for 'زهوفكفا، لفيفسكا' is 'زهوفكفا، لفيفسكاوي'</text:p>
      <text:p text:style-name="P1">Possesive form for 'زهيتومير، زهيتوميرسكا' is 'زهيتومير، زهيتوميرسكاوي'</text:p>
      <text:p text:style-name="P1">Possesive form for 'زهيداتشيف، لفيفسكا' is 'زهيداتشيف، لفيفسكاوي'</text:p>
      <text:p text:style-name="P1">Possesive form for 'زهيلاني، دونيتسكا' is 'زهيلاني، دونيتسكاوي'</text:p>
      <text:p text:style-name="P1">Possesive form for 'زهيليابوفكا، كريم' is 'زهيليابوفكا، كريمي'</text:p>
      <text:p text:style-name="P1">Possesive form for 'زولوت بولي، كريم' is 'زولوت بولي، كريمي'</text:p>
      <text:p text:style-name="P1">Possesive form for 'زولوتاروفو، زاكارباتسكا' is 'زولوتاروفو، زاكارباتسكاوي'</text:p>
      <text:p text:style-name="P1">Possesive form for 'زولوتشيف، كاركيفسكا' is 'زولوتشيف، كاركيفسكاوي'</text:p>
      <text:p text:style-name="P1">Possesive form for 'زولوتشيف، لفيفسكا' is 'زولوتشيف، لفيفسكاوي'</text:p>
      <text:p text:style-name="P1">Possesive form for 'زولوتونوشا، تشيركاسكا' is 'زولوتونوشا، تشيركاسكاوي'</text:p>
      <text:p text:style-name="P1">Possesive form for 'زولوتي، لوهانسكا' is 'زولوتي، لوهانسكاوي'</text:p>
      <text:p text:style-name="P1">Possesive form for 'زولوتيي بوتيك، تيرنوبيلسكا' is 'زولوتيي بوتيك، تيرنوبيلسكاوي'</text:p>
      <text:p text:style-name="P1">Possesive form for 'زيدكي، كاركيفسكا' is 'زيدكي، كاركيفسكاوي'</text:p>
      <text:p text:style-name="P1">Possesive form for 'زيلينودولسك، دنيبروبيتروفسكا' is 'زيلينودولسك، دنيبروبيتروفسكاوي'</text:p>
      <text:p text:style-name="P1">Possesive form for 'زيلينوهيرسكي، أوديسكا' is 'زيلينوهيرسكي، أوديسكاوي'</text:p>
      <text:p text:style-name="P1">Possesive form for 'زيليني، دنيبروبيتروفسكا' is 'زيليني، دنيبروبيتروفسكاوي'</text:p>
      <text:p text:style-name="P1">Possesive form for 'زيلينيفكا، كيرسونسكا' is 'زيلينيفكا، كيرسونسكاوي'</text:p>
      <text:p text:style-name="P1">Possesive form for 'زيمليانكي، دونيتسكا' is 'زيمليانكي، دونيتسكاوي'</text:p>
      <text:p text:style-name="P1">Possesive form for 'زيمنا فودا، لفيفسكا' is 'زيمنا فودا، لفيفسكاوي'</text:p>
      <text:p text:style-name="P1">Possesive form for 'زيموهيريا، لوهانسكا' is 'زيموهيريا، لوهانسكاوي'</text:p>
      <text:p text:style-name="P1">Possesive form for 'زينكيف، بولتافسكا' is 'زينكيف، بولتافسكاوي'</text:p>
      <text:p text:style-name="P1">Possesive form for 'سمفروبل' is 'سمفروبلي'</text:p>
      <text:p text:style-name="P1">Possesive form for 'سومي' is 'سوميّ'</text:p>
      <text:p text:style-name="P1">Possesive form for 'سيفاستوبول' is 'سيفاستوبولي'</text:p>
      <text:p text:style-name="P1">Possesive form for 'فابنياركا، فينيتسكا' is 'فابنياركا، فينيتسكاوي'</text:p>
      <text:p text:style-name="P1">Possesive form for 'فاتوتاين، تشيركاسكا' is 'فاتوتاين، تشيركاسكاوي'</text:p>
      <text:p text:style-name="P1">Possesive form for 'فارفا، تشيرنيهيفسكا' is 'فارفا، تشيرنيهيفسكاوي'</text:p>
      <text:p text:style-name="P1">Possesive form for 'فاري، زاكارباتسكا' is 'فاري، زاكارباتسكاوي'</text:p>
      <text:p text:style-name="P1">Possesive form for 'فاسيشتشيفي، كاركيفسكا' is 'فاسيشتشيفي، كاركيفسكاوي'</text:p>
      <text:p text:style-name="P1">Possesive form for 'فاسيلكيف، كيييفسكا' is 'فاسيلكيف، كيييفسكاوي'</text:p>
      <text:p text:style-name="P1">Possesive form for 'فاسيلكيفكا، دنيبروبيتروفسكا' is 'فاسيلكيفكا، دنيبروبيتروفسكاوي'</text:p>
      <text:p text:style-name="P1">Possesive form for 'فاسيليفكا، أوديسكا' is 'فاسيليفكا، أوديسكاوي'</text:p>
      <text:p text:style-name="P1">Possesive form for 'فاسيليفكا، زابوريزكا' is 'فاسيليفكا، زابوريزكاوي'</text:p>
      <text:p text:style-name="P1">Possesive form for 'فاشكيفتسي، تشيرنيفيتسكا' is 'فاشكيفتسي، تشيرنيفيتسكاوي'</text:p>
      <text:p text:style-name="P1">Possesive form for 'فاكروشيفي، لوهانسكا' is 'فاكروشيفي، لوهانسكاوي'</text:p>
      <text:p text:style-name="P1"><text:soft-page-break/>Possesive form for 'فاكولينتشوك ' is 'فاكولينتشوك ي'</text:p>
      <text:p text:style-name="P1">Possesive form for 'فالكي، كاركيفسكا' is 'فالكي، كاركيفسكاوي'</text:p>
      <text:p text:style-name="P1">Possesive form for 'فالويسكي، لوهانسكا' is 'فالويسكي، لوهانسكاوي'</text:p>
      <text:p text:style-name="P1">Possesive form for 'فراديييفكا، ميكولاييفسكا' is 'فراديييفكا، ميكولاييفسكاوي'</text:p>
      <text:p text:style-name="P1">Possesive form for 'فروبيفسكيي، لوهانسكا' is 'فروبيفسكيي، لوهانسكاوي'</text:p>
      <text:p text:style-name="P1">Possesive form for 'فروبيفكا، لوهانسكا' is 'فروبيفكا، لوهانسكاوي'</text:p>
      <text:p text:style-name="P1">Possesive form for 'ففيدينكا، كاركيفسكا' is 'ففيدينكا، كاركيفسكاوي'</text:p>
      <text:p text:style-name="P1">Possesive form for 'فلاديسلافيفكا، كريم' is 'فلاديسلافيفكا، كريمي'</text:p>
      <text:p text:style-name="P1">Possesive form for 'فلاسيفكا، كيروفوهرادسكا' is 'فلاسيفكا، كيروفوهرادسكاوي'</text:p>
      <text:p text:style-name="P1">Possesive form for 'فوديانسكي، دونيتسكا' is 'فوديانسكي، دونيتسكاوي'</text:p>
      <text:p text:style-name="P1">Possesive form for 'فودياني، زابوريزكا' is 'فودياني، زابوريزكاوي'</text:p>
      <text:p text:style-name="P1">Possesive form for 'فورزيل، كيييفسكا' is 'فورزيل، كيييفسكاوي'</text:p>
      <text:p text:style-name="P1">Possesive form for 'فوروزهبا، سومسكا' is 'فوروزهبا، سومسكاوي'</text:p>
      <text:p text:style-name="P1">Possesive form for 'فوروكتا، إفانو-فرانكيفسكا' is 'فوروكتا، إفانو-فرانكيفسكاوي'</text:p>
      <text:p text:style-name="P1">Possesive form for 'فوروكتا، إفانو' is 'فوروكتا، إفانوي'</text:p>
      <text:p text:style-name="P1">Possesive form for 'فورونكيف، كيييفسكا' is 'فورونكيف، كيييفسكاوي'</text:p>
      <text:p text:style-name="P1">Possesive form for 'فورونوفي، لوهانسكا' is 'فورونوفي، لوهانسكاوي'</text:p>
      <text:p text:style-name="P1">Possesive form for 'فورونوفيتسيا، فينيتسكا' is 'فورونوفيتسيا، فينيتسكاوي'</text:p>
      <text:p text:style-name="P1">Possesive form for 'فورونياكي، لفيفسكا' is 'فورونياكي، لفيفسكاوي'</text:p>
      <text:p text:style-name="P1">Possesive form for 'فورونيزه، سومسكا' is 'فورونيزه، سومسكاوي'</text:p>
      <text:p text:style-name="P1">Possesive form for 'فوزنيسينسك، ميكولاييفسكا' is 'فوزنيسينسك، ميكولاييفسكاوي'</text:p>
      <text:p text:style-name="P1">Possesive form for 'فوزنيسينسكي ' is 'فوزنيسينسكي ي'</text:p>
      <text:p text:style-name="P1">Possesive form for 'فوزنيسينكا، زابوريزكا' is 'فوزنيسينكا، زابوريزكاوي'</text:p>
      <text:p text:style-name="P1">Possesive form for 'فوسكريسينسكي، ميكولاييفسكا' is 'فوسكريسينسكي، ميكولاييفسكاوي'</text:p>
      <text:p text:style-name="P1">Possesive form for 'فوسكود، كريم' is 'فوسكود، كريمي'</text:p>
      <text:p text:style-name="P1">Possesive form for 'فوفتشوياريفكا، لوهانسكا' is 'فوفتشوياريفكا، لوهانسكاوي'</text:p>
      <text:p text:style-name="P1">Possesive form for 'فوفكوفينتسي، كميلنيتسكا' is 'فوفكوفينتسي، كميلنيتسكاوي'</text:p>
      <text:p text:style-name="P1">Possesive form for 'فولتشانسك، كاركيفسكا' is 'فولتشانسك، كاركيفسكاوي'</text:p>
      <text:p text:style-name="P1">Possesive form for 'فولنوفاكا، دونيتسكا' is 'فولنوفاكا، دونيتسكاوي'</text:p>
      <text:p text:style-name="P1">Possesive form for 'فولوتشيسك، كميلنيتسكا' is 'فولوتشيسك، كميلنيتسكاوي'</text:p>
      <text:p text:style-name="P1">Possesive form for 'فولودارسك' is 'فولودارسكي'</text:p>
      <text:p text:style-name="P1">Possesive form for 'فولودارسك، لوهانسكا' is 'فولودارسك، لوهانسكاوي'</text:p>
      <text:p text:style-name="P1">Possesive form for 'فولودارسكي، دونيتسكا' is 'فولودارسكي، دونيتسكاوي'</text:p>
      <text:p text:style-name="P1">Possesive form for 'فولوداركا، كيييفسكا' is 'فولوداركا، كيييفسكاوي'</text:p>
      <text:p text:style-name="P1">Possesive form for 'فولوديمير-فولينسكيي، فولينسكا' is 'فولوديمير-فولينسكيي، فولينسكاوي'</text:p>
      <text:p text:style-name="P1">Possesive form for 'فولوديمير' is 'فولوديميري'</text:p>
      <text:p text:style-name="P1">Possesive form for 'فولوديميريتس، ريفنينسكا' is 'فولوديميريتس، ريفنينسكاوي'</text:p>
      <text:p text:style-name="P1">Possesive form for 'فولوديميريفكا، دونيتسكا' is 'فولوديميريفكا، دونيتسكاوي'</text:p>
      <text:p text:style-name="P1">Possesive form for 'فولوفيتس، زاكارباتسكا' is 'فولوفيتس، زاكارباتسكاوي'</text:p>
      <text:p text:style-name="P1">Possesive form for 'فولوكا، تشيرنيفيتسكا' is 'فولوكا، تشيرنيفيتسكاوي'</text:p>
      <text:p text:style-name="P1">Possesive form for 'فوهليار، دونيتسكا' is 'فوهليار، دونيتسكاوي'</text:p>
      <text:p text:style-name="P1">Possesive form for 'فوهليدار، دونيتسكا' is 'فوهليدار، دونيتسكاوي'</text:p>
      <text:p text:style-name="P1">Possesive form for 'فوهليهيرسك، دونيتسكا' is 'فوهليهيرسك، دونيتسكاوي'</text:p>
      <text:p text:style-name="P1">Possesive form for 'فويكوفسكيي، دونيتسكا' is 'فويكوفسكيي، دونيتسكاوي'</text:p>
      <text:p text:style-name="P1">Possesive form for 'فويكوفي، دونيتسكا' is 'فويكوفي، دونيتسكاوي'</text:p>
      <text:p text:style-name="P1">Possesive form for 'فويكوفي، كريم' is 'فويكوفي، كريمي'</text:p>
      <text:p text:style-name="P1">Possesive form for 'فوينيليف، إفانو-فرانكيفسكا' is 'فوينيليف، إفانو-فرانكيفسكاوي'</text:p>
      <text:p text:style-name="P1">Possesive form for 'فوينيليف، إفانو' is 'فوينيليف، إفانوي'</text:p>
      <text:p text:style-name="P1"><text:soft-page-break/>Possesive form for 'فويينكا، كريم' is 'فويينكا، كريمي'</text:p>
      <text:p text:style-name="P1">Possesive form for 'فيباسني، أوديسكا' is 'فيباسني، أوديسكاوي'</text:p>
      <text:p text:style-name="P1">Possesive form for 'فيدرادني، كريم' is 'فيدرادني، كريمي'</text:p>
      <text:p text:style-name="P1">Possesive form for 'فيربكي، دنيبروبيتروفسكا' is 'فيربكي، دنيبروبيتروفسكاوي'</text:p>
      <text:p text:style-name="P1">Possesive form for 'فيربوفيتس، إفانو-فرانكيفسكا' is 'فيربوفيتس، إفانو-فرانكيفسكاوي'</text:p>
      <text:p text:style-name="P1">Possesive form for 'فيربوفيتس، إفانو' is 'فيربوفيتس، إفانوي'</text:p>
      <text:p text:style-name="P1">Possesive form for 'فيربيفكا، كاركيفسكا' is 'فيربيفكا، كاركيفسكاوي'</text:p>
      <text:p text:style-name="P1">Possesive form for 'فيرتيييفكا، تشيرنيهيفسكا' is 'فيرتيييفكا، تشيرنيهيفسكاوي'</text:p>
      <text:p text:style-name="P1">Possesive form for 'فيركنوتوريتسكي، دونيتسكا' is 'فيركنوتوريتسكي، دونيتسكاوي'</text:p>
      <text:p text:style-name="P1">Possesive form for 'فيركنودنيبروفسك' is 'فيركنودنيبروفسكي'</text:p>
      <text:p text:style-name="P1">Possesive form for 'فيركني بيتريفتسي، تشيرنيفيتسكا' is 'فيركني بيتريفتسي، تشيرنيفيتسكاوي'</text:p>
      <text:p text:style-name="P1">Possesive form for 'فيركني سينوفيدني، لفيفسكا' is 'فيركني سينوفيدني، لفيفسكاوي'</text:p>
      <text:p text:style-name="P1">Possesive form for 'فيركني فودياني، زاكارباتسكا' is 'فيركني فودياني، زاكارباتسكاوي'</text:p>
      <text:p text:style-name="P1">Possesive form for 'فيركنيا سيروفاتكا، سومسكا' is 'فيركنيا سيروفاتكا، سومسكاوي'</text:p>
      <text:p text:style-name="P1">Possesive form for 'فيركنياتشكا، تشيركاسكا' is 'فيركنياتشكا، تشيركاسكاوي'</text:p>
      <text:p text:style-name="P1">Possesive form for 'فيركنيي روهاتشيك، كيرسونسكا' is 'فيركنيي روهاتشيك، كيرسونسكاوي'</text:p>
      <text:p text:style-name="P1">Possesive form for 'فيركنيي ناهولتشيك، لوهانسكا' is 'فيركنيي ناهولتشيك، لوهانسكاوي'</text:p>
      <text:p text:style-name="P1">Possesive form for 'فيركوفينا، إفانو-فرانكيفسكا' is 'فيركوفينا، إفانو-فرانكيفسكاوي'</text:p>
      <text:p text:style-name="P1">Possesive form for 'فيركوفينا، إفانو' is 'فيركوفينا، إفانوي'</text:p>
      <text:p text:style-name="P1">Possesive form for 'فيركيفتسيفي، دنيبروبيتروفسكا' is 'فيركيفتسيفي، دنيبروبيتروفسكاوي'</text:p>
      <text:p text:style-name="P1">Possesive form for 'فيرهوليفكا، لوهانسكا' is 'فيرهوليفكا، لوهانسكاوي'</text:p>
      <text:p text:style-name="P1">Possesive form for 'فيرينتشانكا، تشيرنيفيتسكا' is 'فيرينتشانكا، تشيرنيفيتسكاوي'</text:p>
      <text:p text:style-name="P1">Possesive form for 'فيزهنيتسيا، تشيرنيفيتسكا' is 'فيزهنيتسيا، تشيرنيفيتسكاوي'</text:p>
      <text:p text:style-name="P1">Possesive form for 'فيسوكوبيليا، كيرسونسكا' is 'فيسوكوبيليا، كيرسونسكاوي'</text:p>
      <text:p text:style-name="P1">Possesive form for 'فيسوكي، دونيتسكا' is 'فيسوكي، دونيتسكاوي'</text:p>
      <text:p text:style-name="P1">Possesive form for 'فيسوكيي، كاركيفسكا' is 'فيسوكيي، كاركيفسكاوي'</text:p>
      <text:p text:style-name="P1">Possesive form for 'فيسيلي، زابوريزكا' is 'فيسيلي، زابوريزكاوي'</text:p>
      <text:p text:style-name="P1">Possesive form for 'فيسيلينوفي، ميكولاييفسكا' is 'فيسيلينوفي، ميكولاييفسكاوي'</text:p>
      <text:p text:style-name="P1">Possesive form for 'فيشكوفو، زاكارباتسكا' is 'فيشكوفو، زاكارباتسكاوي'</text:p>
      <text:p text:style-name="P1">Possesive form for 'فيشنيفي، دنيبروبيتروفسكا' is 'فيشنيفي، دنيبروبيتروفسكاوي'</text:p>
      <text:p text:style-name="P1">Possesive form for 'فيشنيفي، دونيتسكا' is 'فيشنيفي، دونيتسكاوي'</text:p>
      <text:p text:style-name="P1">Possesive form for 'فيشنيفي، كيييفسكا' is 'فيشنيفي، كيييفسكاوي'</text:p>
      <text:p text:style-name="P1">Possesive form for 'فيشنيفيتس، تيرنوبيلسكا' is 'فيشنيفيتس، تيرنوبيلسكاوي'</text:p>
      <text:p text:style-name="P1">Possesive form for 'فيشهورود، كيييفسكا' is 'فيشهورود، كيييفسكاوي'</text:p>
      <text:p text:style-name="P1">Possesive form for 'فيلاين، كريم' is 'فيلاين، كريمي'</text:p>
      <text:p text:style-name="P1">Possesive form for 'فيلتشا، كاركيفسكا' is 'فيلتشا، كاركيفسكاوي'</text:p>
      <text:p text:style-name="P1">Possesive form for 'فيلشانا، تشيركاسكا' is 'فيلشانا، تشيركاسكاوي'</text:p>
      <text:p text:style-name="P1">Possesive form for 'فيلشانكا، كيروفوهرادسكا' is 'فيلشانكا، كيروفوهرادسكاوي'</text:p>
      <text:p text:style-name="P1">Possesive form for 'فيلشاني، كاركيفسكا' is 'فيلشاني، كاركيفسكاوي'</text:p>
      <text:p text:style-name="P1">Possesive form for 'فيلكوفي، أوديسكا' is 'فيلكوفي، أوديسكاوي'</text:p>
      <text:p text:style-name="P1">Possesive form for 'فيلكوفي، لوهانسكا' is 'فيلكوفي، لوهانسكاوي'</text:p>
      <text:p text:style-name="P1">Possesive form for 'فيلكوفيتس، تشيركاسكا' is 'فيلكوفيتس، تشيركاسكاوي'</text:p>
      <text:p text:style-name="P1">Possesive form for 'فيلكيفتسي، زاكارباتسكا' is 'فيلكيفتسي، زاكارباتسكاوي'</text:p>
      <text:p text:style-name="P1">Possesive form for 'فيلكيفكا، دونيتسكا' is 'فيلكيفكا، دونيتسكاوي'</text:p>
      <text:p text:style-name="P1">Possesive form for 'فيلنوهيرسك، دنيبروبيتروفسكا' is 'فيلنوهيرسك، دنيبروبيتروفسكاوي'</text:p>
      <text:p text:style-name="P1">Possesive form for 'فيلني، كريم' is 'فيلني، كريمي'</text:p>
      <text:p text:style-name="P1">Possesive form for 'فيلنيانسك، زابوريزكا' is 'فيلنيانسك، زابوريزكاوي'</text:p>
      <text:p text:style-name="P1">Possesive form for 'فيلوك، زاكارباتسكا' is 'فيلوك، زاكارباتسكاوي'</text:p>
      <text:p text:style-name="P1"><text:soft-page-break/>Possesive form for 'فيلياتينو، زاكارباتسكا' is 'فيلياتينو، زاكارباتسكاوي'</text:p>
      <text:p text:style-name="P1">Possesive form for 'فيليك أوريكوفي، دونيتسكا' is 'فيليك أوريكوفي، دونيتسكاوي'</text:p>
      <text:p text:style-name="P1">Possesive form for 'فيليكا باهاتشكا، بولتافسكا' is 'فيليكا باهاتشكا، بولتافسكاوي'</text:p>
      <text:p text:style-name="P1">Possesive form for 'فيليكا بيساريفكا، سومسكا' is 'فيليكا بيساريفكا، سومسكاوي'</text:p>
      <text:p text:style-name="P1">Possesive form for 'فيليكا بيلوزيركا، زابوريزكا' is 'فيليكا بيلوزيركا، زابوريزكاوي'</text:p>
      <text:p text:style-name="P1">Possesive form for 'فيليكا دوبرون، زاكارباتسكا' is 'فيليكا دوبرون، زاكارباتسكاوي'</text:p>
      <text:p text:style-name="P1">Possesive form for 'فيليكا ديميركا، كيييفسكا' is 'فيليكا ديميركا، كيييفسكاوي'</text:p>
      <text:p text:style-name="P1">Possesive form for 'فيليكا زناميانكا، زابوريزكا' is 'فيليكا زناميانكا، زابوريزكاوي'</text:p>
      <text:p text:style-name="P1">Possesive form for 'فيليكا كوبانيا، زاكارباتسكا' is 'فيليكا كوبانيا، زاكارباتسكاوي'</text:p>
      <text:p text:style-name="P1">Possesive form for 'فيليكا كيسنيتسيا، فينيتسكا' is 'فيليكا كيسنيتسيا، فينيتسكاوي'</text:p>
      <text:p text:style-name="P1">Possesive form for 'فيليكا ليبيتيكا، كيرسونسكا' is 'فيليكا ليبيتيكا، كيرسونسكاوي'</text:p>
      <text:p text:style-name="P1">Possesive form for 'فيليكا ميكايليفكا، أوديسكا' is 'فيليكا ميكايليفكا، أوديسكاوي'</text:p>
      <text:p text:style-name="P1">Possesive form for 'فيليكا نوفوسيلكا، دونيتسكا' is 'فيليكا نوفوسيلكا، دونيتسكاوي'</text:p>
      <text:p text:style-name="P1">Possesive form for 'فيليكوبلوسكي، أوديسكا' is 'فيليكوبلوسكي، أوديسكاوي'</text:p>
      <text:p text:style-name="P1">Possesive form for 'فيليكودولينسكي، أوديسكا' is 'فيليكودولينسكي، أوديسكاوي'</text:p>
      <text:p text:style-name="P1">Possesive form for 'فيليكوكاميانكا، لوهانسكا' is 'فيليكوكاميانكا، لوهانسكاوي'</text:p>
      <text:p text:style-name="P1">Possesive form for 'فيليكي بيركي، تيرنوبيلسكا' is 'فيليكي بيركي، تيرنوبيلسكاوي'</text:p>
      <text:p text:style-name="P1">Possesive form for 'فيليكي سوروتشينتسي، بولتافسكا' is 'فيليكي سوروتشينتسي، بولتافسكاوي'</text:p>
      <text:p text:style-name="P1">Possesive form for 'فيليكي كوباني، كيرسونسكا' is 'فيليكي كوباني، كيرسونسكاوي'</text:p>
      <text:p text:style-name="P1">Possesive form for 'فيليكي كوروفينتسي، زهيتوميرسكا' is 'فيليكي كوروفينتسي، زهيتوميرسكاوي'</text:p>
      <text:p text:style-name="P1">Possesive form for 'فيليكي كومياتي، زاكارباتسكا' is 'فيليكي كومياتي، زاكارباتسكاوي'</text:p>
      <text:p text:style-name="P1">Possesive form for 'فيليكي لوتشكي، زاكارباتسكا' is 'فيليكي لوتشكي، زاكارباتسكاوي'</text:p>
      <text:p text:style-name="P1">Possesive form for 'فيليكي موستي، لفيفسكا' is 'فيليكي موستي، لفيفسكاوي'</text:p>
      <text:p text:style-name="P1">Possesive form for 'فيليكي هايي، تيرنوبيلسكا' is 'فيليكي هايي، تيرنوبيلسكاوي'</text:p>
      <text:p text:style-name="P1">Possesive form for 'فيليكيي بورلوك، كاركيفسكا' is 'فيليكيي بورلوك، كاركيفسكاوي'</text:p>
      <text:p text:style-name="P1">Possesive form for 'فيليكيي بيتشكيف، زاكارباتسكا' is 'فيليكيي بيتشكيف، زاكارباتسكاوي'</text:p>
      <text:p text:style-name="P1">Possesive form for 'فيليكيي بيريزنيي، زاكارباتسكا' is 'فيليكيي بيريزنيي، زاكارباتسكاوي'</text:p>
      <text:p text:style-name="P1">Possesive form for 'فيليكيي دالنيك، أوديسكا' is 'فيليكيي دالنيك، أوديسكاوي'</text:p>
      <text:p text:style-name="P1">Possesive form for 'فيليكيي راكوفيتس، زاكارباتسكا' is 'فيليكيي راكوفيتس، زاكارباتسكاوي'</text:p>
      <text:p text:style-name="P1">Possesive form for 'فيليكيي كليوتشيف، إفانو' is 'فيليكيي كليوتشيف، إفانوي'</text:p>
      <text:p text:style-name="P1">Possesive form for 'فيليكيي كوتشوريف، تشيرنيفيتسكا' is 'فيليكيي كوتشوريف، تشيرنيفيتسكاوي'</text:p>
      <text:p text:style-name="P1">Possesive form for 'فيليكيي لوه، لوهانسكا' is 'فيليكيي لوه، لوهانسكاوي'</text:p>
      <text:p text:style-name="P1">Possesive form for 'فيليكيي ليوبين، لفيفسكا' is 'فيليكيي ليوبين، لفيفسكاوي'</text:p>
      <text:p text:style-name="P1">Possesive form for 'فينديتشاني، فينيتسكا' is 'فينديتشاني، فينيتسكاوي'</text:p>
      <text:p text:style-name="P1">Possesive form for 'فينكيفتسي، كميلنيتسكا' is 'فينكيفتسي، كميلنيتسكاوي'</text:p>
      <text:p text:style-name="P1">Possesive form for 'فينوهرادني، كريم' is 'فينوهرادني، كريمي'</text:p>
      <text:p text:style-name="P1">Possesive form for 'فينوهرادوفي، كيرسونسكا' is 'فينوهرادوفي، كيرسونسكاوي'</text:p>
      <text:p text:style-name="P1">Possesive form for 'فينوهراديف، زاكارباتسكا' is 'فينوهراديف، زاكارباتسكاوي'</text:p>
      <text:p text:style-name="P1">Possesive form for 'فينوهراديفكا، أوديسكا' is 'فينوهراديفكا، أوديسكاوي'</text:p>
      <text:p text:style-name="P1">Possesive form for 'فينيتسا' is 'فينيتساوي'</text:p>
      <text:p text:style-name="P1">Possesive form for 'فينيتسكي كوتوري، فينيتسكا' is 'فينيتسكي كوتوري، فينيتسكاوي'</text:p>
      <text:p text:style-name="P1">Possesive form for 'فينيتسيا، فينيتسكا' is 'فينيتسيا، فينيتسكاوي'</text:p>
      <text:p text:style-name="P1">Possesive form for 'فينيكي، لفيفسكا' is 'فينيكي، لفيفسكاوي'</text:p>
      <text:p text:style-name="P1">Possesive form for 'فيهودا، أوديسكا' is 'فيهودا، أوديسكاوي'</text:p>
      <text:p text:style-name="P1">Possesive form for 'فيهودا، إفانو-فرانكيفسكا' is 'فيهودا، إفانو-فرانكيفسكاوي'</text:p>
      <text:p text:style-name="P1">Possesive form for 'فيهودا، إفانو' is 'فيهودا، إفانوي'</text:p>
      <text:p text:style-name="P1">Possesive form for 'فييتيفتسي، كميلنيتسكا' is 'فييتيفتسي، كميلنيتسكاوي'</text:p>
      <text:p text:style-name="P1">Possesive form for 'فييتيفكا، فينيتسكا' is 'فييتيفكا، فينيتسكاوي'</text:p>
      <text:p text:style-name="P1"><text:soft-page-break/>Possesive form for 'كريفي ريه' is 'كريفي ريهي'</text:p>
      <text:p text:style-name="P1">Possesive form for 'كييف' is 'كييفي'</text:p>
      <text:p text:style-name="P1">Possesive form for 'لفيف' is 'لفيفي'</text:p>
      <text:p text:style-name="P1">Possesive form for 'مروبل' is 'مروبلي'</text:p>
      <text:p text:style-name="P1">Possesive form for 'ميكولايف' is 'ميكولايفي'</text:p>
      <text:p text:style-name="P1">Possesive form for 'هات، زاكارباتسكا' is 'هات، زاكارباتسكاوي'</text:p>
      <text:p text:style-name="P1">Possesive form for 'هاتني، كيييفسكا' is 'هاتني، كيييفسكاوي'</text:p>
      <text:p text:style-name="P1">Possesive form for 'هادياتش، بولتافسكا' is 'هادياتش، بولتافسكاوي'</text:p>
      <text:p text:style-name="P1">Possesive form for 'هاسبرا، كريم' is 'هاسبرا، كريمي'</text:p>
      <text:p text:style-name="P1">Possesive form for 'هافريليفكا، كيييفسكا' is 'هافريليفكا، كيييفسكاوي'</text:p>
      <text:p text:style-name="P1">Possesive form for 'هاليتش، إفانو-فرانكيفسكا' is 'هاليتش، إفانو-فرانكيفسكاوي'</text:p>
      <text:p text:style-name="P1">Possesive form for 'هاليتش، إفانو' is 'هاليتش، إفانوي'</text:p>
      <text:p text:style-name="P1">Possesive form for 'هانيتشي، زاكارباتسكا' is 'هانيتشي، زاكارباتسكاوي'</text:p>
      <text:p text:style-name="P1">Possesive form for 'هانيفكا، لوهانسكا' is 'هانيفكا، لوهانسكاوي'</text:p>
      <text:p text:style-name="P1">Possesive form for 'هايسين، فينيتسكا' is 'هايسين، فينيتسكاوي'</text:p>
      <text:p text:style-name="P1">Possesive form for 'هايفورون، كيروفوهرادسكا' is 'هايفورون، كيروفوهرادسكاوي'</text:p>
      <text:p text:style-name="P1">Possesive form for 'هراديزك، بولتافسكا' is 'هراديزك، بولتافسكاوي'</text:p>
      <text:p text:style-name="P1">Possesive form for 'هرادينيتسي، أوديسكا' is 'هرادينيتسي، أوديسكاوي'</text:p>
      <text:p text:style-name="P1">Possesive form for 'هرانيتني، دونيتسكا' is 'هرانيتني، دونيتسكاوي'</text:p>
      <text:p text:style-name="P1">Possesive form for 'هرانيتني، زهيتوميرسكا' is 'هرانيتني، زهيتوميرسكاوي'</text:p>
      <text:p text:style-name="P1">Possesive form for 'هروديفكا، دونيتسكا' is 'هروديفكا، دونيتسكاوي'</text:p>
      <text:p text:style-name="P1">Possesive form for 'هروزكو-زوريانسكي، دونيتسكا' is 'هروزكو-زوريانسكي، دونيتسكاوي'</text:p>
      <text:p text:style-name="P1">Possesive form for 'هروزكو' is 'هروزكوي'</text:p>
      <text:p text:style-name="P1">Possesive form for 'هروزكو-لوميفكا، دونيتسكا' is 'هروزكو-لوميفكا، دونيتسكاوي'</text:p>
      <text:p text:style-name="P1">Possesive form for 'هروزكو' is 'هروزكوي'</text:p>
      <text:p text:style-name="P1">Possesive form for 'هروشوفو، زاكارباتسكا' is 'هروشوفو، زاكارباتسكاوي'</text:p>
      <text:p text:style-name="P1">Possesive form for 'هروشوفي، لوهانسكا' is 'هروشوفي، لوهانسكاوي'</text:p>
      <text:p text:style-name="P1">Possesive form for 'هريبينكا، بولتافسكا' is 'هريبينكا، بولتافسكاوي'</text:p>
      <text:p text:style-name="P1">Possesive form for 'هريبينكي، كيييفسكا' is 'هريبينكي، كيييفسكاوي'</text:p>
      <text:p text:style-name="P1">Possesive form for 'هريتسيف، كميلنيتسكا' is 'هريتسيف، كميلنيتسكاوي'</text:p>
      <text:p text:style-name="P1">Possesive form for 'هريسيفسكي، كريم' is 'هريسيفسكي، كريمي'</text:p>
      <text:p text:style-name="P1">Possesive form for 'هريشكيفتسي، زهيتوميرسكا' is 'هريشكيفتسي، زهيتوميرسكاوي'</text:p>
      <text:p text:style-name="P1">Possesive form for 'هريمايليف، تيرنوبيلسكا' is 'هريمايليف، تيرنوبيلسكاوي'</text:p>
      <text:p text:style-name="P1">Possesive form for 'هفاردييسكي، دنيبروبيتروفسكا' is 'هفاردييسكي، دنيبروبيتروفسكاوي'</text:p>
      <text:p text:style-name="P1">Possesive form for 'هفاردييسكي، كريم' is 'هفاردييسكي، كريمي'</text:p>
      <text:p text:style-name="P1">Possesive form for 'هفيزد، إفانو-فرانكيفسكا' is 'هفيزد، إفانو-فرانكيفسكاوي'</text:p>
      <text:p text:style-name="P1">Possesive form for 'هفيزد، إفانو' is 'هفيزد، إفانوي'</text:p>
      <text:p text:style-name="P1">Possesive form for 'هفيزديتس، إفانو-فرانكيفسكا' is 'هفيزديتس، إفانو-فرانكيفسكاوي'</text:p>
      <text:p text:style-name="P1">Possesive form for 'هفيزديتس، إفانو' is 'هفيزديتس، إفانوي'</text:p>
      <text:p text:style-name="P1">Possesive form for 'هلوبيني، بولتافسكا' is 'هلوبيني، بولتافسكاوي'</text:p>
      <text:p text:style-name="P1">Possesive form for 'هلوكيف، سومسكا' is 'هلوكيف، سومسكاوي'</text:p>
      <text:p text:style-name="P1">Possesive form for 'هلوكيفتسي، فينيتسكا' is 'هلوكيفتسي، فينيتسكاوي'</text:p>
      <text:p text:style-name="P1">Possesive form for 'هليبوكا، تشيرنيفيتسكا' is 'هليبوكا، تشيرنيفيتسكاوي'</text:p>
      <text:p text:style-name="P1">Possesive form for 'هليبوكيي بوتيك، زاكارباتسكا' is 'هليبوكيي بوتيك، زاكارباتسكاوي'</text:p>
      <text:p text:style-name="P1">Possesive form for 'هليبوكيي، لوهانسكا' is 'هليبوكيي، لوهانسكاوي'</text:p>
      <text:p text:style-name="P1">Possesive form for 'هليفاكا، كيييفسكا' is 'هليفاكا، كيييفسكاوي'</text:p>
      <text:p text:style-name="P1">Possesive form for 'هلينياني، لفيفسكا' is 'هلينياني، لفيفسكاوي'</text:p>
      <text:p text:style-name="P1">Possesive form for 'هنيزديتشيف، لفيفسكا' is 'هنيزديتشيف، لفيفسكاوي'</text:p>
      <text:p text:style-name="P1"><text:soft-page-break/>Possesive form for 'هنيفان، فينيتسكا' is 'هنيفان، فينيتسكاوي'</text:p>
      <text:p text:style-name="P1">Possesive form for 'هوبينيكا، دنيبروبيتروفسكا' is 'هوبينيكا، دنيبروبيتروفسكاوي'</text:p>
      <text:p text:style-name="P1">Possesive form for 'هوتي، كاركيفسكا' is 'هوتي، كاركيفسكاوي'</text:p>
      <text:p text:style-name="P1">Possesive form for 'هورا، كيييفسكا' is 'هورا، كيييفسكاوي'</text:p>
      <text:p text:style-name="P1">Possesive form for 'هورباتشيفو' is 'هورباتشيفوي'</text:p>
      <text:p text:style-name="P1">Possesive form for 'هورزوف، كريم' is 'هورزوف، كريمي'</text:p>
      <text:p text:style-name="P1">Possesive form for 'هورليفكا، دونيتسكا' is 'هورليفكا، دونيتسكاوي'</text:p>
      <text:p text:style-name="P1">Possesive form for 'هورنوستاييفكا، كيرسونسكا' is 'هورنوستاييفكا، كيرسونسكاوي'</text:p>
      <text:p text:style-name="P1">Possesive form for 'هورودكيفكا، فينيتسكا' is 'هورودكيفكا، فينيتسكاوي'</text:p>
      <text:p text:style-name="P1">Possesive form for 'هورودنيا، تشيرنيهيفسكا' is 'هورودنيا، تشيرنيهيفسكاوي'</text:p>
      <text:p text:style-name="P1">Possesive form for 'هورودنيتسيا، زهيتوميرسكا' is 'هورودنيتسيا، زهيتوميرسكاوي'</text:p>
      <text:p text:style-name="P1">Possesive form for 'هورودنيي، أوديسكا' is 'هورودنيي، أوديسكاوي'</text:p>
      <text:p text:style-name="P1">Possesive form for 'هورودوك، كميلنيتسكا' is 'هورودوك، كميلنيتسكاوي'</text:p>
      <text:p text:style-name="P1">Possesive form for 'هورودوك، لفيفسكا' is 'هورودوك، لفيفسكاوي'</text:p>
      <text:p text:style-name="P1">Possesive form for 'هوروديشتشي، تشيركاسكا' is 'هوروديشتشي، تشيركاسكاوي'</text:p>
      <text:p text:style-name="P1">Possesive form for 'هوروديشتشي، ريفنينسكا' is 'هوروديشتشي، ريفنينسكاوي'</text:p>
      <text:p text:style-name="P1">Possesive form for 'هوروديشتشي، لوهانسكا' is 'هوروديشتشي، لوهانسكاوي'</text:p>
      <text:p text:style-name="P1">Possesive form for 'هورودينكا، إفانو-فرانكيفسكا' is 'هورودينكا، إفانو-فرانكيفسكاوي'</text:p>
      <text:p text:style-name="P1">Possesive form for 'هورودينكا، إفانو' is 'هورودينكا، إفانوي'</text:p>
      <text:p text:style-name="P1">Possesive form for 'هوروكيف، فولينسكا' is 'هوروكيف، فولينسكاوي'</text:p>
      <text:p text:style-name="P1">Possesive form for 'هوروندا، زاكارباتسكا' is 'هوروندا، زاكارباتسكاوي'</text:p>
      <text:p text:style-name="P1">Possesive form for 'هورينتشوفو، زاكارباتسكا' is 'هورينتشوفو، زاكارباتسكاوي'</text:p>
      <text:p text:style-name="P1">Possesive form for 'هورينكا، كيييفسكا' is 'هورينكا، كيييفسكاوي'</text:p>
      <text:p text:style-name="P1">Possesive form for 'هوستري، دونيتسكا' is 'هوستري، دونيتسكاوي'</text:p>
      <text:p text:style-name="P1">Possesive form for 'هوستوميل، كيييفسكا' is 'هوستوميل، كيييفسكاوي'</text:p>
      <text:p text:style-name="P1">Possesive form for 'هوسياتين، تيرنوبيلسكا' is 'هوسياتين، تيرنوبيلسكاوي'</text:p>
      <text:p text:style-name="P1">Possesive form for 'هوشتشا، ريفنينسكا' is 'هوشتشا، ريفنينسكاوي'</text:p>
      <text:p text:style-name="P1">Possesive form for 'هولا بريستان، كيرسونسكا' is 'هولا بريستان، كيرسونسكاوي'</text:p>
      <text:p text:style-name="P1">Possesive form for 'هولموفسكي، دونيتسكا' is 'هولموفسكي، دونيتسكاوي'</text:p>
      <text:p text:style-name="P1">Possesive form for 'هولوبا زاتوكا ' is 'هولوبا زاتوكا ي'</text:p>
      <text:p text:style-name="P1">Possesive form for 'هولوبي، فولينسكا' is 'هولوبي، فولينسكاوي'</text:p>
      <text:p text:style-name="P1">Possesive form for 'هولوبيفكا، دنيبروبيتروفسكا' is 'هولوبيفكا، دنيبروبيتروفسكاوي'</text:p>
      <text:p text:style-name="P1">Possesive form for 'هولوفانيفسك، كيروفوهرادسكا' is 'هولوفانيفسك، كيروفوهرادسكاوي'</text:p>
      <text:p text:style-name="P1">Possesive form for 'هولوفني، فولينسكا' is 'هولوفني، فولينسكاوي'</text:p>
      <text:p text:style-name="P1">Possesive form for 'هولوفيني، زهيتوميرسكا' is 'هولوفيني، زهيتوميرسكاوي'</text:p>
      <text:p text:style-name="P1">Possesive form for 'هوليايبولي، زابوريزكا' is 'هوليايبولي، زابوريزكاوي'</text:p>
      <text:p text:style-name="P1">Possesive form for 'هولين، إفانو-فرانكيفسكا' is 'هولين، إفانو-فرانكيفسكاوي'</text:p>
      <text:p text:style-name="P1">Possesive form for 'هولين، إفانو' is 'هولين، إفانوي'</text:p>
      <text:p text:style-name="P1">Possesive form for 'هونتشاريفسكي، تشيرنيهيفسكا' is 'هونتشاريفسكي، تشيرنيهيفسكاوي'</text:p>
      <text:p text:style-name="P1">Possesive form for 'هوهوليف، كيييفسكا' is 'هوهوليف، كيييفسكاوي'</text:p>
      <text:p text:style-name="P1">Possesive form for 'هوهوليفي، بولتافسكا' is 'هوهوليفي، بولتافسكاوي'</text:p>
      <text:p text:style-name="P1">Possesive form for 'هويفا، زهيتوميرسكا' is 'هويفا، زهيتوميرسكاوي'</text:p>
      <text:p text:style-name="P1">Possesive form for 'هيرتسا، تشيرنيفيتسكا' is 'هيرتسا، تشيرنيفيتسكاوي'</text:p>
      <text:p text:style-name="P1">Possesive form for 'هيرسكي، لفيفسكا' is 'هيرسكي، لفيفسكاوي'</text:p>
      <text:p text:style-name="P1">Possesive form for 'هيرسكي، لوهانسكا' is 'هيرسكي، لوهانسكاوي'</text:p>
      <text:p text:style-name="P1">Possesive form for 'هيرني، دونيتسكا' is 'هيرني، دونيتسكاوي'</text:p>
      <text:p text:style-name="P1">Possesive form for 'هيرني، لوهانسكا' is 'هيرني، لوهانسكاوي'</text:p>
      <text:p text:style-name="P1">Possesive form for 'هيرنيتسكي، دنيبروبيتروفسكا' is 'هيرنيتسكي، دنيبروبيتروفسكاوي'</text:p>
      <text:p text:style-name="P1"><text:soft-page-break/>Possesive form for 'هيرنيتسكي، دونيتسكا' is 'هيرنيتسكي، دونيتسكاوي'</text:p>
      <text:p text:style-name="P1">Possesive form for 'هيرنيك، لفيفسكا' is 'هيرنيك، لفيفسكاوي'</text:p>
      <text:p text:style-name="P1">Possesive form for 'هيرنيك، لوهانسكا' is 'هيرنيك، لوهانسكاوي'</text:p>
      <text:p text:style-name="P1">Possesive form for 'هيلميازيف، تشيركاسكا' is 'هيلميازيف، تشيركاسكاوي'</text:p>
      <text:p text:style-name="P1">Possesive form for 'هينيتشيسك، كيرسونسكا' is 'هينيتشيسك، كيرسونسكاوي'</text:p>
      <text:p text:style-name="P1">Possesive form for 'هيورهيييفكا، لوهانسكا' is 'هيورهيييفكا، لوهانسكاوي'</text:p>
      <text:p text:style-name="P1">Possesive form for 'يالطا' is 'يالطاوي'</text:p>
      <text:p text:style-name="P1">Successfully processed all 619 Ukraine-أوكرانيا.txt entries</text:p>
      <text:p text:style-name="P1">Ignored Google Maps for Lebanon.txt file</text:p>
      <text:p text:style-name="Text_20_body"><office:annotation><dc:date>2010-01-20T00:00:00</dc:date><text:p>&lt;!--EndFragment--&gt;</text:p></office:annotation></text:p>
      <text:p text:style-name="Text_20_body"/>
      <text:p text:style-name="Text_20_body"/>
      <text:p text:style-name="P1"><office:annotation><dc:date>2010-01-20T00:00:00</dc:date><text:p>&lt;!--StartFragment--&gt;</text:p></office:annotation>ERROR! while adding stem: مدينة الملك عبد الله الاقتصادية'</text:p>
      <text:p text:style-name="P1">ERROR! while adding stem: ملحق:قائمة المدن التاريخية في سورية'</text:p>
      <text:p text:style-name="P1">ERROR! while adding stem: أركونتوكوريون، أيتوليا كي أكارنانيا'</text:p>
      <text:p text:style-name="P1">ERROR! while adding stem: أمفيلوكيا، أيتوليا كي أكارنانيا'</text:p>
      <text:p text:style-name="P1">ERROR! while adding stem: أنتيرريون، أيتوليا كي أكارنانيا'</text:p>
      <text:p text:style-name="P1">ERROR! while adding stem: أنجلوكاسترون، أيتوليا كي أكارنانيا'</text:p>
      <text:p text:style-name="P1">ERROR! while adding stem: أيتوليكون، أيتوليا كي أكارنانيا'</text:p>
      <text:p text:style-name="P1">ERROR! while adding stem: أييوس كونستانتينوس، أيتوليا كي أكارنانيا'</text:p>
      <text:p text:style-name="P1">ERROR! while adding stem: أييوس نيكولاوس، أيتوليا كي أكارنانيا'</text:p>
      <text:p text:style-name="P1">ERROR! while adding stem: إوينوكوريون، أيتوليا كي أكارنانيا'</text:p>
      <text:p text:style-name="P1">ERROR! while adding stem: بابباداتي، أيتوليا كي أكارنانيا'</text:p>
      <text:p text:style-name="P1">ERROR! while adding stem: باليامبيلا، أيتوليا كي أكارنانيا'</text:p>
      <text:p text:style-name="P1">ERROR! while adding stem: باليومانينا، أيتوليا كي أكارنانيا'</text:p>
      <text:p text:style-name="P1">ERROR! while adding stem: بانيتوليون، أيتوليا كي أكارنانيا'</text:p>
      <text:p text:style-name="P1">ERROR! while adding stem: بينتالوفون، أيتوليا كي أكارنانيا'</text:p>
      <text:p text:style-name="P1">ERROR! while adding stem: تريانتييكا، أيتوليا كي أكارنانيا'</text:p>
      <text:p text:style-name="P1">ERROR! while adding stem: غراماتيكو، أيتوليا كي أكارنانيا'</text:p>
      <text:p text:style-name="P1">ERROR! while adding stem: كينورييون، أيتوليا كي أكارنانيا'</text:p>
      <text:p text:style-name="P1">ERROR! while adding stem: ماتارانكا، أيتوليا كي أكارنانيا'</text:p>
      <text:p text:style-name="P1">ERROR! while adding stem: موناستيراكيون، أيتوليا كي أكارنانيا'</text:p>
      <text:p text:style-name="P1">ERROR! while adding stem: ميغالي كورا، أيتوليا كي أكارنانيا'</text:p>
      <text:p text:style-name="P1">ERROR! while adding stem: نيوكوريون، أيتوليا كي أكارنانيا'</text:p>
      <text:p text:style-name="P1">ERROR! while adding stem: دولنا بانجيكا، موسكوفسكاجا أوبلاست'</text:p>
      <text:p text:style-name="P1">ERROR! Duplicate entry 'Ø£ÙØ²Ø§ÙÙØ±Ø³ÙØ ØªØ´ÙÙÙØ§Ø¨ÙÙØ³Ù Ø£ÙØ¨ÙØ§Ø³Øª' for key 2 QMYSQL: Unable to execute query</text:p>
      <text:p text:style-name="P1">STATEMENT WAS: INSERT INTO stem(name, grammar_stem_id,sources) VALUES('أوزايورسك، تشيليابينسك أوبلاستي',NULL, '')</text:p>
      <text:p text:style-name="P1">ERROR! while adding Possessive: أوزايورسك، تشيليابينسك أوبلاست'</text:p>
      <text:p text:style-name="P1">ERROR! Duplicate entry 'Ø£ÙØ²Ø§ÙÙØ±Ø³ÙØ ÙØ§ÙÙÙÙÙØºØ±Ø§Ø¯ Ø£ÙØ¨ÙØ§Ø³Øª' for key 2 QMYSQL: Unable to execute query</text:p>
      <text:p text:style-name="P1">STATEMENT WAS: INSERT INTO stem(name, grammar_stem_id,sources) VALUES('أوزايورسك، كالينينغراد أوبلاستي',NULL, '')</text:p>
      <text:p text:style-name="P1">ERROR! while adding Possessive: أوزايورسك، كالينينغراد أوبلاست'</text:p>
      <text:p text:style-name="P1">ERROR! while adding stem: بلاغوفيشتشينسك، جمهورية باشكورتوستان'</text:p>
      <text:p text:style-name="P1">ERROR! while adding stem: بيريوزوفسكي، سفيردلوفسك أوبلاست'</text:p>
      <text:p text:style-name="P1"><text:soft-page-break/>ERROR! while adding stem: رادوجني، أوكروغ خانتي-مانسي الذاتية'</text:p>
      <text:p text:style-name="P1">ERROR! while adding stem: سوفتسكاي، أوكروغ خانتي-مانسي الذاتية'</text:p>
      <text:p text:style-name="P1">ERROR! while adding stem: كراسنولوبدسك، فولغوغراد أوبلاست'</text:p>
      <text:p text:style-name="P1">ERROR! Duplicate entry 'ÙÙØ®Ø§ÙÙÙÙÙØ§Ø Ø³ÙÙØ±Ø¯ÙÙÙØ³Ù Ø£ÙØ¨ÙØ§Ø³Øª' for key 2 QMYSQL: Unable to execute query</text:p>
      <text:p text:style-name="P1">STATEMENT WAS: INSERT INTO stem(name, grammar_stem_id,sources) VALUES('ميخايلوفكا، سفيردلوفسك أوبلاستي',NULL, '')</text:p>
      <text:p text:style-name="P1">ERROR! while adding Possessive: ميخايلوفكا، سفيردلوفسك أوبلاست'</text:p>
      <text:p text:style-name="P1">ERROR! while adding Possessive: باكو بيتروفو سيلو، جوزنو-باكا'</text:p>
      <text:p text:style-name="P1">ERROR! while adding stem: باناتسكو نوفو سيلو، جوزنو-بانات'</text:p>
      <text:p text:style-name="P1">ERROR! Duplicate entry 'Ø¨Ø§ÙØ§ØªØ³ÙÙ ÙØ§Ø±ÙÙÙØ§ÙØ Ø¬ÙØ²ÙÙ-Ø¨Ø§ÙØ§Øª' for key 2 QMYSQL: Unable to execute query</text:p>
      <text:p text:style-name="P1">STATEMENT WAS: INSERT INTO stem(name, grammar_stem_id,sources) VALUES('باناتسكي كارلوفاك، جوزنو-باناتي',NULL, '')</text:p>
      <text:p text:style-name="P1">ERROR! while adding Possessive: باناتسكي كارلوفاك، جوزنو-بانات'</text:p>
      <text:p text:style-name="P1">ERROR! while adding stem: بانيليف-بيدهيرنيي، تشيرنيفيتسكا'</text:p>
      <text:p text:style-name="P1">ERROR! while adding stem: بروشنيف-وسادا، إفانو-فرانكيفسكا'</text:p>
      <text:p text:style-name="P1">ERROR! while adding Possessive: بوكاتشيفتسي، إفانو-فرانكيفسكا'</text:p>
      <text:p text:style-name="P1">ERROR! Duplicate entry 'Ø¨ÙÙÙØ±ÙØ¯ØªØ´Ø§ÙÙØ Ø¥ÙØ§ÙÙ-ÙØ±Ø§ÙÙÙÙØ³ÙØ§' for key 2 QMYSQL: Unable to execute query</text:p>
      <text:p text:style-name="P1">STATEMENT WAS: INSERT INTO stem(name, grammar_stem_id,sources) VALUES('بوهورودتشاني، إفانو-فرانكيفسكاوي',NULL, '')</text:p>
      <text:p text:style-name="P1">ERROR! while adding Possessive: بوهورودتشاني، إفانو-فرانكيفسكا'</text:p>
      <text:p text:style-name="P1">ERROR! Duplicate entry 'Ø¨ÙÙÙÙØ±ÙØ¯-Ø¯ÙÙØ³ØªØ±ÙÙØ³ÙÙÙØ Ø£ÙØ¯ÙØ³ÙØ§' for key 2 QMYSQL: Unable to execute query</text:p>
      <text:p text:style-name="P1">STATEMENT WAS: INSERT INTO stem(name, grammar_stem_id,sources) VALUES('بيلهورود-دنيستروفسكيي، أوديسكاوي',NULL, '')</text:p>
      <text:p text:style-name="P1">ERROR! while adding Possessive: بيلهورود-دنيستروفسكيي، أوديسكا'</text:p>
      <text:p text:style-name="P1">ERROR! Duplicate entry 'Ø¨ÙÙÙ Ø£ÙØ³ÙØ§ÙÙØ Ø¥ÙØ§ÙÙ-ÙØ±Ø§ÙÙÙÙØ³ÙØ§' for key 2 QMYSQL: Unable to execute query</text:p>
      <text:p text:style-name="P1">STATEMENT WAS: INSERT INTO stem(name, grammar_stem_id,sources) VALUES('بيلي أوسلافي، إفانو-فرانكيفسكاوي',NULL, '')</text:p>
      <text:p text:style-name="P1">ERROR! while adding Possessive: بيلي أوسلافي، إفانو-فرانكيفسكا'</text:p>
      <text:p text:style-name="P1">ERROR! while adding stem: دنيبروبيتروفسك، سوفيجسكا أوبلاست'</text:p>
      <text:p text:style-name="P1">ERROR! Duplicate entry 'Ø²ÙØ§ÙÙØ§ÙÙØ§ Ø¯Ø±ÙÙØ§Ø ÙÙØ±ÙÙÙÙØ±Ø§Ø¯Ø³ÙØ§' for key 2 QMYSQL: Unable to execute query</text:p>
      <text:p text:style-name="P1">STATEMENT WAS: INSERT INTO stem(name, grammar_stem_id,sources) VALUES('زناميانكا دروها، كيروفوهرادسكاوي',NULL, '')</text:p>
      <text:p text:style-name="P1">ERROR! while adding Possessive: زناميانكا دروها، كيروفوهرادسكا'</text:p>
      <text:p text:style-name="P1">ERROR! while adding stem: فولودارسك-فولينسكيي، زهيتوميرسكا'</text:p>
      <text:p text:style-name="P1">ERROR! while adding Possessive: فولوديمير-فولينسكيي، فولينسكا'</text:p>
      <text:p text:style-name="P1">ERROR! Duplicate entry 'ÙÙØ±ÙÙÙ Ø¨ÙØªØ±ÙÙØªØ³ÙØ ØªØ´ÙØ±ÙÙÙÙØªØ³ÙØ§' for key 2 QMYSQL: Unable to execute query</text:p>
      <text:p text:style-name="P1">STATEMENT WAS: INSERT INTO stem(name, grammar_stem_id,sources) VALUES('فيركني بيتريفتسي، تشيرنيفيتسكاوي',NULL, '')</text:p>
      <text:p text:style-name="P1">ERROR! while adding Possessive: فيركني بيتريفتسي، تشيرنيفيتسكا'</text:p>
      <text:p text:style-name="P1">ERROR! while adding stem: فيشتشيتاراسيفكا، دنيبروبيتروفسكا'</text:p>
      <text:p text:style-name="P1">ERROR! while adding stem: فيليكا أوليكساندريفكا، كيرسونسكا'</text:p>
      <text:p text:style-name="P1"><text:soft-page-break/>ERROR! while adding stem: فيليكا بيريزوفيتسيا، تيرنوبيلسكا'</text:p>
      <text:p text:style-name="P1">ERROR! while adding stem: فيليكا سيفاستيانيفكا، تشيركاسكا'</text:p>
      <text:p text:style-name="P1">ERROR! while adding Possessive: فيليكي سوروتشينتسي، بولتافسكا'</text:p>
      <text:p text:style-name="P1">ERROR! Duplicate entry 'ÙÙÙÙÙÙ ÙÙØ±ÙÙÙÙØªØ³ÙØ Ø²ÙÙØªÙÙÙØ±Ø³ÙØ§' for key 2 QMYSQL: Unable to execute query</text:p>
      <text:p text:style-name="P1">STATEMENT WAS: INSERT INTO stem(name, grammar_stem_id,sources) VALUES('فيليكي كوروفينتسي، زهيتوميرسكاوي',NULL, '')</text:p>
      <text:p text:style-name="P1">ERROR! while adding Possessive: فيليكي كوروفينتسي، زهيتوميرسكا'</text:p>
      <text:p text:style-name="P1">ERROR! while adding Possessive: فيليكيي بيريزنيي، زاكارباتسكا'</text:p>
      <text:p text:style-name="P1">ERROR! while adding Possessive: فيليكيي راكوفيتس، زاكارباتسكا'</text:p>
      <text:p text:style-name="P1">ERROR! while adding stem: فيليكيي كليوتشيف، إفانو-فرانكيفسكا'</text:p>
      <text:p text:style-name="P1">ERROR! Duplicate entry 'ÙÙÙÙÙÙÙ ÙÙØªØ´ÙØ±ÙÙØ ØªØ´ÙØ±ÙÙÙÙØªØ³ÙØ§' for key 2 QMYSQL: Unable to execute query</text:p>
      <text:p text:style-name="P1">STATEMENT WAS: INSERT INTO stem(name, grammar_stem_id,sources) VALUES('فيليكيي كوتشوريف، تشيرنيفيتسكاوي',NULL, '')</text:p>
      <text:p text:style-name="P1">ERROR! while adding Possessive: فيليكيي كوتشوريف، تشيرنيفيتسكا'</text:p>
      <text:p text:style-name="P1">ERROR! while adding stem: هورباتشيفو-ميكايليفكا، دونيتسكا'</text:p>
      <text:p text:style-name="Text_20_body"><office:annotation><dc:date>2010-01-20T00:00:00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ad Makhlouta</meta:initial-creator>
    <meta:creation-date>2010-01-20T00:14:43</meta:creation-date>
    <dc:creator>Jad Makhlouta</dc:creator>
    <dc:date>2010-01-20T00:25:20</dc:date>
    <meta:editing-cycles>1</meta:editing-cycles>
    <meta:editing-duration>PT10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79" meta:paragraph-count="8537" meta:word-count="60843" meta:character-count="411342"/>
  </office:meta>
</office:document-meta>
</file>